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96mm"/>
    </style:style>
    <style:style style:name="co3" style:family="table-column">
      <style:table-column-properties fo:break-before="auto" style:column-width="26.8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12.63mm" svg:height="63.35mm" svg:x="206.86mm" svg:y="38.5mm">
            <draw:object draw:notify-on-update-of-ranges="Sheet1.K35:Sheet1.AK3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number-columns-repeated="69" table:default-cell-style-name="Default"/>
        <table:table-row table:style-name="ro1">
          <table:table-cell office:value-type="string" calcext:value-type="string">
            <text:p>Years of work</text:p>
          </table:table-cell>
          <table:table-cell office:value-type="string" calcext:value-type="string">
            <text:p>Earnings</text:p>
          </table:table-cell>
          <table:table-cell office:value-type="string" calcext:value-type="string">
            <text:p>Fees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Total savings</text:p>
          </table:table-cell>
          <table:table-cell table:style-name="Default" office:value-type="string" calcext:value-type="string">
            <text:p>Retire years</text:p>
          </table:table-cell>
          <table:table-cell office:value-type="string" calcext:value-type="string">
            <text:p>End of retirement</text:p>
          </table:table-cell>
          <table:table-cell office:value-type="string" calcext:value-type="string">
            <text:p>Current Age</text:p>
          </table:table-cell>
          <table:table-cell office:value-type="string" calcext:value-type="string">
            <text:p>Years to work</text:p>
          </table:table-cell>
          <table:table-cell office:value-type="string" calcext:value-type="string">
            <text:p>Comments</text:p>
          </table:table-cell>
          <table:table-cell table:number-columns-repeated="3"/>
          <table:table-cell office:value-type="string" calcext:value-type="string">
            <text:p>Parameters</text:p>
          </table:table-cell>
          <table:table-cell table:number-columns-repeated="6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O$2]*(POWER([.$O$12];12)-1)/([.$O$12]-1)" office:value-type="float" office:value="245451.550591946" calcext:value-type="float">
            <text:p>245451.550591946</text:p>
          </table:table-cell>
          <table:table-cell table:formula="of:=[.$O$3]*(POWER([.$O$9];12*[.$A2])-1)/([.$O$9]-1)" office:value-type="float" office:value="185704.457182671" calcext:value-type="float">
            <text:p>185704.457182671</text:p>
          </table:table-cell>
          <table:table-cell table:formula="of:=[.$B2]/4*[.$O$4]*[.$O$5]" office:value-type="float" office:value="482.312296913174" calcext:value-type="float">
            <text:p>482.312296913174</text:p>
          </table:table-cell>
          <table:table-cell table:formula="of:=[.$B2]-[.$C2]-[.$D2]+[.$O$13]*POWER([.$O$7];12*[.$A2])" office:value-type="float" office:value="59264.7811123615" calcext:value-type="float">
            <text:p>59264.7811123615</text:p>
          </table:table-cell>
          <table:table-cell table:formula="of:=COUNTIF([.$K27:.$BY27];&quot;&gt;=0&quot;)" office:value-type="float" office:value="0" calcext:value-type="float">
            <text:p>0</text:p>
          </table:table-cell>
          <table:table-cell table:formula="of:=[.$O$10]+[.$F2]+[.$A2]" office:value-type="float" office:value="29" calcext:value-type="float">
            <text:p>29</text:p>
          </table:table-cell>
          <table:table-cell table:formula="of:=[.$O$10]+[.$A2]" office:value-type="float" office:value="29" calcext:value-type="float">
            <text:p>29</text:p>
          </table:table-cell>
          <table:table-cell table:formula="of:=MATCH([.$O$14]; [.$G1:.$G40];1)-1" office:value-type="float" office:value="9" calcext:value-type="float">
            <text:p>9</text:p>
          </table:table-cell>
          <table:table-cell office:value-type="string" calcext:value-type="string">
            <text:p>Earnings</text:p>
          </table:table-cell>
          <table:table-cell office:value-type="string" calcext:value-type="string">
            <text:p>The earnings is given by the ROI of investments as well as salary earnings with interest.</text:p>
          </table:table-cell>
          <table:table-cell/>
          <table:table-cell office:value-type="string" calcext:value-type="string">
            <text:p>Current earning</text:p>
          </table:table-cell>
          <table:table-cell office:value-type="string" calcext:value-type="string">
            <text:p>E</text:p>
          </table:table-cell>
          <table:table-cell office:value-type="float" office:value="20000" calcext:value-type="float">
            <text:p>20000</text:p>
          </table:table-cell>
          <table:table-cell table:number-columns-repeated="6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O$2]*POWER(1+[.$O$11];[.$A2])*(POWER([.$O$7];12)-1)/([.$O$7]-1) + [.$B2]*POWER([.$O$7];12)" office:value-type="float" office:value="554976.586006354" calcext:value-type="float">
            <text:p>554976.586006354</text:p>
          </table:table-cell>
          <table:table-cell table:formula="of:=[.$C2]*POWER([.$O$9];12)" office:value-type="float" office:value="198703.769185458" calcext:value-type="float">
            <text:p>198703.769185458</text:p>
          </table:table-cell>
          <table:table-cell table:formula="of:=[.$B3]/4*[.$O$4]*[.$O$5]" office:value-type="float" office:value="1090.52899150249" calcext:value-type="float">
            <text:p>1090.52899150249</text:p>
          </table:table-cell>
          <table:table-cell table:formula="of:=[.$B3]-[.$C3]-[.$D3]+[.$O$13]*POWER([.$O$7];12*[.$A3])" office:value-type="float" office:value="355182.287829393" calcext:value-type="float">
            <text:p>355182.287829393</text:p>
          </table:table-cell>
          <table:table-cell table:formula="of:=COUNTIF([.$K28:.$BY28];&quot;&gt;=0&quot;)" office:value-type="float" office:value="1" calcext:value-type="float">
            <text:p>1</text:p>
          </table:table-cell>
          <table:table-cell table:formula="of:=[.$O$10]+[.$F3]+[.$A3]" office:value-type="float" office:value="31" calcext:value-type="float">
            <text:p>31</text:p>
          </table:table-cell>
          <table:table-cell table:formula="of:=[.$O$10]+[.$A3]" office:value-type="float" office:value="30" calcext:value-type="float">
            <text:p>30</text:p>
          </table:table-cell>
          <table:table-cell/>
          <table:table-cell office:value-type="string" calcext:value-type="string">
            <text:p>Fees</text:p>
          </table:table-cell>
          <table:table-cell office:value-type="string" calcext:value-type="string">
            <text:p>The fees is based on the current yearly expenditure with YoY inflation. (=$O$3*(POWER($O$9,12*$A2)-1)/($O$9-1)). Currently a simplification is used. During the first year, YoY inflation is distributed among the months and compounded whereas for following years it only increase with YoY inflation.</text:p>
          </table:table-cell>
          <table:table-cell/>
          <table:table-cell office:value-type="string" calcext:value-type="string">
            <text:p>Current fees</text:p>
          </table:table-cell>
          <table:table-cell office:value-type="string" calcext:value-type="string">
            <text:p>Phi</text:p>
          </table:table-cell>
          <table:table-cell office:value-type="float" office:value="15000" calcext:value-type="float">
            <text:p>15000</text:p>
          </table:table-cell>
          <table:table-cell table:number-columns-repeated="6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O$2]*POWER(1+[.$O$11];[.$A3])*(POWER([.$O$7];12)-1)/([.$O$7]-1) + [.$B3]*POWER([.$O$7];12)" office:value-type="float" office:value="927762.548700731" calcext:value-type="float">
            <text:p>927762.548700731</text:p>
          </table:table-cell>
          <table:table-cell table:formula="of:=[.$C3]*POWER([.$O$9];12)" office:value-type="float" office:value="212613.03302844" calcext:value-type="float">
            <text:p>212613.03302844</text:p>
          </table:table-cell>
          <table:table-cell table:formula="of:=[.$B4]/4*[.$O$4]*[.$O$5]" office:value-type="float" office:value="1823.05340819694" calcext:value-type="float">
            <text:p>1823.05340819694</text:p>
          </table:table-cell>
          <table:table-cell table:formula="of:=[.$B4]-[.$C4]-[.$D4]+[.$O$13]*POWER([.$O$7];12*[.$A4])" office:value-type="float" office:value="713326.462264094" calcext:value-type="float">
            <text:p>713326.462264094</text:p>
          </table:table-cell>
          <table:table-cell table:formula="of:=COUNTIF([.$K29:.$BY29];&quot;&gt;=0&quot;)" office:value-type="float" office:value="3" calcext:value-type="float">
            <text:p>3</text:p>
          </table:table-cell>
          <table:table-cell table:formula="of:=[.$O$10]+[.$F4]+[.$A4]" office:value-type="float" office:value="34" calcext:value-type="float">
            <text:p>34</text:p>
          </table:table-cell>
          <table:table-cell table:formula="of:=[.$O$10]+[.$A4]" office:value-type="float" office:value="31" calcext:value-type="float">
            <text:p>31</text:p>
          </table:table-cell>
          <table:table-cell/>
          <table:table-cell office:value-type="string" calcext:value-type="string">
            <text:p>Tax</text:p>
          </table:table-cell>
          <table:table-cell office:value-type="string" calcext:value-type="string">
            <text:p>The tax only includes savings taxes for ISK.</text:p>
          </table:table-cell>
          <table:table-cell/>
          <table:table-cell office:value-type="string" calcext:value-type="string">
            <text:p>Tax rate</text:p>
          </table:table-cell>
          <table:table-cell office:value-type="string" calcext:value-type="string">
            <text:p>s</text:p>
          </table:table-cell>
          <table:table-cell office:value-type="float" office:value="0.3" calcext:value-type="float">
            <text:p>0.3</text:p>
          </table:table-cell>
          <table:table-cell table:number-columns-repeated="6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O$2]*POWER(1+[.$O$11];[.$A4])*(POWER([.$O$7];12)-1)/([.$O$7]-1) + [.$B4]*POWER([.$O$7];12)" office:value-type="float" office:value="1374654.08750511" calcext:value-type="float">
            <text:p>1374654.08750511</text:p>
          </table:table-cell>
          <table:table-cell table:formula="of:=[.$C4]*POWER([.$O$9];12)" office:value-type="float" office:value="227495.945340431" calcext:value-type="float">
            <text:p>227495.945340431</text:p>
          </table:table-cell>
          <table:table-cell table:formula="of:=[.$B5]/4*[.$O$4]*[.$O$5]" office:value-type="float" office:value="2701.19528194755" calcext:value-type="float">
            <text:p>2701.19528194755</text:p>
          </table:table-cell>
          <table:table-cell table:formula="of:=[.$B5]-[.$C5]-[.$D5]+[.$O$13]*POWER([.$O$7];12*[.$A5])" office:value-type="float" office:value="1144456.94688274" calcext:value-type="float">
            <text:p>1144456.94688274</text:p>
          </table:table-cell>
          <table:table-cell table:formula="of:=COUNTIF([.$K30:.$BY30];&quot;&gt;=0&quot;)" office:value-type="float" office:value="5" calcext:value-type="float">
            <text:p>5</text:p>
          </table:table-cell>
          <table:table-cell table:formula="of:=[.$O$10]+[.$F5]+[.$A5]" office:value-type="float" office:value="37" calcext:value-type="float">
            <text:p>37</text:p>
          </table:table-cell>
          <table:table-cell table:formula="of:=[.$O$10]+[.$A5]" office:value-type="float" office:value="32" calcext:value-type="float">
            <text:p>32</text:p>
          </table:table-cell>
          <table:table-cell/>
          <table:table-cell office:value-type="string" calcext:value-type="string">
            <text:p>Total savings</text:p>
          </table:table-cell>
          <table:table-cell office:value-type="string" calcext:value-type="string">
            <text:p>It is the net sum of earnings, fees, taxes, and initial savings with interest</text:p>
          </table:table-cell>
          <table:table-cell/>
          <table:table-cell office:value-type="string" calcext:value-type="string">
            <text:p>Schablo</text:p>
          </table:table-cell>
          <table:table-cell office:value-type="string" calcext:value-type="string">
            <text:p>sr</text:p>
          </table:table-cell>
          <table:table-cell office:value-type="float" office:value="0.0262" calcext:value-type="float">
            <text:p>0.0262</text:p>
          </table:table-cell>
          <table:table-cell table:number-columns-repeated="6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O$2]*POWER(1+[.$O$11];[.$A5])*(POWER([.$O$7];12)-1)/([.$O$7]-1) + [.$B5]*POWER([.$O$7];12)" office:value-type="float" office:value="1908272.93599081" calcext:value-type="float">
            <text:p>1908272.93599081</text:p>
          </table:table-cell>
          <table:table-cell table:formula="of:=[.$C5]*POWER([.$O$9];12)" office:value-type="float" office:value="243420.661514261" calcext:value-type="float">
            <text:p>243420.661514261</text:p>
          </table:table-cell>
          <table:table-cell table:formula="of:=[.$B6]/4*[.$O$4]*[.$O$5]" office:value-type="float" office:value="3749.75631922195" calcext:value-type="float">
            <text:p>3749.75631922195</text:p>
          </table:table-cell>
          <table:table-cell table:formula="of:=[.$B6]-[.$C6]-[.$D6]+[.$O$13]*POWER([.$O$7];12*[.$A6])" office:value-type="float" office:value="1661102.51815733" calcext:value-type="float">
            <text:p>1661102.51815733</text:p>
          </table:table-cell>
          <table:table-cell table:formula="of:=COUNTIF([.$K31:.$BY31];&quot;&gt;=0&quot;)" office:value-type="float" office:value="7" calcext:value-type="float">
            <text:p>7</text:p>
          </table:table-cell>
          <table:table-cell table:formula="of:=[.$O$10]+[.$F6]+[.$A6]" office:value-type="float" office:value="40" calcext:value-type="float">
            <text:p>40</text:p>
          </table:table-cell>
          <table:table-cell table:formula="of:=[.$O$10]+[.$A6]" office:value-type="float" office:value="33" calcext:value-type="float">
            <text:p>33</text:p>
          </table:table-cell>
          <table:table-cell table:number-columns-repeated="4"/>
          <table:table-cell office:value-type="string" calcext:value-type="string">
            <text:p>Interest rate</text:p>
          </table:table-cell>
          <table:table-cell office:value-type="string" calcext:value-type="string">
            <text:p>r</text:p>
          </table:table-cell>
          <table:table-cell office:value-type="float" office:value="0.15" calcext:value-type="float">
            <text:p>0.15</text:p>
          </table:table-cell>
          <table:table-cell table:number-columns-repeated="6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O$2]*POWER(1+[.$O$11];[.$A6])*(POWER([.$O$7];12)-1)/([.$O$7]-1) + [.$B6]*POWER([.$O$7];12)" office:value-type="float" office:value="2543305.27479337" calcext:value-type="float">
            <text:p>2543305.27479337</text:p>
          </table:table-cell>
          <table:table-cell table:formula="of:=[.$C6]*POWER([.$O$9];12)" office:value-type="float" office:value="260460.10782026" calcext:value-type="float">
            <text:p>260460.10782026</text:p>
          </table:table-cell>
          <table:table-cell table:formula="of:=[.$B7]/4*[.$O$4]*[.$O$5]" office:value-type="float" office:value="4997.59486496898" calcext:value-type="float">
            <text:p>4997.59486496898</text:p>
          </table:table-cell>
          <table:table-cell table:formula="of:=[.$B7]-[.$C7]-[.$D7]+[.$O$13]*POWER([.$O$7];12*[.$A7])" office:value-type="float" office:value="2277847.57210814" calcext:value-type="float">
            <text:p>2277847.57210814</text:p>
          </table:table-cell>
          <table:table-cell table:formula="of:=COUNTIF([.$K32:.$BY32];&quot;&gt;=0&quot;)" office:value-type="float" office:value="9" calcext:value-type="float">
            <text:p>9</text:p>
          </table:table-cell>
          <table:table-cell table:formula="of:=[.$O$10]+[.$F7]+[.$A7]" office:value-type="float" office:value="43" calcext:value-type="float">
            <text:p>43</text:p>
          </table:table-cell>
          <table:table-cell table:formula="of:=[.$O$10]+[.$A7]" office:value-type="float" office:value="34" calcext:value-type="float">
            <text:p>34</text:p>
          </table:table-cell>
          <table:table-cell table:number-columns-repeated="4"/>
          <table:table-cell office:value-type="string" calcext:value-type="string">
            <text:p>Interest intensity</text:p>
          </table:table-cell>
          <table:table-cell office:value-type="string" calcext:value-type="string">
            <text:p>D_E</text:p>
          </table:table-cell>
          <table:table-cell table:formula="of:=EXP(LN(1+[.O6]/12))" office:value-type="float" office:value="1.0125" calcext:value-type="float">
            <text:p>1.0125</text:p>
          </table:table-cell>
          <table:table-cell table:number-columns-repeated="6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O$2]*POWER(1+[.$O$11];[.$A7])*(POWER([.$O$7];12)-1)/([.$O$7]-1) + [.$B7]*POWER([.$O$7];12)" office:value-type="float" office:value="3296835.37312332" calcext:value-type="float">
            <text:p>3296835.37312332</text:p>
          </table:table-cell>
          <table:table-cell table:formula="of:=[.$C7]*POWER([.$O$9];12)" office:value-type="float" office:value="278692.315367678" calcext:value-type="float">
            <text:p>278692.315367678</text:p>
          </table:table-cell>
          <table:table-cell table:formula="of:=[.$B8]/4*[.$O$4]*[.$O$5]" office:value-type="float" office:value="6478.28150818733" calcext:value-type="float">
            <text:p>6478.28150818733</text:p>
          </table:table-cell>
          <table:table-cell table:formula="of:=[.$B8]-[.$C8]-[.$D8]+[.$O$13]*POWER([.$O$7];12*[.$A8])" office:value-type="float" office:value="3011664.77624746" calcext:value-type="float">
            <text:p>3011664.77624746</text:p>
          </table:table-cell>
          <table:table-cell table:formula="of:=COUNTIF([.$K33:.$BY33];&quot;&gt;=0&quot;)" office:value-type="float" office:value="11" calcext:value-type="float">
            <text:p>11</text:p>
          </table:table-cell>
          <table:table-cell table:formula="of:=[.$O$10]+[.$F8]+[.$A8]" office:value-type="float" office:value="46" calcext:value-type="float">
            <text:p>46</text:p>
          </table:table-cell>
          <table:table-cell table:formula="of:=[.$O$10]+[.$A8]" office:value-type="float" office:value="35" calcext:value-type="float">
            <text:p>35</text:p>
          </table:table-cell>
          <table:table-cell table:number-columns-repeated="4"/>
          <table:table-cell office:value-type="string" calcext:value-type="string">
            <text:p>CPI</text:p>
          </table:table-cell>
          <table:table-cell office:value-type="string" calcext:value-type="string">
            <text:p>kpi</text:p>
          </table:table-cell>
          <table:table-cell office:value-type="float" office:value="0.07" calcext:value-type="float">
            <text:p>0.07</text:p>
          </table:table-cell>
          <table:table-cell table:number-columns-repeated="6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O$2]*POWER(1+[.$O$11];[.$A8])*(POWER([.$O$7];12)-1)/([.$O$7]-1) + [.$B8]*POWER([.$O$7];12)" office:value-type="float" office:value="4188732.95327298" calcext:value-type="float">
            <text:p>4188732.95327298</text:p>
          </table:table-cell>
          <table:table-cell table:formula="of:=[.$C8]*POWER([.$O$9];12)" office:value-type="float" office:value="298200.777443415" calcext:value-type="float">
            <text:p>298200.777443415</text:p>
          </table:table-cell>
          <table:table-cell table:formula="of:=[.$B9]/4*[.$O$4]*[.$O$5]" office:value-type="float" office:value="8230.8602531814" calcext:value-type="float">
            <text:p>8230.8602531814</text:p>
          </table:table-cell>
          <table:table-cell table:formula="of:=[.$B9]-[.$C9]-[.$D9]+[.$O$13]*POWER([.$O$7];12*[.$A9])" office:value-type="float" office:value="3882301.31557638" calcext:value-type="float">
            <text:p>3882301.31557638</text:p>
          </table:table-cell>
          <table:table-cell table:formula="of:=COUNTIF([.$K34:.$BY34];&quot;&gt;=0&quot;)" office:value-type="float" office:value="14" calcext:value-type="float">
            <text:p>14</text:p>
          </table:table-cell>
          <table:table-cell table:formula="of:=[.$O$10]+[.$F9]+[.$A9]" office:value-type="float" office:value="50" calcext:value-type="float">
            <text:p>50</text:p>
          </table:table-cell>
          <table:table-cell table:formula="of:=[.$O$10]+[.$A9]" office:value-type="float" office:value="36" calcext:value-type="float">
            <text:p>36</text:p>
          </table:table-cell>
          <table:table-cell table:number-columns-repeated="4"/>
          <table:table-cell office:value-type="string" calcext:value-type="string">
            <text:p>CPI intensity</text:p>
          </table:table-cell>
          <table:table-cell office:value-type="string" calcext:value-type="string">
            <text:p>D_Phi</text:p>
          </table:table-cell>
          <table:table-cell table:formula="of:=EXP(LN(1+[.O8])/12)" office:value-type="float" office:value="1.00565414538741" calcext:value-type="float">
            <text:p>1.00565414538741</text:p>
          </table:table-cell>
          <table:table-cell table:number-columns-repeated="6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O$2]*POWER(1+[.$O$11];[.$A9])*(POWER([.$O$7];12)-1)/([.$O$7]-1) + [.$B9]*POWER([.$O$7];12)" office:value-type="float" office:value="5242102.91876445" calcext:value-type="float">
            <text:p>5242102.91876445</text:p>
          </table:table-cell>
          <table:table-cell table:formula="of:=[.$C9]*POWER([.$O$9];12)" office:value-type="float" office:value="319074.831864454" calcext:value-type="float">
            <text:p>319074.831864454</text:p>
          </table:table-cell>
          <table:table-cell table:formula="of:=[.$B10]/4*[.$O$4]*[.$O$5]" office:value-type="float" office:value="10300.7322353721" calcext:value-type="float">
            <text:p>10300.7322353721</text:p>
          </table:table-cell>
          <table:table-cell table:formula="of:=[.$B10]-[.$C10]-[.$D10]+[.$O$13]*POWER([.$O$7];12*[.$A10])" office:value-type="float" office:value="4912727.35466463" calcext:value-type="float">
            <text:p>4912727.35466463</text:p>
          </table:table-cell>
          <table:table-cell table:formula="of:=COUNTIF([.$K35:.$BY35];&quot;&gt;=0&quot;)" office:value-type="float" office:value="16" calcext:value-type="float">
            <text:p>16</text:p>
          </table:table-cell>
          <table:table-cell table:formula="of:=[.$O$10]+[.$F10]+[.$A10]" office:value-type="float" office:value="53" calcext:value-type="float">
            <text:p>53</text:p>
          </table:table-cell>
          <table:table-cell table:formula="of:=[.$O$10]+[.$A10]" office:value-type="float" office:value="37" calcext:value-type="float">
            <text:p>37</text:p>
          </table:table-cell>
          <table:table-cell table:number-columns-repeated="4"/>
          <table:table-cell office:value-type="string" calcext:value-type="string">
            <text:p>Current age</text:p>
          </table:table-cell>
          <table:table-cell office:value-type="string" calcext:value-type="string">
            <text:p>age</text:p>
          </table:table-cell>
          <table:table-cell office:value-type="float" office:value="28" calcext:value-type="float">
            <text:p>28</text:p>
          </table:table-cell>
          <table:table-cell table:number-columns-repeated="6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O$2]*POWER(1+[.$O$11];[.$A10])*(POWER([.$O$7];12)-1)/([.$O$7]-1) + [.$B10]*POWER([.$O$7];12)" office:value-type="float" office:value="6483807.47602828" calcext:value-type="float">
            <text:p>6483807.47602828</text:p>
          </table:table-cell>
          <table:table-cell table:formula="of:=[.$C10]*POWER([.$O$9];12)" office:value-type="float" office:value="341410.070094966" calcext:value-type="float">
            <text:p>341410.070094966</text:p>
          </table:table-cell>
          <table:table-cell table:formula="of:=[.$B11]/4*[.$O$4]*[.$O$5]" office:value-type="float" office:value="12740.6816903956" calcext:value-type="float">
            <text:p>12740.6816903956</text:p>
          </table:table-cell>
          <table:table-cell table:formula="of:=[.$B11]-[.$C11]-[.$D11]+[.$O$13]*POWER([.$O$7];12*[.$A11])" office:value-type="float" office:value="6129656.72424292" calcext:value-type="float">
            <text:p>6129656.72424292</text:p>
          </table:table-cell>
          <table:table-cell table:formula="of:=COUNTIF([.$K36:.$BY36];&quot;&gt;=0&quot;)" office:value-type="float" office:value="18" calcext:value-type="float">
            <text:p>18</text:p>
          </table:table-cell>
          <table:table-cell table:formula="of:=[.$O$10]+[.$F11]+[.$A11]" office:value-type="float" office:value="56" calcext:value-type="float">
            <text:p>56</text:p>
          </table:table-cell>
          <table:table-cell table:formula="of:=[.$O$10]+[.$A11]" office:value-type="float" office:value="38" calcext:value-type="float">
            <text:p>38</text:p>
          </table:table-cell>
          <table:table-cell table:number-columns-repeated="4"/>
          <table:table-cell office:value-type="string" calcext:value-type="string">
            <text:p>Salary interest</text:p>
          </table:table-cell>
          <table:table-cell office:value-type="string" calcext:value-type="string">
            <text:p>r</text:p>
          </table:table-cell>
          <table:table-cell office:value-type="float" office:value="0.05" calcext:value-type="float">
            <text:p>0.05</text:p>
          </table:table-cell>
          <table:table-cell table:number-columns-repeated="6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O$2]*POWER(1+[.$O$11];[.$A11])*(POWER([.$O$7];12)-1)/([.$O$7]-1) + [.$B11]*POWER([.$O$7];12)" office:value-type="float" office:value="7945072.29208469" calcext:value-type="float">
            <text:p>7945072.29208469</text:p>
          </table:table-cell>
          <table:table-cell table:formula="of:=[.$C11]*POWER([.$O$9];12)" office:value-type="float" office:value="365308.775001614" calcext:value-type="float">
            <text:p>365308.775001614</text:p>
          </table:table-cell>
          <table:table-cell table:formula="of:=[.$B12]/4*[.$O$4]*[.$O$5]" office:value-type="float" office:value="15612.0670539464" calcext:value-type="float">
            <text:p>15612.0670539464</text:p>
          </table:table-cell>
          <table:table-cell table:formula="of:=[.$B12]-[.$C12]-[.$D12]+[.$O$13]*POWER([.$O$7];12*[.$A12])" office:value-type="float" office:value="7564151.45002912" calcext:value-type="float">
            <text:p>7564151.45002912</text:p>
          </table:table-cell>
          <table:table-cell table:formula="of:=COUNTIF([.$K37:.$BY37];&quot;&gt;=0&quot;)" office:value-type="float" office:value="22" calcext:value-type="float">
            <text:p>22</text:p>
          </table:table-cell>
          <table:table-cell table:formula="of:=[.$O$10]+[.$F12]+[.$A12]" office:value-type="float" office:value="61" calcext:value-type="float">
            <text:p>61</text:p>
          </table:table-cell>
          <table:table-cell table:formula="of:=[.$O$10]+[.$A12]" office:value-type="float" office:value="39" calcext:value-type="float">
            <text:p>39</text:p>
          </table:table-cell>
          <table:table-cell table:number-columns-repeated="4"/>
          <table:table-cell office:value-type="string" calcext:value-type="string">
            <text:p>Salary intensity</text:p>
          </table:table-cell>
          <table:table-cell office:value-type="string" calcext:value-type="string">
            <text:p>D_E</text:p>
          </table:table-cell>
          <table:table-cell table:formula="of:=EXP(LN(1+[.O11])/12)" office:value-type="float" office:value="1.00407412378365" calcext:value-type="float">
            <text:p>1.00407412378365</text:p>
          </table:table-cell>
          <table:table-cell table:number-columns-repeated="6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O$2]*POWER(1+[.$O$11];[.$A12])*(POWER([.$O$7];12)-1)/([.$O$7]-1) + [.$B12]*POWER([.$O$7];12)" office:value-type="float" office:value="9662190.20252376" calcext:value-type="float">
            <text:p>9662190.20252376</text:p>
          </table:table-cell>
          <table:table-cell table:formula="of:=[.$C12]*POWER([.$O$9];12)" office:value-type="float" office:value="390880.389251727" calcext:value-type="float">
            <text:p>390880.389251727</text:p>
          </table:table-cell>
          <table:table-cell table:formula="of:=[.$B13]/4*[.$O$4]*[.$O$5]" office:value-type="float" office:value="18986.2037479592" calcext:value-type="float">
            <text:p>18986.2037479592</text:p>
          </table:table-cell>
          <table:table-cell table:formula="of:=[.$B13]-[.$C13]-[.$D13]+[.$O$13]*POWER([.$O$7];12*[.$A13])" office:value-type="float" office:value="9252323.60952407" calcext:value-type="float">
            <text:p>9252323.60952407</text:p>
          </table:table-cell>
          <table:table-cell table:formula="of:=COUNTIF([.$K38:.$BY38];&quot;&gt;=0&quot;)" office:value-type="float" office:value="26" calcext:value-type="float">
            <text:p>26</text:p>
          </table:table-cell>
          <table:table-cell table:formula="of:=[.$O$10]+[.$F13]+[.$A13]" office:value-type="float" office:value="66" calcext:value-type="float">
            <text:p>66</text:p>
          </table:table-cell>
          <table:table-cell table:formula="of:=[.$O$10]+[.$A13]" office:value-type="float" office:value="40" calcext:value-type="float">
            <text:p>40</text:p>
          </table:table-cell>
          <table:table-cell table:number-columns-repeated="4"/>
          <table:table-cell office:value-type="string" calcext:value-type="string">
            <text:p>Initial savings</text:p>
          </table:table-cell>
          <table:table-cell office:value-type="string" calcext:value-type="string">
            <text:p>S0</text:p>
          </table:table-cell>
          <table:table-cell office:value-type="float" office:value="0" calcext:value-type="float">
            <text:p>0</text:p>
          </table:table-cell>
          <table:table-cell table:number-columns-repeated="6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O$2]*POWER(1+[.$O$11];[.$A13])*(POWER([.$O$7];12)-1)/([.$O$7]-1) + [.$B13]*POWER([.$O$7];12)" office:value-type="float" office:value="11677338.1568215" calcext:value-type="float">
            <text:p>11677338.1568215</text:p>
          </table:table-cell>
          <table:table-cell table:formula="of:=[.$C13]*POWER([.$O$9];12)" office:value-type="float" office:value="418242.016499348" calcext:value-type="float">
            <text:p>418242.016499348</text:p>
          </table:table-cell>
          <table:table-cell table:formula="of:=[.$B14]/4*[.$O$4]*[.$O$5]" office:value-type="float" office:value="22945.9694781543" calcext:value-type="float">
            <text:p>22945.9694781543</text:p>
          </table:table-cell>
          <table:table-cell table:formula="of:=[.$B14]-[.$C14]-[.$D14]+[.$O$13]*POWER([.$O$7];12*[.$A14])" office:value-type="float" office:value="11236150.170844" calcext:value-type="float">
            <text:p>11236150.170844</text:p>
          </table:table-cell>
          <table:table-cell table:formula="of:=COUNTIF([.$K39:.$BY39];&quot;&gt;=0&quot;)" office:value-type="float" office:value="29" calcext:value-type="float">
            <text:p>29</text:p>
          </table:table-cell>
          <table:table-cell table:formula="of:=[.$O$10]+[.$F14]+[.$A14]" office:value-type="float" office:value="70" calcext:value-type="float">
            <text:p>70</text:p>
          </table:table-cell>
          <table:table-cell table:formula="of:=[.$O$10]+[.$A14]" office:value-type="float" office:value="41" calcext:value-type="float">
            <text:p>41</text:p>
          </table:table-cell>
          <table:table-cell table:number-columns-repeated="4"/>
          <table:table-cell office:value-type="string" calcext:value-type="string">
            <text:p>Pension age</text:p>
          </table:table-cell>
          <table:table-cell office:value-type="string" calcext:value-type="string">
            <text:p>z</text:p>
          </table:table-cell>
          <table:table-cell office:value-type="float" office:value="67" calcext:value-type="float">
            <text:p>67</text:p>
          </table:table-cell>
          <table:table-cell table:number-columns-repeated="6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O$2]*POWER(1+[.$O$11];[.$A14])*(POWER([.$O$7];12)-1)/([.$O$7]-1) + [.$B14]*POWER([.$O$7];12)" office:value-type="float" office:value="14039525.6100601" calcext:value-type="float">
            <text:p>14039525.6100601</text:p>
          </table:table-cell>
          <table:table-cell table:formula="of:=[.$C14]*POWER([.$O$9];12)" office:value-type="float" office:value="447518.957654302" calcext:value-type="float">
            <text:p>447518.957654302</text:p>
          </table:table-cell>
          <table:table-cell table:formula="of:=[.$B15]/4*[.$O$4]*[.$O$5]" office:value-type="float" office:value="27587.667823768" calcext:value-type="float">
            <text:p>27587.667823768</text:p>
          </table:table-cell>
          <table:table-cell table:formula="of:=[.$B15]-[.$C15]-[.$D15]+[.$O$13]*POWER([.$O$7];12*[.$A15])" office:value-type="float" office:value="13564418.984582" calcext:value-type="float">
            <text:p>13564418.984582</text:p>
          </table:table-cell>
          <table:table-cell table:formula="of:=COUNTIF([.$K40:.$BY40];&quot;&gt;=0&quot;)" office:value-type="float" office:value="34" calcext:value-type="float">
            <text:p>34</text:p>
          </table:table-cell>
          <table:table-cell table:formula="of:=[.$O$10]+[.$F15]+[.$A15]" office:value-type="float" office:value="76" calcext:value-type="float">
            <text:p>76</text:p>
          </table:table-cell>
          <table:table-cell table:formula="of:=[.$O$10]+[.$A15]" office:value-type="float" office:value="42" calcext:value-type="float">
            <text:p>42</text:p>
          </table:table-cell>
          <table:table-cell table:number-columns-repeated="69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O$2]*POWER(1+[.$O$11];[.$A15])*(POWER([.$O$7];12)-1)/([.$O$7]-1) + [.$B15]*POWER([.$O$7];12)" office:value-type="float" office:value="16805695.4975928" calcext:value-type="float">
            <text:p>16805695.4975928</text:p>
          </table:table-cell>
          <table:table-cell table:formula="of:=[.$C15]*POWER([.$O$9];12)" office:value-type="float" office:value="478845.284690103" calcext:value-type="float">
            <text:p>478845.284690103</text:p>
          </table:table-cell>
          <table:table-cell table:formula="of:=[.$B16]/4*[.$O$4]*[.$O$5]" office:value-type="float" office:value="33023.1916527698" calcext:value-type="float">
            <text:p>33023.1916527698</text:p>
          </table:table-cell>
          <table:table-cell table:formula="of:=[.$B16]-[.$C16]-[.$D16]+[.$O$13]*POWER([.$O$7];12*[.$A16])" office:value-type="float" office:value="16293827.0212499" calcext:value-type="float">
            <text:p>16293827.0212499</text:p>
          </table:table-cell>
          <table:table-cell table:formula="of:=COUNTIF([.$K41:.$BY41];&quot;&gt;=0&quot;)" office:value-type="float" office:value="38" calcext:value-type="float">
            <text:p>38</text:p>
          </table:table-cell>
          <table:table-cell table:formula="of:=[.$O$10]+[.$F16]+[.$A16]" office:value-type="float" office:value="81" calcext:value-type="float">
            <text:p>81</text:p>
          </table:table-cell>
          <table:table-cell table:formula="of:=[.$O$10]+[.$A16]" office:value-type="float" office:value="43" calcext:value-type="float">
            <text:p>43</text:p>
          </table:table-cell>
          <table:table-cell table:number-columns-repeated="69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O$2]*POWER(1+[.$O$11];[.$A16])*(POWER([.$O$7];12)-1)/([.$O$7]-1) + [.$B16]*POWER([.$O$7];12)" office:value-type="float" office:value="20042002.3272871" calcext:value-type="float">
            <text:p>20042002.3272871</text:p>
          </table:table-cell>
          <table:table-cell table:formula="of:=[.$C16]*POWER([.$O$9];12)" office:value-type="float" office:value="512364.454618411" calcext:value-type="float">
            <text:p>512364.454618411</text:p>
          </table:table-cell>
          <table:table-cell table:formula="of:=[.$B17]/4*[.$O$4]*[.$O$5]" office:value-type="float" office:value="39382.5345731192" calcext:value-type="float">
            <text:p>39382.5345731192</text:p>
          </table:table-cell>
          <table:table-cell table:formula="of:=[.$B17]-[.$C17]-[.$D17]+[.$O$13]*POWER([.$O$7];12*[.$A17])" office:value-type="float" office:value="19490255.3380956" calcext:value-type="float">
            <text:p>19490255.3380956</text:p>
          </table:table-cell>
          <table:table-cell table:formula="of:=COUNTIF([.$K42:.$BY42];&quot;&gt;=0&quot;)" office:value-type="float" office:value="42" calcext:value-type="float">
            <text:p>42</text:p>
          </table:table-cell>
          <table:table-cell table:formula="of:=[.$O$10]+[.$F17]+[.$A17]" office:value-type="float" office:value="86" calcext:value-type="float">
            <text:p>86</text:p>
          </table:table-cell>
          <table:table-cell table:formula="of:=[.$O$10]+[.$A17]" office:value-type="float" office:value="44" calcext:value-type="float">
            <text:p>44</text:p>
          </table:table-cell>
          <table:table-cell table:number-columns-repeated="69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O$2]*POWER(1+[.$O$11];[.$A17])*(POWER([.$O$7];12)-1)/([.$O$7]-1) + [.$B17]*POWER([.$O$7];12)" office:value-type="float" office:value="23825295.8683416" calcext:value-type="float">
            <text:p>23825295.8683416</text:p>
          </table:table-cell>
          <table:table-cell table:formula="of:=[.$C17]*POWER([.$O$9];12)" office:value-type="float" office:value="548229.9664417" calcext:value-type="float">
            <text:p>548229.9664417</text:p>
          </table:table-cell>
          <table:table-cell table:formula="of:=[.$B18]/4*[.$O$4]*[.$O$5]" office:value-type="float" office:value="46816.7063812912" calcext:value-type="float">
            <text:p>46816.7063812912</text:p>
          </table:table-cell>
          <table:table-cell table:formula="of:=[.$B18]-[.$C18]-[.$D18]+[.$O$13]*POWER([.$O$7];12*[.$A18])" office:value-type="float" office:value="23230249.1955186" calcext:value-type="float">
            <text:p>23230249.1955186</text:p>
          </table:table-cell>
          <table:table-cell table:formula="of:=COUNTIF([.$K43:.$BY43];&quot;&gt;=0&quot;)" office:value-type="float" office:value="46" calcext:value-type="float">
            <text:p>46</text:p>
          </table:table-cell>
          <table:table-cell table:formula="of:=[.$O$10]+[.$F18]+[.$A18]" office:value-type="float" office:value="91" calcext:value-type="float">
            <text:p>91</text:p>
          </table:table-cell>
          <table:table-cell table:formula="of:=[.$O$10]+[.$A18]" office:value-type="float" office:value="45" calcext:value-type="float">
            <text:p>45</text:p>
          </table:table-cell>
          <table:table-cell table:number-columns-repeated="69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O$2]*POWER(1+[.$O$11];[.$A18])*(POWER([.$O$7];12)-1)/([.$O$7]-1) + [.$B18]*POWER([.$O$7];12)" office:value-type="float" office:value="28244843.4941292" calcext:value-type="float">
            <text:p>28244843.4941292</text:p>
          </table:table-cell>
          <table:table-cell table:formula="of:=[.$C18]*POWER([.$O$9];12)" office:value-type="float" office:value="586606.064092619" calcext:value-type="float">
            <text:p>586606.064092619</text:p>
          </table:table-cell>
          <table:table-cell table:formula="of:=[.$B19]/4*[.$O$4]*[.$O$5]" office:value-type="float" office:value="55501.1174659638" calcext:value-type="float">
            <text:p>55501.1174659638</text:p>
          </table:table-cell>
          <table:table-cell table:formula="of:=[.$B19]-[.$C19]-[.$D19]+[.$O$13]*POWER([.$O$7];12*[.$A19])" office:value-type="float" office:value="27602736.3125706" calcext:value-type="float">
            <text:p>27602736.3125706</text:p>
          </table:table-cell>
          <table:table-cell table:formula="of:=COUNTIF([.$K44:.$BY44];&quot;&gt;=0&quot;)" office:value-type="float" office:value="50" calcext:value-type="float">
            <text:p>50</text:p>
          </table:table-cell>
          <table:table-cell table:formula="of:=[.$O$10]+[.$F19]+[.$A19]" office:value-type="float" office:value="96" calcext:value-type="float">
            <text:p>96</text:p>
          </table:table-cell>
          <table:table-cell table:formula="of:=[.$O$10]+[.$A19]" office:value-type="float" office:value="46" calcext:value-type="float">
            <text:p>46</text:p>
          </table:table-cell>
          <table:table-cell table:number-columns-repeated="69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O$2]*POWER(1+[.$O$11];[.$A19])*(POWER([.$O$7];12)-1)/([.$O$7]-1) + [.$B19]*POWER([.$O$7];12)" office:value-type="float" office:value="33404329.5509973" calcext:value-type="float">
            <text:p>33404329.5509973</text:p>
          </table:table-cell>
          <table:table-cell table:formula="of:=[.$C19]*POWER([.$O$9];12)" office:value-type="float" office:value="627668.488579102" calcext:value-type="float">
            <text:p>627668.488579102</text:p>
          </table:table-cell>
          <table:table-cell table:formula="of:=[.$B20]/4*[.$O$4]*[.$O$5]" office:value-type="float" office:value="65639.5075677097" calcext:value-type="float">
            <text:p>65639.5075677097</text:p>
          </table:table-cell>
          <table:table-cell table:formula="of:=[.$B20]-[.$C20]-[.$D20]+[.$O$13]*POWER([.$O$7];12*[.$A20])" office:value-type="float" office:value="32711021.5548505" calcext:value-type="float">
            <text:p>32711021.5548505</text:p>
          </table:table-cell>
          <table:table-cell table:formula="of:=COUNTIF([.$K45:.$BY45];&quot;&gt;=0&quot;)" office:value-type="float" office:value="53" calcext:value-type="float">
            <text:p>53</text:p>
          </table:table-cell>
          <table:table-cell table:formula="of:=[.$O$10]+[.$F20]+[.$A20]" office:value-type="float" office:value="100" calcext:value-type="float">
            <text:p>100</text:p>
          </table:table-cell>
          <table:table-cell table:formula="of:=[.$O$10]+[.$A20]" office:value-type="float" office:value="47" calcext:value-type="float">
            <text:p>47</text:p>
          </table:table-cell>
          <table:table-cell table:number-columns-repeated="69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O$2]*POWER(1+[.$O$11];[.$A20])*(POWER([.$O$7];12)-1)/([.$O$7]-1) + [.$B20]*POWER([.$O$7];12)" office:value-type="float" office:value="39424176.2937762" calcext:value-type="float">
            <text:p>39424176.2937762</text:p>
          </table:table-cell>
          <table:table-cell table:formula="of:=[.$C20]*POWER([.$O$9];12)" office:value-type="float" office:value="671605.282779639" calcext:value-type="float">
            <text:p>671605.282779639</text:p>
          </table:table-cell>
          <table:table-cell table:formula="of:=[.$B21]/4*[.$O$4]*[.$O$5]" office:value-type="float" office:value="77468.5064172702" calcext:value-type="float">
            <text:p>77468.5064172702</text:p>
          </table:table-cell>
          <table:table-cell table:formula="of:=[.$B21]-[.$C21]-[.$D21]+[.$O$13]*POWER([.$O$7];12*[.$A21])" office:value-type="float" office:value="38675102.5045793" calcext:value-type="float">
            <text:p>38675102.5045793</text:p>
          </table:table-cell>
          <table:table-cell table:formula="of:=COUNTIF([.$K46:.$BY46];&quot;&gt;=0&quot;)" office:value-type="float" office:value="57" calcext:value-type="float">
            <text:p>57</text:p>
          </table:table-cell>
          <table:table-cell table:formula="of:=[.$O$10]+[.$F21]+[.$A21]" office:value-type="float" office:value="105" calcext:value-type="float">
            <text:p>105</text:p>
          </table:table-cell>
          <table:table-cell table:formula="of:=[.$O$10]+[.$A21]" office:value-type="float" office:value="48" calcext:value-type="float">
            <text:p>48</text:p>
          </table:table-cell>
          <table:table-cell table:number-columns-repeated="69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O$2]*POWER(1+[.$O$11];[.$A21])*(POWER([.$O$7];12)-1)/([.$O$7]-1) + [.$B21]*POWER([.$O$7];12)" office:value-type="float" office:value="46444238.0892543" calcext:value-type="float">
            <text:p>46444238.0892543</text:p>
          </table:table-cell>
          <table:table-cell table:formula="of:=[.$C21]*POWER([.$O$9];12)" office:value-type="float" office:value="718617.652574214" calcext:value-type="float">
            <text:p>718617.652574214</text:p>
          </table:table-cell>
          <table:table-cell table:formula="of:=[.$B22]/4*[.$O$4]*[.$O$5]" office:value-type="float" office:value="91262.9278453847" calcext:value-type="float">
            <text:p>91262.9278453847</text:p>
          </table:table-cell>
          <table:table-cell table:formula="of:=[.$B22]-[.$C22]-[.$D22]+[.$O$13]*POWER([.$O$7];12*[.$A22])" office:value-type="float" office:value="45634357.5088347" calcext:value-type="float">
            <text:p>45634357.5088347</text:p>
          </table:table-cell>
          <table:table-cell table:formula="of:=COUNTIF([.$K47:.$BY47];&quot;&gt;=0&quot;)" office:value-type="float" office:value="60" calcext:value-type="float">
            <text:p>60</text:p>
          </table:table-cell>
          <table:table-cell table:formula="of:=[.$O$10]+[.$F22]+[.$A22]" office:value-type="float" office:value="109" calcext:value-type="float">
            <text:p>109</text:p>
          </table:table-cell>
          <table:table-cell table:formula="of:=[.$O$10]+[.$A22]" office:value-type="float" office:value="49" calcext:value-type="float">
            <text:p>49</text:p>
          </table:table-cell>
          <table:table-cell table:number-columns-repeated="69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O$2]*POWER(1+[.$O$11];[.$A22])*(POWER([.$O$7];12)-1)/([.$O$7]-1) + [.$B22]*POWER([.$O$7];12)" office:value-type="float" office:value="54626928.9004874" calcext:value-type="float">
            <text:p>54626928.9004874</text:p>
          </table:table-cell>
          <table:table-cell table:formula="of:=[.$C22]*POWER([.$O$9];12)" office:value-type="float" office:value="768920.888254409" calcext:value-type="float">
            <text:p>768920.888254409</text:p>
          </table:table-cell>
          <table:table-cell table:formula="of:=[.$B23]/4*[.$O$4]*[.$O$5]" office:value-type="float" office:value="107341.915289458" calcext:value-type="float">
            <text:p>107341.915289458</text:p>
          </table:table-cell>
          <table:table-cell table:formula="of:=[.$B23]-[.$C23]-[.$D23]+[.$O$13]*POWER([.$O$7];12*[.$A23])" office:value-type="float" office:value="53750666.0969435" calcext:value-type="float">
            <text:p>53750666.0969435</text:p>
          </table:table-cell>
          <table:table-cell table:formula="of:=COUNTIF([.$K48:.$BY48];&quot;&gt;=0&quot;)" office:value-type="float" office:value="65" calcext:value-type="float">
            <text:p>65</text:p>
          </table:table-cell>
          <table:table-cell table:formula="of:=[.$O$10]+[.$F23]+[.$A23]" office:value-type="float" office:value="115" calcext:value-type="float">
            <text:p>115</text:p>
          </table:table-cell>
          <table:table-cell table:formula="of:=[.$O$10]+[.$A23]" office:value-type="float" office:value="50" calcext:value-type="float">
            <text:p>50</text:p>
          </table:table-cell>
          <table:table-cell table:number-columns-repeated="69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O$2]*POWER(1+[.$O$11];[.$A23])*(POWER([.$O$7];12)-1)/([.$O$7]-1) + [.$B23]*POWER([.$O$7];12)" office:value-type="float" office:value="64160852.7125658" calcext:value-type="float">
            <text:p>64160852.7125658</text:p>
          </table:table-cell>
          <table:table-cell table:formula="of:=[.$C23]*POWER([.$O$9];12)" office:value-type="float" office:value="822745.350432217" calcext:value-type="float">
            <text:p>822745.350432217</text:p>
          </table:table-cell>
          <table:table-cell table:formula="of:=[.$B24]/4*[.$O$4]*[.$O$5]" office:value-type="float" office:value="126076.075580192" calcext:value-type="float">
            <text:p>126076.075580192</text:p>
          </table:table-cell>
          <table:table-cell table:formula="of:=[.$B24]-[.$C24]-[.$D24]+[.$O$13]*POWER([.$O$7];12*[.$A24])" office:value-type="float" office:value="63212031.2865534" calcext:value-type="float">
            <text:p>63212031.2865534</text:p>
          </table:table-cell>
          <table:table-cell table:formula="of:=COUNTIF([.$K49:.$BY49];&quot;&gt;=0&quot;)" office:value-type="float" office:value="67" calcext:value-type="float">
            <text:p>67</text:p>
          </table:table-cell>
          <table:table-cell table:formula="of:=[.$O$10]+[.$F24]+[.$A24]" office:value-type="float" office:value="118" calcext:value-type="float">
            <text:p>118</text:p>
          </table:table-cell>
          <table:table-cell table:formula="of:=[.$O$10]+[.$A24]" office:value-type="float" office:value="51" calcext:value-type="float">
            <text:p>51</text:p>
          </table:table-cell>
          <table:table-cell table:number-columns-repeated="69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O$2]*POWER(1+[.$O$11];[.$A24])*(POWER([.$O$7];12)-1)/([.$O$7]-1) + [.$B24]*POWER([.$O$7];12)" office:value-type="float" office:value="75265017.7591624" calcext:value-type="float">
            <text:p>75265017.7591624</text:p>
          </table:table-cell>
          <table:table-cell table:formula="of:=[.$C24]*POWER([.$O$9];12)" office:value-type="float" office:value="880337.524962473" calcext:value-type="float">
            <text:p>880337.524962473</text:p>
          </table:table-cell>
          <table:table-cell table:formula="of:=[.$B25]/4*[.$O$4]*[.$O$5]" office:value-type="float" office:value="147895.759896754" calcext:value-type="float">
            <text:p>147895.759896754</text:p>
          </table:table-cell>
          <table:table-cell table:formula="of:=[.$B25]-[.$C25]-[.$D25]+[.$O$13]*POWER([.$O$7];12*[.$A25])" office:value-type="float" office:value="74236784.4743031" calcext:value-type="float">
            <text:p>74236784.4743031</text:p>
          </table:table-cell>
          <table:table-cell table:formula="of:=COUNTIF([.$K50:.$BY50];&quot;&gt;=0&quot;)" office:value-type="float" office:value="67" calcext:value-type="float">
            <text:p>67</text:p>
          </table:table-cell>
          <table:table-cell table:formula="of:=[.$O$10]+[.$F25]+[.$A25]" office:value-type="float" office:value="119" calcext:value-type="float">
            <text:p>119</text:p>
          </table:table-cell>
          <table:table-cell table:formula="of:=[.$O$10]+[.$A25]" office:value-type="float" office:value="52" calcext:value-type="float">
            <text:p>52</text:p>
          </table:table-cell>
          <table:table-cell table:number-columns-repeated="69"/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[.$O$2]*POWER(1+[.$O$11];[.$A25])*(POWER([.$O$7];12)-1)/([.$O$7]-1) + [.$B25]*POWER([.$O$7];12)" office:value-type="float" office:value="88193728.4081456" calcext:value-type="float">
            <text:p>88193728.4081456</text:p>
          </table:table-cell>
          <table:table-cell table:formula="of:=[.$C25]*POWER([.$O$9];12)" office:value-type="float" office:value="941961.151709846" calcext:value-type="float">
            <text:p>941961.151709846</text:p>
          </table:table-cell>
          <table:table-cell table:formula="of:=[.$B26]/4*[.$O$4]*[.$O$5]" office:value-type="float" office:value="173300.676322006" calcext:value-type="float">
            <text:p>173300.676322006</text:p>
          </table:table-cell>
          <table:table-cell table:formula="of:=[.$B26]-[.$C26]-[.$D26]+[.$O$13]*POWER([.$O$7];12*[.$A26])" office:value-type="float" office:value="87078466.5801138" calcext:value-type="float">
            <text:p>87078466.5801138</text:p>
          </table:table-cell>
          <table:table-cell table:formula="of:=COUNTIF([.$K51:.$BY51];&quot;&gt;=0&quot;)" office:value-type="float" office:value="67" calcext:value-type="float">
            <text:p>67</text:p>
          </table:table-cell>
          <table:table-cell table:formula="of:=[.$O$10]+[.$F26]+[.$A26]" office:value-type="float" office:value="120" calcext:value-type="float">
            <text:p>120</text:p>
          </table:table-cell>
          <table:table-cell table:formula="of:=[.$O$10]+[.$A26]" office:value-type="float" office:value="53" calcext:value-type="float">
            <text:p>53</text:p>
          </table:table-cell>
          <table:table-cell/>
          <table:table-cell office:value-type="string" calcext:value-type="string">
            <text:p>X: Reserves left after retiring</text:p>
            <text:p>Y: Years of wor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O$2]*POWER(1+[.$O$11];[.$A26])*(POWER([.$O$7];12)-1)/([.$O$7]-1) + [.$B26]*POWER([.$O$7];12)" office:value-type="float" office:value="103242263.653171" calcext:value-type="float">
            <text:p>103242263.653171</text:p>
          </table:table-cell>
          <table:table-cell table:formula="of:=[.$C26]*POWER([.$O$9];12)" office:value-type="float" office:value="1007898.43232954" calcext:value-type="float">
            <text:p>1007898.43232954</text:p>
          </table:table-cell>
          <table:table-cell table:formula="of:=[.$B27]/4*[.$O$4]*[.$O$5]" office:value-type="float" office:value="202871.048078482" calcext:value-type="float">
            <text:p>202871.048078482</text:p>
          </table:table-cell>
          <table:table-cell table:formula="of:=[.$B27]-[.$C27]-[.$D27]+[.$O$13]*POWER([.$O$7];12*[.$A27])" office:value-type="float" office:value="102031494.172763" calcext:value-type="float">
            <text:p>102031494.172763</text:p>
          </table:table-cell>
          <table:table-cell table:formula="of:=COUNTIF([.$K52:.$BY52];&quot;&gt;=0&quot;)" office:value-type="float" office:value="67" calcext:value-type="float">
            <text:p>67</text:p>
          </table:table-cell>
          <table:table-cell table:formula="of:=[.$O$10]+[.$F27]+[.$A27]" office:value-type="float" office:value="121" calcext:value-type="float">
            <text:p>121</text:p>
          </table:table-cell>
          <table:table-cell table:formula="of:=[.$O$10]+[.$A27]" office:value-type="float" office:value="54" calcext:value-type="float">
            <text:p>54</text:p>
          </table:table-cell>
          <table:table-cell/>
          <table:table-cell office:value-type="float" office:value="1" calcext:value-type="float">
            <text:p>1</text:p>
          </table:table-cell>
          <table:table-cell table:formula="of:=[.$E2]-[.$C3]" office:value-type="float" office:value="-139438.988073097" calcext:value-type="float">
            <text:p>-139438.988073097</text:p>
          </table:table-cell>
          <table:table-cell table:formula="of:=[.$E2]*POWER(1+[.$O$6];[.K$26])-SERIESSUM(1+[.$O$6];0;1;OFFSET([.$C3];[.K$26];0):[.$C3])" office:value-type="float" office:value="-375054.258888949" calcext:value-type="float">
            <text:p>-375054.258888949</text:p>
          </table:table-cell>
          <table:table-cell table:formula="of:=[.$E2]*POWER(1+[.$O$6];[.L$26])-SERIESSUM(1+[.$O$6];0;1;OFFSET([.$C3];[.L$26];0):[.$C3])" office:value-type="float" office:value="-665694.471859787" calcext:value-type="float">
            <text:p>-665694.471859787</text:p>
          </table:table-cell>
          <table:table-cell table:formula="of:=[.$E2]*POWER(1+[.$O$6];[.M$26])-SERIESSUM(1+[.$O$6];0;1;OFFSET([.$C3];[.M$26];0):[.$C3])" office:value-type="float" office:value="-1024150.21948712" calcext:value-type="float">
            <text:p>-1024150.21948712</text:p>
          </table:table-cell>
          <table:table-cell table:formula="of:=[.$E2]*POWER(1+[.$O$6];[.N$26])-SERIESSUM(1+[.$O$6];0;1;OFFSET([.$C3];[.N$26];0):[.$C3])" office:value-type="float" office:value="-1466176.42734429" calcext:value-type="float">
            <text:p>-1466176.42734429</text:p>
          </table:table-cell>
          <table:table-cell table:formula="of:=[.$E2]*POWER(1+[.$O$6];[.O$26])-SERIESSUM(1+[.$O$6];0;1;OFFSET([.$C3];[.O$26];0):[.$C3])" office:value-type="float" office:value="-2011178.04807453" calcext:value-type="float">
            <text:p>-2011178.04807453</text:p>
          </table:table-cell>
          <table:table-cell table:formula="of:=[.$E2]*POWER(1+[.$O$6];[.P$26])-SERIESSUM(1+[.$O$6];0;1;OFFSET([.$C3];[.P$26];0):[.$C3])" office:value-type="float" office:value="-2683054.17013937" calcext:value-type="float">
            <text:p>-2683054.17013937</text:p>
          </table:table-cell>
          <table:table-cell table:formula="of:=[.$E2]*POWER(1+[.$O$6];[.Q$26])-SERIESSUM(1+[.$O$6];0;1;OFFSET([.$C3];[.Q$26];0):[.$C3])" office:value-type="float" office:value="-3511237.11025989" calcext:value-type="float">
            <text:p>-3511237.11025989</text:p>
          </table:table-cell>
          <table:table-cell table:formula="of:=[.$E2]*POWER(1+[.$O$6];[.R$26])-SERIESSUM(1+[.$O$6];0;1;OFFSET([.$C3];[.R$26];0):[.$C3])" office:value-type="float" office:value="-4531971.49578588" calcext:value-type="float">
            <text:p>-4531971.49578588</text:p>
          </table:table-cell>
          <table:table-cell table:formula="of:=[.$E2]*POWER(1+[.$O$6];[.S$26])-SERIESSUM(1+[.$O$6];0;1;OFFSET([.$C3];[.S$26];0):[.$C3])" office:value-type="float" office:value="-5789888.72653945" calcext:value-type="float">
            <text:p>-5789888.72653945</text:p>
          </table:table-cell>
          <table:table-cell table:formula="of:=[.$E2]*POWER(1+[.$O$6];[.T$26])-SERIESSUM(1+[.$O$6];0;1;OFFSET([.$C3];[.T$26];0):[.$C3])" office:value-type="float" office:value="-7339944.98375014" calcext:value-type="float">
            <text:p>-7339944.98375014</text:p>
          </table:table-cell>
          <table:table-cell table:formula="of:=[.$E2]*POWER(1+[.$O$6];[.U$26])-SERIESSUM(1+[.$O$6];0;1;OFFSET([.$C3];[.U$26];0):[.$C3])" office:value-type="float" office:value="-9249806.67873158" calcext:value-type="float">
            <text:p>-9249806.67873158</text:p>
          </table:table-cell>
          <table:table-cell table:formula="of:=[.$E2]*POWER(1+[.$O$6];[.V$26])-SERIESSUM(1+[.$O$6];0;1;OFFSET([.$C3];[.V$26];0):[.$C3])" office:value-type="float" office:value="-11602786.5854625" calcext:value-type="float">
            <text:p>-11602786.5854625</text:p>
          </table:table-cell>
          <table:table-cell table:formula="of:=[.$E2]*POWER(1+[.$O$6];[.W$26])-SERIESSUM(1+[.$O$6];0;1;OFFSET([.$C3];[.W$26];0):[.$C3])" office:value-type="float" office:value="-14501457.7154095" calcext:value-type="float">
            <text:p>-14501457.7154095</text:p>
          </table:table-cell>
          <table:table-cell table:formula="of:=[.$E2]*POWER(1+[.$O$6];[.X$26])-SERIESSUM(1+[.$O$6];0;1;OFFSET([.$C3];[.X$26];0):[.$C3])" office:value-type="float" office:value="-18072101.2987312" calcext:value-type="float">
            <text:p>-18072101.2987312</text:p>
          </table:table-cell>
          <table:table-cell table:formula="of:=[.$E2]*POWER(1+[.$O$6];[.Y$26])-SERIESSUM(1+[.$O$6];0;1;OFFSET([.$C3];[.Y$26];0):[.$C3])" office:value-type="float" office:value="-22470181.2996187" calcext:value-type="float">
            <text:p>-22470181.2996187</text:p>
          </table:table-cell>
          <table:table-cell table:formula="of:=[.$E2]*POWER(1+[.$O$6];[.Z$26])-SERIESSUM(1+[.$O$6];0;1;OFFSET([.$C3];[.Z$26];0):[.$C3])" office:value-type="float" office:value="-27887082.2730625" calcext:value-type="float">
            <text:p>-27887082.2730625</text:p>
          </table:table-cell>
          <table:table-cell table:formula="of:=[.$E2]*POWER(1+[.$O$6];[.AA$26])-SERIESSUM(1+[.$O$6];0;1;OFFSET([.$C3];[.AA$26];0):[.$C3])" office:value-type="float" office:value="-34558401.9830895" calcext:value-type="float">
            <text:p>-34558401.9830895</text:p>
          </table:table-cell>
          <table:table-cell table:formula="of:=[.$E2]*POWER(1+[.$O$6];[.AB$26])-SERIESSUM(1+[.$O$6];0;1;OFFSET([.$C3];[.AB$26];0):[.$C3])" office:value-type="float" office:value="-42774157.4078128" calcext:value-type="float">
            <text:p>-42774157.4078128</text:p>
          </table:table-cell>
          <table:table-cell table:formula="of:=[.$E2]*POWER(1+[.$O$6];[.AC$26])-SERIESSUM(1+[.$O$6];0;1;OFFSET([.$C3];[.AC$26];0):[.$C3])" office:value-type="float" office:value="-52891345.4577001" calcext:value-type="float">
            <text:p>-52891345.4577001</text:p>
          </table:table-cell>
          <table:table-cell table:formula="of:=[.$E2]*POWER(1+[.$O$6];[.AD$26])-SERIESSUM(1+[.$O$6];0;1;OFFSET([.$C3];[.AD$26];0):[.$C3])" office:value-type="float" office:value="-65349401.5028167" calcext:value-type="float">
            <text:p>-65349401.5028167</text:p>
          </table:table-cell>
          <table:table-cell table:formula="of:=[.$E2]*POWER(1+[.$O$6];[.AE$26])-SERIESSUM(1+[.$O$6];0;1;OFFSET([.$C3];[.AE$26];0):[.$C3])" office:value-type="float" office:value="-80689224.0385223" calcext:value-type="float">
            <text:p>-80689224.0385223</text:p>
          </table:table-cell>
          <table:table-cell table:formula="of:=[.$E2]*POWER(1+[.$O$6];[.AF$26])-SERIESSUM(1+[.$O$6];0;1;OFFSET([.$C3];[.AF$26];0):[.$C3])" office:value-type="float" office:value="-99576587.9267261" calcext:value-type="float">
            <text:p>-99576587.9267261</text:p>
          </table:table-cell>
          <table:table-cell table:formula="of:=[.$E2]*POWER(1+[.$O$6];[.AG$26])-SERIESSUM(1+[.$O$6];0;1;OFFSET([.$C3];[.AG$26];0):[.$C3])" office:value-type="float" office:value="-122830958.287882" calcext:value-type="float">
            <text:p>-122830958.287882</text:p>
          </table:table-cell>
          <table:table-cell table:formula="of:=[.$E2]*POWER(1+[.$O$6];[.AH$26])-SERIESSUM(1+[.$O$6];0;1;OFFSET([.$C3];[.AH$26];0):[.$C3])" office:value-type="float" office:value="-151460950.478513" calcext:value-type="float">
            <text:p>-151460950.478513</text:p>
          </table:table-cell>
          <table:table-cell table:formula="of:=[.$E2]*POWER(1+[.$O$6];[.AI$26])-SERIESSUM(1+[.$O$6];0;1;OFFSET([.$C3];[.AI$26];0):[.$C3])" office:value-type="float" office:value="-186707968.749498" calcext:value-type="float">
            <text:p>-186707968.749498</text:p>
          </table:table-cell>
          <table:table-cell table:formula="of:=[.$E2]*POWER(1+[.$O$6];[.AJ$26])-SERIESSUM(1+[.$O$6];0;1;OFFSET([.$C3];[.AJ$26];0):[.$C3])" office:value-type="float" office:value="-230099909.54442" calcext:value-type="float">
            <text:p>-230099909.54442</text:p>
          </table:table-cell>
          <table:table-cell table:formula="of:=[.$E2]*POWER(1+[.$O$6];[.AK$26])-SERIESSUM(1+[.$O$6];0;1;OFFSET([.$C3];[.AK$26];0):[.$C3])" office:value-type="float" office:value="-283517250.226918" calcext:value-type="float">
            <text:p>-283517250.226918</text:p>
          </table:table-cell>
          <table:table-cell table:formula="of:=[.$E2]*POWER(1+[.$O$6];[.AL$26])-SERIESSUM(1+[.$O$6];0;1;OFFSET([.$C3];[.AL$26];0):[.$C3])" office:value-type="float" office:value="-349274379.101231" calcext:value-type="float">
            <text:p>-349274379.101231</text:p>
          </table:table-cell>
          <table:table-cell table:formula="of:=[.$E2]*POWER(1+[.$O$6];[.AM$26])-SERIESSUM(1+[.$O$6];0;1;OFFSET([.$C3];[.AM$26];0):[.$C3])" office:value-type="float" office:value="-430219681.020247" calcext:value-type="float">
            <text:p>-430219681.020247</text:p>
          </table:table-cell>
          <table:table-cell table:formula="of:=[.$E2]*POWER(1+[.$O$6];[.AN$26])-SERIESSUM(1+[.$O$6];0;1;OFFSET([.$C3];[.AN$26];0):[.$C3])" office:value-type="float" office:value="-529858703.096645" calcext:value-type="float">
            <text:p>-529858703.096645</text:p>
          </table:table-cell>
          <table:table-cell table:formula="of:=[.$E2]*POWER(1+[.$O$6];[.AO$26])-SERIESSUM(1+[.$O$6];0;1;OFFSET([.$C3];[.AO$26];0):[.$C3])" office:value-type="float" office:value="-652505722.03646" calcext:value-type="float">
            <text:p>-652505722.03646</text:p>
          </table:table-cell>
          <table:table-cell table:formula="of:=[.$E2]*POWER(1+[.$O$6];[.AP$26])-SERIESSUM(1+[.$O$6];0;1;OFFSET([.$C3];[.AP$26];0):[.$C3])" office:value-type="float" office:value="-803470261.457929" calcext:value-type="float">
            <text:p>-803470261.457929</text:p>
          </table:table-cell>
          <table:table-cell table:formula="of:=[.$E2]*POWER(1+[.$O$6];[.AQ$26])-SERIESSUM(1+[.$O$6];0;1;OFFSET([.$C3];[.AQ$26];0):[.$C3])" office:value-type="float" office:value="-989286617.22448" calcext:value-type="float">
            <text:p>-989286617.22448</text:p>
          </table:table-cell>
          <table:table-cell table:formula="of:=[.$E2]*POWER(1+[.$O$6];[.AR$26])-SERIESSUM(1+[.$O$6];0;1;OFFSET([.$C3];[.AR$26];0):[.$C3])" office:value-type="float" office:value="-1217996306.50492" calcext:value-type="float">
            <text:p>-1217996306.50492</text:p>
          </table:table-cell>
          <table:table-cell table:formula="of:=[.$E2]*POWER(1+[.$O$6];[.AS$26])-SERIESSUM(1+[.$O$6];0;1;OFFSET([.$C3];[.AS$26];0):[.$C3])" office:value-type="float" office:value="-1499495642.20065" calcext:value-type="float">
            <text:p>-1499495642.20065</text:p>
          </table:table-cell>
          <table:table-cell table:formula="of:=[.$E2]*POWER(1+[.$O$6];[.AT$26])-SERIESSUM(1+[.$O$6];0;1;OFFSET([.$C3];[.AT$26];0):[.$C3])" office:value-type="float" office:value="-1845963447.26582" calcext:value-type="float">
            <text:p>-1845963447.26582</text:p>
          </table:table-cell>
          <table:table-cell table:formula="of:=[.$E2]*POWER(1+[.$O$6];[.AU$26])-SERIESSUM(1+[.$O$6];0;1;OFFSET([.$C3];[.AU$26];0):[.$C3])" office:value-type="float" office:value="-2272387384.76382" calcext:value-type="float">
            <text:p>-2272387384.76382</text:p>
          </table:table-cell>
          <table:table-cell table:formula="of:=[.$E2]*POWER(1+[.$O$6];[.AV$26])-SERIESSUM(1+[.$O$6];0;1;OFFSET([.$C3];[.AV$26];0):[.$C3])" office:value-type="float" office:value="-2797211638.72521" calcext:value-type="float">
            <text:p>-2797211638.72521</text:p>
          </table:table-cell>
          <table:table-cell table:formula="of:=[.$E2]*POWER(1+[.$O$6];[.AW$26])-SERIESSUM(1+[.$O$6];0;1;OFFSET([.$C3];[.AW$26];0):[.$C3])" office:value-type="float" office:value="-3443133921.92533" calcext:value-type="float">
            <text:p>-3443133921.92533</text:p>
          </table:table-cell>
          <table:table-cell table:formula="of:=[.$E2]*POWER(1+[.$O$6];[.AX$26])-SERIESSUM(1+[.$O$6];0;1;OFFSET([.$C3];[.AX$26];0):[.$C3])" office:value-type="float" office:value="-4238086235.9088" calcext:value-type="float">
            <text:p>-4238086235.9088</text:p>
          </table:table-cell>
          <table:table-cell table:formula="of:=[.$E2]*POWER(1+[.$O$6];[.AY$26])-SERIESSUM(1+[.$O$6];0;1;OFFSET([.$C3];[.AY$26];0):[.$C3])" office:value-type="float" office:value="-5216441744.44703" calcext:value-type="float">
            <text:p>-5216441744.44703</text:p>
          </table:table-cell>
          <table:table-cell table:formula="of:=[.$E2]*POWER(1+[.$O$6];[.AZ$26])-SERIESSUM(1+[.$O$6];0;1;OFFSET([.$C3];[.AZ$26];0):[.$C3])" office:value-type="float" office:value="-6420499886.81213" calcext:value-type="float">
            <text:p>-6420499886.81213</text:p>
          </table:table-cell>
          <table:table-cell table:formula="of:=[.$E2]*POWER(1+[.$O$6];[.BA$26])-SERIESSUM(1+[.$O$6];0;1;OFFSET([.$C3];[.BA$26];0):[.$C3])" office:value-type="float" office:value="-7902313873.46751" calcext:value-type="float">
            <text:p>-7902313873.46751</text:p>
          </table:table-cell>
          <table:table-cell table:formula="of:=[.$E2]*POWER(1+[.$O$6];[.BB$26])-SERIESSUM(1+[.$O$6];0;1;OFFSET([.$C3];[.BB$26];0):[.$C3])" office:value-type="float" office:value="-9725939492.89337" calcext:value-type="float">
            <text:p>-9725939492.89337</text:p>
          </table:table-cell>
          <table:table-cell table:formula="of:=[.$E2]*POWER(1+[.$O$6];[.BC$26])-SERIESSUM(1+[.$O$6];0;1;OFFSET([.$C3];[.BC$26];0):[.$C3])" office:value-type="float" office:value="-11970202352.7702" calcext:value-type="float">
            <text:p>-11970202352.7702</text:p>
          </table:table-cell>
          <table:table-cell table:formula="of:=[.$E2]*POWER(1+[.$O$6];[.BD$26])-SERIESSUM(1+[.$O$6];0;1;OFFSET([.$C3];[.BD$26];0):[.$C3])" office:value-type="float" office:value="-14732103067.2981" calcext:value-type="float">
            <text:p>-14732103067.2981</text:p>
          </table:table-cell>
          <table:table-cell table:formula="of:=[.$E2]*POWER(1+[.$O$6];[.BE$26])-SERIESSUM(1+[.$O$6];0;1;OFFSET([.$C3];[.BE$26];0):[.$C3])" office:value-type="float" office:value="-18131007451.7914" calcext:value-type="float">
            <text:p>-18131007451.7914</text:p>
          </table:table-cell>
          <table:table-cell table:formula="of:=[.$E2]*POWER(1+[.$O$6];[.BF$26])-SERIESSUM(1+[.$O$6];0;1;OFFSET([.$C3];[.BF$26];0):[.$C3])" office:value-type="float" office:value="-22313802685.4672" calcext:value-type="float">
            <text:p>-22313802685.4672</text:p>
          </table:table-cell>
          <table:table-cell table:formula="of:=[.$E2]*POWER(1+[.$O$6];[.BG$26])-SERIESSUM(1+[.$O$6];0;1;OFFSET([.$C3];[.BG$26];0):[.$C3])" office:value-type="float" office:value="-27461242117.3455" calcext:value-type="float">
            <text:p>-27461242117.3455</text:p>
          </table:table-cell>
          <table:table-cell table:formula="of:=[.$E2]*POWER(1+[.$O$6];[.BH$26])-SERIESSUM(1+[.$O$6];0;1;OFFSET([.$C3];[.BH$26];0):[.$C3])" office:value-type="float" office:value="-33795752719.6382" calcext:value-type="float">
            <text:p>-33795752719.6382</text:p>
          </table:table-cell>
          <table:table-cell table:formula="of:=[.$E2]*POWER(1+[.$O$6];[.BI$26])-SERIESSUM(1+[.$O$6];0;1;OFFSET([.$C3];[.BI$26];0):[.$C3])" office:value-type="float" office:value="-41591042354.3306" calcext:value-type="float">
            <text:p>-41591042354.3306</text:p>
          </table:table-cell>
          <table:table-cell table:formula="of:=[.$E2]*POWER(1+[.$O$6];[.BJ$26])-SERIESSUM(1+[.$O$6];0;1;OFFSET([.$C3];[.BJ$26];0):[.$C3])" office:value-type="float" office:value="-51183921739.1767" calcext:value-type="float">
            <text:p>-51183921739.1767</text:p>
          </table:table-cell>
          <table:table-cell table:formula="of:=[.$E2]*POWER(1+[.$O$6];[.BK$26])-SERIESSUM(1+[.$O$6];0;1;OFFSET([.$C3];[.BK$26];0):[.$C3])" office:value-type="float" office:value="-62988851634.9903" calcext:value-type="float">
            <text:p>-62988851634.9903</text:p>
          </table:table-cell>
          <table:table-cell table:formula="of:=[.$E2]*POWER(1+[.$O$6];[.BL$26])-SERIESSUM(1+[.$O$6];0;1;OFFSET([.$C3];[.BL$26];0):[.$C3])" office:value-type="float" office:value="-77515843456.4635" calcext:value-type="float">
            <text:p>-77515843456.4635</text:p>
          </table:table-cell>
          <table:table-cell table:formula="of:=[.$E2]*POWER(1+[.$O$6];[.BM$26])-SERIESSUM(1+[.$O$6];0;1;OFFSET([.$C3];[.BM$26];0):[.$C3])" office:value-type="float" office:value="-95392486315.1622" calcext:value-type="float">
            <text:p>-95392486315.1622</text:p>
          </table:table-cell>
          <table:table-cell table:formula="of:=[.$E2]*POWER(1+[.$O$6];[.BN$26])-SERIESSUM(1+[.$O$6];0;1;OFFSET([.$C3];[.BN$26];0):[.$C3])" office:value-type="float" office:value="-117391051688.523" calcext:value-type="float">
            <text:p>-117391051688.523</text:p>
          </table:table-cell>
          <table:table-cell table:formula="of:=[.$E2]*POWER(1+[.$O$6];[.BO$26])-SERIESSUM(1+[.$O$6];0;1;OFFSET([.$C3];[.BO$26];0):[.$C3])" office:value-type="float" office:value="-144461846166.536" calcext:value-type="float">
            <text:p>-144461846166.536</text:p>
          </table:table-cell>
          <table:table-cell table:formula="of:=[.$E2]*POWER(1+[.$O$6];[.BP$26])-SERIESSUM(1+[.$O$6];0;1;OFFSET([.$C3];[.BP$26];0):[.$C3])" office:value-type="float" office:value="-177774252525.736" calcext:value-type="float">
            <text:p>-177774252525.736</text:p>
          </table:table-cell>
          <table:table-cell table:formula="of:=[.$E2]*POWER(1+[.$O$6];[.BQ$26])-SERIESSUM(1+[.$O$6];0;1;OFFSET([.$C3];[.BQ$26];0):[.$C3])" office:value-type="float" office:value="-218767231367.839" calcext:value-type="float">
            <text:p>-218767231367.839</text:p>
          </table:table-cell>
          <table:table-cell table:formula="of:=[.$E2]*POWER(1+[.$O$6];[.BR$26])-SERIESSUM(1+[.$O$6];0;1;OFFSET([.$C3];[.BR$26];0):[.$C3])" office:value-type="float" office:value="-269211464072.719" calcext:value-type="float">
            <text:p>-269211464072.719</text:p>
          </table:table-cell>
          <table:table-cell table:formula="of:=[.$E2]*POWER(1+[.$O$6];[.BS$26])-SERIESSUM(1+[.$O$6];0;1;OFFSET([.$C3];[.BS$26];0):[.$C3])" office:value-type="float" office:value="-269172491563.81" calcext:value-type="float">
            <text:p>-269172491563.81</text:p>
          </table:table-cell>
          <table:table-cell table:formula="of:=[.$E2]*POWER(1+[.$O$6];[.BT$26])-SERIESSUM(1+[.$O$6];0;1;OFFSET([.$C3];[.BT$26];0):[.$C3])" office:value-type="float" office:value="-269127673178.565" calcext:value-type="float">
            <text:p>-269127673178.565</text:p>
          </table:table-cell>
          <table:table-cell table:formula="of:=[.$E2]*POWER(1+[.$O$6];[.BU$26])-SERIESSUM(1+[.$O$6];0;1;OFFSET([.$C3];[.BU$26];0):[.$C3])" office:value-type="float" office:value="-269076132035.533" calcext:value-type="float">
            <text:p>-269076132035.533</text:p>
          </table:table-cell>
          <table:table-cell table:formula="of:=[.$E2]*POWER(1+[.$O$6];[.BV$26])-SERIESSUM(1+[.$O$6];0;1;OFFSET([.$C3];[.BV$26];0):[.$C3])" office:value-type="float" office:value="-269016859721.047" calcext:value-type="float">
            <text:p>-269016859721.047</text:p>
          </table:table-cell>
          <table:table-cell table:formula="of:=[.$E2]*POWER(1+[.$O$6];[.BW$26])-SERIESSUM(1+[.$O$6];0;1;OFFSET([.$C3];[.BW$26];0):[.$C3])" office:value-type="float" office:value="-268948696559.387" calcext:value-type="float">
            <text:p>-268948696559.387</text:p>
          </table:table-cell>
          <table:table-cell table:formula="of:=[.$E2]*POWER(1+[.$O$6];[.BX$26])-SERIESSUM(1+[.$O$6];0;1;OFFSET([.$C3];[.BX$26];0):[.$C3])" office:value-type="float" office:value="-268870308923.478" calcext:value-type="float">
            <text:p>-268870308923.47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O$2]*POWER(1+[.$O$11];[.$A27])*(POWER([.$O$7];12)-1)/([.$O$7]-1) + [.$B27]*POWER([.$O$7];12)" office:value-type="float" office:value="120753468.672378" calcext:value-type="float">
            <text:p>120753468.672378</text:p>
          </table:table-cell>
          <table:table-cell table:formula="of:=[.$C27]*POWER([.$O$9];12)" office:value-type="float" office:value="1078451.3225926" calcext:value-type="float">
            <text:p>1078451.3225926</text:p>
          </table:table-cell>
          <table:table-cell table:formula="of:=[.$B28]/4*[.$O$4]*[.$O$5]" office:value-type="float" office:value="237280.565941222" calcext:value-type="float">
            <text:p>237280.565941222</text:p>
          </table:table-cell>
          <table:table-cell table:formula="of:=[.$B28]-[.$C28]-[.$D28]+[.$O$13]*POWER([.$O$7];12*[.$A28])" office:value-type="float" office:value="119437736.783844" calcext:value-type="float">
            <text:p>119437736.783844</text:p>
          </table:table-cell>
          <table:table-cell table:formula="of:=COUNTIF([.$K53:.$BY53];&quot;&gt;=0&quot;)" office:value-type="float" office:value="67" calcext:value-type="float">
            <text:p>67</text:p>
          </table:table-cell>
          <table:table-cell table:formula="of:=[.$O$10]+[.$F28]+[.$A28]" office:value-type="float" office:value="122" calcext:value-type="float">
            <text:p>122</text:p>
          </table:table-cell>
          <table:table-cell table:formula="of:=[.$O$10]+[.$A28]"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table:formula="of:=[.$E3]-[.$C4]" office:value-type="float" office:value="142569.254800953" calcext:value-type="float">
            <text:p>142569.254800953</text:p>
          </table:table-cell>
          <table:table-cell table:formula="of:=[.$E3]*POWER(1+[.$O$6];[.K$26])-SERIESSUM(1+[.$O$6];0;1;OFFSET([.$C4];[.K$26];0):[.$C4])" office:value-type="float" office:value="-65773.7391661339" calcext:value-type="float">
            <text:p>-65773.7391661339</text:p>
          </table:table-cell>
          <table:table-cell table:formula="of:=[.$E3]*POWER(1+[.$O$6];[.L$26])-SERIESSUM(1+[.$O$6];0;1;OFFSET([.$C4];[.L$26];0):[.$C4])" office:value-type="float" office:value="-326428.619368174" calcext:value-type="float">
            <text:p>-326428.619368174</text:p>
          </table:table-cell>
          <table:table-cell table:formula="of:=[.$E3]*POWER(1+[.$O$6];[.M$26])-SERIESSUM(1+[.$O$6];0;1;OFFSET([.$C4];[.M$26];0):[.$C4])" office:value-type="float" office:value="-652096.599501156" calcext:value-type="float">
            <text:p>-652096.599501156</text:p>
          </table:table-cell>
          <table:table-cell table:formula="of:=[.$E3]*POWER(1+[.$O$6];[.N$26])-SERIESSUM(1+[.$O$6];0;1;OFFSET([.$C4];[.N$26];0):[.$C4])" office:value-type="float" office:value="-1058503.02160582" calcext:value-type="float">
            <text:p>-1058503.02160582</text:p>
          </table:table-cell>
          <table:table-cell table:formula="of:=[.$E3]*POWER(1+[.$O$6];[.O$26])-SERIESSUM(1+[.$O$6];0;1;OFFSET([.$C4];[.O$26];0):[.$C4])" office:value-type="float" office:value="-1565108.89243928" calcext:value-type="float">
            <text:p>-1565108.89243928</text:p>
          </table:table-cell>
          <table:table-cell table:formula="of:=[.$E3]*POWER(1+[.$O$6];[.P$26])-SERIESSUM(1+[.$O$6];0;1;OFFSET([.$C4];[.P$26];0):[.$C4])" office:value-type="float" office:value="-2195988.60019859" calcext:value-type="float">
            <text:p>-2195988.60019859</text:p>
          </table:table-cell>
          <table:table-cell table:formula="of:=[.$E3]*POWER(1+[.$O$6];[.Q$26])-SERIESSUM(1+[.$O$6];0;1;OFFSET([.$C4];[.Q$26];0):[.$C4])" office:value-type="float" office:value="-2980912.44184997" calcext:value-type="float">
            <text:p>-2980912.44184997</text:p>
          </table:table-cell>
          <table:table-cell table:formula="of:=[.$E3]*POWER(1+[.$O$6];[.R$26])-SERIESSUM(1+[.$O$6];0;1;OFFSET([.$C4];[.R$26];0):[.$C4])" office:value-type="float" office:value="-3956681.54444356" calcext:value-type="float">
            <text:p>-3956681.54444356</text:p>
          </table:table-cell>
          <table:table-cell table:formula="of:=[.$E3]*POWER(1+[.$O$6];[.S$26])-SERIESSUM(1+[.$O$6];0;1;OFFSET([.$C4];[.S$26];0):[.$C4])" office:value-type="float" office:value="-5168773.78794278" calcext:value-type="float">
            <text:p>-5168773.78794278</text:p>
          </table:table-cell>
          <table:table-cell table:formula="of:=[.$E3]*POWER(1+[.$O$6];[.T$26])-SERIESSUM(1+[.$O$6];0;1;OFFSET([.$C4];[.T$26];0):[.$C4])" office:value-type="float" office:value="-6673372.91074006" calcext:value-type="float">
            <text:p>-6673372.91074006</text:p>
          </table:table-cell>
          <table:table-cell table:formula="of:=[.$E3]*POWER(1+[.$O$6];[.U$26])-SERIESSUM(1+[.$O$6];0;1;OFFSET([.$C4];[.U$26];0):[.$C4])" office:value-type="float" office:value="-8539869.69108931" calcext:value-type="float">
            <text:p>-8539869.69108931</text:p>
          </table:table-cell>
          <table:table-cell table:formula="of:=[.$E3]*POWER(1+[.$O$6];[.V$26])-SERIESSUM(1+[.$O$6];0;1;OFFSET([.$C4];[.V$26];0):[.$C4])" office:value-type="float" office:value="-10853944.6730184" calcext:value-type="float">
            <text:p>-10853944.6730184</text:p>
          </table:table-cell>
          <table:table-cell table:formula="of:=[.$E3]*POWER(1+[.$O$6];[.W$26])-SERIESSUM(1+[.$O$6];0;1;OFFSET([.$C4];[.W$26];0):[.$C4])" office:value-type="float" office:value="-13721367.2360477" calcext:value-type="float">
            <text:p>-13721367.2360477</text:p>
          </table:table-cell>
          <table:table-cell table:formula="of:=[.$E3]*POWER(1+[.$O$6];[.X$26])-SERIESSUM(1+[.$O$6];0;1;OFFSET([.$C4];[.X$26];0):[.$C4])" office:value-type="float" office:value="-17272676.9922859" calcext:value-type="float">
            <text:p>-17272676.9922859</text:p>
          </table:table-cell>
          <table:table-cell table:formula="of:=[.$E3]*POWER(1+[.$O$6];[.Y$26])-SERIESSUM(1+[.$O$6];0;1;OFFSET([.$C4];[.Y$26];0):[.$C4])" office:value-type="float" office:value="-21668951.883632" calcext:value-type="float">
            <text:p>-21668951.883632</text:p>
          </table:table-cell>
          <table:table-cell table:formula="of:=[.$E3]*POWER(1+[.$O$6];[.Z$26])-SERIESSUM(1+[.$O$6];0;1;OFFSET([.$C4];[.Z$26];0):[.$C4])" office:value-type="float" office:value="-27108914.6091728" calcext:value-type="float">
            <text:p>-27108914.6091728</text:p>
          </table:table-cell>
          <table:table-cell table:formula="of:=[.$E3]*POWER(1+[.$O$6];[.AA$26])-SERIESSUM(1+[.$O$6];0;1;OFFSET([.$C4];[.AA$26];0):[.$C4])" office:value-type="float" office:value="-33837687.1854511" calcext:value-type="float">
            <text:p>-33837687.1854511</text:p>
          </table:table-cell>
          <table:table-cell table:formula="of:=[.$E3]*POWER(1+[.$O$6];[.AB$26])-SERIESSUM(1+[.$O$6];0;1;OFFSET([.$C4];[.AB$26];0):[.$C4])" office:value-type="float" office:value="-42157575.0494368" calcext:value-type="float">
            <text:p>-42157575.0494368</text:p>
          </table:table-cell>
          <table:table-cell table:formula="of:=[.$E3]*POWER(1+[.$O$6];[.AC$26])-SERIESSUM(1+[.$O$6];0;1;OFFSET([.$C4];[.AC$26];0):[.$C4])" office:value-type="float" office:value="-52441350.2562779" calcext:value-type="float">
            <text:p>-52441350.2562779</text:p>
          </table:table-cell>
          <table:table-cell table:formula="of:=[.$E3]*POWER(1+[.$O$6];[.AD$26])-SERIESSUM(1+[.$O$6];0;1;OFFSET([.$C4];[.AD$26];0):[.$C4])" office:value-type="float" office:value="-65148611.8170334" calcext:value-type="float">
            <text:p>-65148611.8170334</text:p>
          </table:table-cell>
          <table:table-cell table:formula="of:=[.$E3]*POWER(1+[.$O$6];[.AE$26])-SERIESSUM(1+[.$O$6];0;1;OFFSET([.$C4];[.AE$26];0):[.$C4])" office:value-type="float" office:value="-80845934.7615913" calcext:value-type="float">
            <text:p>-80845934.7615913</text:p>
          </table:table-cell>
          <table:table-cell table:formula="of:=[.$E3]*POWER(1+[.$O$6];[.AF$26])-SERIESSUM(1+[.$O$6];0;1;OFFSET([.$C4];[.AF$26];0):[.$C4])" office:value-type="float" office:value="-100231683.878025" calcext:value-type="float">
            <text:p>-100231683.878025</text:p>
          </table:table-cell>
          <table:table-cell table:formula="of:=[.$E3]*POWER(1+[.$O$6];[.AG$26])-SERIESSUM(1+[.$O$6];0;1;OFFSET([.$C4];[.AG$26];0):[.$C4])" office:value-type="float" office:value="-124166570.383926" calcext:value-type="float">
            <text:p>-124166570.383926</text:p>
          </table:table-cell>
          <table:table-cell table:formula="of:=[.$E3]*POWER(1+[.$O$6];[.AH$26])-SERIESSUM(1+[.$O$6];0;1;OFFSET([.$C4];[.AH$26];0):[.$C4])" office:value-type="float" office:value="-153711278.780285" calcext:value-type="float">
            <text:p>-153711278.780285</text:p>
          </table:table-cell>
          <table:table-cell table:formula="of:=[.$E3]*POWER(1+[.$O$6];[.AI$26])-SERIESSUM(1+[.$O$6];0;1;OFFSET([.$C4];[.AI$26];0):[.$C4])" office:value-type="float" office:value="-190172797.595481" calcext:value-type="float">
            <text:p>-190172797.595481</text:p>
          </table:table-cell>
          <table:table-cell table:formula="of:=[.$E3]*POWER(1+[.$O$6];[.AJ$26])-SERIESSUM(1+[.$O$6];0;1;OFFSET([.$C4];[.AJ$26];0):[.$C4])" office:value-type="float" office:value="-235161464.901075" calcext:value-type="float">
            <text:p>-235161464.901075</text:p>
          </table:table-cell>
          <table:table-cell table:formula="of:=[.$E3]*POWER(1+[.$O$6];[.AK$26])-SERIESSUM(1+[.$O$6];0;1;OFFSET([.$C4];[.AK$26];0):[.$C4])" office:value-type="float" office:value="-290661203.68463" calcext:value-type="float">
            <text:p>-290661203.68463</text:p>
          </table:table-cell>
          <table:table-cell table:formula="of:=[.$E3]*POWER(1+[.$O$6];[.AL$26])-SERIESSUM(1+[.$O$6];0;1;OFFSET([.$C4];[.AL$26];0):[.$C4])" office:value-type="float" office:value="-359115993.471419" calcext:value-type="float">
            <text:p>-359115993.471419</text:p>
          </table:table-cell>
          <table:table-cell table:formula="of:=[.$E3]*POWER(1+[.$O$6];[.AM$26])-SERIESSUM(1+[.$O$6];0;1;OFFSET([.$C4];[.AM$26];0):[.$C4])" office:value-type="float" office:value="-443536327.699731" calcext:value-type="float">
            <text:p>-443536327.699731</text:p>
          </table:table-cell>
          <table:table-cell table:formula="of:=[.$E3]*POWER(1+[.$O$6];[.AN$26])-SERIESSUM(1+[.$O$6];0;1;OFFSET([.$C4];[.AN$26];0):[.$C4])" office:value-type="float" office:value="-547630271.672687" calcext:value-type="float">
            <text:p>-547630271.672687</text:p>
          </table:table-cell>
          <table:table-cell table:formula="of:=[.$E3]*POWER(1+[.$O$6];[.AO$26])-SERIESSUM(1+[.$O$6];0;1;OFFSET([.$C4];[.AO$26];0):[.$C4])" office:value-type="float" office:value="-675964800.84218" calcext:value-type="float">
            <text:p>-675964800.84218</text:p>
          </table:table-cell>
          <table:table-cell table:formula="of:=[.$E3]*POWER(1+[.$O$6];[.AP$26])-SERIESSUM(1+[.$O$6];0;1;OFFSET([.$C4];[.AP$26];0):[.$C4])" office:value-type="float" office:value="-834164409.762628" calcext:value-type="float">
            <text:p>-834164409.762628</text:p>
          </table:table-cell>
          <table:table-cell table:formula="of:=[.$E3]*POWER(1+[.$O$6];[.AQ$26])-SERIESSUM(1+[.$O$6];0;1;OFFSET([.$C4];[.AQ$26];0):[.$C4])" office:value-type="float" office:value="-1029155594.93323" calcext:value-type="float">
            <text:p>-1029155594.93323</text:p>
          </table:table-cell>
          <table:table-cell table:formula="of:=[.$E3]*POWER(1+[.$O$6];[.AR$26])-SERIESSUM(1+[.$O$6];0;1;OFFSET([.$C4];[.AR$26];0):[.$C4])" office:value-type="float" office:value="-1269467799.63876" calcext:value-type="float">
            <text:p>-1269467799.63876</text:p>
          </table:table-cell>
          <table:table-cell table:formula="of:=[.$E3]*POWER(1+[.$O$6];[.AS$26])-SERIESSUM(1+[.$O$6];0;1;OFFSET([.$C4];[.AS$26];0):[.$C4])" office:value-type="float" office:value="-1565603851.58496" calcext:value-type="float">
            <text:p>-1565603851.58496</text:p>
          </table:table-cell>
          <table:table-cell table:formula="of:=[.$E3]*POWER(1+[.$O$6];[.AT$26])-SERIESSUM(1+[.$O$6];0;1;OFFSET([.$C4];[.AT$26];0):[.$C4])" office:value-type="float" office:value="-1930495930.16923" calcext:value-type="float">
            <text:p>-1930495930.16923</text:p>
          </table:table-cell>
          <table:table-cell table:formula="of:=[.$E3]*POWER(1+[.$O$6];[.AU$26])-SERIESSUM(1+[.$O$6];0;1;OFFSET([.$C4];[.AU$26];0):[.$C4])" office:value-type="float" office:value="-2380066799.53132" calcext:value-type="float">
            <text:p>-2380066799.53132</text:p>
          </table:table-cell>
          <table:table-cell table:formula="of:=[.$E3]*POWER(1+[.$O$6];[.AV$26])-SERIESSUM(1+[.$O$6];0;1;OFFSET([.$C4];[.AV$26];0):[.$C4])" office:value-type="float" office:value="-2933920595.94512" calcext:value-type="float">
            <text:p>-2933920595.94512</text:p>
          </table:table-cell>
          <table:table-cell table:formula="of:=[.$E3]*POWER(1+[.$O$6];[.AW$26])-SERIESSUM(1+[.$O$6];0;1;OFFSET([.$C4];[.AW$26];0):[.$C4])" office:value-type="float" office:value="-3616193060.34562" calcext:value-type="float">
            <text:p>-3616193060.34562</text:p>
          </table:table-cell>
          <table:table-cell table:formula="of:=[.$E3]*POWER(1+[.$O$6];[.AX$26])-SERIESSUM(1+[.$O$6];0;1;OFFSET([.$C4];[.AX$26];0):[.$C4])" office:value-type="float" office:value="-4456598000.89075" calcext:value-type="float">
            <text:p>-4456598000.89075</text:p>
          </table:table-cell>
          <table:table-cell table:formula="of:=[.$E3]*POWER(1+[.$O$6];[.AY$26])-SERIESSUM(1+[.$O$6];0;1;OFFSET([.$C4];[.AY$26];0):[.$C4])" office:value-type="float" office:value="-5491715254.29691" calcext:value-type="float">
            <text:p>-5491715254.29691</text:p>
          </table:table-cell>
          <table:table-cell table:formula="of:=[.$E3]*POWER(1+[.$O$6];[.AZ$26])-SERIESSUM(1+[.$O$6];0;1;OFFSET([.$C4];[.AZ$26];0):[.$C4])" office:value-type="float" office:value="-6766575854.78835" calcext:value-type="float">
            <text:p>-6766575854.78835</text:p>
          </table:table-cell>
          <table:table-cell table:formula="of:=[.$E3]*POWER(1+[.$O$6];[.BA$26])-SERIESSUM(1+[.$O$6];0;1;OFFSET([.$C4];[.BA$26];0):[.$C4])" office:value-type="float" office:value="-8336612966.89452" calcext:value-type="float">
            <text:p>-8336612966.89452</text:p>
          </table:table-cell>
          <table:table-cell table:formula="of:=[.$E3]*POWER(1+[.$O$6];[.BB$26])-SERIESSUM(1+[.$O$6];0;1;OFFSET([.$C4];[.BB$26];0):[.$C4])" office:value-type="float" office:value="-10270062948.0228" calcext:value-type="float">
            <text:p>-10270062948.0228</text:p>
          </table:table-cell>
          <table:table-cell table:formula="of:=[.$E3]*POWER(1+[.$O$6];[.BC$26])-SERIESSUM(1+[.$O$6];0;1;OFFSET([.$C4];[.BC$26];0):[.$C4])" office:value-type="float" office:value="-12650920361.6851" calcext:value-type="float">
            <text:p>-12650920361.6851</text:p>
          </table:table-cell>
          <table:table-cell table:formula="of:=[.$E3]*POWER(1+[.$O$6];[.BD$26])-SERIESSUM(1+[.$O$6];0;1;OFFSET([.$C4];[.BD$26];0):[.$C4])" office:value-type="float" office:value="-15582574702.8631" calcext:value-type="float">
            <text:p>-15582574702.8631</text:p>
          </table:table-cell>
          <table:table-cell table:formula="of:=[.$E3]*POWER(1+[.$O$6];[.BE$26])-SERIESSUM(1+[.$O$6];0;1;OFFSET([.$C4];[.BE$26];0):[.$C4])" office:value-type="float" office:value="-19192286057.399" calcext:value-type="float">
            <text:p>-19192286057.399</text:p>
          </table:table-cell>
          <table:table-cell table:formula="of:=[.$E3]*POWER(1+[.$O$6];[.BF$26])-SERIESSUM(1+[.$O$6];0;1;OFFSET([.$C4];[.BF$26];0):[.$C4])" office:value-type="float" office:value="-23636693170.0294" calcext:value-type="float">
            <text:p>-23636693170.0294</text:p>
          </table:table-cell>
          <table:table-cell table:formula="of:=[.$E3]*POWER(1+[.$O$6];[.BG$26])-SERIESSUM(1+[.$O$6];0;1;OFFSET([.$C4];[.BG$26];0):[.$C4])" office:value-type="float" office:value="-29108592006.6262" calcext:value-type="float">
            <text:p>-29108592006.6262</text:p>
          </table:table-cell>
          <table:table-cell table:formula="of:=[.$E3]*POWER(1+[.$O$6];[.BH$26])-SERIESSUM(1+[.$O$6];0;1;OFFSET([.$C4];[.BH$26];0):[.$C4])" office:value-type="float" office:value="-35845277792.2393" calcext:value-type="float">
            <text:p>-35845277792.2393</text:p>
          </table:table-cell>
          <table:table-cell table:formula="of:=[.$E3]*POWER(1+[.$O$6];[.BI$26])-SERIESSUM(1+[.$O$6];0;1;OFFSET([.$C4];[.BI$26];0):[.$C4])" office:value-type="float" office:value="-44138811058.6942" calcext:value-type="float">
            <text:p>-44138811058.6942</text:p>
          </table:table-cell>
          <table:table-cell table:formula="of:=[.$E3]*POWER(1+[.$O$6];[.BJ$26])-SERIESSUM(1+[.$O$6];0;1;OFFSET([.$C4];[.BJ$26];0):[.$C4])" office:value-type="float" office:value="-54348651361.4135" calcext:value-type="float">
            <text:p>-54348651361.4135</text:p>
          </table:table-cell>
          <table:table-cell table:formula="of:=[.$E3]*POWER(1+[.$O$6];[.BK$26])-SERIESSUM(1+[.$O$6];0;1;OFFSET([.$C4];[.BK$26];0):[.$C4])" office:value-type="float" office:value="-66917204615.0082" calcext:value-type="float">
            <text:p>-66917204615.0082</text:p>
          </table:table-cell>
          <table:table-cell table:formula="of:=[.$E3]*POWER(1+[.$O$6];[.BL$26])-SERIESSUM(1+[.$O$6];0;1;OFFSET([.$C4];[.BL$26];0):[.$C4])" office:value-type="float" office:value="-82388955868.8199" calcext:value-type="float">
            <text:p>-82388955868.8199</text:p>
          </table:table-cell>
          <table:table-cell table:formula="of:=[.$E3]*POWER(1+[.$O$6];[.BM$26])-SERIESSUM(1+[.$O$6];0;1;OFFSET([.$C4];[.BM$26];0):[.$C4])" office:value-type="float" office:value="-101434014233.188" calcext:value-type="float">
            <text:p>-101434014233.188</text:p>
          </table:table-cell>
          <table:table-cell table:formula="of:=[.$E3]*POWER(1+[.$O$6];[.BN$26])-SERIESSUM(1+[.$O$6];0;1;OFFSET([.$C4];[.BN$26];0):[.$C4])" office:value-type="float" office:value="-124877087264.079" calcext:value-type="float">
            <text:p>-124877087264.079</text:p>
          </table:table-cell>
          <table:table-cell table:formula="of:=[.$E3]*POWER(1+[.$O$6];[.BO$26])-SERIESSUM(1+[.$O$6];0;1;OFFSET([.$C4];[.BO$26];0):[.$C4])" office:value-type="float" office:value="-153733136649.156" calcext:value-type="float">
            <text:p>-153733136649.156</text:p>
          </table:table-cell>
          <table:table-cell table:formula="of:=[.$E3]*POWER(1+[.$O$6];[.BP$26])-SERIESSUM(1+[.$O$6];0;1;OFFSET([.$C4];[.BP$26];0):[.$C4])" office:value-type="float" office:value="-189251255641.145" calcext:value-type="float">
            <text:p>-189251255641.145</text:p>
          </table:table-cell>
          <table:table-cell table:formula="of:=[.$E3]*POWER(1+[.$O$6];[.BQ$26])-SERIESSUM(1+[.$O$6];0;1;OFFSET([.$C4];[.BQ$26];0):[.$C4])" office:value-type="float" office:value="-232968663817.986" calcext:value-type="float">
            <text:p>-232968663817.986</text:p>
          </table:table-cell>
          <table:table-cell table:formula="of:=[.$E3]*POWER(1+[.$O$6];[.BR$26])-SERIESSUM(1+[.$O$6];0;1;OFFSET([.$C4];[.BR$26];0):[.$C4])" office:value-type="float" office:value="-232765561378.292" calcext:value-type="float">
            <text:p>-232765561378.292</text:p>
          </table:table-cell>
          <table:table-cell table:formula="of:=[.$E3]*POWER(1+[.$O$6];[.BS$26])-SERIESSUM(1+[.$O$6];0;1;OFFSET([.$C4];[.BS$26];0):[.$C4])" office:value-type="float" office:value="-232531993572.643" calcext:value-type="float">
            <text:p>-232531993572.643</text:p>
          </table:table-cell>
          <table:table-cell table:formula="of:=[.$E3]*POWER(1+[.$O$6];[.BT$26])-SERIESSUM(1+[.$O$6];0;1;OFFSET([.$C4];[.BT$26];0):[.$C4])" office:value-type="float" office:value="-232263390596.147" calcext:value-type="float">
            <text:p>-232263390596.147</text:p>
          </table:table-cell>
          <table:table-cell table:formula="of:=[.$E3]*POWER(1+[.$O$6];[.BU$26])-SERIESSUM(1+[.$O$6];0;1;OFFSET([.$C4];[.BU$26];0):[.$C4])" office:value-type="float" office:value="-231954497173.177" calcext:value-type="float">
            <text:p>-231954497173.177</text:p>
          </table:table-cell>
          <table:table-cell table:formula="of:=[.$E3]*POWER(1+[.$O$6];[.BV$26])-SERIESSUM(1+[.$O$6];0;1;OFFSET([.$C4];[.BV$26];0):[.$C4])" office:value-type="float" office:value="-231599269736.761" calcext:value-type="float">
            <text:p>-231599269736.761</text:p>
          </table:table-cell>
          <table:table-cell table:formula="of:=[.$E3]*POWER(1+[.$O$6];[.BW$26])-SERIESSUM(1+[.$O$6];0;1;OFFSET([.$C4];[.BW$26];0):[.$C4])" office:value-type="float" office:value="-231190758184.883" calcext:value-type="float">
            <text:p>-231190758184.883</text:p>
          </table:table-cell>
          <table:table-cell table:formula="of:=[.$E3]*POWER(1+[.$O$6];[.BX$26])-SERIESSUM(1+[.$O$6];0;1;OFFSET([.$C4];[.BX$26];0):[.$C4])" office:value-type="float" office:value="-230720969900.223" calcext:value-type="float">
            <text:p>-230720969900.22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O$2]*POWER(1+[.$O$11];[.$A28])*(POWER([.$O$7];12)-1)/([.$O$7]-1) + [.$B28]*POWER([.$O$7];12)" office:value-type="float" office:value="141125406.245045" calcext:value-type="float">
            <text:p>141125406.245045</text:p>
          </table:table-cell>
          <table:table-cell table:formula="of:=[.$C28]*POWER([.$O$9];12)" office:value-type="float" office:value="1153942.91517408" calcext:value-type="float">
            <text:p>1153942.91517408</text:p>
          </table:table-cell>
          <table:table-cell table:formula="of:=[.$B29]/4*[.$O$4]*[.$O$5]" office:value-type="float" office:value="277311.423271514" calcext:value-type="float">
            <text:p>277311.423271514</text:p>
          </table:table-cell>
          <table:table-cell table:formula="of:=[.$B29]-[.$C29]-[.$D29]+[.$O$13]*POWER([.$O$7];12*[.$A29])" office:value-type="float" office:value="139694151.9066" calcext:value-type="float">
            <text:p>139694151.9066</text:p>
          </table:table-cell>
          <table:table-cell table:formula="of:=COUNTIF([.$K54:.$BY54];&quot;&gt;=0&quot;)" office:value-type="float" office:value="67" calcext:value-type="float">
            <text:p>67</text:p>
          </table:table-cell>
          <table:table-cell table:formula="of:=[.$O$10]+[.$F29]+[.$A29]" office:value-type="float" office:value="123" calcext:value-type="float">
            <text:p>123</text:p>
          </table:table-cell>
          <table:table-cell table:formula="of:=[.$O$10]+[.$A29]" office:value-type="float" office:value="56" calcext:value-type="float">
            <text:p>56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E4]-[.$C5]" office:value-type="float" office:value="485830.516923663" calcext:value-type="float">
            <text:p>485830.516923663</text:p>
          </table:table-cell>
          <table:table-cell table:formula="of:=[.$E4]*POWER(1+[.$O$6];[.K$26])-SERIESSUM(1+[.$O$6];0;1;OFFSET([.$C5];[.K$26];0):[.$C5])" office:value-type="float" office:value="312895.725521876" calcext:value-type="float">
            <text:p>312895.725521876</text:p>
          </table:table-cell>
          <table:table-cell table:formula="of:=[.$E4]*POWER(1+[.$O$6];[.L$26])-SERIESSUM(1+[.$O$6];0;1;OFFSET([.$C5];[.L$26];0):[.$C5])" office:value-type="float" office:value="91486.0476701388" calcext:value-type="float">
            <text:p>91486.0476701388</text:p>
          </table:table-cell>
          <table:table-cell table:formula="of:=[.$E4]*POWER(1+[.$O$6];[.M$26])-SERIESSUM(1+[.$O$6];0;1;OFFSET([.$C5];[.M$26];0):[.$C5])" office:value-type="float" office:value="-190863.990513039" calcext:value-type="float">
            <text:p>-190863.990513039</text:p>
          </table:table-cell>
          <table:table-cell table:formula="of:=[.$E4]*POWER(1+[.$O$6];[.N$26])-SERIESSUM(1+[.$O$6];0;1;OFFSET([.$C5];[.N$26];0):[.$C5])" office:value-type="float" office:value="-549686.956522046" calcext:value-type="float">
            <text:p>-549686.956522046</text:p>
          </table:table-cell>
          <table:table-cell table:formula="of:=[.$E4]*POWER(1+[.$O$6];[.O$26])-SERIESSUM(1+[.$O$6];0;1;OFFSET([.$C5];[.O$26];0):[.$C5])" office:value-type="float" office:value="-1004318.54682443" calcext:value-type="float">
            <text:p>-1004318.54682443</text:p>
          </table:table-cell>
          <table:table-cell table:formula="of:=[.$E4]*POWER(1+[.$O$6];[.P$26])-SERIESSUM(1+[.$O$6];0;1;OFFSET([.$C5];[.P$26];0):[.$C5])" office:value-type="float" office:value="-1578807.63891405" calcext:value-type="float">
            <text:p>-1578807.63891405</text:p>
          </table:table-cell>
          <table:table-cell table:formula="of:=[.$E4]*POWER(1+[.$O$6];[.Q$26])-SERIESSUM(1+[.$O$6];0;1;OFFSET([.$C5];[.Q$26];0):[.$C5])" office:value-type="float" office:value="-2303041.12498625" calcext:value-type="float">
            <text:p>-2303041.12498625</text:p>
          </table:table-cell>
          <table:table-cell table:formula="of:=[.$E4]*POWER(1+[.$O$6];[.R$26])-SERIESSUM(1+[.$O$6];0;1;OFFSET([.$C5];[.R$26];0):[.$C5])" office:value-type="float" office:value="-3214133.78659242" calcext:value-type="float">
            <text:p>-3214133.78659242</text:p>
          </table:table-cell>
          <table:table-cell table:formula="of:=[.$E4]*POWER(1+[.$O$6];[.S$26])-SERIESSUM(1+[.$O$6];0;1;OFFSET([.$C5];[.S$26];0):[.$C5])" office:value-type="float" office:value="-4358145.16724226" calcext:value-type="float">
            <text:p>-4358145.16724226</text:p>
          </table:table-cell>
          <table:table-cell table:formula="of:=[.$E4]*POWER(1+[.$O$6];[.T$26])-SERIESSUM(1+[.$O$6];0;1;OFFSET([.$C5];[.T$26];0):[.$C5])" office:value-type="float" office:value="-5792199.81075686" calcext:value-type="float">
            <text:p>-5792199.81075686</text:p>
          </table:table-cell>
          <table:table-cell table:formula="of:=[.$E4]*POWER(1+[.$O$6];[.U$26])-SERIESSUM(1+[.$O$6];0;1;OFFSET([.$C5];[.U$26];0):[.$C5])" office:value-type="float" office:value="-7587104.98517031" calcext:value-type="float">
            <text:p>-7587104.98517031</text:p>
          </table:table-cell>
          <table:table-cell table:formula="of:=[.$E4]*POWER(1+[.$O$6];[.V$26])-SERIESSUM(1+[.$O$6];0;1;OFFSET([.$C5];[.V$26];0):[.$C5])" office:value-type="float" office:value="-9830581.8781901" calcext:value-type="float">
            <text:p>-9830581.8781901</text:p>
          </table:table-cell>
          <table:table-cell table:formula="of:=[.$E4]*POWER(1+[.$O$6];[.W$26])-SERIESSUM(1+[.$O$6];0;1;OFFSET([.$C5];[.W$26];0):[.$C5])" office:value-type="float" office:value="-12631253.1823406" calcext:value-type="float">
            <text:p>-12631253.1823406</text:p>
          </table:table-cell>
          <table:table-cell table:formula="of:=[.$E4]*POWER(1+[.$O$6];[.X$26])-SERIESSUM(1+[.$O$6];0;1;OFFSET([.$C5];[.X$26];0):[.$C5])" office:value-type="float" office:value="-16123563.1574808" calcext:value-type="float">
            <text:p>-16123563.1574808</text:p>
          </table:table-cell>
          <table:table-cell table:formula="of:=[.$E4]*POWER(1+[.$O$6];[.Y$26])-SERIESSUM(1+[.$O$6];0;1;OFFSET([.$C5];[.Y$26];0):[.$C5])" office:value-type="float" office:value="-20473847.1075815" calcext:value-type="float">
            <text:p>-20473847.1075815</text:p>
          </table:table-cell>
          <table:table-cell table:formula="of:=[.$E4]*POWER(1+[.$O$6];[.Z$26])-SERIESSUM(1+[.$O$6];0;1;OFFSET([.$C5];[.Z$26];0):[.$C5])" office:value-type="float" office:value="-25887817.5127244" calcext:value-type="float">
            <text:p>-25887817.5127244</text:p>
          </table:table-cell>
          <table:table-cell table:formula="of:=[.$E4]*POWER(1+[.$O$6];[.AA$26])-SERIESSUM(1+[.$O$6];0;1;OFFSET([.$C5];[.AA$26];0):[.$C5])" office:value-type="float" office:value="-32619796.0014786" calcext:value-type="float">
            <text:p>-32619796.0014786</text:p>
          </table:table-cell>
          <table:table-cell table:formula="of:=[.$E4]*POWER(1+[.$O$6];[.AB$26])-SERIESSUM(1+[.$O$6];0;1;OFFSET([.$C5];[.AB$26];0):[.$C5])" office:value-type="float" office:value="-40984096.6229002" calcext:value-type="float">
            <text:p>-40984096.6229002</text:p>
          </table:table-cell>
          <table:table-cell table:formula="of:=[.$E4]*POWER(1+[.$O$6];[.AC$26])-SERIESSUM(1+[.$O$6];0;1;OFFSET([.$C5];[.AC$26];0):[.$C5])" office:value-type="float" office:value="-51369059.7922205" calcext:value-type="float">
            <text:p>-51369059.7922205</text:p>
          </table:table-cell>
          <table:table-cell table:formula="of:=[.$E4]*POWER(1+[.$O$6];[.AD$26])-SERIESSUM(1+[.$O$6];0;1;OFFSET([.$C5];[.AD$26];0):[.$C5])" office:value-type="float" office:value="-64254351.9149294" calcext:value-type="float">
            <text:p>-64254351.9149294</text:p>
          </table:table-cell>
          <table:table-cell table:formula="of:=[.$E4]*POWER(1+[.$O$6];[.AE$26])-SERIESSUM(1+[.$O$6];0;1;OFFSET([.$C5];[.AE$26];0):[.$C5])" office:value-type="float" office:value="-80232288.0562119" calcext:value-type="float">
            <text:p>-80232288.0562119</text:p>
          </table:table-cell>
          <table:table-cell table:formula="of:=[.$E4]*POWER(1+[.$O$6];[.AF$26])-SERIESSUM(1+[.$O$6];0;1;OFFSET([.$C5];[.AF$26];0):[.$C5])" office:value-type="float" office:value="-100034110.289993" calcext:value-type="float">
            <text:p>-100034110.289993</text:p>
          </table:table-cell>
          <table:table-cell table:formula="of:=[.$E4]*POWER(1+[.$O$6];[.AG$26])-SERIESSUM(1+[.$O$6];0;1;OFFSET([.$C5];[.AG$26];0):[.$C5])" office:value-type="float" office:value="-124562370.132383" calcext:value-type="float">
            <text:p>-124562370.132383</text:p>
          </table:table-cell>
          <table:table-cell table:formula="of:=[.$E4]*POWER(1+[.$O$6];[.AH$26])-SERIESSUM(1+[.$O$6];0;1;OFFSET([.$C5];[.AH$26];0):[.$C5])" office:value-type="float" office:value="-154930829.089724" calcext:value-type="float">
            <text:p>-154930829.089724</text:p>
          </table:table-cell>
          <table:table-cell table:formula="of:=[.$E4]*POWER(1+[.$O$6];[.AI$26])-SERIESSUM(1+[.$O$6];0;1;OFFSET([.$C5];[.AI$26];0):[.$C5])" office:value-type="float" office:value="-192513618.341206" calcext:value-type="float">
            <text:p>-192513618.341206</text:p>
          </table:table-cell>
          <table:table-cell table:formula="of:=[.$E4]*POWER(1+[.$O$6];[.AJ$26])-SERIESSUM(1+[.$O$6];0;1;OFFSET([.$C5];[.AJ$26];0):[.$C5])" office:value-type="float" office:value="-239005801.095298" calcext:value-type="float">
            <text:p>-239005801.095298</text:p>
          </table:table-cell>
          <table:table-cell table:formula="of:=[.$E4]*POWER(1+[.$O$6];[.AK$26])-SERIESSUM(1+[.$O$6];0;1;OFFSET([.$C5];[.AK$26];0):[.$C5])" office:value-type="float" office:value="-296497976.641374" calcext:value-type="float">
            <text:p>-296497976.641374</text:p>
          </table:table-cell>
          <table:table-cell table:formula="of:=[.$E4]*POWER(1+[.$O$6];[.AL$26])-SERIESSUM(1+[.$O$6];0;1;OFFSET([.$C5];[.AL$26];0):[.$C5])" office:value-type="float" office:value="-367568175.018062" calcext:value-type="float">
            <text:p>-367568175.018062</text:p>
          </table:table-cell>
          <table:table-cell table:formula="of:=[.$E4]*POWER(1+[.$O$6];[.AM$26])-SERIESSUM(1+[.$O$6];0;1;OFFSET([.$C5];[.AM$26];0):[.$C5])" office:value-type="float" office:value="-455395041.942902" calcext:value-type="float">
            <text:p>-455395041.942902</text:p>
          </table:table-cell>
          <table:table-cell table:formula="of:=[.$E4]*POWER(1+[.$O$6];[.AN$26])-SERIESSUM(1+[.$O$6];0;1;OFFSET([.$C5];[.AN$26];0):[.$C5])" office:value-type="float" office:value="-563897237.689593" calcext:value-type="float">
            <text:p>-563897237.689593</text:p>
          </table:table-cell>
          <table:table-cell table:formula="of:=[.$E4]*POWER(1+[.$O$6];[.AO$26])-SERIESSUM(1+[.$O$6];0;1;OFFSET([.$C5];[.AO$26];0):[.$C5])" office:value-type="float" office:value="-697905110.950923" calcext:value-type="float">
            <text:p>-697905110.950923</text:p>
          </table:table-cell>
          <table:table-cell table:formula="of:=[.$E4]*POWER(1+[.$O$6];[.AP$26])-SERIESSUM(1+[.$O$6];0;1;OFFSET([.$C5];[.AP$26];0):[.$C5])" office:value-type="float" office:value="-863372108.603271" calcext:value-type="float">
            <text:p>-863372108.603271</text:p>
          </table:table-cell>
          <table:table-cell table:formula="of:=[.$E4]*POWER(1+[.$O$6];[.AQ$26])-SERIESSUM(1+[.$O$6];0;1;OFFSET([.$C5];[.AQ$26];0):[.$C5])" office:value-type="float" office:value="-1067635105.25941" calcext:value-type="float">
            <text:p>-1067635105.25941</text:p>
          </table:table-cell>
          <table:table-cell table:formula="of:=[.$E4]*POWER(1+[.$O$6];[.AR$26])-SERIESSUM(1+[.$O$6];0;1;OFFSET([.$C5];[.AR$26];0):[.$C5])" office:value-type="float" office:value="-1319734957.09645" calcext:value-type="float">
            <text:p>-1319734957.09645</text:p>
          </table:table-cell>
          <table:table-cell table:formula="of:=[.$E4]*POWER(1+[.$O$6];[.AS$26])-SERIESSUM(1+[.$O$6];0;1;OFFSET([.$C5];[.AS$26];0):[.$C5])" office:value-type="float" office:value="-1630811194.40133" calcext:value-type="float">
            <text:p>-1630811194.40133</text:p>
          </table:table-cell>
          <table:table-cell table:formula="of:=[.$E4]*POWER(1+[.$O$6];[.AT$26])-SERIESSUM(1+[.$O$6];0;1;OFFSET([.$C5];[.AT$26];0):[.$C5])" office:value-type="float" office:value="-2014587979.46732" calcext:value-type="float">
            <text:p>-2014587979.46732</text:p>
          </table:table-cell>
          <table:table-cell table:formula="of:=[.$E4]*POWER(1+[.$O$6];[.AU$26])-SERIESSUM(1+[.$O$6];0;1;OFFSET([.$C5];[.AU$26];0):[.$C5])" office:value-type="float" office:value="-2487972409.81268" calcext:value-type="float">
            <text:p>-2487972409.81268</text:p>
          </table:table-cell>
          <table:table-cell table:formula="of:=[.$E4]*POWER(1+[.$O$6];[.AV$26])-SERIESSUM(1+[.$O$6];0;1;OFFSET([.$C5];[.AV$26];0):[.$C5])" office:value-type="float" office:value="-3071791112.12257" calcext:value-type="float">
            <text:p>-3071791112.12257</text:p>
          </table:table-cell>
          <table:table-cell table:formula="of:=[.$E4]*POWER(1+[.$O$6];[.AW$26])-SERIESSUM(1+[.$O$6];0;1;OFFSET([.$C5];[.AW$26];0):[.$C5])" office:value-type="float" office:value="-3791697060.2003" calcext:value-type="float">
            <text:p>-3791697060.2003</text:p>
          </table:table-cell>
          <table:table-cell table:formula="of:=[.$E4]*POWER(1+[.$O$6];[.AX$26])-SERIESSUM(1+[.$O$6];0;1;OFFSET([.$C5];[.AX$26];0):[.$C5])" office:value-type="float" office:value="-4679285919.42817" calcext:value-type="float">
            <text:p>-4679285919.42817</text:p>
          </table:table-cell>
          <table:table-cell table:formula="of:=[.$E4]*POWER(1+[.$O$6];[.AY$26])-SERIESSUM(1+[.$O$6];0;1;OFFSET([.$C5];[.AY$26];0):[.$C5])" office:value-type="float" office:value="-5773470289.34401" calcext:value-type="float">
            <text:p>-5773470289.34401</text:p>
          </table:table-cell>
          <table:table-cell table:formula="of:=[.$E4]*POWER(1+[.$O$6];[.AZ$26])-SERIESSUM(1+[.$O$6];0;1;OFFSET([.$C5];[.AZ$26];0):[.$C5])" office:value-type="float" office:value="-7122171376.95681" calcext:value-type="float">
            <text:p>-7122171376.95681</text:p>
          </table:table-cell>
          <table:table-cell table:formula="of:=[.$E4]*POWER(1+[.$O$6];[.BA$26])-SERIESSUM(1+[.$O$6];0;1;OFFSET([.$C5];[.BA$26];0):[.$C5])" office:value-type="float" office:value="-8784401368.7604" calcext:value-type="float">
            <text:p>-8784401368.7604</text:p>
          </table:table-cell>
          <table:table-cell table:formula="of:=[.$E4]*POWER(1+[.$O$6];[.BB$26])-SERIESSUM(1+[.$O$6];0;1;OFFSET([.$C5];[.BB$26];0):[.$C5])" office:value-type="float" office:value="-10832826672.6952" calcext:value-type="float">
            <text:p>-10832826672.6952</text:p>
          </table:table-cell>
          <table:table-cell table:formula="of:=[.$E4]*POWER(1+[.$O$6];[.BC$26])-SERIESSUM(1+[.$O$6];0;1;OFFSET([.$C5];[.BC$26];0):[.$C5])" office:value-type="float" office:value="-13356923003.0604" calcext:value-type="float">
            <text:p>-13356923003.0604</text:p>
          </table:table-cell>
          <table:table-cell table:formula="of:=[.$E4]*POWER(1+[.$O$6];[.BD$26])-SERIESSUM(1+[.$O$6];0;1;OFFSET([.$C5];[.BD$26];0):[.$C5])" office:value-type="float" office:value="-16466858880.5295" calcext:value-type="float">
            <text:p>-16466858880.5295</text:p>
          </table:table-cell>
          <table:table-cell table:formula="of:=[.$E4]*POWER(1+[.$O$6];[.BE$26])-SERIESSUM(1+[.$O$6];0;1;OFFSET([.$C5];[.BE$26];0):[.$C5])" office:value-type="float" office:value="-20298275622.1528" calcext:value-type="float">
            <text:p>-20298275622.1528</text:p>
          </table:table-cell>
          <table:table-cell table:formula="of:=[.$E4]*POWER(1+[.$O$6];[.BF$26])-SERIESSUM(1+[.$O$6];0;1;OFFSET([.$C5];[.BF$26];0):[.$C5])" office:value-type="float" office:value="-25018170663.7777" calcext:value-type="float">
            <text:p>-25018170663.7777</text:p>
          </table:table-cell>
          <table:table-cell table:formula="of:=[.$E4]*POWER(1+[.$O$6];[.BG$26])-SERIESSUM(1+[.$O$6];0;1;OFFSET([.$C5];[.BG$26];0):[.$C5])" office:value-type="float" office:value="-30832138764.7132" calcext:value-type="float">
            <text:p>-30832138764.7132</text:p>
          </table:table-cell>
          <table:table-cell table:formula="of:=[.$E4]*POWER(1+[.$O$6];[.BH$26])-SERIESSUM(1+[.$O$6];0;1;OFFSET([.$C5];[.BH$26];0):[.$C5])" office:value-type="float" office:value="-37993284352.9628" calcext:value-type="float">
            <text:p>-37993284352.9628</text:p>
          </table:table-cell>
          <table:table-cell table:formula="of:=[.$E4]*POWER(1+[.$O$6];[.BI$26])-SERIESSUM(1+[.$O$6];0;1;OFFSET([.$C5];[.BI$26];0):[.$C5])" office:value-type="float" office:value="-46813190515.3595" calcext:value-type="float">
            <text:p>-46813190515.3595</text:p>
          </table:table-cell>
          <table:table-cell table:formula="of:=[.$E4]*POWER(1+[.$O$6];[.BJ$26])-SERIESSUM(1+[.$O$6];0;1;OFFSET([.$C5];[.BJ$26];0):[.$C5])" office:value-type="float" office:value="-57675419041.6526" calcext:value-type="float">
            <text:p>-57675419041.6526</text:p>
          </table:table-cell>
          <table:table-cell table:formula="of:=[.$E4]*POWER(1+[.$O$6];[.BK$26])-SERIESSUM(1+[.$O$6];0;1;OFFSET([.$C5];[.BK$26];0):[.$C5])" office:value-type="float" office:value="-71052125335.74" calcext:value-type="float">
            <text:p>-71052125335.74</text:p>
          </table:table-cell>
          <table:table-cell table:formula="of:=[.$E4]*POWER(1+[.$O$6];[.BL$26])-SERIESSUM(1+[.$O$6];0;1;OFFSET([.$C5];[.BL$26];0):[.$C5])" office:value-type="float" office:value="-87524506636.9707" calcext:value-type="float">
            <text:p>-87524506636.9707</text:p>
          </table:table-cell>
          <table:table-cell table:formula="of:=[.$E4]*POWER(1+[.$O$6];[.BM$26])-SERIESSUM(1+[.$O$6];0;1;OFFSET([.$C5];[.BM$26];0):[.$C5])" office:value-type="float" office:value="-107807967665.445" calcext:value-type="float">
            <text:p>-107807967665.445</text:p>
          </table:table-cell>
          <table:table-cell table:formula="of:=[.$E4]*POWER(1+[.$O$6];[.BN$26])-SERIESSUM(1+[.$O$6];0;1;OFFSET([.$C5];[.BN$26];0):[.$C5])" office:value-type="float" office:value="-132783091673.888" calcext:value-type="float">
            <text:p>-132783091673.888</text:p>
          </table:table-cell>
          <table:table-cell table:formula="of:=[.$E4]*POWER(1+[.$O$6];[.BO$26])-SERIESSUM(1+[.$O$6];0;1;OFFSET([.$C5];[.BO$26];0):[.$C5])" office:value-type="float" office:value="-163533755761.119" calcext:value-type="float">
            <text:p>-163533755761.119</text:p>
          </table:table-cell>
          <table:table-cell table:formula="of:=[.$E4]*POWER(1+[.$O$6];[.BP$26])-SERIESSUM(1+[.$O$6];0;1;OFFSET([.$C5];[.BP$26];0):[.$C5])" office:value-type="float" office:value="-201394038014.525" calcext:value-type="float">
            <text:p>-201394038014.525</text:p>
          </table:table-cell>
          <table:table-cell table:formula="of:=[.$E4]*POWER(1+[.$O$6];[.BQ$26])-SERIESSUM(1+[.$O$6];0;1;OFFSET([.$C5];[.BQ$26];0):[.$C5])" office:value-type="float" office:value="-201039343611.976" calcext:value-type="float">
            <text:p>-201039343611.976</text:p>
          </table:table-cell>
          <table:table-cell table:formula="of:=[.$E4]*POWER(1+[.$O$6];[.BR$26])-SERIESSUM(1+[.$O$6];0;1;OFFSET([.$C5];[.BR$26];0):[.$C5])" office:value-type="float" office:value="-200631445049.044" calcext:value-type="float">
            <text:p>-200631445049.044</text:p>
          </table:table-cell>
          <table:table-cell table:formula="of:=[.$E4]*POWER(1+[.$O$6];[.BS$26])-SERIESSUM(1+[.$O$6];0;1;OFFSET([.$C5];[.BS$26];0):[.$C5])" office:value-type="float" office:value="-200162361701.673" calcext:value-type="float">
            <text:p>-200162361701.673</text:p>
          </table:table-cell>
          <table:table-cell table:formula="of:=[.$E4]*POWER(1+[.$O$6];[.BT$26])-SERIESSUM(1+[.$O$6];0;1;OFFSET([.$C5];[.BT$26];0):[.$C5])" office:value-type="float" office:value="-199622915852.196" calcext:value-type="float">
            <text:p>-199622915852.196</text:p>
          </table:table-cell>
          <table:table-cell table:formula="of:=[.$E4]*POWER(1+[.$O$6];[.BU$26])-SERIESSUM(1+[.$O$6];0;1;OFFSET([.$C5];[.BU$26];0):[.$C5])" office:value-type="float" office:value="-199002553125.297" calcext:value-type="float">
            <text:p>-199002553125.297</text:p>
          </table:table-cell>
          <table:table-cell table:formula="of:=[.$E4]*POWER(1+[.$O$6];[.BV$26])-SERIESSUM(1+[.$O$6];0;1;OFFSET([.$C5];[.BV$26];0):[.$C5])" office:value-type="float" office:value="-198289135989.363" calcext:value-type="float">
            <text:p>-198289135989.363</text:p>
          </table:table-cell>
          <table:table-cell table:formula="of:=[.$E4]*POWER(1+[.$O$6];[.BW$26])-SERIESSUM(1+[.$O$6];0;1;OFFSET([.$C5];[.BW$26];0):[.$C5])" office:value-type="float" office:value="-197468706283.039" calcext:value-type="float">
            <text:p>-197468706283.039</text:p>
          </table:table-cell>
          <table:table-cell table:formula="of:=[.$E4]*POWER(1+[.$O$6];[.BX$26])-SERIESSUM(1+[.$O$6];0;1;OFFSET([.$C5];[.BX$26];0):[.$C5])" office:value-type="float" office:value="-196525212120.767" calcext:value-type="float">
            <text:p>-196525212120.76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O$2]*POWER(1+[.$O$11];[.$A29])*(POWER([.$O$7];12)-1)/([.$O$7]-1) + [.$B29]*POWER([.$O$7];12)" office:value-type="float" office:value="164820238.414934" calcext:value-type="float">
            <text:p>164820238.414934</text:p>
          </table:table-cell>
          <table:table-cell table:formula="of:=[.$C29]*POWER([.$O$9];12)" office:value-type="float" office:value="1234718.91923627" calcext:value-type="float">
            <text:p>1234718.91923627</text:p>
          </table:table-cell>
          <table:table-cell table:formula="of:=[.$B30]/4*[.$O$4]*[.$O$5]" office:value-type="float" office:value="323871.768485344" calcext:value-type="float">
            <text:p>323871.768485344</text:p>
          </table:table-cell>
          <table:table-cell table:formula="of:=[.$B30]-[.$C30]-[.$D30]+[.$O$13]*POWER([.$O$7];12*[.$A30])" office:value-type="float" office:value="163261647.727212" calcext:value-type="float">
            <text:p>163261647.727212</text:p>
          </table:table-cell>
          <table:table-cell table:formula="of:=COUNTIF([.$K55:.$BY55];&quot;&gt;=0&quot;)" office:value-type="float" office:value="67" calcext:value-type="float">
            <text:p>67</text:p>
          </table:table-cell>
          <table:table-cell table:formula="of:=[.$O$10]+[.$F30]+[.$A30]" office:value-type="float" office:value="124" calcext:value-type="float">
            <text:p>124</text:p>
          </table:table-cell>
          <table:table-cell table:formula="of:=[.$O$10]+[.$A30]" office:value-type="float" office:value="57" calcext:value-type="float">
            <text:p>57</text:p>
          </table:table-cell>
          <table:table-cell/>
          <table:table-cell office:value-type="float" office:value="4" calcext:value-type="float">
            <text:p>4</text:p>
          </table:table-cell>
          <table:table-cell table:formula="of:=[.$E5]-[.$C6]" office:value-type="float" office:value="901036.285368475" calcext:value-type="float">
            <text:p>901036.285368475</text:p>
          </table:table-cell>
          <table:table-cell table:formula="of:=[.$E5]*POWER(1+[.$O$6];[.K$26])-SERIESSUM(1+[.$O$6];0;1;OFFSET([.$C6];[.K$26];0):[.$C6])" office:value-type="float" office:value="773175.703407586" calcext:value-type="float">
            <text:p>773175.703407586</text:p>
          </table:table-cell>
          <table:table-cell table:formula="of:=[.$E5]*POWER(1+[.$O$6];[.L$26])-SERIESSUM(1+[.$O$6];0;1;OFFSET([.$C6];[.L$26];0):[.$C6])" office:value-type="float" office:value="602023.939671104" calcext:value-type="float">
            <text:p>602023.939671104</text:p>
          </table:table-cell>
          <table:table-cell table:formula="of:=[.$E5]*POWER(1+[.$O$6];[.M$26])-SERIESSUM(1+[.$O$6];0;1;OFFSET([.$C6];[.M$26];0):[.$C6])" office:value-type="float" office:value="375529.479114713" calcext:value-type="float">
            <text:p>375529.479114713</text:p>
          </table:table-cell>
          <table:table-cell table:formula="of:=[.$E5]*POWER(1+[.$O$6];[.N$26])-SERIESSUM(1+[.$O$6];0;1;OFFSET([.$C6];[.N$26];0):[.$C6])" office:value-type="float" office:value="78551.9978296247" calcext:value-type="float">
            <text:p>78551.9978296247</text:p>
          </table:table-cell>
          <table:table-cell table:formula="of:=[.$E5]*POWER(1+[.$O$6];[.O$26])-SERIESSUM(1+[.$O$6];0;1;OFFSET([.$C6];[.O$26];0):[.$C6])" office:value-type="float" office:value="-307896.247597691" calcext:value-type="float">
            <text:p>-307896.247597691</text:p>
          </table:table-cell>
          <table:table-cell table:formula="of:=[.$E5]*POWER(1+[.$O$6];[.P$26])-SERIESSUM(1+[.$O$6];0;1;OFFSET([.$C6];[.P$26];0):[.$C6])" office:value-type="float" office:value="-807590.886507921" calcext:value-type="float">
            <text:p>-807590.886507921</text:p>
          </table:table-cell>
          <table:table-cell table:formula="of:=[.$E5]*POWER(1+[.$O$6];[.Q$26])-SERIESSUM(1+[.$O$6];0;1;OFFSET([.$C6];[.Q$26];0):[.$C6])" office:value-type="float" office:value="-1450260.72353566" calcext:value-type="float">
            <text:p>-1450260.72353566</text:p>
          </table:table-cell>
          <table:table-cell table:formula="of:=[.$E5]*POWER(1+[.$O$6];[.R$26])-SERIESSUM(1+[.$O$6];0;1;OFFSET([.$C6];[.R$26];0):[.$C6])" office:value-type="float" office:value="-2273030.87942431" calcext:value-type="float">
            <text:p>-2273030.87942431</text:p>
          </table:table-cell>
          <table:table-cell table:formula="of:=[.$E5]*POWER(1+[.$O$6];[.S$26])-SERIESSUM(1+[.$O$6];0;1;OFFSET([.$C6];[.S$26];0):[.$C6])" office:value-type="float" office:value="-3322209.2158852" calcext:value-type="float">
            <text:p>-3322209.2158852</text:p>
          </table:table-cell>
          <table:table-cell table:formula="of:=[.$E5]*POWER(1+[.$O$6];[.T$26])-SERIESSUM(1+[.$O$6];0;1;OFFSET([.$C6];[.T$26];0):[.$C6])" office:value-type="float" office:value="-4655496.76748623" calcext:value-type="float">
            <text:p>-4655496.76748623</text:p>
          </table:table-cell>
          <table:table-cell table:formula="of:=[.$E5]*POWER(1+[.$O$6];[.U$26])-SERIESSUM(1+[.$O$6];0;1;OFFSET([.$C6];[.U$26];0):[.$C6])" office:value-type="float" office:value="-6344721.74960508" calcext:value-type="float">
            <text:p>-6344721.74960508</text:p>
          </table:table-cell>
          <table:table-cell table:formula="of:=[.$E5]*POWER(1+[.$O$6];[.V$26])-SERIESSUM(1+[.$O$6];0;1;OFFSET([.$C6];[.V$26];0):[.$C6])" office:value-type="float" office:value="-8479219.93745718" calcext:value-type="float">
            <text:p>-8479219.93745718</text:p>
          </table:table-cell>
          <table:table-cell table:formula="of:=[.$E5]*POWER(1+[.$O$6];[.W$26])-SERIESSUM(1+[.$O$6];0;1;OFFSET([.$C6];[.W$26];0):[.$C6])" office:value-type="float" office:value="-11170012.8320673" calcext:value-type="float">
            <text:p>-11170012.8320673</text:p>
          </table:table-cell>
          <table:table-cell table:formula="of:=[.$E5]*POWER(1+[.$O$6];[.X$26])-SERIESSUM(1+[.$O$6];0;1;OFFSET([.$C6];[.X$26];0):[.$C6])" office:value-type="float" office:value="-14554970.2945118" calcext:value-type="float">
            <text:p>-14554970.2945118</text:p>
          </table:table-cell>
          <table:table-cell table:formula="of:=[.$E5]*POWER(1+[.$O$6];[.Y$26])-SERIESSUM(1+[.$O$6];0;1;OFFSET([.$C6];[.Y$26];0):[.$C6])" office:value-type="float" office:value="-18805187.7785205" calcext:value-type="float">
            <text:p>-18805187.7785205</text:p>
          </table:table-cell>
          <table:table-cell table:formula="of:=[.$E5]*POWER(1+[.$O$6];[.Z$26])-SERIESSUM(1+[.$O$6];0;1;OFFSET([.$C6];[.Z$26];0):[.$C6])" office:value-type="float" office:value="-24132861.8180347" calcext:value-type="float">
            <text:p>-24132861.8180347</text:p>
          </table:table-cell>
          <table:table-cell table:formula="of:=[.$E5]*POWER(1+[.$O$6];[.AA$26])-SERIESSUM(1+[.$O$6];0;1;OFFSET([.$C6];[.AA$26];0):[.$C6])" office:value-type="float" office:value="-30801013.3629146" calcext:value-type="float">
            <text:p>-30801013.3629146</text:p>
          </table:table-cell>
          <table:table-cell table:formula="of:=[.$E5]*POWER(1+[.$O$6];[.AB$26])-SERIESSUM(1+[.$O$6];0;1;OFFSET([.$C6];[.AB$26];0):[.$C6])" office:value-type="float" office:value="-39135489.7740356" calcext:value-type="float">
            <text:p>-39135489.7740356</text:p>
          </table:table-cell>
          <table:table-cell table:formula="of:=[.$E5]*POWER(1+[.$O$6];[.AC$26])-SERIESSUM(1+[.$O$6];0;1;OFFSET([.$C6];[.AC$26];0):[.$C6])" office:value-type="float" office:value="-49539776.3233383" calcext:value-type="float">
            <text:p>-49539776.3233383</text:p>
          </table:table-cell>
          <table:table-cell table:formula="of:=[.$E5]*POWER(1+[.$O$6];[.AD$26])-SERIESSUM(1+[.$O$6];0;1;OFFSET([.$C6];[.AD$26];0):[.$C6])" office:value-type="float" office:value="-62513271.2464861" calcext:value-type="float">
            <text:p>-62513271.2464861</text:p>
          </table:table-cell>
          <table:table-cell table:formula="of:=[.$E5]*POWER(1+[.$O$6];[.AE$26])-SERIESSUM(1+[.$O$6];0;1;OFFSET([.$C6];[.AE$26];0):[.$C6])" office:value-type="float" office:value="-78673830.1222852" calcext:value-type="float">
            <text:p>-78673830.1222852</text:p>
          </table:table-cell>
          <table:table-cell table:formula="of:=[.$E5]*POWER(1+[.$O$6];[.AF$26])-SERIESSUM(1+[.$O$6];0;1;OFFSET([.$C6];[.AF$26];0):[.$C6])" office:value-type="float" office:value="-98785572.1977514" calcext:value-type="float">
            <text:p>-98785572.1977514</text:p>
          </table:table-cell>
          <table:table-cell table:formula="of:=[.$E5]*POWER(1+[.$O$6];[.AG$26])-SERIESSUM(1+[.$O$6];0;1;OFFSET([.$C6];[.AG$26];0):[.$C6])" office:value-type="float" office:value="-123793171.357227" calcext:value-type="float">
            <text:p>-123793171.357227</text:p>
          </table:table-cell>
          <table:table-cell table:formula="of:=[.$E5]*POWER(1+[.$O$6];[.AH$26])-SERIESSUM(1+[.$O$6];0;1;OFFSET([.$C6];[.AH$26];0):[.$C6])" office:value-type="float" office:value="-154864137.738919" calcext:value-type="float">
            <text:p>-154864137.738919</text:p>
          </table:table-cell>
          <table:table-cell table:formula="of:=[.$E5]*POWER(1+[.$O$6];[.AI$26])-SERIESSUM(1+[.$O$6];0;1;OFFSET([.$C6];[.AI$26];0):[.$C6])" office:value-type="float" office:value="-193440944.829942" calcext:value-type="float">
            <text:p>-193440944.829942</text:p>
          </table:table-cell>
          <table:table-cell table:formula="of:=[.$E5]*POWER(1+[.$O$6];[.AJ$26])-SERIESSUM(1+[.$O$6];0;1;OFFSET([.$C6];[.AJ$26];0):[.$C6])" office:value-type="float" office:value="-241305286.357549" calcext:value-type="float">
            <text:p>-241305286.357549</text:p>
          </table:table-cell>
          <table:table-cell table:formula="of:=[.$E5]*POWER(1+[.$O$6];[.AK$26])-SERIESSUM(1+[.$O$6];0;1;OFFSET([.$C6];[.AK$26];0):[.$C6])" office:value-type="float" office:value="-300657276.069687" calcext:value-type="float">
            <text:p>-300657276.069687</text:p>
          </table:table-cell>
          <table:table-cell table:formula="of:=[.$E5]*POWER(1+[.$O$6];[.AL$26])-SERIESSUM(1+[.$O$6];0;1;OFFSET([.$C6];[.AL$26];0):[.$C6])" office:value-type="float" office:value="-374213054.492255" calcext:value-type="float">
            <text:p>-374213054.492255</text:p>
          </table:table-cell>
          <table:table-cell table:formula="of:=[.$E5]*POWER(1+[.$O$6];[.AM$26])-SERIESSUM(1+[.$O$6];0;1;OFFSET([.$C6];[.AM$26];0):[.$C6])" office:value-type="float" office:value="-465325068.185274" calcext:value-type="float">
            <text:p>-465325068.185274</text:p>
          </table:table-cell>
          <table:table-cell table:formula="of:=[.$E5]*POWER(1+[.$O$6];[.AN$26])-SERIESSUM(1+[.$O$6];0;1;OFFSET([.$C6];[.AN$26];0):[.$C6])" office:value-type="float" office:value="-578130273.630188" calcext:value-type="float">
            <text:p>-578130273.630188</text:p>
          </table:table-cell>
          <table:table-cell table:formula="of:=[.$E5]*POWER(1+[.$O$6];[.AO$26])-SERIESSUM(1+[.$O$6];0;1;OFFSET([.$C6];[.AO$26];0):[.$C6])" office:value-type="float" office:value="-717732732.41516" calcext:value-type="float">
            <text:p>-717732732.41516</text:p>
          </table:table-cell>
          <table:table-cell table:formula="of:=[.$E5]*POWER(1+[.$O$6];[.AP$26])-SERIESSUM(1+[.$O$6];0;1;OFFSET([.$C6];[.AP$26];0):[.$C6])" office:value-type="float" office:value="-890428559.457823" calcext:value-type="float">
            <text:p>-890428559.457823</text:p>
          </table:table-cell>
          <table:table-cell table:formula="of:=[.$E5]*POWER(1+[.$O$6];[.AQ$26])-SERIESSUM(1+[.$O$6];0;1;OFFSET([.$C6];[.AQ$26];0):[.$C6])" office:value-type="float" office:value="-1103983026.36774" calcext:value-type="float">
            <text:p>-1103983026.36774</text:p>
          </table:table-cell>
          <table:table-cell table:formula="of:=[.$E5]*POWER(1+[.$O$6];[.AR$26])-SERIESSUM(1+[.$O$6];0;1;OFFSET([.$C6];[.AR$26];0):[.$C6])" office:value-type="float" office:value="-1367971887.39439" calcext:value-type="float">
            <text:p>-1367971887.39439</text:p>
          </table:table-cell>
          <table:table-cell table:formula="of:=[.$E5]*POWER(1+[.$O$6];[.AS$26])-SERIESSUM(1+[.$O$6];0;1;OFFSET([.$C6];[.AS$26];0):[.$C6])" office:value-type="float" office:value="-1694201783.8058" calcext:value-type="float">
            <text:p>-1694201783.8058</text:p>
          </table:table-cell>
          <table:table-cell table:formula="of:=[.$E5]*POWER(1+[.$O$6];[.AT$26])-SERIESSUM(1+[.$O$6];0;1;OFFSET([.$C6];[.AT$26];0):[.$C6])" office:value-type="float" office:value="-2097228014.69586" calcext:value-type="float">
            <text:p>-2097228014.69586</text:p>
          </table:table-cell>
          <table:table-cell table:formula="of:=[.$E5]*POWER(1+[.$O$6];[.AU$26])-SERIESSUM(1+[.$O$6];0;1;OFFSET([.$C6];[.AU$26];0):[.$C6])" office:value-type="float" office:value="-2594992186.66528" calcext:value-type="float">
            <text:p>-2594992186.66528</text:p>
          </table:table-cell>
          <table:table-cell table:formula="of:=[.$E5]*POWER(1+[.$O$6];[.AV$26])-SERIESSUM(1+[.$O$6];0;1;OFFSET([.$C6];[.AV$26];0):[.$C6])" office:value-type="float" office:value="-3209607454.36172" calcext:value-type="float">
            <text:p>-3209607454.36172</text:p>
          </table:table-cell>
          <table:table-cell table:formula="of:=[.$E5]*POWER(1+[.$O$6];[.AW$26])-SERIESSUM(1+[.$O$6];0;1;OFFSET([.$C6];[.AW$26];0):[.$C6])" office:value-type="float" office:value="-3968325463.46347" calcext:value-type="float">
            <text:p>-3968325463.46347</text:p>
          </table:table-cell>
          <table:table-cell table:formula="of:=[.$E5]*POWER(1+[.$O$6];[.AX$26])-SERIESSUM(1+[.$O$6];0;1;OFFSET([.$C6];[.AX$26];0):[.$C6])" office:value-type="float" office:value="-4904726984.19466" calcext:value-type="float">
            <text:p>-4904726984.19466</text:p>
          </table:table-cell>
          <table:table-cell table:formula="of:=[.$E5]*POWER(1+[.$O$6];[.AY$26])-SERIESSUM(1+[.$O$6];0;1;OFFSET([.$C6];[.AY$26];0):[.$C6])" office:value-type="float" office:value="-6060187917.5656" calcext:value-type="float">
            <text:p>-6060187917.5656</text:p>
          </table:table-cell>
          <table:table-cell table:formula="of:=[.$E5]*POWER(1+[.$O$6];[.AZ$26])-SERIESSUM(1+[.$O$6];0;1;OFFSET([.$C6];[.AZ$26];0):[.$C6])" office:value-type="float" office:value="-7485684287.50641" calcext:value-type="float">
            <text:p>-7485684287.50641</text:p>
          </table:table-cell>
          <table:table-cell table:formula="of:=[.$E5]*POWER(1+[.$O$6];[.BA$26])-SERIESSUM(1+[.$O$6];0;1;OFFSET([.$C6];[.BA$26];0):[.$C6])" office:value-type="float" office:value="-9244014515.86065" calcext:value-type="float">
            <text:p>-9244014515.86065</text:p>
          </table:table-cell>
          <table:table-cell table:formula="of:=[.$E5]*POWER(1+[.$O$6];[.BB$26])-SERIESSUM(1+[.$O$6];0;1;OFFSET([.$C6];[.BB$26];0):[.$C6])" office:value-type="float" office:value="-11412535348.7639" calcext:value-type="float">
            <text:p>-11412535348.7639</text:p>
          </table:table-cell>
          <table:table-cell table:formula="of:=[.$E5]*POWER(1+[.$O$6];[.BC$26])-SERIESSUM(1+[.$O$6];0;1;OFFSET([.$C6];[.BC$26];0):[.$C6])" office:value-type="float" office:value="-14086530043.6018" calcext:value-type="float">
            <text:p>-14086530043.6018</text:p>
          </table:table-cell>
          <table:table-cell table:formula="of:=[.$E5]*POWER(1+[.$O$6];[.BD$26])-SERIESSUM(1+[.$O$6];0;1;OFFSET([.$C6];[.BD$26];0):[.$C6])" office:value-type="float" office:value="-17383354797.0427" calcext:value-type="float">
            <text:p>-17383354797.0427</text:p>
          </table:table-cell>
          <table:table-cell table:formula="of:=[.$E5]*POWER(1+[.$O$6];[.BE$26])-SERIESSUM(1+[.$O$6];0;1;OFFSET([.$C6];[.BE$26];0):[.$C6])" office:value-type="float" office:value="-21447543079.8111" calcext:value-type="float">
            <text:p>-21447543079.8111</text:p>
          </table:table-cell>
          <table:table-cell table:formula="of:=[.$E5]*POWER(1+[.$O$6];[.BF$26])-SERIESSUM(1+[.$O$6];0;1;OFFSET([.$C6];[.BF$26];0):[.$C6])" office:value-type="float" office:value="-26457088998.9659" calcext:value-type="float">
            <text:p>-26457088998.9659</text:p>
          </table:table-cell>
          <table:table-cell table:formula="of:=[.$E5]*POWER(1+[.$O$6];[.BG$26])-SERIESSUM(1+[.$O$6];0;1;OFFSET([.$C6];[.BG$26];0):[.$C6])" office:value-type="float" office:value="-32631181825.2754" calcext:value-type="float">
            <text:p>-32631181825.2754</text:p>
          </table:table-cell>
          <table:table-cell table:formula="of:=[.$E5]*POWER(1+[.$O$6];[.BH$26])-SERIESSUM(1+[.$O$6];0;1;OFFSET([.$C6];[.BH$26];0):[.$C6])" office:value-type="float" office:value="-40239726606.7572" calcext:value-type="float">
            <text:p>-40239726606.7572</text:p>
          </table:table-cell>
          <table:table-cell table:formula="of:=[.$E5]*POWER(1+[.$O$6];[.BI$26])-SERIESSUM(1+[.$O$6];0;1;OFFSET([.$C6];[.BI$26];0):[.$C6])" office:value-type="float" office:value="-49615063052.8848" calcext:value-type="float">
            <text:p>-49615063052.8848</text:p>
          </table:table-cell>
          <table:table-cell table:formula="of:=[.$E5]*POWER(1+[.$O$6];[.BJ$26])-SERIESSUM(1+[.$O$6];0;1;OFFSET([.$C6];[.BJ$26];0):[.$C6])" office:value-type="float" office:value="-61166389956.236" calcext:value-type="float">
            <text:p>-61166389956.236</text:p>
          </table:table-cell>
          <table:table-cell table:formula="of:=[.$E5]*POWER(1+[.$O$6];[.BK$26])-SERIESSUM(1+[.$O$6];0;1;OFFSET([.$C6];[.BK$26];0):[.$C6])" office:value-type="float" office:value="-75397519428.1597" calcext:value-type="float">
            <text:p>-75397519428.1597</text:p>
          </table:table-cell>
          <table:table-cell table:formula="of:=[.$E5]*POWER(1+[.$O$6];[.BL$26])-SERIESSUM(1+[.$O$6];0;1;OFFSET([.$C6];[.BL$26];0):[.$C6])" office:value-type="float" office:value="-92928729218.3142" calcext:value-type="float">
            <text:p>-92928729218.3142</text:p>
          </table:table-cell>
          <table:table-cell table:formula="of:=[.$E5]*POWER(1+[.$O$6];[.BM$26])-SERIESSUM(1+[.$O$6];0;1;OFFSET([.$C6];[.BM$26];0):[.$C6])" office:value-type="float" office:value="-114523658586.295" calcext:value-type="float">
            <text:p>-114523658586.295</text:p>
          </table:table-cell>
          <table:table-cell table:formula="of:=[.$E5]*POWER(1+[.$O$6];[.BN$26])-SERIESSUM(1+[.$O$6];0;1;OFFSET([.$C6];[.BN$26];0):[.$C6])" office:value-type="float" office:value="-141122411252.969" calcext:value-type="float">
            <text:p>-141122411252.969</text:p>
          </table:table-cell>
          <table:table-cell table:formula="of:=[.$E5]*POWER(1+[.$O$6];[.BO$26])-SERIESSUM(1+[.$O$6];0;1;OFFSET([.$C6];[.BO$26];0):[.$C6])" office:value-type="float" office:value="-173882297300.593" calcext:value-type="float">
            <text:p>-173882297300.593</text:p>
          </table:table-cell>
          <table:table-cell table:formula="of:=[.$E5]*POWER(1+[.$O$6];[.BP$26])-SERIESSUM(1+[.$O$6];0;1;OFFSET([.$C6];[.BP$26];0):[.$C6])" office:value-type="float" office:value="-173387454086.694" calcext:value-type="float">
            <text:p>-173387454086.694</text:p>
          </table:table-cell>
          <table:table-cell table:formula="of:=[.$E5]*POWER(1+[.$O$6];[.BQ$26])-SERIESSUM(1+[.$O$6];0;1;OFFSET([.$C6];[.BQ$26];0):[.$C6])" office:value-type="float" office:value="-172818384390.71" calcext:value-type="float">
            <text:p>-172818384390.71</text:p>
          </table:table-cell>
          <table:table-cell table:formula="of:=[.$E5]*POWER(1+[.$O$6];[.BR$26])-SERIESSUM(1+[.$O$6];0;1;OFFSET([.$C6];[.BR$26];0):[.$C6])" office:value-type="float" office:value="-172163954240.328" calcext:value-type="float">
            <text:p>-172163954240.328</text:p>
          </table:table-cell>
          <table:table-cell table:formula="of:=[.$E5]*POWER(1+[.$O$6];[.BS$26])-SERIESSUM(1+[.$O$6];0;1;OFFSET([.$C6];[.BS$26];0):[.$C6])" office:value-type="float" office:value="-171411359567.389" calcext:value-type="float">
            <text:p>-171411359567.389</text:p>
          </table:table-cell>
          <table:table-cell table:formula="of:=[.$E5]*POWER(1+[.$O$6];[.BT$26])-SERIESSUM(1+[.$O$6];0;1;OFFSET([.$C6];[.BT$26];0):[.$C6])" office:value-type="float" office:value="-170545875693.509" calcext:value-type="float">
            <text:p>-170545875693.509</text:p>
          </table:table-cell>
          <table:table-cell table:formula="of:=[.$E5]*POWER(1+[.$O$6];[.BU$26])-SERIESSUM(1+[.$O$6];0;1;OFFSET([.$C6];[.BU$26];0):[.$C6])" office:value-type="float" office:value="-169550569238.548" calcext:value-type="float">
            <text:p>-169550569238.548</text:p>
          </table:table-cell>
          <table:table-cell table:formula="of:=[.$E5]*POWER(1+[.$O$6];[.BV$26])-SERIESSUM(1+[.$O$6];0;1;OFFSET([.$C6];[.BV$26];0):[.$C6])" office:value-type="float" office:value="-168405966815.342" calcext:value-type="float">
            <text:p>-168405966815.342</text:p>
          </table:table-cell>
          <table:table-cell table:formula="of:=[.$E5]*POWER(1+[.$O$6];[.BW$26])-SERIESSUM(1+[.$O$6];0;1;OFFSET([.$C6];[.BW$26];0):[.$C6])" office:value-type="float" office:value="-167089674028.655" calcext:value-type="float">
            <text:p>-167089674028.655</text:p>
          </table:table-cell>
          <table:table-cell table:formula="of:=[.$E5]*POWER(1+[.$O$6];[.BX$26])-SERIESSUM(1+[.$O$6];0;1;OFFSET([.$C6];[.BX$26];0):[.$C6])" office:value-type="float" office:value="-165575937323.965" calcext:value-type="float">
            <text:p>-165575937323.96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O$2]*POWER(1+[.$O$11];[.$A30])*(POWER([.$O$7];12)-1)/([.$O$7]-1) + [.$B30]*POWER([.$O$7];12)" office:value-type="float" office:value="192374536.180345" calcext:value-type="float">
            <text:p>192374536.180345</text:p>
          </table:table-cell>
          <table:table-cell table:formula="of:=[.$C30]*POWER([.$O$9];12)" office:value-type="float" office:value="1321149.24358281" calcext:value-type="float">
            <text:p>1321149.24358281</text:p>
          </table:table-cell>
          <table:table-cell table:formula="of:=[.$B31]/4*[.$O$4]*[.$O$5]" office:value-type="float" office:value="378015.963594377" calcext:value-type="float">
            <text:p>378015.963594377</text:p>
          </table:table-cell>
          <table:table-cell table:formula="of:=[.$B31]-[.$C31]-[.$D31]+[.$O$13]*POWER([.$O$7];12*[.$A31])" office:value-type="float" office:value="190675370.973167" calcext:value-type="float">
            <text:p>190675370.973167</text:p>
          </table:table-cell>
          <table:table-cell table:formula="of:=COUNTIF([.$K56:.$BY56];&quot;&gt;=0&quot;)" office:value-type="float" office:value="67" calcext:value-type="float">
            <text:p>67</text:p>
          </table:table-cell>
          <table:table-cell table:formula="of:=[.$O$10]+[.$F31]+[.$A31]" office:value-type="float" office:value="125" calcext:value-type="float">
            <text:p>125</text:p>
          </table:table-cell>
          <table:table-cell table:formula="of:=[.$O$10]+[.$A31]" office:value-type="float" office:value="58" calcext:value-type="float">
            <text:p>58</text:p>
          </table:table-cell>
          <table:table-cell/>
          <table:table-cell office:value-type="float" office:value="5" calcext:value-type="float">
            <text:p>5</text:p>
          </table:table-cell>
          <table:table-cell table:formula="of:=[.$E6]-[.$C7]" office:value-type="float" office:value="1400642.41033707" calcext:value-type="float">
            <text:p>1400642.41033707</text:p>
          </table:table-cell>
          <table:table-cell table:formula="of:=[.$E6]*POWER(1+[.$O$6];[.K$26])-SERIESSUM(1+[.$O$6];0;1;OFFSET([.$C7];[.K$26];0):[.$C7])" office:value-type="float" office:value="1329311.62538784" calcext:value-type="float">
            <text:p>1329311.62538784</text:p>
          </table:table-cell>
          <table:table-cell table:formula="of:=[.$E6]*POWER(1+[.$O$6];[.L$26])-SERIESSUM(1+[.$O$6];0;1;OFFSET([.$C7];[.L$26];0):[.$C7])" office:value-type="float" office:value="1221481.28160106" calcext:value-type="float">
            <text:p>1221481.28160106</text:p>
          </table:table-cell>
          <table:table-cell table:formula="of:=[.$E6]*POWER(1+[.$O$6];[.M$26])-SERIESSUM(1+[.$O$6];0;1;OFFSET([.$C7];[.M$26];0):[.$C7])" office:value-type="float" office:value="1065729.55872867" calcext:value-type="float">
            <text:p>1065729.55872867</text:p>
          </table:table-cell>
          <table:table-cell table:formula="of:=[.$E6]*POWER(1+[.$O$6];[.N$26])-SERIESSUM(1+[.$O$6];0;1;OFFSET([.$C7];[.N$26];0):[.$C7])" office:value-type="float" office:value="847550.606165014" calcext:value-type="float">
            <text:p>847550.606165014</text:p>
          </table:table-cell>
          <table:table-cell table:formula="of:=[.$E6]*POWER(1+[.$O$6];[.O$26])-SERIESSUM(1+[.$O$6];0;1;OFFSET([.$C7];[.O$26];0):[.$C7])" office:value-type="float" office:value="548575.978830884" calcext:value-type="float">
            <text:p>548575.978830884</text:p>
          </table:table-cell>
          <table:table-cell table:formula="of:=[.$E6]*POWER(1+[.$O$6];[.P$26])-SERIESSUM(1+[.$O$6];0;1;OFFSET([.$C7];[.P$26];0):[.$C7])" office:value-type="float" office:value="145606.459761" calcext:value-type="float">
            <text:p>145606.459761</text:p>
          </table:table-cell>
          <table:table-cell table:formula="of:=[.$E6]*POWER(1+[.$O$6];[.Q$26])-SERIESSUM(1+[.$O$6];0;1;OFFSET([.$C7];[.Q$26];0):[.$C7])" office:value-type="float" office:value="-390590.959610013" calcext:value-type="float">
            <text:p>-390590.959610013</text:p>
          </table:table-cell>
          <table:table-cell table:formula="of:=[.$E6]*POWER(1+[.$O$6];[.R$26])-SERIESSUM(1+[.$O$6];0;1;OFFSET([.$C7];[.R$26];0):[.$C7])" office:value-type="float" office:value="-1096776.8242249" calcext:value-type="float">
            <text:p>-1096776.8242249</text:p>
          </table:table-cell>
          <table:table-cell table:formula="of:=[.$E6]*POWER(1+[.$O$6];[.S$26])-SERIESSUM(1+[.$O$6];0;1;OFFSET([.$C7];[.S$26];0):[.$C7])" office:value-type="float" office:value="-2019092.71172418" calcext:value-type="float">
            <text:p>-2019092.71172418</text:p>
          </table:table-cell>
          <table:table-cell table:formula="of:=[.$E6]*POWER(1+[.$O$6];[.T$26])-SERIESSUM(1+[.$O$6];0;1;OFFSET([.$C7];[.T$26];0):[.$C7])" office:value-type="float" office:value="-3215359.71954634" calcext:value-type="float">
            <text:p>-3215359.71954634</text:p>
          </table:table-cell>
          <table:table-cell table:formula="of:=[.$E6]*POWER(1+[.$O$6];[.U$26])-SERIESSUM(1+[.$O$6];0;1;OFFSET([.$C7];[.U$26];0):[.$C7])" office:value-type="float" office:value="-4757927.17716392" calcext:value-type="float">
            <text:p>-4757927.17716392</text:p>
          </table:table-cell>
          <table:table-cell table:formula="of:=[.$E6]*POWER(1+[.$O$6];[.V$26])-SERIESSUM(1+[.$O$6];0;1;OFFSET([.$C7];[.V$26];0):[.$C7])" office:value-type="float" office:value="-6737201.47392863" calcext:value-type="float">
            <text:p>-6737201.47392863</text:p>
          </table:table-cell>
          <table:table-cell table:formula="of:=[.$E6]*POWER(1+[.$O$6];[.W$26])-SERIESSUM(1+[.$O$6];0;1;OFFSET([.$C7];[.W$26];0):[.$C7])" office:value-type="float" office:value="-9266015.29228884" calcext:value-type="float">
            <text:p>-9266015.29228884</text:p>
          </table:table-cell>
          <table:table-cell table:formula="of:=[.$E6]*POWER(1+[.$O$6];[.X$26])-SERIESSUM(1+[.$O$6];0;1;OFFSET([.$C7];[.X$26];0):[.$C7])" office:value-type="float" office:value="-12485035.011401" calcext:value-type="float">
            <text:p>-12485035.011401</text:p>
          </table:table-cell>
          <table:table-cell table:formula="of:=[.$E6]*POWER(1+[.$O$6];[.Y$26])-SERIESSUM(1+[.$O$6];0;1;OFFSET([.$C7];[.Y$26];0):[.$C7])" office:value-type="float" office:value="-16569450.2387314" calcext:value-type="float">
            <text:p>-16569450.2387314</text:p>
          </table:table-cell>
          <table:table-cell table:formula="of:=[.$E6]*POWER(1+[.$O$6];[.Z$26])-SERIESSUM(1+[.$O$6];0;1;OFFSET([.$C7];[.Z$26];0):[.$C7])" office:value-type="float" office:value="-21737246.3583688" calcext:value-type="float">
            <text:p>-21737246.3583688</text:p>
          </table:table-cell>
          <table:table-cell table:formula="of:=[.$E6]*POWER(1+[.$O$6];[.AA$26])-SERIESSUM(1+[.$O$6];0;1;OFFSET([.$C7];[.AA$26];0):[.$C7])" office:value-type="float" office:value="-28259431.143351" calcext:value-type="float">
            <text:p>-28259431.143351</text:p>
          </table:table-cell>
          <table:table-cell table:formula="of:=[.$E6]*POWER(1+[.$O$6];[.AB$26])-SERIESSUM(1+[.$O$6];0;1;OFFSET([.$C7];[.AB$26];0):[.$C7])" office:value-type="float" office:value="-36472672.9300053" calcext:value-type="float">
            <text:p>-36472672.9300053</text:p>
          </table:table-cell>
          <table:table-cell table:formula="of:=[.$E6]*POWER(1+[.$O$6];[.AC$26])-SERIESSUM(1+[.$O$6];0;1;OFFSET([.$C7];[.AC$26];0):[.$C7])" office:value-type="float" office:value="-46794914.3685272" calcext:value-type="float">
            <text:p>-46794914.3685272</text:p>
          </table:table-cell>
          <table:table-cell table:formula="of:=[.$E6]*POWER(1+[.$O$6];[.AD$26])-SERIESSUM(1+[.$O$6];0;1;OFFSET([.$C7];[.AD$26];0):[.$C7])" office:value-type="float" office:value="-59744656.9916787" calcext:value-type="float">
            <text:p>-59744656.9916787</text:p>
          </table:table-cell>
          <table:table-cell table:formula="of:=[.$E6]*POWER(1+[.$O$6];[.AE$26])-SERIESSUM(1+[.$O$6];0;1;OFFSET([.$C7];[.AE$26];0):[.$C7])" office:value-type="float" office:value="-75964773.5024745" calcext:value-type="float">
            <text:p>-75964773.5024745</text:p>
          </table:table-cell>
          <table:table-cell table:formula="of:=[.$E6]*POWER(1+[.$O$6];[.AF$26])-SERIESSUM(1+[.$O$6];0;1;OFFSET([.$C7];[.AF$26];0):[.$C7])" office:value-type="float" office:value="-96251903.8139677" calcext:value-type="float">
            <text:p>-96251903.8139677</text:p>
          </table:table-cell>
          <table:table-cell table:formula="of:=[.$E6]*POWER(1+[.$O$6];[.AG$26])-SERIESSUM(1+[.$O$6];0;1;OFFSET([.$C7];[.AG$26];0):[.$C7])" office:value-type="float" office:value="-121592736.148963" calcext:value-type="float">
            <text:p>-121592736.148963</text:p>
          </table:table-cell>
          <table:table-cell table:formula="of:=[.$E6]*POWER(1+[.$O$6];[.AH$26])-SERIESSUM(1+[.$O$6];0;1;OFFSET([.$C7];[.AH$26];0):[.$C7])" office:value-type="float" office:value="-153208776.596883" calcext:value-type="float">
            <text:p>-153208776.596883</text:p>
          </table:table-cell>
          <table:table-cell table:formula="of:=[.$E6]*POWER(1+[.$O$6];[.AI$26])-SERIESSUM(1+[.$O$6];0;1;OFFSET([.$C7];[.AI$26];0):[.$C7])" office:value-type="float" office:value="-192611582.566713" calcext:value-type="float">
            <text:p>-192611582.566713</text:p>
          </table:table-cell>
          <table:table-cell table:formula="of:=[.$E6]*POWER(1+[.$O$6];[.AJ$26])-SERIESSUM(1+[.$O$6];0;1;OFFSET([.$C7];[.AJ$26];0):[.$C7])" office:value-type="float" office:value="-241670893.741054" calcext:value-type="float">
            <text:p>-241670893.741054</text:p>
          </table:table-cell>
          <table:table-cell table:formula="of:=[.$E6]*POWER(1+[.$O$6];[.AK$26])-SERIESSUM(1+[.$O$6];0;1;OFFSET([.$C7];[.AK$26];0):[.$C7])" office:value-type="float" office:value="-302698658.333813" calcext:value-type="float">
            <text:p>-302698658.333813</text:p>
          </table:table-cell>
          <table:table-cell table:formula="of:=[.$E6]*POWER(1+[.$O$6];[.AL$26])-SERIESSUM(1+[.$O$6];0;1;OFFSET([.$C7];[.AL$26];0):[.$C7])" office:value-type="float" office:value="-378552647.186848" calcext:value-type="float">
            <text:p>-378552647.186848</text:p>
          </table:table-cell>
          <table:table-cell table:formula="of:=[.$E6]*POWER(1+[.$O$6];[.AM$26])-SERIESSUM(1+[.$O$6];0;1;OFFSET([.$C7];[.AM$26];0):[.$C7])" office:value-type="float" office:value="-472764203.670398" calcext:value-type="float">
            <text:p>-472764203.670398</text:p>
          </table:table-cell>
          <table:table-cell table:formula="of:=[.$E6]*POWER(1+[.$O$6];[.AN$26])-SERIESSUM(1+[.$O$6];0;1;OFFSET([.$C7];[.AN$26];0):[.$C7])" office:value-type="float" office:value="-589695730.60328" calcext:value-type="float">
            <text:p>-589695730.60328</text:p>
          </table:table-cell>
          <table:table-cell table:formula="of:=[.$E6]*POWER(1+[.$O$6];[.AO$26])-SERIESSUM(1+[.$O$6];0;1;OFFSET([.$C7];[.AO$26];0):[.$C7])" office:value-type="float" office:value="-734734812.176047" calcext:value-type="float">
            <text:p>-734734812.176047</text:p>
          </table:table-cell>
          <table:table-cell table:formula="of:=[.$E6]*POWER(1+[.$O$6];[.AP$26])-SERIESSUM(1+[.$O$6];0;1;OFFSET([.$C7];[.AP$26];0):[.$C7])" office:value-type="float" office:value="-914533465.38547" calcext:value-type="float">
            <text:p>-914533465.38547</text:p>
          </table:table-cell>
          <table:table-cell table:formula="of:=[.$E6]*POWER(1+[.$O$6];[.AQ$26])-SERIESSUM(1+[.$O$6];0;1;OFFSET([.$C7];[.AQ$26];0):[.$C7])" office:value-type="float" office:value="-1137302980.99392" calcext:value-type="float">
            <text:p>-1137302980.99392</text:p>
          </table:table-cell>
          <table:table-cell table:formula="of:=[.$E6]*POWER(1+[.$O$6];[.AR$26])-SERIESSUM(1+[.$O$6];0;1;OFFSET([.$C7];[.AR$26];0):[.$C7])" office:value-type="float" office:value="-1413177233.70951" calcext:value-type="float">
            <text:p>-1413177233.70951</text:p>
          </table:table-cell>
          <table:table-cell table:formula="of:=[.$E6]*POWER(1+[.$O$6];[.AS$26])-SERIESSUM(1+[.$O$6];0;1;OFFSET([.$C7];[.AS$26];0):[.$C7])" office:value-type="float" office:value="-1754660319.99934" calcext:value-type="float">
            <text:p>-1754660319.99934</text:p>
          </table:table-cell>
          <table:table-cell table:formula="of:=[.$E6]*POWER(1+[.$O$6];[.AT$26])-SERIESSUM(1+[.$O$6];0;1;OFFSET([.$C7];[.AT$26];0):[.$C7])" office:value-type="float" office:value="-2177178048.75077" calcext:value-type="float">
            <text:p>-2177178048.75077</text:p>
          </table:table-cell>
          <table:table-cell table:formula="of:=[.$E6]*POWER(1+[.$O$6];[.AU$26])-SERIESSUM(1+[.$O$6];0;1;OFFSET([.$C7];[.AU$26];0):[.$C7])" office:value-type="float" office:value="-2699757323.71197" calcext:value-type="float">
            <text:p>-2699757323.71197</text:p>
          </table:table-cell>
          <table:table-cell table:formula="of:=[.$E6]*POWER(1+[.$O$6];[.AV$26])-SERIESSUM(1+[.$O$6];0;1;OFFSET([.$C7];[.AV$26];0):[.$C7])" office:value-type="float" office:value="-3345863012.74419" calcext:value-type="float">
            <text:p>-3345863012.74419</text:p>
          </table:table-cell>
          <table:table-cell table:formula="of:=[.$E6]*POWER(1+[.$O$6];[.AW$26])-SERIESSUM(1+[.$O$6];0;1;OFFSET([.$C7];[.AW$26];0):[.$C7])" office:value-type="float" office:value="-4144428737.96964" calcext:value-type="float">
            <text:p>-4144428737.96964</text:p>
          </table:table-cell>
          <table:table-cell table:formula="of:=[.$E6]*POWER(1+[.$O$6];[.AX$26])-SERIESSUM(1+[.$O$6];0;1;OFFSET([.$C7];[.AX$26];0):[.$C7])" office:value-type="float" office:value="-5131126438.96157" calcext:value-type="float">
            <text:p>-5131126438.96157</text:p>
          </table:table-cell>
          <table:table-cell table:formula="of:=[.$E6]*POWER(1+[.$O$6];[.AY$26])-SERIESSUM(1+[.$O$6];0;1;OFFSET([.$C7];[.AY$26];0):[.$C7])" office:value-type="float" office:value="-6349929922.54946" calcext:value-type="float">
            <text:p>-6349929922.54946</text:p>
          </table:table-cell>
          <table:table-cell table:formula="of:=[.$E6]*POWER(1+[.$O$6];[.AZ$26])-SERIESSUM(1+[.$O$6];0;1;OFFSET([.$C7];[.AZ$26];0):[.$C7])" office:value-type="float" office:value="-7855040365.99927" calcext:value-type="float">
            <text:p>-7855040365.99927</text:p>
          </table:table-cell>
          <table:table-cell table:formula="of:=[.$E6]*POWER(1+[.$O$6];[.BA$26])-SERIESSUM(1+[.$O$6];0;1;OFFSET([.$C7];[.BA$26];0):[.$C7])" office:value-type="float" office:value="-9713257437.09342" calcext:value-type="float">
            <text:p>-9713257437.09342</text:p>
          </table:table-cell>
          <table:table-cell table:formula="of:=[.$E6]*POWER(1+[.$O$6];[.BB$26])-SERIESSUM(1+[.$O$6];0;1;OFFSET([.$C7];[.BB$26];0):[.$C7])" office:value-type="float" office:value="-12006899014.0683" calcext:value-type="float">
            <text:p>-12006899014.0683</text:p>
          </table:table-cell>
          <table:table-cell table:formula="of:=[.$E6]*POWER(1+[.$O$6];[.BC$26])-SERIESSUM(1+[.$O$6];0;1;OFFSET([.$C7];[.BC$26];0):[.$C7])" office:value-type="float" office:value="-14837396266.1784" calcext:value-type="float">
            <text:p>-14837396266.1784</text:p>
          </table:table-cell>
          <table:table-cell table:formula="of:=[.$E6]*POWER(1+[.$O$6];[.BD$26])-SERIESSUM(1+[.$O$6];0;1;OFFSET([.$C7];[.BD$26];0):[.$C7])" office:value-type="float" office:value="-18329720120.2889" calcext:value-type="float">
            <text:p>-18329720120.2889</text:p>
          </table:table-cell>
          <table:table-cell table:formula="of:=[.$E6]*POWER(1+[.$O$6];[.BE$26])-SERIESSUM(1+[.$O$6];0;1;OFFSET([.$C7];[.BE$26];0):[.$C7])" office:value-type="float" office:value="-22637831155.969" calcext:value-type="float">
            <text:p>-22637831155.969</text:p>
          </table:table-cell>
          <table:table-cell table:formula="of:=[.$E6]*POWER(1+[.$O$6];[.BF$26])-SERIESSUM(1+[.$O$6];0;1;OFFSET([.$C7];[.BF$26];0):[.$C7])" office:value-type="float" office:value="-27951389298.5504" calcext:value-type="float">
            <text:p>-27951389298.5504</text:p>
          </table:table-cell>
          <table:table-cell table:formula="of:=[.$E6]*POWER(1+[.$O$6];[.BG$26])-SERIESSUM(1+[.$O$6];0;1;OFFSET([.$C7];[.BG$26];0):[.$C7])" office:value-type="float" office:value="-34504014233.1501" calcext:value-type="float">
            <text:p>-34504014233.1501</text:p>
          </table:table-cell>
          <table:table-cell table:formula="of:=[.$E6]*POWER(1+[.$O$6];[.BH$26])-SERIESSUM(1+[.$O$6];0;1;OFFSET([.$C7];[.BH$26];0):[.$C7])" office:value-type="float" office:value="-42583454601.3515" calcext:value-type="float">
            <text:p>-42583454601.3515</text:p>
          </table:table-cell>
          <table:table-cell table:formula="of:=[.$E6]*POWER(1+[.$O$6];[.BI$26])-SERIESSUM(1+[.$O$6];0;1;OFFSET([.$C7];[.BI$26];0):[.$C7])" office:value-type="float" office:value="-52544106668.5262" calcext:value-type="float">
            <text:p>-52544106668.5262</text:p>
          </table:table-cell>
          <table:table-cell table:formula="of:=[.$E6]*POWER(1+[.$O$6];[.BJ$26])-SERIESSUM(1+[.$O$6];0;1;OFFSET([.$C7];[.BJ$26];0):[.$C7])" office:value-type="float" office:value="-64822424835.4029" calcext:value-type="float">
            <text:p>-64822424835.4029</text:p>
          </table:table-cell>
          <table:table-cell table:formula="of:=[.$E6]*POWER(1+[.$O$6];[.BK$26])-SERIESSUM(1+[.$O$6];0;1;OFFSET([.$C7];[.BK$26];0):[.$C7])" office:value-type="float" office:value="-79955891507.6957" calcext:value-type="float">
            <text:p>-79955891507.6957</text:p>
          </table:table-cell>
          <table:table-cell table:formula="of:=[.$E6]*POWER(1+[.$O$6];[.BL$26])-SERIESSUM(1+[.$O$6];0;1;OFFSET([.$C7];[.BL$26];0):[.$C7])" office:value-type="float" office:value="-98606367841.0958" calcext:value-type="float">
            <text:p>-98606367841.0958</text:p>
          </table:table-cell>
          <table:table-cell table:formula="of:=[.$E6]*POWER(1+[.$O$6];[.BM$26])-SERIESSUM(1+[.$O$6];0;1;OFFSET([.$C7];[.BM$26];0):[.$C7])" office:value-type="float" office:value="-121588836401.46" calcext:value-type="float">
            <text:p>-121588836401.46</text:p>
          </table:table-cell>
          <table:table-cell table:formula="of:=[.$E6]*POWER(1+[.$O$6];[.BN$26])-SERIESSUM(1+[.$O$6];0;1;OFFSET([.$C7];[.BN$26];0):[.$C7])" office:value-type="float" office:value="-149906780011.92" calcext:value-type="float">
            <text:p>-149906780011.92</text:p>
          </table:table-cell>
          <table:table-cell table:formula="of:=[.$E6]*POWER(1+[.$O$6];[.BO$26])-SERIESSUM(1+[.$O$6];0;1;OFFSET([.$C7];[.BO$26];0):[.$C7])" office:value-type="float" office:value="-149282230669.457" calcext:value-type="float">
            <text:p>-149282230669.457</text:p>
          </table:table-cell>
          <table:table-cell table:formula="of:=[.$E6]*POWER(1+[.$O$6];[.BP$26])-SERIESSUM(1+[.$O$6];0;1;OFFSET([.$C7];[.BP$26];0):[.$C7])" office:value-type="float" office:value="-148563998925.624" calcext:value-type="float">
            <text:p>-148563998925.624</text:p>
          </table:table-cell>
          <table:table-cell table:formula="of:=[.$E6]*POWER(1+[.$O$6];[.BQ$26])-SERIESSUM(1+[.$O$6];0;1;OFFSET([.$C7];[.BQ$26];0):[.$C7])" office:value-type="float" office:value="-147738032420.217" calcext:value-type="float">
            <text:p>-147738032420.217</text:p>
          </table:table-cell>
          <table:table-cell table:formula="of:=[.$E6]*POWER(1+[.$O$6];[.BR$26])-SERIESSUM(1+[.$O$6];0;1;OFFSET([.$C7];[.BR$26];0):[.$C7])" office:value-type="float" office:value="-146788170938.998" calcext:value-type="float">
            <text:p>-146788170938.998</text:p>
          </table:table-cell>
          <table:table-cell table:formula="of:=[.$E6]*POWER(1+[.$O$6];[.BS$26])-SERIESSUM(1+[.$O$6];0;1;OFFSET([.$C7];[.BS$26];0):[.$C7])" office:value-type="float" office:value="-145695830235.597" calcext:value-type="float">
            <text:p>-145695830235.597</text:p>
          </table:table-cell>
          <table:table-cell table:formula="of:=[.$E6]*POWER(1+[.$O$6];[.BT$26])-SERIESSUM(1+[.$O$6];0;1;OFFSET([.$C7];[.BT$26];0):[.$C7])" office:value-type="float" office:value="-144439638426.685" calcext:value-type="float">
            <text:p>-144439638426.685</text:p>
          </table:table-cell>
          <table:table-cell table:formula="of:=[.$E6]*POWER(1+[.$O$6];[.BU$26])-SERIESSUM(1+[.$O$6];0;1;OFFSET([.$C7];[.BU$26];0):[.$C7])" office:value-type="float" office:value="-142995017846.436" calcext:value-type="float">
            <text:p>-142995017846.436</text:p>
          </table:table-cell>
          <table:table-cell table:formula="of:=[.$E6]*POWER(1+[.$O$6];[.BV$26])-SERIESSUM(1+[.$O$6];0;1;OFFSET([.$C7];[.BV$26];0):[.$C7])" office:value-type="float" office:value="-141333704179.151" calcext:value-type="float">
            <text:p>-141333704179.151</text:p>
          </table:table-cell>
          <table:table-cell table:formula="of:=[.$E6]*POWER(1+[.$O$6];[.BW$26])-SERIESSUM(1+[.$O$6];0;1;OFFSET([.$C7];[.BW$26];0):[.$C7])" office:value-type="float" office:value="-139423193461.772" calcext:value-type="float">
            <text:p>-139423193461.772</text:p>
          </table:table-cell>
          <table:table-cell table:formula="of:=[.$E6]*POWER(1+[.$O$6];[.BX$26])-SERIESSUM(1+[.$O$6];0;1;OFFSET([.$C7];[.BX$26];0):[.$C7])" office:value-type="float" office:value="-137226106136.786" calcext:value-type="float">
            <text:p>-137226106136.78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O$2]*POWER(1+[.$O$11];[.$A31])*(POWER([.$O$7];12)-1)/([.$O$7]-1) + [.$B31]*POWER([.$O$7];12)" office:value-type="float" office:value="224411246.785632" calcext:value-type="float">
            <text:p>224411246.785632</text:p>
          </table:table-cell>
          <table:table-cell table:formula="of:=[.$C31]*POWER([.$O$9];12)" office:value-type="float" office:value="1413629.69063361" calcext:value-type="float">
            <text:p>1413629.69063361</text:p>
          </table:table-cell>
          <table:table-cell table:formula="of:=[.$B32]/4*[.$O$4]*[.$O$5]" office:value-type="float" office:value="440968.099933766" calcext:value-type="float">
            <text:p>440968.099933766</text:p>
          </table:table-cell>
          <table:table-cell table:formula="of:=[.$B32]-[.$C32]-[.$D32]+[.$O$13]*POWER([.$O$7];12*[.$A32])" office:value-type="float" office:value="222556648.995064" calcext:value-type="float">
            <text:p>222556648.995064</text:p>
          </table:table-cell>
          <table:table-cell table:formula="of:=COUNTIF([.$K57:.$BY57];&quot;&gt;=0&quot;)" office:value-type="float" office:value="67" calcext:value-type="float">
            <text:p>67</text:p>
          </table:table-cell>
          <table:table-cell table:formula="of:=[.$O$10]+[.$F32]+[.$A32]" office:value-type="float" office:value="126" calcext:value-type="float">
            <text:p>126</text:p>
          </table:table-cell>
          <table:table-cell table:formula="of:=[.$O$10]+[.$A32]" office:value-type="float" office:value="59" calcext:value-type="float">
            <text:p>59</text:p>
          </table:table-cell>
          <table:table-cell/>
          <table:table-cell office:value-type="float" office:value="6" calcext:value-type="float">
            <text:p>6</text:p>
          </table:table-cell>
          <table:table-cell table:formula="of:=[.$E7]-[.$C8]" office:value-type="float" office:value="1999155.25674047" calcext:value-type="float">
            <text:p>1999155.25674047</text:p>
          </table:table-cell>
          <table:table-cell table:formula="of:=[.$E7]*POWER(1+[.$O$6];[.K$26])-SERIESSUM(1+[.$O$6];0;1;OFFSET([.$C8];[.K$26];0):[.$C8])" office:value-type="float" office:value="1997901.49849676" calcext:value-type="float">
            <text:p>1997901.49849676</text:p>
          </table:table-cell>
          <table:table-cell table:formula="of:=[.$E7]*POWER(1+[.$O$6];[.L$26])-SERIESSUM(1+[.$O$6];0;1;OFFSET([.$C8];[.L$26];0):[.$C8])" office:value-type="float" office:value="1968853.73954467" calcext:value-type="float">
            <text:p>1968853.73954467</text:p>
          </table:table-cell>
          <table:table-cell table:formula="of:=[.$E7]*POWER(1+[.$O$6];[.M$26])-SERIESSUM(1+[.$O$6];0;1;OFFSET([.$C8];[.M$26];0):[.$C8])" office:value-type="float" office:value="1901479.71130595" calcext:value-type="float">
            <text:p>1901479.71130595</text:p>
          </table:table-cell>
          <table:table-cell table:formula="of:=[.$E7]*POWER(1+[.$O$6];[.N$26])-SERIESSUM(1+[.$O$6];0;1;OFFSET([.$C8];[.N$26];0):[.$C8])" office:value-type="float" office:value="1782200.59458278" calcext:value-type="float">
            <text:p>1782200.59458278</text:p>
          </table:table-cell>
          <table:table-cell table:formula="of:=[.$E7]*POWER(1+[.$O$6];[.O$26])-SERIESSUM(1+[.$O$6];0;1;OFFSET([.$C8];[.O$26];0):[.$C8])" office:value-type="float" office:value="1593595.96023319" calcext:value-type="float">
            <text:p>1593595.96023319</text:p>
          </table:table-cell>
          <table:table-cell table:formula="of:=[.$E7]*POWER(1+[.$O$6];[.P$26])-SERIESSUM(1+[.$O$6];0;1;OFFSET([.$C8];[.P$26];0):[.$C8])" office:value-type="float" office:value="1313411.52426103" calcext:value-type="float">
            <text:p>1313411.52426103</text:p>
          </table:table-cell>
          <table:table-cell table:formula="of:=[.$E7]*POWER(1+[.$O$6];[.Q$26])-SERIESSUM(1+[.$O$6];0;1;OFFSET([.$C8];[.Q$26];0):[.$C8])" office:value-type="float" office:value="913322.177381562" calcext:value-type="float">
            <text:p>913322.177381562</text:p>
          </table:table-cell>
          <table:table-cell table:formula="of:=[.$E7]*POWER(1+[.$O$6];[.R$26])-SERIESSUM(1+[.$O$6];0;1;OFFSET([.$C8];[.R$26];0):[.$C8])" office:value-type="float" office:value="357391.47786828" calcext:value-type="float">
            <text:p>357391.47786828</text:p>
          </table:table-cell>
          <table:table-cell table:formula="of:=[.$E7]*POWER(1+[.$O$6];[.S$26])-SERIESSUM(1+[.$O$6];0;1;OFFSET([.$C8];[.S$26];0):[.$C8])" office:value-type="float" office:value="-399845.119787621" calcext:value-type="float">
            <text:p>-399845.119787621</text:p>
          </table:table-cell>
          <table:table-cell table:formula="of:=[.$E7]*POWER(1+[.$O$6];[.T$26])-SERIESSUM(1+[.$O$6];0;1;OFFSET([.$C8];[.T$26];0):[.$C8])" office:value-type="float" office:value="-1415763.20589374" calcext:value-type="float">
            <text:p>-1415763.20589374</text:p>
          </table:table-cell>
          <table:table-cell table:formula="of:=[.$E7]*POWER(1+[.$O$6];[.U$26])-SERIESSUM(1+[.$O$6];0;1;OFFSET([.$C8];[.U$26];0):[.$C8])" office:value-type="float" office:value="-2762609.63144142" calcext:value-type="float">
            <text:p>-2762609.63144142</text:p>
          </table:table-cell>
          <table:table-cell table:formula="of:=[.$E7]*POWER(1+[.$O$6];[.V$26])-SERIESSUM(1+[.$O$6];0;1;OFFSET([.$C8];[.V$26];0):[.$C8])" office:value-type="float" office:value="-4531177.26176107" calcext:value-type="float">
            <text:p>-4531177.26176107</text:p>
          </table:table-cell>
          <table:table-cell table:formula="of:=[.$E7]*POWER(1+[.$O$6];[.W$26])-SERIESSUM(1+[.$O$6];0;1;OFFSET([.$C8];[.W$26];0):[.$C8])" office:value-type="float" office:value="-6835363.80010511" calcext:value-type="float">
            <text:p>-6835363.80010511</text:p>
          </table:table-cell>
          <table:table-cell table:formula="of:=[.$E7]*POWER(1+[.$O$6];[.X$26])-SERIESSUM(1+[.$O$6];0;1;OFFSET([.$C8];[.X$26];0):[.$C8])" office:value-type="float" office:value="-9817824.01515851" calcext:value-type="float">
            <text:p>-9817824.01515851</text:p>
          </table:table-cell>
          <table:table-cell table:formula="of:=[.$E7]*POWER(1+[.$O$6];[.Y$26])-SERIESSUM(1+[.$O$6];0;1;OFFSET([.$C8];[.Y$26];0):[.$C8])" office:value-type="float" office:value="-13656973.7913459" calcext:value-type="float">
            <text:p>-13656973.7913459</text:p>
          </table:table-cell>
          <table:table-cell table:formula="of:=[.$E7]*POWER(1+[.$O$6];[.Z$26])-SERIESSUM(1+[.$O$6];0;1;OFFSET([.$C8];[.Z$26];0):[.$C8])" office:value-type="float" office:value="-18575664.9447435" calcext:value-type="float">
            <text:p>-18575664.9447435</text:p>
          </table:table-cell>
          <table:table-cell table:formula="of:=[.$E7]*POWER(1+[.$O$6];[.AA$26])-SERIESSUM(1+[.$O$6];0;1;OFFSET([.$C8];[.AA$26];0):[.$C8])" office:value-type="float" office:value="-24851924.3658678" calcext:value-type="float">
            <text:p>-24851924.3658678</text:p>
          </table:table-cell>
          <table:table-cell table:formula="of:=[.$E7]*POWER(1+[.$O$6];[.AB$26])-SERIESSUM(1+[.$O$6];0;1;OFFSET([.$C8];[.AB$26];0):[.$C8])" office:value-type="float" office:value="-32832243.0339602" calcext:value-type="float">
            <text:p>-32832243.0339602</text:p>
          </table:table-cell>
          <table:table-cell table:formula="of:=[.$E7]*POWER(1+[.$O$6];[.AC$26])-SERIESSUM(1+[.$O$6];0;1;OFFSET([.$C8];[.AC$26];0):[.$C8])" office:value-type="float" office:value="-42948013.8230068" calcext:value-type="float">
            <text:p>-42948013.8230068</text:p>
          </table:table-cell>
          <table:table-cell table:formula="of:=[.$E7]*POWER(1+[.$O$6];[.AD$26])-SERIESSUM(1+[.$O$6];0;1;OFFSET([.$C8];[.AD$26];0):[.$C8])" office:value-type="float" office:value="-55735856.7470813" calcext:value-type="float">
            <text:p>-55735856.7470813</text:p>
          </table:table-cell>
          <table:table-cell table:formula="of:=[.$E7]*POWER(1+[.$O$6];[.AE$26])-SERIESSUM(1+[.$O$6];0;1;OFFSET([.$C8];[.AE$26];0):[.$C8])" office:value-type="float" office:value="-71862742.4785306" calcext:value-type="float">
            <text:p>-71862742.4785306</text:p>
          </table:table-cell>
          <table:table-cell table:formula="of:=[.$E7]*POWER(1+[.$O$6];[.AF$26])-SERIESSUM(1+[.$O$6];0;1;OFFSET([.$C8];[.AF$26];0):[.$C8])" office:value-type="float" office:value="-92157037.1364608" calcext:value-type="float">
            <text:p>-92157037.1364608</text:p>
          </table:table-cell>
          <table:table-cell table:formula="of:=[.$E7]*POWER(1+[.$O$6];[.AG$26])-SERIESSUM(1+[.$O$6];0;1;OFFSET([.$C8];[.AG$26];0):[.$C8])" office:value-type="float" office:value="-117646852.743233" calcext:value-type="float">
            <text:p>-117646852.743233</text:p>
          </table:table-cell>
          <table:table-cell table:formula="of:=[.$E7]*POWER(1+[.$O$6];[.AH$26])-SERIESSUM(1+[.$O$6];0;1;OFFSET([.$C8];[.AH$26];0):[.$C8])" office:value-type="float" office:value="-149607409.782084" calcext:value-type="float">
            <text:p>-149607409.782084</text:p>
          </table:table-cell>
          <table:table-cell table:formula="of:=[.$E7]*POWER(1+[.$O$6];[.AI$26])-SERIESSUM(1+[.$O$6];0;1;OFFSET([.$C8];[.AI$26];0):[.$C8])" office:value-type="float" office:value="-189619514.993315" calcext:value-type="float">
            <text:p>-189619514.993315</text:p>
          </table:table-cell>
          <table:table-cell table:formula="of:=[.$E7]*POWER(1+[.$O$6];[.AJ$26])-SERIESSUM(1+[.$O$6];0;1;OFFSET([.$C8];[.AJ$26];0):[.$C8])" office:value-type="float" office:value="-239641746.196899" calcext:value-type="float">
            <text:p>-239641746.196899</text:p>
          </table:table-cell>
          <table:table-cell table:formula="of:=[.$E7]*POWER(1+[.$O$6];[.AK$26])-SERIESSUM(1+[.$O$6];0;1;OFFSET([.$C8];[.AK$26];0):[.$C8])" office:value-type="float" office:value="-302099537.795248" calcext:value-type="float">
            <text:p>-302099537.795248</text:p>
          </table:table-cell>
          <table:table-cell table:formula="of:=[.$E7]*POWER(1+[.$O$6];[.AL$26])-SERIESSUM(1+[.$O$6];0;1;OFFSET([.$C8];[.AL$26];0):[.$C8])" office:value-type="float" office:value="-379995101.874705" calcext:value-type="float">
            <text:p>-379995101.874705</text:p>
          </table:table-cell>
          <table:table-cell table:formula="of:=[.$E7]*POWER(1+[.$O$6];[.AM$26])-SERIESSUM(1+[.$O$6];0;1;OFFSET([.$C8];[.AM$26];0):[.$C8])" office:value-type="float" office:value="-477043032.71982" calcext:value-type="float">
            <text:p>-477043032.71982</text:p>
          </table:table-cell>
          <table:table-cell table:formula="of:=[.$E7]*POWER(1+[.$O$6];[.AN$26])-SERIESSUM(1+[.$O$6];0;1;OFFSET([.$C8];[.AN$26];0):[.$C8])" office:value-type="float" office:value="-597837566.756878" calcext:value-type="float">
            <text:p>-597837566.756878</text:p>
          </table:table-cell>
          <table:table-cell table:formula="of:=[.$E7]*POWER(1+[.$O$6];[.AO$26])-SERIESSUM(1+[.$O$6];0;1;OFFSET([.$C8];[.AO$26];0):[.$C8])" office:value-type="float" office:value="-748058854.291444" calcext:value-type="float">
            <text:p>-748058854.291444</text:p>
          </table:table-cell>
          <table:table-cell table:formula="of:=[.$E7]*POWER(1+[.$O$6];[.AP$26])-SERIESSUM(1+[.$O$6];0;1;OFFSET([.$C8];[.AP$26];0):[.$C8])" office:value-type="float" office:value="-934727304.014988" calcext:value-type="float">
            <text:p>-934727304.014988</text:p>
          </table:table-cell>
          <table:table-cell table:formula="of:=[.$E7]*POWER(1+[.$O$6];[.AQ$26])-SERIESSUM(1+[.$O$6];0;1;OFFSET([.$C8];[.AQ$26];0):[.$C8])" office:value-type="float" office:value="-1166517160.12391" calcext:value-type="float">
            <text:p>-1166517160.12391</text:p>
          </table:table-cell>
          <table:table-cell table:formula="of:=[.$E7]*POWER(1+[.$O$6];[.AR$26])-SERIESSUM(1+[.$O$6];0;1;OFFSET([.$C8];[.AR$26];0):[.$C8])" office:value-type="float" office:value="-1454143056.09865" calcext:value-type="float">
            <text:p>-1454143056.09865</text:p>
          </table:table-cell>
          <table:table-cell table:formula="of:=[.$E7]*POWER(1+[.$O$6];[.AS$26])-SERIESSUM(1+[.$O$6];0;1;OFFSET([.$C8];[.AS$26];0):[.$C8])" office:value-type="float" office:value="-1810836470.83319" calcext:value-type="float">
            <text:p>-1810836470.83319</text:p>
          </table:table-cell>
          <table:table-cell table:formula="of:=[.$E7]*POWER(1+[.$O$6];[.AT$26])-SERIESSUM(1+[.$O$6];0;1;OFFSET([.$C8];[.AT$26];0):[.$C8])" office:value-type="float" office:value="-2252932929.86231" calcext:value-type="float">
            <text:p>-2252932929.86231</text:p>
          </table:table-cell>
          <table:table-cell table:formula="of:=[.$E7]*POWER(1+[.$O$6];[.AU$26])-SERIESSUM(1+[.$O$6];0;1;OFFSET([.$C8];[.AU$26];0):[.$C8])" office:value-type="float" office:value="-2800595616.72564" calcext:value-type="float">
            <text:p>-2800595616.72564</text:p>
          </table:table-cell>
          <table:table-cell table:formula="of:=[.$E7]*POWER(1+[.$O$6];[.AV$26])-SERIESSUM(1+[.$O$6];0;1;OFFSET([.$C8];[.AV$26];0):[.$C8])" office:value-type="float" office:value="-3478706996.04318" calcext:value-type="float">
            <text:p>-3478706996.04318</text:p>
          </table:table-cell>
          <table:table-cell table:formula="of:=[.$E7]*POWER(1+[.$O$6];[.AW$26])-SERIESSUM(1+[.$O$6];0;1;OFFSET([.$C8];[.AW$26];0):[.$C8])" office:value-type="float" office:value="-4317967357.89545" calcext:value-type="float">
            <text:p>-4317967357.89545</text:p>
          </table:table-cell>
          <table:table-cell table:formula="of:=[.$E7]*POWER(1+[.$O$6];[.AX$26])-SERIESSUM(1+[.$O$6];0;1;OFFSET([.$C8];[.AX$26];0):[.$C8])" office:value-type="float" office:value="-5356248189.19701" calcext:value-type="float">
            <text:p>-5356248189.19701</text:p>
          </table:table-cell>
          <table:table-cell table:formula="of:=[.$E7]*POWER(1+[.$O$6];[.AY$26])-SERIESSUM(1+[.$O$6];0;1;OFFSET([.$C8];[.AY$26];0):[.$C8])" office:value-type="float" office:value="-6640259351.56227" calcext:value-type="float">
            <text:p>-6640259351.56227</text:p>
          </table:table-cell>
          <table:table-cell table:formula="of:=[.$E7]*POWER(1+[.$O$6];[.AZ$26])-SERIESSUM(1+[.$O$6];0;1;OFFSET([.$C8];[.AZ$26];0):[.$C8])" office:value-type="float" office:value="-8227602676.21872" calcext:value-type="float">
            <text:p>-8227602676.21872</text:p>
          </table:table-cell>
          <table:table-cell table:formula="of:=[.$E7]*POWER(1+[.$O$6];[.BA$26])-SERIESSUM(1+[.$O$6];0;1;OFFSET([.$C8];[.BA$26];0):[.$C8])" office:value-type="float" office:value="-10189301364.9794" calcext:value-type="float">
            <text:p>-10189301364.9794</text:p>
          </table:table-cell>
          <table:table-cell table:formula="of:=[.$E7]*POWER(1+[.$O$6];[.BB$26])-SERIESSUM(1+[.$O$6];0;1;OFFSET([.$C8];[.BB$26];0):[.$C8])" office:value-type="float" office:value="-12612915238.4359" calcext:value-type="float">
            <text:p>-12612915238.4359</text:p>
          </table:table-cell>
          <table:table-cell table:formula="of:=[.$E7]*POWER(1+[.$O$6];[.BC$26])-SERIESSUM(1+[.$O$6];0;1;OFFSET([.$C8];[.BC$26];0):[.$C8])" office:value-type="float" office:value="-15606377292.2012" calcext:value-type="float">
            <text:p>-15606377292.2012</text:p>
          </table:table-cell>
          <table:table-cell table:formula="of:=[.$E7]*POWER(1+[.$O$6];[.BD$26])-SERIESSUM(1+[.$O$6];0;1;OFFSET([.$C8];[.BD$26];0):[.$C8])" office:value-type="float" office:value="-19302718309.2079" calcext:value-type="float">
            <text:p>-19302718309.2079</text:p>
          </table:table-cell>
          <table:table-cell table:formula="of:=[.$E7]*POWER(1+[.$O$6];[.BE$26])-SERIESSUM(1+[.$O$6];0;1;OFFSET([.$C8];[.BE$26];0):[.$C8])" office:value-type="float" office:value="-23865884784.4605" calcext:value-type="float">
            <text:p>-23865884784.4605</text:p>
          </table:table-cell>
          <table:table-cell table:formula="of:=[.$E7]*POWER(1+[.$O$6];[.BF$26])-SERIESSUM(1+[.$O$6];0;1;OFFSET([.$C8];[.BF$26];0):[.$C8])" office:value-type="float" office:value="-29497902814.1586" calcext:value-type="float">
            <text:p>-29497902814.1586</text:p>
          </table:table-cell>
          <table:table-cell table:formula="of:=[.$E7]*POWER(1+[.$O$6];[.BG$26])-SERIESSUM(1+[.$O$6];0;1;OFFSET([.$C8];[.BG$26];0):[.$C8])" office:value-type="float" office:value="-36447698933.8867" calcext:value-type="float">
            <text:p>-36447698933.8867</text:p>
          </table:table-cell>
          <table:table-cell table:formula="of:=[.$E7]*POWER(1+[.$O$6];[.BH$26])-SERIESSUM(1+[.$O$6];0;1;OFFSET([.$C8];[.BH$26];0):[.$C8])" office:value-type="float" office:value="-45021960683.5246" calcext:value-type="float">
            <text:p>-45021960683.5246</text:p>
          </table:table-cell>
          <table:table-cell table:formula="of:=[.$E7]*POWER(1+[.$O$6];[.BI$26])-SERIESSUM(1+[.$O$6];0;1;OFFSET([.$C8];[.BI$26];0):[.$C8])" office:value-type="float" office:value="-55598508034.4133" calcext:value-type="float">
            <text:p>-55598508034.4133</text:p>
          </table:table-cell>
          <table:table-cell table:formula="of:=[.$E7]*POWER(1+[.$O$6];[.BJ$26])-SERIESSUM(1+[.$O$6];0;1;OFFSET([.$C8];[.BJ$26];0):[.$C8])" office:value-type="float" office:value="-68642755557.8349" calcext:value-type="float">
            <text:p>-68642755557.8349</text:p>
          </table:table-cell>
          <table:table-cell table:formula="of:=[.$E7]*POWER(1+[.$O$6];[.BK$26])-SERIESSUM(1+[.$O$6];0;1;OFFSET([.$C8];[.BK$26];0):[.$C8])" office:value-type="float" office:value="-84727979044.7814" calcext:value-type="float">
            <text:p>-84727979044.7814</text:p>
          </table:table-cell>
          <table:table-cell table:formula="of:=[.$E7]*POWER(1+[.$O$6];[.BL$26])-SERIESSUM(1+[.$O$6];0;1;OFFSET([.$C8];[.BL$26];0):[.$C8])" office:value-type="float" office:value="-104560264991.251" calcext:value-type="float">
            <text:p>-104560264991.251</text:p>
          </table:table-cell>
          <table:table-cell table:formula="of:=[.$E7]*POWER(1+[.$O$6];[.BM$26])-SERIESSUM(1+[.$O$6];0;1;OFFSET([.$C8];[.BM$26];0):[.$C8])" office:value-type="float" office:value="-129009224061.033" calcext:value-type="float">
            <text:p>-129009224061.033</text:p>
          </table:table-cell>
          <table:table-cell table:formula="of:=[.$E7]*POWER(1+[.$O$6];[.BN$26])-SERIESSUM(1+[.$O$6];0;1;OFFSET([.$C8];[.BN$26];0):[.$C8])" office:value-type="float" office:value="-128264496996.07" calcext:value-type="float">
            <text:p>-128264496996.07</text:p>
          </table:table-cell>
          <table:table-cell table:formula="of:=[.$E7]*POWER(1+[.$O$6];[.BO$26])-SERIESSUM(1+[.$O$6];0;1;OFFSET([.$C8];[.BO$26];0):[.$C8])" office:value-type="float" office:value="-127408060871.363" calcext:value-type="float">
            <text:p>-127408060871.363</text:p>
          </table:table-cell>
          <table:table-cell table:formula="of:=[.$E7]*POWER(1+[.$O$6];[.BP$26])-SERIESSUM(1+[.$O$6];0;1;OFFSET([.$C8];[.BP$26];0):[.$C8])" office:value-type="float" office:value="-126423159327.95" calcext:value-type="float">
            <text:p>-126423159327.95</text:p>
          </table:table-cell>
          <table:table-cell table:formula="of:=[.$E7]*POWER(1+[.$O$6];[.BQ$26])-SERIESSUM(1+[.$O$6];0;1;OFFSET([.$C8];[.BQ$26];0):[.$C8])" office:value-type="float" office:value="-125290522553.026" calcext:value-type="float">
            <text:p>-125290522553.026</text:p>
          </table:table-cell>
          <table:table-cell table:formula="of:=[.$E7]*POWER(1+[.$O$6];[.BR$26])-SERIESSUM(1+[.$O$6];0;1;OFFSET([.$C8];[.BR$26];0):[.$C8])" office:value-type="float" office:value="-123987990261.862" calcext:value-type="float">
            <text:p>-123987990261.862</text:p>
          </table:table-cell>
          <table:table-cell table:formula="of:=[.$E7]*POWER(1+[.$O$6];[.BS$26])-SERIESSUM(1+[.$O$6];0;1;OFFSET([.$C8];[.BS$26];0):[.$C8])" office:value-type="float" office:value="-122490078127.024" calcext:value-type="float">
            <text:p>-122490078127.024</text:p>
          </table:table-cell>
          <table:table-cell table:formula="of:=[.$E7]*POWER(1+[.$O$6];[.BT$26])-SERIESSUM(1+[.$O$6];0;1;OFFSET([.$C8];[.BT$26];0):[.$C8])" office:value-type="float" office:value="-120767479171.96" calcext:value-type="float">
            <text:p>-120767479171.96</text:p>
          </table:table-cell>
          <table:table-cell table:formula="of:=[.$E7]*POWER(1+[.$O$6];[.BU$26])-SERIESSUM(1+[.$O$6];0;1;OFFSET([.$C8];[.BU$26];0):[.$C8])" office:value-type="float" office:value="-118786490373.637" calcext:value-type="float">
            <text:p>-118786490373.637</text:p>
          </table:table-cell>
          <table:table-cell table:formula="of:=[.$E7]*POWER(1+[.$O$6];[.BV$26])-SERIESSUM(1+[.$O$6];0;1;OFFSET([.$C8];[.BV$26];0):[.$C8])" office:value-type="float" office:value="-116508353255.565" calcext:value-type="float">
            <text:p>-116508353255.565</text:p>
          </table:table-cell>
          <table:table-cell table:formula="of:=[.$E7]*POWER(1+[.$O$6];[.BW$26])-SERIESSUM(1+[.$O$6];0;1;OFFSET([.$C8];[.BW$26];0):[.$C8])" office:value-type="float" office:value="-113888495569.782" calcext:value-type="float">
            <text:p>-113888495569.782</text:p>
          </table:table-cell>
          <table:table-cell table:formula="of:=[.$E7]*POWER(1+[.$O$6];[.BX$26])-SERIESSUM(1+[.$O$6];0;1;OFFSET([.$C8];[.BX$26];0):[.$C8])" office:value-type="float" office:value="-110875659231.132" calcext:value-type="float">
            <text:p>-110875659231.13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O$2]*POWER(1+[.$O$11];[.$A32])*(POWER([.$O$7];12)-1)/([.$O$7]-1) + [.$B32]*POWER([.$O$7];12)" office:value-type="float" office:value="261653585.094674" calcext:value-type="float">
            <text:p>261653585.094674</text:p>
          </table:table-cell>
          <table:table-cell table:formula="of:=[.$C32]*POWER([.$O$9];12)" office:value-type="float" office:value="1512583.76897796" calcext:value-type="float">
            <text:p>1512583.76897796</text:p>
          </table:table-cell>
          <table:table-cell table:formula="of:=[.$B33]/4*[.$O$4]*[.$O$5]" office:value-type="float" office:value="514149.294711035" calcext:value-type="float">
            <text:p>514149.294711035</text:p>
          </table:table-cell>
          <table:table-cell table:formula="of:=[.$B33]-[.$C33]-[.$D33]+[.$O$13]*POWER([.$O$7];12*[.$A33])" office:value-type="float" office:value="259626852.030985" calcext:value-type="float">
            <text:p>259626852.030985</text:p>
          </table:table-cell>
          <table:table-cell table:formula="of:=COUNTIF([.$K58:.$BY58];&quot;&gt;=0&quot;)" office:value-type="float" office:value="67" calcext:value-type="float">
            <text:p>67</text:p>
          </table:table-cell>
          <table:table-cell table:formula="of:=[.$O$10]+[.$F33]+[.$A33]" office:value-type="float" office:value="127" calcext:value-type="float">
            <text:p>127</text:p>
          </table:table-cell>
          <table:table-cell table:formula="of:=[.$O$10]+[.$A33]" office:value-type="float" office:value="60" calcext:value-type="float">
            <text:p>60</text:p>
          </table:table-cell>
          <table:table-cell/>
          <table:table-cell office:value-type="float" office:value="7" calcext:value-type="float">
            <text:p>7</text:p>
          </table:table-cell>
          <table:table-cell table:formula="of:=[.$E8]-[.$C9]" office:value-type="float" office:value="2713463.99880404" calcext:value-type="float">
            <text:p>2713463.99880404</text:p>
          </table:table-cell>
          <table:table-cell table:formula="of:=[.$E8]*POWER(1+[.$O$6];[.K$26])-SERIESSUM(1+[.$O$6];0;1;OFFSET([.$C9];[.K$26];0):[.$C9])" office:value-type="float" office:value="2798277.65859704" calcext:value-type="float">
            <text:p>2798277.65859704</text:p>
          </table:table-cell>
          <table:table-cell table:formula="of:=[.$E8]*POWER(1+[.$O$6];[.L$26])-SERIESSUM(1+[.$O$6];0;1;OFFSET([.$C9];[.L$26];0):[.$C9])" office:value-type="float" office:value="2866275.01479913" calcext:value-type="float">
            <text:p>2866275.01479913</text:p>
          </table:table-cell>
          <table:table-cell table:formula="of:=[.$E8]*POWER(1+[.$O$6];[.M$26])-SERIESSUM(1+[.$O$6];0;1;OFFSET([.$C9];[.M$26];0):[.$C9])" office:value-type="float" office:value="2908125.03160664" calcext:value-type="float">
            <text:p>2908125.03160664</text:p>
          </table:table-cell>
          <table:table-cell table:formula="of:=[.$E8]*POWER(1+[.$O$6];[.N$26])-SERIESSUM(1+[.$O$6];0;1;OFFSET([.$C9];[.N$26];0):[.$C9])" office:value-type="float" office:value="2911527.63778924" calcext:value-type="float">
            <text:p>2911527.63778924</text:p>
          </table:table-cell>
          <table:table-cell table:formula="of:=[.$E8]*POWER(1+[.$O$6];[.O$26])-SERIESSUM(1+[.$O$6];0;1;OFFSET([.$C9];[.O$26];0):[.$C9])" office:value-type="float" office:value="2860406.62927303" calcext:value-type="float">
            <text:p>2860406.62927303</text:p>
          </table:table-cell>
          <table:table-cell table:formula="of:=[.$E8]*POWER(1+[.$O$6];[.P$26])-SERIESSUM(1+[.$O$6];0;1;OFFSET([.$C9];[.P$26];0):[.$C9])" office:value-type="float" office:value="2733898.12555636" calcext:value-type="float">
            <text:p>2733898.12555636</text:p>
          </table:table-cell>
          <table:table-cell table:formula="of:=[.$E8]*POWER(1+[.$O$6];[.Q$26])-SERIESSUM(1+[.$O$6];0;1;OFFSET([.$C9];[.Q$26];0):[.$C9])" office:value-type="float" office:value="2505084.69358488" calcext:value-type="float">
            <text:p>2505084.69358488</text:p>
          </table:table-cell>
          <table:table-cell table:formula="of:=[.$E8]*POWER(1+[.$O$6];[.R$26])-SERIESSUM(1+[.$O$6];0;1;OFFSET([.$C9];[.R$26];0):[.$C9])" office:value-type="float" office:value="2139413.33967366" calcext:value-type="float">
            <text:p>2139413.33967366</text:p>
          </table:table-cell>
          <table:table-cell table:formula="of:=[.$E8]*POWER(1+[.$O$6];[.S$26])-SERIESSUM(1+[.$O$6];0;1;OFFSET([.$C9];[.S$26];0):[.$C9])" office:value-type="float" office:value="1592720.84893504" calcext:value-type="float">
            <text:p>1592720.84893504</text:p>
          </table:table-cell>
          <table:table-cell table:formula="of:=[.$E8]*POWER(1+[.$O$6];[.T$26])-SERIESSUM(1+[.$O$6];0;1;OFFSET([.$C9];[.T$26];0):[.$C9])" office:value-type="float" office:value="808771.76586766" calcext:value-type="float">
            <text:p>808771.76586766</text:p>
          </table:table-cell>
          <table:table-cell table:formula="of:=[.$E8]*POWER(1+[.$O$6];[.U$26])-SERIESSUM(1+[.$O$6];0;1;OFFSET([.$C9];[.U$26];0):[.$C9])" office:value-type="float" office:value="-283808.150042269" calcext:value-type="float">
            <text:p>-283808.150042269</text:p>
          </table:table-cell>
          <table:table-cell table:formula="of:=[.$E8]*POWER(1+[.$O$6];[.V$26])-SERIESSUM(1+[.$O$6];0;1;OFFSET([.$C9];[.V$26];0):[.$C9])" office:value-type="float" office:value="-1775347.89114429" calcext:value-type="float">
            <text:p>-1775347.89114429</text:p>
          </table:table-cell>
          <table:table-cell table:formula="of:=[.$E8]*POWER(1+[.$O$6];[.W$26])-SERIESSUM(1+[.$O$6];0;1;OFFSET([.$C9];[.W$26];0):[.$C9])" office:value-type="float" office:value="-3779875.7203314" calcext:value-type="float">
            <text:p>-3779875.7203314</text:p>
          </table:table-cell>
          <table:table-cell table:formula="of:=[.$E8]*POWER(1+[.$O$6];[.X$26])-SERIESSUM(1+[.$O$6];0;1;OFFSET([.$C9];[.X$26];0):[.$C9])" office:value-type="float" office:value="-6441013.61857137" calcext:value-type="float">
            <text:p>-6441013.61857137</text:p>
          </table:table-cell>
          <table:table-cell table:formula="of:=[.$E8]*POWER(1+[.$O$6];[.Y$26])-SERIESSUM(1+[.$O$6];0;1;OFFSET([.$C9];[.Y$26];0):[.$C9])" office:value-type="float" office:value="-9939295.1674447" calcext:value-type="float">
            <text:p>-9939295.1674447</text:p>
          </table:table-cell>
          <table:table-cell table:formula="of:=[.$E8]*POWER(1+[.$O$6];[.Z$26])-SERIESSUM(1+[.$O$6];0;1;OFFSET([.$C9];[.Z$26];0):[.$C9])" office:value-type="float" office:value="-14501244.6831857" calcext:value-type="float">
            <text:p>-14501244.6831857</text:p>
          </table:table-cell>
          <table:table-cell table:formula="of:=[.$E8]*POWER(1+[.$O$6];[.AA$26])-SERIESSUM(1+[.$O$6];0;1;OFFSET([.$C9];[.AA$26];0):[.$C9])" office:value-type="float" office:value="-20410634.7426353" calcext:value-type="float">
            <text:p>-20410634.7426353</text:p>
          </table:table-cell>
          <table:table-cell table:formula="of:=[.$E8]*POWER(1+[.$O$6];[.AB$26])-SERIESSUM(1+[.$O$6];0;1;OFFSET([.$C9];[.AB$26];0):[.$C9])" office:value-type="float" office:value="-28022437.0681677" calcext:value-type="float">
            <text:p>-28022437.0681677</text:p>
          </table:table-cell>
          <table:table-cell table:formula="of:=[.$E8]*POWER(1+[.$O$6];[.AC$26])-SERIESSUM(1+[.$O$6];0;1;OFFSET([.$C9];[.AC$26];0):[.$C9])" office:value-type="float" office:value="-37780102.3657221" calcext:value-type="float">
            <text:p>-37780102.3657221</text:p>
          </table:table-cell>
          <table:table-cell table:formula="of:=[.$E8]*POWER(1+[.$O$6];[.AD$26])-SERIESSUM(1+[.$O$6];0;1;OFFSET([.$C9];[.AD$26];0):[.$C9])" office:value-type="float" office:value="-50236953.4307475" calcext:value-type="float">
            <text:p>-50236953.4307475</text:p>
          </table:table-cell>
          <table:table-cell table:formula="of:=[.$E8]*POWER(1+[.$O$6];[.AE$26])-SERIESSUM(1+[.$O$6];0;1;OFFSET([.$C9];[.AE$26];0):[.$C9])" office:value-type="float" office:value="-66082659.1701038" calcext:value-type="float">
            <text:p>-66082659.1701038</text:p>
          </table:table-cell>
          <table:table-cell table:formula="of:=[.$E8]*POWER(1+[.$O$6];[.AF$26])-SERIESSUM(1+[.$O$6];0;1;OFFSET([.$C9];[.AF$26];0):[.$C9])" office:value-type="float" office:value="-86175983.1618005" calcext:value-type="float">
            <text:p>-86175983.1618005</text:p>
          </table:table-cell>
          <table:table-cell table:formula="of:=[.$E8]*POWER(1+[.$O$6];[.AG$26])-SERIESSUM(1+[.$O$6];0;1;OFFSET([.$C9];[.AG$26];0):[.$C9])" office:value-type="float" office:value="-111585278.874915" calcext:value-type="float">
            <text:p>-111585278.874915</text:p>
          </table:table-cell>
          <table:table-cell table:formula="of:=[.$E8]*POWER(1+[.$O$6];[.AH$26])-SERIESSUM(1+[.$O$6];0;1;OFFSET([.$C9];[.AH$26];0):[.$C9])" office:value-type="float" office:value="-143638546.872434" calcext:value-type="float">
            <text:p>-143638546.872434</text:p>
          </table:table-cell>
          <table:table-cell table:formula="of:=[.$E8]*POWER(1+[.$O$6];[.AI$26])-SERIESSUM(1+[.$O$6];0;1;OFFSET([.$C9];[.AI$26];0):[.$C9])" office:value-type="float" office:value="-183985292.209292" calcext:value-type="float">
            <text:p>-183985292.209292</text:p>
          </table:table-cell>
          <table:table-cell table:formula="of:=[.$E8]*POWER(1+[.$O$6];[.AJ$26])-SERIESSUM(1+[.$O$6];0;1;OFFSET([.$C9];[.AJ$26];0):[.$C9])" office:value-type="float" office:value="-234672941.272093" calcext:value-type="float">
            <text:p>-234672941.272093</text:p>
          </table:table-cell>
          <table:table-cell table:formula="of:=[.$E8]*POWER(1+[.$O$6];[.AK$26])-SERIESSUM(1+[.$O$6];0;1;OFFSET([.$C9];[.AK$26];0):[.$C9])" office:value-type="float" office:value="-298241219.208538" calcext:value-type="float">
            <text:p>-298241219.208538</text:p>
          </table:table-cell>
          <table:table-cell table:formula="of:=[.$E8]*POWER(1+[.$O$6];[.AL$26])-SERIESSUM(1+[.$O$6];0;1;OFFSET([.$C9];[.AL$26];0):[.$C9])" office:value-type="float" office:value="-377838679.838701" calcext:value-type="float">
            <text:p>-377838679.838701</text:p>
          </table:table-cell>
          <table:table-cell table:formula="of:=[.$E8]*POWER(1+[.$O$6];[.AM$26])-SERIESSUM(1+[.$O$6];0;1;OFFSET([.$C9];[.AM$26];0):[.$C9])" office:value-type="float" office:value="-477366553.967889" calcext:value-type="float">
            <text:p>-477366553.967889</text:p>
          </table:table-cell>
          <table:table-cell table:formula="of:=[.$E8]*POWER(1+[.$O$6];[.AN$26])-SERIESSUM(1+[.$O$6];0;1;OFFSET([.$C9];[.AN$26];0):[.$C9])" office:value-type="float" office:value="-601656281.731193" calcext:value-type="float">
            <text:p>-601656281.731193</text:p>
          </table:table-cell>
          <table:table-cell table:formula="of:=[.$E8]*POWER(1+[.$O$6];[.AO$26])-SERIESSUM(1+[.$O$6];0;1;OFFSET([.$C9];[.AO$26];0):[.$C9])" office:value-type="float" office:value="-756688572.188379" calcext:value-type="float">
            <text:p>-756688572.188379</text:p>
          </table:table-cell>
          <table:table-cell table:formula="of:=[.$E8]*POWER(1+[.$O$6];[.AP$26])-SERIESSUM(1+[.$O$6];0;1;OFFSET([.$C9];[.AP$26];0):[.$C9])" office:value-type="float" office:value="-949863653.107051" calcext:value-type="float">
            <text:p>-949863653.107051</text:p>
          </table:table-cell>
          <table:table-cell table:formula="of:=[.$E8]*POWER(1+[.$O$6];[.AQ$26])-SERIESSUM(1+[.$O$6];0;1;OFFSET([.$C9];[.AQ$26];0):[.$C9])" office:value-type="float" office:value="-1190334614.81525" calcext:value-type="float">
            <text:p>-1190334614.81525</text:p>
          </table:table-cell>
          <table:table-cell table:formula="of:=[.$E8]*POWER(1+[.$O$6];[.AR$26])-SERIESSUM(1+[.$O$6];0;1;OFFSET([.$C9];[.AR$26];0):[.$C9])" office:value-type="float" office:value="-1489418511.53062" calcext:value-type="float">
            <text:p>-1489418511.53062</text:p>
          </table:table-cell>
          <table:table-cell table:formula="of:=[.$E8]*POWER(1+[.$O$6];[.AS$26])-SERIESSUM(1+[.$O$6];0;1;OFFSET([.$C9];[.AS$26];0):[.$C9])" office:value-type="float" office:value="-1861103281.52234" calcext:value-type="float">
            <text:p>-1861103281.52234</text:p>
          </table:table-cell>
          <table:table-cell table:formula="of:=[.$E8]*POWER(1+[.$O$6];[.AT$26])-SERIESSUM(1+[.$O$6];0;1;OFFSET([.$C9];[.AT$26];0):[.$C9])" office:value-type="float" office:value="-2322672731.34312" calcext:value-type="float">
            <text:p>-2322672731.34312</text:p>
          </table:table-cell>
          <table:table-cell table:formula="of:=[.$E8]*POWER(1+[.$O$6];[.AU$26])-SERIESSUM(1+[.$O$6];0;1;OFFSET([.$C9];[.AU$26];0):[.$C9])" office:value-type="float" office:value="-2895476980.74546" calcext:value-type="float">
            <text:p>-2895476980.74546</text:p>
          </table:table-cell>
          <table:table-cell table:formula="of:=[.$E8]*POWER(1+[.$O$6];[.AV$26])-SERIESSUM(1+[.$O$6];0;1;OFFSET([.$C9];[.AV$26];0):[.$C9])" office:value-type="float" office:value="-3605882107.24258" calcext:value-type="float">
            <text:p>-3605882107.24258</text:p>
          </table:table-cell>
          <table:table-cell table:formula="of:=[.$E8]*POWER(1+[.$O$6];[.AW$26])-SERIESSUM(1+[.$O$6];0;1;OFFSET([.$C9];[.AW$26];0):[.$C9])" office:value-type="float" office:value="-4486440537.64596" calcext:value-type="float">
            <text:p>-4486440537.64596</text:p>
          </table:table-cell>
          <table:table-cell table:formula="of:=[.$E8]*POWER(1+[.$O$6];[.AX$26])-SERIESSUM(1+[.$O$6];0;1;OFFSET([.$C9];[.AX$26];0):[.$C9])" office:value-type="float" office:value="-5577333346.8433" calcext:value-type="float">
            <text:p>-5577333346.8433</text:p>
          </table:table-cell>
          <table:table-cell table:formula="of:=[.$E8]*POWER(1+[.$O$6];[.AY$26])-SERIESSUM(1+[.$O$6];0;1;OFFSET([.$C9];[.AY$26];0):[.$C9])" office:value-type="float" office:value="-6928147458.23451" calcext:value-type="float">
            <text:p>-6928147458.23451</text:p>
          </table:table-cell>
          <table:table-cell table:formula="of:=[.$E8]*POWER(1+[.$O$6];[.AZ$26])-SERIESSUM(1+[.$O$6];0;1;OFFSET([.$C9];[.AZ$26];0):[.$C9])" office:value-type="float" office:value="-8600065308.42634" calcext:value-type="float">
            <text:p>-8600065308.42634</text:p>
          </table:table-cell>
          <table:table-cell table:formula="of:=[.$E8]*POWER(1+[.$O$6];[.BA$26])-SERIESSUM(1+[.$O$6];0;1;OFFSET([.$C9];[.BA$26];0):[.$C9])" office:value-type="float" office:value="-10668562472.1311" calcext:value-type="float">
            <text:p>-10668562472.1311</text:p>
          </table:table-cell>
          <table:table-cell table:formula="of:=[.$E8]*POWER(1+[.$O$6];[.BB$26])-SERIESSUM(1+[.$O$6];0;1;OFFSET([.$C9];[.BB$26];0):[.$C9])" office:value-type="float" office:value="-13226730818.4701" calcext:value-type="float">
            <text:p>-13226730818.4701</text:p>
          </table:table-cell>
          <table:table-cell table:formula="of:=[.$E8]*POWER(1+[.$O$6];[.BC$26])-SERIESSUM(1+[.$O$6];0;1;OFFSET([.$C9];[.BC$26];0):[.$C9])" office:value-type="float" office:value="-16389371943.0004" calcext:value-type="float">
            <text:p>-16389371943.0004</text:p>
          </table:table-cell>
          <table:table-cell table:formula="of:=[.$E8]*POWER(1+[.$O$6];[.BD$26])-SERIESSUM(1+[.$O$6];0;1;OFFSET([.$C9];[.BD$26];0):[.$C9])" office:value-type="float" office:value="-20298039067.2494" calcext:value-type="float">
            <text:p>-20298039067.2494</text:p>
          </table:table-cell>
          <table:table-cell table:formula="of:=[.$E8]*POWER(1+[.$O$6];[.BE$26])-SERIESSUM(1+[.$O$6];0;1;OFFSET([.$C9];[.BE$26];0):[.$C9])" office:value-type="float" office:value="-25127246767.2292" calcext:value-type="float">
            <text:p>-25127246767.2292</text:p>
          </table:table-cell>
          <table:table-cell table:formula="of:=[.$E8]*POWER(1+[.$O$6];[.BF$26])-SERIESSUM(1+[.$O$6];0;1;OFFSET([.$C9];[.BF$26];0):[.$C9])" office:value-type="float" office:value="-31092118566.1847" calcext:value-type="float">
            <text:p>-31092118566.1847</text:p>
          </table:table-cell>
          <table:table-cell table:formula="of:=[.$E8]*POWER(1+[.$O$6];[.BG$26])-SERIESSUM(1+[.$O$6];0;1;OFFSET([.$C9];[.BG$26];0):[.$C9])" office:value-type="float" office:value="-38457804797.549" calcext:value-type="float">
            <text:p>-38457804797.549</text:p>
          </table:table-cell>
          <table:table-cell table:formula="of:=[.$E8]*POWER(1+[.$O$6];[.BH$26])-SERIESSUM(1+[.$O$6];0;1;OFFSET([.$C9];[.BH$26];0):[.$C9])" office:value-type="float" office:value="-47551079910.4051" calcext:value-type="float">
            <text:p>-47551079910.4051</text:p>
          </table:table-cell>
          <table:table-cell table:formula="of:=[.$E8]*POWER(1+[.$O$6];[.BI$26])-SERIESSUM(1+[.$O$6];0;1;OFFSET([.$C9];[.BI$26];0):[.$C9])" office:value-type="float" office:value="-58774622872.711" calcext:value-type="float">
            <text:p>-58774622872.711</text:p>
          </table:table-cell>
          <table:table-cell table:formula="of:=[.$E8]*POWER(1+[.$O$6];[.BJ$26])-SERIESSUM(1+[.$O$6];0;1;OFFSET([.$C9];[.BJ$26];0):[.$C9])" office:value-type="float" office:value="-72624600614.1555" calcext:value-type="float">
            <text:p>-72624600614.1555</text:p>
          </table:table-cell>
          <table:table-cell table:formula="of:=[.$E8]*POWER(1+[.$O$6];[.BK$26])-SERIESSUM(1+[.$O$6];0;1;OFFSET([.$C9];[.BK$26];0):[.$C9])" office:value-type="float" office:value="-89712317570.279" calcext:value-type="float">
            <text:p>-89712317570.279</text:p>
          </table:table-cell>
          <table:table-cell table:formula="of:=[.$E8]*POWER(1+[.$O$6];[.BL$26])-SERIESSUM(1+[.$O$6];0;1;OFFSET([.$C9];[.BL$26];0):[.$C9])" office:value-type="float" office:value="-110790870531.856" calcext:value-type="float">
            <text:p>-110790870531.856</text:p>
          </table:table-cell>
          <table:table-cell table:formula="of:=[.$E8]*POWER(1+[.$O$6];[.BM$26])-SERIESSUM(1+[.$O$6];0;1;OFFSET([.$C9];[.BM$26];0):[.$C9])" office:value-type="float" office:value="-109934658615.748" calcext:value-type="float">
            <text:p>-109934658615.748</text:p>
          </table:table-cell>
          <table:table-cell table:formula="of:=[.$E8]*POWER(1+[.$O$6];[.BN$26])-SERIESSUM(1+[.$O$6];0;1;OFFSET([.$C9];[.BN$26];0):[.$C9])" office:value-type="float" office:value="-108950014912.223" calcext:value-type="float">
            <text:p>-108950014912.223</text:p>
          </table:table-cell>
          <table:table-cell table:formula="of:=[.$E8]*POWER(1+[.$O$6];[.BO$26])-SERIESSUM(1+[.$O$6];0;1;OFFSET([.$C9];[.BO$26];0):[.$C9])" office:value-type="float" office:value="-107817674653.169" calcext:value-type="float">
            <text:p>-107817674653.169</text:p>
          </table:table-cell>
          <table:table-cell table:formula="of:=[.$E8]*POWER(1+[.$O$6];[.BP$26])-SERIESSUM(1+[.$O$6];0;1;OFFSET([.$C9];[.BP$26];0):[.$C9])" office:value-type="float" office:value="-106515483355.258" calcext:value-type="float">
            <text:p>-106515483355.258</text:p>
          </table:table-cell>
          <table:table-cell table:formula="of:=[.$E8]*POWER(1+[.$O$6];[.BQ$26])-SERIESSUM(1+[.$O$6];0;1;OFFSET([.$C9];[.BQ$26];0):[.$C9])" office:value-type="float" office:value="-105017963362.659" calcext:value-type="float">
            <text:p>-105017963362.659</text:p>
          </table:table-cell>
          <table:table-cell table:formula="of:=[.$E8]*POWER(1+[.$O$6];[.BR$26])-SERIESSUM(1+[.$O$6];0;1;OFFSET([.$C9];[.BR$26];0):[.$C9])" office:value-type="float" office:value="-103295815371.171" calcext:value-type="float">
            <text:p>-103295815371.171</text:p>
          </table:table-cell>
          <table:table-cell table:formula="of:=[.$E8]*POWER(1+[.$O$6];[.BS$26])-SERIESSUM(1+[.$O$6];0;1;OFFSET([.$C9];[.BS$26];0):[.$C9])" office:value-type="float" office:value="-101315345180.96" calcext:value-type="float">
            <text:p>-101315345180.96</text:p>
          </table:table-cell>
          <table:table-cell table:formula="of:=[.$E8]*POWER(1+[.$O$6];[.BT$26])-SERIESSUM(1+[.$O$6];0;1;OFFSET([.$C9];[.BT$26];0):[.$C9])" office:value-type="float" office:value="-99037804462.2165" calcext:value-type="float">
            <text:p>-99037804462.2165</text:p>
          </table:table-cell>
          <table:table-cell table:formula="of:=[.$E8]*POWER(1+[.$O$6];[.BU$26])-SERIESSUM(1+[.$O$6];0;1;OFFSET([.$C9];[.BU$26];0):[.$C9])" office:value-type="float" office:value="-96418632635.6619" calcext:value-type="float">
            <text:p>-96418632635.6619</text:p>
          </table:table-cell>
          <table:table-cell table:formula="of:=[.$E8]*POWER(1+[.$O$6];[.BV$26])-SERIESSUM(1+[.$O$6];0;1;OFFSET([.$C9];[.BV$26];0):[.$C9])" office:value-type="float" office:value="-93406585035.1241" calcext:value-type="float">
            <text:p>-93406585035.1241</text:p>
          </table:table-cell>
          <table:table-cell table:formula="of:=[.$E8]*POWER(1+[.$O$6];[.BW$26])-SERIESSUM(1+[.$O$6];0;1;OFFSET([.$C9];[.BW$26];0):[.$C9])" office:value-type="float" office:value="-89942730294.5057" calcext:value-type="float">
            <text:p>-89942730294.5057</text:p>
          </table:table-cell>
          <table:table-cell table:formula="of:=[.$E8]*POWER(1+[.$O$6];[.BX$26])-SERIESSUM(1+[.$O$6];0;1;OFFSET([.$C9];[.BX$26];0):[.$C9])" office:value-type="float" office:value="-85959297342.7944" calcext:value-type="float">
            <text:p>-85959297342.794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O$2]*POWER(1+[.$O$11];[.$A33])*(POWER([.$O$7];12)-1)/([.$O$7]-1) + [.$B33]*POWER([.$O$7];12)" office:value-type="float" office:value="304941158.365484" calcext:value-type="float">
            <text:p>304941158.365484</text:p>
          </table:table-cell>
          <table:table-cell table:formula="of:=[.$C33]*POWER([.$O$9];12)" office:value-type="float" office:value="1618464.63280642" calcext:value-type="float">
            <text:p>1618464.63280642</text:p>
          </table:table-cell>
          <table:table-cell table:formula="of:=[.$B34]/4*[.$O$4]*[.$O$5]" office:value-type="float" office:value="599209.376188176" calcext:value-type="float">
            <text:p>599209.376188176</text:p>
          </table:table-cell>
          <table:table-cell table:formula="of:=[.$B34]-[.$C34]-[.$D34]+[.$O$13]*POWER([.$O$7];12*[.$A34])" office:value-type="float" office:value="302723484.35649" calcext:value-type="float">
            <text:p>302723484.35649</text:p>
          </table:table-cell>
          <table:table-cell table:formula="of:=COUNTIF([.$K59:.$BY59];&quot;&gt;=0&quot;)" office:value-type="float" office:value="67" calcext:value-type="float">
            <text:p>67</text:p>
          </table:table-cell>
          <table:table-cell table:formula="of:=[.$O$10]+[.$F34]+[.$A34]" office:value-type="float" office:value="128" calcext:value-type="float">
            <text:p>128</text:p>
          </table:table-cell>
          <table:table-cell table:formula="of:=[.$O$10]+[.$A34]" office:value-type="float" office:value="61" calcext:value-type="float">
            <text:p>61</text:p>
          </table:table-cell>
          <table:table-cell/>
          <table:table-cell office:value-type="float" office:value="8" calcext:value-type="float">
            <text:p>8</text:p>
          </table:table-cell>
          <table:table-cell table:formula="of:=[.$E9]-[.$C10]" office:value-type="float" office:value="3563226.48371193" calcext:value-type="float">
            <text:p>3563226.48371193</text:p>
          </table:table-cell>
          <table:table-cell table:formula="of:=[.$E9]*POWER(1+[.$O$6];[.K$26])-SERIESSUM(1+[.$O$6];0;1;OFFSET([.$C10];[.K$26];0):[.$C10])" office:value-type="float" office:value="3752950.10043917" calcext:value-type="float">
            <text:p>3752950.10043917</text:p>
          </table:table-cell>
          <table:table-cell table:formula="of:=[.$E9]*POWER(1+[.$O$6];[.L$26])-SERIESSUM(1+[.$O$6];0;1;OFFSET([.$C10];[.L$26];0):[.$C10])" office:value-type="float" office:value="3939526.22243646" calcext:value-type="float">
            <text:p>3939526.22243646</text:p>
          </table:table-cell>
          <table:table-cell table:formula="of:=[.$E9]*POWER(1+[.$O$6];[.M$26])-SERIESSUM(1+[.$O$6];0;1;OFFSET([.$C10];[.M$26];0):[.$C10])" office:value-type="float" office:value="4115197.53391071" calcext:value-type="float">
            <text:p>4115197.53391071</text:p>
          </table:table-cell>
          <table:table-cell table:formula="of:=[.$E9]*POWER(1+[.$O$6];[.N$26])-SERIESSUM(1+[.$O$6];0;1;OFFSET([.$C10];[.N$26];0):[.$C10])" office:value-type="float" office:value="4269363.88503983" calcext:value-type="float">
            <text:p>4269363.88503983</text:p>
          </table:table-cell>
          <table:table-cell table:formula="of:=[.$E9]*POWER(1+[.$O$6];[.O$26])-SERIESSUM(1+[.$O$6];0;1;OFFSET([.$C10];[.O$26];0):[.$C10])" office:value-type="float" office:value="4387768.80281829" calcext:value-type="float">
            <text:p>4387768.80281829</text:p>
          </table:table-cell>
          <table:table-cell table:formula="of:=[.$E9]*POWER(1+[.$O$6];[.P$26])-SERIESSUM(1+[.$O$6];0;1;OFFSET([.$C10];[.P$26];0):[.$C10])" office:value-type="float" office:value="4451474.76026586" calcext:value-type="float">
            <text:p>4451474.76026586</text:p>
          </table:table-cell>
          <table:table-cell table:formula="of:=[.$E9]*POWER(1+[.$O$6];[.Q$26])-SERIESSUM(1+[.$O$6];0;1;OFFSET([.$C10];[.Q$26];0):[.$C10])" office:value-type="float" office:value="4435574.95294447" calcext:value-type="float">
            <text:p>4435574.95294447</text:p>
          </table:table-cell>
          <table:table-cell table:formula="of:=[.$E9]*POWER(1+[.$O$6];[.R$26])-SERIESSUM(1+[.$O$6];0;1;OFFSET([.$C10];[.R$26];0):[.$C10])" office:value-type="float" office:value="4307576.75388076" calcext:value-type="float">
            <text:p>4307576.75388076</text:p>
          </table:table-cell>
          <table:table-cell table:formula="of:=[.$E9]*POWER(1+[.$O$6];[.S$26])-SERIESSUM(1+[.$O$6];0;1;OFFSET([.$C10];[.S$26];0):[.$C10])" office:value-type="float" office:value="4025376.46085492" calcext:value-type="float">
            <text:p>4025376.46085492</text:p>
          </table:table-cell>
          <table:table-cell table:formula="of:=[.$E9]*POWER(1+[.$O$6];[.T$26])-SERIESSUM(1+[.$O$6];0;1;OFFSET([.$C10];[.T$26];0):[.$C10])" office:value-type="float" office:value="3534725.71484699" calcext:value-type="float">
            <text:p>3534725.71484699</text:p>
          </table:table-cell>
          <table:table-cell table:formula="of:=[.$E9]*POWER(1+[.$O$6];[.U$26])-SERIESSUM(1+[.$O$6];0;1;OFFSET([.$C10];[.U$26];0):[.$C10])" office:value-type="float" office:value="2766066.19362866" calcext:value-type="float">
            <text:p>2766066.19362866</text:p>
          </table:table-cell>
          <table:table-cell table:formula="of:=[.$E9]*POWER(1+[.$O$6];[.V$26])-SERIESSUM(1+[.$O$6];0;1;OFFSET([.$C10];[.V$26];0):[.$C10])" office:value-type="float" office:value="1630579.80777558" calcext:value-type="float">
            <text:p>1630579.80777558</text:p>
          </table:table-cell>
          <table:table-cell table:formula="of:=[.$E9]*POWER(1+[.$O$6];[.W$26])-SERIESSUM(1+[.$O$6];0;1;OFFSET([.$C10];[.W$26];0):[.$C10])" office:value-type="float" office:value="15265.338240359" calcext:value-type="float">
            <text:p>15265.338240359</text:p>
          </table:table-cell>
          <table:table-cell table:formula="of:=[.$E9]*POWER(1+[.$O$6];[.X$26])-SERIESSUM(1+[.$O$6];0;1;OFFSET([.$C10];[.X$26];0):[.$C10])" office:value-type="float" office:value="-2223192.35902718" calcext:value-type="float">
            <text:p>-2223192.35902718</text:p>
          </table:table-cell>
          <table:table-cell table:formula="of:=[.$E9]*POWER(1+[.$O$6];[.Y$26])-SERIESSUM(1+[.$O$6];0;1;OFFSET([.$C10];[.Y$26];0):[.$C10])" office:value-type="float" office:value="-5266049.784395" calcext:value-type="float">
            <text:p>-5266049.784395</text:p>
          </table:table-cell>
          <table:table-cell table:formula="of:=[.$E9]*POWER(1+[.$O$6];[.Z$26])-SERIESSUM(1+[.$O$6];0;1;OFFSET([.$C10];[.Z$26];0):[.$C10])" office:value-type="float" office:value="-9341986.35952225" calcext:value-type="float">
            <text:p>-9341986.35952225</text:p>
          </table:table-cell>
          <table:table-cell table:formula="of:=[.$E9]*POWER(1+[.$O$6];[.AA$26])-SERIESSUM(1+[.$O$6];0;1;OFFSET([.$C10];[.AA$26];0):[.$C10])" office:value-type="float" office:value="-14738881.9054103" calcext:value-type="float">
            <text:p>-14738881.9054103</text:p>
          </table:table-cell>
          <table:table-cell table:formula="of:=[.$E9]*POWER(1+[.$O$6];[.AB$26])-SERIESSUM(1+[.$O$6];0;1;OFFSET([.$C10];[.AB$26];0):[.$C10])" office:value-type="float" office:value="-21818435.8033486" calcext:value-type="float">
            <text:p>-21818435.8033486</text:p>
          </table:table-cell>
          <table:table-cell table:formula="of:=[.$E9]*POWER(1+[.$O$6];[.AC$26])-SERIESSUM(1+[.$O$6];0;1;OFFSET([.$C10];[.AC$26];0):[.$C10])" office:value-type="float" office:value="-31034301.8927932" calcext:value-type="float">
            <text:p>-31034301.8927932</text:p>
          </table:table-cell>
          <table:table-cell table:formula="of:=[.$E9]*POWER(1+[.$O$6];[.AD$26])-SERIESSUM(1+[.$O$6];0;1;OFFSET([.$C10];[.AD$26];0):[.$C10])" office:value-type="float" office:value="-42954571.386591" calcext:value-type="float">
            <text:p>-42954571.386591</text:p>
          </table:table-cell>
          <table:table-cell table:formula="of:=[.$E9]*POWER(1+[.$O$6];[.AE$26])-SERIESSUM(1+[.$O$6];0;1;OFFSET([.$C10];[.AE$26];0):[.$C10])" office:value-type="float" office:value="-58289631.2100559" calcext:value-type="float">
            <text:p>-58289631.2100559</text:p>
          </table:table-cell>
          <table:table-cell table:formula="of:=[.$E9]*POWER(1+[.$O$6];[.AF$26])-SERIESSUM(1+[.$O$6];0;1;OFFSET([.$C10];[.AF$26];0):[.$C10])" office:value-type="float" office:value="-77926665.7658781" calcext:value-type="float">
            <text:p>-77926665.7658781</text:p>
          </table:table-cell>
          <table:table-cell table:formula="of:=[.$E9]*POWER(1+[.$O$6];[.AG$26])-SERIESSUM(1+[.$O$6];0;1;OFFSET([.$C10];[.AG$26];0):[.$C10])" office:value-type="float" office:value="-102972366.746323" calcext:value-type="float">
            <text:p>-102972366.746323</text:p>
          </table:table-cell>
          <table:table-cell table:formula="of:=[.$E9]*POWER(1+[.$O$6];[.AH$26])-SERIESSUM(1+[.$O$6];0;1;OFFSET([.$C10];[.AH$26];0):[.$C10])" office:value-type="float" office:value="-134805781.256193" calcext:value-type="float">
            <text:p>-134805781.256193</text:p>
          </table:table-cell>
          <table:table-cell table:formula="of:=[.$E9]*POWER(1+[.$O$6];[.AI$26])-SERIESSUM(1+[.$O$6];0;1;OFFSET([.$C10];[.AI$26];0):[.$C10])" office:value-type="float" office:value="-175143679.182034" calcext:value-type="float">
            <text:p>-175143679.182034</text:p>
          </table:table-cell>
          <table:table-cell table:formula="of:=[.$E9]*POWER(1+[.$O$6];[.AJ$26])-SERIESSUM(1+[.$O$6];0;1;OFFSET([.$C10];[.AJ$26];0):[.$C10])" office:value-type="float" office:value="-226121376.156946" calcext:value-type="float">
            <text:p>-226121376.156946</text:p>
          </table:table-cell>
          <table:table-cell table:formula="of:=[.$E9]*POWER(1+[.$O$6];[.AK$26])-SERIESSUM(1+[.$O$6];0;1;OFFSET([.$C10];[.AK$26];0):[.$C10])" office:value-type="float" office:value="-290392632.898313" calcext:value-type="float">
            <text:p>-290392632.898313</text:p>
          </table:table-cell>
          <table:table-cell table:formula="of:=[.$E9]*POWER(1+[.$O$6];[.AL$26])-SERIESSUM(1+[.$O$6];0;1;OFFSET([.$C10];[.AL$26];0):[.$C10])" office:value-type="float" office:value="-371253095.024363" calcext:value-type="float">
            <text:p>-371253095.024363</text:p>
          </table:table-cell>
          <table:table-cell table:formula="of:=[.$E9]*POWER(1+[.$O$6];[.AM$26])-SERIESSUM(1+[.$O$6];0;1;OFFSET([.$C10];[.AM$26];0):[.$C10])" office:value-type="float" office:value="-472792776.482137" calcext:value-type="float">
            <text:p>-472792776.482137</text:p>
          </table:table-cell>
          <table:table-cell table:formula="of:=[.$E9]*POWER(1+[.$O$6];[.AN$26])-SERIESSUM(1+[.$O$6];0;1;OFFSET([.$C10];[.AN$26];0):[.$C10])" office:value-type="float" office:value="-600084369.749348" calcext:value-type="float">
            <text:p>-600084369.749348</text:p>
          </table:table-cell>
          <table:table-cell table:formula="of:=[.$E9]*POWER(1+[.$O$6];[.AO$26])-SERIESSUM(1+[.$O$6];0;1;OFFSET([.$C10];[.AO$26];0):[.$C10])" office:value-type="float" office:value="-759415742.783082" calcext:value-type="float">
            <text:p>-759415742.783082</text:p>
          </table:table-cell>
          <table:table-cell table:formula="of:=[.$E9]*POWER(1+[.$O$6];[.AP$26])-SERIESSUM(1+[.$O$6];0;1;OFFSET([.$C10];[.AP$26];0):[.$C10])" office:value-type="float" office:value="-958576924.947289" calcext:value-type="float">
            <text:p>-958576924.947289</text:p>
          </table:table-cell>
          <table:table-cell table:formula="of:=[.$E9]*POWER(1+[.$O$6];[.AQ$26])-SERIESSUM(1+[.$O$6];0;1;OFFSET([.$C10];[.AQ$26];0):[.$C10])" office:value-type="float" office:value="-1207214276.39347" calcext:value-type="float">
            <text:p>-1207214276.39347</text:p>
          </table:table-cell>
          <table:table-cell table:formula="of:=[.$E9]*POWER(1+[.$O$6];[.AR$26])-SERIESSUM(1+[.$O$6];0;1;OFFSET([.$C10];[.AR$26];0):[.$C10])" office:value-type="float" office:value="-1517267481.66009" calcext:value-type="float">
            <text:p>-1517267481.66009</text:p>
          </table:table-cell>
          <table:table-cell table:formula="of:=[.$E9]*POWER(1+[.$O$6];[.AS$26])-SERIESSUM(1+[.$O$6];0;1;OFFSET([.$C10];[.AS$26];0):[.$C10])" office:value-type="float" office:value="-1903508636.69958" calcext:value-type="float">
            <text:p>-1903508636.69958</text:p>
          </table:table-cell>
          <table:table-cell table:formula="of:=[.$E9]*POWER(1+[.$O$6];[.AT$26])-SERIESSUM(1+[.$O$6];0;1;OFFSET([.$C10];[.AT$26];0):[.$C10])" office:value-type="float" office:value="-2384207166.82842" calcext:value-type="float">
            <text:p>-2384207166.82842</text:p>
          </table:table-cell>
          <table:table-cell table:formula="of:=[.$E9]*POWER(1+[.$O$6];[.AU$26])-SERIESSUM(1+[.$O$6];0;1;OFFSET([.$C10];[.AU$26];0):[.$C10])" office:value-type="float" office:value="-2981949815.33261" calcext:value-type="float">
            <text:p>-2981949815.33261</text:p>
          </table:table-cell>
          <table:table-cell table:formula="of:=[.$E9]*POWER(1+[.$O$6];[.AV$26])-SERIESSUM(1+[.$O$6];0;1;OFFSET([.$C10];[.AV$26];0):[.$C10])" office:value-type="float" office:value="-3724651717.57477" calcext:value-type="float">
            <text:p>-3724651717.57477</text:p>
          </table:table-cell>
          <table:table-cell table:formula="of:=[.$E9]*POWER(1+[.$O$6];[.AW$26])-SERIESSUM(1+[.$O$6];0;1;OFFSET([.$C10];[.AW$26];0):[.$C10])" office:value-type="float" office:value="-4646802917.53018" calcext:value-type="float">
            <text:p>-4646802917.53018</text:p>
          </table:table-cell>
          <table:table-cell table:formula="of:=[.$E9]*POWER(1+[.$O$6];[.AX$26])-SERIESSUM(1+[.$O$6];0;1;OFFSET([.$C10];[.AX$26];0):[.$C10])" office:value-type="float" office:value="-5791004954.70868" calcext:value-type="float">
            <text:p>-5791004954.70868</text:p>
          </table:table-cell>
          <table:table-cell table:formula="of:=[.$E9]*POWER(1+[.$O$6];[.AY$26])-SERIESSUM(1+[.$O$6];0;1;OFFSET([.$C10];[.AY$26];0):[.$C10])" office:value-type="float" office:value="-7209864794.93523" calcext:value-type="float">
            <text:p>-7209864794.93523</text:p>
          </table:table-cell>
          <table:table-cell table:formula="of:=[.$E9]*POWER(1+[.$O$6];[.AZ$26])-SERIESSUM(1+[.$O$6];0;1;OFFSET([.$C10];[.AZ$26];0):[.$C10])" office:value-type="float" office:value="-8968328946.83413" calcext:value-type="float">
            <text:p>-8968328946.83413</text:p>
          </table:table-cell>
          <table:table-cell table:formula="of:=[.$E9]*POWER(1+[.$O$6];[.BA$26])-SERIESSUM(1+[.$O$6];0;1;OFFSET([.$C10];[.BA$26];0):[.$C10])" office:value-type="float" office:value="-11146559772.0209" calcext:value-type="float">
            <text:p>-11146559772.0209</text:p>
          </table:table-cell>
          <table:table-cell table:formula="of:=[.$E9]*POWER(1+[.$O$6];[.BB$26])-SERIESSUM(1+[.$O$6];0;1;OFFSET([.$C10];[.BB$26];0):[.$C10])" office:value-type="float" office:value="-13843479591.6297" calcext:value-type="float">
            <text:p>-13843479591.6297</text:p>
          </table:table-cell>
          <table:table-cell table:formula="of:=[.$E9]*POWER(1+[.$O$6];[.BC$26])-SERIESSUM(1+[.$O$6];0;1;OFFSET([.$C10];[.BC$26];0):[.$C10])" office:value-type="float" office:value="-17181137237.2572" calcext:value-type="float">
            <text:p>-17181137237.2572</text:p>
          </table:table-cell>
          <table:table-cell table:formula="of:=[.$E9]*POWER(1+[.$O$6];[.BD$26])-SERIESSUM(1+[.$O$6];0;1;OFFSET([.$C10];[.BD$26];0):[.$C10])" office:value-type="float" office:value="-21310087448.9406" calcext:value-type="float">
            <text:p>-21310087448.9406</text:p>
          </table:table-cell>
          <table:table-cell table:formula="of:=[.$E9]*POWER(1+[.$O$6];[.BE$26])-SERIESSUM(1+[.$O$6];0;1;OFFSET([.$C10];[.BE$26];0):[.$C10])" office:value-type="float" office:value="-26416017534.9666" calcext:value-type="float">
            <text:p>-26416017534.9666</text:p>
          </table:table-cell>
          <table:table-cell table:formula="of:=[.$E9]*POWER(1+[.$O$6];[.BF$26])-SERIESSUM(1+[.$O$6];0;1;OFFSET([.$C10];[.BF$26];0):[.$C10])" office:value-type="float" office:value="-32727909883.9536" calcext:value-type="float">
            <text:p>-32727909883.9536</text:p>
          </table:table-cell>
          <table:table-cell table:formula="of:=[.$E9]*POWER(1+[.$O$6];[.BG$26])-SERIESSUM(1+[.$O$6];0;1;OFFSET([.$C10];[.BG$26];0):[.$C10])" office:value-type="float" office:value="-40528095604.2339" calcext:value-type="float">
            <text:p>-40528095604.2339</text:p>
          </table:table-cell>
          <table:table-cell table:formula="of:=[.$E9]*POWER(1+[.$O$6];[.BH$26])-SERIESSUM(1+[.$O$6];0;1;OFFSET([.$C10];[.BH$26];0):[.$C10])" office:value-type="float" office:value="-50164636645.6184" calcext:value-type="float">
            <text:p>-50164636645.6184</text:p>
          </table:table-cell>
          <table:table-cell table:formula="of:=[.$E9]*POWER(1+[.$O$6];[.BI$26])-SERIESSUM(1+[.$O$6];0;1;OFFSET([.$C10];[.BI$26];0):[.$C10])" office:value-type="float" office:value="-62066574786.5085" calcext:value-type="float">
            <text:p>-62066574786.5085</text:p>
          </table:table-cell>
          <table:table-cell table:formula="of:=[.$E9]*POWER(1+[.$O$6];[.BJ$26])-SERIESSUM(1+[.$O$6];0;1;OFFSET([.$C10];[.BJ$26];0):[.$C10])" office:value-type="float" office:value="-76762710216.7602" calcext:value-type="float">
            <text:p>-76762710216.7602</text:p>
          </table:table-cell>
          <table:table-cell table:formula="of:=[.$E9]*POWER(1+[.$O$6];[.BK$26])-SERIESSUM(1+[.$O$6];0;1;OFFSET([.$C10];[.BK$26];0):[.$C10])" office:value-type="float" office:value="-94904725493.7544" calcext:value-type="float">
            <text:p>-94904725493.7544</text:p>
          </table:table-cell>
          <table:table-cell table:formula="of:=[.$E9]*POWER(1+[.$O$6];[.BL$26])-SERIESSUM(1+[.$O$6];0;1;OFFSET([.$C10];[.BL$26];0):[.$C10])" office:value-type="float" office:value="-93944957999.7563" calcext:value-type="float">
            <text:p>-93944957999.7563</text:p>
          </table:table-cell>
          <table:table-cell table:formula="of:=[.$E9]*POWER(1+[.$O$6];[.BM$26])-SERIESSUM(1+[.$O$6];0;1;OFFSET([.$C10];[.BM$26];0):[.$C10])" office:value-type="float" office:value="-92841225381.6585" calcext:value-type="float">
            <text:p>-92841225381.6585</text:p>
          </table:table-cell>
          <table:table-cell table:formula="of:=[.$E9]*POWER(1+[.$O$6];[.BN$26])-SERIESSUM(1+[.$O$6];0;1;OFFSET([.$C10];[.BN$26];0):[.$C10])" office:value-type="float" office:value="-91571932870.846" calcext:value-type="float">
            <text:p>-91571932870.846</text:p>
          </table:table-cell>
          <table:table-cell table:formula="of:=[.$E9]*POWER(1+[.$O$6];[.BO$26])-SERIESSUM(1+[.$O$6];0;1;OFFSET([.$C10];[.BO$26];0):[.$C10])" office:value-type="float" office:value="-90112246483.4116" calcext:value-type="float">
            <text:p>-90112246483.4116</text:p>
          </table:table-cell>
          <table:table-cell table:formula="of:=[.$E9]*POWER(1+[.$O$6];[.BP$26])-SERIESSUM(1+[.$O$6];0;1;OFFSET([.$C10];[.BP$26];0):[.$C10])" office:value-type="float" office:value="-88433607137.8621" calcext:value-type="float">
            <text:p>-88433607137.8621</text:p>
          </table:table-cell>
          <table:table-cell table:formula="of:=[.$E9]*POWER(1+[.$O$6];[.BQ$26])-SERIESSUM(1+[.$O$6];0;1;OFFSET([.$C10];[.BQ$26];0):[.$C10])" office:value-type="float" office:value="-86503171890.4801" calcext:value-type="float">
            <text:p>-86503171890.4801</text:p>
          </table:table-cell>
          <table:table-cell table:formula="of:=[.$E9]*POWER(1+[.$O$6];[.BR$26])-SERIESSUM(1+[.$O$6];0;1;OFFSET([.$C10];[.BR$26];0):[.$C10])" office:value-type="float" office:value="-84283171355.9909" calcext:value-type="float">
            <text:p>-84283171355.9909</text:p>
          </table:table-cell>
          <table:table-cell table:formula="of:=[.$E9]*POWER(1+[.$O$6];[.BS$26])-SERIESSUM(1+[.$O$6];0;1;OFFSET([.$C10];[.BS$26];0):[.$C10])" office:value-type="float" office:value="-81730170741.3282" calcext:value-type="float">
            <text:p>-81730170741.3282</text:p>
          </table:table-cell>
          <table:table-cell table:formula="of:=[.$E9]*POWER(1+[.$O$6];[.BT$26])-SERIESSUM(1+[.$O$6];0;1;OFFSET([.$C10];[.BT$26];0):[.$C10])" office:value-type="float" office:value="-78794220034.4662" calcext:value-type="float">
            <text:p>-78794220034.4662</text:p>
          </table:table-cell>
          <table:table-cell table:formula="of:=[.$E9]*POWER(1+[.$O$6];[.BU$26])-SERIESSUM(1+[.$O$6];0;1;OFFSET([.$C10];[.BU$26];0):[.$C10])" office:value-type="float" office:value="-75417876721.5748" calcext:value-type="float">
            <text:p>-75417876721.5748</text:p>
          </table:table-cell>
          <table:table-cell table:formula="of:=[.$E9]*POWER(1+[.$O$6];[.BV$26])-SERIESSUM(1+[.$O$6];0;1;OFFSET([.$C10];[.BV$26];0):[.$C10])" office:value-type="float" office:value="-71535081911.7498" calcext:value-type="float">
            <text:p>-71535081911.7498</text:p>
          </table:table-cell>
          <table:table-cell table:formula="of:=[.$E9]*POWER(1+[.$O$6];[.BW$26])-SERIESSUM(1+[.$O$6];0;1;OFFSET([.$C10];[.BW$26];0):[.$C10])" office:value-type="float" office:value="-67069867880.451" calcext:value-type="float">
            <text:p>-67069867880.451</text:p>
          </table:table-cell>
          <table:table-cell table:formula="of:=[.$E9]*POWER(1+[.$O$6];[.BX$26])-SERIESSUM(1+[.$O$6];0;1;OFFSET([.$C10];[.BX$26];0):[.$C10])" office:value-type="float" office:value="-61934871744.4574" calcext:value-type="float">
            <text:p>-61934871744.457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O$2]*POWER(1+[.$O$11];[.$A34])*(POWER([.$O$7];12)-1)/([.$O$7]-1) + [.$B34]*POWER([.$O$7];12)" office:value-type="float" office:value="355248683.470263" calcext:value-type="float">
            <text:p>355248683.470263</text:p>
          </table:table-cell>
          <table:table-cell table:formula="of:=[.$C34]*POWER([.$O$9];12)" office:value-type="float" office:value="1731757.15710287" calcext:value-type="float">
            <text:p>1731757.15710287</text:p>
          </table:table-cell>
          <table:table-cell table:formula="of:=[.$B35]/4*[.$O$4]*[.$O$5]" office:value-type="float" office:value="698063.663019067" calcext:value-type="float">
            <text:p>698063.663019067</text:p>
          </table:table-cell>
          <table:table-cell table:formula="of:=[.$B35]-[.$C35]-[.$D35]+[.$O$13]*POWER([.$O$7];12*[.$A35])" office:value-type="float" office:value="352818862.650141" calcext:value-type="float">
            <text:p>352818862.650141</text:p>
          </table:table-cell>
          <table:table-cell table:formula="of:=COUNTIF([.$K60:.$BY60];&quot;&gt;=0&quot;)" office:value-type="float" office:value="67" calcext:value-type="float">
            <text:p>67</text:p>
          </table:table-cell>
          <table:table-cell table:formula="of:=[.$O$10]+[.$F35]+[.$A35]" office:value-type="float" office:value="129" calcext:value-type="float">
            <text:p>129</text:p>
          </table:table-cell>
          <table:table-cell table:formula="of:=[.$O$10]+[.$A35]" office:value-type="float" office:value="62" calcext:value-type="float">
            <text:p>62</text:p>
          </table:table-cell>
          <table:table-cell/>
          <table:table-cell office:value-type="float" office:value="9" calcext:value-type="float">
            <text:p>9</text:p>
          </table:table-cell>
          <table:table-cell table:formula="of:=[.$E10]-[.$C11]" office:value-type="float" office:value="4571317.28456966" calcext:value-type="float">
            <text:p>4571317.28456966</text:p>
          </table:table-cell>
          <table:table-cell table:formula="of:=[.$E10]*POWER(1+[.$O$6];[.K$26])-SERIESSUM(1+[.$O$6];0;1;OFFSET([.$C11];[.K$26];0):[.$C11])" office:value-type="float" office:value="4888121.2965175" calcext:value-type="float">
            <text:p>4888121.2965175</text:p>
          </table:table-cell>
          <table:table-cell table:formula="of:=[.$E10]*POWER(1+[.$O$6];[.L$26])-SERIESSUM(1+[.$O$6];0;1;OFFSET([.$C11];[.L$26];0):[.$C11])" office:value-type="float" office:value="5218627.45041173" calcext:value-type="float">
            <text:p>5218627.45041173</text:p>
          </table:table-cell>
          <table:table-cell table:formula="of:=[.$E10]*POWER(1+[.$O$6];[.M$26])-SERIESSUM(1+[.$O$6];0;1;OFFSET([.$C11];[.M$26];0):[.$C11])" office:value-type="float" office:value="5557095.91254988" calcext:value-type="float">
            <text:p>5557095.91254988</text:p>
          </table:table-cell>
          <table:table-cell table:formula="of:=[.$E10]*POWER(1+[.$O$6];[.N$26])-SERIESSUM(1+[.$O$6];0;1;OFFSET([.$C11];[.N$26];0):[.$C11])" office:value-type="float" office:value="5895129.09094786" calcext:value-type="float">
            <text:p>5895129.09094786</text:p>
          </table:table-cell>
          <table:table-cell table:formula="of:=[.$E10]*POWER(1+[.$O$6];[.O$26])-SERIESSUM(1+[.$O$6];0;1;OFFSET([.$C11];[.O$26];0):[.$C11])" office:value-type="float" office:value="6220858.81306409" calcext:value-type="float">
            <text:p>6220858.81306409</text:p>
          </table:table-cell>
          <table:table-cell table:formula="of:=[.$E10]*POWER(1+[.$O$6];[.P$26])-SERIESSUM(1+[.$O$6];0;1;OFFSET([.$C11];[.P$26];0):[.$C11])" office:value-type="float" office:value="6517916.11664028" calcext:value-type="float">
            <text:p>6517916.11664028</text:p>
          </table:table-cell>
          <table:table-cell table:formula="of:=[.$E10]*POWER(1+[.$O$6];[.Q$26])-SERIESSUM(1+[.$O$6];0;1;OFFSET([.$C11];[.Q$26];0):[.$C11])" office:value-type="float" office:value="6764129.04127976" calcext:value-type="float">
            <text:p>6764129.04127976</text:p>
          </table:table-cell>
          <table:table-cell table:formula="of:=[.$E10]*POWER(1+[.$O$6];[.R$26])-SERIESSUM(1+[.$O$6];0;1;OFFSET([.$C11];[.R$26];0):[.$C11])" office:value-type="float" office:value="6929880.54452596" calcext:value-type="float">
            <text:p>6929880.54452596</text:p>
          </table:table-cell>
          <table:table-cell table:formula="of:=[.$E10]*POWER(1+[.$O$6];[.S$26])-SERIESSUM(1+[.$O$6];0;1;OFFSET([.$C11];[.S$26];0):[.$C11])" office:value-type="float" office:value="6976042.24366935" calcext:value-type="float">
            <text:p>6976042.24366935</text:p>
          </table:table-cell>
          <table:table-cell table:formula="of:=[.$E10]*POWER(1+[.$O$6];[.T$26])-SERIESSUM(1+[.$O$6];0;1;OFFSET([.$C11];[.T$26];0):[.$C11])" office:value-type="float" office:value="6851379.36002405" calcext:value-type="float">
            <text:p>6851379.36002405</text:p>
          </table:table-cell>
          <table:table-cell table:formula="of:=[.$E10]*POWER(1+[.$O$6];[.U$26])-SERIESSUM(1+[.$O$6];0;1;OFFSET([.$C11];[.U$26];0):[.$C11])" office:value-type="float" office:value="6489297.0990911" calcext:value-type="float">
            <text:p>6489297.0990911</text:p>
          </table:table-cell>
          <table:table-cell table:formula="of:=[.$E10]*POWER(1+[.$O$6];[.V$26])-SERIESSUM(1+[.$O$6];0;1;OFFSET([.$C11];[.V$26];0):[.$C11])" office:value-type="float" office:value="5803767.60701457" calcext:value-type="float">
            <text:p>5803767.60701457</text:p>
          </table:table-cell>
          <table:table-cell table:formula="of:=[.$E10]*POWER(1+[.$O$6];[.W$26])-SERIESSUM(1+[.$O$6];0;1;OFFSET([.$C11];[.W$26];0):[.$C11])" office:value-type="float" office:value="4684238.2065161" calcext:value-type="float">
            <text:p>4684238.2065161</text:p>
          </table:table-cell>
          <table:table-cell table:formula="of:=[.$E10]*POWER(1+[.$O$6];[.X$26])-SERIESSUM(1+[.$O$6];0;1;OFFSET([.$C11];[.X$26];0):[.$C11])" office:value-type="float" office:value="2989274.11462967" calcext:value-type="float">
            <text:p>2989274.11462967</text:p>
          </table:table-cell>
          <table:table-cell table:formula="of:=[.$E10]*POWER(1+[.$O$6];[.Y$26])-SERIESSUM(1+[.$O$6];0;1;OFFSET([.$C11];[.Y$26];0):[.$C11])" office:value-type="float" office:value="538630.160304412" calcext:value-type="float">
            <text:p>538630.160304412</text:p>
          </table:table-cell>
          <table:table-cell table:formula="of:=[.$E10]*POWER(1+[.$O$6];[.Z$26])-SERIESSUM(1+[.$O$6];0;1;OFFSET([.$C11];[.Z$26];0):[.$C11])" office:value-type="float" office:value="-2896626.4606407" calcext:value-type="float">
            <text:p>-2896626.4606407</text:p>
          </table:table-cell>
          <table:table-cell table:formula="of:=[.$E10]*POWER(1+[.$O$6];[.AA$26])-SERIESSUM(1+[.$O$6];0;1;OFFSET([.$C11];[.AA$26];0):[.$C11])" office:value-type="float" office:value="-7606409.85313369" calcext:value-type="float">
            <text:p>-7606409.85313369</text:p>
          </table:table-cell>
          <table:table-cell table:formula="of:=[.$E10]*POWER(1+[.$O$6];[.AB$26])-SERIESSUM(1+[.$O$6];0;1;OFFSET([.$C11];[.AB$26];0):[.$C11])" office:value-type="float" office:value="-13956903.4560794" calcext:value-type="float">
            <text:p>-13956903.4560794</text:p>
          </table:table-cell>
          <table:table-cell table:formula="of:=[.$E10]*POWER(1+[.$O$6];[.AC$26])-SERIESSUM(1+[.$O$6];0;1;OFFSET([.$C11];[.AC$26];0):[.$C11])" office:value-type="float" office:value="-22409556.7437595" calcext:value-type="float">
            <text:p>-22409556.7437595</text:p>
          </table:table-cell>
          <table:table-cell table:formula="of:=[.$E10]*POWER(1+[.$O$6];[.AD$26])-SERIESSUM(1+[.$O$6];0;1;OFFSET([.$C11];[.AD$26];0):[.$C11])" office:value-type="float" office:value="-33544673.1598938" calcext:value-type="float">
            <text:p>-33544673.1598938</text:p>
          </table:table-cell>
          <table:table-cell table:formula="of:=[.$E10]*POWER(1+[.$O$6];[.AE$26])-SERIESSUM(1+[.$O$6];0;1;OFFSET([.$C11];[.AE$26];0):[.$C11])" office:value-type="float" office:value="-48090679.4374375" calcext:value-type="float">
            <text:p>-48090679.4374375</text:p>
          </table:table-cell>
          <table:table-cell table:formula="of:=[.$E10]*POWER(1+[.$O$6];[.AF$26])-SERIESSUM(1+[.$O$6];0;1;OFFSET([.$C11];[.AF$26];0):[.$C11])" office:value-type="float" office:value="-66960422.5185689" calcext:value-type="float">
            <text:p>-66960422.5185689</text:p>
          </table:table-cell>
          <table:table-cell table:formula="of:=[.$E10]*POWER(1+[.$O$6];[.AG$26])-SERIESSUM(1+[.$O$6];0;1;OFFSET([.$C11];[.AG$26];0):[.$C11])" office:value-type="float" office:value="-91296156.0900072" calcext:value-type="float">
            <text:p>-91296156.0900072</text:p>
          </table:table-cell>
          <table:table-cell table:formula="of:=[.$E10]*POWER(1+[.$O$6];[.AH$26])-SERIESSUM(1+[.$O$6];0;1;OFFSET([.$C11];[.AH$26];0):[.$C11])" office:value-type="float" office:value="-122525268.166284" calcext:value-type="float">
            <text:p>-122525268.166284</text:p>
          </table:table-cell>
          <table:table-cell table:formula="of:=[.$E10]*POWER(1+[.$O$6];[.AI$26])-SERIESSUM(1+[.$O$6];0;1;OFFSET([.$C11];[.AI$26];0):[.$C11])" office:value-type="float" office:value="-162429281.280258" calcext:value-type="float">
            <text:p>-162429281.280258</text:p>
          </table:table-cell>
          <table:table-cell table:formula="of:=[.$E10]*POWER(1+[.$O$6];[.AJ$26])-SERIESSUM(1+[.$O$6];0;1;OFFSET([.$C11];[.AJ$26];0):[.$C11])" office:value-type="float" office:value="-213229248.726735" calcext:value-type="float">
            <text:p>-213229248.726735</text:p>
          </table:table-cell>
          <table:table-cell table:formula="of:=[.$E10]*POWER(1+[.$O$6];[.AK$26])-SERIESSUM(1+[.$O$6];0;1;OFFSET([.$C11];[.AK$26];0):[.$C11])" office:value-type="float" office:value="-277691399.875818" calcext:value-type="float">
            <text:p>-277691399.875818</text:p>
          </table:table-cell>
          <table:table-cell table:formula="of:=[.$E10]*POWER(1+[.$O$6];[.AL$26])-SERIESSUM(1+[.$O$6];0;1;OFFSET([.$C11];[.AL$26];0):[.$C11])" office:value-type="float" office:value="-359257786.751886" calcext:value-type="float">
            <text:p>-359257786.751886</text:p>
          </table:table-cell>
          <table:table-cell table:formula="of:=[.$E10]*POWER(1+[.$O$6];[.AM$26])-SERIESSUM(1+[.$O$6];0;1;OFFSET([.$C11];[.AM$26];0):[.$C11])" office:value-type="float" office:value="-462207792.173077" calcext:value-type="float">
            <text:p>-462207792.173077</text:p>
          </table:table-cell>
          <table:table-cell table:formula="of:=[.$E10]*POWER(1+[.$O$6];[.AN$26])-SERIESSUM(1+[.$O$6];0;1;OFFSET([.$C11];[.AN$26];0):[.$C11])" office:value-type="float" office:value="-591857725.16957" calcext:value-type="float">
            <text:p>-591857725.16957</text:p>
          </table:table-cell>
          <table:table-cell table:formula="of:=[.$E10]*POWER(1+[.$O$6];[.AO$26])-SERIESSUM(1+[.$O$6];0;1;OFFSET([.$C11];[.AO$26];0):[.$C11])" office:value-type="float" office:value="-754807411.746331" calcext:value-type="float">
            <text:p>-754807411.746331</text:p>
          </table:table-cell>
          <table:table-cell table:formula="of:=[.$E10]*POWER(1+[.$O$6];[.AP$26])-SERIESSUM(1+[.$O$6];0;1;OFFSET([.$C11];[.AP$26];0):[.$C11])" office:value-type="float" office:value="-959244761.707297" calcext:value-type="float">
            <text:p>-959244761.707297</text:p>
          </table:table-cell>
          <table:table-cell table:formula="of:=[.$E10]*POWER(1+[.$O$6];[.AQ$26])-SERIESSUM(1+[.$O$6];0;1;OFFSET([.$C11];[.AQ$26];0):[.$C11])" office:value-type="float" office:value="-1215321845.55677" calcext:value-type="float">
            <text:p>-1215321845.55677</text:p>
          </table:table-cell>
          <table:table-cell table:formula="of:=[.$E10]*POWER(1+[.$O$6];[.AR$26])-SERIESSUM(1+[.$O$6];0;1;OFFSET([.$C11];[.AR$26];0):[.$C11])" office:value-type="float" office:value="-1535619160.66442" calcext:value-type="float">
            <text:p>-1535619160.66442</text:p>
          </table:table-cell>
          <table:table-cell table:formula="of:=[.$E10]*POWER(1+[.$O$6];[.AS$26])-SERIESSUM(1+[.$O$6];0;1;OFFSET([.$C11];[.AS$26];0):[.$C11])" office:value-type="float" office:value="-1935718639.84989" calcext:value-type="float">
            <text:p>-1935718639.84989</text:p>
          </table:table-cell>
          <table:table-cell table:formula="of:=[.$E10]*POWER(1+[.$O$6];[.AT$26])-SERIESSUM(1+[.$O$6];0;1;OFFSET([.$C11];[.AT$26];0):[.$C11])" office:value-type="float" office:value="-2434910726.87494" calcext:value-type="float">
            <text:p>-2434910726.87494</text:p>
          </table:table-cell>
          <table:table-cell table:formula="of:=[.$E10]*POWER(1+[.$O$6];[.AU$26])-SERIESSUM(1+[.$O$6];0;1;OFFSET([.$C11];[.AU$26];0):[.$C11])" office:value-type="float" office:value="-3057066719.52971" calcext:value-type="float">
            <text:p>-3057066719.52971</text:p>
          </table:table-cell>
          <table:table-cell table:formula="of:=[.$E10]*POWER(1+[.$O$6];[.AV$26])-SERIESSUM(1+[.$O$6];0;1;OFFSET([.$C11];[.AV$26];0):[.$C11])" office:value-type="float" office:value="-3831714817.4974" calcext:value-type="float">
            <text:p>-3831714817.4974</text:p>
          </table:table-cell>
          <table:table-cell table:formula="of:=[.$E10]*POWER(1+[.$O$6];[.AW$26])-SERIESSUM(1+[.$O$6];0;1;OFFSET([.$C11];[.AW$26];0):[.$C11])" office:value-type="float" office:value="-4795367223.40353" calcext:value-type="float">
            <text:p>-4795367223.40353</text:p>
          </table:table-cell>
          <table:table-cell table:formula="of:=[.$E10]*POWER(1+[.$O$6];[.AX$26])-SERIESSUM(1+[.$O$6];0;1;OFFSET([.$C11];[.AX$26];0):[.$C11])" office:value-type="float" office:value="-5993156618.43147" calcext:value-type="float">
            <text:p>-5993156618.43147</text:p>
          </table:table-cell>
          <table:table-cell table:formula="of:=[.$E10]*POWER(1+[.$O$6];[.AY$26])-SERIESSUM(1+[.$O$6];0;1;OFFSET([.$C11];[.AY$26];0):[.$C11])" office:value-type="float" office:value="-7480853845.00785" calcext:value-type="float">
            <text:p>-7480853845.00785</text:p>
          </table:table-cell>
          <table:table-cell table:formula="of:=[.$E10]*POWER(1+[.$O$6];[.AZ$26])-SERIESSUM(1+[.$O$6];0;1;OFFSET([.$C11];[.AZ$26];0):[.$C11])" office:value-type="float" office:value="-9327355264.70376" calcext:value-type="float">
            <text:p>-9327355264.70376</text:p>
          </table:table-cell>
          <table:table-cell table:formula="of:=[.$E10]*POWER(1+[.$O$6];[.BA$26])-SERIESSUM(1+[.$O$6];0;1;OFFSET([.$C11];[.BA$26];0):[.$C11])" office:value-type="float" office:value="-11617748741.3923" calcext:value-type="float">
            <text:p>-11617748741.3923</text:p>
          </table:table-cell>
          <table:table-cell table:formula="of:=[.$E10]*POWER(1+[.$O$6];[.BB$26])-SERIESSUM(1+[.$O$6];0;1;OFFSET([.$C11];[.BB$26];0):[.$C11])" office:value-type="float" office:value="-14457092416.1732" calcext:value-type="float">
            <text:p>-14457092416.1732</text:p>
          </table:table-cell>
          <table:table-cell table:formula="of:=[.$E10]*POWER(1+[.$O$6];[.BC$26])-SERIESSUM(1+[.$O$6];0;1;OFFSET([.$C11];[.BC$26];0):[.$C11])" office:value-type="float" office:value="-17975071484.964" calcext:value-type="float">
            <text:p>-17975071484.964</text:p>
          </table:table-cell>
          <table:table-cell table:formula="of:=[.$E10]*POWER(1+[.$O$6];[.BD$26])-SERIESSUM(1+[.$O$6];0;1;OFFSET([.$C11];[.BD$26];0):[.$C11])" office:value-type="float" office:value="-22331736407.6301" calcext:value-type="float">
            <text:p>-22331736407.6301</text:p>
          </table:table-cell>
          <table:table-cell table:formula="of:=[.$E10]*POWER(1+[.$O$6];[.BE$26])-SERIESSUM(1+[.$O$6];0;1;OFFSET([.$C11];[.BE$26];0):[.$C11])" office:value-type="float" office:value="-27724573025.2675" calcext:value-type="float">
            <text:p>-27724573025.2675</text:p>
          </table:table-cell>
          <table:table-cell table:formula="of:=[.$E10]*POWER(1+[.$O$6];[.BF$26])-SERIESSUM(1+[.$O$6];0;1;OFFSET([.$C11];[.BF$26];0):[.$C11])" office:value-type="float" office:value="-34397212978.1115" calcext:value-type="float">
            <text:p>-34397212978.1115</text:p>
          </table:table-cell>
          <table:table-cell table:formula="of:=[.$E10]*POWER(1+[.$O$6];[.BG$26])-SERIESSUM(1+[.$O$6];0;1;OFFSET([.$C11];[.BG$26];0):[.$C11])" office:value-type="float" office:value="-42650164109.1536" calcext:value-type="float">
            <text:p>-42650164109.1536</text:p>
          </table:table-cell>
          <table:table-cell table:formula="of:=[.$E10]*POWER(1+[.$O$6];[.BH$26])-SERIESSUM(1+[.$O$6];0;1;OFFSET([.$C11];[.BH$26];0):[.$C11])" office:value-type="float" office:value="-52854028295.3285" calcext:value-type="float">
            <text:p>-52854028295.3285</text:p>
          </table:table-cell>
          <table:table-cell table:formula="of:=[.$E10]*POWER(1+[.$O$6];[.BI$26])-SERIESSUM(1+[.$O$6];0;1;OFFSET([.$C11];[.BI$26];0):[.$C11])" office:value-type="float" office:value="-65465782168.7584" calcext:value-type="float">
            <text:p>-65465782168.7584</text:p>
          </table:table-cell>
          <table:table-cell table:formula="of:=[.$E10]*POWER(1+[.$O$6];[.BJ$26])-SERIESSUM(1+[.$O$6];0;1;OFFSET([.$C11];[.BJ$26];0):[.$C11])" office:value-type="float" office:value="-81048829151.2069" calcext:value-type="float">
            <text:p>-81048829151.2069</text:p>
          </table:table-cell>
          <table:table-cell table:formula="of:=[.$E10]*POWER(1+[.$O$6];[.BK$26])-SERIESSUM(1+[.$O$6];0;1;OFFSET([.$C11];[.BK$26];0):[.$C11])" office:value-type="float" office:value="-79992737474.4649" calcext:value-type="float">
            <text:p>-79992737474.4649</text:p>
          </table:table-cell>
          <table:table-cell table:formula="of:=[.$E10]*POWER(1+[.$O$6];[.BL$26])-SERIESSUM(1+[.$O$6];0;1;OFFSET([.$C11];[.BL$26];0):[.$C11])" office:value-type="float" office:value="-78778232046.2116" calcext:value-type="float">
            <text:p>-78778232046.2116</text:p>
          </table:table-cell>
          <table:table-cell table:formula="of:=[.$E10]*POWER(1+[.$O$6];[.BM$26])-SERIESSUM(1+[.$O$6];0;1;OFFSET([.$C11];[.BM$26];0):[.$C11])" office:value-type="float" office:value="-77381550803.7203" calcext:value-type="float">
            <text:p>-77381550803.7203</text:p>
          </table:table-cell>
          <table:table-cell table:formula="of:=[.$E10]*POWER(1+[.$O$6];[.BN$26])-SERIESSUM(1+[.$O$6];0;1;OFFSET([.$C11];[.BN$26];0):[.$C11])" office:value-type="float" office:value="-75775367374.8553" calcext:value-type="float">
            <text:p>-75775367374.8553</text:p>
          </table:table-cell>
          <table:table-cell table:formula="of:=[.$E10]*POWER(1+[.$O$6];[.BO$26])-SERIESSUM(1+[.$O$6];0;1;OFFSET([.$C11];[.BO$26];0):[.$C11])" office:value-type="float" office:value="-73928256431.6606" calcext:value-type="float">
            <text:p>-73928256431.6606</text:p>
          </table:table-cell>
          <table:table-cell table:formula="of:=[.$E10]*POWER(1+[.$O$6];[.BP$26])-SERIESSUM(1+[.$O$6];0;1;OFFSET([.$C11];[.BP$26];0):[.$C11])" office:value-type="float" office:value="-71804078846.9867" calcext:value-type="float">
            <text:p>-71804078846.9867</text:p>
          </table:table-cell>
          <table:table-cell table:formula="of:=[.$E10]*POWER(1+[.$O$6];[.BQ$26])-SERIESSUM(1+[.$O$6];0;1;OFFSET([.$C11];[.BQ$26];0):[.$C11])" office:value-type="float" office:value="-69361274624.6116" calcext:value-type="float">
            <text:p>-69361274624.6116</text:p>
          </table:table-cell>
          <table:table-cell table:formula="of:=[.$E10]*POWER(1+[.$O$6];[.BR$26])-SERIESSUM(1+[.$O$6];0;1;OFFSET([.$C11];[.BR$26];0):[.$C11])" office:value-type="float" office:value="-66552049768.8804" calcext:value-type="float">
            <text:p>-66552049768.8804</text:p>
          </table:table-cell>
          <table:table-cell table:formula="of:=[.$E10]*POWER(1+[.$O$6];[.BS$26])-SERIESSUM(1+[.$O$6];0;1;OFFSET([.$C11];[.BS$26];0):[.$C11])" office:value-type="float" office:value="-63321441184.7894" calcext:value-type="float">
            <text:p>-63321441184.7894</text:p>
          </table:table-cell>
          <table:table-cell table:formula="of:=[.$E10]*POWER(1+[.$O$6];[.BT$26])-SERIESSUM(1+[.$O$6];0;1;OFFSET([.$C11];[.BT$26];0):[.$C11])" office:value-type="float" office:value="-59606241313.0848" calcext:value-type="float">
            <text:p>-59606241313.0848</text:p>
          </table:table-cell>
          <table:table-cell table:formula="of:=[.$E10]*POWER(1+[.$O$6];[.BU$26])-SERIESSUM(1+[.$O$6];0;1;OFFSET([.$C11];[.BU$26];0):[.$C11])" office:value-type="float" office:value="-55333761460.6244" calcext:value-type="float">
            <text:p>-55333761460.6244</text:p>
          </table:table-cell>
          <table:table-cell table:formula="of:=[.$E10]*POWER(1+[.$O$6];[.BV$26])-SERIESSUM(1+[.$O$6];0;1;OFFSET([.$C11];[.BV$26];0):[.$C11])" office:value-type="float" office:value="-50420409630.2951" calcext:value-type="float">
            <text:p>-50420409630.2951</text:p>
          </table:table-cell>
          <table:table-cell table:formula="of:=[.$E10]*POWER(1+[.$O$6];[.BW$26])-SERIESSUM(1+[.$O$6];0;1;OFFSET([.$C11];[.BW$26];0):[.$C11])" office:value-type="float" office:value="-44770055025.4163" calcext:value-type="float">
            <text:p>-44770055025.4163</text:p>
          </table:table-cell>
          <table:table-cell table:formula="of:=[.$E10]*POWER(1+[.$O$6];[.BX$26])-SERIESSUM(1+[.$O$6];0;1;OFFSET([.$C11];[.BX$26];0):[.$C11])" office:value-type="float" office:value="-38272147229.8057" calcext:value-type="float">
            <text:p>-38272147229.805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O$2]*POWER(1+[.$O$11];[.$A35])*(POWER([.$O$7];12)-1)/([.$O$7]-1) + [.$B35]*POWER([.$O$7];12)" office:value-type="float" office:value="413707713.32399" calcext:value-type="float">
            <text:p>413707713.32399</text:p>
          </table:table-cell>
          <table:table-cell table:formula="of:=[.$C35]*POWER([.$O$9];12)" office:value-type="float" office:value="1852980.15810007" calcext:value-type="float">
            <text:p>1852980.15810007</text:p>
          </table:table-cell>
          <table:table-cell table:formula="of:=[.$B36]/4*[.$O$4]*[.$O$5]" office:value-type="float" office:value="812935.656681641" calcext:value-type="float">
            <text:p>812935.656681641</text:p>
          </table:table-cell>
          <table:table-cell table:formula="of:=[.$B36]-[.$C36]-[.$D36]+[.$O$13]*POWER([.$O$7];12*[.$A36])" office:value-type="float" office:value="411041797.509209" calcext:value-type="float">
            <text:p>411041797.509209</text:p>
          </table:table-cell>
          <table:table-cell table:formula="of:=COUNTIF([.$K61:.$BY61];&quot;&gt;=0&quot;)" office:value-type="float" office:value="67" calcext:value-type="float">
            <text:p>67</text:p>
          </table:table-cell>
          <table:table-cell table:formula="of:=[.$O$10]+[.$F36]+[.$A36]" office:value-type="float" office:value="130" calcext:value-type="float">
            <text:p>130</text:p>
          </table:table-cell>
          <table:table-cell table:formula="of:=[.$O$10]+[.$A36]" office:value-type="float" office:value="63" calcext:value-type="float">
            <text:p>63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$E11]-[.$C12]" office:value-type="float" office:value="5764347.94924131" calcext:value-type="float">
            <text:p>5764347.94924131</text:p>
          </table:table-cell>
          <table:table-cell table:formula="of:=[.$E11]*POWER(1+[.$O$6];[.K$26])-SERIESSUM(1+[.$O$6];0;1;OFFSET([.$C12];[.K$26];0):[.$C12])" office:value-type="float" office:value="6234284.01023826" calcext:value-type="float">
            <text:p>6234284.01023826</text:p>
          </table:table-cell>
          <table:table-cell table:formula="of:=[.$E11]*POWER(1+[.$O$6];[.L$26])-SERIESSUM(1+[.$O$6];0;1;OFFSET([.$C12];[.L$26];0):[.$C12])" office:value-type="float" office:value="6738524.72834977" calcext:value-type="float">
            <text:p>6738524.72834977</text:p>
          </table:table-cell>
          <table:table-cell table:formula="of:=[.$E11]*POWER(1+[.$O$6];[.M$26])-SERIESSUM(1+[.$O$6];0;1;OFFSET([.$C12];[.M$26];0):[.$C12])" office:value-type="float" office:value="7273874.98629898" calcext:value-type="float">
            <text:p>7273874.98629898</text:p>
          </table:table-cell>
          <table:table-cell table:formula="of:=[.$E11]*POWER(1+[.$O$6];[.N$26])-SERIESSUM(1+[.$O$6];0;1;OFFSET([.$C12];[.N$26];0):[.$C12])" office:value-type="float" office:value="7834737.8411654" calcext:value-type="float">
            <text:p>7834737.8411654</text:p>
          </table:table-cell>
          <table:table-cell table:formula="of:=[.$E11]*POWER(1+[.$O$6];[.O$26])-SERIESSUM(1+[.$O$6];0;1;OFFSET([.$C12];[.O$26];0):[.$C12])" office:value-type="float" office:value="8412311.10090745" calcext:value-type="float">
            <text:p>8412311.10090745</text:p>
          </table:table-cell>
          <table:table-cell table:formula="of:=[.$E11]*POWER(1+[.$O$6];[.P$26])-SERIESSUM(1+[.$O$6];0;1;OFFSET([.$C12];[.P$26];0):[.$C12])" office:value-type="float" office:value="8993561.24137329" calcext:value-type="float">
            <text:p>8993561.24137329</text:p>
          </table:table-cell>
          <table:table-cell table:formula="of:=[.$E11]*POWER(1+[.$O$6];[.Q$26])-SERIESSUM(1+[.$O$6];0;1;OFFSET([.$C12];[.Q$26];0):[.$C12])" office:value-type="float" office:value="9559917.72022277" calcext:value-type="float">
            <text:p>9559917.72022277</text:p>
          </table:table-cell>
          <table:table-cell table:formula="of:=[.$E11]*POWER(1+[.$O$6];[.R$26])-SERIESSUM(1+[.$O$6];0;1;OFFSET([.$C12];[.R$26];0):[.$C12])" office:value-type="float" office:value="10085616.7756042" calcext:value-type="float">
            <text:p>10085616.7756042</text:p>
          </table:table-cell>
          <table:table-cell table:formula="of:=[.$E11]*POWER(1+[.$O$6];[.S$26])-SERIESSUM(1+[.$O$6];0;1;OFFSET([.$C12];[.S$26];0):[.$C12])" office:value-type="float" office:value="10535606.4826319" calcext:value-type="float">
            <text:p>10535606.4826319</text:p>
          </table:table-cell>
          <table:table-cell table:formula="of:=[.$E11]*POWER(1+[.$O$6];[.T$26])-SERIESSUM(1+[.$O$6];0;1;OFFSET([.$C12];[.T$26];0):[.$C12])" office:value-type="float" office:value="10862903.3894172" calcext:value-type="float">
            <text:p>10862903.3894172</text:p>
          </table:table-cell>
          <table:table-cell table:formula="of:=[.$E11]*POWER(1+[.$O$6];[.U$26])-SERIESSUM(1+[.$O$6];0;1;OFFSET([.$C12];[.U$26];0):[.$C12])" office:value-type="float" office:value="11005264.4913477" calcext:value-type="float">
            <text:p>11005264.4913477</text:p>
          </table:table-cell>
          <table:table-cell table:formula="of:=[.$E11]*POWER(1+[.$O$6];[.V$26])-SERIESSUM(1+[.$O$6];0;1;OFFSET([.$C12];[.V$26];0):[.$C12])" office:value-type="float" office:value="10881005.4241239" calcext:value-type="float">
            <text:p>10881005.4241239</text:p>
          </table:table-cell>
          <table:table-cell table:formula="of:=[.$E11]*POWER(1+[.$O$6];[.W$26])-SERIESSUM(1+[.$O$6];0;1;OFFSET([.$C12];[.W$26];0):[.$C12])" office:value-type="float" office:value="10383755.0782832" calcext:value-type="float">
            <text:p>10383755.0782832</text:p>
          </table:table-cell>
          <table:table-cell table:formula="of:=[.$E11]*POWER(1+[.$O$6];[.X$26])-SERIESSUM(1+[.$O$6];0;1;OFFSET([.$C12];[.X$26];0):[.$C12])" office:value-type="float" office:value="9375886.52956141" calcext:value-type="float">
            <text:p>9375886.52956141</text:p>
          </table:table-cell>
          <table:table-cell table:formula="of:=[.$E11]*POWER(1+[.$O$6];[.Y$26])-SERIESSUM(1+[.$O$6];0;1;OFFSET([.$C12];[.Y$26];0):[.$C12])" office:value-type="float" office:value="7680301.98246952" calcext:value-type="float">
            <text:p>7680301.98246952</text:p>
          </table:table-cell>
          <table:table-cell table:formula="of:=[.$E11]*POWER(1+[.$O$6];[.Z$26])-SERIESSUM(1+[.$O$6];0;1;OFFSET([.$C12];[.Z$26];0):[.$C12])" office:value-type="float" office:value="5070172.55469983" calcext:value-type="float">
            <text:p>5070172.55469983</text:p>
          </table:table-cell>
          <table:table-cell table:formula="of:=[.$E11]*POWER(1+[.$O$6];[.AA$26])-SERIESSUM(1+[.$O$6];0;1;OFFSET([.$C12];[.AA$26];0):[.$C12])" office:value-type="float" office:value="1256138.75487015" calcext:value-type="float">
            <text:p>1256138.75487015</text:p>
          </table:table-cell>
          <table:table-cell table:formula="of:=[.$E11]*POWER(1+[.$O$6];[.AB$26])-SERIESSUM(1+[.$O$6];0;1;OFFSET([.$C12];[.AB$26];0):[.$C12])" office:value-type="float" office:value="-4129639.80562326" calcext:value-type="float">
            <text:p>-4129639.80562326</text:p>
          </table:table-cell>
          <table:table-cell table:formula="of:=[.$E11]*POWER(1+[.$O$6];[.AC$26])-SERIESSUM(1+[.$O$6];0;1;OFFSET([.$C12];[.AC$26];0):[.$C12])" office:value-type="float" office:value="-11553341.7895838" calcext:value-type="float">
            <text:p>-11553341.7895838</text:p>
          </table:table-cell>
          <table:table-cell table:formula="of:=[.$E11]*POWER(1+[.$O$6];[.AD$26])-SERIESSUM(1+[.$O$6];0;1;OFFSET([.$C12];[.AD$26];0):[.$C12])" office:value-type="float" office:value="-21604183.7659116" calcext:value-type="float">
            <text:p>-21604183.7659116</text:p>
          </table:table-cell>
          <table:table-cell table:formula="of:=[.$E11]*POWER(1+[.$O$6];[.AE$26])-SERIESSUM(1+[.$O$6];0;1;OFFSET([.$C12];[.AE$26];0):[.$C12])" office:value-type="float" office:value="-35025118.0056071" calcext:value-type="float">
            <text:p>-35025118.0056071</text:p>
          </table:table-cell>
          <table:table-cell table:formula="of:=[.$E11]*POWER(1+[.$O$6];[.AF$26])-SERIESSUM(1+[.$O$6];0;1;OFFSET([.$C12];[.AF$26];0):[.$C12])" office:value-type="float" office:value="-52750956.7535501" calcext:value-type="float">
            <text:p>-52750956.7535501</text:p>
          </table:table-cell>
          <table:table-cell table:formula="of:=[.$E11]*POWER(1+[.$O$6];[.AG$26])-SERIESSUM(1+[.$O$6];0;1;OFFSET([.$C12];[.AG$26];0):[.$C12])" office:value-type="float" office:value="-75955687.3737913" calcext:value-type="float">
            <text:p>-75955687.3737913</text:p>
          </table:table-cell>
          <table:table-cell table:formula="of:=[.$E11]*POWER(1+[.$O$6];[.AH$26])-SERIESSUM(1+[.$O$6];0;1;OFFSET([.$C12];[.AH$26];0):[.$C12])" office:value-type="float" office:value="-106111157.34903" calcext:value-type="float">
            <text:p>-106111157.34903</text:p>
          </table:table-cell>
          <table:table-cell table:formula="of:=[.$E11]*POWER(1+[.$O$6];[.AI$26])-SERIESSUM(1+[.$O$6];0;1;OFFSET([.$C12];[.AI$26];0):[.$C12])" office:value-type="float" office:value="-145059819.442648" calcext:value-type="float">
            <text:p>-145059819.442648</text:p>
          </table:table-cell>
          <table:table-cell table:formula="of:=[.$E11]*POWER(1+[.$O$6];[.AJ$26])-SERIESSUM(1+[.$O$6];0;1;OFFSET([.$C12];[.AJ$26];0):[.$C12])" office:value-type="float" office:value="-195104857.881295" calcext:value-type="float">
            <text:p>-195104857.881295</text:p>
          </table:table-cell>
          <table:table-cell table:formula="of:=[.$E11]*POWER(1+[.$O$6];[.AK$26])-SERIESSUM(1+[.$O$6];0;1;OFFSET([.$C12];[.AK$26];0):[.$C12])" office:value-type="float" office:value="-259121793.872366" calcext:value-type="float">
            <text:p>-259121793.872366</text:p>
          </table:table-cell>
          <table:table-cell table:formula="of:=[.$E11]*POWER(1+[.$O$6];[.AL$26])-SERIESSUM(1+[.$O$6];0;1;OFFSET([.$C12];[.AL$26];0):[.$C12])" office:value-type="float" office:value="-340696627.230545" calcext:value-type="float">
            <text:p>-340696627.230545</text:p>
          </table:table-cell>
          <table:table-cell table:formula="of:=[.$E11]*POWER(1+[.$O$6];[.AM$26])-SERIESSUM(1+[.$O$6];0;1;OFFSET([.$C12];[.AM$26];0):[.$C12])" office:value-type="float" office:value="-444296752.342124" calcext:value-type="float">
            <text:p>-444296752.342124</text:p>
          </table:table-cell>
          <table:table-cell table:formula="of:=[.$E11]*POWER(1+[.$O$6];[.AN$26])-SERIESSUM(1+[.$O$6];0;1;OFFSET([.$C12];[.AN$26];0):[.$C12])" office:value-type="float" office:value="-575482342.855911" calcext:value-type="float">
            <text:p>-575482342.855911</text:p>
          </table:table-cell>
          <table:table-cell table:formula="of:=[.$E11]*POWER(1+[.$O$6];[.AO$26])-SERIESSUM(1+[.$O$6];0;1;OFFSET([.$C12];[.AO$26];0):[.$C12])" office:value-type="float" office:value="-741167694.031716" calcext:value-type="float">
            <text:p>-741167694.031716</text:p>
          </table:table-cell>
          <table:table-cell table:formula="of:=[.$E11]*POWER(1+[.$O$6];[.AP$26])-SERIESSUM(1+[.$O$6];0;1;OFFSET([.$C12];[.AP$26];0):[.$C12])" office:value-type="float" office:value="-949944223.009421" calcext:value-type="float">
            <text:p>-949944223.009421</text:p>
          </table:table-cell>
          <table:table-cell table:formula="of:=[.$E11]*POWER(1+[.$O$6];[.AQ$26])-SERIESSUM(1+[.$O$6];0;1;OFFSET([.$C12];[.AQ$26];0):[.$C12])" office:value-type="float" office:value="-1212479551.92575" calcext:value-type="float">
            <text:p>-1212479551.92575</text:p>
          </table:table-cell>
          <table:table-cell table:formula="of:=[.$E11]*POWER(1+[.$O$6];[.AR$26])-SERIESSUM(1+[.$O$6];0;1;OFFSET([.$C12];[.AR$26];0):[.$C12])" office:value-type="float" office:value="-1542010455.66793" calcext:value-type="float">
            <text:p>-1542010455.66793</text:p>
          </table:table-cell>
          <table:table-cell table:formula="of:=[.$E11]*POWER(1+[.$O$6];[.AS$26])-SERIESSUM(1+[.$O$6];0;1;OFFSET([.$C12];[.AS$26];0):[.$C12])" office:value-type="float" office:value="-1954951591.45994" calcext:value-type="float">
            <text:p>-1954951591.45994</text:p>
          </table:table-cell>
          <table:table-cell table:formula="of:=[.$E11]*POWER(1+[.$O$6];[.AT$26])-SERIESSUM(1+[.$O$6];0;1;OFFSET([.$C12];[.AT$26];0):[.$C12])" office:value-type="float" office:value="-2471647021.59983" calcext:value-type="float">
            <text:p>-2471647021.59983</text:p>
          </table:table-cell>
          <table:table-cell table:formula="of:=[.$E11]*POWER(1+[.$O$6];[.AU$26])-SERIESSUM(1+[.$O$6];0;1;OFFSET([.$C12];[.AU$26];0):[.$C12])" office:value-type="float" office:value="-3117297815.31697" calcext:value-type="float">
            <text:p>-3117297815.31697</text:p>
          </table:table-cell>
          <table:table-cell table:formula="of:=[.$E11]*POWER(1+[.$O$6];[.AV$26])-SERIESSUM(1+[.$O$6];0;1;OFFSET([.$C12];[.AV$26];0):[.$C12])" office:value-type="float" office:value="-3923106743.95543" calcext:value-type="float">
            <text:p>-3923106743.95543</text:p>
          </table:table-cell>
          <table:table-cell table:formula="of:=[.$E11]*POWER(1+[.$O$6];[.AW$26])-SERIESSUM(1+[.$O$6];0;1;OFFSET([.$C12];[.AW$26];0):[.$C12])" office:value-type="float" office:value="-4927690601.65998" calcext:value-type="float">
            <text:p>-4927690601.65998</text:p>
          </table:table-cell>
          <table:table-cell table:formula="of:=[.$E11]*POWER(1+[.$O$6];[.AX$26])-SERIESSUM(1+[.$O$6];0;1;OFFSET([.$C12];[.AX$26];0):[.$C12])" office:value-type="float" office:value="-6178822405.2326" calcext:value-type="float">
            <text:p>-6178822405.2326</text:p>
          </table:table-cell>
          <table:table-cell table:formula="of:=[.$E11]*POWER(1+[.$O$6];[.AY$26])-SERIESSUM(1+[.$O$6];0;1;OFFSET([.$C12];[.AY$26];0):[.$C12])" office:value-type="float" office:value="-7735580161.19597" calcext:value-type="float">
            <text:p>-7735580161.19597</text:p>
          </table:table-cell>
          <table:table-cell table:formula="of:=[.$E11]*POWER(1+[.$O$6];[.AZ$26])-SERIESSUM(1+[.$O$6];0;1;OFFSET([.$C12];[.AZ$26];0):[.$C12])" office:value-type="float" office:value="-9670996662.32622" calcext:value-type="float">
            <text:p>-9670996662.32622</text:p>
          </table:table-cell>
          <table:table-cell table:formula="of:=[.$E11]*POWER(1+[.$O$6];[.BA$26])-SERIESSUM(1+[.$O$6];0;1;OFFSET([.$C12];[.BA$26];0):[.$C12])" office:value-type="float" office:value="-12075326661.7469" calcext:value-type="float">
            <text:p>-12075326661.7469</text:p>
          </table:table-cell>
          <table:table-cell table:formula="of:=[.$E11]*POWER(1+[.$O$6];[.BB$26])-SERIESSUM(1+[.$O$6];0;1;OFFSET([.$C12];[.BB$26];0):[.$C12])" office:value-type="float" office:value="-15060074720.0311" calcext:value-type="float">
            <text:p>-15060074720.0311</text:p>
          </table:table-cell>
          <table:table-cell table:formula="of:=[.$E11]*POWER(1+[.$O$6];[.BC$26])-SERIESSUM(1+[.$O$6];0;1;OFFSET([.$C12];[.BC$26];0):[.$C12])" office:value-type="float" office:value="-18762960198.8461" calcext:value-type="float">
            <text:p>-18762960198.8461</text:p>
          </table:table-cell>
          <table:table-cell table:formula="of:=[.$E11]*POWER(1+[.$O$6];[.BD$26])-SERIESSUM(1+[.$O$6];0;1;OFFSET([.$C12];[.BD$26];0):[.$C12])" office:value-type="float" office:value="-23354036722.589" calcext:value-type="float">
            <text:p>-23354036722.589</text:p>
          </table:table-cell>
          <table:table-cell table:formula="of:=[.$E11]*POWER(1+[.$O$6];[.BE$26])-SERIESSUM(1+[.$O$6];0;1;OFFSET([.$C12];[.BE$26];0):[.$C12])" office:value-type="float" office:value="-29043233718.4247" calcext:value-type="float">
            <text:p>-29043233718.4247</text:p>
          </table:table-cell>
          <table:table-cell table:formula="of:=[.$E11]*POWER(1+[.$O$6];[.BF$26])-SERIESSUM(1+[.$O$6];0;1;OFFSET([.$C12];[.BF$26];0):[.$C12])" office:value-type="float" office:value="-36089649555.1761" calcext:value-type="float">
            <text:p>-36089649555.1761</text:p>
          </table:table-cell>
          <table:table-cell table:formula="of:=[.$E11]*POWER(1+[.$O$6];[.BG$26])-SERIESSUM(1+[.$O$6];0;1;OFFSET([.$C12];[.BG$26];0):[.$C12])" office:value-type="float" office:value="-44813002015.6807" calcext:value-type="float">
            <text:p>-44813002015.6807</text:p>
          </table:table-cell>
          <table:table-cell table:formula="of:=[.$E11]*POWER(1+[.$O$6];[.BH$26])-SERIESSUM(1+[.$O$6];0;1;OFFSET([.$C12];[.BH$26];0):[.$C12])" office:value-type="float" office:value="-55607735657.7208" calcext:value-type="float">
            <text:p>-55607735657.7208</text:p>
          </table:table-cell>
          <table:table-cell table:formula="of:=[.$E11]*POWER(1+[.$O$6];[.BI$26])-SERIESSUM(1+[.$O$6];0;1;OFFSET([.$C12];[.BI$26];0):[.$C12])" office:value-type="float" office:value="-68960401109.5487" calcext:value-type="float">
            <text:p>-68960401109.5487</text:p>
          </table:table-cell>
          <table:table-cell table:formula="of:=[.$E11]*POWER(1+[.$O$6];[.BJ$26])-SERIESSUM(1+[.$O$6];0;1;OFFSET([.$C12];[.BJ$26];0):[.$C12])" office:value-type="float" office:value="-67814578808.231" calcext:value-type="float">
            <text:p>-67814578808.231</text:p>
          </table:table-cell>
          <table:table-cell table:formula="of:=[.$E11]*POWER(1+[.$O$6];[.BK$26])-SERIESSUM(1+[.$O$6];0;1;OFFSET([.$C12];[.BK$26];0):[.$C12])" office:value-type="float" office:value="-66496883161.7156" calcext:value-type="float">
            <text:p>-66496883161.7156</text:p>
          </table:table-cell>
          <table:table-cell table:formula="of:=[.$E11]*POWER(1+[.$O$6];[.BL$26])-SERIESSUM(1+[.$O$6];0;1;OFFSET([.$C12];[.BL$26];0):[.$C12])" office:value-type="float" office:value="-64981533168.2229" calcext:value-type="float">
            <text:p>-64981533168.2229</text:p>
          </table:table-cell>
          <table:table-cell table:formula="of:=[.$E11]*POWER(1+[.$O$6];[.BM$26])-SERIESSUM(1+[.$O$6];0;1;OFFSET([.$C12];[.BM$26];0):[.$C12])" office:value-type="float" office:value="-63238880675.7063" calcext:value-type="float">
            <text:p>-63238880675.7063</text:p>
          </table:table-cell>
          <table:table-cell table:formula="of:=[.$E11]*POWER(1+[.$O$6];[.BN$26])-SERIESSUM(1+[.$O$6];0;1;OFFSET([.$C12];[.BN$26];0):[.$C12])" office:value-type="float" office:value="-61234830309.3123" calcext:value-type="float">
            <text:p>-61234830309.3123</text:p>
          </table:table-cell>
          <table:table-cell table:formula="of:=[.$E11]*POWER(1+[.$O$6];[.BO$26])-SERIESSUM(1+[.$O$6];0;1;OFFSET([.$C12];[.BO$26];0):[.$C12])" office:value-type="float" office:value="-58930172387.9591" calcext:value-type="float">
            <text:p>-58930172387.9591</text:p>
          </table:table-cell>
          <table:table-cell table:formula="of:=[.$E11]*POWER(1+[.$O$6];[.BP$26])-SERIESSUM(1+[.$O$6];0;1;OFFSET([.$C12];[.BP$26];0):[.$C12])" office:value-type="float" office:value="-56279815778.4029" calcext:value-type="float">
            <text:p>-56279815778.4029</text:p>
          </table:table-cell>
          <table:table-cell table:formula="of:=[.$E11]*POWER(1+[.$O$6];[.BQ$26])-SERIESSUM(1+[.$O$6];0;1;OFFSET([.$C12];[.BQ$26];0):[.$C12])" office:value-type="float" office:value="-53231905677.4134" calcext:value-type="float">
            <text:p>-53231905677.4134</text:p>
          </table:table-cell>
          <table:table-cell table:formula="of:=[.$E11]*POWER(1+[.$O$6];[.BR$26])-SERIESSUM(1+[.$O$6];0;1;OFFSET([.$C12];[.BR$26];0):[.$C12])" office:value-type="float" office:value="-49726809061.2754" calcext:value-type="float">
            <text:p>-49726809061.2754</text:p>
          </table:table-cell>
          <table:table-cell table:formula="of:=[.$E11]*POWER(1+[.$O$6];[.BS$26])-SERIESSUM(1+[.$O$6];0;1;OFFSET([.$C12];[.BS$26];0):[.$C12])" office:value-type="float" office:value="-45695947952.7166" calcext:value-type="float">
            <text:p>-45695947952.7166</text:p>
          </table:table-cell>
          <table:table-cell table:formula="of:=[.$E11]*POWER(1+[.$O$6];[.BT$26])-SERIESSUM(1+[.$O$6];0;1;OFFSET([.$C12];[.BT$26];0):[.$C12])" office:value-type="float" office:value="-41060457677.8741" calcext:value-type="float">
            <text:p>-41060457677.8741</text:p>
          </table:table-cell>
          <table:table-cell table:formula="of:=[.$E11]*POWER(1+[.$O$6];[.BU$26])-SERIESSUM(1+[.$O$6];0;1;OFFSET([.$C12];[.BU$26];0):[.$C12])" office:value-type="float" office:value="-35729643861.8052" calcext:value-type="float">
            <text:p>-35729643861.8052</text:p>
          </table:table-cell>
          <table:table-cell table:formula="of:=[.$E11]*POWER(1+[.$O$6];[.BV$26])-SERIESSUM(1+[.$O$6];0;1;OFFSET([.$C12];[.BV$26];0):[.$C12])" office:value-type="float" office:value="-29599207973.326" calcext:value-type="float">
            <text:p>-29599207973.326</text:p>
          </table:table-cell>
          <table:table-cell table:formula="of:=[.$E11]*POWER(1+[.$O$6];[.BW$26])-SERIESSUM(1+[.$O$6];0;1;OFFSET([.$C12];[.BW$26];0):[.$C12])" office:value-type="float" office:value="-22549206701.5749" calcext:value-type="float">
            <text:p>-22549206701.5749</text:p>
          </table:table-cell>
          <table:table-cell table:formula="of:=[.$E11]*POWER(1+[.$O$6];[.BX$26])-SERIESSUM(1+[.$O$6];0;1;OFFSET([.$C12];[.BX$26];0):[.$C12])" office:value-type="float" office:value="-14441705239.0611" calcext:value-type="float">
            <text:p>-14441705239.061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O$2]*POWER(1+[.$O$11];[.$A36])*(POWER([.$O$7];12)-1)/([.$O$7]-1) + [.$B36]*POWER([.$O$7];12)" office:value-type="float" office:value="481631856.281945" calcext:value-type="float">
            <text:p>481631856.281945</text:p>
          </table:table-cell>
          <table:table-cell table:formula="of:=[.$C36]*POWER([.$O$9];12)" office:value-type="float" office:value="1982688.76916707" calcext:value-type="float">
            <text:p>1982688.76916707</text:p>
          </table:table-cell>
          <table:table-cell table:formula="of:=[.$B37]/4*[.$O$4]*[.$O$5]" office:value-type="float" office:value="946406.597594021" calcext:value-type="float">
            <text:p>946406.597594021</text:p>
          </table:table-cell>
          <table:table-cell table:formula="of:=[.$B37]-[.$C37]-[.$D37]+[.$O$13]*POWER([.$O$7];12*[.$A37])" office:value-type="float" office:value="478702760.915183" calcext:value-type="float">
            <text:p>478702760.915183</text:p>
          </table:table-cell>
          <table:table-cell table:formula="of:=COUNTIF([.$K62:.$BY62];&quot;&gt;=0&quot;)" office:value-type="float" office:value="67" calcext:value-type="float">
            <text:p>67</text:p>
          </table:table-cell>
          <table:table-cell table:formula="of:=[.$O$10]+[.$F37]+[.$A37]" office:value-type="float" office:value="131" calcext:value-type="float">
            <text:p>131</text:p>
          </table:table-cell>
          <table:table-cell table:formula="of:=[.$O$10]+[.$A37]" office:value-type="float" office:value="64" calcext:value-type="float">
            <text:p>64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$E12]-[.$C13]" office:value-type="float" office:value="7173271.0607774" calcext:value-type="float">
            <text:p>7173271.0607774</text:p>
          </table:table-cell>
          <table:table-cell table:formula="of:=[.$E12]*POWER(1+[.$O$6];[.K$26])-SERIESSUM(1+[.$O$6];0;1;OFFSET([.$C13];[.K$26];0):[.$C13])" office:value-type="float" office:value="7826915.45930751" calcext:value-type="float">
            <text:p>7826915.45930751</text:p>
          </table:table-cell>
          <table:table-cell table:formula="of:=[.$E12]*POWER(1+[.$O$6];[.L$26])-SERIESSUM(1+[.$O$6];0;1;OFFSET([.$C13];[.L$26];0):[.$C13])" office:value-type="float" office:value="8539887.76293972" calcext:value-type="float">
            <text:p>8539887.76293972</text:p>
          </table:table-cell>
          <table:table-cell table:formula="of:=[.$E12]*POWER(1+[.$O$6];[.M$26])-SERIESSUM(1+[.$O$6];0;1;OFFSET([.$C13];[.M$26];0):[.$C13])" office:value-type="float" office:value="9312162.48448619" calcext:value-type="float">
            <text:p>9312162.48448619</text:p>
          </table:table-cell>
          <table:table-cell table:formula="of:=[.$E12]*POWER(1+[.$O$6];[.N$26])-SERIESSUM(1+[.$O$6];0;1;OFFSET([.$C13];[.N$26];0):[.$C13])" office:value-type="float" office:value="10141653.1765652" calcext:value-type="float">
            <text:p>10141653.1765652</text:p>
          </table:table-cell>
          <table:table-cell table:formula="of:=[.$E12]*POWER(1+[.$O$6];[.O$26])-SERIESSUM(1+[.$O$6];0;1;OFFSET([.$C13];[.O$26];0):[.$C13])" office:value-type="float" office:value="11023429.1174669" calcext:value-type="float">
            <text:p>11023429.1174669</text:p>
          </table:table-cell>
          <table:table-cell table:formula="of:=[.$E12]*POWER(1+[.$O$6];[.P$26])-SERIESSUM(1+[.$O$6];0;1;OFFSET([.$C13];[.P$26];0):[.$C13])" office:value-type="float" office:value="11948705.2036898" calcext:value-type="float">
            <text:p>11948705.2036898</text:p>
          </table:table-cell>
          <table:table-cell table:formula="of:=[.$E12]*POWER(1+[.$O$6];[.Q$26])-SERIESSUM(1+[.$O$6];0;1;OFFSET([.$C13];[.Q$26];0):[.$C13])" office:value-type="float" office:value="12903545.8373718" calcext:value-type="float">
            <text:p>12903545.8373718</text:p>
          </table:table-cell>
          <table:table-cell table:formula="of:=[.$E12]*POWER(1+[.$O$6];[.R$26])-SERIESSUM(1+[.$O$6];0;1;OFFSET([.$C13];[.R$26];0):[.$C13])" office:value-type="float" office:value="13867208.9081399" calcext:value-type="float">
            <text:p>13867208.9081399</text:p>
          </table:table-cell>
          <table:table-cell table:formula="of:=[.$E12]*POWER(1+[.$O$6];[.S$26])-SERIESSUM(1+[.$O$6];0;1;OFFSET([.$C13];[.S$26];0):[.$C13])" office:value-type="float" office:value="14810037.738396" calcext:value-type="float">
            <text:p>14810037.738396</text:p>
          </table:table-cell>
          <table:table-cell table:formula="of:=[.$E12]*POWER(1+[.$O$6];[.T$26])-SERIESSUM(1+[.$O$6];0;1;OFFSET([.$C13];[.T$26];0):[.$C13])" office:value-type="float" office:value="15690786.2489534" calcext:value-type="float">
            <text:p>15690786.2489534</text:p>
          </table:table-cell>
          <table:table-cell table:formula="of:=[.$E12]*POWER(1+[.$O$6];[.U$26])-SERIESSUM(1+[.$O$6];0;1;OFFSET([.$C13];[.U$26];0):[.$C13])" office:value-type="float" office:value="16453234.5713605" calcext:value-type="float">
            <text:p>16453234.5713605</text:p>
          </table:table-cell>
          <table:table-cell table:formula="of:=[.$E12]*POWER(1+[.$O$6];[.V$26])-SERIESSUM(1+[.$O$6];0;1;OFFSET([.$C13];[.V$26];0):[.$C13])" office:value-type="float" office:value="17021917.6042738" calcext:value-type="float">
            <text:p>17021917.6042738</text:p>
          </table:table-cell>
          <table:table-cell table:formula="of:=[.$E12]*POWER(1+[.$O$6];[.W$26])-SERIESSUM(1+[.$O$6];0;1;OFFSET([.$C13];[.W$26];0):[.$C13])" office:value-type="float" office:value="17296746.0042935" calcext:value-type="float">
            <text:p>17296746.0042935</text:p>
          </table:table-cell>
          <table:table-cell table:formula="of:=[.$E12]*POWER(1+[.$O$6];[.X$26])-SERIESSUM(1+[.$O$6];0;1;OFFSET([.$C13];[.X$26];0):[.$C13])" office:value-type="float" office:value="17146245.8677407" calcext:value-type="float">
            <text:p>17146245.8677407</text:p>
          </table:table-cell>
          <table:table-cell table:formula="of:=[.$E12]*POWER(1+[.$O$6];[.Y$26])-SERIESSUM(1+[.$O$6];0;1;OFFSET([.$C13];[.Y$26];0):[.$C13])" office:value-type="float" office:value="16399077.4945189" calcext:value-type="float">
            <text:p>16399077.4945189</text:p>
          </table:table-cell>
          <table:table-cell table:formula="of:=[.$E12]*POWER(1+[.$O$6];[.Z$26])-SERIESSUM(1+[.$O$6];0;1;OFFSET([.$C13];[.Z$26];0):[.$C13])" office:value-type="float" office:value="14833412.1627968" calcext:value-type="float">
            <text:p>14833412.1627968</text:p>
          </table:table-cell>
          <table:table-cell table:formula="of:=[.$E12]*POWER(1+[.$O$6];[.AA$26])-SERIESSUM(1+[.$O$6];0;1;OFFSET([.$C13];[.AA$26];0):[.$C13])" office:value-type="float" office:value="12163645.1263692" calcext:value-type="float">
            <text:p>12163645.1263692</text:p>
          </table:table-cell>
          <table:table-cell table:formula="of:=[.$E12]*POWER(1+[.$O$6];[.AB$26])-SERIESSUM(1+[.$O$6];0;1;OFFSET([.$C13];[.AB$26];0):[.$C13])" office:value-type="float" office:value="8023798.56543995" calcext:value-type="float">
            <text:p>8023798.56543995</text:p>
          </table:table-cell>
          <table:table-cell table:formula="of:=[.$E12]*POWER(1+[.$O$6];[.AC$26])-SERIESSUM(1+[.$O$6];0;1;OFFSET([.$C13];[.AC$26];0):[.$C13])" office:value-type="float" office:value="1946814.41622071" calcext:value-type="float">
            <text:p>1946814.41622071</text:p>
          </table:table-cell>
          <table:table-cell table:formula="of:=[.$E12]*POWER(1+[.$O$6];[.AD$26])-SERIESSUM(1+[.$O$6];0;1;OFFSET([.$C13];[.AD$26];0):[.$C13])" office:value-type="float" office:value="-6661252.97878876" calcext:value-type="float">
            <text:p>-6661252.97878876</text:p>
          </table:table-cell>
          <table:table-cell table:formula="of:=[.$E12]*POWER(1+[.$O$6];[.AE$26])-SERIESSUM(1+[.$O$6];0;1;OFFSET([.$C13];[.AE$26];0):[.$C13])" office:value-type="float" office:value="-18553369.0676524" calcext:value-type="float">
            <text:p>-18553369.0676524</text:p>
          </table:table-cell>
          <table:table-cell table:formula="of:=[.$E12]*POWER(1+[.$O$6];[.AF$26])-SERIESSUM(1+[.$O$6];0;1;OFFSET([.$C13];[.AF$26];0):[.$C13])" office:value-type="float" office:value="-34681490.4481994" calcext:value-type="float">
            <text:p>-34681490.4481994</text:p>
          </table:table-cell>
          <table:table-cell table:formula="of:=[.$E12]*POWER(1+[.$O$6];[.AG$26])-SERIESSUM(1+[.$O$6];0;1;OFFSET([.$C13];[.AG$26];0):[.$C13])" office:value-type="float" office:value="-56246247.2201425" calcext:value-type="float">
            <text:p>-56246247.2201425</text:p>
          </table:table-cell>
          <table:table-cell table:formula="of:=[.$E12]*POWER(1+[.$O$6];[.AH$26])-SERIESSUM(1+[.$O$6];0;1;OFFSET([.$C13];[.AH$26];0):[.$C13])" office:value-type="float" office:value="-84758649.3531758" calcext:value-type="float">
            <text:p>-84758649.3531758</text:p>
          </table:table-cell>
          <table:table-cell table:formula="of:=[.$E12]*POWER(1+[.$O$6];[.AI$26])-SERIESSUM(1+[.$O$6];0;1;OFFSET([.$C13];[.AI$26];0):[.$C13])" office:value-type="float" office:value="-122116674.441804" calcext:value-type="float">
            <text:p>-122116674.441804</text:p>
          </table:table-cell>
          <table:table-cell table:formula="of:=[.$E12]*POWER(1+[.$O$6];[.AJ$26])-SERIESSUM(1+[.$O$6];0;1;OFFSET([.$C13];[.AJ$26];0):[.$C13])" office:value-type="float" office:value="-170700265.716882" calcext:value-type="float">
            <text:p>-170700265.716882</text:p>
          </table:table-cell>
          <table:table-cell table:formula="of:=[.$E12]*POWER(1+[.$O$6];[.AK$26])-SERIESSUM(1+[.$O$6];0;1;OFFSET([.$C13];[.AK$26];0):[.$C13])" office:value-type="float" office:value="-233489097.394913" calcext:value-type="float">
            <text:p>-233489097.394913</text:p>
          </table:table-cell>
          <table:table-cell table:formula="of:=[.$E12]*POWER(1+[.$O$6];[.AL$26])-SERIESSUM(1+[.$O$6];0;1;OFFSET([.$C13];[.AL$26];0):[.$C13])" office:value-type="float" office:value="-314208485.780886" calcext:value-type="float">
            <text:p>-314208485.780886</text:p>
          </table:table-cell>
          <table:table-cell table:formula="of:=[.$E12]*POWER(1+[.$O$6];[.AM$26])-SERIESSUM(1+[.$O$6];0;1;OFFSET([.$C13];[.AM$26];0):[.$C13])" office:value-type="float" office:value="-417510083.846906" calcext:value-type="float">
            <text:p>-417510083.846906</text:p>
          </table:table-cell>
          <table:table-cell table:formula="of:=[.$E12]*POWER(1+[.$O$6];[.AN$26])-SERIESSUM(1+[.$O$6];0;1;OFFSET([.$C13];[.AN$26];0):[.$C13])" office:value-type="float" office:value="-549195549.522784" calcext:value-type="float">
            <text:p>-549195549.522784</text:p>
          </table:table-cell>
          <table:table-cell table:formula="of:=[.$E12]*POWER(1+[.$O$6];[.AO$26])-SERIESSUM(1+[.$O$6];0;1;OFFSET([.$C13];[.AO$26];0):[.$C13])" office:value-type="float" office:value="-716493291.680939" calcext:value-type="float">
            <text:p>-716493291.680939</text:p>
          </table:table-cell>
          <table:table-cell table:formula="of:=[.$E12]*POWER(1+[.$O$6];[.AP$26])-SERIESSUM(1+[.$O$6];0;1;OFFSET([.$C13];[.AP$26];0):[.$C13])" office:value-type="float" office:value="-928400756.547133" calcext:value-type="float">
            <text:p>-928400756.547133</text:p>
          </table:table-cell>
          <table:table-cell table:formula="of:=[.$E12]*POWER(1+[.$O$6];[.AQ$26])-SERIESSUM(1+[.$O$6];0;1;OFFSET([.$C13];[.AQ$26];0):[.$C13])" office:value-type="float" office:value="-1196107624.17666" calcext:value-type="float">
            <text:p>-1196107624.17666</text:p>
          </table:table-cell>
          <table:table-cell table:formula="of:=[.$E12]*POWER(1+[.$O$6];[.AR$26])-SERIESSUM(1+[.$O$6];0;1;OFFSET([.$C13];[.AR$26];0):[.$C13])" office:value-type="float" office:value="-1533518866.72321" calcext:value-type="float">
            <text:p>-1533518866.72321</text:p>
          </table:table-cell>
          <table:table-cell table:formula="of:=[.$E12]*POWER(1+[.$O$6];[.AS$26])-SERIESSUM(1+[.$O$6];0;1;OFFSET([.$C13];[.AS$26];0):[.$C13])" office:value-type="float" office:value="-1957901033.89444" calcext:value-type="float">
            <text:p>-1957901033.89444</text:p>
          </table:table-cell>
          <table:table-cell table:formula="of:=[.$E12]*POWER(1+[.$O$6];[.AT$26])-SERIESSUM(1+[.$O$6];0;1;OFFSET([.$C13];[.AT$26];0):[.$C13])" office:value-type="float" office:value="-2490680568.79897" calcext:value-type="float">
            <text:p>-2490680568.79897</text:p>
          </table:table-cell>
          <table:table-cell table:formula="of:=[.$E12]*POWER(1+[.$O$6];[.AU$26])-SERIESSUM(1+[.$O$6];0;1;OFFSET([.$C13];[.AU$26];0):[.$C13])" office:value-type="float" office:value="-3158429656.42939" calcext:value-type="float">
            <text:p>-3158429656.42939</text:p>
          </table:table-cell>
          <table:table-cell table:formula="of:=[.$E12]*POWER(1+[.$O$6];[.AV$26])-SERIESSUM(1+[.$O$6];0;1;OFFSET([.$C13];[.AV$26];0):[.$C13])" office:value-type="float" office:value="-3994083359.17857" calcext:value-type="float">
            <text:p>-3994083359.17857</text:p>
          </table:table-cell>
          <table:table-cell table:formula="of:=[.$E12]*POWER(1+[.$O$6];[.AW$26])-SERIESSUM(1+[.$O$6];0;1;OFFSET([.$C13];[.AW$26];0):[.$C13])" office:value-type="float" office:value="-5038441958.39437" calcext:value-type="float">
            <text:p>-5038441958.39437</text:p>
          </table:table-cell>
          <table:table-cell table:formula="of:=[.$E12]*POWER(1+[.$O$6];[.AX$26])-SERIESSUM(1+[.$O$6];0;1;OFFSET([.$C13];[.AX$26];0):[.$C13])" office:value-type="float" office:value="-6342024940.40981" calcext:value-type="float">
            <text:p>-6342024940.40981</text:p>
          </table:table-cell>
          <table:table-cell table:formula="of:=[.$E12]*POWER(1+[.$O$6];[.AY$26])-SERIESSUM(1+[.$O$6];0;1;OFFSET([.$C13];[.AY$26];0):[.$C13])" office:value-type="float" office:value="-7967358484.31225" calcext:value-type="float">
            <text:p>-7967358484.31225</text:p>
          </table:table-cell>
          <table:table-cell table:formula="of:=[.$E12]*POWER(1+[.$O$6];[.AZ$26])-SERIESSUM(1+[.$O$6];0;1;OFFSET([.$C13];[.AZ$26];0):[.$C13])" office:value-type="float" office:value="-9991797297.29651" calcext:value-type="float">
            <text:p>-9991797297.29651</text:p>
          </table:table-cell>
          <table:table-cell table:formula="of:=[.$E12]*POWER(1+[.$O$6];[.BA$26])-SERIESSUM(1+[.$O$6];0;1;OFFSET([.$C13];[.BA$26];0):[.$C13])" office:value-type="float" office:value="-12511005026.9678" calcext:value-type="float">
            <text:p>-12511005026.9678</text:p>
          </table:table-cell>
          <table:table-cell table:formula="of:=[.$E12]*POWER(1+[.$O$6];[.BB$26])-SERIESSUM(1+[.$O$6];0;1;OFFSET([.$C13];[.BB$26];0):[.$C13])" office:value-type="float" office:value="-15643246274.1666" calcext:value-type="float">
            <text:p>-15643246274.1666</text:p>
          </table:table-cell>
          <table:table-cell table:formula="of:=[.$E12]*POWER(1+[.$O$6];[.BC$26])-SERIESSUM(1+[.$O$6];0;1;OFFSET([.$C13];[.BC$26];0):[.$C13])" office:value-type="float" office:value="-19534678685.0587" calcext:value-type="float">
            <text:p>-19534678685.0587</text:p>
          </table:table-cell>
          <table:table-cell table:formula="of:=[.$E12]*POWER(1+[.$O$6];[.BD$26])-SERIESSUM(1+[.$O$6];0;1;OFFSET([.$C13];[.BD$26];0):[.$C13])" office:value-type="float" office:value="-24365877256.3076" calcext:value-type="float">
            <text:p>-24365877256.3076</text:p>
          </table:table-cell>
          <table:table-cell table:formula="of:=[.$E12]*POWER(1+[.$O$6];[.BE$26])-SERIESSUM(1+[.$O$6];0;1;OFFSET([.$C13];[.BE$26];0):[.$C13])" office:value-type="float" office:value="-30359876736.3224" calcext:value-type="float">
            <text:p>-30359876736.3224</text:p>
          </table:table-cell>
          <table:table-cell table:formula="of:=[.$E12]*POWER(1+[.$O$6];[.BF$26])-SERIESSUM(1+[.$O$6];0;1;OFFSET([.$C13];[.BF$26];0):[.$C13])" office:value-type="float" office:value="-37792084180.2876" calcext:value-type="float">
            <text:p>-37792084180.2876</text:p>
          </table:table-cell>
          <table:table-cell table:formula="of:=[.$E12]*POWER(1+[.$O$6];[.BG$26])-SERIESSUM(1+[.$O$6];0;1;OFFSET([.$C13];[.BG$26];0):[.$C13])" office:value-type="float" office:value="-47002495186.4649" calcext:value-type="float">
            <text:p>-47002495186.4649</text:p>
          </table:table-cell>
          <table:table-cell table:formula="of:=[.$E12]*POWER(1+[.$O$6];[.BH$26])-SERIESSUM(1+[.$O$6];0;1;OFFSET([.$C13];[.BH$26];0):[.$C13])" office:value-type="float" office:value="-58410747637.9007" calcext:value-type="float">
            <text:p>-58410747637.9007</text:p>
          </table:table-cell>
          <table:table-cell table:formula="of:=[.$E12]*POWER(1+[.$O$6];[.BI$26])-SERIESSUM(1+[.$O$6];0;1;OFFSET([.$C13];[.BI$26];0):[.$C13])" office:value-type="float" office:value="-57181205286.6869" calcext:value-type="float">
            <text:p>-57181205286.6869</text:p>
          </table:table-cell>
          <table:table-cell table:formula="of:=[.$E12]*POWER(1+[.$O$6];[.BJ$26])-SERIESSUM(1+[.$O$6];0;1;OFFSET([.$C13];[.BJ$26];0):[.$C13])" office:value-type="float" office:value="-55767231582.791" calcext:value-type="float">
            <text:p>-55767231582.791</text:p>
          </table:table-cell>
          <table:table-cell table:formula="of:=[.$E12]*POWER(1+[.$O$6];[.BK$26])-SERIESSUM(1+[.$O$6];0;1;OFFSET([.$C13];[.BK$26];0):[.$C13])" office:value-type="float" office:value="-54141161823.3108" calcext:value-type="float">
            <text:p>-54141161823.3108</text:p>
          </table:table-cell>
          <table:table-cell table:formula="of:=[.$E12]*POWER(1+[.$O$6];[.BL$26])-SERIESSUM(1+[.$O$6];0;1;OFFSET([.$C13];[.BL$26];0):[.$C13])" office:value-type="float" office:value="-52271181599.9084" calcext:value-type="float">
            <text:p>-52271181599.9084</text:p>
          </table:table-cell>
          <table:table-cell table:formula="of:=[.$E12]*POWER(1+[.$O$6];[.BM$26])-SERIESSUM(1+[.$O$6];0;1;OFFSET([.$C13];[.BM$26];0):[.$C13])" office:value-type="float" office:value="-50120704342.9958" calcext:value-type="float">
            <text:p>-50120704342.9958</text:p>
          </table:table-cell>
          <table:table-cell table:formula="of:=[.$E12]*POWER(1+[.$O$6];[.BN$26])-SERIESSUM(1+[.$O$6];0;1;OFFSET([.$C13];[.BN$26];0):[.$C13])" office:value-type="float" office:value="-47647655497.5462" calcext:value-type="float">
            <text:p>-47647655497.5462</text:p>
          </table:table-cell>
          <table:table-cell table:formula="of:=[.$E12]*POWER(1+[.$O$6];[.BO$26])-SERIESSUM(1+[.$O$6];0;1;OFFSET([.$C13];[.BO$26];0):[.$C13])" office:value-type="float" office:value="-44803649325.2792" calcext:value-type="float">
            <text:p>-44803649325.2792</text:p>
          </table:table-cell>
          <table:table-cell table:formula="of:=[.$E12]*POWER(1+[.$O$6];[.BP$26])-SERIESSUM(1+[.$O$6];0;1;OFFSET([.$C13];[.BP$26];0):[.$C13])" office:value-type="float" office:value="-41533042227.1722" calcext:value-type="float">
            <text:p>-41533042227.1722</text:p>
          </table:table-cell>
          <table:table-cell table:formula="of:=[.$E12]*POWER(1+[.$O$6];[.BQ$26])-SERIESSUM(1+[.$O$6];0;1;OFFSET([.$C13];[.BQ$26];0):[.$C13])" office:value-type="float" office:value="-37771844064.3491" calcext:value-type="float">
            <text:p>-37771844064.3491</text:p>
          </table:table-cell>
          <table:table-cell table:formula="of:=[.$E12]*POWER(1+[.$O$6];[.BR$26])-SERIESSUM(1+[.$O$6];0;1;OFFSET([.$C13];[.BR$26];0):[.$C13])" office:value-type="float" office:value="-33446466177.1025" calcext:value-type="float">
            <text:p>-33446466177.1025</text:p>
          </table:table-cell>
          <table:table-cell table:formula="of:=[.$E12]*POWER(1+[.$O$6];[.BS$26])-SERIESSUM(1+[.$O$6];0;1;OFFSET([.$C13];[.BS$26];0):[.$C13])" office:value-type="float" office:value="-28472281606.769" calcext:value-type="float">
            <text:p>-28472281606.769</text:p>
          </table:table-cell>
          <table:table-cell table:formula="of:=[.$E12]*POWER(1+[.$O$6];[.BT$26])-SERIESSUM(1+[.$O$6];0;1;OFFSET([.$C13];[.BT$26];0):[.$C13])" office:value-type="float" office:value="-22751969350.8854" calcext:value-type="float">
            <text:p>-22751969350.8854</text:p>
          </table:table-cell>
          <table:table-cell table:formula="of:=[.$E12]*POWER(1+[.$O$6];[.BU$26])-SERIESSUM(1+[.$O$6];0;1;OFFSET([.$C13];[.BU$26];0):[.$C13])" office:value-type="float" office:value="-16173610256.6193" calcext:value-type="float">
            <text:p>-16173610256.6193</text:p>
          </table:table-cell>
          <table:table-cell table:formula="of:=[.$E12]*POWER(1+[.$O$6];[.BV$26])-SERIESSUM(1+[.$O$6];0;1;OFFSET([.$C13];[.BV$26];0):[.$C13])" office:value-type="float" office:value="-8608497298.2133" calcext:value-type="float">
            <text:p>-8608497298.2133</text:p>
          </table:table-cell>
          <table:table-cell table:formula="of:=[.$E12]*POWER(1+[.$O$6];[.BW$26])-SERIESSUM(1+[.$O$6];0;1;OFFSET([.$C13];[.BW$26];0):[.$C13])" office:value-type="float" office:value="91382603.9536209" calcext:value-type="float">
            <text:p>91382603.9536209</text:p>
          </table:table-cell>
          <table:table-cell table:formula="of:=[.$E12]*POWER(1+[.$O$6];[.BX$26])-SERIESSUM(1+[.$O$6];0;1;OFFSET([.$C13];[.BX$26];0):[.$C13])" office:value-type="float" office:value="10096244491.4456" calcext:value-type="float">
            <text:p>10096244491.445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O$2]*POWER(1+[.$O$11];[.$A37])*(POWER([.$O$7];12)-1)/([.$O$7]-1) + [.$B37]*POWER([.$O$7];12)" office:value-type="float" office:value="560546050.034066" calcext:value-type="float">
            <text:p>560546050.034066</text:p>
          </table:table-cell>
          <table:table-cell table:formula="of:=[.$C37]*POWER([.$O$9];12)" office:value-type="float" office:value="2121476.98300877" calcext:value-type="float">
            <text:p>2121476.98300877</text:p>
          </table:table-cell>
          <table:table-cell table:formula="of:=[.$B38]/4*[.$O$4]*[.$O$5]" office:value-type="float" office:value="1101472.98831694" calcext:value-type="float">
            <text:p>1101472.98831694</text:p>
          </table:table-cell>
          <table:table-cell table:formula="of:=[.$B38]-[.$C38]-[.$D38]+[.$O$13]*POWER([.$O$7];12*[.$A38])" office:value-type="float" office:value="557323100.062741" calcext:value-type="float">
            <text:p>557323100.062741</text:p>
          </table:table-cell>
          <table:table-cell table:formula="of:=COUNTIF([.$K63:.$BY63];&quot;&gt;=0&quot;)" office:value-type="float" office:value="67" calcext:value-type="float">
            <text:p>67</text:p>
          </table:table-cell>
          <table:table-cell table:formula="of:=[.$O$10]+[.$F38]+[.$A38]" office:value-type="float" office:value="132" calcext:value-type="float">
            <text:p>132</text:p>
          </table:table-cell>
          <table:table-cell table:formula="of:=[.$O$10]+[.$A38]" office:value-type="float" office:value="65" calcext:value-type="float">
            <text:p>6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$E13]-[.$C14]" office:value-type="float" office:value="8834081.59302472" calcext:value-type="float">
            <text:p>8834081.59302472</text:p>
          </table:table-cell>
          <table:table-cell table:formula="of:=[.$E13]*POWER(1+[.$O$6];[.K$26])-SERIESSUM(1+[.$O$6];0;1;OFFSET([.$C14];[.K$26];0):[.$C14])" office:value-type="float" office:value="9707283.33315088" calcext:value-type="float">
            <text:p>9707283.33315088</text:p>
          </table:table-cell>
          <table:table-cell table:formula="of:=[.$E13]*POWER(1+[.$O$6];[.L$26])-SERIESSUM(1+[.$O$6];0;1;OFFSET([.$C14];[.L$26];0):[.$C14])" office:value-type="float" office:value="10670036.2667911" calcext:value-type="float">
            <text:p>10670036.2667911</text:p>
          </table:table-cell>
          <table:table-cell table:formula="of:=[.$E13]*POWER(1+[.$O$6];[.M$26])-SERIESSUM(1+[.$O$6];0;1;OFFSET([.$C14];[.M$26];0):[.$C14])" office:value-type="float" office:value="11726223.6729127" calcext:value-type="float">
            <text:p>11726223.6729127</text:p>
          </table:table-cell>
          <table:table-cell table:formula="of:=[.$E13]*POWER(1+[.$O$6];[.N$26])-SERIESSUM(1+[.$O$6];0;1;OFFSET([.$C14];[.N$26];0):[.$C14])" office:value-type="float" office:value="12878110.1856141" calcext:value-type="float">
            <text:p>12878110.1856141</text:p>
          </table:table-cell>
          <table:table-cell table:formula="of:=[.$E13]*POWER(1+[.$O$6];[.O$26])-SERIESSUM(1+[.$O$6];0;1;OFFSET([.$C14];[.O$26];0):[.$C14])" office:value-type="float" office:value="14125591.6353823" calcext:value-type="float">
            <text:p>14125591.6353823</text:p>
          </table:table-cell>
          <table:table-cell table:formula="of:=[.$E13]*POWER(1+[.$O$6];[.P$26])-SERIESSUM(1+[.$O$6];0;1;OFFSET([.$C14];[.P$26];0):[.$C14])" office:value-type="float" office:value="15465215.4195947" calcext:value-type="float">
            <text:p>15465215.4195947</text:p>
          </table:table-cell>
          <table:table-cell table:formula="of:=[.$E13]*POWER(1+[.$O$6];[.Q$26])-SERIESSUM(1+[.$O$6];0;1;OFFSET([.$C14];[.Q$26];0):[.$C14])" office:value-type="float" office:value="16888910.0253814" calcext:value-type="float">
            <text:p>16888910.0253814</text:p>
          </table:table-cell>
          <table:table-cell table:formula="of:=[.$E13]*POWER(1+[.$O$6];[.R$26])-SERIESSUM(1+[.$O$6];0;1;OFFSET([.$C14];[.R$26];0):[.$C14])" office:value-type="float" office:value="18382346.9080124" calcext:value-type="float">
            <text:p>18382346.9080124</text:p>
          </table:table-cell>
          <table:table-cell table:formula="of:=[.$E13]*POWER(1+[.$O$6];[.S$26])-SERIESSUM(1+[.$O$6];0;1;OFFSET([.$C14];[.S$26];0):[.$C14])" office:value-type="float" office:value="19922838.7628318" calcext:value-type="float">
            <text:p>19922838.7628318</text:p>
          </table:table-cell>
          <table:table-cell table:formula="of:=[.$E13]*POWER(1+[.$O$6];[.T$26])-SERIESSUM(1+[.$O$6];0;1;OFFSET([.$C14];[.T$26];0):[.$C14])" office:value-type="float" office:value="21476654.4265404" calcext:value-type="float">
            <text:p>21476654.4265404</text:p>
          </table:table-cell>
          <table:table-cell table:formula="of:=[.$E13]*POWER(1+[.$O$6];[.U$26])-SERIESSUM(1+[.$O$6];0;1;OFFSET([.$C14];[.U$26];0):[.$C14])" office:value-type="float" office:value="22995601.1025401" calcext:value-type="float">
            <text:p>22995601.1025401</text:p>
          </table:table-cell>
          <table:table-cell table:formula="of:=[.$E13]*POWER(1+[.$O$6];[.V$26])-SERIESSUM(1+[.$O$6];0;1;OFFSET([.$C14];[.V$26];0):[.$C14])" office:value-type="float" office:value="24412687.9644349" calcext:value-type="float">
            <text:p>24412687.9644349</text:p>
          </table:table-cell>
          <table:table-cell table:formula="of:=[.$E13]*POWER(1+[.$O$6];[.W$26])-SERIESSUM(1+[.$O$6];0;1;OFFSET([.$C14];[.W$26];0):[.$C14])" office:value-type="float" office:value="25636639.7716353" calcext:value-type="float">
            <text:p>25636639.7716353</text:p>
          </table:table-cell>
          <table:table-cell table:formula="of:=[.$E13]*POWER(1+[.$O$6];[.X$26])-SERIESSUM(1+[.$O$6];0;1;OFFSET([.$C14];[.X$26];0):[.$C14])" office:value-type="float" office:value="26544972.85758" calcext:value-type="float">
            <text:p>26544972.85758</text:p>
          </table:table-cell>
          <table:table-cell table:formula="of:=[.$E13]*POWER(1+[.$O$6];[.Y$26])-SERIESSUM(1+[.$O$6];0;1;OFFSET([.$C14];[.Y$26];0):[.$C14])" office:value-type="float" office:value="26975276.1650973" calcext:value-type="float">
            <text:p>26975276.1650973</text:p>
          </table:table-cell>
          <table:table-cell table:formula="of:=[.$E13]*POWER(1+[.$O$6];[.Z$26])-SERIESSUM(1+[.$O$6];0;1;OFFSET([.$C14];[.Z$26];0):[.$C14])" office:value-type="float" office:value="26714253.7470489" calcext:value-type="float">
            <text:p>26714253.7470489</text:p>
          </table:table-cell>
          <table:table-cell table:formula="of:=[.$E13]*POWER(1+[.$O$6];[.AA$26])-SERIESSUM(1+[.$O$6];0;1;OFFSET([.$C14];[.AA$26];0):[.$C14])" office:value-type="float" office:value="25483978.4279999" calcext:value-type="float">
            <text:p>25483978.4279999</text:p>
          </table:table-cell>
          <table:table-cell table:formula="of:=[.$E13]*POWER(1+[.$O$6];[.AB$26])-SERIESSUM(1+[.$O$6];0;1;OFFSET([.$C14];[.AB$26];0):[.$C14])" office:value-type="float" office:value="22924674.3292233" calcext:value-type="float">
            <text:p>22924674.3292233</text:p>
          </table:table-cell>
          <table:table-cell table:formula="of:=[.$E13]*POWER(1+[.$O$6];[.AC$26])-SERIESSUM(1+[.$O$6];0;1;OFFSET([.$C14];[.AC$26];0):[.$C14])" office:value-type="float" office:value="18573182.7691891" calcext:value-type="float">
            <text:p>18573182.7691891</text:p>
          </table:table-cell>
          <table:table-cell table:formula="of:=[.$E13]*POWER(1+[.$O$6];[.AD$26])-SERIESSUM(1+[.$O$6];0;1;OFFSET([.$C14];[.AD$26];0):[.$C14])" office:value-type="float" office:value="11836064.3581039" calcext:value-type="float">
            <text:p>11836064.3581039</text:p>
          </table:table-cell>
          <table:table-cell table:formula="of:=[.$E13]*POWER(1+[.$O$6];[.AE$26])-SERIESSUM(1+[.$O$6];0;1;OFFSET([.$C14];[.AE$26];0):[.$C14])" office:value-type="float" office:value="1956040.89983094" calcext:value-type="float">
            <text:p>1956040.89983094</text:p>
          </table:table-cell>
          <table:table-cell table:formula="of:=[.$E13]*POWER(1+[.$O$6];[.AF$26])-SERIESSUM(1+[.$O$6];0;1;OFFSET([.$C14];[.AF$26];0):[.$C14])" office:value-type="float" office:value="-12029827.1070214" calcext:value-type="float">
            <text:p>-12029827.1070214</text:p>
          </table:table-cell>
          <table:table-cell table:formula="of:=[.$E13]*POWER(1+[.$O$6];[.AG$26])-SERIESSUM(1+[.$O$6];0;1;OFFSET([.$C14];[.AG$26];0):[.$C14])" office:value-type="float" office:value="-31342211.7021178" calcext:value-type="float">
            <text:p>-31342211.7021178</text:p>
          </table:table-cell>
          <table:table-cell table:formula="of:=[.$E13]*POWER(1+[.$O$6];[.AH$26])-SERIESSUM(1+[.$O$6];0;1;OFFSET([.$C14];[.AH$26];0):[.$C14])" office:value-type="float" office:value="-57524291.0609483" calcext:value-type="float">
            <text:p>-57524291.0609483</text:p>
          </table:table-cell>
          <table:table-cell table:formula="of:=[.$E13]*POWER(1+[.$O$6];[.AI$26])-SERIESSUM(1+[.$O$6];0;1;OFFSET([.$C14];[.AI$26];0):[.$C14])" office:value-type="float" office:value="-92522258.343738" calcext:value-type="float">
            <text:p>-92522258.343738</text:p>
          </table:table-cell>
          <table:table-cell table:formula="of:=[.$E13]*POWER(1+[.$O$6];[.AJ$26])-SERIESSUM(1+[.$O$6];0;1;OFFSET([.$C14];[.AJ$26];0):[.$C14])" office:value-type="float" office:value="-138785313.511722" calcext:value-type="float">
            <text:p>-138785313.511722</text:p>
          </table:table-cell>
          <table:table-cell table:formula="of:=[.$E13]*POWER(1+[.$O$6];[.AK$26])-SERIESSUM(1+[.$O$6];0;1;OFFSET([.$C14];[.AK$26];0):[.$C14])" office:value-type="float" office:value="-199389767.786415" calcext:value-type="float">
            <text:p>-199389767.786415</text:p>
          </table:table-cell>
          <table:table-cell table:formula="of:=[.$E13]*POWER(1+[.$O$6];[.AL$26])-SERIESSUM(1+[.$O$6];0;1;OFFSET([.$C14];[.AL$26];0):[.$C14])" office:value-type="float" office:value="-278192978.395485" calcext:value-type="float">
            <text:p>-278192978.395485</text:p>
          </table:table-cell>
          <table:table-cell table:formula="of:=[.$E13]*POWER(1+[.$O$6];[.AM$26])-SERIESSUM(1+[.$O$6];0;1;OFFSET([.$C14];[.AM$26];0):[.$C14])" office:value-type="float" office:value="-380024173.117616" calcext:value-type="float">
            <text:p>-380024173.117616</text:p>
          </table:table-cell>
          <table:table-cell table:formula="of:=[.$E13]*POWER(1+[.$O$6];[.AN$26])-SERIESSUM(1+[.$O$6];0;1;OFFSET([.$C14];[.AN$26];0):[.$C14])" office:value-type="float" office:value="-510920878.901019" calcext:value-type="float">
            <text:p>-510920878.901019</text:p>
          </table:table-cell>
          <table:table-cell table:formula="of:=[.$E13]*POWER(1+[.$O$6];[.AO$26])-SERIESSUM(1+[.$O$6];0;1;OFFSET([.$C14];[.AO$26];0):[.$C14])" office:value-type="float" office:value="-678421709.146991" calcext:value-type="float">
            <text:p>-678421709.146991</text:p>
          </table:table-cell>
          <table:table-cell table:formula="of:=[.$E13]*POWER(1+[.$O$6];[.AP$26])-SERIESSUM(1+[.$O$6];0;1;OFFSET([.$C14];[.AP$26];0):[.$C14])" office:value-type="float" office:value="-891928779.611078" calcext:value-type="float">
            <text:p>-891928779.611078</text:p>
          </table:table-cell>
          <table:table-cell table:formula="of:=[.$E13]*POWER(1+[.$O$6];[.AQ$26])-SERIESSUM(1+[.$O$6];0;1;OFFSET([.$C14];[.AQ$26];0):[.$C14])" office:value-type="float" office:value="-1163156123.49052" calcext:value-type="float">
            <text:p>-1163156123.49052</text:p>
          </table:table-cell>
          <table:table-cell table:formula="of:=[.$E13]*POWER(1+[.$O$6];[.AR$26])-SERIESSUM(1+[.$O$6];0;1;OFFSET([.$C14];[.AR$26];0):[.$C14])" office:value-type="float" office:value="-1506684297.85855" calcext:value-type="float">
            <text:p>-1506684297.85855</text:p>
          </table:table-cell>
          <table:table-cell table:formula="of:=[.$E13]*POWER(1+[.$O$6];[.AS$26])-SERIESSUM(1+[.$O$6];0;1;OFFSET([.$C14];[.AS$26];0):[.$C14])" office:value-type="float" office:value="-1940646083.30147" calcext:value-type="float">
            <text:p>-1940646083.30147</text:p>
          </table:table-cell>
          <table:table-cell table:formula="of:=[.$E13]*POWER(1+[.$O$6];[.AT$26])-SERIESSUM(1+[.$O$6];0;1;OFFSET([.$C14];[.AT$26];0):[.$C14])" office:value-type="float" office:value="-2487573982.20448" calcext:value-type="float">
            <text:p>-2487573982.20448</text:p>
          </table:table-cell>
          <table:table-cell table:formula="of:=[.$E13]*POWER(1+[.$O$6];[.AU$26])-SERIESSUM(1+[.$O$6];0;1;OFFSET([.$C14];[.AU$26];0):[.$C14])" office:value-type="float" office:value="-3175447372.00747" calcext:value-type="float">
            <text:p>-3175447372.00747</text:p>
          </table:table-cell>
          <table:table-cell table:formula="of:=[.$E13]*POWER(1+[.$O$6];[.AV$26])-SERIESSUM(1+[.$O$6];0;1;OFFSET([.$C14];[.AV$26];0):[.$C14])" office:value-type="float" office:value="-4038985979.89329" calcext:value-type="float">
            <text:p>-4038985979.89329</text:p>
          </table:table-cell>
          <table:table-cell table:formula="of:=[.$E13]*POWER(1+[.$O$6];[.AW$26])-SERIESSUM(1+[.$O$6];0;1;OFFSET([.$C14];[.AW$26];0):[.$C14])" office:value-type="float" office:value="-5121247198.89004" calcext:value-type="float">
            <text:p>-5121247198.89004</text:p>
          </table:table-cell>
          <table:table-cell table:formula="of:=[.$E13]*POWER(1+[.$O$6];[.AX$26])-SERIESSUM(1+[.$O$6];0;1;OFFSET([.$C14];[.AX$26];0):[.$C14])" office:value-type="float" office:value="-6475598135.15777" calcext:value-type="float">
            <text:p>-6475598135.15777</text:p>
          </table:table-cell>
          <table:table-cell table:formula="of:=[.$E13]*POWER(1+[.$O$6];[.AY$26])-SERIESSUM(1+[.$O$6];0;1;OFFSET([.$C14];[.AY$26];0):[.$C14])" office:value-type="float" office:value="-8168149744.47127" calcext:value-type="float">
            <text:p>-8168149744.47127</text:p>
          </table:table-cell>
          <table:table-cell table:formula="of:=[.$E13]*POWER(1+[.$O$6];[.AZ$26])-SERIESSUM(1+[.$O$6];0;1;OFFSET([.$C14];[.AZ$26];0):[.$C14])" office:value-type="float" office:value="-10280760699.303" calcext:value-type="float">
            <text:p>-10280760699.303</text:p>
          </table:table-cell>
          <table:table-cell table:formula="of:=[.$E13]*POWER(1+[.$O$6];[.BA$26])-SERIESSUM(1+[.$O$6];0;1;OFFSET([.$C14];[.BA$26];0):[.$C14])" office:value-type="float" office:value="-12914743608.7306" calcext:value-type="float">
            <text:p>-12914743608.7306</text:p>
          </table:table-cell>
          <table:table-cell table:formula="of:=[.$E13]*POWER(1+[.$O$6];[.BB$26])-SERIESSUM(1+[.$O$6];0;1;OFFSET([.$C14];[.BB$26];0):[.$C14])" office:value-type="float" office:value="-16195436977.7146" calcext:value-type="float">
            <text:p>-16195436977.7146</text:p>
          </table:table-cell>
          <table:table-cell table:formula="of:=[.$E13]*POWER(1+[.$O$6];[.BC$26])-SERIESSUM(1+[.$O$6];0;1;OFFSET([.$C14];[.BC$26];0):[.$C14])" office:value-type="float" office:value="-20277844177.0226" calcext:value-type="float">
            <text:p>-20277844177.0226</text:p>
          </table:table-cell>
          <table:table-cell table:formula="of:=[.$E13]*POWER(1+[.$O$6];[.BD$26])-SERIESSUM(1+[.$O$6];0;1;OFFSET([.$C14];[.BD$26];0):[.$C14])" office:value-type="float" office:value="-25353587345.8604" calcext:value-type="float">
            <text:p>-25353587345.8604</text:p>
          </table:table-cell>
          <table:table-cell table:formula="of:=[.$E13]*POWER(1+[.$O$6];[.BE$26])-SERIESSUM(1+[.$O$6];0;1;OFFSET([.$C14];[.BE$26];0):[.$C14])" office:value-type="float" office:value="-31659481591.718" calcext:value-type="float">
            <text:p>-31659481591.718</text:p>
          </table:table-cell>
          <table:table-cell table:formula="of:=[.$E13]*POWER(1+[.$O$6];[.BF$26])-SERIESSUM(1+[.$O$6];0;1;OFFSET([.$C14];[.BF$26];0):[.$C14])" office:value-type="float" office:value="-39488105579.3387" calcext:value-type="float">
            <text:p>-39488105579.3387</text:p>
          </table:table-cell>
          <table:table-cell table:formula="of:=[.$E13]*POWER(1+[.$O$6];[.BG$26])-SERIESSUM(1+[.$O$6];0;1;OFFSET([.$C14];[.BG$26];0):[.$C14])" office:value-type="float" office:value="-49200831681.913" calcext:value-type="float">
            <text:p>-49200831681.913</text:p>
          </table:table-cell>
          <table:table-cell table:formula="of:=[.$E13]*POWER(1+[.$O$6];[.BH$26])-SERIESSUM(1+[.$O$6];0;1;OFFSET([.$C14];[.BH$26];0):[.$C14])" office:value-type="float" office:value="-47893046986.5125" calcext:value-type="float">
            <text:p>-47893046986.5125</text:p>
          </table:table-cell>
          <table:table-cell table:formula="of:=[.$E13]*POWER(1+[.$O$6];[.BI$26])-SERIESSUM(1+[.$O$6];0;1;OFFSET([.$C14];[.BI$26];0):[.$C14])" office:value-type="float" office:value="-46389094586.802" calcext:value-type="float">
            <text:p>-46389094586.802</text:p>
          </table:table-cell>
          <table:table-cell table:formula="of:=[.$E13]*POWER(1+[.$O$6];[.BJ$26])-SERIESSUM(1+[.$O$6];0;1;OFFSET([.$C14];[.BJ$26];0):[.$C14])" office:value-type="float" office:value="-44659549327.1348" calcext:value-type="float">
            <text:p>-44659549327.1348</text:p>
          </table:table-cell>
          <table:table-cell table:formula="of:=[.$E13]*POWER(1+[.$O$6];[.BK$26])-SERIESSUM(1+[.$O$6];0;1;OFFSET([.$C14];[.BK$26];0):[.$C14])" office:value-type="float" office:value="-42670572278.5176" calcext:value-type="float">
            <text:p>-42670572278.5176</text:p>
          </table:table-cell>
          <table:table-cell table:formula="of:=[.$E13]*POWER(1+[.$O$6];[.BL$26])-SERIESSUM(1+[.$O$6];0;1;OFFSET([.$C14];[.BL$26];0):[.$C14])" office:value-type="float" office:value="-40383248672.6079" calcext:value-type="float">
            <text:p>-40383248672.6079</text:p>
          </table:table-cell>
          <table:table-cell table:formula="of:=[.$E13]*POWER(1+[.$O$6];[.BM$26])-SERIESSUM(1+[.$O$6];0;1;OFFSET([.$C14];[.BM$26];0):[.$C14])" office:value-type="float" office:value="-37752826525.8116" calcext:value-type="float">
            <text:p>-37752826525.8116</text:p>
          </table:table-cell>
          <table:table-cell table:formula="of:=[.$E13]*POWER(1+[.$O$6];[.BN$26])-SERIESSUM(1+[.$O$6];0;1;OFFSET([.$C14];[.BN$26];0):[.$C14])" office:value-type="float" office:value="-34727841056.9959" calcext:value-type="float">
            <text:p>-34727841056.9959</text:p>
          </table:table-cell>
          <table:table-cell table:formula="of:=[.$E13]*POWER(1+[.$O$6];[.BO$26])-SERIESSUM(1+[.$O$6];0;1;OFFSET([.$C14];[.BO$26];0):[.$C14])" office:value-type="float" office:value="-31249107767.8579" calcext:value-type="float">
            <text:p>-31249107767.8579</text:p>
          </table:table-cell>
          <table:table-cell table:formula="of:=[.$E13]*POWER(1+[.$O$6];[.BP$26])-SERIESSUM(1+[.$O$6];0;1;OFFSET([.$C14];[.BP$26];0):[.$C14])" office:value-type="float" office:value="-27248564485.3492" calcext:value-type="float">
            <text:p>-27248564485.3492</text:p>
          </table:table-cell>
          <table:table-cell table:formula="of:=[.$E13]*POWER(1+[.$O$6];[.BQ$26])-SERIESSUM(1+[.$O$6];0;1;OFFSET([.$C14];[.BQ$26];0):[.$C14])" office:value-type="float" office:value="-22647939710.4641" calcext:value-type="float">
            <text:p>-22647939710.4641</text:p>
          </table:table-cell>
          <table:table-cell table:formula="of:=[.$E13]*POWER(1+[.$O$6];[.BR$26])-SERIESSUM(1+[.$O$6];0;1;OFFSET([.$C14];[.BR$26];0):[.$C14])" office:value-type="float" office:value="-17357221219.3463" calcext:value-type="float">
            <text:p>-17357221219.3463</text:p>
          </table:table-cell>
          <table:table-cell table:formula="of:=[.$E13]*POWER(1+[.$O$6];[.BS$26])-SERIESSUM(1+[.$O$6];0;1;OFFSET([.$C14];[.BS$26];0):[.$C14])" office:value-type="float" office:value="-11272894954.5608" calcext:value-type="float">
            <text:p>-11272894954.5608</text:p>
          </table:table-cell>
          <table:table-cell table:formula="of:=[.$E13]*POWER(1+[.$O$6];[.BT$26])-SERIESSUM(1+[.$O$6];0;1;OFFSET([.$C14];[.BT$26];0):[.$C14])" office:value-type="float" office:value="-4275919750.05753" calcext:value-type="float">
            <text:p>-4275919750.05753</text:p>
          </table:table-cell>
          <table:table-cell table:formula="of:=[.$E13]*POWER(1+[.$O$6];[.BU$26])-SERIESSUM(1+[.$O$6];0;1;OFFSET([.$C14];[.BU$26];0):[.$C14])" office:value-type="float" office:value="3770601735.12127" calcext:value-type="float">
            <text:p>3770601735.12127</text:p>
          </table:table-cell>
          <table:table-cell table:formula="of:=[.$E13]*POWER(1+[.$O$6];[.BV$26])-SERIESSUM(1+[.$O$6];0;1;OFFSET([.$C14];[.BV$26];0):[.$C14])" office:value-type="float" office:value="13024101443.0769" calcext:value-type="float">
            <text:p>13024101443.0769</text:p>
          </table:table-cell>
          <table:table-cell table:formula="of:=[.$E13]*POWER(1+[.$O$6];[.BW$26])-SERIESSUM(1+[.$O$6];0;1;OFFSET([.$C14];[.BW$26];0):[.$C14])" office:value-type="float" office:value="23665626107.2258" calcext:value-type="float">
            <text:p>23665626107.2258</text:p>
          </table:table-cell>
          <table:table-cell table:formula="of:=[.$E13]*POWER(1+[.$O$6];[.BX$26])-SERIESSUM(1+[.$O$6];0;1;OFFSET([.$C14];[.BX$26];0):[.$C14])" office:value-type="float" office:value="35903379470.9971" calcext:value-type="float">
            <text:p>35903379470.997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O$2]*POWER(1+[.$O$11];[.$A38])*(POWER([.$O$7];12)-1)/([.$O$7]-1) + [.$B38]*POWER([.$O$7];12)" office:value-type="float" office:value="652220541.793084" calcext:value-type="float">
            <text:p>652220541.793084</text:p>
          </table:table-cell>
          <table:table-cell table:formula="of:=[.$C38]*POWER([.$O$9];12)" office:value-type="float" office:value="2269980.37181938" calcext:value-type="float">
            <text:p>2269980.37181938</text:p>
          </table:table-cell>
          <table:table-cell table:formula="of:=[.$B39]/4*[.$O$4]*[.$O$5]" office:value-type="float" office:value="1281613.36462341" calcext:value-type="float">
            <text:p>1281613.36462341</text:p>
          </table:table-cell>
          <table:table-cell table:formula="of:=[.$B39]-[.$C39]-[.$D39]+[.$O$13]*POWER([.$O$7];12*[.$A39])" office:value-type="float" office:value="648668948.056641" calcext:value-type="float">
            <text:p>648668948.056641</text:p>
          </table:table-cell>
          <table:table-cell table:formula="of:=COUNTIF([.$K64:.$BY64];&quot;&gt;=0&quot;)" office:value-type="float" office:value="67" calcext:value-type="float">
            <text:p>67</text:p>
          </table:table-cell>
          <table:table-cell table:formula="of:=[.$O$10]+[.$F39]+[.$A39]" office:value-type="float" office:value="133" calcext:value-type="float">
            <text:p>133</text:p>
          </table:table-cell>
          <table:table-cell table:formula="of:=[.$O$10]+[.$A39]" office:value-type="float" office:value="66" calcext:value-type="float">
            <text:p>66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$E14]-[.$C15]" office:value-type="float" office:value="10788631.2131897" calcext:value-type="float">
            <text:p>10788631.2131897</text:p>
          </table:table-cell>
          <table:table-cell table:formula="of:=[.$E14]*POWER(1+[.$O$6];[.K$26])-SERIESSUM(1+[.$O$6];0;1;OFFSET([.$C15];[.K$26];0):[.$C15])" office:value-type="float" office:value="11923381.6614227" calcext:value-type="float">
            <text:p>11923381.6614227</text:p>
          </table:table-cell>
          <table:table-cell table:formula="of:=[.$E14]*POWER(1+[.$O$6];[.L$26])-SERIESSUM(1+[.$O$6];0;1;OFFSET([.$C15];[.L$26];0):[.$C15])" office:value-type="float" office:value="13184015.5746604" calcext:value-type="float">
            <text:p>13184015.5746604</text:p>
          </table:table-cell>
          <table:table-cell table:formula="of:=[.$E14]*POWER(1+[.$O$6];[.M$26])-SERIESSUM(1+[.$O$6];0;1;OFFSET([.$C15];[.M$26];0):[.$C15])" office:value-type="float" office:value="14579197.6145896" calcext:value-type="float">
            <text:p>14579197.6145896</text:p>
          </table:table-cell>
          <table:table-cell table:formula="of:=[.$E14]*POWER(1+[.$O$6];[.N$26])-SERIESSUM(1+[.$O$6];0;1;OFFSET([.$C15];[.N$26];0):[.$C15])" office:value-type="float" office:value="16116536.9258661" calcext:value-type="float">
            <text:p>16116536.9258661</text:p>
          </table:table-cell>
          <table:table-cell table:formula="of:=[.$E14]*POWER(1+[.$O$6];[.O$26])-SERIESSUM(1+[.$O$6];0;1;OFFSET([.$C15];[.O$26];0):[.$C15])" office:value-type="float" office:value="17801885.9312069" calcext:value-type="float">
            <text:p>17801885.9312069</text:p>
          </table:table-cell>
          <table:table-cell table:formula="of:=[.$E14]*POWER(1+[.$O$6];[.P$26])-SERIESSUM(1+[.$O$6];0;1;OFFSET([.$C15];[.P$26];0):[.$C15])" office:value-type="float" office:value="19638408.8125163" calcext:value-type="float">
            <text:p>19638408.8125163</text:p>
          </table:table-cell>
          <table:table-cell table:formula="of:=[.$E14]*POWER(1+[.$O$6];[.Q$26])-SERIESSUM(1+[.$O$6];0;1;OFFSET([.$C15];[.Q$26];0):[.$C15])" office:value-type="float" office:value="21625356.2877406" calcext:value-type="float">
            <text:p>21625356.2877406</text:p>
          </table:table-cell>
          <table:table-cell table:formula="of:=[.$E14]*POWER(1+[.$O$6];[.R$26])-SERIESSUM(1+[.$O$6];0;1;OFFSET([.$C15];[.R$26];0):[.$C15])" office:value-type="float" office:value="23756467.1362431" calcext:value-type="float">
            <text:p>23756467.1362431</text:p>
          </table:table-cell>
          <table:table-cell table:formula="of:=[.$E14]*POWER(1+[.$O$6];[.S$26])-SERIESSUM(1+[.$O$6];0;1;OFFSET([.$C15];[.S$26];0):[.$C15])" office:value-type="float" office:value="26017896.8126004" calcext:value-type="float">
            <text:p>26017896.8126004</text:p>
          </table:table-cell>
          <table:table-cell table:formula="of:=[.$E14]*POWER(1+[.$O$6];[.T$26])-SERIESSUM(1+[.$O$6];0;1;OFFSET([.$C15];[.T$26];0):[.$C15])" office:value-type="float" office:value="28385548.4732241" calcext:value-type="float">
            <text:p>28385548.4732241</text:p>
          </table:table-cell>
          <table:table-cell table:formula="of:=[.$E14]*POWER(1+[.$O$6];[.U$26])-SERIESSUM(1+[.$O$6];0;1;OFFSET([.$C15];[.U$26];0):[.$C15])" office:value-type="float" office:value="30821650.6520677" calcext:value-type="float">
            <text:p>30821650.6520677</text:p>
          </table:table-cell>
          <table:table-cell table:formula="of:=[.$E14]*POWER(1+[.$O$6];[.V$26])-SERIESSUM(1+[.$O$6];0;1;OFFSET([.$C15];[.V$26];0):[.$C15])" office:value-type="float" office:value="33270387.2151476" calcext:value-type="float">
            <text:p>33270387.2151476</text:p>
          </table:table-cell>
          <table:table-cell table:formula="of:=[.$E14]*POWER(1+[.$O$6];[.W$26])-SERIESSUM(1+[.$O$6];0;1;OFFSET([.$C15];[.W$26];0):[.$C15])" office:value-type="float" office:value="35652337.3128323" calcext:value-type="float">
            <text:p>35652337.3128323</text:p>
          </table:table-cell>
          <table:table-cell table:formula="of:=[.$E14]*POWER(1+[.$O$6];[.X$26])-SERIESSUM(1+[.$O$6];0;1;OFFSET([.$C15];[.X$26];0):[.$C15])" office:value-type="float" office:value="37857423.6283706" calcext:value-type="float">
            <text:p>37857423.6283706</text:p>
          </table:table-cell>
          <table:table-cell table:formula="of:=[.$E14]*POWER(1+[.$O$6];[.Y$26])-SERIESSUM(1+[.$O$6];0;1;OFFSET([.$C15];[.Y$26];0):[.$C15])" office:value-type="float" office:value="39735993.568028" calcext:value-type="float">
            <text:p>39735993.568028</text:p>
          </table:table-cell>
          <table:table-cell table:formula="of:=[.$E14]*POWER(1+[.$O$6];[.Z$26])-SERIESSUM(1+[.$O$6];0;1;OFFSET([.$C15];[.Z$26];0):[.$C15])" office:value-type="float" office:value="41087566.7914224" calcext:value-type="float">
            <text:p>41087566.7914224</text:p>
          </table:table-cell>
          <table:table-cell table:formula="of:=[.$E14]*POWER(1+[.$O$6];[.AA$26])-SERIESSUM(1+[.$O$6];0;1;OFFSET([.$C15];[.AA$26];0):[.$C15])" office:value-type="float" office:value="41646669.4923519" calcext:value-type="float">
            <text:p>41646669.4923519</text:p>
          </table:table-cell>
          <table:table-cell table:formula="of:=[.$E14]*POWER(1+[.$O$6];[.AB$26])-SERIESSUM(1+[.$O$6];0;1;OFFSET([.$C15];[.AB$26];0):[.$C15])" office:value-type="float" office:value="41065035.9928198" calcext:value-type="float">
            <text:p>41065035.9928198</text:p>
          </table:table-cell>
          <table:table-cell table:formula="of:=[.$E14]*POWER(1+[.$O$6];[.AC$26])-SERIESSUM(1+[.$O$6];0;1;OFFSET([.$C15];[.AC$26];0):[.$C15])" office:value-type="float" office:value="38889285.1926658" calcext:value-type="float">
            <text:p>38889285.1926658</text:p>
          </table:table-cell>
          <table:table-cell table:formula="of:=[.$E14]*POWER(1+[.$O$6];[.AD$26])-SERIESSUM(1+[.$O$6];0;1;OFFSET([.$C15];[.AD$26];0):[.$C15])" office:value-type="float" office:value="34532965.4372497" calcext:value-type="float">
            <text:p>34532965.4372497</text:p>
          </table:table-cell>
          <table:table-cell table:formula="of:=[.$E14]*POWER(1+[.$O$6];[.AE$26])-SERIESSUM(1+[.$O$6];0;1;OFFSET([.$C15];[.AE$26];0):[.$C15])" office:value-type="float" office:value="27241596.8230094" calcext:value-type="float">
            <text:p>27241596.8230094</text:p>
          </table:table-cell>
          <table:table-cell table:formula="of:=[.$E14]*POWER(1+[.$O$6];[.AF$26])-SERIESSUM(1+[.$O$6];0;1;OFFSET([.$C15];[.AF$26];0):[.$C15])" office:value-type="float" office:value="16049013.014706" calcext:value-type="float">
            <text:p>16049013.014706</text:p>
          </table:table-cell>
          <table:table-cell table:formula="of:=[.$E14]*POWER(1+[.$O$6];[.AG$26])-SERIESSUM(1+[.$O$6];0;1;OFFSET([.$C15];[.AG$26];0):[.$C15])" office:value-type="float" office:value="-277099.299164355" calcext:value-type="float">
            <text:p>-277099.299164355</text:p>
          </table:table-cell>
          <table:table-cell table:formula="of:=[.$E14]*POWER(1+[.$O$6];[.AH$26])-SERIESSUM(1+[.$O$6];0;1;OFFSET([.$C15];[.AH$26];0):[.$C15])" office:value-type="float" office:value="-23303064.1297976" calcext:value-type="float">
            <text:p>-23303064.1297976</text:p>
          </table:table-cell>
          <table:table-cell table:formula="of:=[.$E14]*POWER(1+[.$O$6];[.AI$26])-SERIESSUM(1+[.$O$6];0;1;OFFSET([.$C15];[.AI$26];0):[.$C15])" office:value-type="float" office:value="-55013700.0265702" calcext:value-type="float">
            <text:p>-55013700.0265702</text:p>
          </table:table-cell>
          <table:table-cell table:formula="of:=[.$E14]*POWER(1+[.$O$6];[.AJ$26])-SERIESSUM(1+[.$O$6];0;1;OFFSET([.$C15];[.AJ$26];0):[.$C15])" office:value-type="float" office:value="-97917401.5961288" calcext:value-type="float">
            <text:p>-97917401.5961288</text:p>
          </table:table-cell>
          <table:table-cell table:formula="of:=[.$E14]*POWER(1+[.$O$6];[.AK$26])-SERIESSUM(1+[.$O$6];0;1;OFFSET([.$C15];[.AK$26];0):[.$C15])" office:value-type="float" office:value="-155176735.090838" calcext:value-type="float">
            <text:p>-155176735.090838</text:p>
          </table:table-cell>
          <table:table-cell table:formula="of:=[.$E14]*POWER(1+[.$O$6];[.AL$26])-SERIESSUM(1+[.$O$6];0;1;OFFSET([.$C15];[.AL$26];0):[.$C15])" office:value-type="float" office:value="-230770622.976449" calcext:value-type="float">
            <text:p>-230770622.976449</text:p>
          </table:table-cell>
          <table:table-cell table:formula="of:=[.$E14]*POWER(1+[.$O$6];[.AM$26])-SERIESSUM(1+[.$O$6];0;1;OFFSET([.$C15];[.AM$26];0):[.$C15])" office:value-type="float" office:value="-329695621.743121" calcext:value-type="float">
            <text:p>-329695621.743121</text:p>
          </table:table-cell>
          <table:table-cell table:formula="of:=[.$E14]*POWER(1+[.$O$6];[.AN$26])-SERIESSUM(1+[.$O$6];0;1;OFFSET([.$C15];[.AN$26];0):[.$C15])" office:value-type="float" office:value="-458215560.407454" calcext:value-type="float">
            <text:p>-458215560.407454</text:p>
          </table:table-cell>
          <table:table-cell table:formula="of:=[.$E14]*POWER(1+[.$O$6];[.AO$26])-SERIESSUM(1+[.$O$6];0;1;OFFSET([.$C15];[.AO$26];0):[.$C15])" office:value-type="float" office:value="-624170981.768148" calcext:value-type="float">
            <text:p>-624170981.768148</text:p>
          </table:table-cell>
          <table:table-cell table:formula="of:=[.$E14]*POWER(1+[.$O$6];[.AP$26])-SERIESSUM(1+[.$O$6];0;1;OFFSET([.$C15];[.AP$26];0):[.$C15])" office:value-type="float" office:value="-837362510.111851" calcext:value-type="float">
            <text:p>-837362510.111851</text:p>
          </table:table-cell>
          <table:table-cell table:formula="of:=[.$E14]*POWER(1+[.$O$6];[.AQ$26])-SERIESSUM(1+[.$O$6];0;1;OFFSET([.$C15];[.AQ$26];0):[.$C15])" office:value-type="float" office:value="-1110025575.45205" calcext:value-type="float">
            <text:p>-1110025575.45205</text:p>
          </table:table-cell>
          <table:table-cell table:formula="of:=[.$E14]*POWER(1+[.$O$6];[.AR$26])-SERIESSUM(1+[.$O$6];0;1;OFFSET([.$C15];[.AR$26];0):[.$C15])" office:value-type="float" office:value="-1457418000.52343" calcext:value-type="float">
            <text:p>-1457418000.52343</text:p>
          </table:table-cell>
          <table:table-cell table:formula="of:=[.$E14]*POWER(1+[.$O$6];[.AS$26])-SERIESSUM(1+[.$O$6];0;1;OFFSET([.$C15];[.AS$26];0):[.$C15])" office:value-type="float" office:value="-1898546981.21957" calcext:value-type="float">
            <text:p>-1898546981.21957</text:p>
          </table:table-cell>
          <table:table-cell table:formula="of:=[.$E14]*POWER(1+[.$O$6];[.AT$26])-SERIESSUM(1+[.$O$6];0;1;OFFSET([.$C15];[.AT$26];0):[.$C15])" office:value-type="float" office:value="-2457068183.85884" calcext:value-type="float">
            <text:p>-2457068183.85884</text:p>
          </table:table-cell>
          <table:table-cell table:formula="of:=[.$E14]*POWER(1+[.$O$6];[.AU$26])-SERIESSUM(1+[.$O$6];0;1;OFFSET([.$C15];[.AU$26];0):[.$C15])" office:value-type="float" office:value="-3162397314.38304" calcext:value-type="float">
            <text:p>-3162397314.38304</text:p>
          </table:table-cell>
          <table:table-cell table:formula="of:=[.$E14]*POWER(1+[.$O$6];[.AV$26])-SERIESSUM(1+[.$O$6];0;1;OFFSET([.$C15];[.AV$26];0):[.$C15])" office:value-type="float" office:value="-4051083918.77113" calcext:value-type="float">
            <text:p>-4051083918.77113</text:p>
          </table:table-cell>
          <table:table-cell table:formula="of:=[.$E14]*POWER(1+[.$O$6];[.AW$26])-SERIESSUM(1+[.$O$6];0;1;OFFSET([.$C15];[.AW$26];0):[.$C15])" office:value-type="float" office:value="-5168508761.14045" calcext:value-type="float">
            <text:p>-5168508761.14045</text:p>
          </table:table-cell>
          <table:table-cell table:formula="of:=[.$E14]*POWER(1+[.$O$6];[.AX$26])-SERIESSUM(1+[.$O$6];0;1;OFFSET([.$C15];[.AX$26];0):[.$C15])" office:value-type="float" office:value="-6570980401.69613" calcext:value-type="float">
            <text:p>-6570980401.69613</text:p>
          </table:table-cell>
          <table:table-cell table:formula="of:=[.$E14]*POWER(1+[.$O$6];[.AY$26])-SERIESSUM(1+[.$O$6];0;1;OFFSET([.$C15];[.AY$26];0):[.$C15])" office:value-type="float" office:value="-8328324183.22317" calcext:value-type="float">
            <text:p>-8328324183.22317</text:p>
          </table:table-cell>
          <table:table-cell table:formula="of:=[.$E14]*POWER(1+[.$O$6];[.AZ$26])-SERIESSUM(1+[.$O$6];0;1;OFFSET([.$C15];[.AZ$26];0):[.$C15])" office:value-type="float" office:value="-10527078498.389" calcext:value-type="float">
            <text:p>-10527078498.389</text:p>
          </table:table-cell>
          <table:table-cell table:formula="of:=[.$E14]*POWER(1+[.$O$6];[.BA$26])-SERIESSUM(1+[.$O$6];0;1;OFFSET([.$C15];[.BA$26];0):[.$C15])" office:value-type="float" office:value="-13274439893.9967" calcext:value-type="float">
            <text:p>-13274439893.9967</text:p>
          </table:table-cell>
          <table:table-cell table:formula="of:=[.$E14]*POWER(1+[.$O$6];[.BB$26])-SERIESSUM(1+[.$O$6];0;1;OFFSET([.$C15];[.BB$26];0):[.$C15])" office:value-type="float" office:value="-16703131433.7078" calcext:value-type="float">
            <text:p>-16703131433.7078</text:p>
          </table:table-cell>
          <table:table-cell table:formula="of:=[.$E14]*POWER(1+[.$O$6];[.BC$26])-SERIESSUM(1+[.$O$6];0;1;OFFSET([.$C15];[.BC$26];0):[.$C15])" office:value-type="float" office:value="-20977409217.1004" calcext:value-type="float">
            <text:p>-20977409217.1004</text:p>
          </table:table-cell>
          <table:table-cell table:formula="of:=[.$E14]*POWER(1+[.$O$6];[.BD$26])-SERIESSUM(1+[.$O$6];0;1;OFFSET([.$C15];[.BD$26];0):[.$C15])" office:value-type="float" office:value="-26300471799.9098" calcext:value-type="float">
            <text:p>-26300471799.9098</text:p>
          </table:table-cell>
          <table:table-cell table:formula="of:=[.$E14]*POWER(1+[.$O$6];[.BE$26])-SERIESSUM(1+[.$O$6];0;1;OFFSET([.$C15];[.BE$26];0):[.$C15])" office:value-type="float" office:value="-32923598643.9532" calcext:value-type="float">
            <text:p>-32923598643.9532</text:p>
          </table:table-cell>
          <table:table-cell table:formula="of:=[.$E14]*POWER(1+[.$O$6];[.BF$26])-SERIESSUM(1+[.$O$6];0;1;OFFSET([.$C15];[.BF$26];0):[.$C15])" office:value-type="float" office:value="-41157419311.8297" calcext:value-type="float">
            <text:p>-41157419311.8297</text:p>
          </table:table-cell>
          <table:table-cell table:formula="of:=[.$E14]*POWER(1+[.$O$6];[.BG$26])-SERIESSUM(1+[.$O$6];0;1;OFFSET([.$C15];[.BG$26];0):[.$C15])" office:value-type="float" office:value="-39776382894.3563" calcext:value-type="float">
            <text:p>-39776382894.3563</text:p>
          </table:table-cell>
          <table:table-cell table:formula="of:=[.$E14]*POWER(1+[.$O$6];[.BH$26])-SERIESSUM(1+[.$O$6];0;1;OFFSET([.$C15];[.BH$26];0):[.$C15])" office:value-type="float" office:value="-38188191014.262" calcext:value-type="float">
            <text:p>-38188191014.262</text:p>
          </table:table-cell>
          <table:table-cell table:formula="of:=[.$E14]*POWER(1+[.$O$6];[.BI$26])-SERIESSUM(1+[.$O$6];0;1;OFFSET([.$C15];[.BI$26];0):[.$C15])" office:value-type="float" office:value="-36361770352.1535" calcext:value-type="float">
            <text:p>-36361770352.1535</text:p>
          </table:table-cell>
          <table:table-cell table:formula="of:=[.$E14]*POWER(1+[.$O$6];[.BJ$26])-SERIESSUM(1+[.$O$6];0;1;OFFSET([.$C15];[.BJ$26];0):[.$C15])" office:value-type="float" office:value="-34261386590.7287" calcext:value-type="float">
            <text:p>-34261386590.7287</text:p>
          </table:table-cell>
          <table:table-cell table:formula="of:=[.$E14]*POWER(1+[.$O$6];[.BK$26])-SERIESSUM(1+[.$O$6];0;1;OFFSET([.$C15];[.BK$26];0):[.$C15])" office:value-type="float" office:value="-31845945265.0903" calcext:value-type="float">
            <text:p>-31845945265.0903</text:p>
          </table:table-cell>
          <table:table-cell table:formula="of:=[.$E14]*POWER(1+[.$O$6];[.BL$26])-SERIESSUM(1+[.$O$6];0;1;OFFSET([.$C15];[.BL$26];0):[.$C15])" office:value-type="float" office:value="-29068187740.606" calcext:value-type="float">
            <text:p>-29068187740.606</text:p>
          </table:table-cell>
          <table:table-cell table:formula="of:=[.$E14]*POWER(1+[.$O$6];[.BM$26])-SERIESSUM(1+[.$O$6];0;1;OFFSET([.$C15];[.BM$26];0):[.$C15])" office:value-type="float" office:value="-25873766587.4491" calcext:value-type="float">
            <text:p>-25873766587.4491</text:p>
          </table:table-cell>
          <table:table-cell table:formula="of:=[.$E14]*POWER(1+[.$O$6];[.BN$26])-SERIESSUM(1+[.$O$6];0;1;OFFSET([.$C15];[.BN$26];0):[.$C15])" office:value-type="float" office:value="-22200182261.3187" calcext:value-type="float">
            <text:p>-22200182261.3187</text:p>
          </table:table-cell>
          <table:table-cell table:formula="of:=[.$E14]*POWER(1+[.$O$6];[.BO$26])-SERIESSUM(1+[.$O$6];0;1;OFFSET([.$C15];[.BO$26];0):[.$C15])" office:value-type="float" office:value="-17975560286.2688" calcext:value-type="float">
            <text:p>-17975560286.2688</text:p>
          </table:table-cell>
          <table:table-cell table:formula="of:=[.$E14]*POWER(1+[.$O$6];[.BP$26])-SERIESSUM(1+[.$O$6];0;1;OFFSET([.$C15];[.BP$26];0):[.$C15])" office:value-type="float" office:value="-13117245014.9613" calcext:value-type="float">
            <text:p>-13117245014.9613</text:p>
          </table:table-cell>
          <table:table-cell table:formula="of:=[.$E14]*POWER(1+[.$O$6];[.BQ$26])-SERIESSUM(1+[.$O$6];0;1;OFFSET([.$C15];[.BQ$26];0):[.$C15])" office:value-type="float" office:value="-7530182452.95769" calcext:value-type="float">
            <text:p>-7530182452.95769</text:p>
          </table:table-cell>
          <table:table-cell table:formula="of:=[.$E14]*POWER(1+[.$O$6];[.BR$26])-SERIESSUM(1+[.$O$6];0;1;OFFSET([.$C15];[.BR$26];0):[.$C15])" office:value-type="float" office:value="-1105060506.65356" calcext:value-type="float">
            <text:p>-1105060506.65356</text:p>
          </table:table-cell>
          <table:table-cell table:formula="of:=[.$E14]*POWER(1+[.$O$6];[.BS$26])-SERIESSUM(1+[.$O$6];0;1;OFFSET([.$C15];[.BS$26];0):[.$C15])" office:value-type="float" office:value="6283829731.59619" calcext:value-type="float">
            <text:p>6283829731.59619</text:p>
          </table:table-cell>
          <table:table-cell table:formula="of:=[.$E14]*POWER(1+[.$O$6];[.BT$26])-SERIESSUM(1+[.$O$6];0;1;OFFSET([.$C15];[.BT$26];0):[.$C15])" office:value-type="float" office:value="14781053505.5834" calcext:value-type="float">
            <text:p>14781053505.5834</text:p>
          </table:table-cell>
          <table:table-cell table:formula="of:=[.$E14]*POWER(1+[.$O$6];[.BU$26])-SERIESSUM(1+[.$O$6];0;1;OFFSET([.$C15];[.BU$26];0):[.$C15])" office:value-type="float" office:value="24552860845.6687" calcext:value-type="float">
            <text:p>24552860845.6687</text:p>
          </table:table-cell>
          <table:table-cell table:formula="of:=[.$E14]*POWER(1+[.$O$6];[.BV$26])-SERIESSUM(1+[.$O$6];0;1;OFFSET([.$C15];[.BV$26];0):[.$C15])" office:value-type="float" office:value="35790439286.7668" calcext:value-type="float">
            <text:p>35790439286.7668</text:p>
          </table:table-cell>
          <table:table-cell table:formula="of:=[.$E14]*POWER(1+[.$O$6];[.BW$26])-SERIESSUM(1+[.$O$6];0;1;OFFSET([.$C15];[.BW$26];0):[.$C15])" office:value-type="float" office:value="48713654494.0296" calcext:value-type="float">
            <text:p>48713654494.0296</text:p>
          </table:table-cell>
          <table:table-cell table:formula="of:=[.$E14]*POWER(1+[.$O$6];[.BX$26])-SERIESSUM(1+[.$O$6];0;1;OFFSET([.$C15];[.BX$26];0):[.$C15])" office:value-type="float" office:value="63575351982.3818" calcext:value-type="float">
            <text:p>63575351982.381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O$2]*POWER(1+[.$O$11];[.$A39])*(POWER([.$O$7];12)-1)/([.$O$7]-1) + [.$B39]*POWER([.$O$7];12)" office:value-type="float" office:value="758710331.353537" calcext:value-type="float">
            <text:p>758710331.353537</text:p>
          </table:table-cell>
          <table:table-cell table:formula="of:=[.$C39]*POWER([.$O$9];12)" office:value-type="float" office:value="2428878.99784674" calcext:value-type="float">
            <text:p>2428878.99784674</text:p>
          </table:table-cell>
          <table:table-cell table:formula="of:=[.$B40]/4*[.$O$4]*[.$O$5]" office:value-type="float" office:value="1490865.8011097" calcext:value-type="float">
            <text:p>1490865.8011097</text:p>
          </table:table-cell>
          <table:table-cell table:formula="of:=[.$B40]-[.$C40]-[.$D40]+[.$O$13]*POWER([.$O$7];12*[.$A40])" office:value-type="float" office:value="754790586.55458" calcext:value-type="float">
            <text:p>754790586.55458</text:p>
          </table:table-cell>
          <table:table-cell table:formula="of:=COUNTIF([.$K65:.$BY65];&quot;&gt;=0&quot;)" office:value-type="float" office:value="67" calcext:value-type="float">
            <text:p>67</text:p>
          </table:table-cell>
          <table:table-cell table:formula="of:=[.$O$10]+[.$F40]+[.$A40]" office:value-type="float" office:value="134" calcext:value-type="float">
            <text:p>134</text:p>
          </table:table-cell>
          <table:table-cell table:formula="of:=[.$O$10]+[.$A40]" office:value-type="float" office:value="67" calcext:value-type="float">
            <text:p>67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$E15]-[.$C16]" office:value-type="float" office:value="13085573.6998919" calcext:value-type="float">
            <text:p>13085573.6998919</text:p>
          </table:table-cell>
          <table:table-cell table:formula="of:=[.$E15]*POWER(1+[.$O$6];[.K$26])-SERIESSUM(1+[.$O$6];0;1;OFFSET([.$C16];[.K$26];0):[.$C16])" office:value-type="float" office:value="14531017.424768" calcext:value-type="float">
            <text:p>14531017.424768</text:p>
          </table:table-cell>
          <table:table-cell table:formula="of:=[.$E15]*POWER(1+[.$O$6];[.L$26])-SERIESSUM(1+[.$O$6];0;1;OFFSET([.$C16];[.L$26];0):[.$C16])" office:value-type="float" office:value="16145845.5689892" calcext:value-type="float">
            <text:p>16145845.5689892</text:p>
          </table:table-cell>
          <table:table-cell table:formula="of:=[.$E15]*POWER(1+[.$O$6];[.M$26])-SERIESSUM(1+[.$O$6];0;1;OFFSET([.$C16];[.M$26];0):[.$C16])" office:value-type="float" office:value="17944532.6873288" calcext:value-type="float">
            <text:p>17944532.6873288</text:p>
          </table:table-cell>
          <table:table-cell table:formula="of:=[.$E15]*POWER(1+[.$O$6];[.N$26])-SERIESSUM(1+[.$O$6];0;1;OFFSET([.$C16];[.N$26];0):[.$C16])" office:value-type="float" office:value="19941204.4363523" calcext:value-type="float">
            <text:p>19941204.4363523</text:p>
          </table:table-cell>
          <table:table-cell table:formula="of:=[.$E15]*POWER(1+[.$O$6];[.O$26])-SERIESSUM(1+[.$O$6];0;1;OFFSET([.$C16];[.O$26];0):[.$C16])" office:value-type="float" office:value="22149004.3609184" calcext:value-type="float">
            <text:p>22149004.3609184</text:p>
          </table:table-cell>
          <table:table-cell table:formula="of:=[.$E15]*POWER(1+[.$O$6];[.P$26])-SERIESSUM(1+[.$O$6];0;1;OFFSET([.$C16];[.P$26];0):[.$C16])" office:value-type="float" office:value="24579231.8060985" calcext:value-type="float">
            <text:p>24579231.8060985</text:p>
          </table:table-cell>
          <table:table-cell table:formula="of:=[.$E15]*POWER(1+[.$O$6];[.Q$26])-SERIESSUM(1+[.$O$6];0;1;OFFSET([.$C16];[.Q$26];0):[.$C16])" office:value-type="float" office:value="27240185.7610944" calcext:value-type="float">
            <text:p>27240185.7610944</text:p>
          </table:table-cell>
          <table:table-cell table:formula="of:=[.$E15]*POWER(1+[.$O$6];[.R$26])-SERIESSUM(1+[.$O$6];0;1;OFFSET([.$C16];[.R$26];0):[.$C16])" office:value-type="float" office:value="30135632.5489739" calcext:value-type="float">
            <text:p>30135632.5489739</text:p>
          </table:table-cell>
          <table:table-cell table:formula="of:=[.$E15]*POWER(1+[.$O$6];[.S$26])-SERIESSUM(1+[.$O$6];0;1;OFFSET([.$C16];[.S$26];0):[.$C16])" office:value-type="float" office:value="33262794.2096553" calcext:value-type="float">
            <text:p>33262794.2096553</text:p>
          </table:table-cell>
          <table:table-cell table:formula="of:=[.$E15]*POWER(1+[.$O$6];[.T$26])-SERIESSUM(1+[.$O$6];0;1;OFFSET([.$C16];[.T$26];0):[.$C16])" office:value-type="float" office:value="36609728.1795486" calcext:value-type="float">
            <text:p>36609728.1795486</text:p>
          </table:table-cell>
          <table:table-cell table:formula="of:=[.$E15]*POWER(1+[.$O$6];[.U$26])-SERIESSUM(1+[.$O$6];0;1;OFFSET([.$C16];[.U$26];0):[.$C16])" office:value-type="float" office:value="40151936.207891" calcext:value-type="float">
            <text:p>40151936.207891</text:p>
          </table:table-cell>
          <table:table-cell table:formula="of:=[.$E15]*POWER(1+[.$O$6];[.V$26])-SERIESSUM(1+[.$O$6];0;1;OFFSET([.$C16];[.V$26];0):[.$C16])" office:value-type="float" office:value="43847999.8319133" calcext:value-type="float">
            <text:p>43847999.8319133</text:p>
          </table:table-cell>
          <table:table-cell table:formula="of:=[.$E15]*POWER(1+[.$O$6];[.W$26])-SERIESSUM(1+[.$O$6];0;1;OFFSET([.$C16];[.W$26];0):[.$C16])" office:value-type="float" office:value="47633989.2631918" calcext:value-type="float">
            <text:p>47633989.2631918</text:p>
          </table:table-cell>
          <table:table-cell table:formula="of:=[.$E15]*POWER(1+[.$O$6];[.X$26])-SERIESSUM(1+[.$O$6];0;1;OFFSET([.$C16];[.X$26];0):[.$C16])" office:value-type="float" office:value="51416329.8715868" calcext:value-type="float">
            <text:p>51416329.8715868</text:p>
          </table:table-cell>
          <table:table-cell table:formula="of:=[.$E15]*POWER(1+[.$O$6];[.Y$26])-SERIESSUM(1+[.$O$6];0;1;OFFSET([.$C16];[.Y$26];0):[.$C16])" office:value-type="float" office:value="55062732.6954049" calcext:value-type="float">
            <text:p>55062732.6954049</text:p>
          </table:table-cell>
          <table:table-cell table:formula="of:=[.$E15]*POWER(1+[.$O$6];[.Z$26])-SERIESSUM(1+[.$O$6];0;1;OFFSET([.$C16];[.Z$26];0):[.$C16])" office:value-type="float" office:value="58390698.9810791" calcext:value-type="float">
            <text:p>58390698.9810791</text:p>
          </table:table-cell>
          <table:table-cell table:formula="of:=[.$E15]*POWER(1+[.$O$6];[.AA$26])-SERIESSUM(1+[.$O$6];0;1;OFFSET([.$C16];[.AA$26];0):[.$C16])" office:value-type="float" office:value="61152989.2482123" calcext:value-type="float">
            <text:p>61152989.2482123</text:p>
          </table:table-cell>
          <table:table-cell table:formula="of:=[.$E15]*POWER(1+[.$O$6];[.AB$26])-SERIESSUM(1+[.$O$6];0;1;OFFSET([.$C16];[.AB$26];0):[.$C16])" office:value-type="float" office:value="63019299.3374223" calcext:value-type="float">
            <text:p>63019299.3374223</text:p>
          </table:table-cell>
          <table:table-cell table:formula="of:=[.$E15]*POWER(1+[.$O$6];[.AC$26])-SERIESSUM(1+[.$O$6];0;1;OFFSET([.$C16];[.AC$26];0):[.$C16])" office:value-type="float" office:value="63553202.6050232" calcext:value-type="float">
            <text:p>63553202.6050232</text:p>
          </table:table-cell>
          <table:table-cell table:formula="of:=[.$E15]*POWER(1+[.$O$6];[.AD$26])-SERIESSUM(1+[.$O$6];0;1;OFFSET([.$C16];[.AD$26];0):[.$C16])" office:value-type="float" office:value="62183190.5840586" calcext:value-type="float">
            <text:p>62183190.5840586</text:p>
          </table:table-cell>
          <table:table-cell table:formula="of:=[.$E15]*POWER(1+[.$O$6];[.AE$26])-SERIESSUM(1+[.$O$6];0;1;OFFSET([.$C16];[.AE$26];0):[.$C16])" office:value-type="float" office:value="58166363.8017517" calcext:value-type="float">
            <text:p>58166363.8017517</text:p>
          </table:table-cell>
          <table:table-cell table:formula="of:=[.$E15]*POWER(1+[.$O$6];[.AF$26])-SERIESSUM(1+[.$O$6];0;1;OFFSET([.$C16];[.AF$26];0):[.$C16])" office:value-type="float" office:value="50542977.4070367" calcext:value-type="float">
            <text:p>50542977.4070367</text:p>
          </table:table-cell>
          <table:table-cell table:formula="of:=[.$E15]*POWER(1+[.$O$6];[.AG$26])-SERIESSUM(1+[.$O$6];0;1;OFFSET([.$C16];[.AG$26];0):[.$C16])" office:value-type="float" office:value="38079617.2533907" calcext:value-type="float">
            <text:p>38079617.2533907</text:p>
          </table:table-cell>
          <table:table-cell table:formula="of:=[.$E15]*POWER(1+[.$O$6];[.AH$26])-SERIESSUM(1+[.$O$6];0;1;OFFSET([.$C16];[.AH$26];0):[.$C16])" office:value-type="float" office:value="19198251.9101375" calcext:value-type="float">
            <text:p>19198251.9101375</text:p>
          </table:table-cell>
          <table:table-cell table:formula="of:=[.$E15]*POWER(1+[.$O$6];[.AI$26])-SERIESSUM(1+[.$O$6];0;1;OFFSET([.$C16];[.AI$26];0):[.$C16])" office:value-type="float" office:value="-8112248.92005593" calcext:value-type="float">
            <text:p>-8112248.92005593</text:p>
          </table:table-cell>
          <table:table-cell table:formula="of:=[.$E15]*POWER(1+[.$O$6];[.AJ$26])-SERIESSUM(1+[.$O$6];0;1;OFFSET([.$C16];[.AJ$26];0):[.$C16])" office:value-type="float" office:value="-46406348.0832276" calcext:value-type="float">
            <text:p>-46406348.0832276</text:p>
          </table:table-cell>
          <table:table-cell table:formula="of:=[.$E15]*POWER(1+[.$O$6];[.AK$26])-SERIESSUM(1+[.$O$6];0;1;OFFSET([.$C16];[.AK$26];0):[.$C16])" office:value-type="float" office:value="-98919044.1788715" calcext:value-type="float">
            <text:p>-98919044.1788715</text:p>
          </table:table-cell>
          <table:table-cell table:formula="of:=[.$E15]*POWER(1+[.$O$6];[.AL$26])-SERIESSUM(1+[.$O$6];0;1;OFFSET([.$C16];[.AL$26];0):[.$C16])" office:value-type="float" office:value="-169736494.861227" calcext:value-type="float">
            <text:p>-169736494.861227</text:p>
          </table:table-cell>
          <table:table-cell table:formula="of:=[.$E15]*POWER(1+[.$O$6];[.AM$26])-SERIESSUM(1+[.$O$6];0;1;OFFSET([.$C16];[.AM$26];0):[.$C16])" office:value-type="float" office:value="-264008032.78303" calcext:value-type="float">
            <text:p>-264008032.78303</text:p>
          </table:table-cell>
          <table:table-cell table:formula="of:=[.$E15]*POWER(1+[.$O$6];[.AN$26])-SERIESSUM(1+[.$O$6];0;1;OFFSET([.$C16];[.AN$26];0):[.$C16])" office:value-type="float" office:value="-388209424.781549" calcext:value-type="float">
            <text:p>-388209424.781549</text:p>
          </table:table-cell>
          <table:table-cell table:formula="of:=[.$E15]*POWER(1+[.$O$6];[.AO$26])-SERIESSUM(1+[.$O$6];0;1;OFFSET([.$C16];[.AO$26];0):[.$C16])" office:value-type="float" office:value="-550469541.909329" calcext:value-type="float">
            <text:p>-550469541.909329</text:p>
          </table:table-cell>
          <table:table-cell table:formula="of:=[.$E15]*POWER(1+[.$O$6];[.AP$26])-SERIESSUM(1+[.$O$6];0;1;OFFSET([.$C16];[.AP$26];0):[.$C16])" office:value-type="float" office:value="-760975465.949702" calcext:value-type="float">
            <text:p>-760975465.949702</text:p>
          </table:table-cell>
          <table:table-cell table:formula="of:=[.$E15]*POWER(1+[.$O$6];[.AQ$26])-SERIESSUM(1+[.$O$6];0;1;OFFSET([.$C16];[.AQ$26];0):[.$C16])" office:value-type="float" office:value="-1032474582.88322" calcext:value-type="float">
            <text:p>-1032474582.88322</text:p>
          </table:table-cell>
          <table:table-cell table:formula="of:=[.$E15]*POWER(1+[.$O$6];[.AR$26])-SERIESSUM(1+[.$O$6];0;1;OFFSET([.$C16];[.AR$26];0):[.$C16])" office:value-type="float" office:value="-1380896560.28202" calcext:value-type="float">
            <text:p>-1380896560.28202</text:p>
          </table:table-cell>
          <table:table-cell table:formula="of:=[.$E15]*POWER(1+[.$O$6];[.AS$26])-SERIESSUM(1+[.$O$6];0;1;OFFSET([.$C16];[.AS$26];0):[.$C16])" office:value-type="float" office:value="-1826123464.58518" calcext:value-type="float">
            <text:p>-1826123464.58518</text:p>
          </table:table-cell>
          <table:table-cell table:formula="of:=[.$E15]*POWER(1+[.$O$6];[.AT$26])-SERIESSUM(1+[.$O$6];0;1;OFFSET([.$C16];[.AT$26];0):[.$C16])" office:value-type="float" office:value="-2392942880.61124" calcext:value-type="float">
            <text:p>-2392942880.61124</text:p>
          </table:table-cell>
          <table:table-cell table:formula="of:=[.$E15]*POWER(1+[.$O$6];[.AU$26])-SERIESSUM(1+[.$O$6];0;1;OFFSET([.$C16];[.AU$26];0):[.$C16])" office:value-type="float" office:value="-3112227038.85448" calcext:value-type="float">
            <text:p>-3112227038.85448</text:p>
          </table:table-cell>
          <table:table-cell table:formula="of:=[.$E15]*POWER(1+[.$O$6];[.AV$26])-SERIESSUM(1+[.$O$6];0;1;OFFSET([.$C16];[.AV$26];0):[.$C16])" office:value-type="float" office:value="-4022390992.41943" calcext:value-type="float">
            <text:p>-4022390992.41943</text:p>
          </table:table-cell>
          <table:table-cell table:formula="of:=[.$E15]*POWER(1+[.$O$6];[.AW$26])-SERIESSUM(1+[.$O$6];0;1;OFFSET([.$C16];[.AW$26];0):[.$C16])" office:value-type="float" office:value="-5171195253.65475" calcext:value-type="float">
            <text:p>-5171195253.65475</text:p>
          </table:table-cell>
          <table:table-cell table:formula="of:=[.$E15]*POWER(1+[.$O$6];[.AX$26])-SERIESSUM(1+[.$O$6];0;1;OFFSET([.$C16];[.AX$26];0):[.$C16])" office:value-type="float" office:value="-6617973540.9345" calcext:value-type="float">
            <text:p>-6617973540.9345</text:p>
          </table:table-cell>
          <table:table-cell table:formula="of:=[.$E15]*POWER(1+[.$O$6];[.AY$26])-SERIESSUM(1+[.$O$6];0;1;OFFSET([.$C16];[.AY$26];0):[.$C16])" office:value-type="float" office:value="-8436385063.83638" calcext:value-type="float">
            <text:p>-8436385063.83638</text:p>
          </table:table-cell>
          <table:table-cell table:formula="of:=[.$E15]*POWER(1+[.$O$6];[.AZ$26])-SERIESSUM(1+[.$O$6];0;1;OFFSET([.$C16];[.AZ$26];0):[.$C16])" office:value-type="float" office:value="-10717813909.2319" calcext:value-type="float">
            <text:p>-10717813909.2319</text:p>
          </table:table-cell>
          <table:table-cell table:formula="of:=[.$E15]*POWER(1+[.$O$6];[.BA$26])-SERIESSUM(1+[.$O$6];0;1;OFFSET([.$C16];[.BA$26];0):[.$C16])" office:value-type="float" office:value="-13575566589.9256" calcext:value-type="float">
            <text:p>-13575566589.9256</text:p>
          </table:table-cell>
          <table:table-cell table:formula="of:=[.$E15]*POWER(1+[.$O$6];[.BB$26])-SERIESSUM(1+[.$O$6];0;1;OFFSET([.$C16];[.BB$26];0):[.$C16])" office:value-type="float" office:value="-17150053922.9188" calcext:value-type="float">
            <text:p>-17150053922.9188</text:p>
          </table:table-cell>
          <table:table-cell table:formula="of:=[.$E15]*POWER(1+[.$O$6];[.BC$26])-SERIESSUM(1+[.$O$6];0;1;OFFSET([.$C16];[.BC$26];0):[.$C16])" office:value-type="float" office:value="-21615186644.4766" calcext:value-type="float">
            <text:p>-21615186644.4766</text:p>
          </table:table-cell>
          <table:table-cell table:formula="of:=[.$E15]*POWER(1+[.$O$6];[.BD$26])-SERIESSUM(1+[.$O$6];0;1;OFFSET([.$C16];[.BD$26];0):[.$C16])" office:value-type="float" office:value="-27186267425.4095" calcext:value-type="float">
            <text:p>-27186267425.4095</text:p>
          </table:table-cell>
          <table:table-cell table:formula="of:=[.$E15]*POWER(1+[.$O$6];[.BE$26])-SERIESSUM(1+[.$O$6];0;1;OFFSET([.$C16];[.BE$26];0):[.$C16])" office:value-type="float" office:value="-34129727538.4619" calcext:value-type="float">
            <text:p>-34129727538.4619</text:p>
          </table:table-cell>
          <table:table-cell table:formula="of:=[.$E15]*POWER(1+[.$O$6];[.BF$26])-SERIESSUM(1+[.$O$6];0;1;OFFSET([.$C16];[.BF$26];0):[.$C16])" office:value-type="float" office:value="-32679984768.0102" calcext:value-type="float">
            <text:p>-32679984768.0102</text:p>
          </table:table-cell>
          <table:table-cell table:formula="of:=[.$E15]*POWER(1+[.$O$6];[.BG$26])-SERIESSUM(1+[.$O$6];0;1;OFFSET([.$C16];[.BG$26];0):[.$C16])" office:value-type="float" office:value="-31012780581.9907" calcext:value-type="float">
            <text:p>-31012780581.9907</text:p>
          </table:table-cell>
          <table:table-cell table:formula="of:=[.$E15]*POWER(1+[.$O$6];[.BH$26])-SERIESSUM(1+[.$O$6];0;1;OFFSET([.$C16];[.BH$26];0):[.$C16])" office:value-type="float" office:value="-29095495768.0683" calcext:value-type="float">
            <text:p>-29095495768.0683</text:p>
          </table:table-cell>
          <table:table-cell table:formula="of:=[.$E15]*POWER(1+[.$O$6];[.BI$26])-SERIESSUM(1+[.$O$6];0;1;OFFSET([.$C16];[.BI$26];0):[.$C16])" office:value-type="float" office:value="-26890618232.0576" calcext:value-type="float">
            <text:p>-26890618232.0576</text:p>
          </table:table-cell>
          <table:table-cell table:formula="of:=[.$E15]*POWER(1+[.$O$6];[.BJ$26])-SERIESSUM(1+[.$O$6];0;1;OFFSET([.$C16];[.BJ$26];0):[.$C16])" office:value-type="float" office:value="-24355009065.6453" calcext:value-type="float">
            <text:p>-24355009065.6453</text:p>
          </table:table-cell>
          <table:table-cell table:formula="of:=[.$E15]*POWER(1+[.$O$6];[.BK$26])-SERIESSUM(1+[.$O$6];0;1;OFFSET([.$C16];[.BK$26];0):[.$C16])" office:value-type="float" office:value="-21439058524.2711" calcext:value-type="float">
            <text:p>-21439058524.2711</text:p>
          </table:table-cell>
          <table:table-cell table:formula="of:=[.$E15]*POWER(1+[.$O$6];[.BL$26])-SERIESSUM(1+[.$O$6];0;1;OFFSET([.$C16];[.BL$26];0):[.$C16])" office:value-type="float" office:value="-18085715401.6907" calcext:value-type="float">
            <text:p>-18085715401.6907</text:p>
          </table:table-cell>
          <table:table-cell table:formula="of:=[.$E15]*POWER(1+[.$O$6];[.BM$26])-SERIESSUM(1+[.$O$6];0;1;OFFSET([.$C16];[.BM$26];0):[.$C16])" office:value-type="float" office:value="-14229370810.7234" calcext:value-type="float">
            <text:p>-14229370810.7234</text:p>
          </table:table-cell>
          <table:table-cell table:formula="of:=[.$E15]*POWER(1+[.$O$6];[.BN$26])-SERIESSUM(1+[.$O$6];0;1;OFFSET([.$C16];[.BN$26];0):[.$C16])" office:value-type="float" office:value="-9794574531.11087" calcext:value-type="float">
            <text:p>-9794574531.11087</text:p>
          </table:table-cell>
          <table:table-cell table:formula="of:=[.$E15]*POWER(1+[.$O$6];[.BO$26])-SERIESSUM(1+[.$O$6];0;1;OFFSET([.$C16];[.BO$26];0):[.$C16])" office:value-type="float" office:value="-4694558809.55652" calcext:value-type="float">
            <text:p>-4694558809.55652</text:p>
          </table:table-cell>
          <table:table-cell table:formula="of:=[.$E15]*POWER(1+[.$O$6];[.BP$26])-SERIESSUM(1+[.$O$6];0;1;OFFSET([.$C16];[.BP$26];0):[.$C16])" office:value-type="float" office:value="1170459270.23099" calcext:value-type="float">
            <text:p>1170459270.23099</text:p>
          </table:table-cell>
          <table:table-cell table:formula="of:=[.$E15]*POWER(1+[.$O$6];[.BQ$26])-SERIESSUM(1+[.$O$6];0;1;OFFSET([.$C16];[.BQ$26];0):[.$C16])" office:value-type="float" office:value="7915230061.98662" calcext:value-type="float">
            <text:p>7915230061.98662</text:p>
          </table:table-cell>
          <table:table-cell table:formula="of:=[.$E15]*POWER(1+[.$O$6];[.BR$26])-SERIESSUM(1+[.$O$6];0;1;OFFSET([.$C16];[.BR$26];0):[.$C16])" office:value-type="float" office:value="15671716472.5056" calcext:value-type="float">
            <text:p>15671716472.5056</text:p>
          </table:table-cell>
          <table:table-cell table:formula="of:=[.$E15]*POWER(1+[.$O$6];[.BS$26])-SERIESSUM(1+[.$O$6];0;1;OFFSET([.$C16];[.BS$26];0):[.$C16])" office:value-type="float" office:value="24591675844.6024" calcext:value-type="float">
            <text:p>24591675844.6024</text:p>
          </table:table-cell>
          <table:table-cell table:formula="of:=[.$E15]*POWER(1+[.$O$6];[.BT$26])-SERIESSUM(1+[.$O$6];0;1;OFFSET([.$C16];[.BT$26];0):[.$C16])" office:value-type="float" office:value="34849629122.5138" calcext:value-type="float">
            <text:p>34849629122.5138</text:p>
          </table:table-cell>
          <table:table-cell table:formula="of:=[.$E15]*POWER(1+[.$O$6];[.BU$26])-SERIESSUM(1+[.$O$6];0;1;OFFSET([.$C16];[.BU$26];0):[.$C16])" office:value-type="float" office:value="46646275392.1118" calcext:value-type="float">
            <text:p>46646275392.1118</text:p>
          </table:table-cell>
          <table:table-cell table:formula="of:=[.$E15]*POWER(1+[.$O$6];[.BV$26])-SERIESSUM(1+[.$O$6];0;1;OFFSET([.$C16];[.BV$26];0):[.$C16])" office:value-type="float" office:value="60212418602.1496" calcext:value-type="float">
            <text:p>60212418602.1496</text:p>
          </table:table-cell>
          <table:table-cell table:formula="of:=[.$E15]*POWER(1+[.$O$6];[.BW$26])-SERIESSUM(1+[.$O$6];0;1;OFFSET([.$C16];[.BW$26];0):[.$C16])" office:value-type="float" office:value="75813483293.693" calcext:value-type="float">
            <text:p>75813483293.693</text:p>
          </table:table-cell>
          <table:table-cell table:formula="of:=[.$E15]*POWER(1+[.$O$6];[.BX$26])-SERIESSUM(1+[.$O$6];0;1;OFFSET([.$C16];[.BX$26];0):[.$C16])" office:value-type="float" office:value="93754707688.9679" calcext:value-type="float">
            <text:p>93754707688.967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O$2]*POWER(1+[.$O$11];[.$A40])*(POWER([.$O$7];12)-1)/([.$O$7]-1) + [.$B40]*POWER([.$O$7];12)" office:value-type="float" office:value="882400955.222977" calcext:value-type="float">
            <text:p>882400955.222977</text:p>
          </table:table-cell>
          <table:table-cell table:formula="of:=[.$C40]*POWER([.$O$9];12)" office:value-type="float" office:value="2598900.52769601" calcext:value-type="float">
            <text:p>2598900.52769601</text:p>
          </table:table-cell>
          <table:table-cell table:formula="of:=[.$B41]/4*[.$O$4]*[.$O$5]" office:value-type="float" office:value="1733917.87701315" calcext:value-type="float">
            <text:p>1733917.87701315</text:p>
          </table:table-cell>
          <table:table-cell table:formula="of:=[.$B41]-[.$C41]-[.$D41]+[.$O$13]*POWER([.$O$7];12*[.$A41])" office:value-type="float" office:value="878068136.818268" calcext:value-type="float">
            <text:p>878068136.818268</text:p>
          </table:table-cell>
          <table:table-cell table:formula="of:=COUNTIF([.$K66:.$BY66];&quot;&gt;=0&quot;)" office:value-type="float" office:value="67" calcext:value-type="float">
            <text:p>67</text:p>
          </table:table-cell>
          <table:table-cell table:formula="of:=[.$O$10]+[.$F41]+[.$A41]" office:value-type="float" office:value="135" calcext:value-type="float">
            <text:p>135</text:p>
          </table:table-cell>
          <table:table-cell table:formula="of:=[.$O$10]+[.$A41]" office:value-type="float" office:value="68" calcext:value-type="float">
            <text:p>68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$E16]-[.$C17]" office:value-type="float" office:value="15781462.5666315" calcext:value-type="float">
            <text:p>15781462.5666315</text:p>
          </table:table-cell>
          <table:table-cell table:formula="of:=[.$E16]*POWER(1+[.$O$6];[.K$26])-SERIESSUM(1+[.$O$6];0;1;OFFSET([.$C17];[.K$26];0):[.$C17])" office:value-type="float" office:value="17595072.158411" calcext:value-type="float">
            <text:p>17595072.158411</text:p>
          </table:table-cell>
          <table:table-cell table:formula="of:=[.$E16]*POWER(1+[.$O$6];[.L$26])-SERIESSUM(1+[.$O$6];0;1;OFFSET([.$C17];[.L$26];0):[.$C17])" office:value-type="float" office:value="19629970.7998142" calcext:value-type="float">
            <text:p>19629970.7998142</text:p>
          </table:table-cell>
          <table:table-cell table:formula="of:=[.$E16]*POWER(1+[.$O$6];[.M$26])-SERIESSUM(1+[.$O$6];0;1;OFFSET([.$C17];[.M$26];0):[.$C17])" office:value-type="float" office:value="21907653.4225869" calcext:value-type="float">
            <text:p>21907653.4225869</text:p>
          </table:table-cell>
          <table:table-cell table:formula="of:=[.$E16]*POWER(1+[.$O$6];[.N$26])-SERIESSUM(1+[.$O$6];0;1;OFFSET([.$C17];[.N$26];0):[.$C17])" office:value-type="float" office:value="24450142.7111138" calcext:value-type="float">
            <text:p>24450142.7111138</text:p>
          </table:table-cell>
          <table:table-cell table:formula="of:=[.$E16]*POWER(1+[.$O$6];[.O$26])-SERIESSUM(1+[.$O$6];0;1;OFFSET([.$C17];[.O$26];0):[.$C17])" office:value-type="float" office:value="27279446.725032" calcext:value-type="float">
            <text:p>27279446.725032</text:p>
          </table:table-cell>
          <table:table-cell table:formula="of:=[.$E16]*POWER(1+[.$O$6];[.P$26])-SERIESSUM(1+[.$O$6];0;1;OFFSET([.$C17];[.P$26];0):[.$C17])" office:value-type="float" office:value="30416791.9002021" calcext:value-type="float">
            <text:p>30416791.9002021</text:p>
          </table:table-cell>
          <table:table-cell table:formula="of:=[.$E16]*POWER(1+[.$O$6];[.Q$26])-SERIESSUM(1+[.$O$6];0;1;OFFSET([.$C17];[.Q$26];0):[.$C17])" office:value-type="float" office:value="33881564.7121992" calcext:value-type="float">
            <text:p>33881564.7121992</text:p>
          </table:table-cell>
          <table:table-cell table:formula="of:=[.$E16]*POWER(1+[.$O$6];[.R$26])-SERIESSUM(1+[.$O$6];0;1;OFFSET([.$C17];[.R$26];0):[.$C17])" office:value-type="float" office:value="37689877.6674045" calcext:value-type="float">
            <text:p>37689877.6674045</text:p>
          </table:table-cell>
          <table:table-cell table:formula="of:=[.$E16]*POWER(1+[.$O$6];[.S$26])-SERIESSUM(1+[.$O$6];0;1;OFFSET([.$C17];[.S$26];0):[.$C17])" office:value-type="float" office:value="41852653.2703339" calcext:value-type="float">
            <text:p>41852653.2703339</text:p>
          </table:table-cell>
          <table:table-cell table:formula="of:=[.$E16]*POWER(1+[.$O$6];[.T$26])-SERIESSUM(1+[.$O$6];0;1;OFFSET([.$C17];[.T$26];0):[.$C17])" office:value-type="float" office:value="46373092.1380201" calcext:value-type="float">
            <text:p>46373092.1380201</text:p>
          </table:table-cell>
          <table:table-cell table:formula="of:=[.$E16]*POWER(1+[.$O$6];[.U$26])-SERIESSUM(1+[.$O$6];0;1;OFFSET([.$C17];[.U$26];0):[.$C17])" office:value-type="float" office:value="51243357.176232" calcext:value-type="float">
            <text:p>51243357.176232</text:p>
          </table:table-cell>
          <table:table-cell table:formula="of:=[.$E16]*POWER(1+[.$O$6];[.V$26])-SERIESSUM(1+[.$O$6];0;1;OFFSET([.$C17];[.V$26];0):[.$C17])" office:value-type="float" office:value="56440263.0690041" calcext:value-type="float">
            <text:p>56440263.0690041</text:p>
          </table:table-cell>
          <table:table-cell table:formula="of:=[.$E16]*POWER(1+[.$O$6];[.W$26])-SERIESSUM(1+[.$O$6];0;1;OFFSET([.$C17];[.W$26];0):[.$C17])" office:value-type="float" office:value="61919707.2478007" calcext:value-type="float">
            <text:p>61919707.2478007</text:p>
          </table:table-cell>
          <table:table-cell table:formula="of:=[.$E16]*POWER(1+[.$O$6];[.X$26])-SERIESSUM(1+[.$O$6];0;1;OFFSET([.$C17];[.X$26];0):[.$C17])" office:value-type="float" office:value="67609512.5092112" calcext:value-type="float">
            <text:p>67609512.5092112</text:p>
          </table:table-cell>
          <table:table-cell table:formula="of:=[.$E16]*POWER(1+[.$O$6];[.Y$26])-SERIESSUM(1+[.$O$6];0;1;OFFSET([.$C17];[.Y$26];0):[.$C17])" office:value-type="float" office:value="73400269.4626885" calcext:value-type="float">
            <text:p>73400269.4626885</text:p>
          </table:table-cell>
          <table:table-cell table:formula="of:=[.$E16]*POWER(1+[.$O$6];[.Z$26])-SERIESSUM(1+[.$O$6];0;1;OFFSET([.$C17];[.Z$26];0):[.$C17])" office:value-type="float" office:value="79133665.2101507" calcext:value-type="float">
            <text:p>79133665.2101507</text:p>
          </table:table-cell>
          <table:table-cell table:formula="of:=[.$E16]*POWER(1+[.$O$6];[.AA$26])-SERIESSUM(1+[.$O$6];0;1;OFFSET([.$C17];[.AA$26];0):[.$C17])" office:value-type="float" office:value="84587658.3910426" calcext:value-type="float">
            <text:p>84587658.3910426</text:p>
          </table:table-cell>
          <table:table-cell table:formula="of:=[.$E16]*POWER(1+[.$O$6];[.AB$26])-SERIESSUM(1+[.$O$6];0;1;OFFSET([.$C17];[.AB$26];0):[.$C17])" office:value-type="float" office:value="89457704.1708156" calcext:value-type="float">
            <text:p>89457704.1708156</text:p>
          </table:table-cell>
          <table:table-cell table:formula="of:=[.$E16]*POWER(1+[.$O$6];[.AC$26])-SERIESSUM(1+[.$O$6];0;1;OFFSET([.$C17];[.AC$26];0):[.$C17])" office:value-type="float" office:value="93333038.7491148" calcext:value-type="float">
            <text:p>93333038.7491148</text:p>
          </table:table-cell>
          <table:table-cell table:formula="of:=[.$E16]*POWER(1+[.$O$6];[.AD$26])-SERIESSUM(1+[.$O$6];0;1;OFFSET([.$C17];[.AD$26];0):[.$C17])" office:value-type="float" office:value="95666792.6809436" calcext:value-type="float">
            <text:p>95666792.6809436</text:p>
          </table:table-cell>
          <table:table-cell table:formula="of:=[.$E16]*POWER(1+[.$O$6];[.AE$26])-SERIESSUM(1+[.$O$6];0;1;OFFSET([.$C17];[.AE$26];0):[.$C17])" office:value-type="float" office:value="95738404.8372753" calcext:value-type="float">
            <text:p>95738404.8372753</text:p>
          </table:table-cell>
          <table:table-cell table:formula="of:=[.$E16]*POWER(1+[.$O$6];[.AF$26])-SERIESSUM(1+[.$O$6];0;1;OFFSET([.$C17];[.AF$26];0):[.$C17])" office:value-type="float" office:value="92606440.7303405" calcext:value-type="float">
            <text:p>92606440.7303405</text:p>
          </table:table-cell>
          <table:table-cell table:formula="of:=[.$E16]*POWER(1+[.$O$6];[.AG$26])-SERIESSUM(1+[.$O$6];0;1;OFFSET([.$C17];[.AG$26];0):[.$C17])" office:value-type="float" office:value="85049463.6016608" calcext:value-type="float">
            <text:p>85049463.6016608</text:p>
          </table:table-cell>
          <table:table-cell table:formula="of:=[.$E16]*POWER(1+[.$O$6];[.AH$26])-SERIESSUM(1+[.$O$6];0;1;OFFSET([.$C17];[.AH$26];0):[.$C17])" office:value-type="float" office:value="71492043.6554598" calcext:value-type="float">
            <text:p>71492043.6554598</text:p>
          </table:table-cell>
          <table:table-cell table:formula="of:=[.$E16]*POWER(1+[.$O$6];[.AI$26])-SERIESSUM(1+[.$O$6];0;1;OFFSET([.$C17];[.AI$26];0):[.$C17])" office:value-type="float" office:value="49912294.8838947" calcext:value-type="float">
            <text:p>49912294.8838947</text:p>
          </table:table-cell>
          <table:table-cell table:formula="of:=[.$E16]*POWER(1+[.$O$6];[.AJ$26])-SERIESSUM(1+[.$O$6];0;1;OFFSET([.$C17];[.AJ$26];0):[.$C17])" office:value-type="float" office:value="17726468.9635544" calcext:value-type="float">
            <text:p>17726468.9635544</text:p>
          </table:table-cell>
          <table:table-cell table:formula="of:=[.$E16]*POWER(1+[.$O$6];[.AK$26])-SERIESSUM(1+[.$O$6];0;1;OFFSET([.$C17];[.AK$26];0):[.$C17])" office:value-type="float" office:value="-28354926.6468935" calcext:value-type="float">
            <text:p>-28354926.6468935</text:p>
          </table:table-cell>
          <table:table-cell table:formula="of:=[.$E16]*POWER(1+[.$O$6];[.AL$26])-SERIESSUM(1+[.$O$6];0;1;OFFSET([.$C17];[.AL$26];0):[.$C17])" office:value-type="float" office:value="-92506331.2833387" calcext:value-type="float">
            <text:p>-92506331.2833387</text:p>
          </table:table-cell>
          <table:table-cell table:formula="of:=[.$E16]*POWER(1+[.$O$6];[.AM$26])-SERIESSUM(1+[.$O$6];0;1;OFFSET([.$C17];[.AM$26];0):[.$C17])" office:value-type="float" office:value="-180010119.126942" calcext:value-type="float">
            <text:p>-180010119.126942</text:p>
          </table:table-cell>
          <table:table-cell table:formula="of:=[.$E16]*POWER(1+[.$O$6];[.AN$26])-SERIESSUM(1+[.$O$6];0;1;OFFSET([.$C17];[.AN$26];0):[.$C17])" office:value-type="float" office:value="-297533837.172723" calcext:value-type="float">
            <text:p>-297533837.172723</text:p>
          </table:table-cell>
          <table:table-cell table:formula="of:=[.$E16]*POWER(1+[.$O$6];[.AO$26])-SERIESSUM(1+[.$O$6];0;1;OFFSET([.$C17];[.AO$26];0):[.$C17])" office:value-type="float" office:value="-453474625.397916" calcext:value-type="float">
            <text:p>-453474625.397916</text:p>
          </table:table-cell>
          <table:table-cell table:formula="of:=[.$E16]*POWER(1+[.$O$6];[.AP$26])-SERIESSUM(1+[.$O$6];0;1;OFFSET([.$C17];[.AP$26];0):[.$C17])" office:value-type="float" office:value="-658386796.454356" calcext:value-type="float">
            <text:p>-658386796.454356</text:p>
          </table:table-cell>
          <table:table-cell table:formula="of:=[.$E16]*POWER(1+[.$O$6];[.AQ$26])-SERIESSUM(1+[.$O$6];0;1;OFFSET([.$C17];[.AQ$26];0):[.$C17])" office:value-type="float" office:value="-925512308.756445" calcext:value-type="float">
            <text:p>-925512308.756445</text:p>
          </table:table-cell>
          <table:table-cell table:formula="of:=[.$E16]*POWER(1+[.$O$6];[.AR$26])-SERIESSUM(1+[.$O$6];0;1;OFFSET([.$C17];[.AR$26];0):[.$C17])" office:value-type="float" office:value="-1271438500.33388" calcext:value-type="float">
            <text:p>-1271438500.33388</text:p>
          </table:table-cell>
          <table:table-cell table:formula="of:=[.$E16]*POWER(1+[.$O$6];[.AS$26])-SERIESSUM(1+[.$O$6];0;1;OFFSET([.$C17];[.AS$26];0):[.$C17])" office:value-type="float" office:value="-1716913165.06308" calcext:value-type="float">
            <text:p>-1716913165.06308</text:p>
          </table:table-cell>
          <table:table-cell table:formula="of:=[.$E16]*POWER(1+[.$O$6];[.AT$26])-SERIESSUM(1+[.$O$6];0;1;OFFSET([.$C17];[.AT$26];0):[.$C17])" office:value-type="float" office:value="-2287854098.9045" calcext:value-type="float">
            <text:p>-2287854098.9045</text:p>
          </table:table-cell>
          <table:table-cell table:formula="of:=[.$E16]*POWER(1+[.$O$6];[.AU$26])-SERIESSUM(1+[.$O$6];0;1;OFFSET([.$C17];[.AU$26];0):[.$C17])" office:value-type="float" office:value="-3016598930.72233" calcext:value-type="float">
            <text:p>-3016598930.72233</text:p>
          </table:table-cell>
          <table:table-cell table:formula="of:=[.$E16]*POWER(1+[.$O$6];[.AV$26])-SERIESSUM(1+[.$O$6];0;1;OFFSET([.$C17];[.AV$26];0):[.$C17])" office:value-type="float" office:value="-3943451760.90903" calcext:value-type="float">
            <text:p>-3943451760.90903</text:p>
          </table:table-cell>
          <table:table-cell table:formula="of:=[.$E16]*POWER(1+[.$O$6];[.AW$26])-SERIESSUM(1+[.$O$6];0;1;OFFSET([.$C17];[.AW$26];0):[.$C17])" office:value-type="float" office:value="-5118596330.28386" calcext:value-type="float">
            <text:p>-5118596330.28386</text:p>
          </table:table-cell>
          <table:table-cell table:formula="of:=[.$E16]*POWER(1+[.$O$6];[.AX$26])-SERIESSUM(1+[.$O$6];0;1;OFFSET([.$C17];[.AX$26];0):[.$C17])" office:value-type="float" office:value="-6604461709.00419" calcext:value-type="float">
            <text:p>-6604461709.00419</text:p>
          </table:table-cell>
          <table:table-cell table:formula="of:=[.$E16]*POWER(1+[.$O$6];[.AY$26])-SERIESSUM(1+[.$O$6];0;1;OFFSET([.$C17];[.AY$26];0):[.$C17])" office:value-type="float" office:value="-8478646541.53984" calcext:value-type="float">
            <text:p>-8478646541.53984</text:p>
          </table:table-cell>
          <table:table-cell table:formula="of:=[.$E16]*POWER(1+[.$O$6];[.AZ$26])-SERIESSUM(1+[.$O$6];0;1;OFFSET([.$C17];[.AZ$26];0):[.$C17])" office:value-type="float" office:value="-10837532584.5983" calcext:value-type="float">
            <text:p>-10837532584.5983</text:p>
          </table:table-cell>
          <table:table-cell table:formula="of:=[.$E16]*POWER(1+[.$O$6];[.BA$26])-SERIESSUM(1+[.$O$6];0;1;OFFSET([.$C17];[.BA$26];0):[.$C17])" office:value-type="float" office:value="-13800748708.1986" calcext:value-type="float">
            <text:p>-13800748708.1986</text:p>
          </table:table-cell>
          <table:table-cell table:formula="of:=[.$E16]*POWER(1+[.$O$6];[.BB$26])-SERIESSUM(1+[.$O$6];0;1;OFFSET([.$C17];[.BB$26];0):[.$C17])" office:value-type="float" office:value="-17516684023.0481" calcext:value-type="float">
            <text:p>-17516684023.0481</text:p>
          </table:table-cell>
          <table:table-cell table:formula="of:=[.$E16]*POWER(1+[.$O$6];[.BC$26])-SERIESSUM(1+[.$O$6];0;1;OFFSET([.$C17];[.BC$26];0):[.$C17])" office:value-type="float" office:value="-22169294983.9436" calcext:value-type="float">
            <text:p>-22169294983.9436</text:p>
          </table:table-cell>
          <table:table-cell table:formula="of:=[.$E16]*POWER(1+[.$O$6];[.BD$26])-SERIESSUM(1+[.$O$6];0;1;OFFSET([.$C17];[.BD$26];0):[.$C17])" office:value-type="float" office:value="-27986508210.6949" calcext:value-type="float">
            <text:p>-27986508210.6949</text:p>
          </table:table-cell>
          <table:table-cell table:formula="of:=[.$E16]*POWER(1+[.$O$6];[.BE$26])-SERIESSUM(1+[.$O$6];0;1;OFFSET([.$C17];[.BE$26];0):[.$C17])" office:value-type="float" office:value="-26472197421.0571" calcext:value-type="float">
            <text:p>-26472197421.0571</text:p>
          </table:table-cell>
          <table:table-cell table:formula="of:=[.$E16]*POWER(1+[.$O$6];[.BF$26])-SERIESSUM(1+[.$O$6];0;1;OFFSET([.$C17];[.BF$26];0):[.$C17])" office:value-type="float" office:value="-24730740012.9737" calcext:value-type="float">
            <text:p>-24730740012.9737</text:p>
          </table:table-cell>
          <table:table-cell table:formula="of:=[.$E16]*POWER(1+[.$O$6];[.BG$26])-SERIESSUM(1+[.$O$6];0;1;OFFSET([.$C17];[.BG$26];0):[.$C17])" office:value-type="float" office:value="-22728063993.6777" calcext:value-type="float">
            <text:p>-22728063993.6777</text:p>
          </table:table-cell>
          <table:table-cell table:formula="of:=[.$E16]*POWER(1+[.$O$6];[.BH$26])-SERIESSUM(1+[.$O$6];0;1;OFFSET([.$C17];[.BH$26];0):[.$C17])" office:value-type="float" office:value="-20424986571.4874" calcext:value-type="float">
            <text:p>-20424986571.4874</text:p>
          </table:table-cell>
          <table:table-cell table:formula="of:=[.$E16]*POWER(1+[.$O$6];[.BI$26])-SERIESSUM(1+[.$O$6];0;1;OFFSET([.$C17];[.BI$26];0):[.$C17])" office:value-type="float" office:value="-17776447535.9685" calcext:value-type="float">
            <text:p>-17776447535.9685</text:p>
          </table:table-cell>
          <table:table-cell table:formula="of:=[.$E16]*POWER(1+[.$O$6];[.BJ$26])-SERIESSUM(1+[.$O$6];0;1;OFFSET([.$C17];[.BJ$26];0):[.$C17])" office:value-type="float" office:value="-14730627645.1218" calcext:value-type="float">
            <text:p>-14730627645.1218</text:p>
          </table:table-cell>
          <table:table-cell table:formula="of:=[.$E16]*POWER(1+[.$O$6];[.BK$26])-SERIESSUM(1+[.$O$6];0;1;OFFSET([.$C17];[.BK$26];0):[.$C17])" office:value-type="float" office:value="-11227934770.6481" calcext:value-type="float">
            <text:p>-11227934770.6481</text:p>
          </table:table-cell>
          <table:table-cell table:formula="of:=[.$E16]*POWER(1+[.$O$6];[.BL$26])-SERIESSUM(1+[.$O$6];0;1;OFFSET([.$C17];[.BL$26];0):[.$C17])" office:value-type="float" office:value="-7199837965.00336" calcext:value-type="float">
            <text:p>-7199837965.00336</text:p>
          </table:table-cell>
          <table:table-cell table:formula="of:=[.$E16]*POWER(1+[.$O$6];[.BM$26])-SERIESSUM(1+[.$O$6];0;1;OFFSET([.$C17];[.BM$26];0):[.$C17])" office:value-type="float" office:value="-2567526638.51189" calcext:value-type="float">
            <text:p>-2567526638.51189</text:p>
          </table:table-cell>
          <table:table-cell table:formula="of:=[.$E16]*POWER(1+[.$O$6];[.BN$26])-SERIESSUM(1+[.$O$6];0;1;OFFSET([.$C17];[.BN$26];0):[.$C17])" office:value-type="float" office:value="2759631386.95332" calcext:value-type="float">
            <text:p>2759631386.95332</text:p>
          </table:table-cell>
          <table:table-cell table:formula="of:=[.$E16]*POWER(1+[.$O$6];[.BO$26])-SERIESSUM(1+[.$O$6];0;1;OFFSET([.$C17];[.BO$26];0):[.$C17])" office:value-type="float" office:value="8885863116.23831" calcext:value-type="float">
            <text:p>8885863116.23831</text:p>
          </table:table-cell>
          <table:table-cell table:formula="of:=[.$E16]*POWER(1+[.$O$6];[.BP$26])-SERIESSUM(1+[.$O$6];0;1;OFFSET([.$C17];[.BP$26];0):[.$C17])" office:value-type="float" office:value="15931029604.916" calcext:value-type="float">
            <text:p>15931029604.916</text:p>
          </table:table-cell>
          <table:table-cell table:formula="of:=[.$E16]*POWER(1+[.$O$6];[.BQ$26])-SERIESSUM(1+[.$O$6];0;1;OFFSET([.$C17];[.BQ$26];0):[.$C17])" office:value-type="float" office:value="24032971066.8954" calcext:value-type="float">
            <text:p>24032971066.8954</text:p>
          </table:table-cell>
          <table:table-cell table:formula="of:=[.$E16]*POWER(1+[.$O$6];[.BR$26])-SERIESSUM(1+[.$O$6];0;1;OFFSET([.$C17];[.BR$26];0):[.$C17])" office:value-type="float" office:value="33350203748.1717" calcext:value-type="float">
            <text:p>33350203748.1717</text:p>
          </table:table-cell>
          <table:table-cell table:formula="of:=[.$E16]*POWER(1+[.$O$6];[.BS$26])-SERIESSUM(1+[.$O$6];0;1;OFFSET([.$C17];[.BS$26];0):[.$C17])" office:value-type="float" office:value="44065021331.6395" calcext:value-type="float">
            <text:p>44065021331.6395</text:p>
          </table:table-cell>
          <table:table-cell table:formula="of:=[.$E16]*POWER(1+[.$O$6];[.BT$26])-SERIESSUM(1+[.$O$6];0;1;OFFSET([.$C17];[.BT$26];0):[.$C17])" office:value-type="float" office:value="56387061552.6274" calcext:value-type="float">
            <text:p>56387061552.6274</text:p>
          </table:table-cell>
          <table:table-cell table:formula="of:=[.$E16]*POWER(1+[.$O$6];[.BU$26])-SERIESSUM(1+[.$O$6];0;1;OFFSET([.$C17];[.BU$26];0):[.$C17])" office:value-type="float" office:value="70557407806.7634" calcext:value-type="float">
            <text:p>70557407806.7634</text:p>
          </table:table-cell>
          <table:table-cell table:formula="of:=[.$E16]*POWER(1+[.$O$6];[.BV$26])-SERIESSUM(1+[.$O$6];0;1;OFFSET([.$C17];[.BV$26];0):[.$C17])" office:value-type="float" office:value="86853305999.0199" calcext:value-type="float">
            <text:p>86853305999.0199</text:p>
          </table:table-cell>
          <table:table-cell table:formula="of:=[.$E16]*POWER(1+[.$O$6];[.BW$26])-SERIESSUM(1+[.$O$6];0;1;OFFSET([.$C17];[.BW$26];0):[.$C17])" office:value-type="float" office:value="105593588920.115" calcext:value-type="float">
            <text:p>105593588920.115</text:p>
          </table:table-cell>
          <table:table-cell table:formula="of:=[.$E16]*POWER(1+[.$O$6];[.BX$26])-SERIESSUM(1+[.$O$6];0;1;OFFSET([.$C17];[.BX$26];0):[.$C17])" office:value-type="float" office:value="127144914279.374" calcext:value-type="float">
            <text:p>127144914279.37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O$2]*POWER(1+[.$O$11];[.$A41])*(POWER([.$O$7];12)-1)/([.$O$7]-1) + [.$B41]*POWER([.$O$7];12)" office:value-type="float" office:value="1026061631.20247" calcext:value-type="float">
            <text:p>1026061631.20247</text:p>
          </table:table-cell>
          <table:table-cell table:formula="of:=[.$C41]*POWER([.$O$9];12)" office:value-type="float" office:value="2780823.56463473" calcext:value-type="float">
            <text:p>2780823.56463473</text:p>
          </table:table-cell>
          <table:table-cell table:formula="of:=[.$B42]/4*[.$O$4]*[.$O$5]" office:value-type="float" office:value="2016211.10531285" calcext:value-type="float">
            <text:p>2016211.10531285</text:p>
          </table:table-cell>
          <table:table-cell table:formula="of:=[.$B42]-[.$C42]-[.$D42]+[.$O$13]*POWER([.$O$7];12*[.$A42])" office:value-type="float" office:value="1021264596.53252" calcext:value-type="float">
            <text:p>1021264596.53252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formula="of:=[.$E17]-[.$C18]" office:value-type="float" office:value="18942025.3716539" calcext:value-type="float">
            <text:p>18942025.3716539</text:p>
          </table:table-cell>
          <table:table-cell table:formula="of:=[.$E17]*POWER(1+[.$O$6];[.K$26])-SERIESSUM(1+[.$O$6];0;1;OFFSET([.$C18];[.K$26];0):[.$C18])" office:value-type="float" office:value="21190966.6986617" calcext:value-type="float">
            <text:p>21190966.6986617</text:p>
          </table:table-cell>
          <table:table-cell table:formula="of:=[.$E17]*POWER(1+[.$O$6];[.L$26])-SERIESSUM(1+[.$O$6];0;1;OFFSET([.$C18];[.L$26];0):[.$C18])" office:value-type="float" office:value="23722944.1683373" calcext:value-type="float">
            <text:p>23722944.1683373</text:p>
          </table:table-cell>
          <table:table-cell table:formula="of:=[.$E17]*POWER(1+[.$O$6];[.M$26])-SERIESSUM(1+[.$O$6];0;1;OFFSET([.$C18];[.M$26];0):[.$C18])" office:value-type="float" office:value="26567895.8865846" calcext:value-type="float">
            <text:p>26567895.8865846</text:p>
          </table:table-cell>
          <table:table-cell table:formula="of:=[.$E17]*POWER(1+[.$O$6];[.N$26])-SERIESSUM(1+[.$O$6];0;1;OFFSET([.$C18];[.N$26];0):[.$C18])" office:value-type="float" office:value="29757365.4339708" calcext:value-type="float">
            <text:p>29757365.4339708</text:p>
          </table:table-cell>
          <table:table-cell table:formula="of:=[.$E17]*POWER(1+[.$O$6];[.O$26])-SERIESSUM(1+[.$O$6];0;1;OFFSET([.$C18];[.O$26];0):[.$C18])" office:value-type="float" office:value="33324077.6388252" calcext:value-type="float">
            <text:p>33324077.6388252</text:p>
          </table:table-cell>
          <table:table-cell table:formula="of:=[.$E17]*POWER(1+[.$O$6];[.P$26])-SERIESSUM(1+[.$O$6];0;1;OFFSET([.$C18];[.P$26];0):[.$C18])" office:value-type="float" office:value="37301297.4227134" calcext:value-type="float">
            <text:p>37301297.4227134</text:p>
          </table:table-cell>
          <table:table-cell table:formula="of:=[.$E17]*POWER(1+[.$O$6];[.Q$26])-SERIESSUM(1+[.$O$6];0;1;OFFSET([.$C18];[.Q$26];0):[.$C18])" office:value-type="float" office:value="41721903.8449749" calcext:value-type="float">
            <text:p>41721903.8449749</text:p>
          </table:table-cell>
          <table:table-cell table:formula="of:=[.$E17]*POWER(1+[.$O$6];[.R$26])-SERIESSUM(1+[.$O$6];0;1;OFFSET([.$C18];[.R$26];0):[.$C18])" office:value-type="float" office:value="46617093.1474828" calcext:value-type="float">
            <text:p>46617093.1474828</text:p>
          </table:table-cell>
          <table:table-cell table:formula="of:=[.$E17]*POWER(1+[.$O$6];[.S$26])-SERIESSUM(1+[.$O$6];0;1;OFFSET([.$C18];[.S$26];0):[.$C18])" office:value-type="float" office:value="52014601.6491212" calcext:value-type="float">
            <text:p>52014601.6491212</text:p>
          </table:table-cell>
          <table:table-cell table:formula="of:=[.$E17]*POWER(1+[.$O$6];[.T$26])-SERIESSUM(1+[.$O$6];0;1;OFFSET([.$C18];[.T$26];0):[.$C18])" office:value-type="float" office:value="57936310.6350251" calcext:value-type="float">
            <text:p>57936310.6350251</text:p>
          </table:table-cell>
          <table:table-cell table:formula="of:=[.$E17]*POWER(1+[.$O$6];[.U$26])-SERIESSUM(1+[.$O$6];0;1;OFFSET([.$C18];[.U$26];0):[.$C18])" office:value-type="float" office:value="64395059.5330133" calcext:value-type="float">
            <text:p>64395059.5330133</text:p>
          </table:table-cell>
          <table:table-cell table:formula="of:=[.$E17]*POWER(1+[.$O$6];[.V$26])-SERIESSUM(1+[.$O$6];0;1;OFFSET([.$C18];[.V$26];0):[.$C18])" office:value-type="float" office:value="71390448.9414463" calcext:value-type="float">
            <text:p>71390448.9414463</text:p>
          </table:table-cell>
          <table:table-cell table:formula="of:=[.$E17]*POWER(1+[.$O$6];[.W$26])-SERIESSUM(1+[.$O$6];0;1;OFFSET([.$C18];[.W$26];0):[.$C18])" office:value-type="float" office:value="78903359.3314003" calcext:value-type="float">
            <text:p>78903359.3314003</text:p>
          </table:table-cell>
          <table:table-cell table:formula="of:=[.$E17]*POWER(1+[.$O$6];[.X$26])-SERIESSUM(1+[.$O$6];0;1;OFFSET([.$C18];[.X$26];0):[.$C18])" office:value-type="float" office:value="86888841.8475476" calcext:value-type="float">
            <text:p>86888841.8475476</text:p>
          </table:table-cell>
          <table:table-cell table:formula="of:=[.$E17]*POWER(1+[.$O$6];[.Y$26])-SERIESSUM(1+[.$O$6];0;1;OFFSET([.$C18];[.Y$26];0):[.$C18])" office:value-type="float" office:value="95266951.3071721" calcext:value-type="float">
            <text:p>95266951.3071721</text:p>
          </table:table-cell>
          <table:table-cell table:formula="of:=[.$E17]*POWER(1+[.$O$6];[.Z$26])-SERIESSUM(1+[.$O$6];0;1;OFFSET([.$C18];[.Z$26];0):[.$C18])" office:value-type="float" office:value="103910984.204271" calcext:value-type="float">
            <text:p>103910984.204271</text:p>
          </table:table-cell>
          <table:table-cell table:formula="of:=[.$E17]*POWER(1+[.$O$6];[.AA$26])-SERIESSUM(1+[.$O$6];0;1;OFFSET([.$C18];[.AA$26];0):[.$C18])" office:value-type="float" office:value="112632451.272237" calcext:value-type="float">
            <text:p>112632451.272237</text:p>
          </table:table-cell>
          <table:table-cell table:formula="of:=[.$E17]*POWER(1+[.$O$6];[.AB$26])-SERIESSUM(1+[.$O$6];0;1;OFFSET([.$C18];[.AB$26];0):[.$C18])" office:value-type="float" office:value="121161948.775667" calcext:value-type="float">
            <text:p>121161948.775667</text:p>
          </table:table-cell>
          <table:table-cell table:formula="of:=[.$E17]*POWER(1+[.$O$6];[.AC$26])-SERIESSUM(1+[.$O$6];0;1;OFFSET([.$C18];[.AC$26];0):[.$C18])" office:value-type="float" office:value="129124887.571381" calcext:value-type="float">
            <text:p>129124887.571381</text:p>
          </table:table-cell>
          <table:table-cell table:formula="of:=[.$E17]*POWER(1+[.$O$6];[.AD$26])-SERIESSUM(1+[.$O$6];0;1;OFFSET([.$C18];[.AD$26];0):[.$C18])" office:value-type="float" office:value="136010784.694912" calcext:value-type="float">
            <text:p>136010784.694912</text:p>
          </table:table-cell>
          <table:table-cell table:formula="of:=[.$E17]*POWER(1+[.$O$6];[.AE$26])-SERIESSUM(1+[.$O$6];0;1;OFFSET([.$C18];[.AE$26];0):[.$C18])" office:value-type="float" office:value="141134507.181133" calcext:value-type="float">
            <text:p>141134507.181133</text:p>
          </table:table-cell>
          <table:table-cell table:formula="of:=[.$E17]*POWER(1+[.$O$6];[.AF$26])-SERIESSUM(1+[.$O$6];0;1;OFFSET([.$C18];[.AF$26];0):[.$C18])" office:value-type="float" office:value="143587467.6875" calcext:value-type="float">
            <text:p>143587467.6875</text:p>
          </table:table-cell>
          <table:table-cell table:formula="of:=[.$E17]*POWER(1+[.$O$6];[.AG$26])-SERIESSUM(1+[.$O$6];0;1;OFFSET([.$C18];[.AG$26];0):[.$C18])" office:value-type="float" office:value="142176288.575718" calcext:value-type="float">
            <text:p>142176288.575718</text:p>
          </table:table-cell>
          <table:table-cell table:formula="of:=[.$E17]*POWER(1+[.$O$6];[.AH$26])-SERIESSUM(1+[.$O$6];0;1;OFFSET([.$C18];[.AH$26];0):[.$C18])" office:value-type="float" office:value="135345853.611574" calcext:value-type="float">
            <text:p>135345853.611574</text:p>
          </table:table-cell>
          <table:table-cell table:formula="of:=[.$E17]*POWER(1+[.$O$6];[.AI$26])-SERIESSUM(1+[.$O$6];0;1;OFFSET([.$C18];[.AI$26];0):[.$C18])" office:value-type="float" office:value="121082927.461034" calcext:value-type="float">
            <text:p>121082927.461034</text:p>
          </table:table-cell>
          <table:table-cell table:formula="of:=[.$E17]*POWER(1+[.$O$6];[.AJ$26])-SERIESSUM(1+[.$O$6];0;1;OFFSET([.$C18];[.AJ$26];0):[.$C18])" office:value-type="float" office:value="96795609.5165595" calcext:value-type="float">
            <text:p>96795609.5165595</text:p>
          </table:table-cell>
          <table:table-cell table:formula="of:=[.$E17]*POWER(1+[.$O$6];[.AK$26])-SERIESSUM(1+[.$O$6];0;1;OFFSET([.$C18];[.AK$26];0):[.$C18])" office:value-type="float" office:value="59162759.3722138" calcext:value-type="float">
            <text:p>59162759.3722138</text:p>
          </table:table-cell>
          <table:table-cell table:formula="of:=[.$E17]*POWER(1+[.$O$6];[.AL$26])-SERIESSUM(1+[.$O$6];0;1;OFFSET([.$C18];[.AL$26];0):[.$C18])" office:value-type="float" office:value="3946136.04387581" calcext:value-type="float">
            <text:p>3946136.04387581</text:p>
          </table:table-cell>
          <table:table-cell table:formula="of:=[.$E17]*POWER(1+[.$O$6];[.AM$26])-SERIESSUM(1+[.$O$6];0;1;OFFSET([.$C18];[.AM$26];0):[.$C18])" office:value-type="float" office:value="-74243730.3712227" calcext:value-type="float">
            <text:p>-74243730.3712227</text:p>
          </table:table-cell>
          <table:table-cell table:formula="of:=[.$E17]*POWER(1+[.$O$6];[.AN$26])-SERIESSUM(1+[.$O$6];0;1;OFFSET([.$C18];[.AN$26];0):[.$C18])" office:value-type="float" office:value="-182239044.116017" calcext:value-type="float">
            <text:p>-182239044.116017</text:p>
          </table:table-cell>
          <table:table-cell table:formula="of:=[.$E17]*POWER(1+[.$O$6];[.AO$26])-SERIESSUM(1+[.$O$6];0;1;OFFSET([.$C18];[.AO$26];0):[.$C18])" office:value-type="float" office:value="-328677363.268155" calcext:value-type="float">
            <text:p>-328677363.268155</text:p>
          </table:table-cell>
          <table:table-cell table:formula="of:=[.$E17]*POWER(1+[.$O$6];[.AP$26])-SERIESSUM(1+[.$O$6];0;1;OFFSET([.$C18];[.AP$26];0):[.$C18])" office:value-type="float" office:value="-524452313.412403" calcext:value-type="float">
            <text:p>-524452313.412403</text:p>
          </table:table-cell>
          <table:table-cell table:formula="of:=[.$E17]*POWER(1+[.$O$6];[.AQ$26])-SERIESSUM(1+[.$O$6];0;1;OFFSET([.$C18];[.AQ$26];0):[.$C18])" office:value-type="float" office:value="-783273377.756575" calcext:value-type="float">
            <text:p>-783273377.756575</text:p>
          </table:table-cell>
          <table:table-cell table:formula="of:=[.$E17]*POWER(1+[.$O$6];[.AR$26])-SERIESSUM(1+[.$O$6];0;1;OFFSET([.$C18];[.AR$26];0):[.$C18])" office:value-type="float" office:value="-1122360683.8525" calcext:value-type="float">
            <text:p>-1122360683.8525</text:p>
          </table:table-cell>
          <table:table-cell table:formula="of:=[.$E17]*POWER(1+[.$O$6];[.AS$26])-SERIESSUM(1+[.$O$6];0;1;OFFSET([.$C18];[.AS$26];0):[.$C18])" office:value-type="float" office:value="-1563306798.38703" calcext:value-type="float">
            <text:p>-1563306798.38703</text:p>
          </table:table-cell>
          <table:table-cell table:formula="of:=[.$E17]*POWER(1+[.$O$6];[.AT$26])-SERIESSUM(1+[.$O$6];0;1;OFFSET([.$C18];[.AT$26];0):[.$C18])" office:value-type="float" office:value="-2133145054.36279" calcext:value-type="float">
            <text:p>-2133145054.36279</text:p>
          </table:table-cell>
          <table:table-cell table:formula="of:=[.$E17]*POWER(1+[.$O$6];[.AU$26])-SERIESSUM(1+[.$O$6];0;1;OFFSET([.$C18];[.AU$26];0):[.$C18])" office:value-type="float" office:value="-2865673199.68811" calcext:value-type="float">
            <text:p>-2865673199.68811</text:p>
          </table:table-cell>
          <table:table-cell table:formula="of:=[.$E17]*POWER(1+[.$O$6];[.AV$26])-SERIESSUM(1+[.$O$6];0;1;OFFSET([.$C18];[.AV$26];0):[.$C18])" office:value-type="float" office:value="-3803092579.56017" calcext:value-type="float">
            <text:p>-3803092579.56017</text:p>
          </table:table-cell>
          <table:table-cell table:formula="of:=[.$E17]*POWER(1+[.$O$6];[.AW$26])-SERIESSUM(1+[.$O$6];0;1;OFFSET([.$C18];[.AW$26];0):[.$C18])" office:value-type="float" office:value="-4998037148.09936" calcext:value-type="float">
            <text:p>-4998037148.09936</text:p>
          </table:table-cell>
          <table:table-cell table:formula="of:=[.$E17]*POWER(1+[.$O$6];[.AX$26])-SERIESSUM(1+[.$O$6];0;1;OFFSET([.$C18];[.AX$26];0):[.$C18])" office:value-type="float" office:value="-6516083964.53446" calcext:value-type="float">
            <text:p>-6516083964.53446</text:p>
          </table:table-cell>
          <table:table-cell table:formula="of:=[.$E17]*POWER(1+[.$O$6];[.AY$26])-SERIESSUM(1+[.$O$6];0;1;OFFSET([.$C18];[.AY$26];0):[.$C18])" office:value-type="float" office:value="-8438858225.7326" calcext:value-type="float">
            <text:p>-8438858225.7326</text:p>
          </table:table-cell>
          <table:table-cell table:formula="of:=[.$E17]*POWER(1+[.$O$6];[.AZ$26])-SERIESSUM(1+[.$O$6];0;1;OFFSET([.$C18];[.AZ$26];0):[.$C18])" office:value-type="float" office:value="-10867872255.7479" calcext:value-type="float">
            <text:p>-10867872255.7479</text:p>
          </table:table-cell>
          <table:table-cell table:formula="of:=[.$E17]*POWER(1+[.$O$6];[.BA$26])-SERIESSUM(1+[.$O$6];0;1;OFFSET([.$C18];[.BA$26];0):[.$C18])" office:value-type="float" office:value="-13929270366.5343" calcext:value-type="float">
            <text:p>-13929270366.5343</text:p>
          </table:table-cell>
          <table:table-cell table:formula="of:=[.$E17]*POWER(1+[.$O$6];[.BB$26])-SERIESSUM(1+[.$O$6];0;1;OFFSET([.$C18];[.BB$26];0):[.$C18])" office:value-type="float" office:value="-17779691540.7376" calcext:value-type="float">
            <text:p>-17779691540.7376</text:p>
          </table:table-cell>
          <table:table-cell table:formula="of:=[.$E17]*POWER(1+[.$O$6];[.BC$26])-SERIESSUM(1+[.$O$6];0;1;OFFSET([.$C18];[.BC$26];0):[.$C18])" office:value-type="float" office:value="-22613511214.3072" calcext:value-type="float">
            <text:p>-22613511214.3072</text:p>
          </table:table-cell>
          <table:table-cell table:formula="of:=[.$E17]*POWER(1+[.$O$6];[.BD$26])-SERIESSUM(1+[.$O$6];0;1;OFFSET([.$C18];[.BD$26];0):[.$C18])" office:value-type="float" office:value="-21038398621.1718" calcext:value-type="float">
            <text:p>-21038398621.1718</text:p>
          </table:table-cell>
          <table:table-cell table:formula="of:=[.$E17]*POWER(1+[.$O$6];[.BE$26])-SERIESSUM(1+[.$O$6];0;1;OFFSET([.$C18];[.BE$26];0):[.$C18])" office:value-type="float" office:value="-19227019139.066" calcext:value-type="float">
            <text:p>-19227019139.066</text:p>
          </table:table-cell>
          <table:table-cell table:formula="of:=[.$E17]*POWER(1+[.$O$6];[.BF$26])-SERIESSUM(1+[.$O$6];0;1;OFFSET([.$C18];[.BF$26];0):[.$C18])" office:value-type="float" office:value="-17143932734.6443" calcext:value-type="float">
            <text:p>-17143932734.6443</text:p>
          </table:table-cell>
          <table:table-cell table:formula="of:=[.$E17]*POWER(1+[.$O$6];[.BG$26])-SERIESSUM(1+[.$O$6];0;1;OFFSET([.$C18];[.BG$26];0):[.$C18])" office:value-type="float" office:value="-14748383369.5594" calcext:value-type="float">
            <text:p>-14748383369.5594</text:p>
          </table:table-cell>
          <table:table-cell table:formula="of:=[.$E17]*POWER(1+[.$O$6];[.BH$26])-SERIESSUM(1+[.$O$6];0;1;OFFSET([.$C18];[.BH$26];0):[.$C18])" office:value-type="float" office:value="-11993501599.7118" calcext:value-type="float">
            <text:p>-11993501599.7118</text:p>
          </table:table-cell>
          <table:table-cell table:formula="of:=[.$E17]*POWER(1+[.$O$6];[.BI$26])-SERIESSUM(1+[.$O$6];0;1;OFFSET([.$C18];[.BI$26];0):[.$C18])" office:value-type="float" office:value="-8825387564.38696" calcext:value-type="float">
            <text:p>-8825387564.38696</text:p>
          </table:table-cell>
          <table:table-cell table:formula="of:=[.$E17]*POWER(1+[.$O$6];[.BJ$26])-SERIESSUM(1+[.$O$6];0;1;OFFSET([.$C18];[.BJ$26];0):[.$C18])" office:value-type="float" office:value="-5182056423.76345" calcext:value-type="float">
            <text:p>-5182056423.76345</text:p>
          </table:table-cell>
          <table:table-cell table:formula="of:=[.$E17]*POWER(1+[.$O$6];[.BK$26])-SERIESSUM(1+[.$O$6];0;1;OFFSET([.$C18];[.BK$26];0):[.$C18])" office:value-type="float" office:value="-992225612.046402" calcext:value-type="float">
            <text:p>-992225612.046402</text:p>
          </table:table-cell>
          <table:table-cell table:formula="of:=[.$E17]*POWER(1+[.$O$6];[.BL$26])-SERIESSUM(1+[.$O$6];0;1;OFFSET([.$C18];[.BL$26];0):[.$C18])" office:value-type="float" office:value="3826079821.4282" calcext:value-type="float">
            <text:p>3826079821.4282</text:p>
          </table:table-cell>
          <table:table-cell table:formula="of:=[.$E17]*POWER(1+[.$O$6];[.BM$26])-SERIESSUM(1+[.$O$6];0;1;OFFSET([.$C18];[.BM$26];0):[.$C18])" office:value-type="float" office:value="9367131069.92398" calcext:value-type="float">
            <text:p>9367131069.92398</text:p>
          </table:table-cell>
          <table:table-cell table:formula="of:=[.$E17]*POWER(1+[.$O$6];[.BN$26])-SERIESSUM(1+[.$O$6];0;1;OFFSET([.$C18];[.BN$26];0):[.$C18])" office:value-type="float" office:value="15739340005.6941" calcext:value-type="float">
            <text:p>15739340005.6941</text:p>
          </table:table-cell>
          <table:table-cell table:formula="of:=[.$E17]*POWER(1+[.$O$6];[.BO$26])-SERIESSUM(1+[.$O$6];0;1;OFFSET([.$C18];[.BO$26];0):[.$C18])" office:value-type="float" office:value="23067380281.8298" calcext:value-type="float">
            <text:p>23067380281.8298</text:p>
          </table:table-cell>
          <table:table-cell table:formula="of:=[.$E17]*POWER(1+[.$O$6];[.BP$26])-SERIESSUM(1+[.$O$6];0;1;OFFSET([.$C18];[.BP$26];0):[.$C18])" office:value-type="float" office:value="31494626599.3858" calcext:value-type="float">
            <text:p>31494626599.3858</text:p>
          </table:table-cell>
          <table:table-cell table:formula="of:=[.$E17]*POWER(1+[.$O$6];[.BQ$26])-SERIESSUM(1+[.$O$6];0;1;OFFSET([.$C18];[.BQ$26];0):[.$C18])" office:value-type="float" office:value="41185959864.5753" calcext:value-type="float">
            <text:p>41185959864.5753</text:p>
          </table:table-cell>
          <table:table-cell table:formula="of:=[.$E17]*POWER(1+[.$O$6];[.BR$26])-SERIESSUM(1+[.$O$6];0;1;OFFSET([.$C18];[.BR$26];0):[.$C18])" office:value-type="float" office:value="52330993119.5431" calcext:value-type="float">
            <text:p>52330993119.5431</text:p>
          </table:table-cell>
          <table:table-cell table:formula="of:=[.$E17]*POWER(1+[.$O$6];[.BS$26])-SERIESSUM(1+[.$O$6];0;1;OFFSET([.$C18];[.BS$26];0):[.$C18])" office:value-type="float" office:value="65147781362.7562" calcext:value-type="float">
            <text:p>65147781362.7562</text:p>
          </table:table-cell>
          <table:table-cell table:formula="of:=[.$E17]*POWER(1+[.$O$6];[.BT$26])-SERIESSUM(1+[.$O$6];0;1;OFFSET([.$C18];[.BT$26];0):[.$C18])" office:value-type="float" office:value="79887087842.4511" calcext:value-type="float">
            <text:p>79887087842.4511</text:p>
          </table:table-cell>
          <table:table-cell table:formula="of:=[.$E17]*POWER(1+[.$O$6];[.BU$26])-SERIESSUM(1+[.$O$6];0;1;OFFSET([.$C18];[.BU$26];0):[.$C18])" office:value-type="float" office:value="96837290294.1004" calcext:value-type="float">
            <text:p>96837290294.1004</text:p>
          </table:table-cell>
          <table:table-cell table:formula="of:=[.$E17]*POWER(1+[.$O$6];[.BV$26])-SERIESSUM(1+[.$O$6];0;1;OFFSET([.$C18];[.BV$26];0):[.$C18])" office:value-type="float" office:value="116330023113.497" calcext:value-type="float">
            <text:p>116330023113.497</text:p>
          </table:table-cell>
          <table:table-cell table:formula="of:=[.$E17]*POWER(1+[.$O$6];[.BW$26])-SERIESSUM(1+[.$O$6];0;1;OFFSET([.$C18];[.BW$26];0):[.$C18])" office:value-type="float" office:value="138746665855.803" calcext:value-type="float">
            <text:p>138746665855.803</text:p>
          </table:table-cell>
          <table:table-cell table:formula="of:=[.$E17]*POWER(1+[.$O$6];[.BX$26])-SERIESSUM(1+[.$O$6];0;1;OFFSET([.$C18];[.BX$26];0):[.$C18])" office:value-type="float" office:value="164525805009.455" calcext:value-type="float">
            <text:p>164525805009.45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O$2]*POWER(1+[.$O$11];[.$A42])*(POWER([.$O$7];12)-1)/([.$O$7]-1) + [.$B42]*POWER([.$O$7];12)" office:value-type="float" office:value="1192906946.66402" calcext:value-type="float">
            <text:p>1192906946.66402</text:p>
          </table:table-cell>
          <table:table-cell table:formula="of:=[.$C42]*POWER([.$O$9];12)" office:value-type="float" office:value="2975481.21415916" calcext:value-type="float">
            <text:p>2975481.21415916</text:p>
          </table:table-cell>
          <table:table-cell table:formula="of:=[.$B43]/4*[.$O$4]*[.$O$5]" office:value-type="float" office:value="2344062.15019479" calcext:value-type="float">
            <text:p>2344062.15019479</text:p>
          </table:table-cell>
          <table:table-cell table:formula="of:=[.$B43]-[.$C43]-[.$D43]+[.$O$13]*POWER([.$O$7];12*[.$A43])" office:value-type="float" office:value="1187587403.29966" calcext:value-type="float">
            <text:p>1187587403.29966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formula="of:=[.$E18]-[.$C19]" office:value-type="float" office:value="22643643.131426" calcext:value-type="float">
            <text:p>22643643.131426</text:p>
          </table:table-cell>
          <table:table-cell table:formula="of:=[.$E18]*POWER(1+[.$O$6];[.K$26])-SERIESSUM(1+[.$O$6];0;1;OFFSET([.$C19];[.K$26];0):[.$C19])" office:value-type="float" office:value="25406361.7488878" calcext:value-type="float">
            <text:p>25406361.7488878</text:p>
          </table:table-cell>
          <table:table-cell table:formula="of:=[.$E18]*POWER(1+[.$O$6];[.L$26])-SERIESSUM(1+[.$O$6];0;1;OFFSET([.$C19];[.L$26];0):[.$C19])" office:value-type="float" office:value="28525381.7486386" calcext:value-type="float">
            <text:p>28525381.7486386</text:p>
          </table:table-cell>
          <table:table-cell table:formula="of:=[.$E18]*POWER(1+[.$O$6];[.M$26])-SERIESSUM(1+[.$O$6];0;1;OFFSET([.$C19];[.M$26];0):[.$C19])" office:value-type="float" office:value="32040754.8104408" calcext:value-type="float">
            <text:p>32040754.8104408</text:p>
          </table:table-cell>
          <table:table-cell table:formula="of:=[.$E18]*POWER(1+[.$O$6];[.N$26])-SERIESSUM(1+[.$O$6];0;1;OFFSET([.$C19];[.N$26];0):[.$C19])" office:value-type="float" office:value="35995453.1579135" calcext:value-type="float">
            <text:p>35995453.1579135</text:p>
          </table:table-cell>
          <table:table-cell table:formula="of:=[.$E18]*POWER(1+[.$O$6];[.O$26])-SERIESSUM(1+[.$O$6];0;1;OFFSET([.$C19];[.O$26];0):[.$C19])" office:value-type="float" office:value="40435096.0386423" calcext:value-type="float">
            <text:p>40435096.0386423</text:p>
          </table:table-cell>
          <table:table-cell table:formula="of:=[.$E18]*POWER(1+[.$O$6];[.P$26])-SERIESSUM(1+[.$O$6];0;1;OFFSET([.$C19];[.P$26];0):[.$C19])" office:value-type="float" office:value="45407471.1521676" calcext:value-type="float">
            <text:p>45407471.1521676</text:p>
          </table:table-cell>
          <table:table-cell table:formula="of:=[.$E18]*POWER(1+[.$O$6];[.Q$26])-SERIESSUM(1+[.$O$6];0;1;OFFSET([.$C19];[.Q$26];0):[.$C19])" office:value-type="float" office:value="50961782.460467" calcext:value-type="float">
            <text:p>50961782.460467</text:p>
          </table:table-cell>
          <table:table-cell table:formula="of:=[.$E18]*POWER(1+[.$O$6];[.R$26])-SERIESSUM(1+[.$O$6];0;1;OFFSET([.$C19];[.R$26];0):[.$C19])" office:value-type="float" office:value="57147536.8161021" calcext:value-type="float">
            <text:p>57147536.8161021</text:p>
          </table:table-cell>
          <table:table-cell table:formula="of:=[.$E18]*POWER(1+[.$O$6];[.S$26])-SERIESSUM(1+[.$O$6];0;1;OFFSET([.$C19];[.S$26];0):[.$C19])" office:value-type="float" office:value="64012957.9850995" calcext:value-type="float">
            <text:p>64012957.9850995</text:p>
          </table:table-cell>
          <table:table-cell table:formula="of:=[.$E18]*POWER(1+[.$O$6];[.T$26])-SERIESSUM(1+[.$O$6];0;1;OFFSET([.$C19];[.T$26];0):[.$C19])" office:value-type="float" office:value="71602786.7330976" calcext:value-type="float">
            <text:p>71602786.7330976</text:p>
          </table:table-cell>
          <table:table-cell table:formula="of:=[.$E18]*POWER(1+[.$O$6];[.U$26])-SERIESSUM(1+[.$O$6];0;1;OFFSET([.$C19];[.U$26];0):[.$C19])" office:value-type="float" office:value="79955288.2069881" calcext:value-type="float">
            <text:p>79955288.2069881</text:p>
          </table:table-cell>
          <table:table-cell table:formula="of:=[.$E18]*POWER(1+[.$O$6];[.V$26])-SERIESSUM(1+[.$O$6];0;1;OFFSET([.$C19];[.V$26];0):[.$C19])" office:value-type="float" office:value="89098241.050011" calcext:value-type="float">
            <text:p>89098241.050011</text:p>
          </table:table-cell>
          <table:table-cell table:formula="of:=[.$E18]*POWER(1+[.$O$6];[.W$26])-SERIESSUM(1+[.$O$6];0;1;OFFSET([.$C19];[.W$26];0):[.$C19])" office:value-type="float" office:value="99043624.2696613" calcext:value-type="float">
            <text:p>99043624.2696613</text:p>
          </table:table-cell>
          <table:table-cell table:formula="of:=[.$E18]*POWER(1+[.$O$6];[.X$26])-SERIESSUM(1+[.$O$6];0;1;OFFSET([.$C19];[.X$26];0):[.$C19])" office:value-type="float" office:value="109780645.029698" calcext:value-type="float">
            <text:p>109780645.029698</text:p>
          </table:table-cell>
          <table:table-cell table:formula="of:=[.$E18]*POWER(1+[.$O$6];[.Y$26])-SERIESSUM(1+[.$O$6];0;1;OFFSET([.$C19];[.Y$26];0):[.$C19])" office:value-type="float" office:value="121266659.78942" calcext:value-type="float">
            <text:p>121266659.78942</text:p>
          </table:table-cell>
          <table:table-cell table:formula="of:=[.$E18]*POWER(1+[.$O$6];[.Z$26])-SERIESSUM(1+[.$O$6];0;1;OFFSET([.$C19];[.Z$26];0):[.$C19])" office:value-type="float" office:value="133415428.272928" calcext:value-type="float">
            <text:p>133415428.272928</text:p>
          </table:table-cell>
          <table:table-cell table:formula="of:=[.$E18]*POWER(1+[.$O$6];[.AA$26])-SERIESSUM(1+[.$O$6];0;1;OFFSET([.$C19];[.AA$26];0):[.$C19])" office:value-type="float" office:value="146081999.311805" calcext:value-type="float">
            <text:p>146081999.311805</text:p>
          </table:table-cell>
          <table:table-cell table:formula="of:=[.$E18]*POWER(1+[.$O$6];[.AB$26])-SERIESSUM(1+[.$O$6];0;1;OFFSET([.$C19];[.AB$26];0):[.$C19])" office:value-type="float" office:value="159043353.108052" calcext:value-type="float">
            <text:p>159043353.108052</text:p>
          </table:table-cell>
          <table:table-cell table:formula="of:=[.$E18]*POWER(1+[.$O$6];[.AC$26])-SERIESSUM(1+[.$O$6];0;1;OFFSET([.$C19];[.AC$26];0):[.$C19])" office:value-type="float" office:value="171973707.807179" calcext:value-type="float">
            <text:p>171973707.807179</text:p>
          </table:table-cell>
          <table:table-cell table:formula="of:=[.$E18]*POWER(1+[.$O$6];[.AD$26])-SERIESSUM(1+[.$O$6];0;1;OFFSET([.$C19];[.AD$26];0):[.$C19])" office:value-type="float" office:value="184413129.445228" calcext:value-type="float">
            <text:p>184413129.445228</text:p>
          </table:table-cell>
          <table:table-cell table:formula="of:=[.$E18]*POWER(1+[.$O$6];[.AE$26])-SERIESSUM(1+[.$O$6];0;1;OFFSET([.$C19];[.AE$26];0):[.$C19])" office:value-type="float" office:value="195727750.978734" calcext:value-type="float">
            <text:p>195727750.978734</text:p>
          </table:table-cell>
          <table:table-cell table:formula="of:=[.$E18]*POWER(1+[.$O$6];[.AF$26])-SERIESSUM(1+[.$O$6];0;1;OFFSET([.$C19];[.AF$26];0):[.$C19])" office:value-type="float" office:value="205059492.964785" calcext:value-type="float">
            <text:p>205059492.964785</text:p>
          </table:table-cell>
          <table:table-cell table:formula="of:=[.$E18]*POWER(1+[.$O$6];[.AG$26])-SERIESSUM(1+[.$O$6];0;1;OFFSET([.$C19];[.AG$26];0):[.$C19])" office:value-type="float" office:value="211262666.696052" calcext:value-type="float">
            <text:p>211262666.696052</text:p>
          </table:table-cell>
          <table:table-cell table:formula="of:=[.$E18]*POWER(1+[.$O$6];[.AH$26])-SERIESSUM(1+[.$O$6];0;1;OFFSET([.$C19];[.AH$26];0):[.$C19])" office:value-type="float" office:value="212824206.972423" calcext:value-type="float">
            <text:p>212824206.972423</text:p>
          </table:table-cell>
          <table:table-cell table:formula="of:=[.$E18]*POWER(1+[.$O$6];[.AI$26])-SERIESSUM(1+[.$O$6];0;1;OFFSET([.$C19];[.AI$26];0):[.$C19])" office:value-type="float" office:value="207763497.532552" calcext:value-type="float">
            <text:p>207763497.532552</text:p>
          </table:table-cell>
          <table:table-cell table:formula="of:=[.$E18]*POWER(1+[.$O$6];[.AJ$26])-SERIESSUM(1+[.$O$6];0;1;OFFSET([.$C19];[.AJ$26];0):[.$C19])" office:value-type="float" office:value="193506782.104351" calcext:value-type="float">
            <text:p>193506782.104351</text:p>
          </table:table-cell>
          <table:table-cell table:formula="of:=[.$E18]*POWER(1+[.$O$6];[.AK$26])-SERIESSUM(1+[.$O$6];0;1;OFFSET([.$C19];[.AK$26];0):[.$C19])" office:value-type="float" office:value="166729954.438146" calcext:value-type="float">
            <text:p>166729954.438146</text:p>
          </table:table-cell>
          <table:table-cell table:formula="of:=[.$E18]*POWER(1+[.$O$6];[.AL$26])-SERIESSUM(1+[.$O$6];0;1;OFFSET([.$C19];[.AL$26];0):[.$C19])" office:value-type="float" office:value="123162037.763306" calcext:value-type="float">
            <text:p>123162037.763306</text:p>
          </table:table-cell>
          <table:table-cell table:formula="of:=[.$E18]*POWER(1+[.$O$6];[.AM$26])-SERIESSUM(1+[.$O$6];0;1;OFFSET([.$C19];[.AM$26];0):[.$C19])" office:value-type="float" office:value="57339831.5286043" calcext:value-type="float">
            <text:p>57339831.5286043</text:p>
          </table:table-cell>
          <table:table-cell table:formula="of:=[.$E18]*POWER(1+[.$O$6];[.AN$26])-SERIESSUM(1+[.$O$6];0;1;OFFSET([.$C19];[.AN$26];0):[.$C19])" office:value-type="float" office:value="-37698060.7244539" calcext:value-type="float">
            <text:p>-37698060.7244539</text:p>
          </table:table-cell>
          <table:table-cell table:formula="of:=[.$E18]*POWER(1+[.$O$6];[.AO$26])-SERIESSUM(1+[.$O$6];0;1;OFFSET([.$C19];[.AO$26];0):[.$C19])" office:value-type="float" office:value="-170792404.745288" calcext:value-type="float">
            <text:p>-170792404.745288</text:p>
          </table:table-cell>
          <table:table-cell table:formula="of:=[.$E18]*POWER(1+[.$O$6];[.AP$26])-SERIESSUM(1+[.$O$6];0;1;OFFSET([.$C19];[.AP$26];0):[.$C19])" office:value-type="float" office:value="-353137745.306889" calcext:value-type="float">
            <text:p>-353137745.306889</text:p>
          </table:table-cell>
          <table:table-cell table:formula="of:=[.$E18]*POWER(1+[.$O$6];[.AQ$26])-SERIESSUM(1+[.$O$6];0;1;OFFSET([.$C19];[.AQ$26];0):[.$C19])" office:value-type="float" office:value="-598872349.648495" calcext:value-type="float">
            <text:p>-598872349.648495</text:p>
          </table:table-cell>
          <table:table-cell table:formula="of:=[.$E18]*POWER(1+[.$O$6];[.AR$26])-SERIESSUM(1+[.$O$6];0;1;OFFSET([.$C19];[.AR$26];0):[.$C19])" office:value-type="float" office:value="-925811242.488483" calcext:value-type="float">
            <text:p>-925811242.488483</text:p>
          </table:table-cell>
          <table:table-cell table:formula="of:=[.$E18]*POWER(1+[.$O$6];[.AS$26])-SERIESSUM(1+[.$O$6];0;1;OFFSET([.$C19];[.AS$26];0):[.$C19])" office:value-type="float" office:value="-1356356381.65538" calcext:value-type="float">
            <text:p>-1356356381.65538</text:p>
          </table:table-cell>
          <table:table-cell table:formula="of:=[.$E18]*POWER(1+[.$O$6];[.AT$26])-SERIESSUM(1+[.$O$6];0;1;OFFSET([.$C19];[.AT$26];0):[.$C19])" office:value-type="float" office:value="-1918626031.65662" calcext:value-type="float">
            <text:p>-1918626031.65662</text:p>
          </table:table-cell>
          <table:table-cell table:formula="of:=[.$E18]*POWER(1+[.$O$6];[.AU$26])-SERIESSUM(1+[.$O$6];0;1;OFFSET([.$C19];[.AU$26];0):[.$C19])" office:value-type="float" office:value="-2647855270.67799" calcext:value-type="float">
            <text:p>-2647855270.67799</text:p>
          </table:table-cell>
          <table:table-cell table:formula="of:=[.$E18]*POWER(1+[.$O$6];[.AV$26])-SERIESSUM(1+[.$O$6];0;1;OFFSET([.$C19];[.AV$26];0):[.$C19])" office:value-type="float" office:value="-3588131749.19284" calcext:value-type="float">
            <text:p>-3588131749.19284</text:p>
          </table:table-cell>
          <table:table-cell table:formula="of:=[.$E18]*POWER(1+[.$O$6];[.AW$26])-SERIESSUM(1+[.$O$6];0;1;OFFSET([.$C19];[.AW$26];0):[.$C19])" office:value-type="float" office:value="-4794545840.8893" calcext:value-type="float">
            <text:p>-4794545840.8893</text:p>
          </table:table-cell>
          <table:table-cell table:formula="of:=[.$E18]*POWER(1+[.$O$6];[.AX$26])-SERIESSUM(1+[.$O$6];0;1;OFFSET([.$C19];[.AX$26];0):[.$C19])" office:value-type="float" office:value="-6335852848.33829" calcext:value-type="float">
            <text:p>-6335852848.33829</text:p>
          </table:table-cell>
          <table:table-cell table:formula="of:=[.$E18]*POWER(1+[.$O$6];[.AY$26])-SERIESSUM(1+[.$O$6];0;1;OFFSET([.$C19];[.AY$26];0):[.$C19])" office:value-type="float" office:value="-8297767758.76327" calcext:value-type="float">
            <text:p>-8297767758.76327</text:p>
          </table:table-cell>
          <table:table-cell table:formula="of:=[.$E18]*POWER(1+[.$O$6];[.AZ$26])-SERIESSUM(1+[.$O$6];0;1;OFFSET([.$C19];[.AZ$26];0):[.$C19])" office:value-type="float" office:value="-10787041189.464" calcext:value-type="float">
            <text:p>-10787041189.464</text:p>
          </table:table-cell>
          <table:table-cell table:formula="of:=[.$E18]*POWER(1+[.$O$6];[.BA$26])-SERIESSUM(1+[.$O$6];0;1;OFFSET([.$C19];[.BA$26];0):[.$C19])" office:value-type="float" office:value="-13936499849.3776" calcext:value-type="float">
            <text:p>-13936499849.3776</text:p>
          </table:table-cell>
          <table:table-cell table:formula="of:=[.$E18]*POWER(1+[.$O$6];[.BB$26])-SERIESSUM(1+[.$O$6];0;1;OFFSET([.$C19];[.BB$26];0):[.$C19])" office:value-type="float" office:value="-17911277589.353" calcext:value-type="float">
            <text:p>-17911277589.353</text:p>
          </table:table-cell>
          <table:table-cell table:formula="of:=[.$E18]*POWER(1+[.$O$6];[.BC$26])-SERIESSUM(1+[.$O$6];0;1;OFFSET([.$C19];[.BC$26];0):[.$C19])" office:value-type="float" office:value="-16278789192.2893" calcext:value-type="float">
            <text:p>-16278789192.2893</text:p>
          </table:table-cell>
          <table:table-cell table:formula="of:=[.$E18]*POWER(1+[.$O$6];[.BD$26])-SERIESSUM(1+[.$O$6];0;1;OFFSET([.$C19];[.BD$26];0):[.$C19])" office:value-type="float" office:value="-14401427535.6661" calcext:value-type="float">
            <text:p>-14401427535.6661</text:p>
          </table:table-cell>
          <table:table-cell table:formula="of:=[.$E18]*POWER(1+[.$O$6];[.BE$26])-SERIESSUM(1+[.$O$6];0;1;OFFSET([.$C19];[.BE$26];0):[.$C19])" office:value-type="float" office:value="-12242461630.5494" calcext:value-type="float">
            <text:p>-12242461630.5494</text:p>
          </table:table-cell>
          <table:table-cell table:formula="of:=[.$E18]*POWER(1+[.$O$6];[.BF$26])-SERIESSUM(1+[.$O$6];0;1;OFFSET([.$C19];[.BF$26];0):[.$C19])" office:value-type="float" office:value="-9759650839.66519" calcext:value-type="float">
            <text:p>-9759650839.66519</text:p>
          </table:table-cell>
          <table:table-cell table:formula="of:=[.$E18]*POWER(1+[.$O$6];[.BG$26])-SERIESSUM(1+[.$O$6];0;1;OFFSET([.$C19];[.BG$26];0):[.$C19])" office:value-type="float" office:value="-6904418430.14837" calcext:value-type="float">
            <text:p>-6904418430.14837</text:p>
          </table:table-cell>
          <table:table-cell table:formula="of:=[.$E18]*POWER(1+[.$O$6];[.BH$26])-SERIESSUM(1+[.$O$6];0;1;OFFSET([.$C19];[.BH$26];0):[.$C19])" office:value-type="float" office:value="-3620901159.20402" calcext:value-type="float">
            <text:p>-3620901159.20402</text:p>
          </table:table-cell>
          <table:table-cell table:formula="of:=[.$E18]*POWER(1+[.$O$6];[.BI$26])-SERIESSUM(1+[.$O$6];0;1;OFFSET([.$C19];[.BI$26];0):[.$C19])" office:value-type="float" office:value="155143702.381977" calcext:value-type="float">
            <text:p>155143702.381977</text:p>
          </table:table-cell>
          <table:table-cell table:formula="of:=[.$E18]*POWER(1+[.$O$6];[.BJ$26])-SERIESSUM(1+[.$O$6];0;1;OFFSET([.$C19];[.BJ$26];0):[.$C19])" office:value-type="float" office:value="4497595293.20588" calcext:value-type="float">
            <text:p>4497595293.20588</text:p>
          </table:table-cell>
          <table:table-cell table:formula="of:=[.$E18]*POWER(1+[.$O$6];[.BK$26])-SERIESSUM(1+[.$O$6];0;1;OFFSET([.$C19];[.BK$26];0):[.$C19])" office:value-type="float" office:value="9491414622.65337" calcext:value-type="float">
            <text:p>9491414622.65337</text:p>
          </table:table-cell>
          <table:table-cell table:formula="of:=[.$E18]*POWER(1+[.$O$6];[.BL$26])-SERIESSUM(1+[.$O$6];0;1;OFFSET([.$C19];[.BL$26];0):[.$C19])" office:value-type="float" office:value="15234306851.518" calcext:value-type="float">
            <text:p>15234306851.518</text:p>
          </table:table-cell>
          <table:table-cell table:formula="of:=[.$E18]*POWER(1+[.$O$6];[.BM$26])-SERIESSUM(1+[.$O$6];0;1;OFFSET([.$C19];[.BM$26];0):[.$C19])" office:value-type="float" office:value="21838632914.7123" calcext:value-type="float">
            <text:p>21838632914.7123</text:p>
          </table:table-cell>
          <table:table-cell table:formula="of:=[.$E18]*POWER(1+[.$O$6];[.BN$26])-SERIESSUM(1+[.$O$6];0;1;OFFSET([.$C19];[.BN$26];0):[.$C19])" office:value-type="float" office:value="29433607887.3857" calcext:value-type="float">
            <text:p>29433607887.3857</text:p>
          </table:table-cell>
          <table:table-cell table:formula="of:=[.$E18]*POWER(1+[.$O$6];[.BO$26])-SERIESSUM(1+[.$O$6];0;1;OFFSET([.$C19];[.BO$26];0):[.$C19])" office:value-type="float" office:value="38167829105.9602" calcext:value-type="float">
            <text:p>38167829105.9602</text:p>
          </table:table-cell>
          <table:table-cell table:formula="of:=[.$E18]*POWER(1+[.$O$6];[.BP$26])-SERIESSUM(1+[.$O$6];0;1;OFFSET([.$C19];[.BP$26];0):[.$C19])" office:value-type="float" office:value="48212183507.3208" calcext:value-type="float">
            <text:p>48212183507.3208</text:p>
          </table:table-cell>
          <table:table-cell table:formula="of:=[.$E18]*POWER(1+[.$O$6];[.BQ$26])-SERIESSUM(1+[.$O$6];0;1;OFFSET([.$C19];[.BQ$26];0):[.$C19])" office:value-type="float" office:value="59763191068.8855" calcext:value-type="float">
            <text:p>59763191068.8855</text:p>
          </table:table-cell>
          <table:table-cell table:formula="of:=[.$E18]*POWER(1+[.$O$6];[.BR$26])-SERIESSUM(1+[.$O$6];0;1;OFFSET([.$C19];[.BR$26];0):[.$C19])" office:value-type="float" office:value="73046849764.6849" calcext:value-type="float">
            <text:p>73046849764.6849</text:p>
          </table:table-cell>
          <table:table-cell table:formula="of:=[.$E18]*POWER(1+[.$O$6];[.BS$26])-SERIESSUM(1+[.$O$6];0;1;OFFSET([.$C19];[.BS$26];0):[.$C19])" office:value-type="float" office:value="88323057264.8543" calcext:value-type="float">
            <text:p>88323057264.8543</text:p>
          </table:table-cell>
          <table:table-cell table:formula="of:=[.$E18]*POWER(1+[.$O$6];[.BT$26])-SERIESSUM(1+[.$O$6];0;1;OFFSET([.$C19];[.BT$26];0):[.$C19])" office:value-type="float" office:value="105890695890.049" calcext:value-type="float">
            <text:p>105890695890.049</text:p>
          </table:table-cell>
          <table:table-cell table:formula="of:=[.$E18]*POWER(1+[.$O$6];[.BU$26])-SERIESSUM(1+[.$O$6];0;1;OFFSET([.$C19];[.BU$26];0):[.$C19])" office:value-type="float" office:value="126093480309.023" calcext:value-type="float">
            <text:p>126093480309.023</text:p>
          </table:table-cell>
          <table:table-cell table:formula="of:=[.$E18]*POWER(1+[.$O$6];[.BV$26])-SERIESSUM(1+[.$O$6];0;1;OFFSET([.$C19];[.BV$26];0):[.$C19])" office:value-type="float" office:value="149326682390.843" calcext:value-type="float">
            <text:p>149326682390.843</text:p>
          </table:table-cell>
          <table:table-cell table:formula="of:=[.$E18]*POWER(1+[.$O$6];[.BW$26])-SERIESSUM(1+[.$O$6];0;1;OFFSET([.$C19];[.BW$26];0):[.$C19])" office:value-type="float" office:value="176044864784.936" calcext:value-type="float">
            <text:p>176044864784.936</text:p>
          </table:table-cell>
          <table:table-cell table:formula="of:=[.$E18]*POWER(1+[.$O$6];[.BX$26])-SERIESSUM(1+[.$O$6];0;1;OFFSET([.$C19];[.BX$26];0):[.$C19])" office:value-type="float" office:value="206770774538.143" calcext:value-type="float">
            <text:p>206770774538.14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O$2]*POWER(1+[.$O$11];[.$A43])*(POWER([.$O$7];12)-1)/([.$O$7]-1) + [.$B43]*POWER([.$O$7];12)" office:value-type="float" office:value="1386668463.98611" calcext:value-type="float">
            <text:p>1386668463.98611</text:p>
          </table:table-cell>
          <table:table-cell table:formula="of:=[.$C43]*POWER([.$O$9];12)" office:value-type="float" office:value="3183764.8991503" calcext:value-type="float">
            <text:p>3183764.8991503</text:p>
          </table:table-cell>
          <table:table-cell table:formula="of:=[.$B44]/4*[.$O$4]*[.$O$5]" office:value-type="float" office:value="2724803.5317327" calcext:value-type="float">
            <text:p>2724803.5317327</text:p>
          </table:table-cell>
          <table:table-cell table:formula="of:=[.$B44]-[.$C44]-[.$D44]+[.$O$13]*POWER([.$O$7];12*[.$A44])" office:value-type="float" office:value="1380759895.55522" calcext:value-type="float">
            <text:p>1380759895.55522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table:formula="of:=[.$E19]-[.$C20]" office:value-type="float" office:value="26975067.8239915" calcext:value-type="float">
            <text:p>26975067.8239915</text:p>
          </table:table-cell>
          <table:table-cell table:formula="of:=[.$E19]*POWER(1+[.$O$6];[.K$26])-SERIESSUM(1+[.$O$6];0;1;OFFSET([.$C20];[.K$26];0):[.$C20])" office:value-type="float" office:value="30343132.1956805" calcext:value-type="float">
            <text:p>30343132.1956805</text:p>
          </table:table-cell>
          <table:table-cell table:formula="of:=[.$E19]*POWER(1+[.$O$6];[.L$26])-SERIESSUM(1+[.$O$6];0;1;OFFSET([.$C20];[.L$26];0):[.$C20])" office:value-type="float" office:value="34154232.3640695" calcext:value-type="float">
            <text:p>34154232.3640695</text:p>
          </table:table-cell>
          <table:table-cell table:formula="of:=[.$E19]*POWER(1+[.$O$6];[.M$26])-SERIESSUM(1+[.$O$6];0;1;OFFSET([.$C20];[.M$26];0):[.$C20])" office:value-type="float" office:value="38460492.6241518" calcext:value-type="float">
            <text:p>38460492.6241518</text:p>
          </table:table-cell>
          <table:table-cell table:formula="of:=[.$E19]*POWER(1+[.$O$6];[.N$26])-SERIESSUM(1+[.$O$6];0;1;OFFSET([.$C20];[.N$26];0):[.$C20])" office:value-type="float" office:value="43318552.6024945" calcext:value-type="float">
            <text:p>43318552.6024945</text:p>
          </table:table-cell>
          <table:table-cell table:formula="of:=[.$E19]*POWER(1+[.$O$6];[.O$26])-SERIESSUM(1+[.$O$6];0;1;OFFSET([.$C20];[.O$26];0):[.$C20])" office:value-type="float" office:value="48789483.1434034" calcext:value-type="float">
            <text:p>48789483.1434034</text:p>
          </table:table-cell>
          <table:table-cell table:formula="of:=[.$E19]*POWER(1+[.$O$6];[.P$26])-SERIESSUM(1+[.$O$6];0;1;OFFSET([.$C20];[.P$26];0):[.$C20])" office:value-type="float" office:value="54938514.0721839" calcext:value-type="float">
            <text:p>54938514.0721839</text:p>
          </table:table-cell>
          <table:table-cell table:formula="of:=[.$E19]*POWER(1+[.$O$6];[.Q$26])-SERIESSUM(1+[.$O$6];0;1;OFFSET([.$C20];[.Q$26];0):[.$C20])" office:value-type="float" office:value="61834505.1629689" calcext:value-type="float">
            <text:p>61834505.1629689</text:p>
          </table:table-cell>
          <table:table-cell table:formula="of:=[.$E19]*POWER(1+[.$O$6];[.R$26])-SERIESSUM(1+[.$O$6];0;1;OFFSET([.$C20];[.R$26];0):[.$C20])" office:value-type="float" office:value="69549072.0130388" calcext:value-type="float">
            <text:p>69549072.0130388</text:p>
          </table:table-cell>
          <table:table-cell table:formula="of:=[.$E19]*POWER(1+[.$O$6];[.S$26])-SERIESSUM(1+[.$O$6];0;1;OFFSET([.$C20];[.S$26];0):[.$C20])" office:value-type="float" office:value="78155253.8068375" calcext:value-type="float">
            <text:p>78155253.8068375</text:p>
          </table:table-cell>
          <table:table-cell table:formula="of:=[.$E19]*POWER(1+[.$O$6];[.T$26])-SERIESSUM(1+[.$O$6];0;1;OFFSET([.$C20];[.T$26];0):[.$C20])" office:value-type="float" office:value="87725578.8816127" calcext:value-type="float">
            <text:p>87725578.8816127</text:p>
          </table:table-cell>
          <table:table-cell table:formula="of:=[.$E19]*POWER(1+[.$O$6];[.U$26])-SERIESSUM(1+[.$O$6];0;1;OFFSET([.$C20];[.U$26];0):[.$C20])" office:value-type="float" office:value="98329345.0202552" calcext:value-type="float">
            <text:p>98329345.0202552</text:p>
          </table:table-cell>
          <table:table-cell table:formula="of:=[.$E19]*POWER(1+[.$O$6];[.V$26])-SERIESSUM(1+[.$O$6];0;1;OFFSET([.$C20];[.V$26];0):[.$C20])" office:value-type="float" office:value="110028882.558106" calcext:value-type="float">
            <text:p>110028882.558106</text:p>
          </table:table-cell>
          <table:table-cell table:formula="of:=[.$E19]*POWER(1+[.$O$6];[.W$26])-SERIESSUM(1+[.$O$6];0;1;OFFSET([.$C20];[.W$26];0):[.$C20])" office:value-type="float" office:value="122874507.298321" calcext:value-type="float">
            <text:p>122874507.298321</text:p>
          </table:table-cell>
          <table:table-cell table:formula="of:=[.$E19]*POWER(1+[.$O$6];[.X$26])-SERIESSUM(1+[.$O$6];0;1;OFFSET([.$C20];[.X$26];0):[.$C20])" office:value-type="float" office:value="136897793.911029" calcext:value-type="float">
            <text:p>136897793.911029</text:p>
          </table:table-cell>
          <table:table-cell table:formula="of:=[.$E19]*POWER(1+[.$O$6];[.Y$26])-SERIESSUM(1+[.$O$6];0;1;OFFSET([.$C20];[.Y$26];0):[.$C20])" office:value-type="float" office:value="152102705.263318" calcext:value-type="float">
            <text:p>152102705.263318</text:p>
          </table:table-cell>
          <table:table-cell table:formula="of:=[.$E19]*POWER(1+[.$O$6];[.Z$26])-SERIESSUM(1+[.$O$6];0;1;OFFSET([.$C20];[.Z$26];0):[.$C20])" office:value-type="float" office:value="168453994.433967" calcext:value-type="float">
            <text:p>168453994.433967</text:p>
          </table:table-cell>
          <table:table-cell table:formula="of:=[.$E19]*POWER(1+[.$O$6];[.AA$26])-SERIESSUM(1+[.$O$6];0;1;OFFSET([.$C20];[.AA$26];0):[.$C20])" office:value-type="float" office:value="185862148.372856" calcext:value-type="float">
            <text:p>185862148.372856</text:p>
          </table:table-cell>
          <table:table-cell table:formula="of:=[.$E19]*POWER(1+[.$O$6];[.AB$26])-SERIESSUM(1+[.$O$6];0;1;OFFSET([.$C20];[.AB$26];0):[.$C20])" office:value-type="float" office:value="204163958.301224" calcext:value-type="float">
            <text:p>204163958.301224</text:p>
          </table:table-cell>
          <table:table-cell table:formula="of:=[.$E19]*POWER(1+[.$O$6];[.AC$26])-SERIESSUM(1+[.$O$6];0;1;OFFSET([.$C20];[.AC$26];0):[.$C20])" office:value-type="float" office:value="223097573.400632" calcext:value-type="float">
            <text:p>223097573.400632</text:p>
          </table:table-cell>
          <table:table-cell table:formula="of:=[.$E19]*POWER(1+[.$O$6];[.AD$26])-SERIESSUM(1+[.$O$6];0;1;OFFSET([.$C20];[.AD$26];0):[.$C20])" office:value-type="float" office:value="242270610.460386" calcext:value-type="float">
            <text:p>242270610.460386</text:p>
          </table:table-cell>
          <table:table-cell table:formula="of:=[.$E19]*POWER(1+[.$O$6];[.AE$26])-SERIESSUM(1+[.$O$6];0;1;OFFSET([.$C20];[.AE$26];0):[.$C20])" office:value-type="float" office:value="261119539.794337" calcext:value-type="float">
            <text:p>261119539.794337</text:p>
          </table:table-cell>
          <table:table-cell table:formula="of:=[.$E19]*POWER(1+[.$O$6];[.AF$26])-SERIESSUM(1+[.$O$6];0;1;OFFSET([.$C20];[.AF$26];0):[.$C20])" office:value-type="float" office:value="278858130.656476" calcext:value-type="float">
            <text:p>278858130.656476</text:p>
          </table:table-cell>
          <table:table-cell table:formula="of:=[.$E19]*POWER(1+[.$O$6];[.AG$26])-SERIESSUM(1+[.$O$6];0;1;OFFSET([.$C20];[.AG$26];0):[.$C20])" office:value-type="float" office:value="294412197.526555" calcext:value-type="float">
            <text:p>294412197.526555</text:p>
          </table:table-cell>
          <table:table-cell table:formula="of:=[.$E19]*POWER(1+[.$O$6];[.AH$26])-SERIESSUM(1+[.$O$6];0;1;OFFSET([.$C20];[.AH$26];0):[.$C20])" office:value-type="float" office:value="306337217.246539" calcext:value-type="float">
            <text:p>306337217.246539</text:p>
          </table:table-cell>
          <table:table-cell table:formula="of:=[.$E19]*POWER(1+[.$O$6];[.AI$26])-SERIESSUM(1+[.$O$6];0;1;OFFSET([.$C20];[.AI$26];0):[.$C20])" office:value-type="float" office:value="312714555.513783" calcext:value-type="float">
            <text:p>312714555.513783</text:p>
          </table:table-cell>
          <table:table-cell table:formula="of:=[.$E19]*POWER(1+[.$O$6];[.AJ$26])-SERIESSUM(1+[.$O$6];0;1;OFFSET([.$C20];[.AJ$26];0):[.$C20])" office:value-type="float" office:value="311021011.978701" calcext:value-type="float">
            <text:p>311021011.978701</text:p>
          </table:table-cell>
          <table:table-cell table:formula="of:=[.$E19]*POWER(1+[.$O$6];[.AK$26])-SERIESSUM(1+[.$O$6];0;1;OFFSET([.$C20];[.AK$26];0):[.$C20])" office:value-type="float" office:value="297965119.644919" calcext:value-type="float">
            <text:p>297965119.644919</text:p>
          </table:table-cell>
          <table:table-cell table:formula="of:=[.$E19]*POWER(1+[.$O$6];[.AL$26])-SERIESSUM(1+[.$O$6];0;1;OFFSET([.$C20];[.AL$26];0):[.$C20])" office:value-type="float" office:value="269282059.062255" calcext:value-type="float">
            <text:p>269282059.062255</text:p>
          </table:table-cell>
          <table:table-cell table:formula="of:=[.$E19]*POWER(1+[.$O$6];[.AM$26])-SERIESSUM(1+[.$O$6];0;1;OFFSET([.$C20];[.AM$26];0):[.$C20])" office:value-type="float" office:value="219477100.189452" calcext:value-type="float">
            <text:p>219477100.189452</text:p>
          </table:table-cell>
          <table:table-cell table:formula="of:=[.$E19]*POWER(1+[.$O$6];[.AN$26])-SERIESSUM(1+[.$O$6];0;1;OFFSET([.$C20];[.AN$26];0):[.$C20])" office:value-type="float" office:value="141505077.546757" calcext:value-type="float">
            <text:p>141505077.546757</text:p>
          </table:table-cell>
          <table:table-cell table:formula="of:=[.$E19]*POWER(1+[.$O$6];[.AO$26])-SERIESSUM(1+[.$O$6];0;1;OFFSET([.$C20];[.AO$26];0):[.$C20])" office:value-type="float" office:value="26370429.822752" calcext:value-type="float">
            <text:p>26370429.822752</text:p>
          </table:table-cell>
          <table:table-cell table:formula="of:=[.$E19]*POWER(1+[.$O$6];[.AP$26])-SERIESSUM(1+[.$O$6];0;1;OFFSET([.$C20];[.AP$26];0):[.$C20])" office:value-type="float" office:value="-137371339.143128" calcext:value-type="float">
            <text:p>-137371339.143128</text:p>
          </table:table-cell>
          <table:table-cell table:formula="of:=[.$E19]*POWER(1+[.$O$6];[.AQ$26])-SERIESSUM(1+[.$O$6];0;1;OFFSET([.$C20];[.AQ$26];0):[.$C20])" office:value-type="float" office:value="-364234458.538362" calcext:value-type="float">
            <text:p>-364234458.538362</text:p>
          </table:table-cell>
          <table:table-cell table:formula="of:=[.$E19]*POWER(1+[.$O$6];[.AR$26])-SERIESSUM(1+[.$O$6];0;1;OFFSET([.$C20];[.AR$26];0):[.$C20])" office:value-type="float" office:value="-672575230.53932" calcext:value-type="float">
            <text:p>-672575230.53932</text:p>
          </table:table-cell>
          <table:table-cell table:formula="of:=[.$E19]*POWER(1+[.$O$6];[.AS$26])-SERIESSUM(1+[.$O$6];0;1;OFFSET([.$C20];[.AS$26];0):[.$C20])" office:value-type="float" office:value="-1085552109.60939" calcext:value-type="float">
            <text:p>-1085552109.60939</text:p>
          </table:table-cell>
          <table:table-cell table:formula="of:=[.$E19]*POWER(1+[.$O$6];[.AT$26])-SERIESSUM(1+[.$O$6];0;1;OFFSET([.$C20];[.AT$26];0):[.$C20])" office:value-type="float" office:value="-1632318252.29644" calcext:value-type="float">
            <text:p>-1632318252.29644</text:p>
          </table:table-cell>
          <table:table-cell table:formula="of:=[.$E19]*POWER(1+[.$O$6];[.AU$26])-SERIESSUM(1+[.$O$6];0;1;OFFSET([.$C20];[.AU$26];0):[.$C20])" office:value-type="float" office:value="-2349501797.81288" calcext:value-type="float">
            <text:p>-2349501797.81288</text:p>
          </table:table-cell>
          <table:table-cell table:formula="of:=[.$E19]*POWER(1+[.$O$6];[.AV$26])-SERIESSUM(1+[.$O$6];0;1;OFFSET([.$C20];[.AV$26];0):[.$C20])" office:value-type="float" office:value="-3283042128.5519" calcext:value-type="float">
            <text:p>-3283042128.5519</text:p>
          </table:table-cell>
          <table:table-cell table:formula="of:=[.$E19]*POWER(1+[.$O$6];[.AW$26])-SERIESSUM(1+[.$O$6];0;1;OFFSET([.$C20];[.AW$26];0):[.$C20])" office:value-type="float" office:value="-4490466380.20444" calcext:value-type="float">
            <text:p>-4490466380.20444</text:p>
          </table:table-cell>
          <table:table-cell table:formula="of:=[.$E19]*POWER(1+[.$O$6];[.AX$26])-SERIESSUM(1+[.$O$6];0;1;OFFSET([.$C20];[.AX$26];0):[.$C20])" office:value-type="float" office:value="-6043710227.7428" calcext:value-type="float">
            <text:p>-6043710227.7428</text:p>
          </table:table-cell>
          <table:table-cell table:formula="of:=[.$E19]*POWER(1+[.$O$6];[.AY$26])-SERIESSUM(1+[.$O$6];0;1;OFFSET([.$C20];[.AY$26];0):[.$C20])" office:value-type="float" office:value="-8032611333.90065" calcext:value-type="float">
            <text:p>-8032611333.90065</text:p>
          </table:table-cell>
          <table:table-cell table:formula="of:=[.$E19]*POWER(1+[.$O$6];[.AZ$26])-SERIESSUM(1+[.$O$6];0;1;OFFSET([.$C20];[.AZ$26];0):[.$C20])" office:value-type="float" office:value="-10569233879.5541" calcext:value-type="float">
            <text:p>-10569233879.5541</text:p>
          </table:table-cell>
          <table:table-cell table:formula="of:=[.$E19]*POWER(1+[.$O$6];[.BA$26])-SERIESSUM(1+[.$O$6];0;1;OFFSET([.$C20];[.BA$26];0):[.$C20])" office:value-type="float" office:value="-13793219616.6857" calcext:value-type="float">
            <text:p>-13793219616.6857</text:p>
          </table:table-cell>
          <table:table-cell table:formula="of:=[.$E19]*POWER(1+[.$O$6];[.BB$26])-SERIESSUM(1+[.$O$6];0;1;OFFSET([.$C20];[.BB$26];0):[.$C20])" office:value-type="float" office:value="-12106470346.5303" calcext:value-type="float">
            <text:p>-12106470346.5303</text:p>
          </table:table-cell>
          <table:table-cell table:formula="of:=[.$E19]*POWER(1+[.$O$6];[.BC$26])-SERIESSUM(1+[.$O$6];0;1;OFFSET([.$C20];[.BC$26];0):[.$C20])" office:value-type="float" office:value="-10166708685.8516" calcext:value-type="float">
            <text:p>-10166708685.8516</text:p>
          </table:table-cell>
          <table:table-cell table:formula="of:=[.$E19]*POWER(1+[.$O$6];[.BD$26])-SERIESSUM(1+[.$O$6];0;1;OFFSET([.$C20];[.BD$26];0):[.$C20])" office:value-type="float" office:value="-7935982776.0711" calcext:value-type="float">
            <text:p>-7935982776.0711</text:p>
          </table:table-cell>
          <table:table-cell table:formula="of:=[.$E19]*POWER(1+[.$O$6];[.BE$26])-SERIESSUM(1+[.$O$6];0;1;OFFSET([.$C20];[.BE$26];0):[.$C20])" office:value-type="float" office:value="-5370647979.82351" calcext:value-type="float">
            <text:p>-5370647979.82351</text:p>
          </table:table-cell>
          <table:table-cell table:formula="of:=[.$E19]*POWER(1+[.$O$6];[.BF$26])-SERIESSUM(1+[.$O$6];0;1;OFFSET([.$C20];[.BF$26];0):[.$C20])" office:value-type="float" office:value="-2420512964.13879" calcext:value-type="float">
            <text:p>-2420512964.13879</text:p>
          </table:table-cell>
          <table:table-cell table:formula="of:=[.$E19]*POWER(1+[.$O$6];[.BG$26])-SERIESSUM(1+[.$O$6];0;1;OFFSET([.$C20];[.BG$26];0):[.$C20])" office:value-type="float" office:value="972142303.898647" calcext:value-type="float">
            <text:p>972142303.898647</text:p>
          </table:table-cell>
          <table:table-cell table:formula="of:=[.$E19]*POWER(1+[.$O$6];[.BH$26])-SERIESSUM(1+[.$O$6];0;1;OFFSET([.$C20];[.BH$26];0):[.$C20])" office:value-type="float" office:value="4873695862.1417" calcext:value-type="float">
            <text:p>4873695862.1417</text:p>
          </table:table-cell>
          <table:table-cell table:formula="of:=[.$E19]*POWER(1+[.$O$6];[.BI$26])-SERIESSUM(1+[.$O$6];0;1;OFFSET([.$C20];[.BI$26];0):[.$C20])" office:value-type="float" office:value="9360482454.1212" calcext:value-type="float">
            <text:p>9360482454.1212</text:p>
          </table:table-cell>
          <table:table-cell table:formula="of:=[.$E19]*POWER(1+[.$O$6];[.BJ$26])-SERIESSUM(1+[.$O$6];0;1;OFFSET([.$C20];[.BJ$26];0):[.$C20])" office:value-type="float" office:value="14520287034.8976" calcext:value-type="float">
            <text:p>14520287034.8976</text:p>
          </table:table-cell>
          <table:table-cell table:formula="of:=[.$E19]*POWER(1+[.$O$6];[.BK$26])-SERIESSUM(1+[.$O$6];0;1;OFFSET([.$C20];[.BK$26];0):[.$C20])" office:value-type="float" office:value="20454062302.7905" calcext:value-type="float">
            <text:p>20454062302.7905</text:p>
          </table:table-cell>
          <table:table-cell table:formula="of:=[.$E19]*POWER(1+[.$O$6];[.BL$26])-SERIESSUM(1+[.$O$6];0;1;OFFSET([.$C20];[.BL$26];0):[.$C20])" office:value-type="float" office:value="27277903860.8674" calcext:value-type="float">
            <text:p>27277903860.8674</text:p>
          </table:table-cell>
          <table:table-cell table:formula="of:=[.$E19]*POWER(1+[.$O$6];[.BM$26])-SERIESSUM(1+[.$O$6];0;1;OFFSET([.$C20];[.BM$26];0):[.$C20])" office:value-type="float" office:value="35125321652.6557" calcext:value-type="float">
            <text:p>35125321652.6557</text:p>
          </table:table-cell>
          <table:table-cell table:formula="of:=[.$E19]*POWER(1+[.$O$6];[.BN$26])-SERIESSUM(1+[.$O$6];0;1;OFFSET([.$C20];[.BN$26];0):[.$C20])" office:value-type="float" office:value="44149852113.2123" calcext:value-type="float">
            <text:p>44149852113.2123</text:p>
          </table:table-cell>
          <table:table-cell table:formula="of:=[.$E19]*POWER(1+[.$O$6];[.BO$26])-SERIESSUM(1+[.$O$6];0;1;OFFSET([.$C20];[.BO$26];0):[.$C20])" office:value-type="float" office:value="54528062142.8524" calcext:value-type="float">
            <text:p>54528062142.8524</text:p>
          </table:table-cell>
          <table:table-cell table:formula="of:=[.$E19]*POWER(1+[.$O$6];[.BP$26])-SERIESSUM(1+[.$O$6];0;1;OFFSET([.$C20];[.BP$26];0):[.$C20])" office:value-type="float" office:value="66463003676.9385" calcext:value-type="float">
            <text:p>66463003676.9385</text:p>
          </table:table-cell>
          <table:table-cell table:formula="of:=[.$E19]*POWER(1+[.$O$6];[.BQ$26])-SERIESSUM(1+[.$O$6];0;1;OFFSET([.$C20];[.BQ$26];0):[.$C20])" office:value-type="float" office:value="80188186441.1375" calcext:value-type="float">
            <text:p>80188186441.1375</text:p>
          </table:table-cell>
          <table:table-cell table:formula="of:=[.$E19]*POWER(1+[.$O$6];[.BR$26])-SERIESSUM(1+[.$O$6];0;1;OFFSET([.$C20];[.BR$26];0):[.$C20])" office:value-type="float" office:value="95972146619.9664" calcext:value-type="float">
            <text:p>95972146619.9664</text:p>
          </table:table-cell>
          <table:table-cell table:formula="of:=[.$E19]*POWER(1+[.$O$6];[.BS$26])-SERIESSUM(1+[.$O$6];0;1;OFFSET([.$C20];[.BS$26];0):[.$C20])" office:value-type="float" office:value="114123700825.62" calcext:value-type="float">
            <text:p>114123700825.62</text:p>
          </table:table-cell>
          <table:table-cell table:formula="of:=[.$E19]*POWER(1+[.$O$6];[.BT$26])-SERIESSUM(1+[.$O$6];0;1;OFFSET([.$C20];[.BT$26];0):[.$C20])" office:value-type="float" office:value="134997988162.121" calcext:value-type="float">
            <text:p>134997988162.121</text:p>
          </table:table-cell>
          <table:table-cell table:formula="of:=[.$E19]*POWER(1+[.$O$6];[.BU$26])-SERIESSUM(1+[.$O$6];0;1;OFFSET([.$C20];[.BU$26];0):[.$C20])" office:value-type="float" office:value="159003418599.097" calcext:value-type="float">
            <text:p>159003418599.097</text:p>
          </table:table-cell>
          <table:table-cell table:formula="of:=[.$E19]*POWER(1+[.$O$6];[.BV$26])-SERIESSUM(1+[.$O$6];0;1;OFFSET([.$C20];[.BV$26];0):[.$C20])" office:value-type="float" office:value="186609663601.62" calcext:value-type="float">
            <text:p>186609663601.62</text:p>
          </table:table-cell>
          <table:table-cell table:formula="of:=[.$E19]*POWER(1+[.$O$6];[.BW$26])-SERIESSUM(1+[.$O$6];0;1;OFFSET([.$C20];[.BW$26];0):[.$C20])" office:value-type="float" office:value="218356845354.521" calcext:value-type="float">
            <text:p>218356845354.521</text:p>
          </table:table-cell>
          <table:table-cell table:formula="of:=[.$E19]*POWER(1+[.$O$6];[.BX$26])-SERIESSUM(1+[.$O$6];0;1;OFFSET([.$C20];[.BX$26];0):[.$C20])" office:value-type="float" office:value="254866104370.358" calcext:value-type="float">
            <text:p>254866104370.35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O$2]*POWER(1+[.$O$11];[.$A44])*(POWER([.$O$7];12)-1)/([.$O$7]-1) + [.$B44]*POWER([.$O$7];12)" office:value-type="float" office:value="1611677837.39972" calcext:value-type="float">
            <text:p>1611677837.39972</text:p>
          </table:table-cell>
          <table:table-cell table:formula="of:=[.$C44]*POWER([.$O$9];12)" office:value-type="float" office:value="3406628.44209082" calcext:value-type="float">
            <text:p>3406628.44209082</text:p>
          </table:table-cell>
          <table:table-cell table:formula="of:=[.$B45]/4*[.$O$4]*[.$O$5]" office:value-type="float" office:value="3166946.95049045" calcext:value-type="float">
            <text:p>3166946.95049045</text:p>
          </table:table-cell>
          <table:table-cell table:formula="of:=[.$B45]-[.$C45]-[.$D45]+[.$O$13]*POWER([.$O$7];12*[.$A45])" office:value-type="float" office:value="1605104262.00714" calcext:value-type="float">
            <text:p>1605104262.00714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table:formula="of:=[.$E20]-[.$C21]" office:value-type="float" office:value="32039416.2720708" calcext:value-type="float">
            <text:p>32039416.2720708</text:p>
          </table:table-cell>
          <table:table-cell table:formula="of:=[.$E20]*POWER(1+[.$O$6];[.K$26])-SERIESSUM(1+[.$O$6];0;1;OFFSET([.$C21];[.K$26];0):[.$C21])" office:value-type="float" office:value="36119659.2048381" calcext:value-type="float">
            <text:p>36119659.2048381</text:p>
          </table:table-cell>
          <table:table-cell table:formula="of:=[.$E20]*POWER(1+[.$O$6];[.L$26])-SERIESSUM(1+[.$O$6];0;1;OFFSET([.$C21];[.L$26];0):[.$C21])" office:value-type="float" office:value="40745412.5483333" calcext:value-type="float">
            <text:p>40745412.5483333</text:p>
          </table:table-cell>
          <table:table-cell table:formula="of:=[.$E20]*POWER(1+[.$O$6];[.M$26])-SERIESSUM(1+[.$O$6];0;1;OFFSET([.$C21];[.M$26];0):[.$C21])" office:value-type="float" office:value="45983168.6144382" calcext:value-type="float">
            <text:p>45983168.6144382</text:p>
          </table:table-cell>
          <table:table-cell table:formula="of:=[.$E20]*POWER(1+[.$O$6];[.N$26])-SERIESSUM(1+[.$O$6];0;1;OFFSET([.$C21];[.N$26];0):[.$C21])" office:value-type="float" office:value="51905859.0172543" calcext:value-type="float">
            <text:p>51905859.0172543</text:p>
          </table:table-cell>
          <table:table-cell table:formula="of:=[.$E20]*POWER(1+[.$O$6];[.O$26])-SERIESSUM(1+[.$O$6];0;1;OFFSET([.$C21];[.O$26];0):[.$C21])" office:value-type="float" office:value="58593005.8559146" calcext:value-type="float">
            <text:p>58593005.8559146</text:p>
          </table:table-cell>
          <table:table-cell table:formula="of:=[.$E20]*POWER(1+[.$O$6];[.P$26])-SERIESSUM(1+[.$O$6];0;1;OFFSET([.$C21];[.P$26];0):[.$C21])" office:value-type="float" office:value="66130707.7835806" calcext:value-type="float">
            <text:p>66130707.7835806</text:p>
          </table:table-cell>
          <table:table-cell table:formula="of:=[.$E20]*POWER(1+[.$O$6];[.Q$26])-SERIESSUM(1+[.$O$6];0;1;OFFSET([.$C21];[.Q$26];0):[.$C21])" office:value-type="float" office:value="74611392.9096722" calcext:value-type="float">
            <text:p>74611392.9096722</text:p>
          </table:table-cell>
          <table:table-cell table:formula="of:=[.$E20]*POWER(1+[.$O$6];[.R$26])-SERIESSUM(1+[.$O$6];0;1;OFFSET([.$C21];[.R$26];0):[.$C21])" office:value-type="float" office:value="84133250.2970413" calcext:value-type="float">
            <text:p>84133250.2970413</text:p>
          </table:table-cell>
          <table:table-cell table:formula="of:=[.$E20]*POWER(1+[.$O$6];[.S$26])-SERIESSUM(1+[.$O$6];0;1;OFFSET([.$C21];[.S$26];0):[.$C21])" office:value-type="float" office:value="94799226.3028694" calcext:value-type="float">
            <text:p>94799226.3028694</text:p>
          </table:table-cell>
          <table:table-cell table:formula="of:=[.$E20]*POWER(1+[.$O$6];[.T$26])-SERIESSUM(1+[.$O$6];0;1;OFFSET([.$C21];[.T$26];0):[.$C21])" office:value-type="float" office:value="106715439.842312" calcext:value-type="float">
            <text:p>106715439.842312</text:p>
          </table:table-cell>
          <table:table-cell table:formula="of:=[.$E20]*POWER(1+[.$O$6];[.U$26])-SERIESSUM(1+[.$O$6];0;1;OFFSET([.$C21];[.U$26];0):[.$C21])" office:value-type="float" office:value="119988830.176507" calcext:value-type="float">
            <text:p>119988830.176507</text:p>
          </table:table-cell>
          <table:table-cell table:formula="of:=[.$E20]*POWER(1+[.$O$6];[.V$26])-SERIESSUM(1+[.$O$6];0;1;OFFSET([.$C21];[.V$26];0):[.$C21])" office:value-type="float" office:value="134723799.992733" calcext:value-type="float">
            <text:p>134723799.992733</text:p>
          </table:table-cell>
          <table:table-cell table:formula="of:=[.$E20]*POWER(1+[.$O$6];[.W$26])-SERIESSUM(1+[.$O$6];0;1;OFFSET([.$C21];[.W$26];0):[.$C21])" office:value-type="float" office:value="151017552.813097" calcext:value-type="float">
            <text:p>151017552.813097</text:p>
          </table:table-cell>
          <table:table-cell table:formula="of:=[.$E20]*POWER(1+[.$O$6];[.X$26])-SERIESSUM(1+[.$O$6];0;1;OFFSET([.$C21];[.X$26];0):[.$C21])" office:value-type="float" office:value="168953743.989278" calcext:value-type="float">
            <text:p>168953743.989278</text:p>
          </table:table-cell>
          <table:table-cell table:formula="of:=[.$E20]*POWER(1+[.$O$6];[.Y$26])-SERIESSUM(1+[.$O$6];0;1;OFFSET([.$C21];[.Y$26];0):[.$C21])" office:value-type="float" office:value="188593964.811899" calcext:value-type="float">
            <text:p>188593964.811899</text:p>
          </table:table-cell>
          <table:table-cell table:formula="of:=[.$E20]*POWER(1+[.$O$6];[.Z$26])-SERIESSUM(1+[.$O$6];0;1;OFFSET([.$C21];[.Z$26];0):[.$C21])" office:value-type="float" office:value="209966454.751516" calcext:value-type="float">
            <text:p>209966454.751516</text:p>
          </table:table-cell>
          <table:table-cell table:formula="of:=[.$E20]*POWER(1+[.$O$6];[.AA$26])-SERIESSUM(1+[.$O$6];0;1;OFFSET([.$C21];[.AA$26];0):[.$C21])" office:value-type="float" office:value="233051281.572203" calcext:value-type="float">
            <text:p>233051281.572203</text:p>
          </table:table-cell>
          <table:table-cell table:formula="of:=[.$E20]*POWER(1+[.$O$6];[.AB$26])-SERIESSUM(1+[.$O$6];0;1;OFFSET([.$C21];[.AB$26];0):[.$C21])" office:value-type="float" office:value="257761035.617544" calcext:value-type="float">
            <text:p>257761035.617544</text:p>
          </table:table-cell>
          <table:table-cell table:formula="of:=[.$E20]*POWER(1+[.$O$6];[.AC$26])-SERIESSUM(1+[.$O$6];0;1;OFFSET([.$C21];[.AC$26];0):[.$C21])" office:value-type="float" office:value="283915843.809195" calcext:value-type="float">
            <text:p>283915843.809195</text:p>
          </table:table-cell>
          <table:table-cell table:formula="of:=[.$E20]*POWER(1+[.$O$6];[.AD$26])-SERIESSUM(1+[.$O$6];0;1;OFFSET([.$C21];[.AD$26];0):[.$C21])" office:value-type="float" office:value="311211209.50371" calcext:value-type="float">
            <text:p>311211209.50371</text:p>
          </table:table-cell>
          <table:table-cell table:formula="of:=[.$E20]*POWER(1+[.$O$6];[.AE$26])-SERIESSUM(1+[.$O$6];0;1;OFFSET([.$C21];[.AE$26];0):[.$C21])" office:value-type="float" office:value="339176812.337702" calcext:value-type="float">
            <text:p>339176812.337702</text:p>
          </table:table-cell>
          <table:table-cell table:formula="of:=[.$E20]*POWER(1+[.$O$6];[.AF$26])-SERIESSUM(1+[.$O$6];0;1;OFFSET([.$C21];[.AF$26];0):[.$C21])" office:value-type="float" office:value="367123940.273854" calcext:value-type="float">
            <text:p>367123940.273854</text:p>
          </table:table-cell>
          <table:table-cell table:formula="of:=[.$E20]*POWER(1+[.$O$6];[.AG$26])-SERIESSUM(1+[.$O$6];0;1;OFFSET([.$C21];[.AG$26];0):[.$C21])" office:value-type="float" office:value="394078652.895553" calcext:value-type="float">
            <text:p>394078652.895553</text:p>
          </table:table-cell>
          <table:table-cell table:formula="of:=[.$E20]*POWER(1+[.$O$6];[.AH$26])-SERIESSUM(1+[.$O$6];0;1;OFFSET([.$C21];[.AH$26];0):[.$C21])" office:value-type="float" office:value="418697064.227256" calcext:value-type="float">
            <text:p>418697064.227256</text:p>
          </table:table-cell>
          <table:table-cell table:formula="of:=[.$E20]*POWER(1+[.$O$6];[.AI$26])-SERIESSUM(1+[.$O$6];0;1;OFFSET([.$C21];[.AI$26];0):[.$C21])" office:value-type="float" office:value="439158252.439227" calcext:value-type="float">
            <text:p>439158252.439227</text:p>
          </table:table-cell>
          <table:table-cell table:formula="of:=[.$E20]*POWER(1+[.$O$6];[.AJ$26])-SERIESSUM(1+[.$O$6];0;1;OFFSET([.$C21];[.AJ$26];0):[.$C21])" office:value-type="float" office:value="453029212.562611" calcext:value-type="float">
            <text:p>453029212.562611</text:p>
          </table:table-cell>
          <table:table-cell table:formula="of:=[.$E20]*POWER(1+[.$O$6];[.AK$26])-SERIESSUM(1+[.$O$6];0;1;OFFSET([.$C21];[.AK$26];0):[.$C21])" office:value-type="float" office:value="457094917.227274" calcext:value-type="float">
            <text:p>457094917.227274</text:p>
          </table:table-cell>
          <table:table-cell table:formula="of:=[.$E20]*POWER(1+[.$O$6];[.AL$26])-SERIESSUM(1+[.$O$6];0;1;OFFSET([.$C21];[.AL$26];0):[.$C21])" office:value-type="float" office:value="447144878.284905" calcext:value-type="float">
            <text:p>447144878.284905</text:p>
          </table:table-cell>
          <table:table-cell table:formula="of:=[.$E20]*POWER(1+[.$O$6];[.AM$26])-SERIESSUM(1+[.$O$6];0;1;OFFSET([.$C21];[.AM$26];0):[.$C21])" office:value-type="float" office:value="417705533.55425" calcext:value-type="float">
            <text:p>417705533.55425</text:p>
          </table:table-cell>
          <table:table-cell table:formula="of:=[.$E20]*POWER(1+[.$O$6];[.AN$26])-SERIESSUM(1+[.$O$6];0;1;OFFSET([.$C21];[.AN$26];0):[.$C21])" office:value-type="float" office:value="361705224.779296" calcext:value-type="float">
            <text:p>361705224.779296</text:p>
          </table:table-cell>
          <table:table-cell table:formula="of:=[.$E20]*POWER(1+[.$O$6];[.AO$26])-SERIESSUM(1+[.$O$6];0;1;OFFSET([.$C21];[.AO$26];0):[.$C21])" office:value-type="float" office:value="270055370.485251" calcext:value-type="float">
            <text:p>270055370.485251</text:p>
          </table:table-cell>
          <table:table-cell table:formula="of:=[.$E20]*POWER(1+[.$O$6];[.AP$26])-SERIESSUM(1+[.$O$6];0;1;OFFSET([.$C21];[.AP$26];0):[.$C21])" office:value-type="float" office:value="131127529.277995" calcext:value-type="float">
            <text:p>131127529.277995</text:p>
          </table:table-cell>
          <table:table-cell table:formula="of:=[.$E20]*POWER(1+[.$O$6];[.AQ$26])-SERIESSUM(1+[.$O$6];0;1;OFFSET([.$C21];[.AQ$26];0):[.$C21])" office:value-type="float" office:value="-69898779.1507325" calcext:value-type="float">
            <text:p>-69898779.1507325</text:p>
          </table:table-cell>
          <table:table-cell table:formula="of:=[.$E20]*POWER(1+[.$O$6];[.AR$26])-SERIESSUM(1+[.$O$6];0;1;OFFSET([.$C21];[.AR$26];0):[.$C21])" office:value-type="float" office:value="-351848591.468961" calcext:value-type="float">
            <text:p>-351848591.468961</text:p>
          </table:table-cell>
          <table:table-cell table:formula="of:=[.$E20]*POWER(1+[.$O$6];[.AS$26])-SERIESSUM(1+[.$O$6];0;1;OFFSET([.$C21];[.AS$26];0):[.$C21])" office:value-type="float" office:value="-738562816.292722" calcext:value-type="float">
            <text:p>-738562816.292722</text:p>
          </table:table-cell>
          <table:table-cell table:formula="of:=[.$E20]*POWER(1+[.$O$6];[.AT$26])-SERIESSUM(1+[.$O$6];0;1;OFFSET([.$C21];[.AT$26];0):[.$C21])" office:value-type="float" office:value="-1260155897.81947" calcext:value-type="float">
            <text:p>-1260155897.81947</text:p>
          </table:table-cell>
          <table:table-cell table:formula="of:=[.$E20]*POWER(1+[.$O$6];[.AU$26])-SERIESSUM(1+[.$O$6];0;1;OFFSET([.$C21];[.AU$26];0):[.$C21])" office:value-type="float" office:value="-1954578596.7014" calcext:value-type="float">
            <text:p>-1954578596.7014</text:p>
          </table:table-cell>
          <table:table-cell table:formula="of:=[.$E20]*POWER(1+[.$O$6];[.AV$26])-SERIESSUM(1+[.$O$6];0;1;OFFSET([.$C21];[.AV$26];0):[.$C21])" office:value-type="float" office:value="-2869558501.54838" calcext:value-type="float">
            <text:p>-2869558501.54838</text:p>
          </table:table-cell>
          <table:table-cell table:formula="of:=[.$E20]*POWER(1+[.$O$6];[.AW$26])-SERIESSUM(1+[.$O$6];0;1;OFFSET([.$C21];[.AW$26];0):[.$C21])" office:value-type="float" office:value="-4065007964.41628" calcext:value-type="float">
            <text:p>-4065007964.41628</text:p>
          </table:table-cell>
          <table:table-cell table:formula="of:=[.$E20]*POWER(1+[.$O$6];[.AX$26])-SERIESSUM(1+[.$O$6];0;1;OFFSET([.$C21];[.AX$26];0):[.$C21])" office:value-type="float" office:value="-5616010221.92196" calcext:value-type="float">
            <text:p>-5616010221.92196</text:p>
          </table:table-cell>
          <table:table-cell table:formula="of:=[.$E20]*POWER(1+[.$O$6];[.AY$26])-SERIESSUM(1+[.$O$6];0;1;OFFSET([.$C21];[.AY$26];0):[.$C21])" office:value-type="float" office:value="-7616520447.24643" calcext:value-type="float">
            <text:p>-7616520447.24643</text:p>
          </table:table-cell>
          <table:table-cell table:formula="of:=[.$E20]*POWER(1+[.$O$6];[.AZ$26])-SERIESSUM(1+[.$O$6];0;1;OFFSET([.$C21];[.AZ$26];0):[.$C21])" office:value-type="float" office:value="-10183950519.0915" calcext:value-type="float">
            <text:p>-10183950519.0915</text:p>
          </table:table-cell>
          <table:table-cell table:formula="of:=[.$E20]*POWER(1+[.$O$6];[.BA$26])-SERIESSUM(1+[.$O$6];0;1;OFFSET([.$C21];[.BA$26];0):[.$C21])" office:value-type="float" office:value="-8445770868.79439" calcext:value-type="float">
            <text:p>-8445770868.79439</text:p>
          </table:table-cell>
          <table:table-cell table:formula="of:=[.$E20]*POWER(1+[.$O$6];[.BB$26])-SERIESSUM(1+[.$O$6];0;1;OFFSET([.$C21];[.BB$26];0):[.$C21])" office:value-type="float" office:value="-6446864270.95271" calcext:value-type="float">
            <text:p>-6446864270.95271</text:p>
          </table:table-cell>
          <table:table-cell table:formula="of:=[.$E20]*POWER(1+[.$O$6];[.BC$26])-SERIESSUM(1+[.$O$6];0;1;OFFSET([.$C21];[.BC$26];0):[.$C21])" office:value-type="float" office:value="-4148121683.43478" calcext:value-type="float">
            <text:p>-4148121683.43478</text:p>
          </table:table-cell>
          <table:table-cell table:formula="of:=[.$E20]*POWER(1+[.$O$6];[.BD$26])-SERIESSUM(1+[.$O$6];0;1;OFFSET([.$C21];[.BD$26];0):[.$C21])" office:value-type="float" office:value="-1504567707.78915" calcext:value-type="float">
            <text:p>-1504567707.78915</text:p>
          </table:table-cell>
          <table:table-cell table:formula="of:=[.$E20]*POWER(1+[.$O$6];[.BE$26])-SERIESSUM(1+[.$O$6];0;1;OFFSET([.$C21];[.BE$26];0):[.$C21])" office:value-type="float" office:value="1535519364.20331" calcext:value-type="float">
            <text:p>1535519364.20331</text:p>
          </table:table-cell>
          <table:table-cell table:formula="of:=[.$E20]*POWER(1+[.$O$6];[.BF$26])-SERIESSUM(1+[.$O$6];0;1;OFFSET([.$C21];[.BF$26];0):[.$C21])" office:value-type="float" office:value="5031619496.99465" calcext:value-type="float">
            <text:p>5031619496.99465</text:p>
          </table:table-cell>
          <table:table-cell table:formula="of:=[.$E20]*POWER(1+[.$O$6];[.BG$26])-SERIESSUM(1+[.$O$6];0;1;OFFSET([.$C21];[.BG$26];0):[.$C21])" office:value-type="float" office:value="9052134649.70468" calcext:value-type="float">
            <text:p>9052134649.70468</text:p>
          </table:table-cell>
          <table:table-cell table:formula="of:=[.$E20]*POWER(1+[.$O$6];[.BH$26])-SERIESSUM(1+[.$O$6];0;1;OFFSET([.$C21];[.BH$26];0):[.$C21])" office:value-type="float" office:value="13675727075.3212" calcext:value-type="float">
            <text:p>13675727075.3212</text:p>
          </table:table-cell>
          <table:table-cell table:formula="of:=[.$E20]*POWER(1+[.$O$6];[.BI$26])-SERIESSUM(1+[.$O$6];0;1;OFFSET([.$C21];[.BI$26];0):[.$C21])" office:value-type="float" office:value="18992858364.7802" calcext:value-type="float">
            <text:p>18992858364.7802</text:p>
          </table:table-cell>
          <table:table-cell table:formula="of:=[.$E20]*POWER(1+[.$O$6];[.BJ$26])-SERIESSUM(1+[.$O$6];0;1;OFFSET([.$C21];[.BJ$26];0):[.$C21])" office:value-type="float" office:value="25107559347.6581" calcext:value-type="float">
            <text:p>25107559347.6581</text:p>
          </table:table-cell>
          <table:table-cell table:formula="of:=[.$E20]*POWER(1+[.$O$6];[.BK$26])-SERIESSUM(1+[.$O$6];0;1;OFFSET([.$C21];[.BK$26];0):[.$C21])" office:value-type="float" office:value="32139465477.9677" calcext:value-type="float">
            <text:p>32139465477.9677</text:p>
          </table:table-cell>
          <table:table-cell table:formula="of:=[.$E20]*POWER(1+[.$O$6];[.BL$26])-SERIESSUM(1+[.$O$6];0;1;OFFSET([.$C21];[.BL$26];0):[.$C21])" office:value-type="float" office:value="40226157527.8237" calcext:value-type="float">
            <text:p>40226157527.8237</text:p>
          </table:table-cell>
          <table:table-cell table:formula="of:=[.$E20]*POWER(1+[.$O$6];[.BM$26])-SERIESSUM(1+[.$O$6];0;1;OFFSET([.$C21];[.BM$26];0):[.$C21])" office:value-type="float" office:value="49525853385.158" calcext:value-type="float">
            <text:p>49525853385.158</text:p>
          </table:table-cell>
          <table:table-cell table:formula="of:=[.$E20]*POWER(1+[.$O$6];[.BN$26])-SERIESSUM(1+[.$O$6];0;1;OFFSET([.$C21];[.BN$26];0):[.$C21])" office:value-type="float" office:value="60220503621.0926" calcext:value-type="float">
            <text:p>60220503621.0926</text:p>
          </table:table-cell>
          <table:table-cell table:formula="of:=[.$E20]*POWER(1+[.$O$6];[.BO$26])-SERIESSUM(1+[.$O$6];0;1;OFFSET([.$C21];[.BO$26];0):[.$C21])" office:value-type="float" office:value="72519351392.4173" calcext:value-type="float">
            <text:p>72519351392.4173</text:p>
          </table:table-cell>
          <table:table-cell table:formula="of:=[.$E20]*POWER(1+[.$O$6];[.BP$26])-SERIESSUM(1+[.$O$6];0;1;OFFSET([.$C21];[.BP$26];0):[.$C21])" office:value-type="float" office:value="86663026329.4407" calcext:value-type="float">
            <text:p>86663026329.4407</text:p>
          </table:table-cell>
          <table:table-cell table:formula="of:=[.$E20]*POWER(1+[.$O$6];[.BQ$26])-SERIESSUM(1+[.$O$6];0;1;OFFSET([.$C21];[.BQ$26];0):[.$C21])" office:value-type="float" office:value="102928252507.018" calcext:value-type="float">
            <text:p>102928252507.018</text:p>
          </table:table-cell>
          <table:table-cell table:formula="of:=[.$E20]*POWER(1+[.$O$6];[.BR$26])-SERIESSUM(1+[.$O$6];0;1;OFFSET([.$C21];[.BR$26];0):[.$C21])" office:value-type="float" office:value="121633262611.231" calcext:value-type="float">
            <text:p>121633262611.231</text:p>
          </table:table-cell>
          <table:table-cell table:formula="of:=[.$E20]*POWER(1+[.$O$6];[.BS$26])-SERIESSUM(1+[.$O$6];0;1;OFFSET([.$C21];[.BS$26];0):[.$C21])" office:value-type="float" office:value="143144024231.077" calcext:value-type="float">
            <text:p>143144024231.077</text:p>
          </table:table-cell>
          <table:table-cell table:formula="of:=[.$E20]*POWER(1+[.$O$6];[.BT$26])-SERIESSUM(1+[.$O$6];0;1;OFFSET([.$C21];[.BT$26];0):[.$C21])" office:value-type="float" office:value="167881400093.899" calcext:value-type="float">
            <text:p>167881400093.899</text:p>
          </table:table-cell>
          <table:table-cell table:formula="of:=[.$E20]*POWER(1+[.$O$6];[.BU$26])-SERIESSUM(1+[.$O$6];0;1;OFFSET([.$C21];[.BU$26];0):[.$C21])" office:value-type="float" office:value="196329382336.145" calcext:value-type="float">
            <text:p>196329382336.145</text:p>
          </table:table-cell>
          <table:table-cell table:formula="of:=[.$E20]*POWER(1+[.$O$6];[.BV$26])-SERIESSUM(1+[.$O$6];0;1;OFFSET([.$C21];[.BV$26];0):[.$C21])" office:value-type="float" office:value="229044561914.727" calcext:value-type="float">
            <text:p>229044561914.727</text:p>
          </table:table-cell>
          <table:table-cell table:formula="of:=[.$E20]*POWER(1+[.$O$6];[.BW$26])-SERIESSUM(1+[.$O$6];0;1;OFFSET([.$C21];[.BW$26];0):[.$C21])" office:value-type="float" office:value="266667018430.097" calcext:value-type="float">
            <text:p>266667018430.097</text:p>
          </table:table-cell>
          <table:table-cell table:formula="of:=[.$E20]*POWER(1+[.$O$6];[.BX$26])-SERIESSUM(1+[.$O$6];0;1;OFFSET([.$C21];[.BX$26];0):[.$C21])" office:value-type="float" office:value="309932843422.772" calcext:value-type="float">
            <text:p>309932843422.77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O$2]*POWER(1+[.$O$11];[.$A45])*(POWER([.$O$7];12)-1)/([.$O$7]-1) + [.$B45]*POWER([.$O$7];12)" office:value-type="float" office:value="1872963291.78178" calcext:value-type="float">
            <text:p>1872963291.78178</text:p>
          </table:table-cell>
          <table:table-cell table:formula="of:=[.$C45]*POWER([.$O$9];12)" office:value-type="float" office:value="3645092.43303718" calcext:value-type="float">
            <text:p>3645092.43303718</text:p>
          </table:table-cell>
          <table:table-cell table:formula="of:=[.$B46]/4*[.$O$4]*[.$O$5]" office:value-type="float" office:value="3680372.8683512" calcext:value-type="float">
            <text:p>3680372.8683512</text:p>
          </table:table-cell>
          <table:table-cell table:formula="of:=[.$B46]-[.$C46]-[.$D46]+[.$O$13]*POWER([.$O$7];12*[.$A46])" office:value-type="float" office:value="1865637826.48039" calcext:value-type="float">
            <text:p>1865637826.48039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formula="of:=[.$E21]-[.$C22]" office:value-type="float" office:value="37956484.8520051" calcext:value-type="float">
            <text:p>37956484.8520051</text:p>
          </table:table-cell>
          <table:table-cell table:formula="of:=[.$E21]*POWER(1+[.$O$6];[.K$26])-SERIESSUM(1+[.$O$6];0;1;OFFSET([.$C22];[.K$26];0):[.$C22])" office:value-type="float" office:value="42873491.2061994" calcext:value-type="float">
            <text:p>42873491.2061994</text:p>
          </table:table-cell>
          <table:table-cell table:formula="of:=[.$E21]*POWER(1+[.$O$6];[.L$26])-SERIESSUM(1+[.$O$6];0;1;OFFSET([.$C22];[.L$26];0):[.$C22])" office:value-type="float" office:value="48456865.6622927" calcext:value-type="float">
            <text:p>48456865.6622927</text:p>
          </table:table-cell>
          <table:table-cell table:formula="of:=[.$E21]*POWER(1+[.$O$6];[.M$26])-SERIESSUM(1+[.$O$6];0;1;OFFSET([.$C22];[.M$26];0):[.$C22])" office:value-type="float" office:value="54790155.7883613" calcext:value-type="float">
            <text:p>54790155.7883613</text:p>
          </table:table-cell>
          <table:table-cell table:formula="of:=[.$E21]*POWER(1+[.$O$6];[.N$26])-SERIESSUM(1+[.$O$6];0;1;OFFSET([.$C22];[.N$26];0):[.$C22])" office:value-type="float" office:value="61965659.3250114" calcext:value-type="float">
            <text:p>61965659.3250114</text:p>
          </table:table-cell>
          <table:table-cell table:formula="of:=[.$E21]*POWER(1+[.$O$6];[.O$26])-SERIESSUM(1+[.$O$6];0;1;OFFSET([.$C22];[.O$26];0):[.$C22])" office:value-type="float" office:value="70084864.9688604" calcext:value-type="float">
            <text:p>70084864.9688604</text:p>
          </table:table-cell>
          <table:table-cell table:formula="of:=[.$E21]*POWER(1+[.$O$6];[.P$26])-SERIESSUM(1+[.$O$6];0;1;OFFSET([.$C22];[.P$26];0):[.$C22])" office:value-type="float" office:value="79258758.3369178" calcext:value-type="float">
            <text:p>79258758.3369178</text:p>
          </table:table-cell>
          <table:table-cell table:formula="of:=[.$E21]*POWER(1+[.$O$6];[.Q$26])-SERIESSUM(1+[.$O$6];0;1;OFFSET([.$C22];[.Q$26];0):[.$C22])" office:value-type="float" office:value="89607926.5731087" calcext:value-type="float">
            <text:p>89607926.5731087</text:p>
          </table:table-cell>
          <table:table-cell table:formula="of:=[.$E21]*POWER(1+[.$O$6];[.R$26])-SERIESSUM(1+[.$O$6];0;1;OFFSET([.$C22];[.R$26];0):[.$C22])" office:value-type="float" office:value="101262374.401558" calcext:value-type="float">
            <text:p>101262374.401558</text:p>
          </table:table-cell>
          <table:table-cell table:formula="of:=[.$E21]*POWER(1+[.$O$6];[.S$26])-SERIESSUM(1+[.$O$6];0;1;OFFSET([.$C22];[.S$26];0):[.$C22])" office:value-type="float" office:value="114360938.215352" calcext:value-type="float">
            <text:p>114360938.215352</text:p>
          </table:table-cell>
          <table:table-cell table:formula="of:=[.$E21]*POWER(1+[.$O$6];[.T$26])-SERIESSUM(1+[.$O$6];0;1;OFFSET([.$C22];[.T$26];0):[.$C22])" office:value-type="float" office:value="129050151.613248" calcext:value-type="float">
            <text:p>129050151.613248</text:p>
          </table:table-cell>
          <table:table-cell table:formula="of:=[.$E21]*POWER(1+[.$O$6];[.U$26])-SERIESSUM(1+[.$O$6];0;1;OFFSET([.$C22];[.U$26];0):[.$C22])" office:value-type="float" office:value="145482373.918133" calcext:value-type="float">
            <text:p>145482373.918133</text:p>
          </table:table-cell>
          <table:table-cell table:formula="of:=[.$E21]*POWER(1+[.$O$6];[.V$26])-SERIESSUM(1+[.$O$6];0;1;OFFSET([.$C22];[.V$26];0):[.$C22])" office:value-type="float" office:value="163812940.465885" calcext:value-type="float">
            <text:p>163812940.465885</text:p>
          </table:table-cell>
          <table:table-cell table:formula="of:=[.$E21]*POWER(1+[.$O$6];[.W$26])-SERIESSUM(1+[.$O$6];0;1;OFFSET([.$C22];[.W$26];0):[.$C22])" office:value-type="float" office:value="184196027.154724" calcext:value-type="float">
            <text:p>184196027.154724</text:p>
          </table:table-cell>
          <table:table-cell table:formula="of:=[.$E21]*POWER(1+[.$O$6];[.X$26])-SERIESSUM(1+[.$O$6];0;1;OFFSET([.$C22];[.X$26];0):[.$C22])" office:value-type="float" office:value="206778838.559944" calcext:value-type="float">
            <text:p>206778838.559944</text:p>
          </table:table-cell>
          <table:table-cell table:formula="of:=[.$E21]*POWER(1+[.$O$6];[.Y$26])-SERIESSUM(1+[.$O$6];0;1;OFFSET([.$C22];[.Y$26];0):[.$C22])" office:value-type="float" office:value="231693624.713861" calcext:value-type="float">
            <text:p>231693624.713861</text:p>
          </table:table-cell>
          <table:table-cell table:formula="of:=[.$E21]*POWER(1+[.$O$6];[.Z$26])-SERIESSUM(1+[.$O$6];0;1;OFFSET([.$C22];[.Z$26];0):[.$C22])" office:value-type="float" office:value="259046901.304021" calcext:value-type="float">
            <text:p>259046901.304021</text:p>
          </table:table-cell>
          <table:table-cell table:formula="of:=[.$E21]*POWER(1+[.$O$6];[.AA$26])-SERIESSUM(1+[.$O$6];0;1;OFFSET([.$C22];[.AA$26];0):[.$C22])" office:value-type="float" office:value="288905085.21014" calcext:value-type="float">
            <text:p>288905085.21014</text:p>
          </table:table-cell>
          <table:table-cell table:formula="of:=[.$E21]*POWER(1+[.$O$6];[.AB$26])-SERIESSUM(1+[.$O$6];0;1;OFFSET([.$C22];[.AB$26];0):[.$C22])" office:value-type="float" office:value="321275554.127837" calcext:value-type="float">
            <text:p>321275554.127837</text:p>
          </table:table-cell>
          <table:table-cell table:formula="of:=[.$E21]*POWER(1+[.$O$6];[.AC$26])-SERIESSUM(1+[.$O$6];0;1;OFFSET([.$C22];[.AC$26];0):[.$C22])" office:value-type="float" office:value="356081885.795464" calcext:value-type="float">
            <text:p>356081885.795464</text:p>
          </table:table-cell>
          <table:table-cell table:formula="of:=[.$E21]*POWER(1+[.$O$6];[.AD$26])-SERIESSUM(1+[.$O$6];0;1;OFFSET([.$C22];[.AD$26];0):[.$C22])" office:value-type="float" office:value="393131717.026539" calcext:value-type="float">
            <text:p>393131717.026539</text:p>
          </table:table-cell>
          <table:table-cell table:formula="of:=[.$E21]*POWER(1+[.$O$6];[.AE$26])-SERIESSUM(1+[.$O$6];0;1;OFFSET([.$C22];[.AE$26];0):[.$C22])" office:value-type="float" office:value="432075270.487545" calcext:value-type="float">
            <text:p>432075270.487545</text:p>
          </table:table-cell>
          <table:table-cell table:formula="of:=[.$E21]*POWER(1+[.$O$6];[.AF$26])-SERIESSUM(1+[.$O$6];0;1;OFFSET([.$C22];[.AF$26];0):[.$C22])" office:value-type="float" office:value="472352109.572159" calcext:value-type="float">
            <text:p>472352109.572159</text:p>
          </table:table-cell>
          <table:table-cell table:formula="of:=[.$E21]*POWER(1+[.$O$6];[.AG$26])-SERIESSUM(1+[.$O$6];0;1;OFFSET([.$C22];[.AG$26];0):[.$C22])" office:value-type="float" office:value="513123076.099247" calcext:value-type="float">
            <text:p>513123076.099247</text:p>
          </table:table-cell>
          <table:table-cell table:formula="of:=[.$E21]*POWER(1+[.$O$6];[.AH$26])-SERIESSUM(1+[.$O$6];0;1;OFFSET([.$C22];[.AH$26];0):[.$C22])" office:value-type="float" office:value="553183613.84932" calcext:value-type="float">
            <text:p>553183613.84932</text:p>
          </table:table-cell>
          <table:table-cell table:formula="of:=[.$E21]*POWER(1+[.$O$6];[.AI$26])-SERIESSUM(1+[.$O$6];0;1;OFFSET([.$C22];[.AI$26];0):[.$C22])" office:value-type="float" office:value="590853748.505052" calcext:value-type="float">
            <text:p>590853748.505052</text:p>
          </table:table-cell>
          <table:table-cell table:formula="of:=[.$E21]*POWER(1+[.$O$6];[.AJ$26])-SERIESSUM(1+[.$O$6];0;1;OFFSET([.$C22];[.AJ$26];0):[.$C22])" office:value-type="float" office:value="623838838.596335" calcext:value-type="float">
            <text:p>623838838.596335</text:p>
          </table:table-cell>
          <table:table-cell table:formula="of:=[.$E21]*POWER(1+[.$O$6];[.AK$26])-SERIESSUM(1+[.$O$6];0;1;OFFSET([.$C22];[.AK$26];0):[.$C22])" office:value-type="float" office:value="649053779.760675" calcext:value-type="float">
            <text:p>649053779.760675</text:p>
          </table:table-cell>
          <table:table-cell table:formula="of:=[.$E21]*POWER(1+[.$O$6];[.AL$26])-SERIESSUM(1+[.$O$6];0;1;OFFSET([.$C22];[.AL$26];0):[.$C22])" office:value-type="float" office:value="662401570.841465" calcext:value-type="float">
            <text:p>662401570.841465</text:p>
          </table:table-cell>
          <table:table-cell table:formula="of:=[.$E21]*POWER(1+[.$O$6];[.AM$26])-SERIESSUM(1+[.$O$6];0;1;OFFSET([.$C22];[.AM$26];0):[.$C22])" office:value-type="float" office:value="658494954.641156" calcext:value-type="float">
            <text:p>658494954.641156</text:p>
          </table:table-cell>
          <table:table-cell table:formula="of:=[.$E21]*POWER(1+[.$O$6];[.AN$26])-SERIESSUM(1+[.$O$6];0;1;OFFSET([.$C22];[.AN$26];0):[.$C22])" office:value-type="float" office:value="630307129.312672" calcext:value-type="float">
            <text:p>630307129.312672</text:p>
          </table:table-cell>
          <table:table-cell table:formula="of:=[.$E21]*POWER(1+[.$O$6];[.AO$26])-SERIESSUM(1+[.$O$6];0;1;OFFSET([.$C22];[.AO$26];0):[.$C22])" office:value-type="float" office:value="568734166.037868" calcext:value-type="float">
            <text:p>568734166.037868</text:p>
          </table:table-cell>
          <table:table-cell table:formula="of:=[.$E21]*POWER(1+[.$O$6];[.AP$26])-SERIESSUM(1+[.$O$6];0;1;OFFSET([.$C22];[.AP$26];0):[.$C22])" office:value-type="float" office:value="462047613.888901" calcext:value-type="float">
            <text:p>462047613.888901</text:p>
          </table:table-cell>
          <table:table-cell table:formula="of:=[.$E21]*POWER(1+[.$O$6];[.AQ$26])-SERIESSUM(1+[.$O$6];0;1;OFFSET([.$C22];[.AQ$26];0):[.$C22])" office:value-type="float" office:value="295210637.504379" calcext:value-type="float">
            <text:p>295210637.504379</text:p>
          </table:table-cell>
          <table:table-cell table:formula="of:=[.$E21]*POWER(1+[.$O$6];[.AR$26])-SERIESSUM(1+[.$O$6];0;1;OFFSET([.$C22];[.AR$26];0):[.$C22])" office:value-type="float" office:value="49024688.0032234" calcext:value-type="float">
            <text:p>49024688.0032234</text:p>
          </table:table-cell>
          <table:table-cell table:formula="of:=[.$E21]*POWER(1+[.$O$6];[.AS$26])-SERIESSUM(1+[.$O$6];0;1;OFFSET([.$C22];[.AS$26];0):[.$C22])" office:value-type="float" office:value="-300934130.426949" calcext:value-type="float">
            <text:p>-300934130.426949</text:p>
          </table:table-cell>
          <table:table-cell table:formula="of:=[.$E21]*POWER(1+[.$O$6];[.AT$26])-SERIESSUM(1+[.$O$6];0;1;OFFSET([.$C22];[.AT$26];0):[.$C22])" office:value-type="float" office:value="-785639515.209626" calcext:value-type="float">
            <text:p>-785639515.209626</text:p>
          </table:table-cell>
          <table:table-cell table:formula="of:=[.$E21]*POWER(1+[.$O$6];[.AU$26])-SERIESSUM(1+[.$O$6];0;1;OFFSET([.$C22];[.AU$26];0):[.$C22])" office:value-type="float" office:value="-1444262708.69471" calcext:value-type="float">
            <text:p>-1444262708.69471</text:p>
          </table:table-cell>
          <table:table-cell table:formula="of:=[.$E21]*POWER(1+[.$O$6];[.AV$26])-SERIESSUM(1+[.$O$6];0;1;OFFSET([.$C22];[.AV$26];0):[.$C22])" office:value-type="float" office:value="-2326220748.41462" calcext:value-type="float">
            <text:p>-2326220748.41462</text:p>
          </table:table-cell>
          <table:table-cell table:formula="of:=[.$E21]*POWER(1+[.$O$6];[.AW$26])-SERIESSUM(1+[.$O$6];0;1;OFFSET([.$C22];[.AW$26];0):[.$C22])" office:value-type="float" office:value="-3493720646.44694" calcext:value-type="float">
            <text:p>-3493720646.44694</text:p>
          </table:table-cell>
          <table:table-cell table:formula="of:=[.$E21]*POWER(1+[.$O$6];[.AX$26])-SERIESSUM(1+[.$O$6];0;1;OFFSET([.$C22];[.AX$26];0):[.$C22])" office:value-type="float" office:value="-5024917380.65625" calcext:value-type="float">
            <text:p>-5024917380.65625</text:p>
          </table:table-cell>
          <table:table-cell table:formula="of:=[.$E21]*POWER(1+[.$O$6];[.AY$26])-SERIESSUM(1+[.$O$6];0;1;OFFSET([.$C22];[.AY$26];0):[.$C22])" office:value-type="float" office:value="-7017831288.2334" calcext:value-type="float">
            <text:p>-7017831288.2334</text:p>
          </table:table-cell>
          <table:table-cell table:formula="of:=[.$E21]*POWER(1+[.$O$6];[.AZ$26])-SERIESSUM(1+[.$O$6];0;1;OFFSET([.$C22];[.AZ$26];0):[.$C22])" office:value-type="float" office:value="-5230791644.6263" calcext:value-type="float">
            <text:p>-5230791644.6263</text:p>
          </table:table-cell>
          <table:table-cell table:formula="of:=[.$E21]*POWER(1+[.$O$6];[.BA$26])-SERIESSUM(1+[.$O$6];0;1;OFFSET([.$C22];[.BA$26];0):[.$C22])" office:value-type="float" office:value="-3175696054.47814" calcext:value-type="float">
            <text:p>-3175696054.47814</text:p>
          </table:table-cell>
          <table:table-cell table:formula="of:=[.$E21]*POWER(1+[.$O$6];[.BB$26])-SERIESSUM(1+[.$O$6];0;1;OFFSET([.$C22];[.BB$26];0):[.$C22])" office:value-type="float" office:value="-812336125.807758" calcext:value-type="float">
            <text:p>-812336125.807758</text:p>
          </table:table-cell>
          <table:table-cell table:formula="of:=[.$E21]*POWER(1+[.$O$6];[.BC$26])-SERIESSUM(1+[.$O$6];0;1;OFFSET([.$C22];[.BC$26];0):[.$C22])" office:value-type="float" office:value="1905527792.16318" calcext:value-type="float">
            <text:p>1905527792.16318</text:p>
          </table:table-cell>
          <table:table-cell table:formula="of:=[.$E21]*POWER(1+[.$O$6];[.BD$26])-SERIESSUM(1+[.$O$6];0;1;OFFSET([.$C22];[.BD$26];0):[.$C22])" office:value-type="float" office:value="5031071297.82977" calcext:value-type="float">
            <text:p>5031071297.82977</text:p>
          </table:table-cell>
          <table:table-cell table:formula="of:=[.$E21]*POWER(1+[.$O$6];[.BE$26])-SERIESSUM(1+[.$O$6];0;1;OFFSET([.$C22];[.BE$26];0):[.$C22])" office:value-type="float" office:value="8625446329.34634" calcext:value-type="float">
            <text:p>8625446329.34634</text:p>
          </table:table-cell>
          <table:table-cell table:formula="of:=[.$E21]*POWER(1+[.$O$6];[.BF$26])-SERIESSUM(1+[.$O$6];0;1;OFFSET([.$C22];[.BF$26];0):[.$C22])" office:value-type="float" office:value="12758977615.5904" calcext:value-type="float">
            <text:p>12758977615.5904</text:p>
          </table:table-cell>
          <table:table-cell table:formula="of:=[.$E21]*POWER(1+[.$O$6];[.BG$26])-SERIESSUM(1+[.$O$6];0;1;OFFSET([.$C22];[.BG$26];0):[.$C22])" office:value-type="float" office:value="17512538594.7711" calcext:value-type="float">
            <text:p>17512538594.7711</text:p>
          </table:table-cell>
          <table:table-cell table:formula="of:=[.$E21]*POWER(1+[.$O$6];[.BH$26])-SERIESSUM(1+[.$O$6];0;1;OFFSET([.$C22];[.BH$26];0):[.$C22])" office:value-type="float" office:value="22979133720.8288" calcext:value-type="float">
            <text:p>22979133720.8288</text:p>
          </table:table-cell>
          <table:table-cell table:formula="of:=[.$E21]*POWER(1+[.$O$6];[.BI$26])-SERIESSUM(1+[.$O$6];0;1;OFFSET([.$C22];[.BI$26];0):[.$C22])" office:value-type="float" office:value="29265718115.7952" calcext:value-type="float">
            <text:p>29265718115.7952</text:p>
          </table:table-cell>
          <table:table-cell table:formula="of:=[.$E21]*POWER(1+[.$O$6];[.BJ$26])-SERIESSUM(1+[.$O$6];0;1;OFFSET([.$C22];[.BJ$26];0):[.$C22])" office:value-type="float" office:value="36495290170.0066" calcext:value-type="float">
            <text:p>36495290170.0066</text:p>
          </table:table-cell>
          <table:table-cell table:formula="of:=[.$E21]*POWER(1+[.$O$6];[.BK$26])-SERIESSUM(1+[.$O$6];0;1;OFFSET([.$C22];[.BK$26];0):[.$C22])" office:value-type="float" office:value="44809298032.3497" calcext:value-type="float">
            <text:p>44809298032.3497</text:p>
          </table:table-cell>
          <table:table-cell table:formula="of:=[.$E21]*POWER(1+[.$O$6];[.BL$26])-SERIESSUM(1+[.$O$6];0;1;OFFSET([.$C22];[.BL$26];0):[.$C22])" office:value-type="float" office:value="54370407074.0443" calcext:value-type="float">
            <text:p>54370407074.0443</text:p>
          </table:table-cell>
          <table:table-cell table:formula="of:=[.$E21]*POWER(1+[.$O$6];[.BM$26])-SERIESSUM(1+[.$O$6];0;1;OFFSET([.$C22];[.BM$26];0):[.$C22])" office:value-type="float" office:value="65365682471.9931" calcext:value-type="float">
            <text:p>65365682471.9931</text:p>
          </table:table-cell>
          <table:table-cell table:formula="of:=[.$E21]*POWER(1+[.$O$6];[.BN$26])-SERIESSUM(1+[.$O$6];0;1;OFFSET([.$C22];[.BN$26];0):[.$C22])" office:value-type="float" office:value="78010249179.6341" calcext:value-type="float">
            <text:p>78010249179.6341</text:p>
          </table:table-cell>
          <table:table-cell table:formula="of:=[.$E21]*POWER(1+[.$O$6];[.BO$26])-SERIESSUM(1+[.$O$6];0;1;OFFSET([.$C22];[.BO$26];0):[.$C22])" office:value-type="float" office:value="92551500893.4213" calcext:value-type="float">
            <text:p>92551500893.4213</text:p>
          </table:table-cell>
          <table:table-cell table:formula="of:=[.$E21]*POWER(1+[.$O$6];[.BP$26])-SERIESSUM(1+[.$O$6];0;1;OFFSET([.$C22];[.BP$26];0):[.$C22])" office:value-type="float" office:value="109273940364.277" calcext:value-type="float">
            <text:p>109273940364.277</text:p>
          </table:table-cell>
          <table:table-cell table:formula="of:=[.$E21]*POWER(1+[.$O$6];[.BQ$26])-SERIESSUM(1+[.$O$6];0;1;OFFSET([.$C22];[.BQ$26];0):[.$C22])" office:value-type="float" office:value="128504745755.76" calcext:value-type="float">
            <text:p>128504745755.76</text:p>
          </table:table-cell>
          <table:table-cell table:formula="of:=[.$E21]*POWER(1+[.$O$6];[.BR$26])-SERIESSUM(1+[.$O$6];0;1;OFFSET([.$C22];[.BR$26];0):[.$C22])" office:value-type="float" office:value="150620171955.966" calcext:value-type="float">
            <text:p>150620171955.966</text:p>
          </table:table-cell>
          <table:table-cell table:formula="of:=[.$E21]*POWER(1+[.$O$6];[.BS$26])-SERIESSUM(1+[.$O$6];0;1;OFFSET([.$C22];[.BS$26];0):[.$C22])" office:value-type="float" office:value="176052912086.203" calcext:value-type="float">
            <text:p>176052912086.203</text:p>
          </table:table-cell>
          <table:table-cell table:formula="of:=[.$E21]*POWER(1+[.$O$6];[.BT$26])-SERIESSUM(1+[.$O$6];0;1;OFFSET([.$C22];[.BT$26];0):[.$C22])" office:value-type="float" office:value="205300563235.976" calcext:value-type="float">
            <text:p>205300563235.976</text:p>
          </table:table-cell>
          <table:table-cell table:formula="of:=[.$E21]*POWER(1+[.$O$6];[.BU$26])-SERIESSUM(1+[.$O$6];0;1;OFFSET([.$C22];[.BU$26];0):[.$C22])" office:value-type="float" office:value="238935362058.214" calcext:value-type="float">
            <text:p>238935362058.214</text:p>
          </table:table-cell>
          <table:table-cell table:formula="of:=[.$E21]*POWER(1+[.$O$6];[.BV$26])-SERIESSUM(1+[.$O$6];0;1;OFFSET([.$C22];[.BV$26];0):[.$C22])" office:value-type="float" office:value="277615380703.789" calcext:value-type="float">
            <text:p>277615380703.789</text:p>
          </table:table-cell>
          <table:table-cell table:formula="of:=[.$E21]*POWER(1+[.$O$6];[.BW$26])-SERIESSUM(1+[.$O$6];0;1;OFFSET([.$C22];[.BW$26];0):[.$C22])" office:value-type="float" office:value="322097402146.199" calcext:value-type="float">
            <text:p>322097402146.199</text:p>
          </table:table-cell>
          <table:table-cell table:formula="of:=[.$E21]*POWER(1+[.$O$6];[.BX$26])-SERIESSUM(1+[.$O$6];0;1;OFFSET([.$C22];[.BX$26];0):[.$C22])" office:value-type="float" office:value="373251726804.971" calcext:value-type="float">
            <text:p>373251726804.97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O$2]*POWER(1+[.$O$11];[.$A46])*(POWER([.$O$7];12)-1)/([.$O$7]-1) + [.$B46]*POWER([.$O$7];12)" office:value-type="float" office:value="2176361611.41637" calcext:value-type="float">
            <text:p>2176361611.41637</text:p>
          </table:table-cell>
          <table:table-cell table:formula="of:=[.$C46]*POWER([.$O$9];12)" office:value-type="float" office:value="3900248.90334978" calcext:value-type="float">
            <text:p>3900248.90334978</text:p>
          </table:table-cell>
          <table:table-cell table:formula="of:=[.$B47]/4*[.$O$4]*[.$O$5]" office:value-type="float" office:value="4276550.56643317" calcext:value-type="float">
            <text:p>4276550.56643317</text:p>
          </table:table-cell>
          <table:table-cell table:formula="of:=[.$B47]-[.$C47]-[.$D47]+[.$O$13]*POWER([.$O$7];12*[.$A47])" office:value-type="float" office:value="2168184811.94659" calcext:value-type="float">
            <text:p>2168184811.94659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table:formula="of:=[.$E22]-[.$C23]" office:value-type="float" office:value="44865436.6205803" calcext:value-type="float">
            <text:p>44865436.6205803</text:p>
          </table:table-cell>
          <table:table-cell table:formula="of:=[.$E22]*POWER(1+[.$O$6];[.K$26])-SERIESSUM(1+[.$O$6];0;1;OFFSET([.$C23];[.K$26];0):[.$C23])" office:value-type="float" office:value="50764433.0939085" calcext:value-type="float">
            <text:p>50764433.0939085</text:p>
          </table:table-cell>
          <table:table-cell table:formula="of:=[.$E22]*POWER(1+[.$O$6];[.L$26])-SERIESSUM(1+[.$O$6];0;1;OFFSET([.$C23];[.L$26];0):[.$C23])" office:value-type="float" office:value="57472113.3874196" calcext:value-type="float">
            <text:p>57472113.3874196</text:p>
          </table:table-cell>
          <table:table-cell table:formula="of:=[.$E22]*POWER(1+[.$O$6];[.M$26])-SERIESSUM(1+[.$O$6];0;1;OFFSET([.$C23];[.M$26];0):[.$C23])" office:value-type="float" office:value="65092223.8916279" calcext:value-type="float">
            <text:p>65092223.8916279</text:p>
          </table:table-cell>
          <table:table-cell table:formula="of:=[.$E22]*POWER(1+[.$O$6];[.N$26])-SERIESSUM(1+[.$O$6];0;1;OFFSET([.$C23];[.N$26];0):[.$C23])" office:value-type="float" office:value="73740026.2555557" calcext:value-type="float">
            <text:p>73740026.2555557</text:p>
          </table:table-cell>
          <table:table-cell table:formula="of:=[.$E22]*POWER(1+[.$O$6];[.O$26])-SERIESSUM(1+[.$O$6];0;1;OFFSET([.$C23];[.O$26];0):[.$C23])" office:value-type="float" office:value="83543091.9111431" calcext:value-type="float">
            <text:p>83543091.9111431</text:p>
          </table:table-cell>
          <table:table-cell table:formula="of:=[.$E22]*POWER(1+[.$O$6];[.P$26])-SERIESSUM(1+[.$O$6];0;1;OFFSET([.$C23];[.P$26];0):[.$C23])" office:value-type="float" office:value="94642000.7741339" calcext:value-type="float">
            <text:p>94642000.7741339</text:p>
          </table:table-cell>
          <table:table-cell table:formula="of:=[.$E22]*POWER(1+[.$O$6];[.Q$26])-SERIESSUM(1+[.$O$6];0;1;OFFSET([.$C23];[.Q$26];0):[.$C23])" office:value-type="float" office:value="107190880.189903" calcext:value-type="float">
            <text:p>107190880.189903</text:p>
          </table:table-cell>
          <table:table-cell table:formula="of:=[.$E22]*POWER(1+[.$O$6];[.R$26])-SERIESSUM(1+[.$O$6];0;1;OFFSET([.$C23];[.R$26];0):[.$C23])" office:value-type="float" office:value="121357699.179845" calcext:value-type="float">
            <text:p>121357699.179845</text:p>
          </table:table-cell>
          <table:table-cell table:formula="of:=[.$E22]*POWER(1+[.$O$6];[.S$26])-SERIESSUM(1+[.$O$6];0;1;OFFSET([.$C23];[.S$26];0):[.$C23])" office:value-type="float" office:value="137324206.246132" calcext:value-type="float">
            <text:p>137324206.246132</text:p>
          </table:table-cell>
          <table:table-cell table:formula="of:=[.$E22]*POWER(1+[.$O$6];[.T$26])-SERIESSUM(1+[.$O$6];0;1;OFFSET([.$C23];[.T$26];0):[.$C23])" office:value-type="float" office:value="155285364.935236" calcext:value-type="float">
            <text:p>155285364.935236</text:p>
          </table:table-cell>
          <table:table-cell table:formula="of:=[.$E22]*POWER(1+[.$O$6];[.U$26])-SERIESSUM(1+[.$O$6];0;1;OFFSET([.$C23];[.U$26];0):[.$C23])" office:value-type="float" office:value="175448098.207822" calcext:value-type="float">
            <text:p>175448098.207822</text:p>
          </table:table-cell>
          <table:table-cell table:formula="of:=[.$E22]*POWER(1+[.$O$6];[.V$26])-SERIESSUM(1+[.$O$6];0;1;OFFSET([.$C23];[.V$26];0):[.$C23])" office:value-type="float" office:value="198029098.13123" calcext:value-type="float">
            <text:p>198029098.13123</text:p>
          </table:table-cell>
          <table:table-cell table:formula="of:=[.$E22]*POWER(1+[.$O$6];[.W$26])-SERIESSUM(1+[.$O$6];0;1;OFFSET([.$C23];[.W$26];0):[.$C23])" office:value-type="float" office:value="223251388.663197" calcext:value-type="float">
            <text:p>223251388.663197</text:p>
          </table:table-cell>
          <table:table-cell table:formula="of:=[.$E22]*POWER(1+[.$O$6];[.X$26])-SERIESSUM(1+[.$O$6];0;1;OFFSET([.$C23];[.X$26];0):[.$C23])" office:value-type="float" office:value="251339242.807929" calcext:value-type="float">
            <text:p>251339242.807929</text:p>
          </table:table-cell>
          <table:table-cell table:formula="of:=[.$E22]*POWER(1+[.$O$6];[.Y$26])-SERIESSUM(1+[.$O$6];0;1;OFFSET([.$C23];[.Y$26];0):[.$C23])" office:value-type="float" office:value="282510946.824939" calcext:value-type="float">
            <text:p>282510946.824939</text:p>
          </table:table-cell>
          <table:table-cell table:formula="of:=[.$E22]*POWER(1+[.$O$6];[.Z$26])-SERIESSUM(1+[.$O$6];0;1;OFFSET([.$C23];[.Z$26];0):[.$C23])" office:value-type="float" office:value="316968768.033576" calcext:value-type="float">
            <text:p>316968768.033576</text:p>
          </table:table-cell>
          <table:table-cell table:formula="of:=[.$E22]*POWER(1+[.$O$6];[.AA$26])-SERIESSUM(1+[.$O$6];0;1;OFFSET([.$C23];[.AA$26];0):[.$C23])" office:value-type="float" office:value="354885312.358864" calcext:value-type="float">
            <text:p>354885312.358864</text:p>
          </table:table-cell>
          <table:table-cell table:formula="of:=[.$E22]*POWER(1+[.$O$6];[.AB$26])-SERIESSUM(1+[.$O$6];0;1;OFFSET([.$C23];[.AB$26];0):[.$C23])" office:value-type="float" office:value="396385244.778402" calcext:value-type="float">
            <text:p>396385244.778402</text:p>
          </table:table-cell>
          <table:table-cell table:formula="of:=[.$E22]*POWER(1+[.$O$6];[.AC$26])-SERIESSUM(1+[.$O$6];0;1;OFFSET([.$C23];[.AC$26];0):[.$C23])" office:value-type="float" office:value="441521079.942006" calcext:value-type="float">
            <text:p>441521079.942006</text:p>
          </table:table-cell>
          <table:table-cell table:formula="of:=[.$E22]*POWER(1+[.$O$6];[.AD$26])-SERIESSUM(1+[.$O$6];0;1;OFFSET([.$C23];[.AD$26];0):[.$C23])" office:value-type="float" office:value="490241418.680385" calcext:value-type="float">
            <text:p>490241418.680385</text:p>
          </table:table-cell>
          <table:table-cell table:formula="of:=[.$E22]*POWER(1+[.$O$6];[.AE$26])-SERIESSUM(1+[.$O$6];0;1;OFFSET([.$C23];[.AE$26];0):[.$C23])" office:value-type="float" office:value="542349593.10296" calcext:value-type="float">
            <text:p>542349593.10296</text:p>
          </table:table-cell>
          <table:table-cell table:formula="of:=[.$E22]*POWER(1+[.$O$6];[.AF$26])-SERIESSUM(1+[.$O$6];0;1;OFFSET([.$C23];[.AF$26];0):[.$C23])" office:value-type="float" office:value="597450168.975689" calcext:value-type="float">
            <text:p>597450168.975689</text:p>
          </table:table-cell>
          <table:table-cell table:formula="of:=[.$E22]*POWER(1+[.$O$6];[.AG$26])-SERIESSUM(1+[.$O$6];0;1;OFFSET([.$C23];[.AG$26];0):[.$C23])" office:value-type="float" office:value="654880114.919695" calcext:value-type="float">
            <text:p>654880114.919695</text:p>
          </table:table-cell>
          <table:table-cell table:formula="of:=[.$E22]*POWER(1+[.$O$6];[.AH$26])-SERIESSUM(1+[.$O$6];0;1;OFFSET([.$C23];[.AH$26];0):[.$C23])" office:value-type="float" office:value="713620653.836299" calcext:value-type="float">
            <text:p>713620653.836299</text:p>
          </table:table-cell>
          <table:table-cell table:formula="of:=[.$E22]*POWER(1+[.$O$6];[.AI$26])-SERIESSUM(1+[.$O$6];0;1;OFFSET([.$C23];[.AI$26];0):[.$C23])" office:value-type="float" office:value="772184825.970561" calcext:value-type="float">
            <text:p>772184825.970561</text:p>
          </table:table-cell>
          <table:table-cell table:formula="of:=[.$E22]*POWER(1+[.$O$6];[.AJ$26])-SERIESSUM(1+[.$O$6];0;1;OFFSET([.$C23];[.AJ$26];0):[.$C23])" office:value-type="float" office:value="828474569.628757" calcext:value-type="float">
            <text:p>828474569.628757</text:p>
          </table:table-cell>
          <table:table-cell table:formula="of:=[.$E22]*POWER(1+[.$O$6];[.AK$26])-SERIESSUM(1+[.$O$6];0;1;OFFSET([.$C23];[.AK$26];0):[.$C23])" office:value-type="float" office:value="879599608.524203" calcext:value-type="float">
            <text:p>879599608.524203</text:p>
          </table:table-cell>
          <table:table-cell table:formula="of:=[.$E22]*POWER(1+[.$O$6];[.AL$26])-SERIESSUM(1+[.$O$6];0;1;OFFSET([.$C23];[.AL$26];0):[.$C23])" office:value-type="float" office:value="921648554.607689" calcext:value-type="float">
            <text:p>921648554.607689</text:p>
          </table:table-cell>
          <table:table-cell table:formula="of:=[.$E22]*POWER(1+[.$O$6];[.AM$26])-SERIESSUM(1+[.$O$6];0;1;OFFSET([.$C23];[.AM$26];0):[.$C23])" office:value-type="float" office:value="949400306.344457" calcext:value-type="float">
            <text:p>949400306.344457</text:p>
          </table:table-cell>
          <table:table-cell table:formula="of:=[.$E22]*POWER(1+[.$O$6];[.AN$26])-SERIESSUM(1+[.$O$6];0;1;OFFSET([.$C23];[.AN$26];0):[.$C23])" office:value-type="float" office:value="955960938.974742" calcext:value-type="float">
            <text:p>955960938.974742</text:p>
          </table:table-cell>
          <table:table-cell table:formula="of:=[.$E22]*POWER(1+[.$O$6];[.AO$26])-SERIESSUM(1+[.$O$6];0;1;OFFSET([.$C23];[.AO$26];0):[.$C23])" office:value-type="float" office:value="932307714.862228" calcext:value-type="float">
            <text:p>932307714.862228</text:p>
          </table:table-cell>
          <table:table-cell table:formula="of:=[.$E22]*POWER(1+[.$O$6];[.AP$26])-SERIESSUM(1+[.$O$6];0;1;OFFSET([.$C23];[.AP$26];0):[.$C23])" office:value-type="float" office:value="866717427.64309" calcext:value-type="float">
            <text:p>866717427.64309</text:p>
          </table:table-cell>
          <table:table-cell table:formula="of:=[.$E22]*POWER(1+[.$O$6];[.AQ$26])-SERIESSUM(1+[.$O$6];0;1;OFFSET([.$C23];[.AQ$26];0):[.$C23])" office:value-type="float" office:value="744050835.028947" calcext:value-type="float">
            <text:p>744050835.028947</text:p>
          </table:table-cell>
          <table:table-cell table:formula="of:=[.$E22]*POWER(1+[.$O$6];[.AR$26])-SERIESSUM(1+[.$O$6];0;1;OFFSET([.$C23];[.AR$26];0):[.$C23])" office:value-type="float" office:value="544858186.997602" calcext:value-type="float">
            <text:p>544858186.997602</text:p>
          </table:table-cell>
          <table:table-cell table:formula="of:=[.$E22]*POWER(1+[.$O$6];[.AS$26])-SERIESSUM(1+[.$O$6];0;1;OFFSET([.$C23];[.AS$26];0):[.$C23])" office:value-type="float" office:value="244262516.90244" calcext:value-type="float">
            <text:p>244262516.90244</text:p>
          </table:table-cell>
          <table:table-cell table:formula="of:=[.$E22]*POWER(1+[.$O$6];[.AT$26])-SERIESSUM(1+[.$O$6];0;1;OFFSET([.$C23];[.AT$26];0):[.$C23])" office:value-type="float" office:value="-189432939.346133" calcext:value-type="float">
            <text:p>-189432939.346133</text:p>
          </table:table-cell>
          <table:table-cell table:formula="of:=[.$E22]*POWER(1+[.$O$6];[.AU$26])-SERIESSUM(1+[.$O$6];0;1;OFFSET([.$C23];[.AU$26];0):[.$C23])" office:value-type="float" office:value="-796479555.085955" calcext:value-type="float">
            <text:p>-796479555.085955</text:p>
          </table:table-cell>
          <table:table-cell table:formula="of:=[.$E22]*POWER(1+[.$O$6];[.AV$26])-SERIESSUM(1+[.$O$6];0;1;OFFSET([.$C23];[.AV$26];0):[.$C23])" office:value-type="float" office:value="-1627842426.10365" calcext:value-type="float">
            <text:p>-1627842426.10365</text:p>
          </table:table-cell>
          <table:table-cell table:formula="of:=[.$E22]*POWER(1+[.$O$6];[.AW$26])-SERIESSUM(1+[.$O$6];0;1;OFFSET([.$C23];[.AW$26];0):[.$C23])" office:value-type="float" office:value="-2747885250.79323" calcext:value-type="float">
            <text:p>-2747885250.79323</text:p>
          </table:table-cell>
          <table:table-cell table:formula="of:=[.$E22]*POWER(1+[.$O$6];[.AX$26])-SERIESSUM(1+[.$O$6];0;1;OFFSET([.$C23];[.AX$26];0):[.$C23])" office:value-type="float" office:value="-4237706380.26144" calcext:value-type="float">
            <text:p>-4237706380.26144</text:p>
          </table:table-cell>
          <table:table-cell table:formula="of:=[.$E22]*POWER(1+[.$O$6];[.AY$26])-SERIESSUM(1+[.$O$6];0;1;OFFSET([.$C23];[.AY$26];0):[.$C23])" office:value-type="float" office:value="-2404139255.39264" calcext:value-type="float">
            <text:p>-2404139255.39264</text:p>
          </table:table-cell>
          <table:table-cell table:formula="of:=[.$E22]*POWER(1+[.$O$6];[.AZ$26])-SERIESSUM(1+[.$O$6];0;1;OFFSET([.$C23];[.AZ$26];0):[.$C23])" office:value-type="float" office:value="-295537061.793512" calcext:value-type="float">
            <text:p>-295537061.793512</text:p>
          </table:table-cell>
          <table:table-cell table:formula="of:=[.$E22]*POWER(1+[.$O$6];[.BA$26])-SERIESSUM(1+[.$O$6];0;1;OFFSET([.$C23];[.BA$26];0):[.$C23])" office:value-type="float" office:value="2129355460.84548" calcext:value-type="float">
            <text:p>2129355460.84548</text:p>
          </table:table-cell>
          <table:table-cell table:formula="of:=[.$E22]*POWER(1+[.$O$6];[.BB$26])-SERIESSUM(1+[.$O$6];0;1;OFFSET([.$C23];[.BB$26];0):[.$C23])" office:value-type="float" office:value="4917981861.88032" calcext:value-type="float">
            <text:p>4917981861.88032</text:p>
          </table:table-cell>
          <table:table-cell table:formula="of:=[.$E22]*POWER(1+[.$O$6];[.BC$26])-SERIESSUM(1+[.$O$6];0;1;OFFSET([.$C23];[.BC$26];0):[.$C23])" office:value-type="float" office:value="8124902223.07038" calcext:value-type="float">
            <text:p>8124902223.07038</text:p>
          </table:table-cell>
          <table:table-cell table:formula="of:=[.$E22]*POWER(1+[.$O$6];[.BD$26])-SERIESSUM(1+[.$O$6];0;1;OFFSET([.$C23];[.BD$26];0):[.$C23])" office:value-type="float" office:value="11812860638.439" calcext:value-type="float">
            <text:p>11812860638.439</text:p>
          </table:table-cell>
          <table:table-cell table:formula="of:=[.$E22]*POWER(1+[.$O$6];[.BE$26])-SERIESSUM(1+[.$O$6];0;1;OFFSET([.$C23];[.BE$26];0):[.$C23])" office:value-type="float" office:value="16054012816.1128" calcext:value-type="float">
            <text:p>16054012816.1128</text:p>
          </table:table-cell>
          <table:table-cell table:formula="of:=[.$E22]*POWER(1+[.$O$6];[.BF$26])-SERIESSUM(1+[.$O$6];0;1;OFFSET([.$C23];[.BF$26];0):[.$C23])" office:value-type="float" office:value="20931337820.4378" calcext:value-type="float">
            <text:p>20931337820.4378</text:p>
          </table:table-cell>
          <table:table-cell table:formula="of:=[.$E22]*POWER(1+[.$O$6];[.BG$26])-SERIESSUM(1+[.$O$6];0;1;OFFSET([.$C23];[.BG$26];0):[.$C23])" office:value-type="float" office:value="26540261575.4114" calcext:value-type="float">
            <text:p>26540261575.4114</text:p>
          </table:table-cell>
          <table:table-cell table:formula="of:=[.$E22]*POWER(1+[.$O$6];[.BH$26])-SERIESSUM(1+[.$O$6];0;1;OFFSET([.$C23];[.BH$26];0):[.$C23])" office:value-type="float" office:value="32990523893.6312" calcext:value-type="float">
            <text:p>32990523893.6312</text:p>
          </table:table-cell>
          <table:table-cell table:formula="of:=[.$E22]*POWER(1+[.$O$6];[.BI$26])-SERIESSUM(1+[.$O$6];0;1;OFFSET([.$C23];[.BI$26];0):[.$C23])" office:value-type="float" office:value="40408325559.5839" calcext:value-type="float">
            <text:p>40408325559.5839</text:p>
          </table:table-cell>
          <table:table-cell table:formula="of:=[.$E22]*POWER(1+[.$O$6];[.BJ$26])-SERIESSUM(1+[.$O$6];0;1;OFFSET([.$C23];[.BJ$26];0):[.$C23])" office:value-type="float" office:value="48938797475.4294" calcext:value-type="float">
            <text:p>48938797475.4294</text:p>
          </table:table-cell>
          <table:table-cell table:formula="of:=[.$E22]*POWER(1+[.$O$6];[.BK$26])-SERIESSUM(1+[.$O$6];0;1;OFFSET([.$C23];[.BK$26];0):[.$C23])" office:value-type="float" office:value="58748840178.6519" calcext:value-type="float">
            <text:p>58748840178.6519</text:p>
          </table:table-cell>
          <table:table-cell table:formula="of:=[.$E22]*POWER(1+[.$O$6];[.BL$26])-SERIESSUM(1+[.$O$6];0;1;OFFSET([.$C23];[.BL$26];0):[.$C23])" office:value-type="float" office:value="70030389287.3577" calcext:value-type="float">
            <text:p>70030389287.3577</text:p>
          </table:table-cell>
          <table:table-cell table:formula="of:=[.$E22]*POWER(1+[.$O$6];[.BM$26])-SERIESSUM(1+[.$O$6];0;1;OFFSET([.$C23];[.BM$26];0):[.$C23])" office:value-type="float" office:value="83004170762.3693" calcext:value-type="float">
            <text:p>83004170762.3693</text:p>
          </table:table-cell>
          <table:table-cell table:formula="of:=[.$E22]*POWER(1+[.$O$6];[.BN$26])-SERIESSUM(1+[.$O$6];0;1;OFFSET([.$C23];[.BN$26];0):[.$C23])" office:value-type="float" office:value="97924019458.6328" calcext:value-type="float">
            <text:p>97924019458.6328</text:p>
          </table:table-cell>
          <table:table-cell table:formula="of:=[.$E22]*POWER(1+[.$O$6];[.BO$26])-SERIESSUM(1+[.$O$6];0;1;OFFSET([.$C23];[.BO$26];0):[.$C23])" office:value-type="float" office:value="115081845459.336" calcext:value-type="float">
            <text:p>115081845459.336</text:p>
          </table:table-cell>
          <table:table-cell table:formula="of:=[.$E22]*POWER(1+[.$O$6];[.BP$26])-SERIESSUM(1+[.$O$6];0;1;OFFSET([.$C23];[.BP$26];0):[.$C23])" office:value-type="float" office:value="134813345360.144" calcext:value-type="float">
            <text:p>134813345360.144</text:p>
          </table:table-cell>
          <table:table-cell table:formula="of:=[.$E22]*POWER(1+[.$O$6];[.BQ$26])-SERIESSUM(1+[.$O$6];0;1;OFFSET([.$C23];[.BQ$26];0):[.$C23])" office:value-type="float" office:value="157504570246.074" calcext:value-type="float">
            <text:p>157504570246.074</text:p>
          </table:table-cell>
          <table:table-cell table:formula="of:=[.$E22]*POWER(1+[.$O$6];[.BR$26])-SERIESSUM(1+[.$O$6];0;1;OFFSET([.$C23];[.BR$26];0):[.$C23])" office:value-type="float" office:value="183599478864.893" calcext:value-type="float">
            <text:p>183599478864.893</text:p>
          </table:table-cell>
          <table:table-cell table:formula="of:=[.$E22]*POWER(1+[.$O$6];[.BS$26])-SERIESSUM(1+[.$O$6];0;1;OFFSET([.$C23];[.BS$26];0):[.$C23])" office:value-type="float" office:value="213608623776.535" calcext:value-type="float">
            <text:p>213608623776.535</text:p>
          </table:table-cell>
          <table:table-cell table:formula="of:=[.$E22]*POWER(1+[.$O$6];[.BT$26])-SERIESSUM(1+[.$O$6];0;1;OFFSET([.$C23];[.BT$26];0):[.$C23])" office:value-type="float" office:value="248119140424.923" calcext:value-type="float">
            <text:p>248119140424.923</text:p>
          </table:table-cell>
          <table:table-cell table:formula="of:=[.$E22]*POWER(1+[.$O$6];[.BU$26])-SERIESSUM(1+[.$O$6];0;1;OFFSET([.$C23];[.BU$26];0):[.$C23])" office:value-type="float" office:value="287806234570.569" calcext:value-type="float">
            <text:p>287806234570.569</text:p>
          </table:table-cell>
          <table:table-cell table:formula="of:=[.$E22]*POWER(1+[.$O$6];[.BV$26])-SERIESSUM(1+[.$O$6];0;1;OFFSET([.$C23];[.BV$26];0):[.$C23])" office:value-type="float" office:value="333446392838.063" calcext:value-type="float">
            <text:p>333446392838.063</text:p>
          </table:table-cell>
          <table:table-cell table:formula="of:=[.$E22]*POWER(1+[.$O$6];[.BW$26])-SERIESSUM(1+[.$O$6];0;1;OFFSET([.$C23];[.BW$26];0):[.$C23])" office:value-type="float" office:value="385932574845.68" calcext:value-type="float">
            <text:p>385932574845.68</text:p>
          </table:table-cell>
          <table:table-cell table:formula="of:=[.$E22]*POWER(1+[.$O$6];[.BX$26])-SERIESSUM(1+[.$O$6];0;1;OFFSET([.$C23];[.BX$26];0):[.$C23])" office:value-type="float" office:value="446291684154.44" calcext:value-type="float">
            <text:p>446291684154.4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O$2]*POWER(1+[.$O$11];[.$A47])*(POWER([.$O$7];12)-1)/([.$O$7]-1) + [.$B47]*POWER([.$O$7];12)" office:value-type="float" office:value="2528648132.04935" calcext:value-type="float">
            <text:p>2528648132.04935</text:p>
          </table:table-cell>
          <table:table-cell table:formula="of:=[.$C47]*POWER([.$O$9];12)" office:value-type="float" office:value="4173266.32658427" calcext:value-type="float">
            <text:p>4173266.32658427</text:p>
          </table:table-cell>
          <table:table-cell table:formula="of:=[.$B48]/4*[.$O$4]*[.$O$5]" office:value-type="float" office:value="4968793.57947697" calcext:value-type="float">
            <text:p>4968793.57947697</text:p>
          </table:table-cell>
          <table:table-cell table:formula="of:=[.$B48]-[.$C48]-[.$D48]+[.$O$13]*POWER([.$O$7];12*[.$A48])" office:value-type="float" office:value="2519506072.14329" calcext:value-type="float">
            <text:p>2519506072.14329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table:formula="of:=[.$E23]-[.$C24]" office:value-type="float" office:value="52927920.7465113" calcext:value-type="float">
            <text:p>52927920.7465113</text:p>
          </table:table-cell>
          <table:table-cell table:formula="of:=[.$E23]*POWER(1+[.$O$6];[.K$26])-SERIESSUM(1+[.$O$6];0;1;OFFSET([.$C24];[.K$26];0):[.$C24])" office:value-type="float" office:value="59978132.507346" calcext:value-type="float">
            <text:p>59978132.507346</text:p>
          </table:table-cell>
          <table:table-cell table:formula="of:=[.$E23]*POWER(1+[.$O$6];[.L$26])-SERIESSUM(1+[.$O$6];0;1;OFFSET([.$C24];[.L$26];0):[.$C24])" office:value-type="float" office:value="68004378.7859325" calcext:value-type="float">
            <text:p>68004378.7859325</text:p>
          </table:table-cell>
          <table:table-cell table:formula="of:=[.$E23]*POWER(1+[.$O$6];[.M$26])-SERIESSUM(1+[.$O$6];0;1;OFFSET([.$C24];[.M$26];0):[.$C24])" office:value-type="float" office:value="77134279.6446445" calcext:value-type="float">
            <text:p>77134279.6446445</text:p>
          </table:table-cell>
          <table:table-cell table:formula="of:=[.$E23]*POWER(1+[.$O$6];[.N$26])-SERIESSUM(1+[.$O$6];0;1;OFFSET([.$C24];[.N$26];0):[.$C24])" office:value-type="float" office:value="87510268.1861376" calcext:value-type="float">
            <text:p>87510268.1861376</text:p>
          </table:table-cell>
          <table:table-cell table:formula="of:=[.$E23]*POWER(1+[.$O$6];[.O$26])-SERIESSUM(1+[.$O$6];0;1;OFFSET([.$C24];[.O$26];0):[.$C24])" office:value-type="float" office:value="99290814.4515201" calcext:value-type="float">
            <text:p>99290814.4515201</text:p>
          </table:table-cell>
          <table:table-cell table:formula="of:=[.$E23]*POWER(1+[.$O$6];[.P$26])-SERIESSUM(1+[.$O$6];0;1;OFFSET([.$C24];[.P$26];0):[.$C24])" office:value-type="float" office:value="112651602.85091" calcext:value-type="float">
            <text:p>112651602.85091</text:p>
          </table:table-cell>
          <table:table-cell table:formula="of:=[.$E23]*POWER(1+[.$O$6];[.Q$26])-SERIESSUM(1+[.$O$6];0;1;OFFSET([.$C24];[.Q$26];0):[.$C24])" office:value-type="float" office:value="127786603.129171" calcext:value-type="float">
            <text:p>127786603.129171</text:p>
          </table:table-cell>
          <table:table-cell table:formula="of:=[.$E23]*POWER(1+[.$O$6];[.R$26])-SERIESSUM(1+[.$O$6];0;1;OFFSET([.$C24];[.R$26];0):[.$C24])" office:value-type="float" office:value="144908953.647305" calcext:value-type="float">
            <text:p>144908953.647305</text:p>
          </table:table-cell>
          <table:table-cell table:formula="of:=[.$E23]*POWER(1+[.$O$6];[.S$26])-SERIESSUM(1+[.$O$6];0;1;OFFSET([.$C24];[.S$26];0):[.$C24])" office:value-type="float" office:value="164251548.536962" calcext:value-type="float">
            <text:p>164251548.536962</text:p>
          </table:table-cell>
          <table:table-cell table:formula="of:=[.$E23]*POWER(1+[.$O$6];[.T$26])-SERIESSUM(1+[.$O$6];0;1;OFFSET([.$C24];[.T$26];0):[.$C24])" office:value-type="float" office:value="186067185.512344" calcext:value-type="float">
            <text:p>186067185.512344</text:p>
          </table:table-cell>
          <table:table-cell table:formula="of:=[.$E23]*POWER(1+[.$O$6];[.U$26])-SERIESSUM(1+[.$O$6];0;1;OFFSET([.$C24];[.U$26];0):[.$C24])" office:value-type="float" office:value="210628086.868757" calcext:value-type="float">
            <text:p>210628086.868757</text:p>
          </table:table-cell>
          <table:table-cell table:formula="of:=[.$E23]*POWER(1+[.$O$6];[.V$26])-SERIESSUM(1+[.$O$6];0;1;OFFSET([.$C24];[.V$26];0):[.$C24])" office:value-type="float" office:value="238224550.054762" calcext:value-type="float">
            <text:p>238224550.054762</text:p>
          </table:table-cell>
          <table:table-cell table:formula="of:=[.$E23]*POWER(1+[.$O$6];[.W$26])-SERIESSUM(1+[.$O$6];0;1;OFFSET([.$C24];[.W$26];0):[.$C24])" office:value-type="float" office:value="269162413.182119" calcext:value-type="float">
            <text:p>269162413.182119</text:p>
          </table:table-cell>
          <table:table-cell table:formula="of:=[.$E23]*POWER(1+[.$O$6];[.X$26])-SERIESSUM(1+[.$O$6];0;1;OFFSET([.$C24];[.X$26];0):[.$C24])" office:value-type="float" office:value="303758931.213856" calcext:value-type="float">
            <text:p>303758931.213856</text:p>
          </table:table-cell>
          <table:table-cell table:formula="of:=[.$E23]*POWER(1+[.$O$6];[.Y$26])-SERIESSUM(1+[.$O$6];0;1;OFFSET([.$C24];[.Y$26];0):[.$C24])" office:value-type="float" office:value="342336545.723463" calcext:value-type="float">
            <text:p>342336545.723463</text:p>
          </table:table-cell>
          <table:table-cell table:formula="of:=[.$E23]*POWER(1+[.$O$6];[.Z$26])-SERIESSUM(1+[.$O$6];0;1;OFFSET([.$C24];[.Z$26];0):[.$C24])" office:value-type="float" office:value="385213889.309821" calcext:value-type="float">
            <text:p>385213889.309821</text:p>
          </table:table-cell>
          <table:table-cell table:formula="of:=[.$E23]*POWER(1+[.$O$6];[.AA$26])-SERIESSUM(1+[.$O$6];0;1;OFFSET([.$C24];[.AA$26];0):[.$C24])" office:value-type="float" office:value="432693187.864964" calcext:value-type="float">
            <text:p>432693187.864964</text:p>
          </table:table-cell>
          <table:table-cell table:formula="of:=[.$E23]*POWER(1+[.$O$6];[.AB$26])-SERIESSUM(1+[.$O$6];0;1;OFFSET([.$C24];[.AB$26];0):[.$C24])" office:value-type="float" office:value="485043001.100016" calcext:value-type="float">
            <text:p>485043001.100016</text:p>
          </table:table-cell>
          <table:table-cell table:formula="of:=[.$E23]*POWER(1+[.$O$6];[.AC$26])-SERIESSUM(1+[.$O$6];0;1;OFFSET([.$C24];[.AC$26];0):[.$C24])" office:value-type="float" office:value="542474963.103141" calcext:value-type="float">
            <text:p>542474963.103141</text:p>
          </table:table-cell>
          <table:table-cell table:formula="of:=[.$E23]*POWER(1+[.$O$6];[.AD$26])-SERIESSUM(1+[.$O$6];0;1;OFFSET([.$C24];[.AD$26];0):[.$C24])" office:value-type="float" office:value="605112836.687985" calcext:value-type="float">
            <text:p>605112836.687985</text:p>
          </table:table-cell>
          <table:table-cell table:formula="of:=[.$E23]*POWER(1+[.$O$6];[.AE$26])-SERIESSUM(1+[.$O$6];0;1;OFFSET([.$C24];[.AE$26];0):[.$C24])" office:value-type="float" office:value="672951761.125137" calcext:value-type="float">
            <text:p>672951761.125137</text:p>
          </table:table-cell>
          <table:table-cell table:formula="of:=[.$E23]*POWER(1+[.$O$6];[.AF$26])-SERIESSUM(1+[.$O$6];0;1;OFFSET([.$C24];[.AF$26];0):[.$C24])" office:value-type="float" office:value="745805031.784702" calcext:value-type="float">
            <text:p>745805031.784702</text:p>
          </table:table-cell>
          <table:table-cell table:formula="of:=[.$E23]*POWER(1+[.$O$6];[.AG$26])-SERIESSUM(1+[.$O$6];0;1;OFFSET([.$C24];[.AG$26];0):[.$C24])" office:value-type="float" office:value="823235076.591896" calcext:value-type="float">
            <text:p>823235076.591896</text:p>
          </table:table-cell>
          <table:table-cell table:formula="of:=[.$E23]*POWER(1+[.$O$6];[.AH$26])-SERIESSUM(1+[.$O$6];0;1;OFFSET([.$C24];[.AH$26];0):[.$C24])" office:value-type="float" office:value="904464456.276836" calcext:value-type="float">
            <text:p>904464456.276836</text:p>
          </table:table-cell>
          <table:table-cell table:formula="of:=[.$E23]*POWER(1+[.$O$6];[.AI$26])-SERIESSUM(1+[.$O$6];0;1;OFFSET([.$C24];[.AI$26];0):[.$C24])" office:value-type="float" office:value="988261673.961295" calcext:value-type="float">
            <text:p>988261673.961295</text:p>
          </table:table-cell>
          <table:table-cell table:formula="of:=[.$E23]*POWER(1+[.$O$6];[.AJ$26])-SERIESSUM(1+[.$O$6];0;1;OFFSET([.$C24];[.AJ$26];0):[.$C24])" office:value-type="float" office:value="1072795286.20148" calcext:value-type="float">
            <text:p>1072795286.20148</text:p>
          </table:table-cell>
          <table:table-cell table:formula="of:=[.$E23]*POWER(1+[.$O$6];[.AK$26])-SERIESSUM(1+[.$O$6];0;1;OFFSET([.$C24];[.AK$26];0):[.$C24])" office:value-type="float" office:value="1155448202.32442" calcext:value-type="float">
            <text:p>1155448202.32442</text:p>
          </table:table-cell>
          <table:table-cell table:formula="of:=[.$E23]*POWER(1+[.$O$6];[.AL$26])-SERIESSUM(1+[.$O$6];0;1;OFFSET([.$C24];[.AL$26];0):[.$C24])" office:value-type="float" office:value="1232582067.81428" calcext:value-type="float">
            <text:p>1232582067.81428</text:p>
          </table:table-cell>
          <table:table-cell table:formula="of:=[.$E23]*POWER(1+[.$O$6];[.AM$26])-SERIESSUM(1+[.$O$6];0;1;OFFSET([.$C24];[.AM$26];0):[.$C24])" office:value-type="float" office:value="1299239159.33023" calcext:value-type="float">
            <text:p>1299239159.33023</text:p>
          </table:table-cell>
          <table:table-cell table:formula="of:=[.$E23]*POWER(1+[.$O$6];[.AN$26])-SERIESSUM(1+[.$O$6];0;1;OFFSET([.$C24];[.AN$26];0):[.$C24])" office:value-type="float" office:value="1348766160.97588" calcext:value-type="float">
            <text:p>1348766160.97588</text:p>
          </table:table-cell>
          <table:table-cell table:formula="of:=[.$E23]*POWER(1+[.$O$6];[.AO$26])-SERIESSUM(1+[.$O$6];0;1;OFFSET([.$C24];[.AO$26];0):[.$C24])" office:value-type="float" office:value="1372340404.61643" calcext:value-type="float">
            <text:p>1372340404.61643</text:p>
          </table:table-cell>
          <table:table-cell table:formula="of:=[.$E23]*POWER(1+[.$O$6];[.AP$26])-SERIESSUM(1+[.$O$6];0;1;OFFSET([.$C24];[.AP$26];0):[.$C24])" office:value-type="float" office:value="1358374469.74903" calcext:value-type="float">
            <text:p>1358374469.74903</text:p>
          </table:table-cell>
          <table:table-cell table:formula="of:=[.$E23]*POWER(1+[.$O$6];[.AQ$26])-SERIESSUM(1+[.$O$6];0;1;OFFSET([.$C24];[.AQ$26];0):[.$C24])" office:value-type="float" office:value="1291769238.97753" calcext:value-type="float">
            <text:p>1291769238.97753</text:p>
          </table:table-cell>
          <table:table-cell table:formula="of:=[.$E23]*POWER(1+[.$O$6];[.AR$26])-SERIESSUM(1+[.$O$6];0;1;OFFSET([.$C24];[.AR$26];0):[.$C24])" office:value-type="float" office:value="1152978332.40847" calcext:value-type="float">
            <text:p>1152978332.40847</text:p>
          </table:table-cell>
          <table:table-cell table:formula="of:=[.$E23]*POWER(1+[.$O$6];[.AS$26])-SERIESSUM(1+[.$O$6];0;1;OFFSET([.$C24];[.AS$26];0):[.$C24])" office:value-type="float" office:value="916837976.254805" calcext:value-type="float">
            <text:p>916837976.254805</text:p>
          </table:table-cell>
          <table:table-cell table:formula="of:=[.$E23]*POWER(1+[.$O$6];[.AT$26])-SERIESSUM(1+[.$O$6];0;1;OFFSET([.$C24];[.AT$26];0):[.$C24])" office:value-type="float" office:value="551105400.54421" calcext:value-type="float">
            <text:p>551105400.54421</text:p>
          </table:table-cell>
          <table:table-cell table:formula="of:=[.$E23]*POWER(1+[.$O$6];[.AU$26])-SERIESSUM(1+[.$O$6];0;1;OFFSET([.$C24];[.AU$26];0):[.$C24])" office:value-type="float" office:value="14635318.5492878" calcext:value-type="float">
            <text:p>14635318.5492878</text:p>
          </table:table-cell>
          <table:table-cell table:formula="of:=[.$E23]*POWER(1+[.$O$6];[.AV$26])-SERIESSUM(1+[.$O$6];0;1;OFFSET([.$C24];[.AV$26];0):[.$C24])" office:value-type="float" office:value="-744892687.065952" calcext:value-type="float">
            <text:p>-744892687.065952</text:p>
          </table:table-cell>
          <table:table-cell table:formula="of:=[.$E23]*POWER(1+[.$O$6];[.AW$26])-SERIESSUM(1+[.$O$6];0;1;OFFSET([.$C24];[.AW$26];0):[.$C24])" office:value-type="float" office:value="-1793803703.15407" calcext:value-type="float">
            <text:p>-1793803703.15407</text:p>
          </table:table-cell>
          <table:table-cell table:formula="of:=[.$E23]*POWER(1+[.$O$6];[.AX$26])-SERIESSUM(1+[.$O$6];0;1;OFFSET([.$C24];[.AX$26];0):[.$C24])" office:value-type="float" office:value="84175953.3508911" calcext:value-type="float">
            <text:p>84175953.3508911</text:p>
          </table:table-cell>
          <table:table-cell table:formula="of:=[.$E23]*POWER(1+[.$O$6];[.AY$26])-SERIESSUM(1+[.$O$6];0;1;OFFSET([.$C24];[.AY$26];0):[.$C24])" office:value-type="float" office:value="2243852558.33159" calcext:value-type="float">
            <text:p>2243852558.33159</text:p>
          </table:table-cell>
          <table:table-cell table:formula="of:=[.$E23]*POWER(1+[.$O$6];[.AZ$26])-SERIESSUM(1+[.$O$6];0;1;OFFSET([.$C24];[.AZ$26];0):[.$C24])" office:value-type="float" office:value="4727480654.0594" calcext:value-type="float">
            <text:p>4727480654.0594</text:p>
          </table:table-cell>
          <table:table-cell table:formula="of:=[.$E23]*POWER(1+[.$O$6];[.BA$26])-SERIESSUM(1+[.$O$6];0;1;OFFSET([.$C24];[.BA$26];0):[.$C24])" office:value-type="float" office:value="7583652964.14638" calcext:value-type="float">
            <text:p>7583652964.14638</text:p>
          </table:table-cell>
          <table:table-cell table:formula="of:=[.$E23]*POWER(1+[.$O$6];[.BB$26])-SERIESSUM(1+[.$O$6];0;1;OFFSET([.$C24];[.BB$26];0):[.$C24])" office:value-type="float" office:value="10868251120.7464" calcext:value-type="float">
            <text:p>10868251120.7464</text:p>
          </table:table-cell>
          <table:table-cell table:formula="of:=[.$E23]*POWER(1+[.$O$6];[.BC$26])-SERIESSUM(1+[.$O$6];0;1;OFFSET([.$C24];[.BC$26];0):[.$C24])" office:value-type="float" office:value="14645539000.8364" calcext:value-type="float">
            <text:p>14645539000.8364</text:p>
          </table:table-cell>
          <table:table-cell table:formula="of:=[.$E23]*POWER(1+[.$O$6];[.BD$26])-SERIESSUM(1+[.$O$6];0;1;OFFSET([.$C24];[.BD$26];0):[.$C24])" office:value-type="float" office:value="18989420062.94" calcext:value-type="float">
            <text:p>18989420062.94</text:p>
          </table:table-cell>
          <table:table-cell table:formula="of:=[.$E23]*POWER(1+[.$O$6];[.BE$26])-SERIESSUM(1+[.$O$6];0;1;OFFSET([.$C24];[.BE$26];0):[.$C24])" office:value-type="float" office:value="23984883284.359" calcext:value-type="float">
            <text:p>23984883284.359</text:p>
          </table:table-cell>
          <table:table-cell table:formula="of:=[.$E23]*POWER(1+[.$O$6];[.BF$26])-SERIESSUM(1+[.$O$6];0;1;OFFSET([.$C24];[.BF$26];0):[.$C24])" office:value-type="float" office:value="29729665988.9909" calcext:value-type="float">
            <text:p>29729665988.9909</text:p>
          </table:table-cell>
          <table:table-cell table:formula="of:=[.$E23]*POWER(1+[.$O$6];[.BG$26])-SERIESSUM(1+[.$O$6];0;1;OFFSET([.$C24];[.BG$26];0):[.$C24])" office:value-type="float" office:value="36336166099.3177" calcext:value-type="float">
            <text:p>36336166099.3177</text:p>
          </table:table-cell>
          <table:table-cell table:formula="of:=[.$E23]*POWER(1+[.$O$6];[.BH$26])-SERIESSUM(1+[.$O$6];0;1;OFFSET([.$C24];[.BH$26];0):[.$C24])" office:value-type="float" office:value="43933641226.1934" calcext:value-type="float">
            <text:p>43933641226.1934</text:p>
          </table:table-cell>
          <table:table-cell table:formula="of:=[.$E23]*POWER(1+[.$O$6];[.BI$26])-SERIESSUM(1+[.$O$6];0;1;OFFSET([.$C24];[.BI$26];0):[.$C24])" office:value-type="float" office:value="52670737622.1004" calcext:value-type="float">
            <text:p>52670737622.1004</text:p>
          </table:table-cell>
          <table:table-cell table:formula="of:=[.$E23]*POWER(1+[.$O$6];[.BJ$26])-SERIESSUM(1+[.$O$6];0;1;OFFSET([.$C24];[.BJ$26];0):[.$C24])" office:value-type="float" office:value="62718398477.3936" calcext:value-type="float">
            <text:p>62718398477.3936</text:p>
          </table:table-cell>
          <table:table-cell table:formula="of:=[.$E23]*POWER(1+[.$O$6];[.BK$26])-SERIESSUM(1+[.$O$6];0;1;OFFSET([.$C24];[.BK$26];0):[.$C24])" office:value-type="float" office:value="74273208460.9807" calcext:value-type="float">
            <text:p>74273208460.9807</text:p>
          </table:table-cell>
          <table:table-cell table:formula="of:=[.$E23]*POWER(1+[.$O$6];[.BL$26])-SERIESSUM(1+[.$O$6];0;1;OFFSET([.$C24];[.BL$26];0):[.$C24])" office:value-type="float" office:value="87561239942.1058" calcext:value-type="float">
            <text:p>87561239942.1058</text:p>
          </table:table-cell>
          <table:table-cell table:formula="of:=[.$E23]*POWER(1+[.$O$6];[.BM$26])-SERIESSUM(1+[.$O$6];0;1;OFFSET([.$C24];[.BM$26];0):[.$C24])" office:value-type="float" office:value="102842476145.4" calcext:value-type="float">
            <text:p>102842476145.4</text:p>
          </table:table-cell>
          <table:table-cell table:formula="of:=[.$E23]*POWER(1+[.$O$6];[.BN$26])-SERIESSUM(1+[.$O$6];0;1;OFFSET([.$C24];[.BN$26];0):[.$C24])" office:value-type="float" office:value="120415897779.188" calcext:value-type="float">
            <text:p>120415897779.188</text:p>
          </table:table-cell>
          <table:table-cell table:formula="of:=[.$E23]*POWER(1+[.$O$6];[.BO$26])-SERIESSUM(1+[.$O$6];0;1;OFFSET([.$C24];[.BO$26];0):[.$C24])" office:value-type="float" office:value="140625332658.044" calcext:value-type="float">
            <text:p>140625332658.044</text:p>
          </table:table-cell>
          <table:table-cell table:formula="of:=[.$E23]*POWER(1+[.$O$6];[.BP$26])-SERIESSUM(1+[.$O$6];0;1;OFFSET([.$C24];[.BP$26];0):[.$C24])" office:value-type="float" office:value="163866182768.729" calcext:value-type="float">
            <text:p>163866182768.729</text:p>
          </table:table-cell>
          <table:table-cell table:formula="of:=[.$E23]*POWER(1+[.$O$6];[.BQ$26])-SERIESSUM(1+[.$O$6];0;1;OFFSET([.$C24];[.BQ$26];0):[.$C24])" office:value-type="float" office:value="190593160396.016" calcext:value-type="float">
            <text:p>190593160396.016</text:p>
          </table:table-cell>
          <table:table-cell table:formula="of:=[.$E23]*POWER(1+[.$O$6];[.BR$26])-SERIESSUM(1+[.$O$6];0;1;OFFSET([.$C24];[.BR$26];0):[.$C24])" office:value-type="float" office:value="221329184667.396" calcext:value-type="float">
            <text:p>221329184667.396</text:p>
          </table:table-cell>
          <table:table-cell table:formula="of:=[.$E23]*POWER(1+[.$O$6];[.BS$26])-SERIESSUM(1+[.$O$6];0;1;OFFSET([.$C24];[.BS$26];0):[.$C24])" office:value-type="float" office:value="256675612579.484" calcext:value-type="float">
            <text:p>256675612579.484</text:p>
          </table:table-cell>
          <table:table-cell table:formula="of:=[.$E23]*POWER(1+[.$O$6];[.BT$26])-SERIESSUM(1+[.$O$6];0;1;OFFSET([.$C24];[.BT$26];0):[.$C24])" office:value-type="float" office:value="297324004678.385" calcext:value-type="float">
            <text:p>297324004678.385</text:p>
          </table:table-cell>
          <table:table-cell table:formula="of:=[.$E23]*POWER(1+[.$O$6];[.BU$26])-SERIESSUM(1+[.$O$6];0;1;OFFSET([.$C24];[.BU$26];0):[.$C24])" office:value-type="float" office:value="344069655592.12" calcext:value-type="float">
            <text:p>344069655592.12</text:p>
          </table:table-cell>
          <table:table-cell table:formula="of:=[.$E23]*POWER(1+[.$O$6];[.BV$26])-SERIESSUM(1+[.$O$6];0;1;OFFSET([.$C24];[.BV$26];0):[.$C24])" office:value-type="float" office:value="397827154142.916" calcext:value-type="float">
            <text:p>397827154142.916</text:p>
          </table:table-cell>
          <table:table-cell table:formula="of:=[.$E23]*POWER(1+[.$O$6];[.BW$26])-SERIESSUM(1+[.$O$6];0;1;OFFSET([.$C24];[.BW$26];0):[.$C24])" office:value-type="float" office:value="459648277476.332" calcext:value-type="float">
            <text:p>459648277476.332</text:p>
          </table:table-cell>
          <table:table-cell table:formula="of:=[.$E23]*POWER(1+[.$O$6];[.BX$26])-SERIESSUM(1+[.$O$6];0;1;OFFSET([.$C24];[.BX$26];0):[.$C24])" office:value-type="float" office:value="530742569309.76" calcext:value-type="float">
            <text:p>530742569309.7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O$2]*POWER(1+[.$O$11];[.$A48])*(POWER([.$O$7];12)-1)/([.$O$7]-1) + [.$B48]*POWER([.$O$7];12)" office:value-type="float" office:value="2937687630.37694" calcext:value-type="float">
            <text:p>2937687630.37694</text:p>
          </table:table-cell>
          <table:table-cell table:formula="of:=[.$C48]*POWER([.$O$9];12)" office:value-type="float" office:value="4465394.96944517" calcext:value-type="float">
            <text:p>4465394.96944517</text:p>
          </table:table-cell>
          <table:table-cell table:formula="of:=[.$B49]/4*[.$O$4]*[.$O$5]" office:value-type="float" office:value="5772556.1936907" calcext:value-type="float">
            <text:p>5772556.1936907</text:p>
          </table:table-cell>
          <table:table-cell table:formula="of:=[.$B49]-[.$C49]-[.$D49]+[.$O$13]*POWER([.$O$7];12*[.$A49])" office:value-type="float" office:value="2927449679.21381" calcext:value-type="float">
            <text:p>2927449679.21381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table:formula="of:=[.$E24]-[.$C25]" office:value-type="float" office:value="62331693.761591" calcext:value-type="float">
            <text:p>62331693.761591</text:p>
          </table:table-cell>
          <table:table-cell table:formula="of:=[.$E24]*POWER(1+[.$O$6];[.K$26])-SERIESSUM(1+[.$O$6];0;1;OFFSET([.$C25];[.K$26];0):[.$C25])" office:value-type="float" office:value="70730243.1301076" calcext:value-type="float">
            <text:p>70730243.1301076</text:p>
          </table:table-cell>
          <table:table-cell table:formula="of:=[.$E24]*POWER(1+[.$O$6];[.L$26])-SERIESSUM(1+[.$O$6];0;1;OFFSET([.$C25];[.L$26];0):[.$C25])" office:value-type="float" office:value="80301372.8502823" calcext:value-type="float">
            <text:p>80301372.8502823</text:p>
          </table:table-cell>
          <table:table-cell table:formula="of:=[.$E24]*POWER(1+[.$O$6];[.M$26])-SERIESSUM(1+[.$O$6];0;1;OFFSET([.$C25];[.M$26];0):[.$C25])" office:value-type="float" office:value="91200869.9015043" calcext:value-type="float">
            <text:p>91200869.9015043</text:p>
          </table:table-cell>
          <table:table-cell table:formula="of:=[.$E24]*POWER(1+[.$O$6];[.N$26])-SERIESSUM(1+[.$O$6];0;1;OFFSET([.$C25];[.N$26];0):[.$C25])" office:value-type="float" office:value="103603256.243162" calcext:value-type="float">
            <text:p>103603256.243162</text:p>
          </table:table-cell>
          <table:table-cell table:formula="of:=[.$E24]*POWER(1+[.$O$6];[.O$26])-SERIESSUM(1+[.$O$6];0;1;OFFSET([.$C25];[.O$26];0):[.$C25])" office:value-type="float" office:value="117703531.139721" calcext:value-type="float">
            <text:p>117703531.139721</text:p>
          </table:table-cell>
          <table:table-cell table:formula="of:=[.$E24]*POWER(1+[.$O$6];[.P$26])-SERIESSUM(1+[.$O$6];0;1;OFFSET([.$C25];[.P$26];0):[.$C25])" office:value-type="float" office:value="133718928.678557" calcext:value-type="float">
            <text:p>133718928.678557</text:p>
          </table:table-cell>
          <table:table-cell table:formula="of:=[.$E24]*POWER(1+[.$O$6];[.Q$26])-SERIESSUM(1+[.$O$6];0;1;OFFSET([.$C25];[.Q$26];0):[.$C25])" office:value-type="float" office:value="151890636.020508" calcext:value-type="float">
            <text:p>151890636.020508</text:p>
          </table:table-cell>
          <table:table-cell table:formula="of:=[.$E24]*POWER(1+[.$O$6];[.R$26])-SERIESSUM(1+[.$O$6];0;1;OFFSET([.$C25];[.R$26];0):[.$C25])" office:value-type="float" office:value="172485396.675756" calcext:value-type="float">
            <text:p>172485396.675756</text:p>
          </table:table-cell>
          <table:table-cell table:formula="of:=[.$E24]*POWER(1+[.$O$6];[.S$26])-SERIESSUM(1+[.$O$6];0;1;OFFSET([.$C25];[.S$26];0):[.$C25])" office:value-type="float" office:value="195796895.648661" calcext:value-type="float">
            <text:p>195796895.648661</text:p>
          </table:table-cell>
          <table:table-cell table:formula="of:=[.$E24]*POWER(1+[.$O$6];[.T$26])-SERIESSUM(1+[.$O$6];0;1;OFFSET([.$C25];[.T$26];0):[.$C25])" office:value-type="float" office:value="222146788.019435" calcext:value-type="float">
            <text:p>222146788.019435</text:p>
          </table:table-cell>
          <table:table-cell table:formula="of:=[.$E24]*POWER(1+[.$O$6];[.U$26])-SERIESSUM(1+[.$O$6];0;1;OFFSET([.$C25];[.U$26];0):[.$C25])" office:value-type="float" office:value="251885187.398982" calcext:value-type="float">
            <text:p>251885187.398982</text:p>
          </table:table-cell>
          <table:table-cell table:formula="of:=[.$E24]*POWER(1+[.$O$6];[.V$26])-SERIESSUM(1+[.$O$6];0;1;OFFSET([.$C25];[.V$26];0):[.$C25])" office:value-type="float" office:value="285390373.175419" calcext:value-type="float">
            <text:p>285390373.175419</text:p>
          </table:table-cell>
          <table:table-cell table:formula="of:=[.$E24]*POWER(1+[.$O$6];[.W$26])-SERIESSUM(1+[.$O$6];0;1;OFFSET([.$C25];[.W$26];0):[.$C25])" office:value-type="float" office:value="323067402.414214" calcext:value-type="float">
            <text:p>323067402.414214</text:p>
          </table:table-cell>
          <table:table-cell table:formula="of:=[.$E24]*POWER(1+[.$O$6];[.X$26])-SERIESSUM(1+[.$O$6];0;1;OFFSET([.$C25];[.X$26];0):[.$C25])" office:value-type="float" office:value="365345219.754575" calcext:value-type="float">
            <text:p>365345219.754575</text:p>
          </table:table-cell>
          <table:table-cell table:formula="of:=[.$E24]*POWER(1+[.$O$6];[.Y$26])-SERIESSUM(1+[.$O$6];0;1;OFFSET([.$C25];[.Y$26];0):[.$C25])" office:value-type="float" office:value="412671741.783217" calcext:value-type="float">
            <text:p>412671741.783217</text:p>
          </table:table-cell>
          <table:table-cell table:formula="of:=[.$E24]*POWER(1+[.$O$6];[.Z$26])-SERIESSUM(1+[.$O$6];0;1;OFFSET([.$C25];[.Z$26];0):[.$C25])" office:value-type="float" office:value="465506245.099487" calcext:value-type="float">
            <text:p>465506245.099487</text:p>
          </table:table-cell>
          <table:table-cell table:formula="of:=[.$E24]*POWER(1+[.$O$6];[.AA$26])-SERIESSUM(1+[.$O$6];0;1;OFFSET([.$C25];[.AA$26];0):[.$C25])" office:value-type="float" office:value="524308202.084187" calcext:value-type="float">
            <text:p>524308202.084187</text:p>
          </table:table-cell>
          <table:table-cell table:formula="of:=[.$E24]*POWER(1+[.$O$6];[.AB$26])-SERIESSUM(1+[.$O$6];0;1;OFFSET([.$C25];[.AB$26];0):[.$C25])" office:value-type="float" office:value="589521475.905994" calcext:value-type="float">
            <text:p>589521475.905994</text:p>
          </table:table-cell>
          <table:table-cell table:formula="of:=[.$E24]*POWER(1+[.$O$6];[.AC$26])-SERIESSUM(1+[.$O$6];0;1;OFFSET([.$C25];[.AC$26];0):[.$C25])" office:value-type="float" office:value="661552494.958684" calcext:value-type="float">
            <text:p>661552494.958684</text:p>
          </table:table-cell>
          <table:table-cell table:formula="of:=[.$E24]*POWER(1+[.$O$6];[.AD$26])-SERIESSUM(1+[.$O$6];0;1;OFFSET([.$C25];[.AD$26];0):[.$C25])" office:value-type="float" office:value="740740662.360216" calcext:value-type="float">
            <text:p>740740662.360216</text:p>
          </table:table-cell>
          <table:table-cell table:formula="of:=[.$E24]*POWER(1+[.$O$6];[.AE$26])-SERIESSUM(1+[.$O$6];0;1;OFFSET([.$C25];[.AE$26];0):[.$C25])" office:value-type="float" office:value="827318800.573579" calcext:value-type="float">
            <text:p>827318800.573579</text:p>
          </table:table-cell>
          <table:table-cell table:formula="of:=[.$E24]*POWER(1+[.$O$6];[.AF$26])-SERIESSUM(1+[.$O$6];0;1;OFFSET([.$C25];[.AF$26];0):[.$C25])" office:value-type="float" office:value="921360862.604766" calcext:value-type="float">
            <text:p>921360862.604766</text:p>
          </table:table-cell>
          <table:table-cell table:formula="of:=[.$E24]*POWER(1+[.$O$6];[.AG$26])-SERIESSUM(1+[.$O$6];0;1;OFFSET([.$C25];[.AG$26];0):[.$C25])" office:value-type="float" office:value="1022713432.33773" calcext:value-type="float">
            <text:p>1022713432.33773</text:p>
          </table:table-cell>
          <table:table-cell table:formula="of:=[.$E24]*POWER(1+[.$O$6];[.AH$26])-SERIESSUM(1+[.$O$6];0;1;OFFSET([.$C25];[.AH$26];0):[.$C25])" office:value-type="float" office:value="1130906653.65828" calcext:value-type="float">
            <text:p>1130906653.65828</text:p>
          </table:table-cell>
          <table:table-cell table:formula="of:=[.$E24]*POWER(1+[.$O$6];[.AI$26])-SERIESSUM(1+[.$O$6];0;1;OFFSET([.$C25];[.AI$26];0):[.$C25])" office:value-type="float" office:value="1245039129.39696" calcext:value-type="float">
            <text:p>1245039129.39696</text:p>
          </table:table-cell>
          <table:table-cell table:formula="of:=[.$E24]*POWER(1+[.$O$6];[.AJ$26])-SERIESSUM(1+[.$O$6];0;1;OFFSET([.$C25];[.AJ$26];0):[.$C25])" office:value-type="float" office:value="1363629965.23272" calcext:value-type="float">
            <text:p>1363629965.23272</text:p>
          </table:table-cell>
          <table:table-cell table:formula="of:=[.$E24]*POWER(1+[.$O$6];[.AK$26])-SERIESSUM(1+[.$O$6];0;1;OFFSET([.$C25];[.AK$26];0):[.$C25])" office:value-type="float" office:value="1484429436.83383" calcext:value-type="float">
            <text:p>1484429436.83383</text:p>
          </table:table-cell>
          <table:table-cell table:formula="of:=[.$E24]*POWER(1+[.$O$6];[.AL$26])-SERIESSUM(1+[.$O$6];0;1;OFFSET([.$C25];[.AL$26];0):[.$C25])" office:value-type="float" office:value="1604177651.95998" calcext:value-type="float">
            <text:p>1604177651.95998</text:p>
          </table:table-cell>
          <table:table-cell table:formula="of:=[.$E24]*POWER(1+[.$O$6];[.AM$26])-SERIESSUM(1+[.$O$6];0;1;OFFSET([.$C25];[.AM$26];0):[.$C25])" office:value-type="float" office:value="1718297965.79186" calcext:value-type="float">
            <text:p>1718297965.79186</text:p>
          </table:table-cell>
          <table:table-cell table:formula="of:=[.$E24]*POWER(1+[.$O$6];[.AN$26])-SERIESSUM(1+[.$O$6];0;1;OFFSET([.$C25];[.AN$26];0):[.$C25])" office:value-type="float" office:value="1820508667.34898" calcext:value-type="float">
            <text:p>1820508667.34898</text:p>
          </table:table-cell>
          <table:table-cell table:formula="of:=[.$E24]*POWER(1+[.$O$6];[.AO$26])-SERIESSUM(1+[.$O$6];0;1;OFFSET([.$C25];[.AO$26];0):[.$C25])" office:value-type="float" office:value="1902332439.31008" calcext:value-type="float">
            <text:p>1902332439.31008</text:p>
          </table:table-cell>
          <table:table-cell table:formula="of:=[.$E24]*POWER(1+[.$O$6];[.AP$26])-SERIESSUM(1+[.$O$6];0;1;OFFSET([.$C25];[.AP$26];0):[.$C25])" office:value-type="float" office:value="1952478119.95754" calcext:value-type="float">
            <text:p>1952478119.95754</text:p>
          </table:table-cell>
          <table:table-cell table:formula="of:=[.$E24]*POWER(1+[.$O$6];[.AQ$26])-SERIESSUM(1+[.$O$6];0;1;OFFSET([.$C25];[.AQ$26];0):[.$C25])" office:value-type="float" office:value="1956063138.63095" calcext:value-type="float">
            <text:p>1956063138.63095</text:p>
          </table:table-cell>
          <table:table-cell table:formula="of:=[.$E24]*POWER(1+[.$O$6];[.AR$26])-SERIESSUM(1+[.$O$6];0;1;OFFSET([.$C25];[.AR$26];0):[.$C25])" office:value-type="float" office:value="1893637376.54081" calcext:value-type="float">
            <text:p>1893637376.54081</text:p>
          </table:table-cell>
          <table:table-cell table:formula="of:=[.$E24]*POWER(1+[.$O$6];[.AS$26])-SERIESSUM(1+[.$O$6];0;1;OFFSET([.$C25];[.AS$26];0):[.$C25])" office:value-type="float" office:value="1739959779.58595" calcext:value-type="float">
            <text:p>1739959779.58595</text:p>
          </table:table-cell>
          <table:table-cell table:formula="of:=[.$E24]*POWER(1+[.$O$6];[.AT$26])-SERIESSUM(1+[.$O$6];0;1;OFFSET([.$C25];[.AT$26];0):[.$C25])" office:value-type="float" office:value="1462467395.32461" calcext:value-type="float">
            <text:p>1462467395.32461</text:p>
          </table:table-cell>
          <table:table-cell table:formula="of:=[.$E24]*POWER(1+[.$O$6];[.AU$26])-SERIESSUM(1+[.$O$6];0;1;OFFSET([.$C25];[.AU$26];0):[.$C25])" office:value-type="float" office:value="1019362100.10139" calcext:value-type="float">
            <text:p>1019362100.10139</text:p>
          </table:table-cell>
          <table:table-cell table:formula="of:=[.$E24]*POWER(1+[.$O$6];[.AV$26])-SERIESSUM(1+[.$O$6];0;1;OFFSET([.$C25];[.AV$26];0):[.$C25])" office:value-type="float" office:value="357222480.481125" calcext:value-type="float">
            <text:p>357222480.481125</text:p>
          </table:table-cell>
          <table:table-cell table:formula="of:=[.$E24]*POWER(1+[.$O$6];[.AW$26])-SERIESSUM(1+[.$O$6];0;1;OFFSET([.$C25];[.AW$26];0):[.$C25])" office:value-type="float" office:value="2277698722.27112" calcext:value-type="float">
            <text:p>2277698722.27112</text:p>
          </table:table-cell>
          <table:table-cell table:formula="of:=[.$E24]*POWER(1+[.$O$6];[.AX$26])-SERIESSUM(1+[.$O$6];0;1;OFFSET([.$C25];[.AX$26];0):[.$C25])" office:value-type="float" office:value="4486246400.32962" calcext:value-type="float">
            <text:p>4486246400.32962</text:p>
          </table:table-cell>
          <table:table-cell table:formula="of:=[.$E24]*POWER(1+[.$O$6];[.AY$26])-SERIESSUM(1+[.$O$6];0;1;OFFSET([.$C25];[.AY$26];0):[.$C25])" office:value-type="float" office:value="7026076230.0969" calcext:value-type="float">
            <text:p>7026076230.0969</text:p>
          </table:table-cell>
          <table:table-cell table:formula="of:=[.$E24]*POWER(1+[.$O$6];[.AZ$26])-SERIESSUM(1+[.$O$6];0;1;OFFSET([.$C25];[.AZ$26];0):[.$C25])" office:value-type="float" office:value="9946880534.32926" calcext:value-type="float">
            <text:p>9946880534.32926</text:p>
          </table:table-cell>
          <table:table-cell table:formula="of:=[.$E24]*POWER(1+[.$O$6];[.BA$26])-SERIESSUM(1+[.$O$6];0;1;OFFSET([.$C25];[.BA$26];0):[.$C25])" office:value-type="float" office:value="13305805484.1965" calcext:value-type="float">
            <text:p>13305805484.1965</text:p>
          </table:table-cell>
          <table:table-cell table:formula="of:=[.$E24]*POWER(1+[.$O$6];[.BB$26])-SERIESSUM(1+[.$O$6];0;1;OFFSET([.$C25];[.BB$26];0):[.$C25])" office:value-type="float" office:value="17168569176.5438" calcext:value-type="float">
            <text:p>17168569176.5438</text:p>
          </table:table-cell>
          <table:table-cell table:formula="of:=[.$E24]*POWER(1+[.$O$6];[.BC$26])-SERIESSUM(1+[.$O$6];0;1;OFFSET([.$C25];[.BC$26];0):[.$C25])" office:value-type="float" office:value="21610747422.7432" calcext:value-type="float">
            <text:p>21610747422.7432</text:p>
          </table:table-cell>
          <table:table-cell table:formula="of:=[.$E24]*POWER(1+[.$O$6];[.BD$26])-SERIESSUM(1+[.$O$6];0;1;OFFSET([.$C25];[.BD$26];0):[.$C25])" office:value-type="float" office:value="26719252405.8725" calcext:value-type="float">
            <text:p>26719252405.8725</text:p>
          </table:table-cell>
          <table:table-cell table:formula="of:=[.$E24]*POWER(1+[.$O$6];[.BE$26])-SERIESSUM(1+[.$O$6];0;1;OFFSET([.$C25];[.BE$26];0):[.$C25])" office:value-type="float" office:value="32594033136.4712" calcext:value-type="float">
            <text:p>32594033136.4712</text:p>
          </table:table-cell>
          <table:table-cell table:formula="of:=[.$E24]*POWER(1+[.$O$6];[.BF$26])-SERIESSUM(1+[.$O$6];0;1;OFFSET([.$C25];[.BF$26];0):[.$C25])" office:value-type="float" office:value="39350030976.6597" calcext:value-type="float">
            <text:p>39350030976.6597</text:p>
          </table:table-cell>
          <table:table-cell table:formula="of:=[.$E24]*POWER(1+[.$O$6];[.BG$26])-SERIESSUM(1+[.$O$6];0;1;OFFSET([.$C25];[.BG$26];0):[.$C25])" office:value-type="float" office:value="47119428492.8765" calcext:value-type="float">
            <text:p>47119428492.8765</text:p>
          </table:table-cell>
          <table:table-cell table:formula="of:=[.$E24]*POWER(1+[.$O$6];[.BH$26])-SERIESSUM(1+[.$O$6];0;1;OFFSET([.$C25];[.BH$26];0):[.$C25])" office:value-type="float" office:value="56054235636.5258" calcext:value-type="float">
            <text:p>56054235636.5258</text:p>
          </table:table-cell>
          <table:table-cell table:formula="of:=[.$E24]*POWER(1+[.$O$6];[.BI$26])-SERIESSUM(1+[.$O$6];0;1;OFFSET([.$C25];[.BI$26];0):[.$C25])" office:value-type="float" office:value="66329263851.7224" calcext:value-type="float">
            <text:p>66329263851.7224</text:p>
          </table:table-cell>
          <table:table-cell table:formula="of:=[.$E24]*POWER(1+[.$O$6];[.BJ$26])-SERIESSUM(1+[.$O$6];0;1;OFFSET([.$C25];[.BJ$26];0):[.$C25])" office:value-type="float" office:value="78145546299.1987" calcext:value-type="float">
            <text:p>78145546299.1987</text:p>
          </table:table-cell>
          <table:table-cell table:formula="of:=[.$E24]*POWER(1+[.$O$6];[.BK$26])-SERIESSUM(1+[.$O$6];0;1;OFFSET([.$C25];[.BK$26];0):[.$C25])" office:value-type="float" office:value="91734271113.7963" calcext:value-type="float">
            <text:p>91734271113.7963</text:p>
          </table:table-cell>
          <table:table-cell table:formula="of:=[.$E24]*POWER(1+[.$O$6];[.BL$26])-SERIESSUM(1+[.$O$6];0;1;OFFSET([.$C25];[.BL$26];0):[.$C25])" office:value-type="float" office:value="107361304650.584" calcext:value-type="float">
            <text:p>107361304650.584</text:p>
          </table:table-cell>
          <table:table-cell table:formula="of:=[.$E24]*POWER(1+[.$O$6];[.BM$26])-SERIESSUM(1+[.$O$6];0;1;OFFSET([.$C25];[.BM$26];0):[.$C25])" office:value-type="float" office:value="125332393217.889" calcext:value-type="float">
            <text:p>125332393217.889</text:p>
          </table:table-cell>
          <table:table-cell table:formula="of:=[.$E24]*POWER(1+[.$O$6];[.BN$26])-SERIESSUM(1+[.$O$6];0;1;OFFSET([.$C25];[.BN$26];0):[.$C25])" office:value-type="float" office:value="145999145070.29" calcext:value-type="float">
            <text:p>145999145070.29</text:p>
          </table:table-cell>
          <table:table-cell table:formula="of:=[.$E24]*POWER(1+[.$O$6];[.BO$26])-SERIESSUM(1+[.$O$6];0;1;OFFSET([.$C25];[.BO$26];0):[.$C25])" office:value-type="float" office:value="169765909700.551" calcext:value-type="float">
            <text:p>169765909700.551</text:p>
          </table:table-cell>
          <table:table-cell table:formula="of:=[.$E24]*POWER(1+[.$O$6];[.BP$26])-SERIESSUM(1+[.$O$6];0;1;OFFSET([.$C25];[.BP$26];0):[.$C25])" office:value-type="float" office:value="197097689025.352" calcext:value-type="float">
            <text:p>197097689025.352</text:p>
          </table:table-cell>
          <table:table-cell table:formula="of:=[.$E24]*POWER(1+[.$O$6];[.BQ$26])-SERIESSUM(1+[.$O$6];0;1;OFFSET([.$C25];[.BQ$26];0):[.$C25])" office:value-type="float" office:value="228529235248.872" calcext:value-type="float">
            <text:p>228529235248.872</text:p>
          </table:table-cell>
          <table:table-cell table:formula="of:=[.$E24]*POWER(1+[.$O$6];[.BR$26])-SERIESSUM(1+[.$O$6];0;1;OFFSET([.$C25];[.BR$26];0):[.$C25])" office:value-type="float" office:value="264675513405.921" calcext:value-type="float">
            <text:p>264675513405.921</text:p>
          </table:table-cell>
          <table:table-cell table:formula="of:=[.$E24]*POWER(1+[.$O$6];[.BS$26])-SERIESSUM(1+[.$O$6];0;1;OFFSET([.$C25];[.BS$26];0):[.$C25])" office:value-type="float" office:value="306243733286.527" calcext:value-type="float">
            <text:p>306243733286.527</text:p>
          </table:table-cell>
          <table:table-cell table:formula="of:=[.$E24]*POWER(1+[.$O$6];[.BT$26])-SERIESSUM(1+[.$O$6];0;1;OFFSET([.$C25];[.BT$26];0):[.$C25])" office:value-type="float" office:value="354047186149.224" calcext:value-type="float">
            <text:p>354047186149.224</text:p>
          </table:table-cell>
          <table:table-cell table:formula="of:=[.$E24]*POWER(1+[.$O$6];[.BU$26])-SERIESSUM(1+[.$O$6];0;1;OFFSET([.$C25];[.BU$26];0):[.$C25])" office:value-type="float" office:value="409021156941.325" calcext:value-type="float">
            <text:p>409021156941.325</text:p>
          </table:table-cell>
          <table:table-cell table:formula="of:=[.$E24]*POWER(1+[.$O$6];[.BV$26])-SERIESSUM(1+[.$O$6];0;1;OFFSET([.$C25];[.BV$26];0):[.$C25])" office:value-type="float" office:value="472241223352.242" calcext:value-type="float">
            <text:p>472241223352.242</text:p>
          </table:table-cell>
          <table:table-cell table:formula="of:=[.$E24]*POWER(1+[.$O$6];[.BW$26])-SERIESSUM(1+[.$O$6];0;1;OFFSET([.$C25];[.BW$26];0):[.$C25])" office:value-type="float" office:value="544944299724.796" calcext:value-type="float">
            <text:p>544944299724.796</text:p>
          </table:table-cell>
          <table:table-cell table:formula="of:=[.$E24]*POWER(1+[.$O$6];[.BX$26])-SERIESSUM(1+[.$O$6];0;1;OFFSET([.$C25];[.BX$26];0):[.$C25])" office:value-type="float" office:value="628552837553.233" calcext:value-type="float">
            <text:p>628552837553.23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O$2]*POWER(1+[.$O$11];[.$A49])*(POWER([.$O$7];12)-1)/([.$O$7]-1) + [.$B49]*POWER([.$O$7];12)" office:value-type="float" office:value="3412609470.35629" calcext:value-type="float">
            <text:p>3412609470.35629</text:p>
          </table:table-cell>
          <table:table-cell table:formula="of:=[.$C49]*POWER([.$O$9];12)" office:value-type="float" office:value="4777972.61730633" calcext:value-type="float">
            <text:p>4777972.61730633</text:p>
          </table:table-cell>
          <table:table-cell table:formula="of:=[.$B50]/4*[.$O$4]*[.$O$5]" office:value-type="float" office:value="6705777.60925011" calcext:value-type="float">
            <text:p>6705777.60925011</text:p>
          </table:table-cell>
          <table:table-cell table:formula="of:=[.$B50]-[.$C50]-[.$D50]+[.$O$13]*POWER([.$O$7];12*[.$A50])" office:value-type="float" office:value="3401125720.12973" calcext:value-type="float">
            <text:p>3401125720.12973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table:formula="of:=[.$E25]-[.$C26]" office:value-type="float" office:value="73294823.3225933" calcext:value-type="float">
            <text:p>73294823.3225933</text:p>
          </table:table-cell>
          <table:table-cell table:formula="of:=[.$E25]*POWER(1+[.$O$6];[.K$26])-SERIESSUM(1+[.$O$6];0;1;OFFSET([.$C26];[.K$26];0):[.$C26])" office:value-type="float" office:value="83271257.7965598" calcext:value-type="float">
            <text:p>83271257.7965598</text:p>
          </table:table-cell>
          <table:table-cell table:formula="of:=[.$E25]*POWER(1+[.$O$6];[.L$26])-SERIESSUM(1+[.$O$6];0;1;OFFSET([.$C26];[.L$26];0):[.$C26])" office:value-type="float" office:value="94650851.2442484" calcext:value-type="float">
            <text:p>94650851.2442484</text:p>
          </table:table-cell>
          <table:table-cell table:formula="of:=[.$E25]*POWER(1+[.$O$6];[.M$26])-SERIESSUM(1+[.$O$6];0;1;OFFSET([.$C26];[.M$26];0):[.$C26])" office:value-type="float" office:value="107622570.433223" calcext:value-type="float">
            <text:p>107622570.433223</text:p>
          </table:table-cell>
          <table:table-cell table:formula="of:=[.$E25]*POWER(1+[.$O$6];[.N$26])-SERIESSUM(1+[.$O$6];0;1;OFFSET([.$C26];[.N$26];0):[.$C26])" office:value-type="float" office:value="122398769.764589" calcext:value-type="float">
            <text:p>122398769.764589</text:p>
          </table:table-cell>
          <table:table-cell table:formula="of:=[.$E25]*POWER(1+[.$O$6];[.O$26])-SERIESSUM(1+[.$O$6];0;1;OFFSET([.$C26];[.O$26];0):[.$C26])" office:value-type="float" office:value="139217556.741567" calcext:value-type="float">
            <text:p>139217556.741567</text:p>
          </table:table-cell>
          <table:table-cell table:formula="of:=[.$E25]*POWER(1+[.$O$6];[.P$26])-SERIESSUM(1+[.$O$6];0;1;OFFSET([.$C26];[.P$26];0):[.$C26])" office:value-type="float" office:value="158345248.871432" calcext:value-type="float">
            <text:p>158345248.871432</text:p>
          </table:table-cell>
          <table:table-cell table:formula="of:=[.$E25]*POWER(1+[.$O$6];[.Q$26])-SERIESSUM(1+[.$O$6];0;1;OFFSET([.$C26];[.Q$26];0):[.$C26])" office:value-type="float" office:value="180078875.005126" calcext:value-type="float">
            <text:p>180078875.005126</text:p>
          </table:table-cell>
          <table:table-cell table:formula="of:=[.$E25]*POWER(1+[.$O$6];[.R$26])-SERIESSUM(1+[.$O$6];0;1;OFFSET([.$C26];[.R$26];0):[.$C26])" office:value-type="float" office:value="204748653.075718" calcext:value-type="float">
            <text:p>204748653.075718</text:p>
          </table:table-cell>
          <table:table-cell table:formula="of:=[.$E25]*POWER(1+[.$O$6];[.S$26])-SERIESSUM(1+[.$O$6];0;1;OFFSET([.$C26];[.S$26];0):[.$C26])" office:value-type="float" office:value="232720348.771625" calcext:value-type="float">
            <text:p>232720348.771625</text:p>
          </table:table-cell>
          <table:table-cell table:formula="of:=[.$E25]*POWER(1+[.$O$6];[.T$26])-SERIESSUM(1+[.$O$6];0;1;OFFSET([.$C26];[.T$26];0):[.$C26])" office:value-type="float" office:value="264397384.172488" calcext:value-type="float">
            <text:p>264397384.172488</text:p>
          </table:table-cell>
          <table:table-cell table:formula="of:=[.$E25]*POWER(1+[.$O$6];[.U$26])-SERIESSUM(1+[.$O$6];0;1;OFFSET([.$C26];[.U$26];0):[.$C26])" office:value-type="float" office:value="300222519.657357" calcext:value-type="float">
            <text:p>300222519.657357</text:p>
          </table:table-cell>
          <table:table-cell table:formula="of:=[.$E25]*POWER(1+[.$O$6];[.V$26])-SERIESSUM(1+[.$O$6];0;1;OFFSET([.$C26];[.V$26];0):[.$C26])" office:value-type="float" office:value="340678873.809211" calcext:value-type="float">
            <text:p>340678873.809211</text:p>
          </table:table-cell>
          <table:table-cell table:formula="of:=[.$E25]*POWER(1+[.$O$6];[.W$26])-SERIESSUM(1+[.$O$6];0;1;OFFSET([.$C26];[.W$26];0):[.$C26])" office:value-type="float" office:value="386289971.271449" calcext:value-type="float">
            <text:p>386289971.271449</text:p>
          </table:table-cell>
          <table:table-cell table:formula="of:=[.$E25]*POWER(1+[.$O$6];[.X$26])-SERIESSUM(1+[.$O$6];0;1;OFFSET([.$C26];[.X$26];0):[.$C26])" office:value-type="float" office:value="437618413.428872" calcext:value-type="float">
            <text:p>437618413.428872</text:p>
          </table:table-cell>
          <table:table-cell table:formula="of:=[.$E25]*POWER(1+[.$O$6];[.Y$26])-SERIESSUM(1+[.$O$6];0;1;OFFSET([.$C26];[.Y$26];0):[.$C26])" office:value-type="float" office:value="495262646.24324" calcext:value-type="float">
            <text:p>495262646.24324</text:p>
          </table:table-cell>
          <table:table-cell table:formula="of:=[.$E25]*POWER(1+[.$O$6];[.Z$26])-SERIESSUM(1+[.$O$6];0;1;OFFSET([.$C26];[.Z$26];0):[.$C26])" office:value-type="float" office:value="559851147.171928" calcext:value-type="float">
            <text:p>559851147.171928</text:p>
          </table:table-cell>
          <table:table-cell table:formula="of:=[.$E25]*POWER(1+[.$O$6];[.AA$26])-SERIESSUM(1+[.$O$6];0;1;OFFSET([.$C26];[.AA$26];0):[.$C26])" office:value-type="float" office:value="632033160.882878" calcext:value-type="float">
            <text:p>632033160.882878</text:p>
          </table:table-cell>
          <table:table-cell table:formula="of:=[.$E25]*POWER(1+[.$O$6];[.AB$26])-SERIESSUM(1+[.$O$6];0;1;OFFSET([.$C26];[.AB$26];0):[.$C26])" office:value-type="float" office:value="712464871.570132" calcext:value-type="float">
            <text:p>712464871.570132</text:p>
          </table:table-cell>
          <table:table-cell table:formula="of:=[.$E25]*POWER(1+[.$O$6];[.AC$26])-SERIESSUM(1+[.$O$6];0;1;OFFSET([.$C26];[.AC$26];0):[.$C26])" office:value-type="float" office:value="801789595.809118" calcext:value-type="float">
            <text:p>801789595.809118</text:p>
          </table:table-cell>
          <table:table-cell table:formula="of:=[.$E25]*POWER(1+[.$O$6];[.AD$26])-SERIESSUM(1+[.$O$6];0;1;OFFSET([.$C26];[.AD$26];0):[.$C26])" office:value-type="float" office:value="900610198.859256" calcext:value-type="float">
            <text:p>900610198.859256</text:p>
          </table:table-cell>
          <table:table-cell table:formula="of:=[.$E25]*POWER(1+[.$O$6];[.AE$26])-SERIESSUM(1+[.$O$6];0;1;OFFSET([.$C26];[.AE$26];0):[.$C26])" office:value-type="float" office:value="1009451460.26763" calcext:value-type="float">
            <text:p>1009451460.26763</text:p>
          </table:table-cell>
          <table:table-cell table:formula="of:=[.$E25]*POWER(1+[.$O$6];[.AF$26])-SERIESSUM(1+[.$O$6];0;1;OFFSET([.$C26];[.AF$26];0):[.$C26])" office:value-type="float" office:value="1128709518.18908" calcext:value-type="float">
            <text:p>1128709518.18908</text:p>
          </table:table-cell>
          <table:table-cell table:formula="of:=[.$E25]*POWER(1+[.$O$6];[.AG$26])-SERIESSUM(1+[.$O$6];0;1;OFFSET([.$C26];[.AG$26];0):[.$C26])" office:value-type="float" office:value="1258584777.08366" calcext:value-type="float">
            <text:p>1258584777.08366</text:p>
          </table:table-cell>
          <table:table-cell table:formula="of:=[.$E25]*POWER(1+[.$O$6];[.AH$26])-SERIESSUM(1+[.$O$6];0;1;OFFSET([.$C26];[.AH$26];0):[.$C26])" office:value-type="float" office:value="1398993734.56898" calcext:value-type="float">
            <text:p>1398993734.56898</text:p>
          </table:table-cell>
          <table:table-cell table:formula="of:=[.$E25]*POWER(1+[.$O$6];[.AI$26])-SERIESSUM(1+[.$O$6];0;1;OFFSET([.$C26];[.AI$26];0):[.$C26])" office:value-type="float" office:value="1549454025.88257" calcext:value-type="float">
            <text:p>1549454025.88257</text:p>
          </table:table-cell>
          <table:table-cell table:formula="of:=[.$E25]*POWER(1+[.$O$6];[.AJ$26])-SERIESSUM(1+[.$O$6];0;1;OFFSET([.$C26];[.AJ$26];0):[.$C26])" office:value-type="float" office:value="1708935543.841" calcext:value-type="float">
            <text:p>1708935543.841</text:p>
          </table:table-cell>
          <table:table-cell table:formula="of:=[.$E25]*POWER(1+[.$O$6];[.AK$26])-SERIESSUM(1+[.$O$6];0;1;OFFSET([.$C26];[.AK$26];0):[.$C26])" office:value-type="float" office:value="1875668700.61049" calcext:value-type="float">
            <text:p>1875668700.61049</text:p>
          </table:table-cell>
          <table:table-cell table:formula="of:=[.$E25]*POWER(1+[.$O$6];[.AL$26])-SERIESSUM(1+[.$O$6];0;1;OFFSET([.$C26];[.AL$26];0):[.$C26])" office:value-type="float" office:value="2046898671.27521" calcext:value-type="float">
            <text:p>2046898671.27521</text:p>
          </table:table-cell>
          <table:table-cell table:formula="of:=[.$E25]*POWER(1+[.$O$6];[.AM$26])-SERIESSUM(1+[.$O$6];0;1;OFFSET([.$C26];[.AM$26];0):[.$C26])" office:value-type="float" office:value="2218571694.62702" calcext:value-type="float">
            <text:p>2218571694.62702</text:p>
          </table:table-cell>
          <table:table-cell table:formula="of:=[.$E25]*POWER(1+[.$O$6];[.AN$26])-SERIESSUM(1+[.$O$6];0;1;OFFSET([.$C26];[.AN$26];0):[.$C26])" office:value-type="float" office:value="2384936075.97761" calcext:value-type="float">
            <text:p>2384936075.97761</text:p>
          </table:table-cell>
          <table:table-cell table:formula="of:=[.$E25]*POWER(1+[.$O$6];[.AO$26])-SERIESSUM(1+[.$O$6];0;1;OFFSET([.$C26];[.AO$26];0):[.$C26])" office:value-type="float" office:value="2538036282.26311" calcext:value-type="float">
            <text:p>2538036282.26311</text:p>
          </table:table-cell>
          <table:table-cell table:formula="of:=[.$E25]*POWER(1+[.$O$6];[.AP$26])-SERIESSUM(1+[.$O$6];0;1;OFFSET([.$C26];[.AP$26];0):[.$C26])" office:value-type="float" office:value="2667073246.38609" calcext:value-type="float">
            <text:p>2667073246.38609</text:p>
          </table:table-cell>
          <table:table-cell table:formula="of:=[.$E25]*POWER(1+[.$O$6];[.AQ$26])-SERIESSUM(1+[.$O$6];0;1;OFFSET([.$C26];[.AQ$26];0):[.$C26])" office:value-type="float" office:value="2757597465.07137" calcext:value-type="float">
            <text:p>2757597465.07137</text:p>
          </table:table-cell>
          <table:table-cell table:formula="of:=[.$E25]*POWER(1+[.$O$6];[.AR$26])-SERIESSUM(1+[.$O$6];0;1;OFFSET([.$C26];[.AR$26];0):[.$C26])" office:value-type="float" office:value="2790493385.64536" calcext:value-type="float">
            <text:p>2790493385.64536</text:p>
          </table:table-cell>
          <table:table-cell table:formula="of:=[.$E25]*POWER(1+[.$O$6];[.AS$26])-SERIESSUM(1+[.$O$6];0;1;OFFSET([.$C26];[.AS$26];0):[.$C26])" office:value-type="float" office:value="2740703565.81566" calcext:value-type="float">
            <text:p>2740703565.81566</text:p>
          </table:table-cell>
          <table:table-cell table:formula="of:=[.$E25]*POWER(1+[.$O$6];[.AT$26])-SERIESSUM(1+[.$O$6];0;1;OFFSET([.$C26];[.AT$26];0):[.$C26])" office:value-type="float" office:value="2575628704.90483" calcext:value-type="float">
            <text:p>2575628704.90483</text:p>
          </table:table-cell>
          <table:table-cell table:formula="of:=[.$E25]*POWER(1+[.$O$6];[.AU$26])-SERIESSUM(1+[.$O$6];0;1;OFFSET([.$C26];[.AU$26];0):[.$C26])" office:value-type="float" office:value="2253124327.80211" calcext:value-type="float">
            <text:p>2253124327.80211</text:p>
          </table:table-cell>
          <table:table-cell table:formula="of:=[.$E25]*POWER(1+[.$O$6];[.AV$26])-SERIESSUM(1+[.$O$6];0;1;OFFSET([.$C26];[.AV$26];0):[.$C26])" office:value-type="float" office:value="4214363254.44119" calcext:value-type="float">
            <text:p>4214363254.44119</text:p>
          </table:table-cell>
          <table:table-cell table:formula="of:=[.$E25]*POWER(1+[.$O$6];[.AW$26])-SERIESSUM(1+[.$O$6];0;1;OFFSET([.$C26];[.AW$26];0):[.$C26])" office:value-type="float" office:value="6469788020.07614" calcext:value-type="float">
            <text:p>6469788020.07614</text:p>
          </table:table-cell>
          <table:table-cell table:formula="of:=[.$E25]*POWER(1+[.$O$6];[.AX$26])-SERIESSUM(1+[.$O$6];0;1;OFFSET([.$C26];[.AX$26];0):[.$C26])" office:value-type="float" office:value="9063526500.55634" calcext:value-type="float">
            <text:p>9063526500.55634</text:p>
          </table:table-cell>
          <table:table-cell table:formula="of:=[.$E25]*POWER(1+[.$O$6];[.AY$26])-SERIESSUM(1+[.$O$6];0;1;OFFSET([.$C26];[.AY$26];0):[.$C26])" office:value-type="float" office:value="12046325753.1086" calcext:value-type="float">
            <text:p>12046325753.1086</text:p>
          </table:table-cell>
          <table:table-cell table:formula="of:=[.$E25]*POWER(1+[.$O$6];[.AZ$26])-SERIESSUM(1+[.$O$6];0;1;OFFSET([.$C26];[.AZ$26];0):[.$C26])" office:value-type="float" office:value="15476544893.5436" calcext:value-type="float">
            <text:p>15476544893.5436</text:p>
          </table:table-cell>
          <table:table-cell table:formula="of:=[.$E25]*POWER(1+[.$O$6];[.BA$26])-SERIESSUM(1+[.$O$6];0;1;OFFSET([.$C26];[.BA$26];0):[.$C26])" office:value-type="float" office:value="19421296905.0439" calcext:value-type="float">
            <text:p>19421296905.0439</text:p>
          </table:table-cell>
          <table:table-cell table:formula="of:=[.$E25]*POWER(1+[.$O$6];[.BB$26])-SERIESSUM(1+[.$O$6];0;1;OFFSET([.$C26];[.BB$26];0):[.$C26])" office:value-type="float" office:value="23957761718.2693" calcext:value-type="float">
            <text:p>23957761718.2693</text:p>
          </table:table-cell>
          <table:table-cell table:formula="of:=[.$E25]*POWER(1+[.$O$6];[.BC$26])-SERIESSUM(1+[.$O$6];0;1;OFFSET([.$C26];[.BC$26];0):[.$C26])" office:value-type="float" office:value="29174696253.4784" calcext:value-type="float">
            <text:p>29174696253.4784</text:p>
          </table:table-cell>
          <table:table-cell table:formula="of:=[.$E25]*POWER(1+[.$O$6];[.BD$26])-SERIESSUM(1+[.$O$6];0;1;OFFSET([.$C26];[.BD$26];0):[.$C26])" office:value-type="float" office:value="35174170968.969" calcext:value-type="float">
            <text:p>35174170968.969</text:p>
          </table:table-cell>
          <table:table-cell table:formula="of:=[.$E25]*POWER(1+[.$O$6];[.BE$26])-SERIESSUM(1+[.$O$6];0;1;OFFSET([.$C26];[.BE$26];0):[.$C26])" office:value-type="float" office:value="42073566891.7831" calcext:value-type="float">
            <text:p>42073566891.7831</text:p>
          </table:table-cell>
          <table:table-cell table:formula="of:=[.$E25]*POWER(1+[.$O$6];[.BF$26])-SERIESSUM(1+[.$O$6];0;1;OFFSET([.$C26];[.BF$26];0):[.$C26])" office:value-type="float" office:value="50007872203.0193" calcext:value-type="float">
            <text:p>50007872203.0193</text:p>
          </table:table-cell>
          <table:table-cell table:formula="of:=[.$E25]*POWER(1+[.$O$6];[.BG$26])-SERIESSUM(1+[.$O$6];0;1;OFFSET([.$C26];[.BG$26];0):[.$C26])" office:value-type="float" office:value="59132323310.941" calcext:value-type="float">
            <text:p>59132323310.941</text:p>
          </table:table-cell>
          <table:table-cell table:formula="of:=[.$E25]*POWER(1+[.$O$6];[.BH$26])-SERIESSUM(1+[.$O$6];0;1;OFFSET([.$C26];[.BH$26];0):[.$C26])" office:value-type="float" office:value="69625442085.0509" calcext:value-type="float">
            <text:p>69625442085.0509</text:p>
          </table:table-cell>
          <table:table-cell table:formula="of:=[.$E25]*POWER(1+[.$O$6];[.BI$26])-SERIESSUM(1+[.$O$6];0;1;OFFSET([.$C26];[.BI$26];0):[.$C26])" office:value-type="float" office:value="81692528675.2772" calcext:value-type="float">
            <text:p>81692528675.2772</text:p>
          </table:table-cell>
          <table:table-cell table:formula="of:=[.$E25]*POWER(1+[.$O$6];[.BJ$26])-SERIESSUM(1+[.$O$6];0;1;OFFSET([.$C26];[.BJ$26];0):[.$C26])" office:value-type="float" office:value="95569678254.0376" calcext:value-type="float">
            <text:p>95569678254.0376</text:p>
          </table:table-cell>
          <table:table-cell table:formula="of:=[.$E25]*POWER(1+[.$O$6];[.BK$26])-SERIESSUM(1+[.$O$6];0;1;OFFSET([.$C26];[.BK$26];0):[.$C26])" office:value-type="float" office:value="111528400269.612" calcext:value-type="float">
            <text:p>111528400269.612</text:p>
          </table:table-cell>
          <table:table-cell table:formula="of:=[.$E25]*POWER(1+[.$O$6];[.BL$26])-SERIESSUM(1+[.$O$6];0;1;OFFSET([.$C26];[.BL$26];0):[.$C26])" office:value-type="float" office:value="129880930587.523" calcext:value-type="float">
            <text:p>129880930587.523</text:p>
          </table:table-cell>
          <table:table-cell table:formula="of:=[.$E25]*POWER(1+[.$O$6];[.BM$26])-SERIESSUM(1+[.$O$6];0;1;OFFSET([.$C26];[.BM$26];0):[.$C26])" office:value-type="float" office:value="150986340453.12" calcext:value-type="float">
            <text:p>150986340453.12</text:p>
          </table:table-cell>
          <table:table-cell table:formula="of:=[.$E25]*POWER(1+[.$O$6];[.BN$26])-SERIESSUM(1+[.$O$6];0;1;OFFSET([.$C26];[.BN$26];0):[.$C26])" office:value-type="float" office:value="175257561798.556" calcext:value-type="float">
            <text:p>175257561798.556</text:p>
          </table:table-cell>
          <table:table-cell table:formula="of:=[.$E25]*POWER(1+[.$O$6];[.BO$26])-SERIESSUM(1+[.$O$6];0;1;OFFSET([.$C26];[.BO$26];0):[.$C26])" office:value-type="float" office:value="203169466345.809" calcext:value-type="float">
            <text:p>203169466345.809</text:p>
          </table:table-cell>
          <table:table-cell table:formula="of:=[.$E25]*POWER(1+[.$O$6];[.BP$26])-SERIESSUM(1+[.$O$6];0;1;OFFSET([.$C26];[.BP$26];0):[.$C26])" office:value-type="float" office:value="235268156575.149" calcext:value-type="float">
            <text:p>235268156575.149</text:p>
          </table:table-cell>
          <table:table-cell table:formula="of:=[.$E25]*POWER(1+[.$O$6];[.BQ$26])-SERIESSUM(1+[.$O$6];0;1;OFFSET([.$C26];[.BQ$26];0):[.$C26])" office:value-type="float" office:value="272181650338.89" calcext:value-type="float">
            <text:p>272181650338.89</text:p>
          </table:table-cell>
          <table:table-cell table:formula="of:=[.$E25]*POWER(1+[.$O$6];[.BR$26])-SERIESSUM(1+[.$O$6];0;1;OFFSET([.$C26];[.BR$26];0):[.$C26])" office:value-type="float" office:value="314632168167.192" calcext:value-type="float">
            <text:p>314632168167.192</text:p>
          </table:table-cell>
          <table:table-cell table:formula="of:=[.$E25]*POWER(1+[.$O$6];[.BS$26])-SERIESSUM(1+[.$O$6];0;1;OFFSET([.$C26];[.BS$26];0):[.$C26])" office:value-type="float" office:value="363450263669.74" calcext:value-type="float">
            <text:p>363450263669.74</text:p>
          </table:table-cell>
          <table:table-cell table:formula="of:=[.$E25]*POWER(1+[.$O$6];[.BT$26])-SERIESSUM(1+[.$O$6];0;1;OFFSET([.$C26];[.BT$26];0):[.$C26])" office:value-type="float" office:value="419591073497.669" calcext:value-type="float">
            <text:p>419591073497.669</text:p>
          </table:table-cell>
          <table:table-cell table:formula="of:=[.$E25]*POWER(1+[.$O$6];[.BU$26])-SERIESSUM(1+[.$O$6];0;1;OFFSET([.$C26];[.BU$26];0):[.$C26])" office:value-type="float" office:value="484153004799.788" calcext:value-type="float">
            <text:p>484153004799.788</text:p>
          </table:table-cell>
          <table:table-cell table:formula="of:=[.$E25]*POWER(1+[.$O$6];[.BV$26])-SERIESSUM(1+[.$O$6];0;1;OFFSET([.$C26];[.BV$26];0):[.$C26])" office:value-type="float" office:value="558399225797.225" calcext:value-type="float">
            <text:p>558399225797.225</text:p>
          </table:table-cell>
          <table:table-cell table:formula="of:=[.$E25]*POWER(1+[.$O$6];[.BW$26])-SERIESSUM(1+[.$O$6];0;1;OFFSET([.$C26];[.BW$26];0):[.$C26])" office:value-type="float" office:value="643782379944.278" calcext:value-type="float">
            <text:p>643782379944.278</text:p>
          </table:table-cell>
          <table:table-cell table:formula="of:=[.$E25]*POWER(1+[.$O$6];[.BX$26])-SERIESSUM(1+[.$O$6];0;1;OFFSET([.$C26];[.BX$26];0):[.$C26])" office:value-type="float" office:value="741973007213.388" calcext:value-type="float">
            <text:p>741973007213.38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O$2]*POWER(1+[.$O$11];[.$A50])*(POWER([.$O$7];12)-1)/([.$O$7]-1) + [.$B50]*POWER([.$O$7];12)" office:value-type="float" office:value="3964010905.7645" calcext:value-type="float">
            <text:p>3964010905.7645</text:p>
          </table:table-cell>
          <table:table-cell table:formula="of:=[.$C50]*POWER([.$O$9];12)" office:value-type="float" office:value="5112430.70051777" calcext:value-type="float">
            <text:p>5112430.70051777</text:p>
          </table:table-cell>
          <table:table-cell table:formula="of:=[.$B51]/4*[.$O$4]*[.$O$5]" office:value-type="float" office:value="7789281.42982724" calcext:value-type="float">
            <text:p>7789281.42982724</text:p>
          </table:table-cell>
          <table:table-cell table:formula="of:=[.$B51]-[.$C51]-[.$D51]+[.$O$13]*POWER([.$O$7];12*[.$A51])" office:value-type="float" office:value="3951109193.63415" calcext:value-type="float">
            <text:p>3951109193.63415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table:formula="of:=[.$E26]-[.$C27]" office:value-type="float" office:value="86070568.1477842" calcext:value-type="float">
            <text:p>86070568.1477842</text:p>
          </table:table-cell>
          <table:table-cell table:formula="of:=[.$E26]*POWER(1+[.$O$6];[.K$26])-SERIESSUM(1+[.$O$6];0;1;OFFSET([.$C27];[.K$26];0):[.$C27])" office:value-type="float" office:value="97892119.1138198" calcext:value-type="float">
            <text:p>97892119.1138198</text:p>
          </table:table-cell>
          <table:table-cell table:formula="of:=[.$E26]*POWER(1+[.$O$6];[.L$26])-SERIESSUM(1+[.$O$6];0;1;OFFSET([.$C27];[.L$26];0):[.$C27])" office:value-type="float" office:value="111387065.093572" calcext:value-type="float">
            <text:p>111387065.093572</text:p>
          </table:table-cell>
          <table:table-cell table:formula="of:=[.$E26]*POWER(1+[.$O$6];[.M$26])-SERIESSUM(1+[.$O$6];0;1;OFFSET([.$C27];[.M$26];0):[.$C27])" office:value-type="float" office:value="126783402.765108" calcext:value-type="float">
            <text:p>126783402.765108</text:p>
          </table:table-cell>
          <table:table-cell table:formula="of:=[.$E26]*POWER(1+[.$O$6];[.N$26])-SERIESSUM(1+[.$O$6];0;1;OFFSET([.$C27];[.N$26];0):[.$C27])" office:value-type="float" office:value="144338023.909904" calcext:value-type="float">
            <text:p>144338023.909904</text:p>
          </table:table-cell>
          <table:table-cell table:formula="of:=[.$E26]*POWER(1+[.$O$6];[.O$26])-SERIESSUM(1+[.$O$6];0;1;OFFSET([.$C27];[.O$26];0):[.$C27])" office:value-type="float" office:value="164339827.01454" calcext:value-type="float">
            <text:p>164339827.01454</text:p>
          </table:table-cell>
          <table:table-cell table:formula="of:=[.$E26]*POWER(1+[.$O$6];[.P$26])-SERIESSUM(1+[.$O$6];0;1;OFFSET([.$C27];[.P$26];0):[.$C27])" office:value-type="float" office:value="187113013.788654" calcext:value-type="float">
            <text:p>187113013.788654</text:p>
          </table:table-cell>
          <table:table-cell table:formula="of:=[.$E26]*POWER(1+[.$O$6];[.Q$26])-SERIESSUM(1+[.$O$6];0;1;OFFSET([.$C27];[.Q$26];0):[.$C27])" office:value-type="float" office:value="213020533.376141" calcext:value-type="float">
            <text:p>213020533.376141</text:p>
          </table:table-cell>
          <table:table-cell table:formula="of:=[.$E26]*POWER(1+[.$O$6];[.R$26])-SERIESSUM(1+[.$O$6];0;1;OFFSET([.$C27];[.R$26];0):[.$C27])" office:value-type="float" office:value="242467616.479773" calcext:value-type="float">
            <text:p>242467616.479773</text:p>
          </table:table-cell>
          <table:table-cell table:formula="of:=[.$E26]*POWER(1+[.$O$6];[.S$26])-SERIESSUM(1+[.$O$6];0;1;OFFSET([.$C27];[.S$26];0):[.$C27])" office:value-type="float" office:value="275905314.527706" calcext:value-type="float">
            <text:p>275905314.527706</text:p>
          </table:table-cell>
          <table:table-cell table:formula="of:=[.$E26]*POWER(1+[.$O$6];[.T$26])-SERIESSUM(1+[.$O$6];0;1;OFFSET([.$C27];[.T$26];0):[.$C27])" office:value-type="float" office:value="313833923.60794" calcext:value-type="float">
            <text:p>313833923.60794</text:p>
          </table:table-cell>
          <table:table-cell table:formula="of:=[.$E26]*POWER(1+[.$O$6];[.U$26])-SERIESSUM(1+[.$O$6];0;1;OFFSET([.$C27];[.U$26];0):[.$C27])" office:value-type="float" office:value="356806126.958256" calcext:value-type="float">
            <text:p>356806126.958256</text:p>
          </table:table-cell>
          <table:table-cell table:formula="of:=[.$E26]*POWER(1+[.$O$6];[.V$26])-SERIESSUM(1+[.$O$6];0;1;OFFSET([.$C27];[.V$26];0):[.$C27])" office:value-type="float" office:value="405429630.539473" calcext:value-type="float">
            <text:p>405429630.539473</text:p>
          </table:table-cell>
          <table:table-cell table:formula="of:=[.$E26]*POWER(1+[.$O$6];[.W$26])-SERIESSUM(1+[.$O$6];0;1;OFFSET([.$C27];[.W$26];0):[.$C27])" office:value-type="float" office:value="460368990.15861" calcext:value-type="float">
            <text:p>460368990.15861</text:p>
          </table:table-cell>
          <table:table-cell table:formula="of:=[.$E26]*POWER(1+[.$O$6];[.X$26])-SERIESSUM(1+[.$O$6];0;1;OFFSET([.$C27];[.X$26];0):[.$C27])" office:value-type="float" office:value="522346231.401776" calcext:value-type="float">
            <text:p>522346231.401776</text:p>
          </table:table-cell>
          <table:table-cell table:formula="of:=[.$E26]*POWER(1+[.$O$6];[.Y$26])-SERIESSUM(1+[.$O$6];0;1;OFFSET([.$C27];[.Y$26];0):[.$C27])" office:value-type="float" office:value="592139739.868082" calcext:value-type="float">
            <text:p>592139739.868082</text:p>
          </table:table-cell>
          <table:table-cell table:formula="of:=[.$E26]*POWER(1+[.$O$6];[.Z$26])-SERIESSUM(1+[.$O$6];0;1;OFFSET([.$C27];[.Z$26];0):[.$C27])" office:value-type="float" office:value="670580742.11995" calcext:value-type="float">
            <text:p>670580742.11995</text:p>
          </table:table-cell>
          <table:table-cell table:formula="of:=[.$E26]*POWER(1+[.$O$6];[.AA$26])-SERIESSUM(1+[.$O$6];0;1;OFFSET([.$C27];[.AA$26];0):[.$C27])" office:value-type="float" office:value="758546498.987565" calcext:value-type="float">
            <text:p>758546498.987565</text:p>
          </table:table-cell>
          <table:table-cell table:formula="of:=[.$E26]*POWER(1+[.$O$6];[.AB$26])-SERIESSUM(1+[.$O$6];0;1;OFFSET([.$C27];[.AB$26];0):[.$C27])" office:value-type="float" office:value="856949081.94936" calcext:value-type="float">
            <text:p>856949081.94936</text:p>
          </table:table-cell>
          <table:table-cell table:formula="of:=[.$E26]*POWER(1+[.$O$6];[.AC$26])-SERIESSUM(1+[.$O$6];0;1;OFFSET([.$C27];[.AC$26];0):[.$C27])" office:value-type="float" office:value="966718287.290472" calcext:value-type="float">
            <text:p>966718287.290472</text:p>
          </table:table-cell>
          <table:table-cell table:formula="of:=[.$E26]*POWER(1+[.$O$6];[.AD$26])-SERIESSUM(1+[.$O$6];0;1;OFFSET([.$C27];[.AD$26];0):[.$C27])" office:value-type="float" office:value="1088776845.52033" calcext:value-type="float">
            <text:p>1088776845.52033</text:p>
          </table:table-cell>
          <table:table-cell table:formula="of:=[.$E26]*POWER(1+[.$O$6];[.AE$26])-SERIESSUM(1+[.$O$6];0;1;OFFSET([.$C27];[.AE$26];0):[.$C27])" office:value-type="float" office:value="1224005585.13842" calcext:value-type="float">
            <text:p>1224005585.13842</text:p>
          </table:table-cell>
          <table:table-cell table:formula="of:=[.$E26]*POWER(1+[.$O$6];[.AF$26])-SERIESSUM(1+[.$O$6];0;1;OFFSET([.$C27];[.AF$26];0):[.$C27])" office:value-type="float" office:value="1373195585.51219" calcext:value-type="float">
            <text:p>1373195585.51219</text:p>
          </table:table-cell>
          <table:table-cell table:formula="of:=[.$E26]*POWER(1+[.$O$6];[.AG$26])-SERIESSUM(1+[.$O$6];0;1;OFFSET([.$C27];[.AG$26];0):[.$C27])" office:value-type="float" office:value="1536983572.68686" calcext:value-type="float">
            <text:p>1536983572.68686</text:p>
          </table:table-cell>
          <table:table-cell table:formula="of:=[.$E26]*POWER(1+[.$O$6];[.AH$26])-SERIESSUM(1+[.$O$6];0;1;OFFSET([.$C27];[.AH$26];0):[.$C27])" office:value-type="float" office:value="1715765836.37727" calcext:value-type="float">
            <text:p>1715765836.37727</text:p>
          </table:table-cell>
          <table:table-cell table:formula="of:=[.$E26]*POWER(1+[.$O$6];[.AI$26])-SERIESSUM(1+[.$O$6];0;1;OFFSET([.$C27];[.AI$26];0):[.$C27])" office:value-type="float" office:value="1909584729.14107" calcext:value-type="float">
            <text:p>1909584729.14107</text:p>
          </table:table-cell>
          <table:table-cell table:formula="of:=[.$E26]*POWER(1+[.$O$6];[.AJ$26])-SERIESSUM(1+[.$O$6];0;1;OFFSET([.$C27];[.AJ$26];0):[.$C27])" office:value-type="float" office:value="2117980291.5736" calcext:value-type="float">
            <text:p>2117980291.5736</text:p>
          </table:table-cell>
          <table:table-cell table:formula="of:=[.$E26]*POWER(1+[.$O$6];[.AK$26])-SERIESSUM(1+[.$O$6];0;1;OFFSET([.$C27];[.AK$26];0):[.$C27])" office:value-type="float" office:value="2339797658.26651" calcext:value-type="float">
            <text:p>2339797658.26651</text:p>
          </table:table-cell>
          <table:table-cell table:formula="of:=[.$E26]*POWER(1+[.$O$6];[.AL$26])-SERIESSUM(1+[.$O$6];0;1;OFFSET([.$C27];[.AL$26];0):[.$C27])" office:value-type="float" office:value="2572938549.16976" calcext:value-type="float">
            <text:p>2572938549.16976</text:p>
          </table:table-cell>
          <table:table-cell table:formula="of:=[.$E26]*POWER(1+[.$O$6];[.AM$26])-SERIESSUM(1+[.$O$6];0;1;OFFSET([.$C27];[.AM$26];0):[.$C27])" office:value-type="float" office:value="2814042229.79199" calcext:value-type="float">
            <text:p>2814042229.79199</text:p>
          </table:table-cell>
          <table:table-cell table:formula="of:=[.$E26]*POWER(1+[.$O$6];[.AN$26])-SERIESSUM(1+[.$O$6];0;1;OFFSET([.$C27];[.AN$26];0):[.$C27])" office:value-type="float" office:value="3058077695.31828" calcext:value-type="float">
            <text:p>3058077695.31828</text:p>
          </table:table-cell>
          <table:table-cell table:formula="of:=[.$E26]*POWER(1+[.$O$6];[.AO$26])-SERIESSUM(1+[.$O$6];0;1;OFFSET([.$C27];[.AO$26];0):[.$C27])" office:value-type="float" office:value="3297824330.14711" calcext:value-type="float">
            <text:p>3297824330.14711</text:p>
          </table:table-cell>
          <table:table-cell table:formula="of:=[.$E26]*POWER(1+[.$O$6];[.AP$26])-SERIESSUM(1+[.$O$6];0;1;OFFSET([.$C27];[.AP$26];0):[.$C27])" office:value-type="float" office:value="3523212707.97753" calcext:value-type="float">
            <text:p>3523212707.97753</text:p>
          </table:table-cell>
          <table:table-cell table:formula="of:=[.$E26]*POWER(1+[.$O$6];[.AQ$26])-SERIESSUM(1+[.$O$6];0;1;OFFSET([.$C27];[.AQ$26];0):[.$C27])" office:value-type="float" office:value="3720490272.12244" calcext:value-type="float">
            <text:p>3720490272.12244</text:p>
          </table:table-cell>
          <table:table-cell table:formula="of:=[.$E26]*POWER(1+[.$O$6];[.AR$26])-SERIESSUM(1+[.$O$6];0;1;OFFSET([.$C27];[.AR$26];0):[.$C27])" office:value-type="float" office:value="3871168054.81102" calcext:value-type="float">
            <text:p>3871168054.81102</text:p>
          </table:table-cell>
          <table:table-cell table:formula="of:=[.$E26]*POWER(1+[.$O$6];[.AS$26])-SERIESSUM(1+[.$O$6];0;1;OFFSET([.$C27];[.AS$26];0):[.$C27])" office:value-type="float" office:value="3950693967.41881" calcext:value-type="float">
            <text:p>3950693967.41881</text:p>
          </table:table-cell>
          <table:table-cell table:formula="of:=[.$E26]*POWER(1+[.$O$6];[.AT$26])-SERIESSUM(1+[.$O$6];0;1;OFFSET([.$C27];[.AT$26];0):[.$C27])" office:value-type="float" office:value="3926785039.04363" calcext:value-type="float">
            <text:p>3926785039.04363</text:p>
          </table:table-cell>
          <table:table-cell table:formula="of:=[.$E26]*POWER(1+[.$O$6];[.AU$26])-SERIESSUM(1+[.$O$6];0;1;OFFSET([.$C27];[.AU$26];0):[.$C27])" office:value-type="float" office:value="5927219302.1141" calcext:value-type="float">
            <text:p>5927219302.1141</text:p>
          </table:table-cell>
          <table:table-cell table:formula="of:=[.$E26]*POWER(1+[.$O$6];[.AV$26])-SERIESSUM(1+[.$O$6];0;1;OFFSET([.$C27];[.AV$26];0):[.$C27])" office:value-type="float" office:value="8227718704.64514" calcext:value-type="float">
            <text:p>8227718704.64514</text:p>
          </table:table-cell>
          <table:table-cell table:formula="of:=[.$E26]*POWER(1+[.$O$6];[.AW$26])-SERIESSUM(1+[.$O$6];0;1;OFFSET([.$C27];[.AW$26];0):[.$C27])" office:value-type="float" office:value="10873293017.5558" calcext:value-type="float">
            <text:p>10873293017.5558</text:p>
          </table:table-cell>
          <table:table-cell table:formula="of:=[.$E26]*POWER(1+[.$O$6];[.AX$26])-SERIESSUM(1+[.$O$6];0;1;OFFSET([.$C27];[.AX$26];0):[.$C27])" office:value-type="float" office:value="13915703477.4031" calcext:value-type="float">
            <text:p>13915703477.4031</text:p>
          </table:table-cell>
          <table:table-cell table:formula="of:=[.$E26]*POWER(1+[.$O$6];[.AY$26])-SERIESSUM(1+[.$O$6];0;1;OFFSET([.$C27];[.AY$26];0):[.$C27])" office:value-type="float" office:value="17414475506.2275" calcext:value-type="float">
            <text:p>17414475506.2275</text:p>
          </table:table-cell>
          <table:table-cell table:formula="of:=[.$E26]*POWER(1+[.$O$6];[.AZ$26])-SERIESSUM(1+[.$O$6];0;1;OFFSET([.$C27];[.AZ$26];0):[.$C27])" office:value-type="float" office:value="21438063339.3756" calcext:value-type="float">
            <text:p>21438063339.3756</text:p>
          </table:table-cell>
          <table:table-cell table:formula="of:=[.$E26]*POWER(1+[.$O$6];[.BA$26])-SERIESSUM(1+[.$O$6];0;1;OFFSET([.$C27];[.BA$26];0):[.$C27])" office:value-type="float" office:value="26065189347.4958" calcext:value-type="float">
            <text:p>26065189347.4958</text:p>
          </table:table-cell>
          <table:table-cell table:formula="of:=[.$E26]*POWER(1+[.$O$6];[.BB$26])-SERIESSUM(1+[.$O$6];0;1;OFFSET([.$C27];[.BB$26];0):[.$C27])" office:value-type="float" office:value="31386384256.8341" calcext:value-type="float">
            <text:p>31386384256.8341</text:p>
          </table:table-cell>
          <table:table-cell table:formula="of:=[.$E26]*POWER(1+[.$O$6];[.BC$26])-SERIESSUM(1+[.$O$6];0;1;OFFSET([.$C27];[.BC$26];0):[.$C27])" office:value-type="float" office:value="37505758402.5732" calcext:value-type="float">
            <text:p>37505758402.5732</text:p>
          </table:table-cell>
          <table:table-cell table:formula="of:=[.$E26]*POWER(1+[.$O$6];[.BD$26])-SERIESSUM(1+[.$O$6];0;1;OFFSET([.$C27];[.BD$26];0):[.$C27])" office:value-type="float" office:value="44543038670.1731" calcext:value-type="float">
            <text:p>44543038670.1731</text:p>
          </table:table-cell>
          <table:table-cell table:formula="of:=[.$E26]*POWER(1+[.$O$6];[.BE$26])-SERIESSUM(1+[.$O$6];0;1;OFFSET([.$C27];[.BE$26];0):[.$C27])" office:value-type="float" office:value="52635910977.913" calcext:value-type="float">
            <text:p>52635910977.913</text:p>
          </table:table-cell>
          <table:table-cell table:formula="of:=[.$E26]*POWER(1+[.$O$6];[.BF$26])-SERIESSUM(1+[.$O$6];0;1;OFFSET([.$C27];[.BF$26];0):[.$C27])" office:value-type="float" office:value="61942714131.8138" calcext:value-type="float">
            <text:p>61942714131.8138</text:p>
          </table:table-cell>
          <table:table-cell table:formula="of:=[.$E26]*POWER(1+[.$O$6];[.BG$26])-SERIESSUM(1+[.$O$6];0;1;OFFSET([.$C27];[.BG$26];0):[.$C27])" office:value-type="float" office:value="72645537758.7998" calcext:value-type="float">
            <text:p>72645537758.7998</text:p>
          </table:table-cell>
          <table:table-cell table:formula="of:=[.$E26]*POWER(1+[.$O$6];[.BH$26])-SERIESSUM(1+[.$O$6];0;1;OFFSET([.$C27];[.BH$26];0):[.$C27])" office:value-type="float" office:value="84953784929.8337" calcext:value-type="float">
            <text:p>84953784929.8337</text:p>
          </table:table-cell>
          <table:table-cell table:formula="of:=[.$E26]*POWER(1+[.$O$6];[.BI$26])-SERIESSUM(1+[.$O$6];0;1;OFFSET([.$C27];[.BI$26];0):[.$C27])" office:value-type="float" office:value="99108269176.5227" calcext:value-type="float">
            <text:p>99108269176.5227</text:p>
          </table:table-cell>
          <table:table-cell table:formula="of:=[.$E26]*POWER(1+[.$O$6];[.BJ$26])-SERIESSUM(1+[.$O$6];0;1;OFFSET([.$C27];[.BJ$26];0):[.$C27])" office:value-type="float" office:value="115385926060.215" calcext:value-type="float">
            <text:p>115385926060.215</text:p>
          </table:table-cell>
          <table:table-cell table:formula="of:=[.$E26]*POWER(1+[.$O$6];[.BK$26])-SERIESSUM(1+[.$O$6];0;1;OFFSET([.$C27];[.BK$26];0):[.$C27])" office:value-type="float" office:value="134105231476.461" calcext:value-type="float">
            <text:p>134105231476.461</text:p>
          </table:table-cell>
          <table:table-cell table:formula="of:=[.$E26]*POWER(1+[.$O$6];[.BL$26])-SERIESSUM(1+[.$O$6];0;1;OFFSET([.$C27];[.BL$26];0):[.$C27])" office:value-type="float" office:value="155632432705.144" calcext:value-type="float">
            <text:p>155632432705.144</text:p>
          </table:table-cell>
          <table:table-cell table:formula="of:=[.$E26]*POWER(1+[.$O$6];[.BM$26])-SERIESSUM(1+[.$O$6];0;1;OFFSET([.$C27];[.BM$26];0):[.$C27])" office:value-type="float" office:value="180388714118.13" calcext:value-type="float">
            <text:p>180388714118.13</text:p>
          </table:table-cell>
          <table:table-cell table:formula="of:=[.$E26]*POWER(1+[.$O$6];[.BN$26])-SERIESSUM(1+[.$O$6];0;1;OFFSET([.$C27];[.BN$26];0):[.$C27])" office:value-type="float" office:value="208858437743.063" calcext:value-type="float">
            <text:p>208858437743.063</text:p>
          </table:table-cell>
          <table:table-cell table:formula="of:=[.$E26]*POWER(1+[.$O$6];[.BO$26])-SERIESSUM(1+[.$O$6];0;1;OFFSET([.$C27];[.BO$26];0):[.$C27])" office:value-type="float" office:value="241598619911.737" calcext:value-type="float">
            <text:p>241598619911.737</text:p>
          </table:table-cell>
          <table:table-cell table:formula="of:=[.$E26]*POWER(1+[.$O$6];[.BP$26])-SERIESSUM(1+[.$O$6];0;1;OFFSET([.$C27];[.BP$26];0):[.$C27])" office:value-type="float" office:value="279249829405.711" calcext:value-type="float">
            <text:p>279249829405.711</text:p>
          </table:table-cell>
          <table:table-cell table:formula="of:=[.$E26]*POWER(1+[.$O$6];[.BQ$26])-SERIESSUM(1+[.$O$6];0;1;OFFSET([.$C27];[.BQ$26];0):[.$C27])" office:value-type="float" office:value="322548720323.782" calcext:value-type="float">
            <text:p>322548720323.782</text:p>
          </table:table-cell>
          <table:table-cell table:formula="of:=[.$E26]*POWER(1+[.$O$6];[.BR$26])-SERIESSUM(1+[.$O$6];0;1;OFFSET([.$C27];[.BR$26];0):[.$C27])" office:value-type="float" office:value="372342444879.563" calcext:value-type="float">
            <text:p>372342444879.563</text:p>
          </table:table-cell>
          <table:table-cell table:formula="of:=[.$E26]*POWER(1+[.$O$6];[.BS$26])-SERIESSUM(1+[.$O$6];0;1;OFFSET([.$C27];[.BS$26];0):[.$C27])" office:value-type="float" office:value="429605228118.711" calcext:value-type="float">
            <text:p>429605228118.711</text:p>
          </table:table-cell>
          <table:table-cell table:formula="of:=[.$E26]*POWER(1+[.$O$6];[.BT$26])-SERIESSUM(1+[.$O$6];0;1;OFFSET([.$C27];[.BT$26];0):[.$C27])" office:value-type="float" office:value="495457428843.732" calcext:value-type="float">
            <text:p>495457428843.732</text:p>
          </table:table-cell>
          <table:table-cell table:formula="of:=[.$E26]*POWER(1+[.$O$6];[.BU$26])-SERIESSUM(1+[.$O$6];0;1;OFFSET([.$C27];[.BU$26];0):[.$C27])" office:value-type="float" office:value="571187459677.505" calcext:value-type="float">
            <text:p>571187459677.505</text:p>
          </table:table-cell>
          <table:table-cell table:formula="of:=[.$E26]*POWER(1+[.$O$6];[.BV$26])-SERIESSUM(1+[.$O$6];0;1;OFFSET([.$C27];[.BV$26];0):[.$C27])" office:value-type="float" office:value="658276995136.345" calcext:value-type="float">
            <text:p>658276995136.345</text:p>
          </table:table-cell>
          <table:table-cell table:formula="of:=[.$E26]*POWER(1+[.$O$6];[.BW$26])-SERIESSUM(1+[.$O$6];0;1;OFFSET([.$C27];[.BW$26];0):[.$C27])" office:value-type="float" office:value="758429960914.01" calcext:value-type="float">
            <text:p>758429960914.01</text:p>
          </table:table-cell>
          <table:table-cell table:formula="of:=[.$E26]*POWER(1+[.$O$6];[.BX$26])-SERIESSUM(1+[.$O$6];0;1;OFFSET([.$C27];[.BX$26];0):[.$C27])" office:value-type="float" office:value="873605871558.326" calcext:value-type="float">
            <text:p>873605871558.32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$O$2]*POWER(1+[.$O$11];[.$A51])*(POWER([.$O$7];12)-1)/([.$O$7]-1) + [.$B51]*POWER([.$O$7];12)" office:value-type="float" office:value="4604193065.28472" calcext:value-type="float">
            <text:p>4604193065.28472</text:p>
          </table:table-cell>
          <table:table-cell table:formula="of:=[.$C51]*POWER([.$O$9];12)" office:value-type="float" office:value="5470300.84955402" calcext:value-type="float">
            <text:p>5470300.84955402</text:p>
          </table:table-cell>
          <table:table-cell table:formula="of:=[.$B52]/4*[.$O$4]*[.$O$5]" office:value-type="float" office:value="9047239.37328449" calcext:value-type="float">
            <text:p>9047239.37328449</text:p>
          </table:table-cell>
          <table:table-cell table:formula="of:=[.$B52]-[.$C52]-[.$D52]+[.$O$13]*POWER([.$O$7];12*[.$A52])" office:value-type="float" office:value="4589675525.06189" calcext:value-type="float">
            <text:p>4589675525.06189</text:p>
          </table:table-cell>
          <table:table-cell table:number-columns-repeated="4"/>
          <table:table-cell office:value-type="float" office:value="26" calcext:value-type="float">
            <text:p>26</text:p>
          </table:table-cell>
          <table:table-cell table:formula="of:=[.$E27]-[.$C28]" office:value-type="float" office:value="100953042.850171" calcext:value-type="float">
            <text:p>100953042.850171</text:p>
          </table:table-cell>
          <table:table-cell table:formula="of:=[.$E27]*POWER(1+[.$O$6];[.K$26])-SERIESSUM(1+[.$O$6];0;1;OFFSET([.$C28];[.K$26];0):[.$C28])" office:value-type="float" office:value="114930732.623635" calcext:value-type="float">
            <text:p>114930732.623635</text:p>
          </table:table-cell>
          <table:table-cell table:formula="of:=[.$E27]*POWER(1+[.$O$6];[.L$26])-SERIESSUM(1+[.$O$6];0;1;OFFSET([.$C28];[.L$26];0):[.$C28])" office:value-type="float" office:value="130898249.597747" calcext:value-type="float">
            <text:p>130898249.597747</text:p>
          </table:table-cell>
          <table:table-cell table:formula="of:=[.$E27]*POWER(1+[.$O$6];[.M$26])-SERIESSUM(1+[.$O$6];0;1;OFFSET([.$C28];[.M$26];0):[.$C28])" office:value-type="float" office:value="149129444.398434" calcext:value-type="float">
            <text:p>149129444.398434</text:p>
          </table:table-cell>
          <table:table-cell table:formula="of:=[.$E27]*POWER(1+[.$O$6];[.N$26])-SERIESSUM(1+[.$O$6];0;1;OFFSET([.$C28];[.N$26];0):[.$C28])" office:value-type="float" office:value="169933569.539331" calcext:value-type="float">
            <text:p>169933569.539331</text:p>
          </table:table-cell>
          <table:table-cell table:formula="of:=[.$E27]*POWER(1+[.$O$6];[.O$26])-SERIESSUM(1+[.$O$6];0;1;OFFSET([.$C28];[.O$26];0):[.$C28])" office:value-type="float" office:value="193659281.454651" calcext:value-type="float">
            <text:p>193659281.454651</text:p>
          </table:table-cell>
          <table:table-cell table:formula="of:=[.$E27]*POWER(1+[.$O$6];[.P$26])-SERIESSUM(1+[.$O$6];0;1;OFFSET([.$C28];[.P$26];0):[.$C28])" office:value-type="float" office:value="220698941.285318" calcext:value-type="float">
            <text:p>220698941.285318</text:p>
          </table:table-cell>
          <table:table-cell table:formula="of:=[.$E27]*POWER(1+[.$O$6];[.Q$26])-SERIESSUM(1+[.$O$6];0;1;OFFSET([.$C28];[.Q$26];0):[.$C28])" office:value-type="float" office:value="251493189.723647" calcext:value-type="float">
            <text:p>251493189.723647</text:p>
          </table:table-cell>
          <table:table-cell table:formula="of:=[.$E27]*POWER(1+[.$O$6];[.R$26])-SERIESSUM(1+[.$O$6];0;1;OFFSET([.$C28];[.R$26];0):[.$C28])" office:value-type="float" office:value="286535751.49621" calcext:value-type="float">
            <text:p>286535751.49621</text:p>
          </table:table-cell>
          <table:table-cell table:formula="of:=[.$E27]*POWER(1+[.$O$6];[.S$26])-SERIESSUM(1+[.$O$6];0;1;OFFSET([.$C28];[.S$26];0):[.$C28])" office:value-type="float" office:value="326378398.686927" calcext:value-type="float">
            <text:p>326378398.686927</text:p>
          </table:table-cell>
          <table:table-cell table:formula="of:=[.$E27]*POWER(1+[.$O$6];[.T$26])-SERIESSUM(1+[.$O$6];0;1;OFFSET([.$C28];[.T$26];0):[.$C28])" office:value-type="float" office:value="371635967.224119" calcext:value-type="float">
            <text:p>371635967.224119</text:p>
          </table:table-cell>
          <table:table-cell table:formula="of:=[.$E27]*POWER(1+[.$O$6];[.U$26])-SERIESSUM(1+[.$O$6];0;1;OFFSET([.$C28];[.U$26];0):[.$C28])" office:value-type="float" office:value="422991275.153501" calcext:value-type="float">
            <text:p>422991275.153501</text:p>
          </table:table-cell>
          <table:table-cell table:formula="of:=[.$E27]*POWER(1+[.$O$6];[.V$26])-SERIESSUM(1+[.$O$6];0;1;OFFSET([.$C28];[.V$26];0):[.$C28])" office:value-type="float" office:value="481199731.881628" calcext:value-type="float">
            <text:p>481199731.881628</text:p>
          </table:table-cell>
          <table:table-cell table:formula="of:=[.$E27]*POWER(1+[.$O$6];[.W$26])-SERIESSUM(1+[.$O$6];0;1;OFFSET([.$C28];[.W$26];0):[.$C28])" office:value-type="float" office:value="547093350.754763" calcext:value-type="float">
            <text:p>547093350.754763</text:p>
          </table:table-cell>
          <table:table-cell table:formula="of:=[.$E27]*POWER(1+[.$O$6];[.X$26])-SERIESSUM(1+[.$O$6];0;1;OFFSET([.$C28];[.X$26];0):[.$C28])" office:value-type="float" office:value="621583778.577708" calcext:value-type="float">
            <text:p>621583778.577708</text:p>
          </table:table-cell>
          <table:table-cell table:formula="of:=[.$E27]*POWER(1+[.$O$6];[.Y$26])-SERIESSUM(1+[.$O$6];0;1;OFFSET([.$C28];[.Y$26];0):[.$C28])" office:value-type="float" office:value="705663829.283327" calcext:value-type="float">
            <text:p>705663829.283327</text:p>
          </table:table-cell>
          <table:table-cell table:formula="of:=[.$E27]*POWER(1+[.$O$6];[.Z$26])-SERIESSUM(1+[.$O$6];0;1;OFFSET([.$C28];[.Z$26];0):[.$C28])" office:value-type="float" office:value="800406847.836498" calcext:value-type="float">
            <text:p>800406847.836498</text:p>
          </table:table-cell>
          <table:table-cell table:formula="of:=[.$E27]*POWER(1+[.$O$6];[.AA$26])-SERIESSUM(1+[.$O$6];0;1;OFFSET([.$C28];[.AA$26];0):[.$C28])" office:value-type="float" office:value="906963025.750069" calcext:value-type="float">
            <text:p>906963025.750069</text:p>
          </table:table-cell>
          <table:table-cell table:formula="of:=[.$E27]*POWER(1+[.$O$6];[.AB$26])-SERIESSUM(1+[.$O$6];0;1;OFFSET([.$C28];[.AB$26];0):[.$C28])" office:value-type="float" office:value="1026551530.2942" calcext:value-type="float">
            <text:p>1026551530.2942</text:p>
          </table:table-cell>
          <table:table-cell table:formula="of:=[.$E27]*POWER(1+[.$O$6];[.AC$26])-SERIESSUM(1+[.$O$6];0;1;OFFSET([.$C28];[.AC$26];0):[.$C28])" office:value-type="float" office:value="1160446981.90044" calcext:value-type="float">
            <text:p>1160446981.90044</text:p>
          </table:table-cell>
          <table:table-cell table:formula="of:=[.$E27]*POWER(1+[.$O$6];[.AD$26])-SERIESSUM(1+[.$O$6];0;1;OFFSET([.$C28];[.AD$26];0):[.$C28])" office:value-type="float" office:value="1309958401.38133" calcext:value-type="float">
            <text:p>1309958401.38133</text:p>
          </table:table-cell>
          <table:table-cell table:formula="of:=[.$E27]*POWER(1+[.$O$6];[.AE$26])-SERIESSUM(1+[.$O$6];0;1;OFFSET([.$C28];[.AE$26];0):[.$C28])" office:value-type="float" office:value="1476398229.27388" calcext:value-type="float">
            <text:p>1476398229.27388</text:p>
          </table:table-cell>
          <table:table-cell table:formula="of:=[.$E27]*POWER(1+[.$O$6];[.AF$26])-SERIESSUM(1+[.$O$6];0;1;OFFSET([.$C28];[.AF$26];0):[.$C28])" office:value-type="float" office:value="1661038367.65018" calcext:value-type="float">
            <text:p>1661038367.65018</text:p>
          </table:table-cell>
          <table:table-cell table:formula="of:=[.$E27]*POWER(1+[.$O$6];[.AG$26])-SERIESSUM(1+[.$O$6];0;1;OFFSET([.$C28];[.AG$26];0):[.$C28])" office:value-type="float" office:value="1865049377.5999" calcext:value-type="float">
            <text:p>1865049377.5999</text:p>
          </table:table-cell>
          <table:table-cell table:formula="of:=[.$E27]*POWER(1+[.$O$6];[.AH$26])-SERIESSUM(1+[.$O$6];0;1;OFFSET([.$C28];[.AH$26];0):[.$C28])" office:value-type="float" office:value="2089417942.97238" calcext:value-type="float">
            <text:p>2089417942.97238</text:p>
          </table:table-cell>
          <table:table-cell table:formula="of:=[.$E27]*POWER(1+[.$O$6];[.AI$26])-SERIESSUM(1+[.$O$6];0;1;OFFSET([.$C28];[.AI$26];0):[.$C28])" office:value-type="float" office:value="2334836432.93695" calcext:value-type="float">
            <text:p>2334836432.93695</text:p>
          </table:table-cell>
          <table:table-cell table:formula="of:=[.$E27]*POWER(1+[.$O$6];[.AJ$26])-SERIESSUM(1+[.$O$6];0;1;OFFSET([.$C28];[.AJ$26];0):[.$C28])" office:value-type="float" office:value="2601556800.65316" calcext:value-type="float">
            <text:p>2601556800.65316</text:p>
          </table:table-cell>
          <table:table-cell table:formula="of:=[.$E27]*POWER(1+[.$O$6];[.AK$26])-SERIESSUM(1+[.$O$6];0;1;OFFSET([.$C28];[.AK$26];0):[.$C28])" office:value-type="float" office:value="2889199066.31498" calcext:value-type="float">
            <text:p>2889199066.31498</text:p>
          </table:table-cell>
          <table:table-cell table:formula="of:=[.$E27]*POWER(1+[.$O$6];[.AL$26])-SERIESSUM(1+[.$O$6];0;1;OFFSET([.$C28];[.AL$26];0):[.$C28])" office:value-type="float" office:value="3196502155.37694" calcext:value-type="float">
            <text:p>3196502155.37694</text:p>
          </table:table-cell>
          <table:table-cell table:formula="of:=[.$E27]*POWER(1+[.$O$6];[.AM$26])-SERIESSUM(1+[.$O$6];0;1;OFFSET([.$C28];[.AM$26];0):[.$C28])" office:value-type="float" office:value="3521001779.80751" calcext:value-type="float">
            <text:p>3521001779.80751</text:p>
          </table:table-cell>
          <table:table-cell table:formula="of:=[.$E27]*POWER(1+[.$O$6];[.AN$26])-SERIESSUM(1+[.$O$6];0;1;OFFSET([.$C28];[.AN$26];0):[.$C28])" office:value-type="float" office:value="3858616217.01015" calcext:value-type="float">
            <text:p>3858616217.01015</text:p>
          </table:table-cell>
          <table:table-cell table:formula="of:=[.$E27]*POWER(1+[.$O$6];[.AO$26])-SERIESSUM(1+[.$O$6];0;1;OFFSET([.$C28];[.AO$26];0):[.$C28])" office:value-type="float" office:value="4203116078.72994" calcext:value-type="float">
            <text:p>4203116078.72994</text:p>
          </table:table-cell>
          <table:table-cell table:formula="of:=[.$E27]*POWER(1+[.$O$6];[.AP$26])-SERIESSUM(1+[.$O$6];0;1;OFFSET([.$C28];[.AP$26];0):[.$C28])" office:value-type="float" office:value="4545448249.82937" calcext:value-type="float">
            <text:p>4545448249.82937</text:p>
          </table:table-cell>
          <table:table-cell table:formula="of:=[.$E27]*POWER(1+[.$O$6];[.AQ$26])-SERIESSUM(1+[.$O$6];0;1;OFFSET([.$C28];[.AQ$26];0):[.$C28])" office:value-type="float" office:value="4872876841.30844" calcext:value-type="float">
            <text:p>4872876841.30844</text:p>
          </table:table-cell>
          <table:table-cell table:formula="of:=[.$E27]*POWER(1+[.$O$6];[.AR$26])-SERIESSUM(1+[.$O$6];0;1;OFFSET([.$C28];[.AR$26];0):[.$C28])" office:value-type="float" office:value="5167894906.30583" calcext:value-type="float">
            <text:p>5167894906.30583</text:p>
          </table:table-cell>
          <table:table-cell table:formula="of:=[.$E27]*POWER(1+[.$O$6];[.AS$26])-SERIESSUM(1+[.$O$6];0;1;OFFSET([.$C28];[.AS$26];0):[.$C28])" office:value-type="float" office:value="5406849395.94487" calcext:value-type="float">
            <text:p>5406849395.94487</text:p>
          </table:table-cell>
          <table:table-cell table:formula="of:=[.$E27]*POWER(1+[.$O$6];[.AT$26])-SERIESSUM(1+[.$O$6];0;1;OFFSET([.$C28];[.AT$26];0):[.$C28])" office:value-type="float" office:value="7445064042.24884" calcext:value-type="float">
            <text:p>7445064042.24884</text:p>
          </table:table-cell>
          <table:table-cell table:formula="of:=[.$E27]*POWER(1+[.$O$6];[.AU$26])-SERIESSUM(1+[.$O$6];0;1;OFFSET([.$C28];[.AU$26];0):[.$C28])" office:value-type="float" office:value="9789010885.49841" calcext:value-type="float">
            <text:p>9789010885.49841</text:p>
          </table:table-cell>
          <table:table-cell table:formula="of:=[.$E27]*POWER(1+[.$O$6];[.AV$26])-SERIESSUM(1+[.$O$6];0;1;OFFSET([.$C28];[.AV$26];0):[.$C28])" office:value-type="float" office:value="12484549755.2354" calcext:value-type="float">
            <text:p>12484549755.2354</text:p>
          </table:table-cell>
          <table:table-cell table:formula="of:=[.$E27]*POWER(1+[.$O$6];[.AW$26])-SERIESSUM(1+[.$O$6];0;1;OFFSET([.$C28];[.AW$26];0):[.$C28])" office:value-type="float" office:value="15584419455.433" calcext:value-type="float">
            <text:p>15584419455.433</text:p>
          </table:table-cell>
          <table:table-cell table:formula="of:=[.$E27]*POWER(1+[.$O$6];[.AX$26])-SERIESSUM(1+[.$O$6];0;1;OFFSET([.$C28];[.AX$26];0):[.$C28])" office:value-type="float" office:value="19149269610.6601" calcext:value-type="float">
            <text:p>19149269610.6601</text:p>
          </table:table-cell>
          <table:table-cell table:formula="of:=[.$E27]*POWER(1+[.$O$6];[.AY$26])-SERIESSUM(1+[.$O$6];0;1;OFFSET([.$C28];[.AY$26];0):[.$C28])" office:value-type="float" office:value="23248847289.1714" calcext:value-type="float">
            <text:p>23248847289.1714</text:p>
          </table:table-cell>
          <table:table-cell table:formula="of:=[.$E27]*POWER(1+[.$O$6];[.AZ$26])-SERIESSUM(1+[.$O$6];0;1;OFFSET([.$C28];[.AZ$26];0):[.$C28])" office:value-type="float" office:value="27963361619.4593" calcext:value-type="float">
            <text:p>27963361619.4593</text:p>
          </table:table-cell>
          <table:table-cell table:formula="of:=[.$E27]*POWER(1+[.$O$6];[.BA$26])-SERIESSUM(1+[.$O$6];0;1;OFFSET([.$C28];[.BA$26];0):[.$C28])" office:value-type="float" office:value="33385053099.2905" calcext:value-type="float">
            <text:p>33385053099.2905</text:p>
          </table:table-cell>
          <table:table-cell table:formula="of:=[.$E27]*POWER(1+[.$O$6];[.BB$26])-SERIESSUM(1+[.$O$6];0;1;OFFSET([.$C28];[.BB$26];0):[.$C28])" office:value-type="float" office:value="39619998301.0963" calcext:value-type="float">
            <text:p>39619998301.0963</text:p>
          </table:table-cell>
          <table:table-cell table:formula="of:=[.$E27]*POWER(1+[.$O$6];[.BC$26])-SERIESSUM(1+[.$O$6];0;1;OFFSET([.$C28];[.BC$26];0):[.$C28])" office:value-type="float" office:value="46790185283.173" calcext:value-type="float">
            <text:p>46790185283.173</text:p>
          </table:table-cell>
          <table:table-cell table:formula="of:=[.$E27]*POWER(1+[.$O$6];[.BD$26])-SERIESSUM(1+[.$O$6];0;1;OFFSET([.$C28];[.BD$26];0):[.$C28])" office:value-type="float" office:value="55035900312.5612" calcext:value-type="float">
            <text:p>55035900312.5612</text:p>
          </table:table-cell>
          <table:table-cell table:formula="of:=[.$E27]*POWER(1+[.$O$6];[.BE$26])-SERIESSUM(1+[.$O$6];0;1;OFFSET([.$C28];[.BE$26];0):[.$C28])" office:value-type="float" office:value="64518472596.3576" calcext:value-type="float">
            <text:p>64518472596.3576</text:p>
          </table:table-cell>
          <table:table-cell table:formula="of:=[.$E27]*POWER(1+[.$O$6];[.BF$26])-SERIESSUM(1+[.$O$6];0;1;OFFSET([.$C28];[.BF$26];0):[.$C28])" office:value-type="float" office:value="75423430722.7234" calcext:value-type="float">
            <text:p>75423430722.7234</text:p>
          </table:table-cell>
          <table:table-cell table:formula="of:=[.$E27]*POWER(1+[.$O$6];[.BG$26])-SERIESSUM(1+[.$O$6];0;1;OFFSET([.$C28];[.BG$26];0):[.$C28])" office:value-type="float" office:value="87964132568.0442" calcext:value-type="float">
            <text:p>87964132568.0442</text:p>
          </table:table-cell>
          <table:table-cell table:formula="of:=[.$E27]*POWER(1+[.$O$6];[.BH$26])-SERIESSUM(1+[.$O$6];0;1;OFFSET([.$C28];[.BH$26];0):[.$C28])" office:value-type="float" office:value="102385939690.163" calcext:value-type="float">
            <text:p>102385939690.163</text:p>
          </table:table-cell>
          <table:table-cell table:formula="of:=[.$E27]*POWER(1+[.$O$6];[.BI$26])-SERIESSUM(1+[.$O$6];0;1;OFFSET([.$C28];[.BI$26];0):[.$C28])" office:value-type="float" office:value="118971017880.6" calcext:value-type="float">
            <text:p>118971017880.6</text:p>
          </table:table-cell>
          <table:table-cell table:formula="of:=[.$E27]*POWER(1+[.$O$6];[.BJ$26])-SERIESSUM(1+[.$O$6];0;1;OFFSET([.$C28];[.BJ$26];0):[.$C28])" office:value-type="float" office:value="138043857799.602" calcext:value-type="float">
            <text:p>138043857799.602</text:p>
          </table:table-cell>
          <table:table-cell table:formula="of:=[.$E27]*POWER(1+[.$O$6];[.BK$26])-SERIESSUM(1+[.$O$6];0;1;OFFSET([.$C28];[.BK$26];0):[.$C28])" office:value-type="float" office:value="159977623706.454" calcext:value-type="float">
            <text:p>159977623706.454</text:p>
          </table:table-cell>
          <table:table-cell table:formula="of:=[.$E27]*POWER(1+[.$O$6];[.BL$26])-SERIESSUM(1+[.$O$6];0;1;OFFSET([.$C28];[.BL$26];0):[.$C28])" office:value-type="float" office:value="185201454499.335" calcext:value-type="float">
            <text:p>185201454499.335</text:p>
          </table:table-cell>
          <table:table-cell table:formula="of:=[.$E27]*POWER(1+[.$O$6];[.BM$26])-SERIESSUM(1+[.$O$6];0;1;OFFSET([.$C28];[.BM$26];0):[.$C28])" office:value-type="float" office:value="214208859911.147" calcext:value-type="float">
            <text:p>214208859911.147</text:p>
          </table:table-cell>
          <table:table-cell table:formula="of:=[.$E27]*POWER(1+[.$O$6];[.BN$26])-SERIESSUM(1+[.$O$6];0;1;OFFSET([.$C28];[.BN$26];0):[.$C28])" office:value-type="float" office:value="247567376134.732" calcext:value-type="float">
            <text:p>247567376134.732</text:p>
          </table:table-cell>
          <table:table-cell table:formula="of:=[.$E27]*POWER(1+[.$O$6];[.BO$26])-SERIESSUM(1+[.$O$6];0;1;OFFSET([.$C28];[.BO$26];0):[.$C28])" office:value-type="float" office:value="285929669791.854" calcext:value-type="float">
            <text:p>285929669791.854</text:p>
          </table:table-cell>
          <table:table-cell table:formula="of:=[.$E27]*POWER(1+[.$O$6];[.BP$26])-SERIESSUM(1+[.$O$6];0;1;OFFSET([.$C28];[.BP$26];0):[.$C28])" office:value-type="float" office:value="330046307497.544" calcext:value-type="float">
            <text:p>330046307497.544</text:p>
          </table:table-cell>
          <table:table-cell table:formula="of:=[.$E27]*POWER(1+[.$O$6];[.BQ$26])-SERIESSUM(1+[.$O$6];0;1;OFFSET([.$C28];[.BQ$26];0):[.$C28])" office:value-type="float" office:value="380780440859.088" calcext:value-type="float">
            <text:p>380780440859.088</text:p>
          </table:table-cell>
          <table:table-cell table:formula="of:=[.$E27]*POWER(1+[.$O$6];[.BR$26])-SERIESSUM(1+[.$O$6];0;1;OFFSET([.$C28];[.BR$26];0):[.$C28])" office:value-type="float" office:value="439124694224.863" calcext:value-type="float">
            <text:p>439124694224.863</text:p>
          </table:table-cell>
          <table:table-cell table:formula="of:=[.$E27]*POWER(1+[.$O$6];[.BS$26])-SERIESSUM(1+[.$O$6];0;1;OFFSET([.$C28];[.BS$26];0):[.$C28])" office:value-type="float" office:value="506220585595.505" calcext:value-type="float">
            <text:p>506220585595.505</text:p>
          </table:table-cell>
          <table:table-cell table:formula="of:=[.$E27]*POWER(1+[.$O$6];[.BT$26])-SERIESSUM(1+[.$O$6];0;1;OFFSET([.$C28];[.BT$26];0):[.$C28])" office:value-type="float" office:value="583380860671.742" calcext:value-type="float">
            <text:p>583380860671.742</text:p>
          </table:table-cell>
          <table:table-cell table:formula="of:=[.$E27]*POWER(1+[.$O$6];[.BU$26])-SERIESSUM(1+[.$O$6];0;1;OFFSET([.$C28];[.BU$26];0):[.$C28])" office:value-type="float" office:value="672115177009.416" calcext:value-type="float">
            <text:p>672115177009.416</text:p>
          </table:table-cell>
          <table:table-cell table:formula="of:=[.$E27]*POWER(1+[.$O$6];[.BV$26])-SERIESSUM(1+[.$O$6];0;1;OFFSET([.$C28];[.BV$26];0):[.$C28])" office:value-type="float" office:value="774159640797.741" calcext:value-type="float">
            <text:p>774159640797.741</text:p>
          </table:table-cell>
          <table:table-cell table:formula="of:=[.$E27]*POWER(1+[.$O$6];[.BW$26])-SERIESSUM(1+[.$O$6];0;1;OFFSET([.$C28];[.BW$26];0):[.$C28])" office:value-type="float" office:value="891510774154.314" calcext:value-type="float">
            <text:p>891510774154.314</text:p>
          </table:table-cell>
          <table:table-cell table:formula="of:=[.$E27]*POWER(1+[.$O$6];[.BX$26])-SERIESSUM(1+[.$O$6];0;1;OFFSET([.$C28];[.BX$26];0):[.$C28])" office:value-type="float" office:value="1026464577514.37" calcext:value-type="float">
            <text:p>1026464577514.3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$O$2]*POWER(1+[.$O$11];[.$A52])*(POWER([.$O$7];12)-1)/([.$O$7]-1) + [.$B52]*POWER([.$O$7];12)" office:value-type="float" office:value="5347434874.01926" calcext:value-type="float">
            <text:p>5347434874.01926</text:p>
          </table:table-cell>
          <table:table-cell table:formula="of:=[.$C52]*POWER([.$O$9];12)" office:value-type="float" office:value="5853221.9090228" calcext:value-type="float">
            <text:p>5853221.9090228</text:p>
          </table:table-cell>
          <table:table-cell table:formula="of:=[.$B53]/4*[.$O$4]*[.$O$5]" office:value-type="float" office:value="10507709.5274479" calcext:value-type="float">
            <text:p>10507709.5274479</text:p>
          </table:table-cell>
          <table:table-cell table:formula="of:=[.$B53]-[.$C53]-[.$D53]+[.$O$13]*POWER([.$O$7];12*[.$A53])" office:value-type="float" office:value="5331073942.58279" calcext:value-type="float">
            <text:p>5331073942.58279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table:formula="of:=[.$E28]-[.$C29]" office:value-type="float" office:value="118283793.86867" calcext:value-type="float">
            <text:p>118283793.86867</text:p>
          </table:table-cell>
          <table:table-cell table:formula="of:=[.$E28]*POWER(1+[.$O$6];[.K$26])-SERIESSUM(1+[.$O$6];0;1;OFFSET([.$C29];[.K$26];0):[.$C29])" office:value-type="float" office:value="134779527.629124" calcext:value-type="float">
            <text:p>134779527.629124</text:p>
          </table:table-cell>
          <table:table-cell table:formula="of:=[.$E28]*POWER(1+[.$O$6];[.L$26])-SERIESSUM(1+[.$O$6];0;1;OFFSET([.$C29];[.L$26];0):[.$C29])" office:value-type="float" office:value="153635317.349699" calcext:value-type="float">
            <text:p>153635317.349699</text:p>
          </table:table-cell>
          <table:table-cell table:formula="of:=[.$E28]*POWER(1+[.$O$6];[.M$26])-SERIESSUM(1+[.$O$6];0;1;OFFSET([.$C29];[.M$26];0):[.$C29])" office:value-type="float" office:value="175178824.328452" calcext:value-type="float">
            <text:p>175178824.328452</text:p>
          </table:table-cell>
          <table:table-cell table:formula="of:=[.$E28]*POWER(1+[.$O$6];[.N$26])-SERIESSUM(1+[.$O$6];0;1;OFFSET([.$C29];[.N$26];0):[.$C29])" office:value-type="float" office:value="199780786.05253" calcext:value-type="float">
            <text:p>199780786.05253</text:p>
          </table:table-cell>
          <table:table-cell table:formula="of:=[.$E28]*POWER(1+[.$O$6];[.O$26])-SERIESSUM(1+[.$O$6];0;1;OFFSET([.$C29];[.O$26];0):[.$C29])" office:value-type="float" office:value="227860077.79874" calcext:value-type="float">
            <text:p>227860077.79874</text:p>
          </table:table-cell>
          <table:table-cell table:formula="of:=[.$E28]*POWER(1+[.$O$6];[.P$26])-SERIESSUM(1+[.$O$6];0;1;OFFSET([.$C29];[.P$26];0):[.$C29])" office:value-type="float" office:value="259889210.813893" calcext:value-type="float">
            <text:p>259889210.813893</text:p>
          </table:table-cell>
          <table:table-cell table:formula="of:=[.$E28]*POWER(1+[.$O$6];[.Q$26])-SERIESSUM(1+[.$O$6];0;1;OFFSET([.$C29];[.Q$26];0):[.$C29])" office:value-type="float" office:value="296400258.188695" calcext:value-type="float">
            <text:p>296400258.188695</text:p>
          </table:table-cell>
          <table:table-cell table:formula="of:=[.$E28]*POWER(1+[.$O$6];[.R$26])-SERIESSUM(1+[.$O$6];0;1;OFFSET([.$C29];[.R$26];0):[.$C29])" office:value-type="float" office:value="337991181.062997" calcext:value-type="float">
            <text:p>337991181.062997</text:p>
          </table:table-cell>
          <table:table-cell table:formula="of:=[.$E28]*POWER(1+[.$O$6];[.S$26])-SERIESSUM(1+[.$O$6];0;1;OFFSET([.$C29];[.S$26];0):[.$C29])" office:value-type="float" office:value="385332502.601371" calcext:value-type="float">
            <text:p>385332502.601371</text:p>
          </table:table-cell>
          <table:table-cell table:formula="of:=[.$E28]*POWER(1+[.$O$6];[.T$26])-SERIESSUM(1+[.$O$6];0;1;OFFSET([.$C29];[.T$26];0):[.$C29])" office:value-type="float" office:value="439174243.337121" calcext:value-type="float">
            <text:p>439174243.337121</text:p>
          </table:table-cell>
          <table:table-cell table:formula="of:=[.$E28]*POWER(1+[.$O$6];[.U$26])-SERIESSUM(1+[.$O$6];0;1;OFFSET([.$C29];[.U$26];0):[.$C29])" office:value-type="float" office:value="500352986.582656" calcext:value-type="float">
            <text:p>500352986.582656</text:p>
          </table:table-cell>
          <table:table-cell table:formula="of:=[.$E28]*POWER(1+[.$O$6];[.V$26])-SERIESSUM(1+[.$O$6];0;1;OFFSET([.$C29];[.V$26];0):[.$C29])" office:value-type="float" office:value="569798883.607013" calcext:value-type="float">
            <text:p>569798883.607013</text:p>
          </table:table-cell>
          <table:table-cell table:formula="of:=[.$E28]*POWER(1+[.$O$6];[.W$26])-SERIESSUM(1+[.$O$6];0;1;OFFSET([.$C29];[.W$26];0):[.$C29])" office:value-type="float" office:value="648542331.375319" calcext:value-type="float">
            <text:p>648542331.375319</text:p>
          </table:table-cell>
          <table:table-cell table:formula="of:=[.$E28]*POWER(1+[.$O$6];[.X$26])-SERIESSUM(1+[.$O$6];0;1;OFFSET([.$C29];[.X$26];0):[.$C29])" office:value-type="float" office:value="737719956.056029" calcext:value-type="float">
            <text:p>737719956.056029</text:p>
          </table:table-cell>
          <table:table-cell table:formula="of:=[.$E28]*POWER(1+[.$O$6];[.Y$26])-SERIESSUM(1+[.$O$6];0;1;OFFSET([.$C29];[.Y$26];0):[.$C29])" office:value-type="float" office:value="838579407.257723" calcext:value-type="float">
            <text:p>838579407.257723</text:p>
          </table:table-cell>
          <table:table-cell table:formula="of:=[.$E28]*POWER(1+[.$O$6];[.Z$26])-SERIESSUM(1+[.$O$6];0;1;OFFSET([.$C29];[.Z$26];0):[.$C29])" office:value-type="float" office:value="952482303.5983" calcext:value-type="float">
            <text:p>952482303.5983</text:p>
          </table:table-cell>
          <table:table-cell table:formula="of:=[.$E28]*POWER(1+[.$O$6];[.AA$26])-SERIESSUM(1+[.$O$6];0;1;OFFSET([.$C29];[.AA$26];0):[.$C29])" office:value-type="float" office:value="1080904460.42781" calcext:value-type="float">
            <text:p>1080904460.42781</text:p>
          </table:table-cell>
          <table:table-cell table:formula="of:=[.$E28]*POWER(1+[.$O$6];[.AB$26])-SERIESSUM(1+[.$O$6];0;1;OFFSET([.$C29];[.AB$26];0):[.$C29])" office:value-type="float" office:value="1225432263.72131" calcext:value-type="float">
            <text:p>1225432263.72131</text:p>
          </table:table-cell>
          <table:table-cell table:formula="of:=[.$E28]*POWER(1+[.$O$6];[.AC$26])-SERIESSUM(1+[.$O$6];0;1;OFFSET([.$C29];[.AC$26];0):[.$C29])" office:value-type="float" office:value="1387753715.88597" calcext:value-type="float">
            <text:p>1387753715.88597</text:p>
          </table:table-cell>
          <table:table-cell table:formula="of:=[.$E28]*POWER(1+[.$O$6];[.AD$26])-SERIESSUM(1+[.$O$6];0;1;OFFSET([.$C29];[.AD$26];0):[.$C29])" office:value-type="float" office:value="1569642251.5184" calcext:value-type="float">
            <text:p>1569642251.5184</text:p>
          </table:table-cell>
          <table:table-cell table:formula="of:=[.$E28]*POWER(1+[.$O$6];[.AE$26])-SERIESSUM(1+[.$O$6];0;1;OFFSET([.$C29];[.AE$26];0):[.$C29])" office:value-type="float" office:value="1772930881.66948" calcext:value-type="float">
            <text:p>1772930881.66948</text:p>
          </table:table-cell>
          <table:table-cell table:formula="of:=[.$E28]*POWER(1+[.$O$6];[.AF$26])-SERIESSUM(1+[.$O$6];0;1;OFFSET([.$C29];[.AF$26];0):[.$C29])" office:value-type="float" office:value="1999473546.18409" calcext:value-type="float">
            <text:p>1999473546.18409</text:p>
          </table:table-cell>
          <table:table-cell table:formula="of:=[.$E28]*POWER(1+[.$O$6];[.AG$26])-SERIESSUM(1+[.$O$6];0;1;OFFSET([.$C29];[.AG$26];0):[.$C29])" office:value-type="float" office:value="2251089700.75005" calcext:value-type="float">
            <text:p>2251089700.75005</text:p>
          </table:table-cell>
          <table:table-cell table:formula="of:=[.$E28]*POWER(1+[.$O$6];[.AH$26])-SERIESSUM(1+[.$O$6];0;1;OFFSET([.$C29];[.AH$26];0):[.$C29])" office:value-type="float" office:value="2529487095.70631" calcext:value-type="float">
            <text:p>2529487095.70631</text:p>
          </table:table-cell>
          <table:table-cell table:formula="of:=[.$E28]*POWER(1+[.$O$6];[.AI$26])-SERIESSUM(1+[.$O$6];0;1;OFFSET([.$C29];[.AI$26];0):[.$C29])" office:value-type="float" office:value="2836156364.47729" calcext:value-type="float">
            <text:p>2836156364.47729</text:p>
          </table:table-cell>
          <table:table-cell table:formula="of:=[.$E28]*POWER(1+[.$O$6];[.AJ$26])-SERIESSUM(1+[.$O$6];0;1;OFFSET([.$C29];[.AJ$26];0):[.$C29])" office:value-type="float" office:value="3172229365.11885" calcext:value-type="float">
            <text:p>3172229365.11885</text:p>
          </table:table-cell>
          <table:table-cell table:formula="of:=[.$E28]*POWER(1+[.$O$6];[.AK$26])-SERIESSUM(1+[.$O$6];0;1;OFFSET([.$C29];[.AK$26];0):[.$C29])" office:value-type="float" office:value="3538291127.63999" calcext:value-type="float">
            <text:p>3538291127.63999</text:p>
          </table:table-cell>
          <table:table-cell table:formula="of:=[.$E28]*POWER(1+[.$O$6];[.AL$26])-SERIESSUM(1+[.$O$6];0;1;OFFSET([.$C29];[.AL$26];0):[.$C29])" office:value-type="float" office:value="3934132651.93873" calcext:value-type="float">
            <text:p>3934132651.93873</text:p>
          </table:table-cell>
          <table:table-cell table:formula="of:=[.$E28]*POWER(1+[.$O$6];[.AM$26])-SERIESSUM(1+[.$O$6];0;1;OFFSET([.$C29];[.AM$26];0):[.$C29])" office:value-type="float" office:value="4358428551.93225" calcext:value-type="float">
            <text:p>4358428551.93225</text:p>
          </table:table-cell>
          <table:table-cell table:formula="of:=[.$E28]*POWER(1+[.$O$6];[.AN$26])-SERIESSUM(1+[.$O$6];0;1;OFFSET([.$C29];[.AN$26];0):[.$C29])" office:value-type="float" office:value="4808319496.86981" calcext:value-type="float">
            <text:p>4808319496.86981</text:p>
          </table:table-cell>
          <table:table-cell table:formula="of:=[.$E28]*POWER(1+[.$O$6];[.AO$26])-SERIESSUM(1+[.$O$6];0;1;OFFSET([.$C29];[.AO$26];0):[.$C29])" office:value-type="float" office:value="5278874370.61033" calcext:value-type="float">
            <text:p>5278874370.61033</text:p>
          </table:table-cell>
          <table:table-cell table:formula="of:=[.$E28]*POWER(1+[.$O$6];[.AP$26])-SERIESSUM(1+[.$O$6];0;1;OFFSET([.$C29];[.AP$26];0):[.$C29])" office:value-type="float" office:value="5762400818.64211" calcext:value-type="float">
            <text:p>5762400818.64211</text:p>
          </table:table-cell>
          <table:table-cell table:formula="of:=[.$E28]*POWER(1+[.$O$6];[.AQ$26])-SERIESSUM(1+[.$O$6];0;1;OFFSET([.$C29];[.AQ$26];0):[.$C29])" office:value-type="float" office:value="6247565090.22342" calcext:value-type="float">
            <text:p>6247565090.22342</text:p>
          </table:table-cell>
          <table:table-cell table:formula="of:=[.$E28]*POWER(1+[.$O$6];[.AR$26])-SERIESSUM(1+[.$O$6];0;1;OFFSET([.$C29];[.AR$26];0):[.$C29])" office:value-type="float" office:value="6718272450.27413" calcext:value-type="float">
            <text:p>6718272450.27413</text:p>
          </table:table-cell>
          <table:table-cell table:formula="of:=[.$E28]*POWER(1+[.$O$6];[.AS$26])-SERIESSUM(1+[.$O$6];0;1;OFFSET([.$C29];[.AS$26];0):[.$C29])" office:value-type="float" office:value="8792991986.69686" calcext:value-type="float">
            <text:p>8792991986.69686</text:p>
          </table:table-cell>
          <table:table-cell table:formula="of:=[.$E28]*POWER(1+[.$O$6];[.AT$26])-SERIESSUM(1+[.$O$6];0;1;OFFSET([.$C29];[.AT$26];0):[.$C29])" office:value-type="float" office:value="11178919453.583" calcext:value-type="float">
            <text:p>11178919453.583</text:p>
          </table:table-cell>
          <table:table-cell table:formula="of:=[.$E28]*POWER(1+[.$O$6];[.AU$26])-SERIESSUM(1+[.$O$6];0;1;OFFSET([.$C29];[.AU$26];0):[.$C29])" office:value-type="float" office:value="13922736040.5021" calcext:value-type="float">
            <text:p>13922736040.5021</text:p>
          </table:table-cell>
          <table:table-cell table:formula="of:=[.$E28]*POWER(1+[.$O$6];[.AV$26])-SERIESSUM(1+[.$O$6];0;1;OFFSET([.$C29];[.AV$26];0):[.$C29])" office:value-type="float" office:value="17078125115.459" calcext:value-type="float">
            <text:p>17078125115.459</text:p>
          </table:table-cell>
          <table:table-cell table:formula="of:=[.$E28]*POWER(1+[.$O$6];[.AW$26])-SERIESSUM(1+[.$O$6];0;1;OFFSET([.$C29];[.AW$26];0):[.$C29])" office:value-type="float" office:value="20706822551.6594" calcext:value-type="float">
            <text:p>20706822551.6594</text:p>
          </table:table-cell>
          <table:table-cell table:formula="of:=[.$E28]*POWER(1+[.$O$6];[.AX$26])-SERIESSUM(1+[.$O$6];0;1;OFFSET([.$C29];[.AX$26];0):[.$C29])" office:value-type="float" office:value="24879824603.29" calcext:value-type="float">
            <text:p>24879824603.29</text:p>
          </table:table-cell>
          <table:table-cell table:formula="of:=[.$E28]*POWER(1+[.$O$6];[.AY$26])-SERIESSUM(1+[.$O$6];0;1;OFFSET([.$C29];[.AY$26];0):[.$C29])" office:value-type="float" office:value="29678776962.665" calcext:value-type="float">
            <text:p>29678776962.665</text:p>
          </table:table-cell>
          <table:table-cell table:formula="of:=[.$E28]*POWER(1+[.$O$6];[.AZ$26])-SERIESSUM(1+[.$O$6];0;1;OFFSET([.$C29];[.AZ$26];0):[.$C29])" office:value-type="float" office:value="35197572175.9464" calcext:value-type="float">
            <text:p>35197572175.9464</text:p>
          </table:table-cell>
          <table:table-cell table:formula="of:=[.$E28]*POWER(1+[.$O$6];[.BA$26])-SERIESSUM(1+[.$O$6];0;1;OFFSET([.$C29];[.BA$26];0):[.$C29])" office:value-type="float" office:value="41544186671.22" calcext:value-type="float">
            <text:p>41544186671.22</text:p>
          </table:table-cell>
          <table:table-cell table:formula="of:=[.$E28]*POWER(1+[.$O$6];[.BB$26])-SERIESSUM(1+[.$O$6];0;1;OFFSET([.$C29];[.BB$26];0):[.$C29])" office:value-type="float" office:value="48842793340.7846" calcext:value-type="float">
            <text:p>48842793340.7846</text:p>
          </table:table-cell>
          <table:table-cell table:formula="of:=[.$E28]*POWER(1+[.$O$6];[.BC$26])-SERIESSUM(1+[.$O$6];0;1;OFFSET([.$C29];[.BC$26];0):[.$C29])" office:value-type="float" office:value="57236191010.7839" calcext:value-type="float">
            <text:p>57236191010.7839</text:p>
          </table:table-cell>
          <table:table-cell table:formula="of:=[.$E28]*POWER(1+[.$O$6];[.BD$26])-SERIESSUM(1+[.$O$6];0;1;OFFSET([.$C29];[.BD$26];0):[.$C29])" office:value-type="float" office:value="66888598331.2831" calcext:value-type="float">
            <text:p>66888598331.2831</text:p>
          </table:table-cell>
          <table:table-cell table:formula="of:=[.$E28]*POWER(1+[.$O$6];[.BE$26])-SERIESSUM(1+[.$O$6];0;1;OFFSET([.$C29];[.BE$26];0):[.$C29])" office:value-type="float" office:value="77988866749.8572" calcext:value-type="float">
            <text:p>77988866749.8572</text:p>
          </table:table-cell>
          <table:table-cell table:formula="of:=[.$E28]*POWER(1+[.$O$6];[.BF$26])-SERIESSUM(1+[.$O$6];0;1;OFFSET([.$C29];[.BF$26];0):[.$C29])" office:value-type="float" office:value="90754175431.2173" calcext:value-type="float">
            <text:p>90754175431.2173</text:p>
          </table:table-cell>
          <table:table-cell table:formula="of:=[.$E28]*POWER(1+[.$O$6];[.BG$26])-SERIESSUM(1+[.$O$6];0;1;OFFSET([.$C29];[.BG$26];0):[.$C29])" office:value-type="float" office:value="105434280414.782" calcext:value-type="float">
            <text:p>105434280414.782</text:p>
          </table:table-cell>
          <table:table-cell table:formula="of:=[.$E28]*POWER(1+[.$O$6];[.BH$26])-SERIESSUM(1+[.$O$6];0;1;OFFSET([.$C29];[.BH$26];0):[.$C29])" office:value-type="float" office:value="122316401145.88" calcext:value-type="float">
            <text:p>122316401145.88</text:p>
          </table:table-cell>
          <table:table-cell table:formula="of:=[.$E28]*POWER(1+[.$O$6];[.BI$26])-SERIESSUM(1+[.$O$6];0;1;OFFSET([.$C29];[.BI$26];0):[.$C29])" office:value-type="float" office:value="141730839986.644" calcext:value-type="float">
            <text:p>141730839986.644</text:p>
          </table:table-cell>
          <table:table-cell table:formula="of:=[.$E28]*POWER(1+[.$O$6];[.BJ$26])-SERIESSUM(1+[.$O$6];0;1;OFFSET([.$C29];[.BJ$26];0):[.$C29])" office:value-type="float" office:value="164057444653.522" calcext:value-type="float">
            <text:p>164057444653.522</text:p>
          </table:table-cell>
          <table:table-cell table:formula="of:=[.$E28]*POWER(1+[.$O$6];[.BK$26])-SERIESSUM(1+[.$O$6];0;1;OFFSET([.$C29];[.BK$26];0):[.$C29])" office:value-type="float" office:value="189733040020.432" calcext:value-type="float">
            <text:p>189733040020.432</text:p>
          </table:table-cell>
          <table:table-cell table:formula="of:=[.$E28]*POWER(1+[.$O$6];[.BL$26])-SERIESSUM(1+[.$O$6];0;1;OFFSET([.$C29];[.BL$26];0):[.$C29])" office:value-type="float" office:value="219259974692.378" calcext:value-type="float">
            <text:p>219259974692.378</text:p>
          </table:table-cell>
          <table:table-cell table:formula="of:=[.$E28]*POWER(1+[.$O$6];[.BM$26])-SERIESSUM(1+[.$O$6];0;1;OFFSET([.$C29];[.BM$26];0):[.$C29])" office:value-type="float" office:value="253215949565.117" calcext:value-type="float">
            <text:p>253215949565.117</text:p>
          </table:table-cell>
          <table:table-cell table:formula="of:=[.$E28]*POWER(1+[.$O$6];[.BN$26])-SERIESSUM(1+[.$O$6];0;1;OFFSET([.$C29];[.BN$26];0):[.$C29])" office:value-type="float" office:value="292265320668.766" calcext:value-type="float">
            <text:p>292265320668.766</text:p>
          </table:table-cell>
          <table:table-cell table:formula="of:=[.$E28]*POWER(1+[.$O$6];[.BO$26])-SERIESSUM(1+[.$O$6];0;1;OFFSET([.$C29];[.BO$26];0):[.$C29])" office:value-type="float" office:value="337172097437.963" calcext:value-type="float">
            <text:p>337172097437.963</text:p>
          </table:table-cell>
          <table:table-cell table:formula="of:=[.$E28]*POWER(1+[.$O$6];[.BP$26])-SERIESSUM(1+[.$O$6];0;1;OFFSET([.$C29];[.BP$26];0):[.$C29])" office:value-type="float" office:value="388814890722.538" calcext:value-type="float">
            <text:p>388814890722.538</text:p>
          </table:table-cell>
          <table:table-cell table:formula="of:=[.$E28]*POWER(1+[.$O$6];[.BQ$26])-SERIESSUM(1+[.$O$6];0;1;OFFSET([.$C29];[.BQ$26];0):[.$C29])" office:value-type="float" office:value="448204102999.801" calcext:value-type="float">
            <text:p>448204102999.801</text:p>
          </table:table-cell>
          <table:table-cell table:formula="of:=[.$E28]*POWER(1+[.$O$6];[.BR$26])-SERIESSUM(1+[.$O$6];0;1;OFFSET([.$C29];[.BR$26];0):[.$C29])" office:value-type="float" office:value="516501697118.652" calcext:value-type="float">
            <text:p>516501697118.652</text:p>
          </table:table-cell>
          <table:table-cell table:formula="of:=[.$E28]*POWER(1+[.$O$6];[.BS$26])-SERIESSUM(1+[.$O$6];0;1;OFFSET([.$C29];[.BS$26];0):[.$C29])" office:value-type="float" office:value="595043930355.332" calcext:value-type="float">
            <text:p>595043930355.332</text:p>
          </table:table-cell>
          <table:table-cell table:formula="of:=[.$E28]*POWER(1+[.$O$6];[.BT$26])-SERIESSUM(1+[.$O$6];0;1;OFFSET([.$C29];[.BT$26];0):[.$C29])" office:value-type="float" office:value="685367498577.513" calcext:value-type="float">
            <text:p>685367498577.513</text:p>
          </table:table-cell>
          <table:table-cell table:formula="of:=[.$E28]*POWER(1+[.$O$6];[.BU$26])-SERIESSUM(1+[.$O$6];0;1;OFFSET([.$C29];[.BU$26];0):[.$C29])" office:value-type="float" office:value="789239602033.022" calcext:value-type="float">
            <text:p>789239602033.022</text:p>
          </table:table-cell>
          <table:table-cell table:formula="of:=[.$E28]*POWER(1+[.$O$6];[.BV$26])-SERIESSUM(1+[.$O$6];0;1;OFFSET([.$C29];[.BV$26];0):[.$C29])" office:value-type="float" office:value="908692521006.857" calcext:value-type="float">
            <text:p>908692521006.857</text:p>
          </table:table-cell>
          <table:table-cell table:formula="of:=[.$E28]*POWER(1+[.$O$6];[.BW$26])-SERIESSUM(1+[.$O$6];0;1;OFFSET([.$C29];[.BW$26];0):[.$C29])" office:value-type="float" office:value="1046063377826.77" calcext:value-type="float">
            <text:p>1046063377826.77</text:p>
          </table:table-cell>
          <table:table-cell table:formula="of:=[.$E28]*POWER(1+[.$O$6];[.BX$26])-SERIESSUM(1+[.$O$6];0;1;OFFSET([.$C29];[.BX$26];0):[.$C29])" office:value-type="float" office:value="1204039863169.66" calcext:value-type="float">
            <text:p>1204039863169.6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$O$2]*POWER(1+[.$O$11];[.$A53])*(POWER([.$O$7];12)-1)/([.$O$7]-1) + [.$B53]*POWER([.$O$7];12)" office:value-type="float" office:value="6210311009.91955" calcext:value-type="float">
            <text:p>6210311009.91955</text:p>
          </table:table-cell>
          <table:table-cell table:formula="of:=[.$C53]*POWER([.$O$9];12)" office:value-type="float" office:value="6262947.4426544" calcext:value-type="float">
            <text:p>6262947.4426544</text:p>
          </table:table-cell>
          <table:table-cell table:formula="of:=[.$B54]/4*[.$O$4]*[.$O$5]" office:value-type="float" office:value="12203261.1344919" calcext:value-type="float">
            <text:p>12203261.1344919</text:p>
          </table:table-cell>
          <table:table-cell table:formula="of:=[.$B54]-[.$C54]-[.$D54]+[.$O$13]*POWER([.$O$7];12*[.$A54])" office:value-type="float" office:value="6191844801.3424" calcext:value-type="float">
            <text:p>6191844801.3424</text:p>
          </table:table-cell>
          <table:table-cell table:number-columns-repeated="4"/>
          <table:table-cell office:value-type="float" office:value="28" calcext:value-type="float">
            <text:p>28</text:p>
          </table:table-cell>
          <table:table-cell table:formula="of:=[.$E29]-[.$C30]" office:value-type="float" office:value="138459432.987364" calcext:value-type="float">
            <text:p>138459432.987364</text:p>
          </table:table-cell>
          <table:table-cell table:formula="of:=[.$E29]*POWER(1+[.$O$6];[.K$26])-SERIESSUM(1+[.$O$6];0;1;OFFSET([.$C30];[.K$26];0):[.$C30])" office:value-type="float" office:value="157894234.143233" calcext:value-type="float">
            <text:p>157894234.143233</text:p>
          </table:table-cell>
          <table:table-cell table:formula="of:=[.$E29]*POWER(1+[.$O$6];[.L$26])-SERIESSUM(1+[.$O$6];0;1;OFFSET([.$C30];[.L$26];0):[.$C30])" office:value-type="float" office:value="180121950.081259" calcext:value-type="float">
            <text:p>180121950.081259</text:p>
          </table:table-cell>
          <table:table-cell table:formula="of:=[.$E29]*POWER(1+[.$O$6];[.M$26])-SERIESSUM(1+[.$O$6];0;1;OFFSET([.$C30];[.M$26];0):[.$C30])" office:value-type="float" office:value="205533326.626086" calcext:value-type="float">
            <text:p>205533326.626086</text:p>
          </table:table-cell>
          <table:table-cell table:formula="of:=[.$E29]*POWER(1+[.$O$6];[.N$26])-SERIESSUM(1+[.$O$6];0;1;OFFSET([.$C30];[.N$26];0):[.$C30])" office:value-type="float" office:value="234571223.360046" calcext:value-type="float">
            <text:p>234571223.360046</text:p>
          </table:table-cell>
          <table:table-cell table:formula="of:=[.$E29]*POWER(1+[.$O$6];[.O$26])-SERIESSUM(1+[.$O$6];0;1;OFFSET([.$C30];[.O$26];0):[.$C30])" office:value-type="float" office:value="267736932.871067" calcext:value-type="float">
            <text:p>267736932.871067</text:p>
          </table:table-cell>
          <table:table-cell table:formula="of:=[.$E29]*POWER(1+[.$O$6];[.P$26])-SERIESSUM(1+[.$O$6];0;1;OFFSET([.$C30];[.P$26];0):[.$C30])" office:value-type="float" office:value="305597102.641242" calcext:value-type="float">
            <text:p>305597102.641242</text:p>
          </table:table-cell>
          <table:table-cell table:formula="of:=[.$E29]*POWER(1+[.$O$6];[.Q$26])-SERIESSUM(1+[.$O$6];0;1;OFFSET([.$C30];[.Q$26];0):[.$C30])" office:value-type="float" office:value="348791270.392838" calcext:value-type="float">
            <text:p>348791270.392838</text:p>
          </table:table-cell>
          <table:table-cell table:formula="of:=[.$E29]*POWER(1+[.$O$6];[.R$26])-SERIESSUM(1+[.$O$6];0;1;OFFSET([.$C30];[.R$26];0):[.$C30])" office:value-type="float" office:value="398040006.98798" calcext:value-type="float">
            <text:p>398040006.98798</text:p>
          </table:table-cell>
          <table:table-cell table:formula="of:=[.$E29]*POWER(1+[.$O$6];[.S$26])-SERIESSUM(1+[.$O$6];0;1;OFFSET([.$C30];[.S$26];0):[.$C30])" office:value-type="float" office:value="454153637.521627" calcext:value-type="float">
            <text:p>454153637.521627</text:p>
          </table:table-cell>
          <table:table-cell table:formula="of:=[.$E29]*POWER(1+[.$O$6];[.T$26])-SERIESSUM(1+[.$O$6];0;1;OFFSET([.$C30];[.T$26];0):[.$C30])" office:value-type="float" office:value="518041479.069603" calcext:value-type="float">
            <text:p>518041479.069603</text:p>
          </table:table-cell>
          <table:table-cell table:formula="of:=[.$E29]*POWER(1+[.$O$6];[.U$26])-SERIESSUM(1+[.$O$6];0;1;OFFSET([.$C30];[.U$26];0):[.$C30])" office:value-type="float" office:value="590721490.147158" calcext:value-type="float">
            <text:p>590721490.147158</text:p>
          </table:table-cell>
          <table:table-cell table:formula="of:=[.$E29]*POWER(1+[.$O$6];[.V$26])-SERIESSUM(1+[.$O$6];0;1;OFFSET([.$C30];[.V$26];0):[.$C30])" office:value-type="float" office:value="673330169.138778" calcext:value-type="float">
            <text:p>673330169.138778</text:p>
          </table:table-cell>
          <table:table-cell table:formula="of:=[.$E29]*POWER(1+[.$O$6];[.W$26])-SERIESSUM(1+[.$O$6];0;1;OFFSET([.$C30];[.W$26];0):[.$C30])" office:value-type="float" office:value="767132462.802756" calcext:value-type="float">
            <text:p>767132462.802756</text:p>
          </table:table-cell>
          <table:table-cell table:formula="of:=[.$E29]*POWER(1+[.$O$6];[.X$26])-SERIESSUM(1+[.$O$6];0;1;OFFSET([.$C30];[.X$26];0):[.$C30])" office:value-type="float" office:value="873531346.44579" calcext:value-type="float">
            <text:p>873531346.44579</text:p>
          </table:table-cell>
          <table:table-cell table:formula="of:=[.$E29]*POWER(1+[.$O$6];[.Y$26])-SERIESSUM(1+[.$O$6];0;1;OFFSET([.$C30];[.Y$26];0):[.$C30])" office:value-type="float" office:value="994076608.251479" calcext:value-type="float">
            <text:p>994076608.251479</text:p>
          </table:table-cell>
          <table:table-cell table:formula="of:=[.$E29]*POWER(1+[.$O$6];[.Z$26])-SERIESSUM(1+[.$O$6];0;1;OFFSET([.$C30];[.Z$26];0):[.$C30])" office:value-type="float" office:value="1130472203.70875" calcext:value-type="float">
            <text:p>1130472203.70875</text:p>
          </table:table-cell>
          <table:table-cell table:formula="of:=[.$E29]*POWER(1+[.$O$6];[.AA$26])-SERIESSUM(1+[.$O$6];0;1;OFFSET([.$C30];[.AA$26];0):[.$C30])" office:value-type="float" office:value="1284581332.34511" calcext:value-type="float">
            <text:p>1284581332.34511</text:p>
          </table:table-cell>
          <table:table-cell table:formula="of:=[.$E29]*POWER(1+[.$O$6];[.AB$26])-SERIESSUM(1+[.$O$6];0;1;OFFSET([.$C30];[.AB$26];0):[.$C30])" office:value-type="float" office:value="1458428115.82226" calcext:value-type="float">
            <text:p>1458428115.82226</text:p>
          </table:table-cell>
          <table:table-cell table:formula="of:=[.$E29]*POWER(1+[.$O$6];[.AC$26])-SERIESSUM(1+[.$O$6];0;1;OFFSET([.$C30];[.AC$26];0):[.$C30])" office:value-type="float" office:value="1654194408.68452" calcext:value-type="float">
            <text:p>1654194408.68452</text:p>
          </table:table-cell>
          <table:table-cell table:formula="of:=[.$E29]*POWER(1+[.$O$6];[.AD$26])-SERIESSUM(1+[.$O$6];0;1;OFFSET([.$C30];[.AD$26];0):[.$C30])" office:value-type="float" office:value="1874209831.7142" calcext:value-type="float">
            <text:p>1874209831.7142</text:p>
          </table:table-cell>
          <table:table-cell table:formula="of:=[.$E29]*POWER(1+[.$O$6];[.AE$26])-SERIESSUM(1+[.$O$6];0;1;OFFSET([.$C30];[.AE$26];0):[.$C30])" office:value-type="float" office:value="2120932559.36429" calcext:value-type="float">
            <text:p>2120932559.36429</text:p>
          </table:table-cell>
          <table:table-cell table:formula="of:=[.$E29]*POWER(1+[.$O$6];[.AF$26])-SERIESSUM(1+[.$O$6];0;1;OFFSET([.$C30];[.AF$26];0):[.$C30])" office:value-type="float" office:value="2396917687.7916" calcext:value-type="float">
            <text:p>2396917687.7916</text:p>
          </table:table-cell>
          <table:table-cell table:formula="of:=[.$E29]*POWER(1+[.$O$6];[.AG$26])-SERIESSUM(1+[.$O$6];0;1;OFFSET([.$C30];[.AG$26];0):[.$C30])" office:value-type="float" office:value="2704769122.18337" calcext:value-type="float">
            <text:p>2704769122.18337</text:p>
          </table:table-cell>
          <table:table-cell table:formula="of:=[.$E29]*POWER(1+[.$O$6];[.AH$26])-SERIESSUM(1+[.$O$6];0;1;OFFSET([.$C30];[.AH$26];0):[.$C30])" office:value-type="float" office:value="3047069806.1437" calcext:value-type="float">
            <text:p>3047069806.1437</text:p>
          </table:table-cell>
          <table:table-cell table:formula="of:=[.$E29]*POWER(1+[.$O$6];[.AI$26])-SERIESSUM(1+[.$O$6];0;1;OFFSET([.$C30];[.AI$26];0):[.$C30])" office:value-type="float" office:value="3426283715.78934" calcext:value-type="float">
            <text:p>3426283715.78934</text:p>
          </table:table-cell>
          <table:table-cell table:formula="of:=[.$E29]*POWER(1+[.$O$6];[.AJ$26])-SERIESSUM(1+[.$O$6];0;1;OFFSET([.$C30];[.AJ$26];0):[.$C30])" office:value-type="float" office:value="3844621287.3456" calcext:value-type="float">
            <text:p>3844621287.3456</text:p>
          </table:table-cell>
          <table:table-cell table:formula="of:=[.$E29]*POWER(1+[.$O$6];[.AK$26])-SERIESSUM(1+[.$O$6];0;1;OFFSET([.$C30];[.AK$26];0):[.$C30])" office:value-type="float" office:value="4303857753.24349" calcext:value-type="float">
            <text:p>4303857753.24349</text:p>
          </table:table-cell>
          <table:table-cell table:formula="of:=[.$E29]*POWER(1+[.$O$6];[.AL$26])-SERIESSUM(1+[.$O$6];0;1;OFFSET([.$C30];[.AL$26];0):[.$C30])" office:value-type="float" office:value="4805091121.24344" calcext:value-type="float">
            <text:p>4805091121.24344</text:p>
          </table:table-cell>
          <table:table-cell table:formula="of:=[.$E29]*POWER(1+[.$O$6];[.AM$26])-SERIESSUM(1+[.$O$6];0;1;OFFSET([.$C30];[.AM$26];0):[.$C30])" office:value-type="float" office:value="5348423111.78687" calcext:value-type="float">
            <text:p>5348423111.78687</text:p>
          </table:table-cell>
          <table:table-cell table:formula="of:=[.$E29]*POWER(1+[.$O$6];[.AN$26])-SERIESSUM(1+[.$O$6];0;1;OFFSET([.$C30];[.AN$26];0):[.$C30])" office:value-type="float" office:value="5932542107.05296" calcext:value-type="float">
            <text:p>5932542107.05296</text:p>
          </table:table-cell>
          <table:table-cell table:formula="of:=[.$E29]*POWER(1+[.$O$6];[.AO$26])-SERIESSUM(1+[.$O$6];0;1;OFFSET([.$C30];[.AO$26];0):[.$C30])" office:value-type="float" office:value="6554181858.76565" calcext:value-type="float">
            <text:p>6554181858.76565</text:p>
          </table:table-cell>
          <table:table-cell table:formula="of:=[.$E29]*POWER(1+[.$O$6];[.AP$26])-SERIESSUM(1+[.$O$6];0;1;OFFSET([.$C30];[.AP$26];0):[.$C30])" office:value-type="float" office:value="7207423100.49155" calcext:value-type="float">
            <text:p>7207423100.49155</text:p>
          </table:table-cell>
          <table:table-cell table:formula="of:=[.$E29]*POWER(1+[.$O$6];[.AQ$26])-SERIESSUM(1+[.$O$6];0;1;OFFSET([.$C30];[.AQ$26];0):[.$C30])" office:value-type="float" office:value="7882797004.76522" calcext:value-type="float">
            <text:p>7882797004.76522</text:p>
          </table:table-cell>
          <table:table-cell table:formula="of:=[.$E29]*POWER(1+[.$O$6];[.AR$26])-SERIESSUM(1+[.$O$6];0;1;OFFSET([.$C30];[.AR$26];0):[.$C30])" office:value-type="float" office:value="9992873579.34464" calcext:value-type="float">
            <text:p>9992873579.34464</text:p>
          </table:table-cell>
          <table:table-cell table:formula="of:=[.$E29]*POWER(1+[.$O$6];[.AS$26])-SERIESSUM(1+[.$O$6];0;1;OFFSET([.$C30];[.AS$26];0):[.$C30])" office:value-type="float" office:value="12419461640.111" calcext:value-type="float">
            <text:p>12419461640.111</text:p>
          </table:table-cell>
          <table:table-cell table:formula="of:=[.$E29]*POWER(1+[.$O$6];[.AT$26])-SERIESSUM(1+[.$O$6];0;1;OFFSET([.$C30];[.AT$26];0):[.$C30])" office:value-type="float" office:value="15210037909.9923" calcext:value-type="float">
            <text:p>15210037909.9923</text:p>
          </table:table-cell>
          <table:table-cell table:formula="of:=[.$E29]*POWER(1+[.$O$6];[.AU$26])-SERIESSUM(1+[.$O$6];0;1;OFFSET([.$C30];[.AU$26];0):[.$C30])" office:value-type="float" office:value="18419200620.3557" calcext:value-type="float">
            <text:p>18419200620.3557</text:p>
          </table:table-cell>
          <table:table-cell table:formula="of:=[.$E29]*POWER(1+[.$O$6];[.AV$26])-SERIESSUM(1+[.$O$6];0;1;OFFSET([.$C30];[.AV$26];0):[.$C30])" office:value-type="float" office:value="22109737737.2737" calcext:value-type="float">
            <text:p>22109737737.2737</text:p>
          </table:table-cell>
          <table:table-cell table:formula="of:=[.$E29]*POWER(1+[.$O$6];[.AW$26])-SERIESSUM(1+[.$O$6];0;1;OFFSET([.$C30];[.AW$26];0):[.$C30])" office:value-type="float" office:value="26353855421.7294" calcext:value-type="float">
            <text:p>26353855421.7294</text:p>
          </table:table-cell>
          <table:table-cell table:formula="of:=[.$E29]*POWER(1+[.$O$6];[.AX$26])-SERIESSUM(1+[.$O$6];0;1;OFFSET([.$C30];[.AX$26];0):[.$C30])" office:value-type="float" office:value="31234590758.8535" calcext:value-type="float">
            <text:p>31234590758.8535</text:p>
          </table:table-cell>
          <table:table-cell table:formula="of:=[.$E29]*POWER(1+[.$O$6];[.AY$26])-SERIESSUM(1+[.$O$6];0;1;OFFSET([.$C30];[.AY$26];0):[.$C30])" office:value-type="float" office:value="36847436396.5461" calcext:value-type="float">
            <text:p>36847436396.5461</text:p>
          </table:table-cell>
          <table:table-cell table:formula="of:=[.$E29]*POWER(1+[.$O$6];[.AZ$26])-SERIESSUM(1+[.$O$6];0;1;OFFSET([.$C30];[.AZ$26];0):[.$C30])" office:value-type="float" office:value="43302208879.8927" calcext:value-type="float">
            <text:p>43302208879.8927</text:p>
          </table:table-cell>
          <table:table-cell table:formula="of:=[.$E29]*POWER(1+[.$O$6];[.BA$26])-SERIESSUM(1+[.$O$6];0;1;OFFSET([.$C30];[.BA$26];0):[.$C30])" office:value-type="float" office:value="50725197235.7412" calcext:value-type="float">
            <text:p>50725197235.7412</text:p>
          </table:table-cell>
          <table:table-cell table:formula="of:=[.$E29]*POWER(1+[.$O$6];[.BB$26])-SERIESSUM(1+[.$O$6];0;1;OFFSET([.$C30];[.BB$26];0):[.$C30])" office:value-type="float" office:value="59261633844.967" calcext:value-type="float">
            <text:p>59261633844.967</text:p>
          </table:table-cell>
          <table:table-cell table:formula="of:=[.$E29]*POWER(1+[.$O$6];[.BC$26])-SERIESSUM(1+[.$O$6];0;1;OFFSET([.$C30];[.BC$26];0):[.$C30])" office:value-type="float" office:value="69078535945.5767" calcext:value-type="float">
            <text:p>69078535945.5767</text:p>
          </table:table-cell>
          <table:table-cell table:formula="of:=[.$E29]*POWER(1+[.$O$6];[.BD$26])-SERIESSUM(1+[.$O$6];0;1;OFFSET([.$C30];[.BD$26];0):[.$C30])" office:value-type="float" office:value="80367973361.2778" calcext:value-type="float">
            <text:p>80367973361.2778</text:p>
          </table:table-cell>
          <table:table-cell table:formula="of:=[.$E29]*POWER(1+[.$O$6];[.BE$26])-SERIESSUM(1+[.$O$6];0;1;OFFSET([.$C30];[.BE$26];0):[.$C30])" office:value-type="float" office:value="93350826389.3341" calcext:value-type="float">
            <text:p>93350826389.3341</text:p>
          </table:table-cell>
          <table:table-cell table:formula="of:=[.$E29]*POWER(1+[.$O$6];[.BF$26])-SERIESSUM(1+[.$O$6];0;1;OFFSET([.$C30];[.BF$26];0):[.$C30])" office:value-type="float" office:value="108281107371.599" calcext:value-type="float">
            <text:p>108281107371.599</text:p>
          </table:table-cell>
          <table:table-cell table:formula="of:=[.$E29]*POWER(1+[.$O$6];[.BG$26])-SERIESSUM(1+[.$O$6];0;1;OFFSET([.$C30];[.BG$26];0):[.$C30])" office:value-type="float" office:value="125450930501.203" calcext:value-type="float">
            <text:p>125450930501.203</text:p>
          </table:table-cell>
          <table:table-cell table:formula="of:=[.$E29]*POWER(1+[.$O$6];[.BH$26])-SERIESSUM(1+[.$O$6];0;1;OFFSET([.$C30];[.BH$26];0):[.$C30])" office:value-type="float" office:value="145196227100.248" calcext:value-type="float">
            <text:p>145196227100.248</text:p>
          </table:table-cell>
          <table:table-cell table:formula="of:=[.$E29]*POWER(1+[.$O$6];[.BI$26])-SERIESSUM(1+[.$O$6];0;1;OFFSET([.$C30];[.BI$26];0):[.$C30])" office:value-type="float" office:value="167903318189.15" calcext:value-type="float">
            <text:p>167903318189.15</text:p>
          </table:table-cell>
          <table:table-cell table:formula="of:=[.$E29]*POWER(1+[.$O$6];[.BJ$26])-SERIESSUM(1+[.$O$6];0;1;OFFSET([.$C30];[.BJ$26];0):[.$C30])" office:value-type="float" office:value="194016472941.388" calcext:value-type="float">
            <text:p>194016472941.388</text:p>
          </table:table-cell>
          <table:table-cell table:formula="of:=[.$E29]*POWER(1+[.$O$6];[.BK$26])-SERIESSUM(1+[.$O$6];0;1;OFFSET([.$C30];[.BK$26];0):[.$C30])" office:value-type="float" office:value="224046600906.46" calcext:value-type="float">
            <text:p>224046600906.46</text:p>
          </table:table-cell>
          <table:table-cell table:formula="of:=[.$E29]*POWER(1+[.$O$6];[.BL$26])-SERIESSUM(1+[.$O$6];0;1;OFFSET([.$C30];[.BL$26];0):[.$C30])" office:value-type="float" office:value="258581248066.294" calcext:value-type="float">
            <text:p>258581248066.294</text:p>
          </table:table-cell>
          <table:table-cell table:formula="of:=[.$E29]*POWER(1+[.$O$6];[.BM$26])-SERIESSUM(1+[.$O$6];0;1;OFFSET([.$C30];[.BM$26];0):[.$C30])" office:value-type="float" office:value="298296092300.103" calcext:value-type="float">
            <text:p>298296092300.103</text:p>
          </table:table-cell>
          <table:table-cell table:formula="of:=[.$E29]*POWER(1+[.$O$6];[.BN$26])-SERIESSUM(1+[.$O$6];0;1;OFFSET([.$C30];[.BN$26];0):[.$C30])" office:value-type="float" office:value="343968163168.983" calcext:value-type="float">
            <text:p>343968163168.983</text:p>
          </table:table-cell>
          <table:table-cell table:formula="of:=[.$E29]*POWER(1+[.$O$6];[.BO$26])-SERIESSUM(1+[.$O$6];0;1;OFFSET([.$C30];[.BO$26];0):[.$C30])" office:value-type="float" office:value="396491044668.195" calcext:value-type="float">
            <text:p>396491044668.195</text:p>
          </table:table-cell>
          <table:table-cell table:formula="of:=[.$E29]*POWER(1+[.$O$6];[.BP$26])-SERIESSUM(1+[.$O$6];0;1;OFFSET([.$C30];[.BP$26];0):[.$C30])" office:value-type="float" office:value="456892358392.289" calcext:value-type="float">
            <text:p>456892358392.289</text:p>
          </table:table-cell>
          <table:table-cell table:formula="of:=[.$E29]*POWER(1+[.$O$6];[.BQ$26])-SERIESSUM(1+[.$O$6];0;1;OFFSET([.$C30];[.BQ$26];0):[.$C30])" office:value-type="float" office:value="526353869174.996" calcext:value-type="float">
            <text:p>526353869174.996</text:p>
          </table:table-cell>
          <table:table-cell table:formula="of:=[.$E29]*POWER(1+[.$O$6];[.BR$26])-SERIESSUM(1+[.$O$6];0;1;OFFSET([.$C30];[.BR$26];0):[.$C30])" office:value-type="float" office:value="606234606575.111" calcext:value-type="float">
            <text:p>606234606575.111</text:p>
          </table:table-cell>
          <table:table-cell table:formula="of:=[.$E29]*POWER(1+[.$O$6];[.BS$26])-SERIESSUM(1+[.$O$6];0;1;OFFSET([.$C30];[.BS$26];0):[.$C30])" office:value-type="float" office:value="698097454585.242" calcext:value-type="float">
            <text:p>698097454585.242</text:p>
          </table:table-cell>
          <table:table-cell table:formula="of:=[.$E29]*POWER(1+[.$O$6];[.BT$26])-SERIESSUM(1+[.$O$6];0;1;OFFSET([.$C30];[.BT$26];0):[.$C30])" office:value-type="float" office:value="803739729796.893" calcext:value-type="float">
            <text:p>803739729796.893</text:p>
          </table:table-cell>
          <table:table-cell table:formula="of:=[.$E29]*POWER(1+[.$O$6];[.BU$26])-SERIESSUM(1+[.$O$6];0;1;OFFSET([.$C30];[.BU$26];0):[.$C30])" office:value-type="float" office:value="925228346290.291" calcext:value-type="float">
            <text:p>925228346290.291</text:p>
          </table:table-cell>
          <table:table-cell table:formula="of:=[.$E29]*POWER(1+[.$O$6];[.BV$26])-SERIESSUM(1+[.$O$6];0;1;OFFSET([.$C30];[.BV$26];0):[.$C30])" office:value-type="float" office:value="1064940255257.7" calcext:value-type="float">
            <text:p>1064940255257.7</text:p>
          </table:table-cell>
          <table:table-cell table:formula="of:=[.$E29]*POWER(1+[.$O$6];[.BW$26])-SERIESSUM(1+[.$O$6];0;1;OFFSET([.$C30];[.BW$26];0):[.$C30])" office:value-type="float" office:value="1225608950570.22" calcext:value-type="float">
            <text:p>1225608950570.22</text:p>
          </table:table-cell>
          <table:table-cell table:formula="of:=[.$E29]*POWER(1+[.$O$6];[.BX$26])-SERIESSUM(1+[.$O$6];0;1;OFFSET([.$C30];[.BX$26];0):[.$C30])" office:value-type="float" office:value="1410377950179.62" calcext:value-type="float">
            <text:p>1410377950179.6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$O$2]*POWER(1+[.$O$11];[.$A54])*(POWER([.$O$7];12)-1)/([.$O$7]-1) + [.$B54]*POWER([.$O$7];12)" office:value-type="float" office:value="7212060973.98478" calcext:value-type="float">
            <text:p>7212060973.98478</text:p>
          </table:table-cell>
          <table:table-cell table:formula="of:=[.$C54]*POWER([.$O$9];12)" office:value-type="float" office:value="6701353.7636402" calcext:value-type="float">
            <text:p>6701353.7636402</text:p>
          </table:table-cell>
          <table:table-cell table:formula="of:=[.$B55]/4*[.$O$4]*[.$O$5]" office:value-type="float" office:value="14171699.8138801" calcext:value-type="float">
            <text:p>14171699.8138801</text:p>
          </table:table-cell>
          <table:table-cell table:formula="of:=[.$B55]-[.$C55]-[.$D55]+[.$O$13]*POWER([.$O$7];12*[.$A55])" office:value-type="float" office:value="7191187920.40725" calcext:value-type="float">
            <text:p>7191187920.40725</text:p>
          </table:table-cell>
          <table:table-cell table:number-columns-repeated="4"/>
          <table:table-cell office:value-type="float" office:value="29" calcext:value-type="float">
            <text:p>29</text:p>
          </table:table-cell>
          <table:table-cell table:formula="of:=[.$E30]-[.$C31]" office:value-type="float" office:value="161940498.483629" calcext:value-type="float">
            <text:p>161940498.483629</text:p>
          </table:table-cell>
          <table:table-cell table:formula="of:=[.$E30]*POWER(1+[.$O$6];[.K$26])-SERIESSUM(1+[.$O$6];0;1;OFFSET([.$C31];[.K$26];0):[.$C31])" office:value-type="float" office:value="184804071.498482" calcext:value-type="float">
            <text:p>184804071.498482</text:p>
          </table:table-cell>
          <table:table-cell table:formula="of:=[.$E30]*POWER(1+[.$O$6];[.L$26])-SERIESSUM(1+[.$O$6];0;1;OFFSET([.$C31];[.L$26];0):[.$C31])" office:value-type="float" office:value="210966313.696953" calcext:value-type="float">
            <text:p>210966313.696953</text:p>
          </table:table-cell>
          <table:table-cell table:formula="of:=[.$E30]*POWER(1+[.$O$6];[.M$26])-SERIESSUM(1+[.$O$6];0;1;OFFSET([.$C31];[.M$26];0):[.$C31])" office:value-type="float" office:value="240891860.666419" calcext:value-type="float">
            <text:p>240891860.666419</text:p>
          </table:table-cell>
          <table:table-cell table:formula="of:=[.$E30]*POWER(1+[.$O$6];[.N$26])-SERIESSUM(1+[.$O$6];0;1;OFFSET([.$C31];[.N$26];0):[.$C31])" office:value-type="float" office:value="275108090.348232" calcext:value-type="float">
            <text:p>275108090.348232</text:p>
          </table:table-cell>
          <table:table-cell table:formula="of:=[.$E30]*POWER(1+[.$O$6];[.O$26])-SERIESSUM(1+[.$O$6];0;1;OFFSET([.$C31];[.O$26];0):[.$C31])" office:value-type="float" office:value="314212931.727972" calcext:value-type="float">
            <text:p>314212931.727972</text:p>
          </table:table-cell>
          <table:table-cell table:formula="of:=[.$E30]*POWER(1+[.$O$6];[.P$26])-SERIESSUM(1+[.$O$6];0;1;OFFSET([.$C31];[.P$26];0):[.$C31])" office:value-type="float" office:value="358883475.415449" calcext:value-type="float">
            <text:p>358883475.415449</text:p>
          </table:table-cell>
          <table:table-cell table:formula="of:=[.$E30]*POWER(1+[.$O$6];[.Q$26])-SERIESSUM(1+[.$O$6];0;1;OFFSET([.$C31];[.Q$26];0):[.$C31])" office:value-type="float" office:value="409885421.248055" calcext:value-type="float">
            <text:p>409885421.248055</text:p>
          </table:table-cell>
          <table:table-cell table:formula="of:=[.$E30]*POWER(1+[.$O$6];[.R$26])-SERIESSUM(1+[.$O$6];0;1;OFFSET([.$C31];[.R$26];0):[.$C31])" office:value-type="float" office:value="468083383.694014" calcext:value-type="float">
            <text:p>468083383.694014</text:p>
          </table:table-cell>
          <table:table-cell table:formula="of:=[.$E30]*POWER(1+[.$O$6];[.S$26])-SERIESSUM(1+[.$O$6];0;1;OFFSET([.$C31];[.S$26];0):[.$C31])" office:value-type="float" office:value="534452054.797548" calcext:value-type="float">
            <text:p>534452054.797548</text:p>
          </table:table-cell>
          <table:table-cell table:formula="of:=[.$E30]*POWER(1+[.$O$6];[.T$26])-SERIESSUM(1+[.$O$6];0;1;OFFSET([.$C31];[.T$26];0):[.$C31])" office:value-type="float" office:value="610088194.651293" calcext:value-type="float">
            <text:p>610088194.651293</text:p>
          </table:table-cell>
          <table:table-cell table:formula="of:=[.$E30]*POWER(1+[.$O$6];[.U$26])-SERIESSUM(1+[.$O$6];0;1;OFFSET([.$C31];[.U$26];0):[.$C31])" office:value-type="float" office:value="696223378.3113" calcext:value-type="float">
            <text:p>696223378.3113</text:p>
          </table:table-cell>
          <table:table-cell table:formula="of:=[.$E30]*POWER(1+[.$O$6];[.V$26])-SERIESSUM(1+[.$O$6];0;1;OFFSET([.$C31];[.V$26];0):[.$C31])" office:value-type="float" office:value="794237372.410409" calcext:value-type="float">
            <text:p>794237372.410409</text:p>
          </table:table-cell>
          <table:table-cell table:formula="of:=[.$E30]*POWER(1+[.$O$6];[.W$26])-SERIESSUM(1+[.$O$6];0;1;OFFSET([.$C31];[.W$26];0):[.$C31])" office:value-type="float" office:value="905671940.345654" calcext:value-type="float">
            <text:p>905671940.345654</text:p>
          </table:table-cell>
          <table:table-cell table:formula="of:=[.$E30]*POWER(1+[.$O$6];[.X$26])-SERIESSUM(1+[.$O$6];0;1;OFFSET([.$C31];[.X$26];0):[.$C31])" office:value-type="float" office:value="1032244776.61571" calcext:value-type="float">
            <text:p>1032244776.61571</text:p>
          </table:table-cell>
          <table:table-cell table:formula="of:=[.$E30]*POWER(1+[.$O$6];[.Y$26])-SERIESSUM(1+[.$O$6];0;1;OFFSET([.$C31];[.Y$26];0):[.$C31])" office:value-type="float" office:value="1175863142.1356" calcext:value-type="float">
            <text:p>1175863142.1356</text:p>
          </table:table-cell>
          <table:table-cell table:formula="of:=[.$E30]*POWER(1+[.$O$6];[.Z$26])-SERIESSUM(1+[.$O$6];0;1;OFFSET([.$C31];[.Z$26];0):[.$C31])" office:value-type="float" office:value="1338636604.97086" calcext:value-type="float">
            <text:p>1338636604.97086</text:p>
          </table:table-cell>
          <table:table-cell table:formula="of:=[.$E30]*POWER(1+[.$O$6];[.AA$26])-SERIESSUM(1+[.$O$6];0;1;OFFSET([.$C31];[.AA$26];0):[.$C31])" office:value-type="float" office:value="1522888074.66214" calcext:value-type="float">
            <text:p>1522888074.66214</text:p>
          </table:table-cell>
          <table:table-cell table:formula="of:=[.$E30]*POWER(1+[.$O$6];[.AB$26])-SERIESSUM(1+[.$O$6];0;1;OFFSET([.$C31];[.AB$26];0):[.$C31])" office:value-type="float" office:value="1731162040.34062" calcext:value-type="float">
            <text:p>1731162040.34062</text:p>
          </table:table-cell>
          <table:table-cell table:formula="of:=[.$E30]*POWER(1+[.$O$6];[.AC$26])-SERIESSUM(1+[.$O$6];0;1;OFFSET([.$C31];[.AC$26];0):[.$C31])" office:value-type="float" office:value="1966228567.16486" calcext:value-type="float">
            <text:p>1966228567.16486</text:p>
          </table:table-cell>
          <table:table-cell table:formula="of:=[.$E30]*POWER(1+[.$O$6];[.AD$26])-SERIESSUM(1+[.$O$6];0;1;OFFSET([.$C31];[.AD$26];0):[.$C31])" office:value-type="float" office:value="2231081152.28747" calcext:value-type="float">
            <text:p>2231081152.28747</text:p>
          </table:table-cell>
          <table:table-cell table:formula="of:=[.$E30]*POWER(1+[.$O$6];[.AE$26])-SERIESSUM(1+[.$O$6];0;1;OFFSET([.$C31];[.AE$26];0):[.$C31])" office:value-type="float" office:value="2528925965.72606" calcext:value-type="float">
            <text:p>2528925965.72606</text:p>
          </table:table-cell>
          <table:table-cell table:formula="of:=[.$E30]*POWER(1+[.$O$6];[.AF$26])-SERIESSUM(1+[.$O$6];0;1;OFFSET([.$C31];[.AF$26];0):[.$C31])" office:value-type="float" office:value="2863159272.22423" calcext:value-type="float">
            <text:p>2863159272.22423</text:p>
          </table:table-cell>
          <table:table-cell table:formula="of:=[.$E30]*POWER(1+[.$O$6];[.AG$26])-SERIESSUM(1+[.$O$6];0;1;OFFSET([.$C31];[.AG$26];0):[.$C31])" office:value-type="float" office:value="3237328908.9665" calcext:value-type="float">
            <text:p>3237328908.9665</text:p>
          </table:table-cell>
          <table:table-cell table:formula="of:=[.$E30]*POWER(1+[.$O$6];[.AH$26])-SERIESSUM(1+[.$O$6];0;1;OFFSET([.$C31];[.AH$26];0):[.$C31])" office:value-type="float" office:value="3655074533.0386" calcext:value-type="float">
            <text:p>3655074533.0386</text:p>
          </table:table-cell>
          <table:table-cell table:formula="of:=[.$E30]*POWER(1+[.$O$6];[.AI$26])-SERIESSUM(1+[.$O$6];0;1;OFFSET([.$C31];[.AI$26];0):[.$C31])" office:value-type="float" office:value="4120039892.42916" calcext:value-type="float">
            <text:p>4120039892.42916</text:p>
          </table:table-cell>
          <table:table-cell table:formula="of:=[.$E30]*POWER(1+[.$O$6];[.AJ$26])-SERIESSUM(1+[.$O$6];0;1;OFFSET([.$C31];[.AJ$26];0):[.$C31])" office:value-type="float" office:value="4635748541.47455" calcext:value-type="float">
            <text:p>4635748541.47455</text:p>
          </table:table-cell>
          <table:table-cell table:formula="of:=[.$E30]*POWER(1+[.$O$6];[.AK$26])-SERIESSUM(1+[.$O$6];0;1;OFFSET([.$C31];[.AK$26];0):[.$C31])" office:value-type="float" office:value="5205432124.5875" calcext:value-type="float">
            <text:p>5205432124.5875</text:p>
          </table:table-cell>
          <table:table-cell table:formula="of:=[.$E30]*POWER(1+[.$O$6];[.AL$26])-SERIESSUM(1+[.$O$6];0;1;OFFSET([.$C31];[.AL$26];0):[.$C31])" office:value-type="float" office:value="5831797477.64" calcext:value-type="float">
            <text:p>5831797477.64</text:p>
          </table:table-cell>
          <table:table-cell table:formula="of:=[.$E30]*POWER(1+[.$O$6];[.AM$26])-SERIESSUM(1+[.$O$6];0;1;OFFSET([.$C31];[.AM$26];0):[.$C31])" office:value-type="float" office:value="6516715204.20788" calcext:value-type="float">
            <text:p>6516715204.20788</text:p>
          </table:table-cell>
          <table:table-cell table:formula="of:=[.$E30]*POWER(1+[.$O$6];[.AN$26])-SERIESSUM(1+[.$O$6];0;1;OFFSET([.$C31];[.AN$26];0):[.$C31])" office:value-type="float" office:value="7260807900.33199" calcext:value-type="float">
            <text:p>7260807900.33199</text:p>
          </table:table-cell>
          <table:table-cell table:formula="of:=[.$E30]*POWER(1+[.$O$6];[.AO$26])-SERIESSUM(1+[.$O$6];0;1;OFFSET([.$C31];[.AO$26];0):[.$C31])" office:value-type="float" office:value="8062910611.53237" calcext:value-type="float">
            <text:p>8062910611.53237</text:p>
          </table:table-cell>
          <table:table-cell table:formula="of:=[.$E30]*POWER(1+[.$O$6];[.AP$26])-SERIESSUM(1+[.$O$6];0;1;OFFSET([.$C31];[.AP$26];0):[.$C31])" office:value-type="float" office:value="8919369143.57705" calcext:value-type="float">
            <text:p>8919369143.57705</text:p>
          </table:table-cell>
          <table:table-cell table:formula="of:=[.$E30]*POWER(1+[.$O$6];[.AQ$26])-SERIESSUM(1+[.$O$6];0;1;OFFSET([.$C31];[.AQ$26];0):[.$C31])" office:value-type="float" office:value="11063771746.4412" calcext:value-type="float">
            <text:p>11063771746.4412</text:p>
          </table:table-cell>
          <table:table-cell table:formula="of:=[.$E30]*POWER(1+[.$O$6];[.AR$26])-SERIESSUM(1+[.$O$6];0;1;OFFSET([.$C31];[.AR$26];0):[.$C31])" office:value-type="float" office:value="13529834739.735" calcext:value-type="float">
            <text:p>13529834739.735</text:p>
          </table:table-cell>
          <table:table-cell table:formula="of:=[.$E30]*POWER(1+[.$O$6];[.AS$26])-SERIESSUM(1+[.$O$6];0;1;OFFSET([.$C31];[.AS$26];0):[.$C31])" office:value-type="float" office:value="16365807182.0229" calcext:value-type="float">
            <text:p>16365807182.0229</text:p>
          </table:table-cell>
          <table:table-cell table:formula="of:=[.$E30]*POWER(1+[.$O$6];[.AT$26])-SERIESSUM(1+[.$O$6];0;1;OFFSET([.$C31];[.AT$26];0):[.$C31])" office:value-type="float" office:value="19627175490.6539" calcext:value-type="float">
            <text:p>19627175490.6539</text:p>
          </table:table-cell>
          <table:table-cell table:formula="of:=[.$E30]*POWER(1+[.$O$6];[.AU$26])-SERIESSUM(1+[.$O$6];0;1;OFFSET([.$C31];[.AU$26];0):[.$C31])" office:value-type="float" office:value="23377749045.5796" calcext:value-type="float">
            <text:p>23377749045.5796</text:p>
          </table:table-cell>
          <table:table-cell table:formula="of:=[.$E30]*POWER(1+[.$O$6];[.AV$26])-SERIESSUM(1+[.$O$6];0;1;OFFSET([.$C31];[.AV$26];0):[.$C31])" office:value-type="float" office:value="27690908633.7442" calcext:value-type="float">
            <text:p>27690908633.7442</text:p>
          </table:table-cell>
          <table:table-cell table:formula="of:=[.$E30]*POWER(1+[.$O$6];[.AW$26])-SERIESSUM(1+[.$O$6];0;1;OFFSET([.$C31];[.AW$26];0):[.$C31])" office:value-type="float" office:value="32651042160.1334" calcext:value-type="float">
            <text:p>32651042160.1334</text:p>
          </table:table-cell>
          <table:table-cell table:formula="of:=[.$E30]*POWER(1+[.$O$6];[.AX$26])-SERIESSUM(1+[.$O$6];0;1;OFFSET([.$C31];[.AX$26];0):[.$C31])" office:value-type="float" office:value="38355195715.481" calcext:value-type="float">
            <text:p>38355195715.481</text:p>
          </table:table-cell>
          <table:table-cell table:formula="of:=[.$E30]*POWER(1+[.$O$6];[.AY$26])-SERIESSUM(1+[.$O$6];0;1;OFFSET([.$C31];[.AY$26];0):[.$C31])" office:value-type="float" office:value="44914972304.1308" calcext:value-type="float">
            <text:p>44914972304.1308</text:p>
          </table:table-cell>
          <table:table-cell table:formula="of:=[.$E30]*POWER(1+[.$O$6];[.AZ$26])-SERIESSUM(1+[.$O$6];0;1;OFFSET([.$C31];[.AZ$26];0):[.$C31])" office:value-type="float" office:value="52458715381.078" calcext:value-type="float">
            <text:p>52458715381.078</text:p>
          </table:table-cell>
          <table:table-cell table:formula="of:=[.$E30]*POWER(1+[.$O$6];[.BA$26])-SERIESSUM(1+[.$O$6];0;1;OFFSET([.$C31];[.BA$26];0):[.$C31])" office:value-type="float" office:value="61134019919.5673" calcext:value-type="float">
            <text:p>61134019919.5673</text:p>
          </table:table-cell>
          <table:table-cell table:formula="of:=[.$E30]*POWER(1+[.$O$6];[.BB$26])-SERIESSUM(1+[.$O$6];0;1;OFFSET([.$C31];[.BB$26];0):[.$C31])" office:value-type="float" office:value="71110620138.83" calcext:value-type="float">
            <text:p>71110620138.83</text:p>
          </table:table-cell>
          <table:table-cell table:formula="of:=[.$E30]*POWER(1+[.$O$6];[.BC$26])-SERIESSUM(1+[.$O$6];0;1;OFFSET([.$C31];[.BC$26];0):[.$C31])" office:value-type="float" office:value="82583710390.9821" calcext:value-type="float">
            <text:p>82583710390.9821</text:p>
          </table:table-cell>
          <table:table-cell table:formula="of:=[.$E30]*POWER(1+[.$O$6];[.BD$26])-SERIESSUM(1+[.$O$6];0;1;OFFSET([.$C31];[.BD$26];0):[.$C31])" office:value-type="float" office:value="95777764180.957" calcext:value-type="float">
            <text:p>95777764180.957</text:p>
          </table:table-cell>
          <table:table-cell table:formula="of:=[.$E30]*POWER(1+[.$O$6];[.BE$26])-SERIESSUM(1+[.$O$6];0;1;OFFSET([.$C31];[.BE$26];0):[.$C31])" office:value-type="float" office:value="110950926039.428" calcext:value-type="float">
            <text:p>110950926039.428</text:p>
          </table:table-cell>
          <table:table-cell table:formula="of:=[.$E30]*POWER(1+[.$O$6];[.BF$26])-SERIESSUM(1+[.$O$6];0;1;OFFSET([.$C31];[.BF$26];0):[.$C31])" office:value-type="float" office:value="128400062176.67" calcext:value-type="float">
            <text:p>128400062176.67</text:p>
          </table:table-cell>
          <table:table-cell table:formula="of:=[.$E30]*POWER(1+[.$O$6];[.BG$26])-SERIESSUM(1+[.$O$6];0;1;OFFSET([.$C31];[.BG$26];0):[.$C31])" office:value-type="float" office:value="148466568734.498" calcext:value-type="float">
            <text:p>148466568734.498</text:p>
          </table:table-cell>
          <table:table-cell table:formula="of:=[.$E30]*POWER(1+[.$O$6];[.BH$26])-SERIESSUM(1+[.$O$6];0;1;OFFSET([.$C31];[.BH$26];0):[.$C31])" office:value-type="float" office:value="171543051276" calcext:value-type="float">
            <text:p>171543051276</text:p>
          </table:table-cell>
          <table:table-cell table:formula="of:=[.$E30]*POWER(1+[.$O$6];[.BI$26])-SERIESSUM(1+[.$O$6];0;1;OFFSET([.$C31];[.BI$26];0):[.$C31])" office:value-type="float" office:value="198081006198.728" calcext:value-type="float">
            <text:p>198081006198.728</text:p>
          </table:table-cell>
          <table:table-cell table:formula="of:=[.$E30]*POWER(1+[.$O$6];[.BJ$26])-SERIESSUM(1+[.$O$6];0;1;OFFSET([.$C31];[.BJ$26];0):[.$C31])" office:value-type="float" office:value="228599654359.865" calcext:value-type="float">
            <text:p>228599654359.865</text:p>
          </table:table-cell>
          <table:table-cell table:formula="of:=[.$E30]*POWER(1+[.$O$6];[.BK$26])-SERIESSUM(1+[.$O$6];0;1;OFFSET([.$C31];[.BK$26];0):[.$C31])" office:value-type="float" office:value="263696099745.172" calcext:value-type="float">
            <text:p>263696099745.172</text:p>
          </table:table-cell>
          <table:table-cell table:formula="of:=[.$E30]*POWER(1+[.$O$6];[.BL$26])-SERIESSUM(1+[.$O$6];0;1;OFFSET([.$C31];[.BL$26];0):[.$C31])" office:value-type="float" office:value="304057011938.276" calcext:value-type="float">
            <text:p>304057011938.276</text:p>
          </table:table-cell>
          <table:table-cell table:formula="of:=[.$E30]*POWER(1+[.$O$6];[.BM$26])-SERIESSUM(1+[.$O$6];0;1;OFFSET([.$C31];[.BM$26];0):[.$C31])" office:value-type="float" office:value="350472060960.344" calcext:value-type="float">
            <text:p>350472060960.344</text:p>
          </table:table-cell>
          <table:table-cell table:formula="of:=[.$E30]*POWER(1+[.$O$6];[.BN$26])-SERIESSUM(1+[.$O$6];0;1;OFFSET([.$C31];[.BN$26];0):[.$C31])" office:value-type="float" office:value="403849367335.724" calcext:value-type="float">
            <text:p>403849367335.724</text:p>
          </table:table-cell>
          <table:table-cell table:formula="of:=[.$E30]*POWER(1+[.$O$6];[.BO$26])-SERIESSUM(1+[.$O$6];0;1;OFFSET([.$C31];[.BO$26];0):[.$C31])" office:value-type="float" office:value="465233269667.41" calcext:value-type="float">
            <text:p>465233269667.41</text:p>
          </table:table-cell>
          <table:table-cell table:formula="of:=[.$E30]*POWER(1+[.$O$6];[.BP$26])-SERIESSUM(1+[.$O$6];0;1;OFFSET([.$C31];[.BP$26];0):[.$C31])" office:value-type="float" office:value="535824757348.849" calcext:value-type="float">
            <text:p>535824757348.849</text:p>
          </table:table-cell>
          <table:table-cell table:formula="of:=[.$E30]*POWER(1+[.$O$6];[.BQ$26])-SERIESSUM(1+[.$O$6];0;1;OFFSET([.$C31];[.BQ$26];0):[.$C31])" office:value-type="float" office:value="617004968182.504" calcext:value-type="float">
            <text:p>617004968182.504</text:p>
          </table:table-cell>
          <table:table-cell table:formula="of:=[.$E30]*POWER(1+[.$O$6];[.BR$26])-SERIESSUM(1+[.$O$6];0;1;OFFSET([.$C31];[.BR$26];0):[.$C31])" office:value-type="float" office:value="710362210641.207" calcext:value-type="float">
            <text:p>710362210641.207</text:p>
          </table:table-cell>
          <table:table-cell table:formula="of:=[.$E30]*POWER(1+[.$O$6];[.BS$26])-SERIESSUM(1+[.$O$6];0;1;OFFSET([.$C31];[.BS$26];0):[.$C31])" office:value-type="float" office:value="817723039468.716" calcext:value-type="float">
            <text:p>817723039468.716</text:p>
          </table:table-cell>
          <table:table-cell table:formula="of:=[.$E30]*POWER(1+[.$O$6];[.BT$26])-SERIESSUM(1+[.$O$6];0;1;OFFSET([.$C31];[.BT$26];0):[.$C31])" office:value-type="float" office:value="941187992620.351" calcext:value-type="float">
            <text:p>941187992620.351</text:p>
          </table:table-cell>
          <table:table-cell table:formula="of:=[.$E30]*POWER(1+[.$O$6];[.BU$26])-SERIESSUM(1+[.$O$6];0;1;OFFSET([.$C31];[.BU$26];0):[.$C31])" office:value-type="float" office:value="1083172688744.73" calcext:value-type="float">
            <text:p>1083172688744.73</text:p>
          </table:table-cell>
          <table:table-cell table:formula="of:=[.$E30]*POWER(1+[.$O$6];[.BV$26])-SERIESSUM(1+[.$O$6];0;1;OFFSET([.$C31];[.BV$26];0):[.$C31])" office:value-type="float" office:value="1246455089287.77" calcext:value-type="float">
            <text:p>1246455089287.77</text:p>
          </table:table-cell>
          <table:table-cell table:formula="of:=[.$E30]*POWER(1+[.$O$6];[.BW$26])-SERIESSUM(1+[.$O$6];0;1;OFFSET([.$C31];[.BW$26];0):[.$C31])" office:value-type="float" office:value="1434229849912.26" calcext:value-type="float">
            <text:p>1434229849912.26</text:p>
          </table:table-cell>
          <table:table-cell table:formula="of:=[.$E30]*POWER(1+[.$O$6];[.BX$26])-SERIESSUM(1+[.$O$6];0;1;OFFSET([.$C31];[.BX$26];0):[.$C31])" office:value-type="float" office:value="1650170824630.43" calcext:value-type="float">
            <text:p>1650170824630.4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$O$2]*POWER(1+[.$O$11];[.$A55])*(POWER([.$O$7];12)-1)/([.$O$7]-1) + [.$B55]*POWER([.$O$7];12)" office:value-type="float" office:value="8375017491.04013" calcext:value-type="float">
            <text:p>8375017491.04013</text:p>
          </table:table-cell>
          <table:table-cell table:formula="of:=[.$C55]*POWER([.$O$9];12)" office:value-type="float" office:value="7170448.52709502" calcext:value-type="float">
            <text:p>7170448.52709502</text:p>
          </table:table-cell>
          <table:table-cell table:formula="of:=[.$B56]/4*[.$O$4]*[.$O$5]" office:value-type="float" office:value="16456909.3698939" calcext:value-type="float">
            <text:p>16456909.3698939</text:p>
          </table:table-cell>
          <table:table-cell table:formula="of:=[.$B56]-[.$C56]-[.$D56]+[.$O$13]*POWER([.$O$7];12*[.$A56])" office:value-type="float" office:value="8351390133.14314" calcext:value-type="float">
            <text:p>8351390133.14314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table:formula="of:=[.$E31]-[.$C32]" office:value-type="float" office:value="189261741.282534" calcext:value-type="float">
            <text:p>189261741.282534</text:p>
          </table:table-cell>
          <table:table-cell table:formula="of:=[.$E31]*POWER(1+[.$O$6];[.K$26])-SERIESSUM(1+[.$O$6];0;1;OFFSET([.$C32];[.K$26];0):[.$C32])" office:value-type="float" office:value="216123575.594184" calcext:value-type="float">
            <text:p>216123575.594184</text:p>
          </table:table-cell>
          <table:table-cell table:formula="of:=[.$E31]*POWER(1+[.$O$6];[.L$26])-SERIESSUM(1+[.$O$6];0;1;OFFSET([.$C32];[.L$26];0):[.$C32])" office:value-type="float" office:value="246874657.610169" calcext:value-type="float">
            <text:p>246874657.610169</text:p>
          </table:table-cell>
          <table:table-cell table:formula="of:=[.$E31]*POWER(1+[.$O$6];[.M$26])-SERIESSUM(1+[.$O$6];0;1;OFFSET([.$C32];[.M$26];0):[.$C32])" office:value-type="float" office:value="282066098.160662" calcext:value-type="float">
            <text:p>282066098.160662</text:p>
          </table:table-cell>
          <table:table-cell table:formula="of:=[.$E31]*POWER(1+[.$O$6];[.N$26])-SERIESSUM(1+[.$O$6];0;1;OFFSET([.$C32];[.N$26];0):[.$C32])" office:value-type="float" office:value="322324235.007342" calcext:value-type="float">
            <text:p>322324235.007342</text:p>
          </table:table-cell>
          <table:table-cell table:formula="of:=[.$E31]*POWER(1+[.$O$6];[.O$26])-SERIESSUM(1+[.$O$6];0;1;OFFSET([.$C32];[.O$26];0):[.$C32])" office:value-type="float" office:value="368360202.033873" calcext:value-type="float">
            <text:p>368360202.033873</text:p>
          </table:table-cell>
          <table:table-cell table:formula="of:=[.$E31]*POWER(1+[.$O$6];[.P$26])-SERIESSUM(1+[.$O$6];0;1;OFFSET([.$C32];[.P$26];0):[.$C32])" office:value-type="float" office:value="420980538.542215" calcext:value-type="float">
            <text:p>420980538.542215</text:p>
          </table:table-cell>
          <table:table-cell table:formula="of:=[.$E31]*POWER(1+[.$O$6];[.Q$26])-SERIESSUM(1+[.$O$6];0;1;OFFSET([.$C32];[.Q$26];0):[.$C32])" office:value-type="float" office:value="481098903.560255" calcext:value-type="float">
            <text:p>481098903.560255</text:p>
          </table:table-cell>
          <table:table-cell table:formula="of:=[.$E31]*POWER(1+[.$O$6];[.R$26])-SERIESSUM(1+[.$O$6];0;1;OFFSET([.$C32];[.R$26];0):[.$C32])" office:value-type="float" office:value="549748948.801158" calcext:value-type="float">
            <text:p>549748948.801158</text:p>
          </table:table-cell>
          <table:table-cell table:formula="of:=[.$E31]*POWER(1+[.$O$6];[.S$26])-SERIESSUM(1+[.$O$6];0;1;OFFSET([.$C32];[.S$26];0):[.$C32])" office:value-type="float" office:value="628098386.119223" calcext:value-type="float">
            <text:p>628098386.119223</text:p>
          </table:table-cell>
          <table:table-cell table:formula="of:=[.$E31]*POWER(1+[.$O$6];[.T$26])-SERIESSUM(1+[.$O$6];0;1;OFFSET([.$C32];[.T$26];0):[.$C32])" office:value-type="float" office:value="717464258.885607" calcext:value-type="float">
            <text:p>717464258.885607</text:p>
          </table:table-cell>
          <table:table-cell table:formula="of:=[.$E31]*POWER(1+[.$O$6];[.U$26])-SERIESSUM(1+[.$O$6];0;1;OFFSET([.$C32];[.U$26];0):[.$C32])" office:value-type="float" office:value="819329388.993124" calcext:value-type="float">
            <text:p>819329388.993124</text:p>
          </table:table-cell>
          <table:table-cell table:formula="of:=[.$E31]*POWER(1+[.$O$6];[.V$26])-SERIESSUM(1+[.$O$6];0;1;OFFSET([.$C32];[.V$26];0):[.$C32])" office:value-type="float" office:value="935359918.809175" calcext:value-type="float">
            <text:p>935359918.809175</text:p>
          </table:table-cell>
          <table:table-cell table:formula="of:=[.$E31]*POWER(1+[.$O$6];[.W$26])-SERIESSUM(1+[.$O$6];0;1;OFFSET([.$C32];[.W$26];0):[.$C32])" office:value-type="float" office:value="1067423796.04939" calcext:value-type="float">
            <text:p>1067423796.04939</text:p>
          </table:table-cell>
          <table:table-cell table:formula="of:=[.$E31]*POWER(1+[.$O$6];[.X$26])-SERIESSUM(1+[.$O$6];0;1;OFFSET([.$C32];[.X$26];0):[.$C32])" office:value-type="float" office:value="1217609953.84028" calcext:value-type="float">
            <text:p>1217609953.84028</text:p>
          </table:table-cell>
          <table:table-cell table:formula="of:=[.$E31]*POWER(1+[.$O$6];[.Y$26])-SERIESSUM(1+[.$O$6];0;1;OFFSET([.$C32];[.Y$26];0):[.$C32])" office:value-type="float" office:value="1388247811.37579" calcext:value-type="float">
            <text:p>1388247811.37579</text:p>
          </table:table-cell>
          <table:table-cell table:formula="of:=[.$E31]*POWER(1+[.$O$6];[.Z$26])-SERIESSUM(1+[.$O$6];0;1;OFFSET([.$C32];[.Z$26];0):[.$C32])" office:value-type="float" office:value="1581926554.00312" calcext:value-type="float">
            <text:p>1581926554.00312</text:p>
          </table:table-cell>
          <table:table-cell table:formula="of:=[.$E31]*POWER(1+[.$O$6];[.AA$26])-SERIESSUM(1+[.$O$6];0;1;OFFSET([.$C32];[.AA$26];0):[.$C32])" office:value-type="float" office:value="1801513434.57543" calcext:value-type="float">
            <text:p>1801513434.57543</text:p>
          </table:table-cell>
          <table:table-cell table:formula="of:=[.$E31]*POWER(1+[.$O$6];[.AB$26])-SERIESSUM(1+[.$O$6];0;1;OFFSET([.$C32];[.AB$26];0):[.$C32])" office:value-type="float" office:value="2050170057.05445" calcext:value-type="float">
            <text:p>2050170057.05445</text:p>
          </table:table-cell>
          <table:table-cell table:formula="of:=[.$E31]*POWER(1+[.$O$6];[.AC$26])-SERIESSUM(1+[.$O$6];0;1;OFFSET([.$C32];[.AC$26];0):[.$C32])" office:value-type="float" office:value="2331365241.83988" calcext:value-type="float">
            <text:p>2331365241.83988</text:p>
          </table:table-cell>
          <table:table-cell table:formula="of:=[.$E31]*POWER(1+[.$O$6];[.AD$26])-SERIESSUM(1+[.$O$6];0;1;OFFSET([.$C32];[.AD$26];0):[.$C32])" office:value-type="float" office:value="2648882609.1671" calcext:value-type="float">
            <text:p>2648882609.1671</text:p>
          </table:table-cell>
          <table:table-cell table:formula="of:=[.$E31]*POWER(1+[.$O$6];[.AE$26])-SERIESSUM(1+[.$O$6];0;1;OFFSET([.$C32];[.AE$26];0):[.$C32])" office:value-type="float" office:value="3006820425.97932" calcext:value-type="float">
            <text:p>3006820425.97932</text:p>
          </table:table-cell>
          <table:table-cell table:formula="of:=[.$E31]*POWER(1+[.$O$6];[.AF$26])-SERIESSUM(1+[.$O$6];0;1;OFFSET([.$C32];[.AF$26];0):[.$C32])" office:value-type="float" office:value="3409580510.33022" calcext:value-type="float">
            <text:p>3409580510.33022</text:p>
          </table:table-cell>
          <table:table-cell table:formula="of:=[.$E31]*POWER(1+[.$O$6];[.AG$26])-SERIESSUM(1+[.$O$6];0;1;OFFSET([.$C32];[.AG$26];0):[.$C32])" office:value-type="float" office:value="3861842035.002" calcext:value-type="float">
            <text:p>3861842035.002</text:p>
          </table:table-cell>
          <table:table-cell table:formula="of:=[.$E31]*POWER(1+[.$O$6];[.AH$26])-SERIESSUM(1+[.$O$6];0;1;OFFSET([.$C32];[.AH$26];0):[.$C32])" office:value-type="float" office:value="4368514868.12033" calcext:value-type="float">
            <text:p>4368514868.12033</text:p>
          </table:table-cell>
          <table:table-cell table:formula="of:=[.$E31]*POWER(1+[.$O$6];[.AI$26])-SERIESSUM(1+[.$O$6];0;1;OFFSET([.$C32];[.AI$26];0):[.$C32])" office:value-type="float" office:value="4934665570.33357" calcext:value-type="float">
            <text:p>4934665570.33357</text:p>
          </table:table-cell>
          <table:table-cell table:formula="of:=[.$E31]*POWER(1+[.$O$6];[.AJ$26])-SERIESSUM(1+[.$O$6];0;1;OFFSET([.$C32];[.AJ$26];0):[.$C32])" office:value-type="float" office:value="5565407257.62729" calcext:value-type="float">
            <text:p>5565407257.62729</text:p>
          </table:table-cell>
          <table:table-cell table:formula="of:=[.$E31]*POWER(1+[.$O$6];[.AK$26])-SERIESSUM(1+[.$O$6];0;1;OFFSET([.$C32];[.AK$26];0):[.$C32])" office:value-type="float" office:value="6265742139.29558" calcext:value-type="float">
            <text:p>6265742139.29558</text:p>
          </table:table-cell>
          <table:table-cell table:formula="of:=[.$E31]*POWER(1+[.$O$6];[.AL$26])-SERIESSUM(1+[.$O$6];0;1;OFFSET([.$C32];[.AL$26];0):[.$C32])" office:value-type="float" office:value="7040342531.9598" calcext:value-type="float">
            <text:p>7040342531.9598</text:p>
          </table:table-cell>
          <table:table-cell table:formula="of:=[.$E31]*POWER(1+[.$O$6];[.AM$26])-SERIESSUM(1+[.$O$6];0;1;OFFSET([.$C32];[.AM$26];0):[.$C32])" office:value-type="float" office:value="7893252384.02019" calcext:value-type="float">
            <text:p>7893252384.02019</text:p>
          </table:table-cell>
          <table:table-cell table:formula="of:=[.$E31]*POWER(1+[.$O$6];[.AN$26])-SERIESSUM(1+[.$O$6];0;1;OFFSET([.$C32];[.AN$26];0):[.$C32])" office:value-type="float" office:value="8827486636.20064" calcext:value-type="float">
            <text:p>8827486636.20064</text:p>
          </table:table-cell>
          <table:table-cell table:formula="of:=[.$E31]*POWER(1+[.$O$6];[.AO$26])-SERIESSUM(1+[.$O$6];0;1;OFFSET([.$C32];[.AO$26];0):[.$C32])" office:value-type="float" office:value="9844499864.61186" calcext:value-type="float">
            <text:p>9844499864.61186</text:p>
          </table:table-cell>
          <table:table-cell table:formula="of:=[.$E31]*POWER(1+[.$O$6];[.AP$26])-SERIESSUM(1+[.$O$6];0;1;OFFSET([.$C32];[.AP$26];0):[.$C32])" office:value-type="float" office:value="12022304460.7741" calcext:value-type="float">
            <text:p>12022304460.7741</text:p>
          </table:table-cell>
          <table:table-cell table:formula="of:=[.$E31]*POWER(1+[.$O$6];[.AQ$26])-SERIESSUM(1+[.$O$6];0;1;OFFSET([.$C32];[.AQ$26];0):[.$C32])" office:value-type="float" office:value="14526779746.3608" calcext:value-type="float">
            <text:p>14526779746.3608</text:p>
          </table:table-cell>
          <table:table-cell table:formula="of:=[.$E31]*POWER(1+[.$O$6];[.AR$26])-SERIESSUM(1+[.$O$6];0;1;OFFSET([.$C32];[.AR$26];0):[.$C32])" office:value-type="float" office:value="17406926324.7854" calcext:value-type="float">
            <text:p>17406926324.7854</text:p>
          </table:table-cell>
          <table:table-cell table:formula="of:=[.$E31]*POWER(1+[.$O$6];[.AS$26])-SERIESSUM(1+[.$O$6];0;1;OFFSET([.$C32];[.AS$26];0):[.$C32])" office:value-type="float" office:value="20719094889.9737" calcext:value-type="float">
            <text:p>20719094889.9737</text:p>
          </table:table-cell>
          <table:table-cell table:formula="of:=[.$E31]*POWER(1+[.$O$6];[.AT$26])-SERIESSUM(1+[.$O$6];0;1;OFFSET([.$C32];[.AT$26];0):[.$C32])" office:value-type="float" office:value="24528088739.9402" calcext:value-type="float">
            <text:p>24528088739.9402</text:p>
          </table:table-cell>
          <table:table-cell table:formula="of:=[.$E31]*POWER(1+[.$O$6];[.AU$26])-SERIESSUM(1+[.$O$6];0;1;OFFSET([.$C32];[.AU$26];0):[.$C32])" office:value-type="float" office:value="28908431667.4017" calcext:value-type="float">
            <text:p>28908431667.4017</text:p>
          </table:table-cell>
          <table:table-cell table:formula="of:=[.$E31]*POWER(1+[.$O$6];[.AV$26])-SERIESSUM(1+[.$O$6];0;1;OFFSET([.$C32];[.AV$26];0):[.$C32])" office:value-type="float" office:value="33945826033.9825" calcext:value-type="float">
            <text:p>33945826033.9825</text:p>
          </table:table-cell>
          <table:table-cell table:formula="of:=[.$E31]*POWER(1+[.$O$6];[.AW$26])-SERIESSUM(1+[.$O$6];0;1;OFFSET([.$C32];[.AW$26];0):[.$C32])" office:value-type="float" office:value="39738829555.5504" calcext:value-type="float">
            <text:p>39738829555.5504</text:p>
          </table:table-cell>
          <table:table-cell table:formula="of:=[.$E31]*POWER(1+[.$O$6];[.AX$26])-SERIESSUM(1+[.$O$6];0;1;OFFSET([.$C32];[.AX$26];0):[.$C32])" office:value-type="float" office:value="46400783605.3534" calcext:value-type="float">
            <text:p>46400783605.3534</text:p>
          </table:table-cell>
          <table:table-cell table:formula="of:=[.$E31]*POWER(1+[.$O$6];[.AY$26])-SERIESSUM(1+[.$O$6];0;1;OFFSET([.$C32];[.AY$26];0):[.$C32])" office:value-type="float" office:value="54062030762.6269" calcext:value-type="float">
            <text:p>54062030762.6269</text:p>
          </table:table-cell>
          <table:table-cell table:formula="of:=[.$E31]*POWER(1+[.$O$6];[.AZ$26])-SERIESSUM(1+[.$O$6];0;1;OFFSET([.$C32];[.AZ$26];0):[.$C32])" office:value-type="float" office:value="62872464993.4915" calcext:value-type="float">
            <text:p>62872464993.4915</text:p>
          </table:table-cell>
          <table:table-cell table:formula="of:=[.$E31]*POWER(1+[.$O$6];[.BA$26])-SERIESSUM(1+[.$O$6];0;1;OFFSET([.$C32];[.BA$26];0):[.$C32])" office:value-type="float" office:value="73004464358.9857" calcext:value-type="float">
            <text:p>73004464358.9857</text:p>
          </table:table-cell>
          <table:table-cell table:formula="of:=[.$E31]*POWER(1+[.$O$6];[.BB$26])-SERIESSUM(1+[.$O$6];0;1;OFFSET([.$C32];[.BB$26];0):[.$C32])" office:value-type="float" office:value="84656263629.304" calcext:value-type="float">
            <text:p>84656263629.304</text:p>
          </table:table-cell>
          <table:table-cell table:formula="of:=[.$E31]*POWER(1+[.$O$6];[.BC$26])-SERIESSUM(1+[.$O$6];0;1;OFFSET([.$C32];[.BC$26];0):[.$C32])" office:value-type="float" office:value="98055832790.1701" calcext:value-type="float">
            <text:p>98055832790.1701</text:p>
          </table:table-cell>
          <table:table-cell table:formula="of:=[.$E31]*POWER(1+[.$O$6];[.BD$26])-SERIESSUM(1+[.$O$6];0;1;OFFSET([.$C32];[.BD$26];0):[.$C32])" office:value-type="float" office:value="113465337325.166" calcext:value-type="float">
            <text:p>113465337325.166</text:p>
          </table:table-cell>
          <table:table-cell table:formula="of:=[.$E31]*POWER(1+[.$O$6];[.BE$26])-SERIESSUM(1+[.$O$6];0;1;OFFSET([.$C32];[.BE$26];0):[.$C32])" office:value-type="float" office:value="131186267540.412" calcext:value-type="float">
            <text:p>131186267540.412</text:p>
          </table:table-cell>
          <table:table-cell table:formula="of:=[.$E31]*POWER(1+[.$O$6];[.BF$26])-SERIESSUM(1+[.$O$6];0;1;OFFSET([.$C32];[.BF$26];0):[.$C32])" office:value-type="float" office:value="151565337287.944" calcext:value-type="float">
            <text:p>151565337287.944</text:p>
          </table:table-cell>
          <table:table-cell table:formula="of:=[.$E31]*POWER(1+[.$O$6];[.BG$26])-SERIESSUM(1+[.$O$6];0;1;OFFSET([.$C32];[.BG$26];0):[.$C32])" office:value-type="float" office:value="175001267497.606" calcext:value-type="float">
            <text:p>175001267497.606</text:p>
          </table:table-cell>
          <table:table-cell table:formula="of:=[.$E31]*POWER(1+[.$O$6];[.BH$26])-SERIESSUM(1+[.$O$6];0;1;OFFSET([.$C32];[.BH$26];0):[.$C32])" office:value-type="float" office:value="201952587238.717" calcext:value-type="float">
            <text:p>201952587238.717</text:p>
          </table:table-cell>
          <table:table-cell table:formula="of:=[.$E31]*POWER(1+[.$O$6];[.BI$26])-SERIESSUM(1+[.$O$6];0;1;OFFSET([.$C32];[.BI$26];0):[.$C32])" office:value-type="float" office:value="232946604940.995" calcext:value-type="float">
            <text:p>232946604940.995</text:p>
          </table:table-cell>
          <table:table-cell table:formula="of:=[.$E31]*POWER(1+[.$O$6];[.BJ$26])-SERIESSUM(1+[.$O$6];0;1;OFFSET([.$C32];[.BJ$26];0):[.$C32])" office:value-type="float" office:value="268589725298.615" calcext:value-type="float">
            <text:p>268589725298.615</text:p>
          </table:table-cell>
          <table:table-cell table:formula="of:=[.$E31]*POWER(1+[.$O$6];[.BK$26])-SERIESSUM(1+[.$O$6];0;1;OFFSET([.$C32];[.BK$26];0):[.$C32])" office:value-type="float" office:value="309579313709.878" calcext:value-type="float">
            <text:p>309579313709.878</text:p>
          </table:table-cell>
          <table:table-cell table:formula="of:=[.$E31]*POWER(1+[.$O$6];[.BL$26])-SERIESSUM(1+[.$O$6];0;1;OFFSET([.$C32];[.BL$26];0):[.$C32])" office:value-type="float" office:value="356717340382.83" calcext:value-type="float">
            <text:p>356717340382.83</text:p>
          </table:table-cell>
          <table:table-cell table:formula="of:=[.$E31]*POWER(1+[.$O$6];[.BM$26])-SERIESSUM(1+[.$O$6];0;1;OFFSET([.$C32];[.BM$26];0):[.$C32])" office:value-type="float" office:value="410926071056.725" calcext:value-type="float">
            <text:p>410926071056.725</text:p>
          </table:table-cell>
          <table:table-cell table:formula="of:=[.$E31]*POWER(1+[.$O$6];[.BN$26])-SERIESSUM(1+[.$O$6];0;1;OFFSET([.$C32];[.BN$26];0):[.$C32])" office:value-type="float" office:value="473266111331.704" calcext:value-type="float">
            <text:p>473266111331.704</text:p>
          </table:table-cell>
          <table:table-cell table:formula="of:=[.$E31]*POWER(1+[.$O$6];[.BO$26])-SERIESSUM(1+[.$O$6];0;1;OFFSET([.$C32];[.BO$26];0):[.$C32])" office:value-type="float" office:value="544957157647.93" calcext:value-type="float">
            <text:p>544957157647.93</text:p>
          </table:table-cell>
          <table:table-cell table:formula="of:=[.$E31]*POWER(1+[.$O$6];[.BP$26])-SERIESSUM(1+[.$O$6];0;1;OFFSET([.$C32];[.BP$26];0):[.$C32])" office:value-type="float" office:value="627401860911.59" calcext:value-type="float">
            <text:p>627401860911.59</text:p>
          </table:table-cell>
          <table:table-cell table:formula="of:=[.$E31]*POWER(1+[.$O$6];[.BQ$26])-SERIESSUM(1+[.$O$6];0;1;OFFSET([.$C32];[.BQ$26];0):[.$C32])" office:value-type="float" office:value="722213269664.799" calcext:value-type="float">
            <text:p>722213269664.799</text:p>
          </table:table-cell>
          <table:table-cell table:formula="of:=[.$E31]*POWER(1+[.$O$6];[.BR$26])-SERIESSUM(1+[.$O$6];0;1;OFFSET([.$C32];[.BR$26];0):[.$C32])" office:value-type="float" office:value="831246389730.989" calcext:value-type="float">
            <text:p>831246389730.989</text:p>
          </table:table-cell>
          <table:table-cell table:formula="of:=[.$E31]*POWER(1+[.$O$6];[.BS$26])-SERIESSUM(1+[.$O$6];0;1;OFFSET([.$C32];[.BS$26];0):[.$C32])" office:value-type="float" office:value="956634477807.108" calcext:value-type="float">
            <text:p>956634477807.108</text:p>
          </table:table-cell>
          <table:table-cell table:formula="of:=[.$E31]*POWER(1+[.$O$6];[.BT$26])-SERIESSUM(1+[.$O$6];0;1;OFFSET([.$C32];[.BT$26];0):[.$C32])" office:value-type="float" office:value="1100830779094.64" calcext:value-type="float">
            <text:p>1100830779094.64</text:p>
          </table:table-cell>
          <table:table-cell table:formula="of:=[.$E31]*POWER(1+[.$O$6];[.BU$26])-SERIESSUM(1+[.$O$6];0;1;OFFSET([.$C32];[.BU$26];0):[.$C32])" office:value-type="float" office:value="1266656525575.31" calcext:value-type="float">
            <text:p>1266656525575.31</text:p>
          </table:table-cell>
          <table:table-cell table:formula="of:=[.$E31]*POWER(1+[.$O$6];[.BV$26])-SERIESSUM(1+[.$O$6];0;1;OFFSET([.$C32];[.BV$26];0):[.$C32])" office:value-type="float" office:value="1457356134028.08" calcext:value-type="float">
            <text:p>1457356134028.08</text:p>
          </table:table-cell>
          <table:table-cell table:formula="of:=[.$E31]*POWER(1+[.$O$6];[.BW$26])-SERIESSUM(1+[.$O$6];0;1;OFFSET([.$C32];[.BW$26];0):[.$C32])" office:value-type="float" office:value="1676660683748.76" calcext:value-type="float">
            <text:p>1676660683748.76</text:p>
          </table:table-cell>
          <table:table-cell table:formula="of:=[.$E31]*POWER(1+[.$O$6];[.BX$26])-SERIESSUM(1+[.$O$6];0;1;OFFSET([.$C32];[.BX$26];0):[.$C32])" office:value-type="float" office:value="1928860915927.55" calcext:value-type="float">
            <text:p>1928860915927.5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$O$2]*POWER(1+[.$O$11];[.$A56])*(POWER([.$O$7];12)-1)/([.$O$7]-1) + [.$B56]*POWER([.$O$7];12)" office:value-type="float" office:value="9725103778.79721" calcext:value-type="float">
            <text:p>9725103778.79721</text:p>
          </table:table-cell>
          <table:table-cell table:formula="of:=[.$C56]*POWER([.$O$9];12)" office:value-type="float" office:value="7672379.92399167" calcext:value-type="float">
            <text:p>7672379.92399167</text:p>
          </table:table-cell>
          <table:table-cell table:formula="of:=[.$B57]/4*[.$O$4]*[.$O$5]" office:value-type="float" office:value="19109828.9253365" calcext:value-type="float">
            <text:p>19109828.9253365</text:p>
          </table:table-cell>
          <table:table-cell table:formula="of:=[.$B57]-[.$C57]-[.$D57]+[.$O$13]*POWER([.$O$7];12*[.$A57])" office:value-type="float" office:value="9698321569.94788" calcext:value-type="float">
            <text:p>9698321569.94788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table:formula="of:=[.$E32]-[.$C33]" office:value-type="float" office:value="221044065.226086" calcext:value-type="float">
            <text:p>221044065.226086</text:p>
          </table:table-cell>
          <table:table-cell table:formula="of:=[.$E32]*POWER(1+[.$O$6];[.K$26])-SERIESSUM(1+[.$O$6];0;1;OFFSET([.$C33];[.K$26];0):[.$C33])" office:value-type="float" office:value="252566328.247619" calcext:value-type="float">
            <text:p>252566328.247619</text:p>
          </table:table-cell>
          <table:table-cell table:formula="of:=[.$E32]*POWER(1+[.$O$6];[.L$26])-SERIESSUM(1+[.$O$6];0;1;OFFSET([.$C33];[.L$26];0):[.$C33])" office:value-type="float" office:value="288667101.358999" calcext:value-type="float">
            <text:p>288667101.358999</text:p>
          </table:table-cell>
          <table:table-cell table:formula="of:=[.$E32]*POWER(1+[.$O$6];[.M$26])-SERIESSUM(1+[.$O$6];0;1;OFFSET([.$C33];[.M$26];0):[.$C33])" office:value-type="float" office:value="329998625.405444" calcext:value-type="float">
            <text:p>329998625.405444</text:p>
          </table:table-cell>
          <table:table-cell table:formula="of:=[.$E32]*POWER(1+[.$O$6];[.N$26])-SERIESSUM(1+[.$O$6];0;1;OFFSET([.$C33];[.N$26];0):[.$C33])" office:value-type="float" office:value="377303016.887421" calcext:value-type="float">
            <text:p>377303016.887421</text:p>
          </table:table-cell>
          <table:table-cell table:formula="of:=[.$E32]*POWER(1+[.$O$6];[.O$26])-SERIESSUM(1+[.$O$6];0;1;OFFSET([.$C33];[.O$26];0):[.$C33])" office:value-type="float" office:value="431423914.420244" calcext:value-type="float">
            <text:p>431423914.420244</text:p>
          </table:table-cell>
          <table:table-cell table:formula="of:=[.$E32]*POWER(1+[.$O$6];[.P$26])-SERIESSUM(1+[.$O$6];0;1;OFFSET([.$C33];[.P$26];0):[.$C33])" office:value-type="float" office:value="493319449.22077" calcext:value-type="float">
            <text:p>493319449.22077</text:p>
          </table:table-cell>
          <table:table-cell table:formula="of:=[.$E32]*POWER(1+[.$O$6];[.Q$26])-SERIESSUM(1+[.$O$6];0;1;OFFSET([.$C33];[.Q$26];0):[.$C33])" office:value-type="float" office:value="564076640.737164" calcext:value-type="float">
            <text:p>564076640.737164</text:p>
          </table:table-cell>
          <table:table-cell table:formula="of:=[.$E32]*POWER(1+[.$O$6];[.R$26])-SERIESSUM(1+[.$O$6];0;1;OFFSET([.$C33];[.R$26];0):[.$C33])" office:value-type="float" office:value="644927311.234083" calcext:value-type="float">
            <text:p>644927311.234083</text:p>
          </table:table-cell>
          <table:table-cell table:formula="of:=[.$E32]*POWER(1+[.$O$6];[.S$26])-SERIESSUM(1+[.$O$6];0;1;OFFSET([.$C33];[.S$26];0):[.$C33])" office:value-type="float" office:value="737265599.56694" calcext:value-type="float">
            <text:p>737265599.56694</text:p>
          </table:table-cell>
          <table:table-cell table:formula="of:=[.$E32]*POWER(1+[.$O$6];[.T$26])-SERIESSUM(1+[.$O$6];0;1;OFFSET([.$C33];[.T$26];0):[.$C33])" office:value-type="float" office:value="842667132.389876" calcext:value-type="float">
            <text:p>842667132.389876</text:p>
          </table:table-cell>
          <table:table-cell table:formula="of:=[.$E32]*POWER(1+[.$O$6];[.U$26])-SERIESSUM(1+[.$O$6];0;1;OFFSET([.$C33];[.U$26];0):[.$C33])" office:value-type="float" office:value="962909877.91226" calcext:value-type="float">
            <text:p>962909877.91226</text:p>
          </table:table-cell>
          <table:table-cell table:formula="of:=[.$E32]*POWER(1+[.$O$6];[.V$26])-SERIESSUM(1+[.$O$6];0;1;OFFSET([.$C33];[.V$26];0):[.$C33])" office:value-type="float" office:value="1099996659.56888" calcext:value-type="float">
            <text:p>1099996659.56888</text:p>
          </table:table-cell>
          <table:table-cell table:formula="of:=[.$E32]*POWER(1+[.$O$6];[.W$26])-SERIESSUM(1+[.$O$6];0;1;OFFSET([.$C33];[.W$26];0):[.$C33])" office:value-type="float" office:value="1256179240.18237" calcext:value-type="float">
            <text:p>1256179240.18237</text:p>
          </table:table-cell>
          <table:table-cell table:formula="of:=[.$E32]*POWER(1+[.$O$6];[.X$26])-SERIESSUM(1+[.$O$6];0;1;OFFSET([.$C33];[.X$26];0):[.$C33])" office:value-type="float" office:value="1433983795.78005" calcext:value-type="float">
            <text:p>1433983795.78005</text:p>
          </table:table-cell>
          <table:table-cell table:formula="of:=[.$E32]*POWER(1+[.$O$6];[.Y$26])-SERIESSUM(1+[.$O$6];0;1;OFFSET([.$C33];[.Y$26];0):[.$C33])" office:value-type="float" office:value="1636237475.11868" calcext:value-type="float">
            <text:p>1636237475.11868</text:p>
          </table:table-cell>
          <table:table-cell table:formula="of:=[.$E32]*POWER(1+[.$O$6];[.Z$26])-SERIESSUM(1+[.$O$6];0;1;OFFSET([.$C33];[.Z$26];0):[.$C33])" office:value-type="float" office:value="1866095577.27192" calcext:value-type="float">
            <text:p>1866095577.27192</text:p>
          </table:table-cell>
          <table:table-cell table:formula="of:=[.$E32]*POWER(1+[.$O$6];[.AA$26])-SERIESSUM(1+[.$O$6];0;1;OFFSET([.$C33];[.AA$26];0):[.$C33])" office:value-type="float" office:value="2127068664.15758" calcext:value-type="float">
            <text:p>2127068664.15758</text:p>
          </table:table-cell>
          <table:table-cell table:formula="of:=[.$E32]*POWER(1+[.$O$6];[.AB$26])-SERIESSUM(1+[.$O$6];0;1;OFFSET([.$C33];[.AB$26];0):[.$C33])" office:value-type="float" office:value="2423048643.58441" calcext:value-type="float">
            <text:p>2423048643.58441</text:p>
          </table:table-cell>
          <table:table-cell table:formula="of:=[.$E32]*POWER(1+[.$O$6];[.AC$26])-SERIESSUM(1+[.$O$6];0;1;OFFSET([.$C33];[.AC$26];0):[.$C33])" office:value-type="float" office:value="2758332493.68524" calcext:value-type="float">
            <text:p>2758332493.68524</text:p>
          </table:table-cell>
          <table:table-cell table:formula="of:=[.$E32]*POWER(1+[.$O$6];[.AD$26])-SERIESSUM(1+[.$O$6];0;1;OFFSET([.$C33];[.AD$26];0):[.$C33])" office:value-type="float" office:value="3137641829.46285" calcext:value-type="float">
            <text:p>3137641829.46285</text:p>
          </table:table-cell>
          <table:table-cell table:formula="of:=[.$E32]*POWER(1+[.$O$6];[.AE$26])-SERIESSUM(1+[.$O$6];0;1;OFFSET([.$C33];[.AE$26];0):[.$C33])" office:value-type="float" office:value="3566135909.10003" calcext:value-type="float">
            <text:p>3566135909.10003</text:p>
          </table:table-cell>
          <table:table-cell table:formula="of:=[.$E32]*POWER(1+[.$O$6];[.AF$26])-SERIESSUM(1+[.$O$6];0;1;OFFSET([.$C33];[.AF$26];0):[.$C33])" office:value-type="float" office:value="4049414907.35082" calcext:value-type="float">
            <text:p>4049414907.35082</text:p>
          </table:table-cell>
          <table:table-cell table:formula="of:=[.$E32]*POWER(1+[.$O$6];[.AG$26])-SERIESSUM(1+[.$O$6];0;1;OFFSET([.$C33];[.AG$26];0):[.$C33])" office:value-type="float" office:value="4593509302.94425" calcext:value-type="float">
            <text:p>4593509302.94425</text:p>
          </table:table-cell>
          <table:table-cell table:formula="of:=[.$E32]*POWER(1+[.$O$6];[.AH$26])-SERIESSUM(1+[.$O$6];0;1;OFFSET([.$C33];[.AH$26];0):[.$C33])" office:value-type="float" office:value="5204849983.20467" calcext:value-type="float">
            <text:p>5204849983.20467</text:p>
          </table:table-cell>
          <table:table-cell table:formula="of:=[.$E32]*POWER(1+[.$O$6];[.AI$26])-SERIESSUM(1+[.$O$6];0;1;OFFSET([.$C33];[.AI$26];0):[.$C33])" office:value-type="float" office:value="5890212095.72023" calcext:value-type="float">
            <text:p>5890212095.72023</text:p>
          </table:table-cell>
          <table:table-cell table:formula="of:=[.$E32]*POWER(1+[.$O$6];[.AJ$26])-SERIESSUM(1+[.$O$6];0;1;OFFSET([.$C33];[.AJ$26];0):[.$C33])" office:value-type="float" office:value="6656623691.44401" calcext:value-type="float">
            <text:p>6656623691.44401</text:p>
          </table:table-cell>
          <table:table-cell table:formula="of:=[.$E32]*POWER(1+[.$O$6];[.AK$26])-SERIESSUM(1+[.$O$6];0;1;OFFSET([.$C33];[.AK$26];0):[.$C33])" office:value-type="float" office:value="7511227703.6965" calcext:value-type="float">
            <text:p>7511227703.6965</text:p>
          </table:table-cell>
          <table:table-cell table:formula="of:=[.$E32]*POWER(1+[.$O$6];[.AL$26])-SERIESSUM(1+[.$O$6];0;1;OFFSET([.$C33];[.AL$26];0):[.$C33])" office:value-type="float" office:value="8461082666.04474" calcext:value-type="float">
            <text:p>8461082666.04474</text:p>
          </table:table-cell>
          <table:table-cell table:formula="of:=[.$E32]*POWER(1+[.$O$6];[.AM$26])-SERIESSUM(1+[.$O$6];0;1;OFFSET([.$C33];[.AM$26];0):[.$C33])" office:value-type="float" office:value="9512883631.27652" calcext:value-type="float">
            <text:p>9512883631.27652</text:p>
          </table:table-cell>
          <table:table-cell table:formula="of:=[.$E32]*POWER(1+[.$O$6];[.AN$26])-SERIESSUM(1+[.$O$6];0;1;OFFSET([.$C33];[.AN$26];0):[.$C33])" office:value-type="float" office:value="10672579818.1658" calcext:value-type="float">
            <text:p>10672579818.1658</text:p>
          </table:table-cell>
          <table:table-cell table:formula="of:=[.$E32]*POWER(1+[.$O$6];[.AO$26])-SERIESSUM(1+[.$O$6];0;1;OFFSET([.$C33];[.AO$26];0):[.$C33])" office:value-type="float" office:value="12882960331.775" calcext:value-type="float">
            <text:p>12882960331.775</text:p>
          </table:table-cell>
          <table:table-cell table:formula="of:=[.$E32]*POWER(1+[.$O$6];[.AP$26])-SERIESSUM(1+[.$O$6];0;1;OFFSET([.$C33];[.AP$26];0):[.$C33])" office:value-type="float" office:value="15424897922.4255" calcext:value-type="float">
            <text:p>15424897922.4255</text:p>
          </table:table-cell>
          <table:table-cell table:formula="of:=[.$E32]*POWER(1+[.$O$6];[.AQ$26])-SERIESSUM(1+[.$O$6];0;1;OFFSET([.$C33];[.AQ$26];0):[.$C33])" office:value-type="float" office:value="18348126151.6736" calcext:value-type="float">
            <text:p>18348126151.6736</text:p>
          </table:table-cell>
          <table:table-cell table:formula="of:=[.$E32]*POWER(1+[.$O$6];[.AR$26])-SERIESSUM(1+[.$O$6];0;1;OFFSET([.$C33];[.AR$26];0):[.$C33])" office:value-type="float" office:value="21709838615.3089" calcext:value-type="float">
            <text:p>21709838615.3089</text:p>
          </table:table-cell>
          <table:table-cell table:formula="of:=[.$E32]*POWER(1+[.$O$6];[.AS$26])-SERIESSUM(1+[.$O$6];0;1;OFFSET([.$C33];[.AS$26];0):[.$C33])" office:value-type="float" office:value="25575807948.4895" calcext:value-type="float">
            <text:p>25575807948.4895</text:p>
          </table:table-cell>
          <table:table-cell table:formula="of:=[.$E32]*POWER(1+[.$O$6];[.AT$26])-SERIESSUM(1+[.$O$6];0;1;OFFSET([.$C33];[.AT$26];0):[.$C33])" office:value-type="float" office:value="30021672681.6472" calcext:value-type="float">
            <text:p>30021672681.6472</text:p>
          </table:table-cell>
          <table:table-cell table:formula="of:=[.$E32]*POWER(1+[.$O$6];[.AU$26])-SERIESSUM(1+[.$O$6];0;1;OFFSET([.$C33];[.AU$26];0):[.$C33])" office:value-type="float" office:value="35134417124.7785" calcext:value-type="float">
            <text:p>35134417124.7785</text:p>
          </table:table-cell>
          <table:table-cell table:formula="of:=[.$E32]*POWER(1+[.$O$6];[.AV$26])-SERIESSUM(1+[.$O$6];0;1;OFFSET([.$C33];[.AV$26];0):[.$C33])" office:value-type="float" office:value="41014073234.3795" calcext:value-type="float">
            <text:p>41014073234.3795</text:p>
          </table:table-cell>
          <table:table-cell table:formula="of:=[.$E32]*POWER(1+[.$O$6];[.AW$26])-SERIESSUM(1+[.$O$6];0;1;OFFSET([.$C33];[.AW$26];0):[.$C33])" office:value-type="float" office:value="47775677760.4207" calcext:value-type="float">
            <text:p>47775677760.4207</text:p>
          </table:table-cell>
          <table:table-cell table:formula="of:=[.$E32]*POWER(1+[.$O$6];[.AX$26])-SERIESSUM(1+[.$O$6];0;1;OFFSET([.$C33];[.AX$26];0):[.$C33])" office:value-type="float" office:value="55551522965.3681" calcext:value-type="float">
            <text:p>55551522965.3681</text:p>
          </table:table-cell>
          <table:table-cell table:formula="of:=[.$E32]*POWER(1+[.$O$6];[.AY$26])-SERIESSUM(1+[.$O$6];0;1;OFFSET([.$C33];[.AY$26];0):[.$C33])" office:value-type="float" office:value="64493744951.0576" calcext:value-type="float">
            <text:p>64493744951.0576</text:p>
          </table:table-cell>
          <table:table-cell table:formula="of:=[.$E32]*POWER(1+[.$O$6];[.AZ$26])-SERIESSUM(1+[.$O$6];0;1;OFFSET([.$C33];[.AZ$26];0):[.$C33])" office:value-type="float" office:value="74777300234.6005" calcext:value-type="float">
            <text:p>74777300234.6005</text:p>
          </table:table-cell>
          <table:table-cell table:formula="of:=[.$E32]*POWER(1+[.$O$6];[.BA$26])-SERIESSUM(1+[.$O$6];0;1;OFFSET([.$C33];[.BA$26];0):[.$C33])" office:value-type="float" office:value="86603388810.6748" calcext:value-type="float">
            <text:p>86603388810.6748</text:p>
          </table:table-cell>
          <table:table-cell table:formula="of:=[.$E32]*POWER(1+[.$O$6];[.BB$26])-SERIESSUM(1+[.$O$6];0;1;OFFSET([.$C33];[.BB$26];0):[.$C33])" office:value-type="float" office:value="100203390673.16" calcext:value-type="float">
            <text:p>100203390673.16</text:p>
          </table:table-cell>
          <table:table-cell table:formula="of:=[.$E32]*POWER(1+[.$O$6];[.BC$26])-SERIESSUM(1+[.$O$6];0;1;OFFSET([.$C33];[.BC$26];0):[.$C33])" office:value-type="float" office:value="115843392815.019" calcext:value-type="float">
            <text:p>115843392815.019</text:p>
          </table:table-cell>
          <table:table-cell table:formula="of:=[.$E32]*POWER(1+[.$O$6];[.BD$26])-SERIESSUM(1+[.$O$6];0;1;OFFSET([.$C33];[.BD$26];0):[.$C33])" office:value-type="float" office:value="133829395278.156" calcext:value-type="float">
            <text:p>133829395278.156</text:p>
          </table:table-cell>
          <table:table-cell table:formula="of:=[.$E32]*POWER(1+[.$O$6];[.BE$26])-SERIESSUM(1+[.$O$6];0;1;OFFSET([.$C33];[.BE$26];0):[.$C33])" office:value-type="float" office:value="154513298110.763" calcext:value-type="float">
            <text:p>154513298110.763</text:p>
          </table:table-cell>
          <table:table-cell table:formula="of:=[.$E32]*POWER(1+[.$O$6];[.BF$26])-SERIESSUM(1+[.$O$6];0;1;OFFSET([.$C33];[.BF$26];0):[.$C33])" office:value-type="float" office:value="178299786368.262" calcext:value-type="float">
            <text:p>178299786368.262</text:p>
          </table:table-cell>
          <table:table-cell table:formula="of:=[.$E32]*POWER(1+[.$O$6];[.BG$26])-SERIESSUM(1+[.$O$6];0;1;OFFSET([.$C33];[.BG$26];0):[.$C33])" office:value-type="float" office:value="205654247864.385" calcext:value-type="float">
            <text:p>205654247864.385</text:p>
          </table:table-cell>
          <table:table-cell table:formula="of:=[.$E32]*POWER(1+[.$O$6];[.BH$26])-SERIESSUM(1+[.$O$6];0;1;OFFSET([.$C33];[.BH$26];0):[.$C33])" office:value-type="float" office:value="237111878584.927" calcext:value-type="float">
            <text:p>237111878584.927</text:p>
          </table:table-cell>
          <table:table-cell table:formula="of:=[.$E32]*POWER(1+[.$O$6];[.BI$26])-SERIESSUM(1+[.$O$6];0;1;OFFSET([.$C33];[.BI$26];0):[.$C33])" office:value-type="float" office:value="273288153913.551" calcext:value-type="float">
            <text:p>273288153913.551</text:p>
          </table:table-cell>
          <table:table-cell table:formula="of:=[.$E32]*POWER(1+[.$O$6];[.BJ$26])-SERIESSUM(1+[.$O$6];0;1;OFFSET([.$C33];[.BJ$26];0):[.$C33])" office:value-type="float" office:value="314890870541.468" calcext:value-type="float">
            <text:p>314890870541.468</text:p>
          </table:table-cell>
          <table:table-cell table:formula="of:=[.$E32]*POWER(1+[.$O$6];[.BK$26])-SERIESSUM(1+[.$O$6];0;1;OFFSET([.$C33];[.BK$26];0):[.$C33])" office:value-type="float" office:value="362733994663.572" calcext:value-type="float">
            <text:p>362733994663.572</text:p>
          </table:table-cell>
          <table:table-cell table:formula="of:=[.$E32]*POWER(1+[.$O$6];[.BL$26])-SERIESSUM(1+[.$O$6];0;1;OFFSET([.$C33];[.BL$26];0):[.$C33])" office:value-type="float" office:value="417753587403.992" calcext:value-type="float">
            <text:p>417753587403.992</text:p>
          </table:table-cell>
          <table:table-cell table:formula="of:=[.$E32]*POWER(1+[.$O$6];[.BM$26])-SERIESSUM(1+[.$O$6];0;1;OFFSET([.$C33];[.BM$26];0):[.$C33])" office:value-type="float" office:value="481026119055.475" calcext:value-type="float">
            <text:p>481026119055.475</text:p>
          </table:table-cell>
          <table:table-cell table:formula="of:=[.$E32]*POWER(1+[.$O$6];[.BN$26])-SERIESSUM(1+[.$O$6];0;1;OFFSET([.$C33];[.BN$26];0):[.$C33])" office:value-type="float" office:value="553789530454.681" calcext:value-type="float">
            <text:p>553789530454.681</text:p>
          </table:table-cell>
          <table:table-cell table:formula="of:=[.$E32]*POWER(1+[.$O$6];[.BO$26])-SERIESSUM(1+[.$O$6];0;1;OFFSET([.$C33];[.BO$26];0):[.$C33])" office:value-type="float" office:value="637467453563.767" calcext:value-type="float">
            <text:p>637467453563.767</text:p>
          </table:table-cell>
          <table:table-cell table:formula="of:=[.$E32]*POWER(1+[.$O$6];[.BP$26])-SERIESSUM(1+[.$O$6];0;1;OFFSET([.$C33];[.BP$26];0):[.$C33])" office:value-type="float" office:value="733697065139.216" calcext:value-type="float">
            <text:p>733697065139.216</text:p>
          </table:table-cell>
          <table:table-cell table:formula="of:=[.$E32]*POWER(1+[.$O$6];[.BQ$26])-SERIESSUM(1+[.$O$6];0;1;OFFSET([.$C33];[.BQ$26];0):[.$C33])" office:value-type="float" office:value="844361118450.983" calcext:value-type="float">
            <text:p>844361118450.983</text:p>
          </table:table-cell>
          <table:table-cell table:formula="of:=[.$E32]*POWER(1+[.$O$6];[.BR$26])-SERIESSUM(1+[.$O$6];0;1;OFFSET([.$C33];[.BR$26];0):[.$C33])" office:value-type="float" office:value="971624779759.515" calcext:value-type="float">
            <text:p>971624779759.515</text:p>
          </table:table-cell>
          <table:table-cell table:formula="of:=[.$E32]*POWER(1+[.$O$6];[.BS$26])-SERIESSUM(1+[.$O$6];0;1;OFFSET([.$C33];[.BS$26];0):[.$C33])" office:value-type="float" office:value="1117977990264.33" calcext:value-type="float">
            <text:p>1117977990264.33</text:p>
          </table:table-cell>
          <table:table-cell table:formula="of:=[.$E32]*POWER(1+[.$O$6];[.BT$26])-SERIESSUM(1+[.$O$6];0;1;OFFSET([.$C33];[.BT$26];0):[.$C33])" office:value-type="float" office:value="1286284182344.86" calcext:value-type="float">
            <text:p>1286284182344.86</text:p>
          </table:table-cell>
          <table:table-cell table:formula="of:=[.$E32]*POWER(1+[.$O$6];[.BU$26])-SERIESSUM(1+[.$O$6];0;1;OFFSET([.$C33];[.BU$26];0):[.$C33])" office:value-type="float" office:value="1479836303237.47" calcext:value-type="float">
            <text:p>1479836303237.47</text:p>
          </table:table-cell>
          <table:table-cell table:formula="of:=[.$E32]*POWER(1+[.$O$6];[.BV$26])-SERIESSUM(1+[.$O$6];0;1;OFFSET([.$C33];[.BV$26];0):[.$C33])" office:value-type="float" office:value="1702421242263.98" calcext:value-type="float">
            <text:p>1702421242263.98</text:p>
          </table:table-cell>
          <table:table-cell table:formula="of:=[.$E32]*POWER(1+[.$O$6];[.BW$26])-SERIESSUM(1+[.$O$6];0;1;OFFSET([.$C33];[.BW$26];0):[.$C33])" office:value-type="float" office:value="1958393922144.46" calcext:value-type="float">
            <text:p>1958393922144.46</text:p>
          </table:table-cell>
          <table:table-cell table:formula="of:=[.$E32]*POWER(1+[.$O$6];[.BX$26])-SERIESSUM(1+[.$O$6];0;1;OFFSET([.$C33];[.BX$26];0):[.$C33])" office:value-type="float" office:value="2252762504007.01" calcext:value-type="float">
            <text:p>2252762504007.0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$O$2]*POWER(1+[.$O$11];[.$A57])*(POWER([.$O$7];12)-1)/([.$O$7]-1) + [.$B57]*POWER([.$O$7];12)" office:value-type="float" office:value="11292410756.1303" calcext:value-type="float">
            <text:p>11292410756.1303</text:p>
          </table:table-cell>
          <table:table-cell table:formula="of:=[.$C57]*POWER([.$O$9];12)" office:value-type="float" office:value="8209446.51867109" calcext:value-type="float">
            <text:p>8209446.51867109</text:p>
          </table:table-cell>
          <table:table-cell table:formula="of:=[.$B58]/4*[.$O$4]*[.$O$5]" office:value-type="float" office:value="22189587.135796" calcext:value-type="float">
            <text:p>22189587.135796</text:p>
          </table:table-cell>
          <table:table-cell table:formula="of:=[.$B58]-[.$C58]-[.$D58]+[.$O$13]*POWER([.$O$7];12*[.$A58])" office:value-type="float" office:value="11262011722.4758" calcext:value-type="float">
            <text:p>11262011722.4758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 table:formula="of:=[.$E33]-[.$C34]" office:value-type="float" office:value="258008387.398179" calcext:value-type="float">
            <text:p>258008387.398179</text:p>
          </table:table-cell>
          <table:table-cell table:formula="of:=[.$E33]*POWER(1+[.$O$6];[.K$26])-SERIESSUM(1+[.$O$6];0;1;OFFSET([.$C34];[.K$26];0):[.$C34])" office:value-type="float" office:value="294960894.472158" calcext:value-type="float">
            <text:p>294960894.472158</text:p>
          </table:table-cell>
          <table:table-cell table:formula="of:=[.$E33]*POWER(1+[.$O$6];[.L$26])-SERIESSUM(1+[.$O$6];0;1;OFFSET([.$C34];[.L$26];0):[.$C34])" office:value-type="float" office:value="337295960.188416" calcext:value-type="float">
            <text:p>337295960.188416</text:p>
          </table:table-cell>
          <table:table-cell table:formula="of:=[.$E33]*POWER(1+[.$O$6];[.M$26])-SERIESSUM(1+[.$O$6];0;1;OFFSET([.$C34];[.M$26];0):[.$C34])" office:value-type="float" office:value="385784015.178256" calcext:value-type="float">
            <text:p>385784015.178256</text:p>
          </table:table-cell>
          <table:table-cell table:formula="of:=[.$E33]*POWER(1+[.$O$6];[.N$26])-SERIESSUM(1+[.$O$6];0;1;OFFSET([.$C34];[.N$26];0):[.$C34])" office:value-type="float" office:value="441302536.963136" calcext:value-type="float">
            <text:p>441302536.963136</text:p>
          </table:table-cell>
          <table:table-cell table:formula="of:=[.$E33]*POWER(1+[.$O$6];[.O$26])-SERIESSUM(1+[.$O$6];0;1;OFFSET([.$C34];[.O$26];0):[.$C34])" office:value-type="float" office:value="504850143.657296" calcext:value-type="float">
            <text:p>504850143.657296</text:p>
          </table:table-cell>
          <table:table-cell table:formula="of:=[.$E33]*POWER(1+[.$O$6];[.P$26])-SERIESSUM(1+[.$O$6];0;1;OFFSET([.$C34];[.P$26];0):[.$C34])" office:value-type="float" office:value="577562349.178004" calcext:value-type="float">
            <text:p>577562349.178004</text:p>
          </table:table-cell>
          <table:table-cell table:formula="of:=[.$E33]*POWER(1+[.$O$6];[.Q$26])-SERIESSUM(1+[.$O$6];0;1;OFFSET([.$C34];[.Q$26];0):[.$C34])" office:value-type="float" office:value="660729124.877312" calcext:value-type="float">
            <text:p>660729124.877312</text:p>
          </table:table-cell>
          <table:table-cell table:formula="of:=[.$E33]*POWER(1+[.$O$6];[.R$26])-SERIESSUM(1+[.$O$6];0;1;OFFSET([.$C34];[.R$26];0):[.$C34])" office:value-type="float" office:value="755814410.202298" calcext:value-type="float">
            <text:p>755814410.202298</text:p>
          </table:table-cell>
          <table:table-cell table:formula="of:=[.$E33]*POWER(1+[.$O$6];[.S$26])-SERIESSUM(1+[.$O$6];0;1;OFFSET([.$C34];[.S$26];0):[.$C34])" office:value-type="float" office:value="864477706.795729" calcext:value-type="float">
            <text:p>864477706.795729</text:p>
          </table:table-cell>
          <table:table-cell table:formula="of:=[.$E33]*POWER(1+[.$O$6];[.T$26])-SERIESSUM(1+[.$O$6];0;1;OFFSET([.$C34];[.T$26];0):[.$C34])" office:value-type="float" office:value="988597874.205136" calcext:value-type="float">
            <text:p>988597874.205136</text:p>
          </table:table-cell>
          <table:table-cell table:formula="of:=[.$E33]*POWER(1+[.$O$6];[.U$26])-SERIESSUM(1+[.$O$6];0;1;OFFSET([.$C34];[.U$26];0):[.$C34])" office:value-type="float" office:value="1130299218.29628" calcext:value-type="float">
            <text:p>1130299218.29628</text:p>
          </table:table-cell>
          <table:table-cell table:formula="of:=[.$E33]*POWER(1+[.$O$6];[.V$26])-SERIESSUM(1+[.$O$6];0;1;OFFSET([.$C34];[.V$26];0):[.$C34])" office:value-type="float" office:value="1291979922.00839" calcext:value-type="float">
            <text:p>1291979922.00839</text:p>
          </table:table-cell>
          <table:table-cell table:formula="of:=[.$E33]*POWER(1+[.$O$6];[.W$26])-SERIESSUM(1+[.$O$6];0;1;OFFSET([.$C34];[.W$26];0):[.$C34])" office:value-type="float" office:value="1476342807.70528" calcext:value-type="float">
            <text:p>1476342807.70528</text:p>
          </table:table-cell>
          <table:table-cell table:formula="of:=[.$E33]*POWER(1+[.$O$6];[.X$26])-SERIESSUM(1+[.$O$6];0;1;OFFSET([.$C34];[.X$26];0):[.$C34])" office:value-type="float" office:value="1686428335.30131" calcext:value-type="float">
            <text:p>1686428335.30131</text:p>
          </table:table-cell>
          <table:table-cell table:formula="of:=[.$E33]*POWER(1+[.$O$6];[.Y$26])-SERIESSUM(1+[.$O$6];0;1;OFFSET([.$C34];[.Y$26];0):[.$C34])" office:value-type="float" office:value="1925649623.26615" calcext:value-type="float">
            <text:p>1925649623.26615</text:p>
          </table:table-cell>
          <table:table-cell table:formula="of:=[.$E33]*POWER(1+[.$O$6];[.Z$26])-SERIESSUM(1+[.$O$6];0;1;OFFSET([.$C34];[.Z$26];0):[.$C34])" office:value-type="float" office:value="2197829121.30349" calcext:value-type="float">
            <text:p>2197829121.30349</text:p>
          </table:table-cell>
          <table:table-cell table:formula="of:=[.$E33]*POWER(1+[.$O$6];[.AA$26])-SERIESSUM(1+[.$O$6];0;1;OFFSET([.$C34];[.AA$26];0):[.$C34])" office:value-type="float" office:value="2507236352.31453" calcext:value-type="float">
            <text:p>2507236352.31453</text:p>
          </table:table-cell>
          <table:table-cell table:formula="of:=[.$E33]*POWER(1+[.$O$6];[.AB$26])-SERIESSUM(1+[.$O$6];0;1;OFFSET([.$C34];[.AB$26];0):[.$C34])" office:value-type="float" office:value="2858625862.55112" calcext:value-type="float">
            <text:p>2858625862.55112</text:p>
          </table:table-cell>
          <table:table-cell table:formula="of:=[.$E33]*POWER(1+[.$O$6];[.AC$26])-SERIESSUM(1+[.$O$6];0;1;OFFSET([.$C34];[.AC$26];0):[.$C34])" office:value-type="float" office:value="3257274154.24638" calcext:value-type="float">
            <text:p>3257274154.24638</text:p>
          </table:table-cell>
          <table:table-cell table:formula="of:=[.$E33]*POWER(1+[.$O$6];[.AD$26])-SERIESSUM(1+[.$O$6];0;1;OFFSET([.$C34];[.AD$26];0):[.$C34])" office:value-type="float" office:value="3709013901.4289" calcext:value-type="float">
            <text:p>3709013901.4289</text:p>
          </table:table-cell>
          <table:table-cell table:formula="of:=[.$E33]*POWER(1+[.$O$6];[.AE$26])-SERIESSUM(1+[.$O$6];0;1;OFFSET([.$C34];[.AE$26];0):[.$C34])" office:value-type="float" office:value="4220263138.22623" calcext:value-type="float">
            <text:p>4220263138.22623</text:p>
          </table:table-cell>
          <table:table-cell table:formula="of:=[.$E33]*POWER(1+[.$O$6];[.AF$26])-SERIESSUM(1+[.$O$6];0;1;OFFSET([.$C34];[.AF$26];0):[.$C34])" office:value-type="float" office:value="4798046323.67795" calcext:value-type="float">
            <text:p>4798046323.67795</text:p>
          </table:table-cell>
          <table:table-cell table:formula="of:=[.$E33]*POWER(1+[.$O$6];[.AG$26])-SERIESSUM(1+[.$O$6];0;1;OFFSET([.$C34];[.AG$26];0):[.$C34])" office:value-type="float" office:value="5450003182.88481" calcext:value-type="float">
            <text:p>5450003182.88481</text:p>
          </table:table-cell>
          <table:table-cell table:formula="of:=[.$E33]*POWER(1+[.$O$6];[.AH$26])-SERIESSUM(1+[.$O$6];0;1;OFFSET([.$C34];[.AH$26];0):[.$C34])" office:value-type="float" office:value="6184379945.07363" calcext:value-type="float">
            <text:p>6184379945.07363</text:p>
          </table:table-cell>
          <table:table-cell table:formula="of:=[.$E33]*POWER(1+[.$O$6];[.AI$26])-SERIESSUM(1+[.$O$6];0;1;OFFSET([.$C34];[.AI$26];0):[.$C34])" office:value-type="float" office:value="7009995974.92198" calcext:value-type="float">
            <text:p>7009995974.92198</text:p>
          </table:table-cell>
          <table:table-cell table:formula="of:=[.$E33]*POWER(1+[.$O$6];[.AJ$26])-SERIESSUM(1+[.$O$6];0;1;OFFSET([.$C34];[.AJ$26];0):[.$C34])" office:value-type="float" office:value="7936176737.22162" calcext:value-type="float">
            <text:p>7936176737.22162</text:p>
          </table:table-cell>
          <table:table-cell table:formula="of:=[.$E33]*POWER(1+[.$O$6];[.AK$26])-SERIESSUM(1+[.$O$6];0;1;OFFSET([.$C34];[.AK$26];0):[.$C34])" office:value-type="float" office:value="8972641438.43827" calcext:value-type="float">
            <text:p>8972641438.43827</text:p>
          </table:table-cell>
          <table:table-cell table:formula="of:=[.$E33]*POWER(1+[.$O$6];[.AL$26])-SERIESSUM(1+[.$O$6];0;1;OFFSET([.$C34];[.AL$26];0):[.$C34])" office:value-type="float" office:value="10129330417.4733" calcext:value-type="float">
            <text:p>10129330417.4733</text:p>
          </table:table-cell>
          <table:table-cell table:formula="of:=[.$E33]*POWER(1+[.$O$6];[.AM$26])-SERIESSUM(1+[.$O$6];0;1;OFFSET([.$C34];[.AM$26];0):[.$C34])" office:value-type="float" office:value="11416153244.9922" calcext:value-type="float">
            <text:p>11416153244.9922</text:p>
          </table:table-cell>
          <table:table-cell table:formula="of:=[.$E33]*POWER(1+[.$O$6];[.AN$26])-SERIESSUM(1+[.$O$6];0;1;OFFSET([.$C34];[.AN$26];0):[.$C34])" office:value-type="float" office:value="13658373321.5835" calcext:value-type="float">
            <text:p>13658373321.5835</text:p>
          </table:table-cell>
          <table:table-cell table:formula="of:=[.$E33]*POWER(1+[.$O$6];[.AO$26])-SERIESSUM(1+[.$O$6];0;1;OFFSET([.$C34];[.AO$26];0):[.$C34])" office:value-type="float" office:value="16236926409.6636" calcext:value-type="float">
            <text:p>16236926409.6636</text:p>
          </table:table-cell>
          <table:table-cell table:formula="of:=[.$E33]*POWER(1+[.$O$6];[.AP$26])-SERIESSUM(1+[.$O$6];0;1;OFFSET([.$C34];[.AP$26];0):[.$C34])" office:value-type="float" office:value="19202262460.9557" calcext:value-type="float">
            <text:p>19202262460.9557</text:p>
          </table:table-cell>
          <table:table-cell table:formula="of:=[.$E33]*POWER(1+[.$O$6];[.AQ$26])-SERIESSUM(1+[.$O$6];0;1;OFFSET([.$C34];[.AQ$26];0):[.$C34])" office:value-type="float" office:value="22612398919.9415" calcext:value-type="float">
            <text:p>22612398919.9415</text:p>
          </table:table-cell>
          <table:table-cell table:formula="of:=[.$E33]*POWER(1+[.$O$6];[.AR$26])-SERIESSUM(1+[.$O$6];0;1;OFFSET([.$C34];[.AR$26];0):[.$C34])" office:value-type="float" office:value="26534055847.7753" calcext:value-type="float">
            <text:p>26534055847.7753</text:p>
          </table:table-cell>
          <table:table-cell table:formula="of:=[.$E33]*POWER(1+[.$O$6];[.AS$26])-SERIESSUM(1+[.$O$6];0;1;OFFSET([.$C34];[.AS$26];0):[.$C34])" office:value-type="float" office:value="31043961314.7841" calcext:value-type="float">
            <text:p>31043961314.7841</text:p>
          </table:table-cell>
          <table:table-cell table:formula="of:=[.$E33]*POWER(1+[.$O$6];[.AT$26])-SERIESSUM(1+[.$O$6];0;1;OFFSET([.$C34];[.AT$26];0):[.$C34])" office:value-type="float" office:value="36230352601.8443" calcext:value-type="float">
            <text:p>36230352601.8443</text:p>
          </table:table-cell>
          <table:table-cell table:formula="of:=[.$E33]*POWER(1+[.$O$6];[.AU$26])-SERIESSUM(1+[.$O$6];0;1;OFFSET([.$C34];[.AU$26];0):[.$C34])" office:value-type="float" office:value="42194702581.9635" calcext:value-type="float">
            <text:p>42194702581.9635</text:p>
          </table:table-cell>
          <table:table-cell table:formula="of:=[.$E33]*POWER(1+[.$O$6];[.AV$26])-SERIESSUM(1+[.$O$6];0;1;OFFSET([.$C34];[.AV$26];0):[.$C34])" office:value-type="float" office:value="49053705059.1005" calcext:value-type="float">
            <text:p>49053705059.1005</text:p>
          </table:table-cell>
          <table:table-cell table:formula="of:=[.$E33]*POWER(1+[.$O$6];[.AW$26])-SERIESSUM(1+[.$O$6];0;1;OFFSET([.$C34];[.AW$26];0):[.$C34])" office:value-type="float" office:value="56941557907.8081" calcext:value-type="float">
            <text:p>56941557907.8081</text:p>
          </table:table-cell>
          <table:table-cell table:formula="of:=[.$E33]*POWER(1+[.$O$6];[.AX$26])-SERIESSUM(1+[.$O$6];0;1;OFFSET([.$C34];[.AX$26];0):[.$C34])" office:value-type="float" office:value="66012588683.8219" calcext:value-type="float">
            <text:p>66012588683.8219</text:p>
          </table:table-cell>
          <table:table-cell table:formula="of:=[.$E33]*POWER(1+[.$O$6];[.AY$26])-SERIESSUM(1+[.$O$6];0;1;OFFSET([.$C34];[.AY$26];0):[.$C34])" office:value-type="float" office:value="76444274076.2377" calcext:value-type="float">
            <text:p>76444274076.2377</text:p>
          </table:table-cell>
          <table:table-cell table:formula="of:=[.$E33]*POWER(1+[.$O$6];[.AZ$26])-SERIESSUM(1+[.$O$6];0;1;OFFSET([.$C34];[.AZ$26];0):[.$C34])" office:value-type="float" office:value="88440712277.5159" calcext:value-type="float">
            <text:p>88440712277.5159</text:p>
          </table:table-cell>
          <table:table-cell table:formula="of:=[.$E33]*POWER(1+[.$O$6];[.BA$26])-SERIESSUM(1+[.$O$6];0;1;OFFSET([.$C34];[.BA$26];0):[.$C34])" office:value-type="float" office:value="102236616208.986" calcext:value-type="float">
            <text:p>102236616208.986</text:p>
          </table:table-cell>
          <table:table-cell table:formula="of:=[.$E33]*POWER(1+[.$O$6];[.BB$26])-SERIESSUM(1+[.$O$6];0;1;OFFSET([.$C34];[.BB$26];0):[.$C34])" office:value-type="float" office:value="118101905730.176" calcext:value-type="float">
            <text:p>118101905730.176</text:p>
          </table:table-cell>
          <table:table-cell table:formula="of:=[.$E33]*POWER(1+[.$O$6];[.BC$26])-SERIESSUM(1+[.$O$6];0;1;OFFSET([.$C34];[.BC$26];0):[.$C34])" office:value-type="float" office:value="136346988679.545" calcext:value-type="float">
            <text:p>136346988679.545</text:p>
          </table:table-cell>
          <table:table-cell table:formula="of:=[.$E33]*POWER(1+[.$O$6];[.BD$26])-SERIESSUM(1+[.$O$6];0;1;OFFSET([.$C34];[.BD$26];0):[.$C34])" office:value-type="float" office:value="157328834071.319" calcext:value-type="float">
            <text:p>157328834071.319</text:p>
          </table:table-cell>
          <table:table-cell table:formula="of:=[.$E33]*POWER(1+[.$O$6];[.BE$26])-SERIESSUM(1+[.$O$6];0;1;OFFSET([.$C34];[.BE$26];0):[.$C34])" office:value-type="float" office:value="181457956271.86" calcext:value-type="float">
            <text:p>181457956271.86</text:p>
          </table:table-cell>
          <table:table-cell table:formula="of:=[.$E33]*POWER(1+[.$O$6];[.BF$26])-SERIESSUM(1+[.$O$6];0;1;OFFSET([.$C34];[.BF$26];0):[.$C34])" office:value-type="float" office:value="209206446802.481" calcext:value-type="float">
            <text:p>209206446802.481</text:p>
          </table:table-cell>
          <table:table-cell table:formula="of:=[.$E33]*POWER(1+[.$O$6];[.BG$26])-SERIESSUM(1+[.$O$6];0;1;OFFSET([.$C34];[.BG$26];0):[.$C34])" office:value-type="float" office:value="241117210912.696" calcext:value-type="float">
            <text:p>241117210912.696</text:p>
          </table:table-cell>
          <table:table-cell table:formula="of:=[.$E33]*POWER(1+[.$O$6];[.BH$26])-SERIESSUM(1+[.$O$6];0;1;OFFSET([.$C34];[.BH$26];0):[.$C34])" office:value-type="float" office:value="277814589639.443" calcext:value-type="float">
            <text:p>277814589639.443</text:p>
          </table:table-cell>
          <table:table-cell table:formula="of:=[.$E33]*POWER(1+[.$O$6];[.BI$26])-SERIESSUM(1+[.$O$6];0;1;OFFSET([.$C34];[.BI$26];0):[.$C34])" office:value-type="float" office:value="320016575175.202" calcext:value-type="float">
            <text:p>320016575175.202</text:p>
          </table:table-cell>
          <table:table-cell table:formula="of:=[.$E33]*POWER(1+[.$O$6];[.BJ$26])-SERIESSUM(1+[.$O$6];0;1;OFFSET([.$C34];[.BJ$26];0):[.$C34])" office:value-type="float" office:value="368548858541.325" calcext:value-type="float">
            <text:p>368548858541.325</text:p>
          </table:table-cell>
          <table:table-cell table:formula="of:=[.$E33]*POWER(1+[.$O$6];[.BK$26])-SERIESSUM(1+[.$O$6];0;1;OFFSET([.$C34];[.BK$26];0):[.$C34])" office:value-type="float" office:value="424360984412.366" calcext:value-type="float">
            <text:p>424360984412.366</text:p>
          </table:table-cell>
          <table:table-cell table:formula="of:=[.$E33]*POWER(1+[.$O$6];[.BL$26])-SERIESSUM(1+[.$O$6];0;1;OFFSET([.$C34];[.BL$26];0):[.$C34])" office:value-type="float" office:value="488544929164.063" calcext:value-type="float">
            <text:p>488544929164.063</text:p>
          </table:table-cell>
          <table:table-cell table:formula="of:=[.$E33]*POWER(1+[.$O$6];[.BM$26])-SERIESSUM(1+[.$O$6];0;1;OFFSET([.$C34];[.BM$26];0):[.$C34])" office:value-type="float" office:value="562356465628.515" calcext:value-type="float">
            <text:p>562356465628.515</text:p>
          </table:table-cell>
          <table:table-cell table:formula="of:=[.$E33]*POWER(1+[.$O$6];[.BN$26])-SERIESSUM(1+[.$O$6];0;1;OFFSET([.$C34];[.BN$26];0):[.$C34])" office:value-type="float" office:value="647239732562.635" calcext:value-type="float">
            <text:p>647239732562.635</text:p>
          </table:table-cell>
          <table:table-cell table:formula="of:=[.$E33]*POWER(1+[.$O$6];[.BO$26])-SERIESSUM(1+[.$O$6];0;1;OFFSET([.$C34];[.BO$26];0):[.$C34])" office:value-type="float" office:value="744855489536.873" calcext:value-type="float">
            <text:p>744855489536.873</text:p>
          </table:table-cell>
          <table:table-cell table:formula="of:=[.$E33]*POWER(1+[.$O$6];[.BP$26])-SERIESSUM(1+[.$O$6];0;1;OFFSET([.$C34];[.BP$26];0):[.$C34])" office:value-type="float" office:value="857113610057.247" calcext:value-type="float">
            <text:p>857113610057.247</text:p>
          </table:table-cell>
          <table:table-cell table:formula="of:=[.$E33]*POWER(1+[.$O$6];[.BQ$26])-SERIESSUM(1+[.$O$6];0;1;OFFSET([.$C34];[.BQ$26];0):[.$C34])" office:value-type="float" office:value="986210448655.676" calcext:value-type="float">
            <text:p>986210448655.676</text:p>
          </table:table-cell>
          <table:table-cell table:formula="of:=[.$E33]*POWER(1+[.$O$6];[.BR$26])-SERIESSUM(1+[.$O$6];0;1;OFFSET([.$C34];[.BR$26];0):[.$C34])" office:value-type="float" office:value="1134671813043.87" calcext:value-type="float">
            <text:p>1134671813043.87</text:p>
          </table:table-cell>
          <table:table-cell table:formula="of:=[.$E33]*POWER(1+[.$O$6];[.BS$26])-SERIESSUM(1+[.$O$6];0;1;OFFSET([.$C34];[.BS$26];0):[.$C34])" office:value-type="float" office:value="1305402382090.29" calcext:value-type="float">
            <text:p>1305402382090.29</text:p>
          </table:table-cell>
          <table:table-cell table:formula="of:=[.$E33]*POWER(1+[.$O$6];[.BT$26])-SERIESSUM(1+[.$O$6];0;1;OFFSET([.$C34];[.BT$26];0):[.$C34])" office:value-type="float" office:value="1501742536493.68" calcext:value-type="float">
            <text:p>1501742536493.68</text:p>
          </table:table-cell>
          <table:table-cell table:formula="of:=[.$E33]*POWER(1+[.$O$6];[.BU$26])-SERIESSUM(1+[.$O$6];0;1;OFFSET([.$C34];[.BU$26];0):[.$C34])" office:value-type="float" office:value="1727533714057.57" calcext:value-type="float">
            <text:p>1727533714057.57</text:p>
          </table:table-cell>
          <table:table-cell table:formula="of:=[.$E33]*POWER(1+[.$O$6];[.BV$26])-SERIESSUM(1+[.$O$6];0;1;OFFSET([.$C34];[.BV$26];0):[.$C34])" office:value-type="float" office:value="1987193568256.05" calcext:value-type="float">
            <text:p>1987193568256.05</text:p>
          </table:table-cell>
          <table:table-cell table:formula="of:=[.$E33]*POWER(1+[.$O$6];[.BW$26])-SERIESSUM(1+[.$O$6];0;1;OFFSET([.$C34];[.BW$26];0):[.$C34])" office:value-type="float" office:value="2285802400584.3" calcext:value-type="float">
            <text:p>2285802400584.3</text:p>
          </table:table-cell>
          <table:table-cell table:formula="of:=[.$E33]*POWER(1+[.$O$6];[.BX$26])-SERIESSUM(1+[.$O$6];0;1;OFFSET([.$C34];[.BX$26];0):[.$C34])" office:value-type="float" office:value="2629202557761.79" calcext:value-type="float">
            <text:p>2629202557761.7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$O$2]*POWER(1+[.$O$11];[.$A58])*(POWER([.$O$7];12)-1)/([.$O$7]-1) + [.$B58]*POWER([.$O$7];12)" office:value-type="float" office:value="13111867041.2067" calcext:value-type="float">
            <text:p>13111867041.2067</text:p>
          </table:table-cell>
          <table:table-cell table:formula="of:=[.$C58]*POWER([.$O$9];12)" office:value-type="float" office:value="8784107.77497806" calcext:value-type="float">
            <text:p>8784107.77497806</text:p>
          </table:table-cell>
          <table:table-cell table:formula="of:=[.$B59]/4*[.$O$4]*[.$O$5]" office:value-type="float" office:value="25764818.7359712" calcext:value-type="float">
            <text:p>25764818.7359712</text:p>
          </table:table-cell>
          <table:table-cell table:formula="of:=[.$B59]-[.$C59]-[.$D59]+[.$O$13]*POWER([.$O$7];12*[.$A59])" office:value-type="float" office:value="13077318114.6958" calcext:value-type="float">
            <text:p>13077318114.6958</text:p>
          </table:table-cell>
          <table:table-cell table:number-columns-repeated="4"/>
          <table:table-cell office:value-type="float" office:value="33" calcext:value-type="float">
            <text:p>33</text:p>
          </table:table-cell>
          <table:table-cell table:formula="of:=[.$E34]-[.$C35]" office:value-type="float" office:value="300991727.199387" calcext:value-type="float">
            <text:p>300991727.199387</text:p>
          </table:table-cell>
          <table:table-cell table:formula="of:=[.$E34]*POWER(1+[.$O$6];[.K$26])-SERIESSUM(1+[.$O$6];0;1;OFFSET([.$C35];[.K$26];0):[.$C35])" office:value-type="float" office:value="344269322.671045" calcext:value-type="float">
            <text:p>344269322.671045</text:p>
          </table:table-cell>
          <table:table-cell table:formula="of:=[.$E34]*POWER(1+[.$O$6];[.L$26])-SERIESSUM(1+[.$O$6];0;1;OFFSET([.$C35];[.L$26];0):[.$C35])" office:value-type="float" office:value="393867017.825316" calcext:value-type="float">
            <text:p>393867017.825316</text:p>
          </table:table-cell>
          <table:table-cell table:formula="of:=[.$E34]*POWER(1+[.$O$6];[.M$26])-SERIESSUM(1+[.$O$6];0;1;OFFSET([.$C35];[.M$26];0):[.$C35])" office:value-type="float" office:value="450693287.728001" calcext:value-type="float">
            <text:p>450693287.728001</text:p>
          </table:table-cell>
          <table:table-cell table:formula="of:=[.$E34]*POWER(1+[.$O$6];[.N$26])-SERIESSUM(1+[.$O$6];0;1;OFFSET([.$C35];[.N$26];0):[.$C35])" office:value-type="float" office:value="515783764.760913" calcext:value-type="float">
            <text:p>515783764.760913</text:p>
          </table:table-cell>
          <table:table-cell table:formula="of:=[.$E34]*POWER(1+[.$O$6];[.O$26])-SERIESSUM(1+[.$O$6];0;1;OFFSET([.$C35];[.O$26];0):[.$C35])" office:value-type="float" office:value="590318211.455218" calcext:value-type="float">
            <text:p>590318211.455218</text:p>
          </table:table-cell>
          <table:table-cell table:formula="of:=[.$E34]*POWER(1+[.$O$6];[.P$26])-SERIESSUM(1+[.$O$6];0;1;OFFSET([.$C35];[.P$26];0):[.$C35])" office:value-type="float" office:value="675639555.023662" calcext:value-type="float">
            <text:p>675639555.023662</text:p>
          </table:table-cell>
          <table:table-cell table:formula="of:=[.$E34]*POWER(1+[.$O$6];[.Q$26])-SERIESSUM(1+[.$O$6];0;1;OFFSET([.$C35];[.Q$26];0):[.$C35])" office:value-type="float" office:value="773275181.232401" calcext:value-type="float">
            <text:p>773275181.232401</text:p>
          </table:table-cell>
          <table:table-cell table:formula="of:=[.$E34]*POWER(1+[.$O$6];[.R$26])-SERIESSUM(1+[.$O$6];0;1;OFFSET([.$C35];[.R$26];0):[.$C35])" office:value-type="float" office:value="884960689.172188" calcext:value-type="float">
            <text:p>884960689.172188</text:p>
          </table:table-cell>
          <table:table-cell table:formula="of:=[.$E34]*POWER(1+[.$O$6];[.S$26])-SERIESSUM(1+[.$O$6];0;1;OFFSET([.$C35];[.S$26];0):[.$C35])" office:value-type="float" office:value="1012666307.06552" calcext:value-type="float">
            <text:p>1012666307.06552</text:p>
          </table:table-cell>
          <table:table-cell table:formula="of:=[.$E34]*POWER(1+[.$O$6];[.T$26])-SERIESSUM(1+[.$O$6];0;1;OFFSET([.$C35];[.T$26];0):[.$C35])" office:value-type="float" office:value="1158626160.3127" calcext:value-type="float">
            <text:p>1158626160.3127</text:p>
          </table:table-cell>
          <table:table-cell table:formula="of:=[.$E34]*POWER(1+[.$O$6];[.U$26])-SERIESSUM(1+[.$O$6];0;1;OFFSET([.$C35];[.U$26];0):[.$C35])" office:value-type="float" office:value="1325370563.7272" calcext:value-type="float">
            <text:p>1325370563.7272</text:p>
          </table:table-cell>
          <table:table-cell table:formula="of:=[.$E34]*POWER(1+[.$O$6];[.V$26])-SERIESSUM(1+[.$O$6];0;1;OFFSET([.$C35];[.V$26];0):[.$C35])" office:value-type="float" office:value="1515761476.72168" calcext:value-type="float">
            <text:p>1515761476.72168</text:p>
          </table:table-cell>
          <table:table-cell table:formula="of:=[.$E34]*POWER(1+[.$O$6];[.W$26])-SERIESSUM(1+[.$O$6];0;1;OFFSET([.$C35];[.W$26];0):[.$C35])" office:value-type="float" office:value="1733031208.44326" calcext:value-type="float">
            <text:p>1733031208.44326</text:p>
          </table:table-cell>
          <table:table-cell table:formula="of:=[.$E34]*POWER(1+[.$O$6];[.X$26])-SERIESSUM(1+[.$O$6];0;1;OFFSET([.$C35];[.X$26];0):[.$C35])" office:value-type="float" office:value="1980824383.60081" calcext:value-type="float">
            <text:p>1980824383.60081</text:p>
          </table:table-cell>
          <table:table-cell table:formula="of:=[.$E34]*POWER(1+[.$O$6];[.Y$26])-SERIESSUM(1+[.$O$6];0;1;OFFSET([.$C35];[.Y$26];0):[.$C35])" office:value-type="float" office:value="2263243071.44745" calcext:value-type="float">
            <text:p>2263243071.44745</text:p>
          </table:table-cell>
          <table:table-cell table:formula="of:=[.$E34]*POWER(1+[.$O$6];[.Z$26])-SERIESSUM(1+[.$O$6];0;1;OFFSET([.$C35];[.Z$26];0):[.$C35])" office:value-type="float" office:value="2584894830.5303" calcext:value-type="float">
            <text:p>2584894830.5303</text:p>
          </table:table-cell>
          <table:table-cell table:formula="of:=[.$E34]*POWER(1+[.$O$6];[.AA$26])-SERIESSUM(1+[.$O$6];0;1;OFFSET([.$C35];[.AA$26];0):[.$C35])" office:value-type="float" office:value="2950943218.32245" calcext:value-type="float">
            <text:p>2950943218.32245</text:p>
          </table:table-cell>
          <table:table-cell table:formula="of:=[.$E34]*POWER(1+[.$O$6];[.AB$26])-SERIESSUM(1+[.$O$6];0;1;OFFSET([.$C35];[.AB$26];0):[.$C35])" office:value-type="float" office:value="3367160042.47749" calcext:value-type="float">
            <text:p>3367160042.47749</text:p>
          </table:table-cell>
          <table:table-cell table:formula="of:=[.$E34]*POWER(1+[.$O$6];[.AC$26])-SERIESSUM(1+[.$O$6];0;1;OFFSET([.$C35];[.AC$26];0):[.$C35])" office:value-type="float" office:value="3839978270.02358" calcext:value-type="float">
            <text:p>3839978270.02358</text:p>
          </table:table-cell>
          <table:table-cell table:formula="of:=[.$E34]*POWER(1+[.$O$6];[.AD$26])-SERIESSUM(1+[.$O$6];0;1;OFFSET([.$C35];[.AD$26];0):[.$C35])" office:value-type="float" office:value="4376544038.25588" calcext:value-type="float">
            <text:p>4376544038.25588</text:p>
          </table:table-cell>
          <table:table-cell table:formula="of:=[.$E34]*POWER(1+[.$O$6];[.AE$26])-SERIESSUM(1+[.$O$6];0;1;OFFSET([.$C35];[.AE$26];0):[.$C35])" office:value-type="float" office:value="4984765596.18806" calcext:value-type="float">
            <text:p>4984765596.18806</text:p>
          </table:table-cell>
          <table:table-cell table:formula="of:=[.$E34]*POWER(1+[.$O$6];[.AF$26])-SERIESSUM(1+[.$O$6];0;1;OFFSET([.$C35];[.AF$26];0):[.$C35])" office:value-type="float" office:value="5673356210.36431" calcext:value-type="float">
            <text:p>5673356210.36431</text:p>
          </table:table-cell>
          <table:table-cell table:formula="of:=[.$E34]*POWER(1+[.$O$6];[.AG$26])-SERIESSUM(1+[.$O$6];0;1;OFFSET([.$C35];[.AG$26];0):[.$C35])" office:value-type="float" office:value="6451867046.31998" calcext:value-type="float">
            <text:p>6451867046.31998</text:p>
          </table:table-cell>
          <table:table-cell table:formula="of:=[.$E34]*POWER(1+[.$O$6];[.AH$26])-SERIESSUM(1+[.$O$6];0;1;OFFSET([.$C35];[.AH$26];0):[.$C35])" office:value-type="float" office:value="7330704727.957" calcext:value-type="float">
            <text:p>7330704727.957</text:p>
          </table:table-cell>
          <table:table-cell table:formula="of:=[.$E34]*POWER(1+[.$O$6];[.AI$26])-SERIESSUM(1+[.$O$6];0;1;OFFSET([.$C35];[.AI$26];0):[.$C35])" office:value-type="float" office:value="8321126607.90396" calcext:value-type="float">
            <text:p>8321126607.90396</text:p>
          </table:table-cell>
          <table:table-cell table:formula="of:=[.$E34]*POWER(1+[.$O$6];[.AJ$26])-SERIESSUM(1+[.$O$6];0;1;OFFSET([.$C35];[.AJ$26];0):[.$C35])" office:value-type="float" office:value="9435204660.77519" calcext:value-type="float">
            <text:p>9435204660.77519</text:p>
          </table:table-cell>
          <table:table-cell table:formula="of:=[.$E34]*POWER(1+[.$O$6];[.AK$26])-SERIESSUM(1+[.$O$6];0;1;OFFSET([.$C35];[.AK$26];0):[.$C35])" office:value-type="float" office:value="10685746223.8692" calcext:value-type="float">
            <text:p>10685746223.8692</text:p>
          </table:table-cell>
          <table:table-cell table:formula="of:=[.$E34]*POWER(1+[.$O$6];[.AL$26])-SERIESSUM(1+[.$O$6];0;1;OFFSET([.$C35];[.AL$26];0):[.$C35])" office:value-type="float" office:value="12086156414.1478" calcext:value-type="float">
            <text:p>12086156414.1478</text:p>
          </table:table-cell>
          <table:table-cell table:formula="of:=[.$E34]*POWER(1+[.$O$6];[.AM$26])-SERIESSUM(1+[.$O$6];0;1;OFFSET([.$C35];[.AM$26];0):[.$C35])" office:value-type="float" office:value="14359561893.7896" calcext:value-type="float">
            <text:p>14359561893.7896</text:p>
          </table:table-cell>
          <table:table-cell table:formula="of:=[.$E34]*POWER(1+[.$O$6];[.AN$26])-SERIESSUM(1+[.$O$6];0;1;OFFSET([.$C35];[.AN$26];0):[.$C35])" office:value-type="float" office:value="16973978195.3777" calcext:value-type="float">
            <text:p>16973978195.3777</text:p>
          </table:table-cell>
          <table:table-cell table:formula="of:=[.$E34]*POWER(1+[.$O$6];[.AO$26])-SERIESSUM(1+[.$O$6];0;1;OFFSET([.$C35];[.AO$26];0):[.$C35])" office:value-type="float" office:value="19980556942.204" calcext:value-type="float">
            <text:p>19980556942.204</text:p>
          </table:table-cell>
          <table:table-cell table:formula="of:=[.$E34]*POWER(1+[.$O$6];[.AP$26])-SERIESSUM(1+[.$O$6];0;1;OFFSET([.$C35];[.AP$26];0):[.$C35])" office:value-type="float" office:value="23438122501.0543" calcext:value-type="float">
            <text:p>23438122501.0543</text:p>
          </table:table-cell>
          <table:table-cell table:formula="of:=[.$E34]*POWER(1+[.$O$6];[.AQ$26])-SERIESSUM(1+[.$O$6];0;1;OFFSET([.$C35];[.AQ$26];0):[.$C35])" office:value-type="float" office:value="27414322893.7321" calcext:value-type="float">
            <text:p>27414322893.7321</text:p>
          </table:table-cell>
          <table:table-cell table:formula="of:=[.$E34]*POWER(1+[.$O$6];[.AR$26])-SERIESSUM(1+[.$O$6];0;1;OFFSET([.$C35];[.AR$26];0):[.$C35])" office:value-type="float" office:value="31986953345.3116" calcext:value-type="float">
            <text:p>31986953345.3116</text:p>
          </table:table-cell>
          <table:table-cell table:formula="of:=[.$E34]*POWER(1+[.$O$6];[.AS$26])-SERIESSUM(1+[.$O$6];0;1;OFFSET([.$C35];[.AS$26];0):[.$C35])" office:value-type="float" office:value="37245478364.628" calcext:value-type="float">
            <text:p>37245478364.628</text:p>
          </table:table-cell>
          <table:table-cell table:formula="of:=[.$E34]*POWER(1+[.$O$6];[.AT$26])-SERIESSUM(1+[.$O$6];0;1;OFFSET([.$C35];[.AT$26];0):[.$C35])" office:value-type="float" office:value="43292782136.8419" calcext:value-type="float">
            <text:p>43292782136.8419</text:p>
          </table:table-cell>
          <table:table-cell table:formula="of:=[.$E34]*POWER(1+[.$O$6];[.AU$26])-SERIESSUM(1+[.$O$6];0;1;OFFSET([.$C35];[.AU$26];0):[.$C35])" office:value-type="float" office:value="50247181474.8878" calcext:value-type="float">
            <text:p>50247181474.8878</text:p>
          </table:table-cell>
          <table:table-cell table:formula="of:=[.$E34]*POWER(1+[.$O$6];[.AV$26])-SERIESSUM(1+[.$O$6];0;1;OFFSET([.$C35];[.AV$26];0):[.$C35])" office:value-type="float" office:value="58244740713.6406" calcext:value-type="float">
            <text:p>58244740713.6406</text:p>
          </table:table-cell>
          <table:table-cell table:formula="of:=[.$E34]*POWER(1+[.$O$6];[.AW$26])-SERIESSUM(1+[.$O$6];0;1;OFFSET([.$C35];[.AW$26];0):[.$C35])" office:value-type="float" office:value="67441933838.2064" calcext:value-type="float">
            <text:p>67441933838.2064</text:p>
          </table:table-cell>
          <table:table-cell table:formula="of:=[.$E34]*POWER(1+[.$O$6];[.AX$26])-SERIESSUM(1+[.$O$6];0;1;OFFSET([.$C35];[.AX$26];0):[.$C35])" office:value-type="float" office:value="78018705931.457" calcext:value-type="float">
            <text:p>78018705931.457</text:p>
          </table:table-cell>
          <table:table-cell table:formula="of:=[.$E34]*POWER(1+[.$O$6];[.AY$26])-SERIESSUM(1+[.$O$6];0;1;OFFSET([.$C35];[.AY$26];0):[.$C35])" office:value-type="float" office:value="90181993838.6952" calcext:value-type="float">
            <text:p>90181993838.6952</text:p>
          </table:table-cell>
          <table:table-cell table:formula="of:=[.$E34]*POWER(1+[.$O$6];[.AZ$26])-SERIESSUM(1+[.$O$6];0;1;OFFSET([.$C35];[.AZ$26];0):[.$C35])" office:value-type="float" office:value="104169774932.019" calcext:value-type="float">
            <text:p>104169774932.019</text:p>
          </table:table-cell>
          <table:table-cell table:formula="of:=[.$E34]*POWER(1+[.$O$6];[.BA$26])-SERIESSUM(1+[.$O$6];0;1;OFFSET([.$C35];[.BA$26];0):[.$C35])" office:value-type="float" office:value="120255723189.342" calcext:value-type="float">
            <text:p>120255723189.342</text:p>
          </table:table-cell>
          <table:table-cell table:formula="of:=[.$E34]*POWER(1+[.$O$6];[.BB$26])-SERIESSUM(1+[.$O$6];0;1;OFFSET([.$C35];[.BB$26];0):[.$C35])" office:value-type="float" office:value="138754563685.263" calcext:value-type="float">
            <text:p>138754563685.263</text:p>
          </table:table-cell>
          <table:table-cell table:formula="of:=[.$E34]*POWER(1+[.$O$6];[.BC$26])-SERIESSUM(1+[.$O$6];0;1;OFFSET([.$C35];[.BC$26];0):[.$C35])" office:value-type="float" office:value="160028230255.572" calcext:value-type="float">
            <text:p>160028230255.572</text:p>
          </table:table-cell>
          <table:table-cell table:formula="of:=[.$E34]*POWER(1+[.$O$6];[.BD$26])-SERIESSUM(1+[.$O$6];0;1;OFFSET([.$C35];[.BD$26];0):[.$C35])" office:value-type="float" office:value="184492946811.427" calcext:value-type="float">
            <text:p>184492946811.427</text:p>
          </table:table-cell>
          <table:table-cell table:formula="of:=[.$E34]*POWER(1+[.$O$6];[.BE$26])-SERIESSUM(1+[.$O$6];0;1;OFFSET([.$C35];[.BE$26];0):[.$C35])" office:value-type="float" office:value="212627370850.661" calcext:value-type="float">
            <text:p>212627370850.661</text:p>
          </table:table-cell>
          <table:table-cell table:formula="of:=[.$E34]*POWER(1+[.$O$6];[.BF$26])-SERIESSUM(1+[.$O$6];0;1;OFFSET([.$C35];[.BF$26];0):[.$C35])" office:value-type="float" office:value="244981958495.779" calcext:value-type="float">
            <text:p>244981958495.779</text:p>
          </table:table-cell>
          <table:table-cell table:formula="of:=[.$E34]*POWER(1+[.$O$6];[.BG$26])-SERIESSUM(1+[.$O$6];0;1;OFFSET([.$C35];[.BG$26];0):[.$C35])" office:value-type="float" office:value="282189734287.666" calcext:value-type="float">
            <text:p>282189734287.666</text:p>
          </table:table-cell>
          <table:table-cell table:formula="of:=[.$E34]*POWER(1+[.$O$6];[.BH$26])-SERIESSUM(1+[.$O$6];0;1;OFFSET([.$C35];[.BH$26];0):[.$C35])" office:value-type="float" office:value="324978676448.336" calcext:value-type="float">
            <text:p>324978676448.336</text:p>
          </table:table-cell>
          <table:table-cell table:formula="of:=[.$E34]*POWER(1+[.$O$6];[.BI$26])-SERIESSUM(1+[.$O$6];0;1;OFFSET([.$C35];[.BI$26];0):[.$C35])" office:value-type="float" office:value="374185959933.106" calcext:value-type="float">
            <text:p>374185959933.106</text:p>
          </table:table-cell>
          <table:table-cell table:formula="of:=[.$E34]*POWER(1+[.$O$6];[.BJ$26])-SERIESSUM(1+[.$O$6];0;1;OFFSET([.$C35];[.BJ$26];0):[.$C35])" office:value-type="float" office:value="430774335940.591" calcext:value-type="float">
            <text:p>430774335940.591</text:p>
          </table:table-cell>
          <table:table-cell table:formula="of:=[.$E34]*POWER(1+[.$O$6];[.BK$26])-SERIESSUM(1+[.$O$6];0;1;OFFSET([.$C35];[.BK$26];0):[.$C35])" office:value-type="float" office:value="495850968349.199" calcext:value-type="float">
            <text:p>495850968349.199</text:p>
          </table:table-cell>
          <table:table-cell table:formula="of:=[.$E34]*POWER(1+[.$O$6];[.BL$26])-SERIESSUM(1+[.$O$6];0;1;OFFSET([.$C35];[.BL$26];0):[.$C35])" office:value-type="float" office:value="570689095619.099" calcext:value-type="float">
            <text:p>570689095619.099</text:p>
          </table:table-cell>
          <table:table-cell table:formula="of:=[.$E34]*POWER(1+[.$O$6];[.BM$26])-SERIESSUM(1+[.$O$6];0;1;OFFSET([.$C35];[.BM$26];0):[.$C35])" office:value-type="float" office:value="656752941979.483" calcext:value-type="float">
            <text:p>656752941979.483</text:p>
          </table:table-cell>
          <table:table-cell table:formula="of:=[.$E34]*POWER(1+[.$O$6];[.BN$26])-SERIESSUM(1+[.$O$6];0;1;OFFSET([.$C35];[.BN$26];0):[.$C35])" office:value-type="float" office:value="755726365293.926" calcext:value-type="float">
            <text:p>755726365293.926</text:p>
          </table:table-cell>
          <table:table-cell table:formula="of:=[.$E34]*POWER(1+[.$O$6];[.BO$26])-SERIESSUM(1+[.$O$6];0;1;OFFSET([.$C35];[.BO$26];0):[.$C35])" office:value-type="float" office:value="869545802105.534" calcext:value-type="float">
            <text:p>869545802105.534</text:p>
          </table:table-cell>
          <table:table-cell table:formula="of:=[.$E34]*POWER(1+[.$O$6];[.BP$26])-SERIESSUM(1+[.$O$6];0;1;OFFSET([.$C35];[.BP$26];0):[.$C35])" office:value-type="float" office:value="1000438154438.88" calcext:value-type="float">
            <text:p>1000438154438.88</text:p>
          </table:table-cell>
          <table:table-cell table:formula="of:=[.$E34]*POWER(1+[.$O$6];[.BQ$26])-SERIESSUM(1+[.$O$6];0;1;OFFSET([.$C35];[.BQ$26];0):[.$C35])" office:value-type="float" office:value="1150964359622.24" calcext:value-type="float">
            <text:p>1150964359622.24</text:p>
          </table:table-cell>
          <table:table-cell table:formula="of:=[.$E34]*POWER(1+[.$O$6];[.BR$26])-SERIESSUM(1+[.$O$6];0;1;OFFSET([.$C35];[.BR$26];0):[.$C35])" office:value-type="float" office:value="1324069495583.09" calcext:value-type="float">
            <text:p>1324069495583.09</text:p>
          </table:table-cell>
          <table:table-cell table:formula="of:=[.$E34]*POWER(1+[.$O$6];[.BS$26])-SERIESSUM(1+[.$O$6];0;1;OFFSET([.$C35];[.BS$26];0):[.$C35])" office:value-type="float" office:value="1523140401938.07" calcext:value-type="float">
            <text:p>1523140401938.07</text:p>
          </table:table-cell>
          <table:table-cell table:formula="of:=[.$E34]*POWER(1+[.$O$6];[.BT$26])-SERIESSUM(1+[.$O$6];0;1;OFFSET([.$C35];[.BT$26];0):[.$C35])" office:value-type="float" office:value="1752071944246.3" calcext:value-type="float">
            <text:p>1752071944246.3</text:p>
          </table:table-cell>
          <table:table-cell table:formula="of:=[.$E34]*POWER(1+[.$O$6];[.BU$26])-SERIESSUM(1+[.$O$6];0;1;OFFSET([.$C35];[.BU$26];0):[.$C35])" office:value-type="float" office:value="2015343217900.77" calcext:value-type="float">
            <text:p>2015343217900.77</text:p>
          </table:table-cell>
          <table:table-cell table:formula="of:=[.$E34]*POWER(1+[.$O$6];[.BV$26])-SERIESSUM(1+[.$O$6];0;1;OFFSET([.$C35];[.BV$26];0):[.$C35])" office:value-type="float" office:value="2318105182603.4" calcext:value-type="float">
            <text:p>2318105182603.4</text:p>
          </table:table-cell>
          <table:table-cell table:formula="of:=[.$E34]*POWER(1+[.$O$6];[.BW$26])-SERIESSUM(1+[.$O$6];0;1;OFFSET([.$C35];[.BW$26];0):[.$C35])" office:value-type="float" office:value="2666281442011.43" calcext:value-type="float">
            <text:p>2666281442011.43</text:p>
          </table:table-cell>
          <table:table-cell table:formula="of:=[.$E34]*POWER(1+[.$O$6];[.BX$26])-SERIESSUM(1+[.$O$6];0;1;OFFSET([.$C35];[.BX$26];0):[.$C35])" office:value-type="float" office:value="3066684140330.67" calcext:value-type="float">
            <text:p>3066684140330.6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$O$2]*POWER(1+[.$O$11];[.$A59])*(POWER([.$O$7];12)-1)/([.$O$7]-1) + [.$B59]*POWER([.$O$7];12)" office:value-type="float" office:value="15224016655.911" calcext:value-type="float">
            <text:p>15224016655.911</text:p>
          </table:table-cell>
          <table:table-cell table:formula="of:=[.$C59]*POWER([.$O$9];12)" office:value-type="float" office:value="9398995.31922653" calcext:value-type="float">
            <text:p>9398995.31922653</text:p>
          </table:table-cell>
          <table:table-cell table:formula="of:=[.$B60]/4*[.$O$4]*[.$O$5]" office:value-type="float" office:value="29915192.7288651" calcext:value-type="float">
            <text:p>29915192.7288651</text:p>
          </table:table-cell>
          <table:table-cell table:formula="of:=[.$B60]-[.$C60]-[.$D60]+[.$O$13]*POWER([.$O$7];12*[.$A60])" office:value-type="float" office:value="15184702467.8629" calcext:value-type="float">
            <text:p>15184702467.8629</text:p>
          </table:table-cell>
          <table:table-cell table:number-columns-repeated="4"/>
          <table:table-cell office:value-type="float" office:value="34" calcext:value-type="float">
            <text:p>34</text:p>
          </table:table-cell>
          <table:table-cell table:formula="of:=[.$E35]-[.$C36]" office:value-type="float" office:value="350965882.492041" calcext:value-type="float">
            <text:p>350965882.492041</text:p>
          </table:table-cell>
          <table:table-cell table:formula="of:=[.$E35]*POWER(1+[.$O$6];[.K$26])-SERIESSUM(1+[.$O$6];0;1;OFFSET([.$C36];[.K$26];0):[.$C36])" office:value-type="float" office:value="401608619.80502" calcext:value-type="float">
            <text:p>401608619.80502</text:p>
          </table:table-cell>
          <table:table-cell table:formula="of:=[.$E35]*POWER(1+[.$O$6];[.L$26])-SERIESSUM(1+[.$O$6];0;1;OFFSET([.$C36];[.L$26];0):[.$C36])" office:value-type="float" office:value="459664220.30214" calcext:value-type="float">
            <text:p>459664220.30214</text:p>
          </table:table-cell>
          <table:table-cell table:formula="of:=[.$E35]*POWER(1+[.$O$6];[.M$26])-SERIESSUM(1+[.$O$6];0;1;OFFSET([.$C36];[.M$26];0):[.$C36])" office:value-type="float" office:value="526202305.782371" calcext:value-type="float">
            <text:p>526202305.782371</text:p>
          </table:table-cell>
          <table:table-cell table:formula="of:=[.$E35]*POWER(1+[.$O$6];[.N$26])-SERIESSUM(1+[.$O$6];0;1;OFFSET([.$C36];[.N$26];0):[.$C36])" office:value-type="float" office:value="602443189.394598" calcext:value-type="float">
            <text:p>602443189.394598</text:p>
          </table:table-cell>
          <table:table-cell table:formula="of:=[.$E35]*POWER(1+[.$O$6];[.O$26])-SERIESSUM(1+[.$O$6];0;1;OFFSET([.$C36];[.O$26];0):[.$C36])" office:value-type="float" office:value="689778231.522568" calcext:value-type="float">
            <text:p>689778231.522568</text:p>
          </table:table-cell>
          <table:table-cell table:formula="of:=[.$E35]*POWER(1+[.$O$6];[.P$26])-SERIESSUM(1+[.$O$6];0;1;OFFSET([.$C36];[.P$26];0):[.$C36])" office:value-type="float" office:value="789792730.930626" calcext:value-type="float">
            <text:p>789792730.930626</text:p>
          </table:table-cell>
          <table:table-cell table:formula="of:=[.$E35]*POWER(1+[.$O$6];[.Q$26])-SERIESSUM(1+[.$O$6];0;1;OFFSET([.$C36];[.Q$26];0):[.$C36])" office:value-type="float" office:value="904291612.032273" calcext:value-type="float">
            <text:p>904291612.032273</text:p>
          </table:table-cell>
          <table:table-cell table:formula="of:=[.$E35]*POWER(1+[.$O$6];[.R$26])-SERIESSUM(1+[.$O$6];0;1;OFFSET([.$C36];[.R$26];0):[.$C36])" office:value-type="float" office:value="1035328180.74488" calcext:value-type="float">
            <text:p>1035328180.74488</text:p>
          </table:table-cell>
          <table:table-cell table:formula="of:=[.$E35]*POWER(1+[.$O$6];[.S$26])-SERIESSUM(1+[.$O$6];0;1;OFFSET([.$C36];[.S$26];0):[.$C36])" office:value-type="float" office:value="1185236228.39034" calcext:value-type="float">
            <text:p>1185236228.39034</text:p>
          </table:table-cell>
          <table:table-cell table:formula="of:=[.$E35]*POWER(1+[.$O$6];[.T$26])-SERIESSUM(1+[.$O$6];0;1;OFFSET([.$C36];[.T$26];0):[.$C36])" office:value-type="float" office:value="1356665763.33936" calcext:value-type="float">
            <text:p>1356665763.33936</text:p>
          </table:table-cell>
          <table:table-cell table:formula="of:=[.$E35]*POWER(1+[.$O$6];[.U$26])-SERIESSUM(1+[.$O$6];0;1;OFFSET([.$C36];[.U$26];0):[.$C36])" office:value-type="float" office:value="1552622640.7636" calcext:value-type="float">
            <text:p>1552622640.7636</text:p>
          </table:table-cell>
          <table:table-cell table:formula="of:=[.$E35]*POWER(1+[.$O$6];[.V$26])-SERIESSUM(1+[.$O$6];0;1;OFFSET([.$C36];[.V$26];0):[.$C36])" office:value-type="float" office:value="1776512338.30402" calcext:value-type="float">
            <text:p>1776512338.30402</text:p>
          </table:table-cell>
          <table:table-cell table:formula="of:=[.$E35]*POWER(1+[.$O$6];[.W$26])-SERIESSUM(1+[.$O$6];0;1;OFFSET([.$C36];[.W$26];0):[.$C36])" office:value-type="float" office:value="2032188084.97788" calcext:value-type="float">
            <text:p>2032188084.97788</text:p>
          </table:table-cell>
          <table:table-cell table:formula="of:=[.$E35]*POWER(1+[.$O$6];[.X$26])-SERIESSUM(1+[.$O$6];0;1;OFFSET([.$C36];[.X$26];0):[.$C36])" office:value-type="float" office:value="2324003486.188" calcext:value-type="float">
            <text:p>2324003486.188</text:p>
          </table:table-cell>
          <table:table-cell table:formula="of:=[.$E35]*POWER(1+[.$O$6];[.Y$26])-SERIESSUM(1+[.$O$6];0;1;OFFSET([.$C36];[.Y$26];0):[.$C36])" office:value-type="float" office:value="2656869691.54417" calcext:value-type="float">
            <text:p>2656869691.54417</text:p>
          </table:table-cell>
          <table:table-cell table:formula="of:=[.$E35]*POWER(1+[.$O$6];[.Z$26])-SERIESSUM(1+[.$O$6];0;1;OFFSET([.$C36];[.Z$26];0):[.$C36])" office:value-type="float" office:value="3036317014.52713" calcext:value-type="float">
            <text:p>3036317014.52713</text:p>
          </table:table-cell>
          <table:table-cell table:formula="of:=[.$E35]*POWER(1+[.$O$6];[.AA$26])-SERIESSUM(1+[.$O$6];0;1;OFFSET([.$C36];[.AA$26];0):[.$C36])" office:value-type="float" office:value="3468560721.34368" calcext:value-type="float">
            <text:p>3468560721.34368</text:p>
          </table:table-cell>
          <table:table-cell table:formula="of:=[.$E35]*POWER(1+[.$O$6];[.AB$26])-SERIESSUM(1+[.$O$6];0;1;OFFSET([.$C36];[.AB$26];0):[.$C36])" office:value-type="float" office:value="3960570444.85037" calcext:value-type="float">
            <text:p>3960570444.85037</text:p>
          </table:table-cell>
          <table:table-cell table:formula="of:=[.$E35]*POWER(1+[.$O$6];[.AC$26])-SERIESSUM(1+[.$O$6];0;1;OFFSET([.$C36];[.AC$26];0):[.$C36])" office:value-type="float" office:value="4520142328.23462" calcext:value-type="float">
            <text:p>4520142328.23462</text:p>
          </table:table-cell>
          <table:table-cell table:formula="of:=[.$E35]*POWER(1+[.$O$6];[.AD$26])-SERIESSUM(1+[.$O$6];0;1;OFFSET([.$C36];[.AD$26];0):[.$C36])" office:value-type="float" office:value="5155972537.13958" calcext:value-type="float">
            <text:p>5155972537.13958</text:p>
          </table:table-cell>
          <table:table-cell table:formula="of:=[.$E35]*POWER(1+[.$O$6];[.AE$26])-SERIESSUM(1+[.$O$6];0;1;OFFSET([.$C36];[.AE$26];0):[.$C36])" office:value-type="float" office:value="5877730166.55788" calcext:value-type="float">
            <text:p>5877730166.55788</text:p>
          </table:table-cell>
          <table:table-cell table:formula="of:=[.$E35]*POWER(1+[.$O$6];[.AF$26])-SERIESSUM(1+[.$O$6];0;1;OFFSET([.$C36];[.AF$26];0):[.$C36])" office:value-type="float" office:value="6696126770.52196" calcext:value-type="float">
            <text:p>6696126770.52196</text:p>
          </table:table-cell>
          <table:table-cell table:formula="of:=[.$E35]*POWER(1+[.$O$6];[.AG$26])-SERIESSUM(1+[.$O$6];0;1;OFFSET([.$C36];[.AG$26];0):[.$C36])" office:value-type="float" office:value="7622978708.80935" calcext:value-type="float">
            <text:p>7622978708.80935</text:p>
          </table:table-cell>
          <table:table-cell table:formula="of:=[.$E35]*POWER(1+[.$O$6];[.AH$26])-SERIESSUM(1+[.$O$6];0;1;OFFSET([.$C36];[.AH$26];0):[.$C36])" office:value-type="float" office:value="8671257173.54801" calcext:value-type="float">
            <text:p>8671257173.54801</text:p>
          </table:table-cell>
          <table:table-cell table:formula="of:=[.$E35]*POWER(1+[.$O$6];[.AI$26])-SERIESSUM(1+[.$O$6];0;1;OFFSET([.$C36];[.AI$26];0):[.$C36])" office:value-type="float" office:value="9855119052.28636" calcext:value-type="float">
            <text:p>9855119052.28636</text:p>
          </table:table-cell>
          <table:table-cell table:formula="of:=[.$E35]*POWER(1+[.$O$6];[.AJ$26])-SERIESSUM(1+[.$O$6];0;1;OFFSET([.$C36];[.AJ$26];0):[.$C36])" office:value-type="float" office:value="11189909606.133" calcext:value-type="float">
            <text:p>11189909606.133</text:p>
          </table:table-cell>
          <table:table-cell table:formula="of:=[.$E35]*POWER(1+[.$O$6];[.AK$26])-SERIESSUM(1+[.$O$6];0;1;OFFSET([.$C36];[.AK$26];0):[.$C36])" office:value-type="float" office:value="12692125171.5091" calcext:value-type="float">
            <text:p>12692125171.5091</text:p>
          </table:table-cell>
          <table:table-cell table:formula="of:=[.$E35]*POWER(1+[.$O$6];[.AL$26])-SERIESSUM(1+[.$O$6];0;1;OFFSET([.$C36];[.AL$26];0):[.$C36])" office:value-type="float" office:value="14996137211.5364" calcext:value-type="float">
            <text:p>14996137211.5364</text:p>
          </table:table-cell>
          <table:table-cell table:formula="of:=[.$E35]*POWER(1+[.$O$6];[.AM$26])-SERIESSUM(1+[.$O$6];0;1;OFFSET([.$C36];[.AM$26];0):[.$C36])" office:value-type="float" office:value="17645751057.5678" calcext:value-type="float">
            <text:p>17645751057.5678</text:p>
          </table:table-cell>
          <table:table-cell table:formula="of:=[.$E35]*POWER(1+[.$O$6];[.AN$26])-SERIESSUM(1+[.$O$6];0;1;OFFSET([.$C36];[.AN$26];0):[.$C36])" office:value-type="float" office:value="20692806980.5039" calcext:value-type="float">
            <text:p>20692806980.5039</text:p>
          </table:table-cell>
          <table:table-cell table:formula="of:=[.$E35]*POWER(1+[.$O$6];[.AO$26])-SERIESSUM(1+[.$O$6];0;1;OFFSET([.$C36];[.AO$26];0):[.$C36])" office:value-type="float" office:value="24196921291.8805" calcext:value-type="float">
            <text:p>24196921291.8805</text:p>
          </table:table-cell>
          <table:table-cell table:formula="of:=[.$E35]*POWER(1+[.$O$6];[.AP$26])-SERIESSUM(1+[.$O$6];0;1;OFFSET([.$C36];[.AP$26];0):[.$C36])" office:value-type="float" office:value="28226652749.9635" calcext:value-type="float">
            <text:p>28226652749.9635</text:p>
          </table:table-cell>
          <table:table-cell table:formula="of:=[.$E35]*POWER(1+[.$O$6];[.AQ$26])-SERIESSUM(1+[.$O$6];0;1;OFFSET([.$C36];[.AQ$26];0):[.$C36])" office:value-type="float" office:value="32860843926.759" calcext:value-type="float">
            <text:p>32860843926.759</text:p>
          </table:table-cell>
          <table:table-cell table:formula="of:=[.$E35]*POWER(1+[.$O$6];[.AR$26])-SERIESSUM(1+[.$O$6];0;1;OFFSET([.$C36];[.AR$26];0):[.$C36])" office:value-type="float" office:value="38190163780.0738" calcext:value-type="float">
            <text:p>38190163780.0738</text:p>
          </table:table-cell>
          <table:table-cell table:formula="of:=[.$E35]*POWER(1+[.$O$6];[.AS$26])-SERIESSUM(1+[.$O$6];0;1;OFFSET([.$C36];[.AS$26];0):[.$C36])" office:value-type="float" office:value="44318881611.3858" calcext:value-type="float">
            <text:p>44318881611.3858</text:p>
          </table:table-cell>
          <table:table-cell table:formula="of:=[.$E35]*POWER(1+[.$O$6];[.AT$26])-SERIESSUM(1+[.$O$6];0;1;OFFSET([.$C36];[.AT$26];0):[.$C36])" office:value-type="float" office:value="51366907117.3947" calcext:value-type="float">
            <text:p>51366907117.3947</text:p>
          </table:table-cell>
          <table:table-cell table:formula="of:=[.$E35]*POWER(1+[.$O$6];[.AU$26])-SERIESSUM(1+[.$O$6];0;1;OFFSET([.$C36];[.AU$26];0):[.$C36])" office:value-type="float" office:value="59472136449.3048" calcext:value-type="float">
            <text:p>59472136449.3048</text:p>
          </table:table-cell>
          <table:table-cell table:formula="of:=[.$E35]*POWER(1+[.$O$6];[.AV$26])-SERIESSUM(1+[.$O$6];0;1;OFFSET([.$C36];[.AV$26];0):[.$C36])" office:value-type="float" office:value="68793150181.0015" calcext:value-type="float">
            <text:p>68793150181.0015</text:p>
          </table:table-cell>
          <table:table-cell table:formula="of:=[.$E35]*POWER(1+[.$O$6];[.AW$26])-SERIESSUM(1+[.$O$6];0;1;OFFSET([.$C36];[.AW$26];0):[.$C36])" office:value-type="float" office:value="79512315972.4526" calcext:value-type="float">
            <text:p>79512315972.4526</text:p>
          </table:table-cell>
          <table:table-cell table:formula="of:=[.$E35]*POWER(1+[.$O$6];[.AX$26])-SERIESSUM(1+[.$O$6];0;1;OFFSET([.$C36];[.AX$26];0):[.$C36])" office:value-type="float" office:value="91839356632.6215" calcext:value-type="float">
            <text:p>91839356632.6215</text:p>
          </table:table-cell>
          <table:table-cell table:formula="of:=[.$E35]*POWER(1+[.$O$6];[.AY$26])-SERIESSUM(1+[.$O$6];0;1;OFFSET([.$C36];[.AY$26];0):[.$C36])" office:value-type="float" office:value="106015453391.816" calcext:value-type="float">
            <text:p>106015453391.816</text:p>
          </table:table-cell>
          <table:table-cell table:formula="of:=[.$E35]*POWER(1+[.$O$6];[.AZ$26])-SERIESSUM(1+[.$O$6];0;1;OFFSET([.$C36];[.AZ$26];0):[.$C36])" office:value-type="float" office:value="122317964664.889" calcext:value-type="float">
            <text:p>122317964664.889</text:p>
          </table:table-cell>
          <table:table-cell table:formula="of:=[.$E35]*POWER(1+[.$O$6];[.BA$26])-SERIESSUM(1+[.$O$6];0;1;OFFSET([.$C36];[.BA$26];0):[.$C36])" office:value-type="float" office:value="141065852628.923" calcext:value-type="float">
            <text:p>141065852628.923</text:p>
          </table:table-cell>
          <table:table-cell table:formula="of:=[.$E35]*POWER(1+[.$O$6];[.BB$26])-SERIESSUM(1+[.$O$6];0;1;OFFSET([.$C36];[.BB$26];0):[.$C36])" office:value-type="float" office:value="162625923787.563" calcext:value-type="float">
            <text:p>162625923787.563</text:p>
          </table:table-cell>
          <table:table-cell table:formula="of:=[.$E35]*POWER(1+[.$O$6];[.BC$26])-SERIESSUM(1+[.$O$6];0;1;OFFSET([.$C36];[.BC$26];0):[.$C36])" office:value-type="float" office:value="187420005619.998" calcext:value-type="float">
            <text:p>187420005619.998</text:p>
          </table:table-cell>
          <table:table-cell table:formula="of:=[.$E35]*POWER(1+[.$O$6];[.BD$26])-SERIESSUM(1+[.$O$6];0;1;OFFSET([.$C36];[.BD$26];0):[.$C36])" office:value-type="float" office:value="215933199727.299" calcext:value-type="float">
            <text:p>215933199727.299</text:p>
          </table:table-cell>
          <table:table-cell table:formula="of:=[.$E35]*POWER(1+[.$O$6];[.BE$26])-SERIESSUM(1+[.$O$6];0;1;OFFSET([.$C36];[.BE$26];0):[.$C36])" office:value-type="float" office:value="248723372950.694" calcext:value-type="float">
            <text:p>248723372950.694</text:p>
          </table:table-cell>
          <table:table-cell table:formula="of:=[.$E35]*POWER(1+[.$O$6];[.BF$26])-SERIESSUM(1+[.$O$6];0;1;OFFSET([.$C36];[.BF$26];0):[.$C36])" office:value-type="float" office:value="286432072157.599" calcext:value-type="float">
            <text:p>286432072157.599</text:p>
          </table:table-cell>
          <table:table-cell table:formula="of:=[.$E35]*POWER(1+[.$O$6];[.BG$26])-SERIESSUM(1+[.$O$6];0;1;OFFSET([.$C36];[.BG$26];0):[.$C36])" office:value-type="float" office:value="329797076245.54" calcext:value-type="float">
            <text:p>329797076245.54</text:p>
          </table:table-cell>
          <table:table-cell table:formula="of:=[.$E35]*POWER(1+[.$O$6];[.BH$26])-SERIESSUM(1+[.$O$6];0;1;OFFSET([.$C36];[.BH$26];0):[.$C36])" office:value-type="float" office:value="379666830946.672" calcext:value-type="float">
            <text:p>379666830946.672</text:p>
          </table:table-cell>
          <table:table-cell table:formula="of:=[.$E35]*POWER(1+[.$O$6];[.BI$26])-SERIESSUM(1+[.$O$6];0;1;OFFSET([.$C36];[.BI$26];0):[.$C36])" office:value-type="float" office:value="437017048852.974" calcext:value-type="float">
            <text:p>437017048852.974</text:p>
          </table:table-cell>
          <table:table-cell table:formula="of:=[.$E35]*POWER(1+[.$O$6];[.BJ$26])-SERIESSUM(1+[.$O$6];0;1;OFFSET([.$C36];[.BJ$26];0):[.$C36])" office:value-type="float" office:value="502969799445.221" calcext:value-type="float">
            <text:p>502969799445.221</text:p>
          </table:table-cell>
          <table:table-cell table:formula="of:=[.$E35]*POWER(1+[.$O$6];[.BK$26])-SERIESSUM(1+[.$O$6];0;1;OFFSET([.$C36];[.BK$26];0):[.$C36])" office:value-type="float" office:value="578815462626.305" calcext:value-type="float">
            <text:p>578815462626.305</text:p>
          </table:table-cell>
          <table:table-cell table:formula="of:=[.$E35]*POWER(1+[.$O$6];[.BL$26])-SERIESSUM(1+[.$O$6];0;1;OFFSET([.$C36];[.BL$26];0):[.$C36])" office:value-type="float" office:value="666037975284.552" calcext:value-type="float">
            <text:p>666037975284.552</text:p>
          </table:table-cell>
          <table:table-cell table:formula="of:=[.$E35]*POWER(1+[.$O$6];[.BM$26])-SERIESSUM(1+[.$O$6];0;1;OFFSET([.$C36];[.BM$26];0):[.$C36])" office:value-type="float" office:value="766343864841.536" calcext:value-type="float">
            <text:p>766343864841.536</text:p>
          </table:table-cell>
          <table:table-cell table:formula="of:=[.$E35]*POWER(1+[.$O$6];[.BN$26])-SERIESSUM(1+[.$O$6];0;1;OFFSET([.$C36];[.BN$26];0):[.$C36])" office:value-type="float" office:value="881695637832.067" calcext:value-type="float">
            <text:p>881695637832.067</text:p>
          </table:table-cell>
          <table:table-cell table:formula="of:=[.$E35]*POWER(1+[.$O$6];[.BO$26])-SERIESSUM(1+[.$O$6];0;1;OFFSET([.$C36];[.BO$26];0):[.$C36])" office:value-type="float" office:value="1014350176771.18" calcext:value-type="float">
            <text:p>1014350176771.18</text:p>
          </table:table-cell>
          <table:table-cell table:formula="of:=[.$E35]*POWER(1+[.$O$6];[.BP$26])-SERIESSUM(1+[.$O$6];0;1;OFFSET([.$C36];[.BP$26];0):[.$C36])" office:value-type="float" office:value="1166902896551.16" calcext:value-type="float">
            <text:p>1166902896551.16</text:p>
          </table:table-cell>
          <table:table-cell table:formula="of:=[.$E35]*POWER(1+[.$O$6];[.BQ$26])-SERIESSUM(1+[.$O$6];0;1;OFFSET([.$C36];[.BQ$26];0):[.$C36])" office:value-type="float" office:value="1342338524298.13" calcext:value-type="float">
            <text:p>1342338524298.13</text:p>
          </table:table-cell>
          <table:table-cell table:formula="of:=[.$E35]*POWER(1+[.$O$6];[.BR$26])-SERIESSUM(1+[.$O$6];0;1;OFFSET([.$C36];[.BR$26];0):[.$C36])" office:value-type="float" office:value="1544089496207.15" calcext:value-type="float">
            <text:p>1544089496207.15</text:p>
          </table:table-cell>
          <table:table-cell table:formula="of:=[.$E35]*POWER(1+[.$O$6];[.BS$26])-SERIESSUM(1+[.$O$6];0;1;OFFSET([.$C36];[.BS$26];0):[.$C36])" office:value-type="float" office:value="1776103113902.52" calcext:value-type="float">
            <text:p>1776103113902.52</text:p>
          </table:table-cell>
          <table:table-cell table:formula="of:=[.$E35]*POWER(1+[.$O$6];[.BT$26])-SERIESSUM(1+[.$O$6];0;1;OFFSET([.$C36];[.BT$26];0):[.$C36])" office:value-type="float" office:value="2042918774252.2" calcext:value-type="float">
            <text:p>2042918774252.2</text:p>
          </table:table-cell>
          <table:table-cell table:formula="of:=[.$E35]*POWER(1+[.$O$6];[.BU$26])-SERIESSUM(1+[.$O$6];0;1;OFFSET([.$C36];[.BU$26];0):[.$C36])" office:value-type="float" office:value="2349756783654.33" calcext:value-type="float">
            <text:p>2349756783654.33</text:p>
          </table:table-cell>
          <table:table-cell table:formula="of:=[.$E35]*POWER(1+[.$O$6];[.BV$26])-SERIESSUM(1+[.$O$6];0;1;OFFSET([.$C36];[.BV$26];0):[.$C36])" office:value-type="float" office:value="2702620494466.78" calcext:value-type="float">
            <text:p>2702620494466.78</text:p>
          </table:table-cell>
          <table:table-cell table:formula="of:=[.$E35]*POWER(1+[.$O$6];[.BW$26])-SERIESSUM(1+[.$O$6];0;1;OFFSET([.$C36];[.BW$26];0):[.$C36])" office:value-type="float" office:value="3108413761901.1" calcext:value-type="float">
            <text:p>3108413761901.1</text:p>
          </table:table-cell>
          <table:table-cell table:formula="of:=[.$E35]*POWER(1+[.$O$6];[.BX$26])-SERIESSUM(1+[.$O$6];0;1;OFFSET([.$C36];[.BX$26];0):[.$C36])" office:value-type="float" office:value="3575076019450.57" calcext:value-type="float">
            <text:p>3575076019450.5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$O$2]*POWER(1+[.$O$11];[.$A60])*(POWER([.$O$7];12)-1)/([.$O$7]-1) + [.$B60]*POWER([.$O$7];12)" office:value-type="float" office:value="17675921750.8882" calcext:value-type="float">
            <text:p>17675921750.8882</text:p>
          </table:table-cell>
          <table:table-cell table:formula="of:=[.$C60]*POWER([.$O$9];12)" office:value-type="float" office:value="10056924.9915724" calcext:value-type="float">
            <text:p>10056924.9915724</text:p>
          </table:table-cell>
          <table:table-cell table:formula="of:=[.$B61]/4*[.$O$4]*[.$O$5]" office:value-type="float" office:value="34733186.2404952" calcext:value-type="float">
            <text:p>34733186.2404952</text:p>
          </table:table-cell>
          <table:table-cell table:formula="of:=[.$B61]-[.$C61]-[.$D61]+[.$O$13]*POWER([.$O$7];12*[.$A61])" office:value-type="float" office:value="17631131639.6561" calcext:value-type="float">
            <text:p>17631131639.6561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table:formula="of:=[.$E36]-[.$C37]" office:value-type="float" office:value="409059108.740042" calcext:value-type="float">
            <text:p>409059108.740042</text:p>
          </table:table-cell>
          <table:table-cell table:formula="of:=[.$E36]*POWER(1+[.$O$6];[.K$26])-SERIESSUM(1+[.$O$6];0;1;OFFSET([.$C37];[.K$26];0):[.$C37])" office:value-type="float" office:value="468275679.835963" calcext:value-type="float">
            <text:p>468275679.835963</text:p>
          </table:table-cell>
          <table:table-cell table:formula="of:=[.$E36]*POWER(1+[.$O$6];[.L$26])-SERIESSUM(1+[.$O$6];0;1;OFFSET([.$C37];[.L$26];0):[.$C37])" office:value-type="float" office:value="536178340.86457" calcext:value-type="float">
            <text:p>536178340.86457</text:p>
          </table:table-cell>
          <table:table-cell table:formula="of:=[.$E36]*POWER(1+[.$O$6];[.M$26])-SERIESSUM(1+[.$O$6];0;1;OFFSET([.$C37];[.M$26];0):[.$C37])" office:value-type="float" office:value="614024736.099609" calcext:value-type="float">
            <text:p>614024736.099609</text:p>
          </table:table-cell>
          <table:table-cell table:formula="of:=[.$E36]*POWER(1+[.$O$6];[.N$26])-SERIESSUM(1+[.$O$6];0;1;OFFSET([.$C37];[.N$26];0):[.$C37])" office:value-type="float" office:value="703250721.901563" calcext:value-type="float">
            <text:p>703250721.901563</text:p>
          </table:table-cell>
          <table:table-cell table:formula="of:=[.$E36]*POWER(1+[.$O$6];[.O$26])-SERIESSUM(1+[.$O$6];0;1;OFFSET([.$C37];[.O$26];0):[.$C37])" office:value-type="float" office:value="805494693.365891" calcext:value-type="float">
            <text:p>805494693.365891</text:p>
          </table:table-cell>
          <table:table-cell table:formula="of:=[.$E36]*POWER(1+[.$O$6];[.P$26])-SERIESSUM(1+[.$O$6];0;1;OFFSET([.$C37];[.P$26];0):[.$C37])" office:value-type="float" office:value="922625005.578025" calcext:value-type="float">
            <text:p>922625005.578025</text:p>
          </table:table-cell>
          <table:table-cell table:formula="of:=[.$E36]*POWER(1+[.$O$6];[.Q$26])-SERIESSUM(1+[.$O$6];0;1;OFFSET([.$C37];[.Q$26];0):[.$C37])" office:value-type="float" office:value="1056770825.87913" calcext:value-type="float">
            <text:p>1056770825.87913</text:p>
          </table:table-cell>
          <table:table-cell table:formula="of:=[.$E36]*POWER(1+[.$O$6];[.R$26])-SERIESSUM(1+[.$O$6];0;1;OFFSET([.$C37];[.R$26];0):[.$C37])" office:value-type="float" office:value="1210356774.55231" calcext:value-type="float">
            <text:p>1210356774.55231</text:p>
          </table:table-cell>
          <table:table-cell table:formula="of:=[.$E36]*POWER(1+[.$O$6];[.S$26])-SERIESSUM(1+[.$O$6];0;1;OFFSET([.$C37];[.S$26];0):[.$C37])" office:value-type="float" office:value="1386141728.70624" calcext:value-type="float">
            <text:p>1386141728.70624</text:p>
          </table:table-cell>
          <table:table-cell table:formula="of:=[.$E36]*POWER(1+[.$O$6];[.T$26])-SERIESSUM(1+[.$O$6];0;1;OFFSET([.$C37];[.T$26];0):[.$C37])" office:value-type="float" office:value="1587262175.75098" calcext:value-type="float">
            <text:p>1587262175.75098</text:p>
          </table:table-cell>
          <table:table-cell table:formula="of:=[.$E36]*POWER(1+[.$O$6];[.U$26])-SERIESSUM(1+[.$O$6];0;1;OFFSET([.$C37];[.U$26];0):[.$C37])" office:value-type="float" office:value="1817280505.94159" calcext:value-type="float">
            <text:p>1817280505.94159</text:p>
          </table:table-cell>
          <table:table-cell table:formula="of:=[.$E36]*POWER(1+[.$O$6];[.V$26])-SERIESSUM(1+[.$O$6];0;1;OFFSET([.$C37];[.V$26];0):[.$C37])" office:value-type="float" office:value="2080238624.35852" calcext:value-type="float">
            <text:p>2080238624.35852</text:p>
          </table:table-cell>
          <table:table-cell table:formula="of:=[.$E36]*POWER(1+[.$O$6];[.W$26])-SERIESSUM(1+[.$O$6];0;1;OFFSET([.$C37];[.W$26];0):[.$C37])" office:value-type="float" office:value="2380717236.65554" calcext:value-type="float">
            <text:p>2380717236.65554</text:p>
          </table:table-cell>
          <table:table-cell table:formula="of:=[.$E36]*POWER(1+[.$O$6];[.X$26])-SERIESSUM(1+[.$O$6];0;1;OFFSET([.$C37];[.X$26];0):[.$C37])" office:value-type="float" office:value="2723901113.80974" calcext:value-type="float">
            <text:p>2723901113.80974</text:p>
          </table:table-cell>
          <table:table-cell table:formula="of:=[.$E36]*POWER(1+[.$O$6];[.Y$26])-SERIESSUM(1+[.$O$6];0;1;OFFSET([.$C37];[.Y$26];0):[.$C37])" office:value-type="float" office:value="3115650561.07914" calcext:value-type="float">
            <text:p>3115650561.07914</text:p>
          </table:table-cell>
          <table:table-cell table:formula="of:=[.$E36]*POWER(1+[.$O$6];[.Z$26])-SERIESSUM(1+[.$O$6];0;1;OFFSET([.$C37];[.Z$26];0):[.$C37])" office:value-type="float" office:value="3562579195.33993" calcext:value-type="float">
            <text:p>3562579195.33993</text:p>
          </table:table-cell>
          <table:table-cell table:formula="of:=[.$E36]*POWER(1+[.$O$6];[.AA$26])-SERIESSUM(1+[.$O$6];0;1;OFFSET([.$C37];[.AA$26];0):[.$C37])" office:value-type="float" office:value="4072137960.10303" calcext:value-type="float">
            <text:p>4072137960.10303</text:p>
          </table:table-cell>
          <table:table-cell table:formula="of:=[.$E36]*POWER(1+[.$O$6];[.AB$26])-SERIESSUM(1+[.$O$6];0;1;OFFSET([.$C37];[.AB$26];0):[.$C37])" office:value-type="float" office:value="4652705062.49498" calcext:value-type="float">
            <text:p>4652705062.49498</text:p>
          </table:table-cell>
          <table:table-cell table:formula="of:=[.$E36]*POWER(1+[.$O$6];[.AC$26])-SERIESSUM(1+[.$O$6];0;1;OFFSET([.$C37];[.AC$26];0):[.$C37])" office:value-type="float" office:value="5313681180.69189" calcext:value-type="float">
            <text:p>5313681180.69189</text:p>
          </table:table-cell>
          <table:table-cell table:formula="of:=[.$E36]*POWER(1+[.$O$6];[.AD$26])-SERIESSUM(1+[.$O$6];0;1;OFFSET([.$C37];[.AD$26];0):[.$C37])" office:value-type="float" office:value="6065588837.64232" calcext:value-type="float">
            <text:p>6065588837.64232</text:p>
          </table:table-cell>
          <table:table-cell table:formula="of:=[.$E36]*POWER(1+[.$O$6];[.AE$26])-SERIESSUM(1+[.$O$6];0;1;OFFSET([.$C37];[.AE$26];0):[.$C37])" office:value-type="float" office:value="6920174234.55535" calcext:value-type="float">
            <text:p>6920174234.55535</text:p>
          </table:table-cell>
          <table:table-cell table:formula="of:=[.$E36]*POWER(1+[.$O$6];[.AF$26])-SERIESSUM(1+[.$O$6];0;1;OFFSET([.$C37];[.AF$26];0):[.$C37])" office:value-type="float" office:value="7890509044.24768" calcext:value-type="float">
            <text:p>7890509044.24768</text:p>
          </table:table-cell>
          <table:table-cell table:formula="of:=[.$E36]*POWER(1+[.$O$6];[.AG$26])-SERIESSUM(1+[.$O$6];0;1;OFFSET([.$C37];[.AG$26];0):[.$C37])" office:value-type="float" office:value="8991088628.18357" calcext:value-type="float">
            <text:p>8991088628.18357</text:p>
          </table:table-cell>
          <table:table-cell table:formula="of:=[.$E36]*POWER(1+[.$O$6];[.AH$26])-SERIESSUM(1+[.$O$6];0;1;OFFSET([.$C37];[.AH$26];0):[.$C37])" office:value-type="float" office:value="10237921796.9176" calcext:value-type="float">
            <text:p>10237921796.9176</text:p>
          </table:table-cell>
          <table:table-cell table:formula="of:=[.$E36]*POWER(1+[.$O$6];[.AI$26])-SERIESSUM(1+[.$O$6];0;1;OFFSET([.$C37];[.AI$26];0):[.$C37])" office:value-type="float" office:value="11648605500.3508" calcext:value-type="float">
            <text:p>11648605500.3508</text:p>
          </table:table-cell>
          <table:table-cell table:formula="of:=[.$E36]*POWER(1+[.$O$6];[.AJ$26])-SERIESSUM(1+[.$O$6];0;1;OFFSET([.$C37];[.AJ$26];0):[.$C37])" office:value-type="float" office:value="13242375610.1273" calcext:value-type="float">
            <text:p>13242375610.1273</text:p>
          </table:table-cell>
          <table:table-cell table:formula="of:=[.$E36]*POWER(1+[.$O$6];[.AK$26])-SERIESSUM(1+[.$O$6];0;1;OFFSET([.$C37];[.AK$26];0):[.$C37])" office:value-type="float" office:value="15576484401.4527" calcext:value-type="float">
            <text:p>15576484401.4527</text:p>
          </table:table-cell>
          <table:table-cell table:formula="of:=[.$E36]*POWER(1+[.$O$6];[.AL$26])-SERIESSUM(1+[.$O$6];0;1;OFFSET([.$C37];[.AL$26];0):[.$C37])" office:value-type="float" office:value="18260709511.4769" calcext:value-type="float">
            <text:p>18260709511.4769</text:p>
          </table:table-cell>
          <table:table-cell table:formula="of:=[.$E36]*POWER(1+[.$O$6];[.AM$26])-SERIESSUM(1+[.$O$6];0;1;OFFSET([.$C37];[.AM$26];0):[.$C37])" office:value-type="float" office:value="21347568388.0047" calcext:value-type="float">
            <text:p>21347568388.0047</text:p>
          </table:table-cell>
          <table:table-cell table:formula="of:=[.$E36]*POWER(1+[.$O$6];[.AN$26])-SERIESSUM(1+[.$O$6];0;1;OFFSET([.$C37];[.AN$26];0):[.$C37])" office:value-type="float" office:value="24897456096.0117" calcext:value-type="float">
            <text:p>24897456096.0117</text:p>
          </table:table-cell>
          <table:table-cell table:formula="of:=[.$E36]*POWER(1+[.$O$6];[.AO$26])-SERIESSUM(1+[.$O$6];0;1;OFFSET([.$C37];[.AO$26];0):[.$C37])" office:value-type="float" office:value="28979826960.2198" calcext:value-type="float">
            <text:p>28979826960.2198</text:p>
          </table:table-cell>
          <table:table-cell table:formula="of:=[.$E36]*POWER(1+[.$O$6];[.AP$26])-SERIESSUM(1+[.$O$6];0;1;OFFSET([.$C37];[.AP$26];0):[.$C37])" office:value-type="float" office:value="33674553454.059" calcext:value-type="float">
            <text:p>33674553454.059</text:p>
          </table:table-cell>
          <table:table-cell table:formula="of:=[.$E36]*POWER(1+[.$O$6];[.AQ$26])-SERIESSUM(1+[.$O$6];0;1;OFFSET([.$C37];[.AQ$26];0):[.$C37])" office:value-type="float" office:value="39073488921.9742" calcext:value-type="float">
            <text:p>39073488921.9742</text:p>
          </table:table-cell>
          <table:table-cell table:formula="of:=[.$E36]*POWER(1+[.$O$6];[.AR$26])-SERIESSUM(1+[.$O$6];0;1;OFFSET([.$C37];[.AR$26];0):[.$C37])" office:value-type="float" office:value="45282264710.0766" calcext:value-type="float">
            <text:p>45282264710.0766</text:p>
          </table:table-cell>
          <table:table-cell table:formula="of:=[.$E36]*POWER(1+[.$O$6];[.AS$26])-SERIESSUM(1+[.$O$6];0;1;OFFSET([.$C37];[.AS$26];0):[.$C37])" office:value-type="float" office:value="52422356866.3944" calcext:value-type="float">
            <text:p>52422356866.3944</text:p>
          </table:table-cell>
          <table:table-cell table:formula="of:=[.$E36]*POWER(1+[.$O$6];[.AT$26])-SERIESSUM(1+[.$O$6];0;1;OFFSET([.$C37];[.AT$26];0):[.$C37])" office:value-type="float" office:value="60633462846.1598" calcext:value-type="float">
            <text:p>60633462846.1598</text:p>
          </table:table-cell>
          <table:table-cell table:formula="of:=[.$E36]*POWER(1+[.$O$6];[.AU$26])-SERIESSUM(1+[.$O$6];0;1;OFFSET([.$C37];[.AU$26];0):[.$C37])" office:value-type="float" office:value="70076234722.8901" calcext:value-type="float">
            <text:p>70076234722.8901</text:p>
          </table:table-cell>
          <table:table-cell table:formula="of:=[.$E36]*POWER(1+[.$O$6];[.AV$26])-SERIESSUM(1+[.$O$6];0;1;OFFSET([.$C37];[.AV$26];0):[.$C37])" office:value-type="float" office:value="80935422381.1299" calcext:value-type="float">
            <text:p>80935422381.1299</text:p>
          </table:table-cell>
          <table:table-cell table:formula="of:=[.$E36]*POWER(1+[.$O$6];[.AW$26])-SERIESSUM(1+[.$O$6];0;1;OFFSET([.$C37];[.AW$26];0):[.$C37])" office:value-type="float" office:value="93423488188.1056" calcext:value-type="float">
            <text:p>93423488188.1056</text:p>
          </table:table-cell>
          <table:table-cell table:formula="of:=[.$E36]*POWER(1+[.$O$6];[.AX$26])-SERIESSUM(1+[.$O$6];0;1;OFFSET([.$C37];[.AX$26];0):[.$C37])" office:value-type="float" office:value="107784763866.128" calcext:value-type="float">
            <text:p>107784763866.128</text:p>
          </table:table-cell>
          <table:table-cell table:formula="of:=[.$E36]*POWER(1+[.$O$6];[.AY$26])-SERIESSUM(1+[.$O$6];0;1;OFFSET([.$C37];[.AY$26];0):[.$C37])" office:value-type="float" office:value="124300230895.853" calcext:value-type="float">
            <text:p>124300230895.853</text:p>
          </table:table-cell>
          <table:table-cell table:formula="of:=[.$E36]*POWER(1+[.$O$6];[.AZ$26])-SERIESSUM(1+[.$O$6];0;1;OFFSET([.$C37];[.AZ$26];0):[.$C37])" office:value-type="float" office:value="143293017980.038" calcext:value-type="float">
            <text:p>143293017980.038</text:p>
          </table:table-cell>
          <table:table-cell table:formula="of:=[.$E36]*POWER(1+[.$O$6];[.BA$26])-SERIESSUM(1+[.$O$6];0;1;OFFSET([.$C37];[.BA$26];0):[.$C37])" office:value-type="float" office:value="165134723126.849" calcext:value-type="float">
            <text:p>165134723126.849</text:p>
          </table:table-cell>
          <table:table-cell table:formula="of:=[.$E36]*POWER(1+[.$O$6];[.BB$26])-SERIESSUM(1+[.$O$6];0;1;OFFSET([.$C37];[.BB$26];0):[.$C37])" office:value-type="float" office:value="190252684045.683" calcext:value-type="float">
            <text:p>190252684045.683</text:p>
          </table:table-cell>
          <table:table-cell table:formula="of:=[.$E36]*POWER(1+[.$O$6];[.BC$26])-SERIESSUM(1+[.$O$6];0;1;OFFSET([.$C37];[.BC$26];0):[.$C37])" office:value-type="float" office:value="219138339102.342" calcext:value-type="float">
            <text:p>219138339102.342</text:p>
          </table:table-cell>
          <table:table-cell table:formula="of:=[.$E36]*POWER(1+[.$O$6];[.BD$26])-SERIESSUM(1+[.$O$6];0;1;OFFSET([.$C37];[.BD$26];0):[.$C37])" office:value-type="float" office:value="252356842417.499" calcext:value-type="float">
            <text:p>252356842417.499</text:p>
          </table:table-cell>
          <table:table-cell table:formula="of:=[.$E36]*POWER(1+[.$O$6];[.BE$26])-SERIESSUM(1+[.$O$6];0;1;OFFSET([.$C37];[.BE$26];0):[.$C37])" office:value-type="float" office:value="290558121229.931" calcext:value-type="float">
            <text:p>290558121229.931</text:p>
          </table:table-cell>
          <table:table-cell table:formula="of:=[.$E36]*POWER(1+[.$O$6];[.BF$26])-SERIESSUM(1+[.$O$6];0;1;OFFSET([.$C37];[.BF$26];0):[.$C37])" office:value-type="float" office:value="334489591864.226" calcext:value-type="float">
            <text:p>334489591864.226</text:p>
          </table:table-cell>
          <table:table-cell table:formula="of:=[.$E36]*POWER(1+[.$O$6];[.BG$26])-SERIESSUM(1+[.$O$6];0;1;OFFSET([.$C37];[.BG$26];0):[.$C37])" office:value-type="float" office:value="385010783093.667" calcext:value-type="float">
            <text:p>385010783093.667</text:p>
          </table:table-cell>
          <table:table-cell table:formula="of:=[.$E36]*POWER(1+[.$O$6];[.BH$26])-SERIESSUM(1+[.$O$6];0;1;OFFSET([.$C37];[.BH$26];0):[.$C37])" office:value-type="float" office:value="443110153007.523" calcext:value-type="float">
            <text:p>443110153007.523</text:p>
          </table:table-cell>
          <table:table-cell table:formula="of:=[.$E36]*POWER(1+[.$O$6];[.BI$26])-SERIESSUM(1+[.$O$6];0;1;OFFSET([.$C37];[.BI$26];0):[.$C37])" office:value-type="float" office:value="509924428408.458" calcext:value-type="float">
            <text:p>509924428408.458</text:p>
          </table:table-cell>
          <table:table-cell table:formula="of:=[.$E36]*POWER(1+[.$O$6];[.BJ$26])-SERIESSUM(1+[.$O$6];0;1;OFFSET([.$C37];[.BJ$26];0):[.$C37])" office:value-type="float" office:value="586760845119.533" calcext:value-type="float">
            <text:p>586760845119.533</text:p>
          </table:table-cell>
          <table:table-cell table:formula="of:=[.$E36]*POWER(1+[.$O$6];[.BK$26])-SERIESSUM(1+[.$O$6];0;1;OFFSET([.$C37];[.BK$26];0):[.$C37])" office:value-type="float" office:value="675122724337.269" calcext:value-type="float">
            <text:p>675122724337.269</text:p>
          </table:table-cell>
          <table:table-cell table:formula="of:=[.$E36]*POWER(1+[.$O$6];[.BL$26])-SERIESSUM(1+[.$O$6];0;1;OFFSET([.$C37];[.BL$26];0):[.$C37])" office:value-type="float" office:value="776738885437.665" calcext:value-type="float">
            <text:p>776738885437.665</text:p>
          </table:table-cell>
          <table:table-cell table:formula="of:=[.$E36]*POWER(1+[.$O$6];[.BM$26])-SERIESSUM(1+[.$O$6];0;1;OFFSET([.$C37];[.BM$26];0):[.$C37])" office:value-type="float" office:value="893597470703.121" calcext:value-type="float">
            <text:p>893597470703.121</text:p>
          </table:table-cell>
          <table:table-cell table:formula="of:=[.$E36]*POWER(1+[.$O$6];[.BN$26])-SERIESSUM(1+[.$O$6];0;1;OFFSET([.$C37];[.BN$26];0):[.$C37])" office:value-type="float" office:value="1027984843758.4" calcext:value-type="float">
            <text:p>1027984843758.4</text:p>
          </table:table-cell>
          <table:table-cell table:formula="of:=[.$E36]*POWER(1+[.$O$6];[.BO$26])-SERIESSUM(1+[.$O$6];0;1;OFFSET([.$C37];[.BO$26];0):[.$C37])" office:value-type="float" office:value="1182530322771.96" calcext:value-type="float">
            <text:p>1182530322771.96</text:p>
          </table:table-cell>
          <table:table-cell table:formula="of:=[.$E36]*POWER(1+[.$O$6];[.BP$26])-SERIESSUM(1+[.$O$6];0;1;OFFSET([.$C37];[.BP$26];0):[.$C37])" office:value-type="float" office:value="1360257623637.56" calcext:value-type="float">
            <text:p>1360257623637.56</text:p>
          </table:table-cell>
          <table:table-cell table:formula="of:=[.$E36]*POWER(1+[.$O$6];[.BQ$26])-SERIESSUM(1+[.$O$6];0;1;OFFSET([.$C37];[.BQ$26];0):[.$C37])" office:value-type="float" office:value="1564644019633" calcext:value-type="float">
            <text:p>1564644019633</text:p>
          </table:table-cell>
          <table:table-cell table:formula="of:=[.$E36]*POWER(1+[.$O$6];[.BR$26])-SERIESSUM(1+[.$O$6];0;1;OFFSET([.$C37];[.BR$26];0):[.$C37])" office:value-type="float" office:value="1799688375027.76" calcext:value-type="float">
            <text:p>1799688375027.76</text:p>
          </table:table-cell>
          <table:table-cell table:formula="of:=[.$E36]*POWER(1+[.$O$6];[.BS$26])-SERIESSUM(1+[.$O$6];0;1;OFFSET([.$C37];[.BS$26];0):[.$C37])" office:value-type="float" office:value="2069989383731.73" calcext:value-type="float">
            <text:p>2069989383731.73</text:p>
          </table:table-cell>
          <table:table-cell table:formula="of:=[.$E36]*POWER(1+[.$O$6];[.BT$26])-SERIESSUM(1+[.$O$6];0;1;OFFSET([.$C37];[.BT$26];0):[.$C37])" office:value-type="float" office:value="2380835543741.29" calcext:value-type="float">
            <text:p>2380835543741.29</text:p>
          </table:table-cell>
          <table:table-cell table:formula="of:=[.$E36]*POWER(1+[.$O$6];[.BU$26])-SERIESSUM(1+[.$O$6];0;1;OFFSET([.$C37];[.BU$26];0):[.$C37])" office:value-type="float" office:value="2738308627752.29" calcext:value-type="float">
            <text:p>2738308627752.29</text:p>
          </table:table-cell>
          <table:table-cell table:formula="of:=[.$E36]*POWER(1+[.$O$6];[.BV$26])-SERIESSUM(1+[.$O$6];0;1;OFFSET([.$C37];[.BV$26];0):[.$C37])" office:value-type="float" office:value="3149402674364.94" calcext:value-type="float">
            <text:p>3149402674364.94</text:p>
          </table:table-cell>
          <table:table-cell table:formula="of:=[.$E36]*POWER(1+[.$O$6];[.BW$26])-SERIESSUM(1+[.$O$6];0;1;OFFSET([.$C37];[.BW$26];0):[.$C37])" office:value-type="float" office:value="3622160827969.49" calcext:value-type="float">
            <text:p>3622160827969.49</text:p>
          </table:table-cell>
          <table:table-cell table:formula="of:=[.$E36]*POWER(1+[.$O$6];[.BX$26])-SERIESSUM(1+[.$O$6];0;1;OFFSET([.$C37];[.BX$26];0):[.$C37])" office:value-type="float" office:value="4165832704614.72" calcext:value-type="float">
            <text:p>4165832704614.7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$O$2]*POWER(1+[.$O$11];[.$A61])*(POWER([.$O$7];12)-1)/([.$O$7]-1) + [.$B61]*POWER([.$O$7];12)" office:value-type="float" office:value="20522210448.8934" calcext:value-type="float">
            <text:p>20522210448.8934</text:p>
          </table:table-cell>
          <table:table-cell table:formula="of:=[.$C61]*POWER([.$O$9];12)" office:value-type="float" office:value="10760909.7409825" calcext:value-type="float">
            <text:p>10760909.7409825</text:p>
          </table:table-cell>
          <table:table-cell table:formula="of:=[.$B62]/4*[.$O$4]*[.$O$5]" office:value-type="float" office:value="40326143.5320756" calcext:value-type="float">
            <text:p>40326143.5320756</text:p>
          </table:table-cell>
          <table:table-cell table:formula="of:=[.$B62]-[.$C62]-[.$D62]+[.$O$13]*POWER([.$O$7];12*[.$A62])" office:value-type="float" office:value="20471123395.6204" calcext:value-type="float">
            <text:p>20471123395.6204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 table:formula="of:=[.$E37]-[.$C38]" office:value-type="float" office:value="476581283.932175" calcext:value-type="float">
            <text:p>476581283.932175</text:p>
          </table:table-cell>
          <table:table-cell table:formula="of:=[.$E37]*POWER(1+[.$O$6];[.K$26])-SERIESSUM(1+[.$O$6];0;1;OFFSET([.$C38];[.K$26];0):[.$C38])" office:value-type="float" office:value="545776220.64186" calcext:value-type="float">
            <text:p>545776220.64186</text:p>
          </table:table-cell>
          <table:table-cell table:formula="of:=[.$E37]*POWER(1+[.$O$6];[.L$26])-SERIESSUM(1+[.$O$6];0;1;OFFSET([.$C38];[.L$26];0):[.$C38])" office:value-type="float" office:value="625140254.425077" calcext:value-type="float">
            <text:p>625140254.425077</text:p>
          </table:table-cell>
          <table:table-cell table:formula="of:=[.$E37]*POWER(1+[.$O$6];[.M$26])-SERIESSUM(1+[.$O$6];0;1;OFFSET([.$C38];[.M$26];0):[.$C38])" office:value-type="float" office:value="716150311.781566" calcext:value-type="float">
            <text:p>716150311.781566</text:p>
          </table:table-cell>
          <table:table-cell table:formula="of:=[.$E37]*POWER(1+[.$O$6];[.N$26])-SERIESSUM(1+[.$O$6];0;1;OFFSET([.$C38];[.N$26];0):[.$C38])" office:value-type="float" office:value="820493693.212905" calcext:value-type="float">
            <text:p>820493693.212905</text:p>
          </table:table-cell>
          <table:table-cell table:formula="of:=[.$E37]*POWER(1+[.$O$6];[.O$26])-SERIESSUM(1+[.$O$6];0;1;OFFSET([.$C38];[.O$26];0):[.$C38])" office:value-type="float" office:value="940097055.796471" calcext:value-type="float">
            <text:p>940097055.796471</text:p>
          </table:table-cell>
          <table:table-cell table:formula="of:=[.$E37]*POWER(1+[.$O$6];[.P$26])-SERIESSUM(1+[.$O$6];0;1;OFFSET([.$C38];[.P$26];0):[.$C38])" office:value-type="float" office:value="1077159149.9477" calcext:value-type="float">
            <text:p>1077159149.9477</text:p>
          </table:table-cell>
          <table:table-cell table:formula="of:=[.$E37]*POWER(1+[.$O$6];[.Q$26])-SERIESSUM(1+[.$O$6];0;1;OFFSET([.$C38];[.Q$26];0):[.$C38])" office:value-type="float" office:value="1234187736.76676" calcext:value-type="float">
            <text:p>1234187736.76676</text:p>
          </table:table-cell>
          <table:table-cell table:formula="of:=[.$E37]*POWER(1+[.$O$6];[.R$26])-SERIESSUM(1+[.$O$6];0;1;OFFSET([.$C38];[.R$26];0):[.$C38])" office:value-type="float" office:value="1414041144.80848" calcext:value-type="float">
            <text:p>1414041144.80848</text:p>
          </table:table-cell>
          <table:table-cell table:formula="of:=[.$E37]*POWER(1+[.$O$6];[.S$26])-SERIESSUM(1+[.$O$6];0;1;OFFSET([.$C38];[.S$26];0):[.$C38])" office:value-type="float" office:value="1619974955.15882" calcext:value-type="float">
            <text:p>1619974955.15882</text:p>
          </table:table-cell>
          <table:table-cell table:formula="of:=[.$E37]*POWER(1+[.$O$6];[.T$26])-SERIESSUM(1+[.$O$6];0;1;OFFSET([.$C38];[.T$26];0):[.$C38])" office:value-type="float" office:value="1855694329.31315" calcext:value-type="float">
            <text:p>1855694329.31315</text:p>
          </table:table-cell>
          <table:table-cell table:formula="of:=[.$E37]*POWER(1+[.$O$6];[.U$26])-SERIESSUM(1+[.$O$6];0;1;OFFSET([.$C38];[.U$26];0):[.$C38])" office:value-type="float" office:value="2125412512.80605" calcext:value-type="float">
            <text:p>2125412512.80605</text:p>
          </table:table-cell>
          <table:table-cell table:formula="of:=[.$E37]*POWER(1+[.$O$6];[.V$26])-SERIESSUM(1+[.$O$6];0;1;OFFSET([.$C38];[.V$26];0):[.$C38])" office:value-type="float" office:value="2433916055.22945" calcext:value-type="float">
            <text:p>2433916055.22945</text:p>
          </table:table-cell>
          <table:table-cell table:formula="of:=[.$E37]*POWER(1+[.$O$6];[.W$26])-SERIESSUM(1+[.$O$6];0;1;OFFSET([.$C38];[.W$26];0):[.$C38])" office:value-type="float" office:value="2786637279.46213" calcext:value-type="float">
            <text:p>2786637279.46213</text:p>
          </table:table-cell>
          <table:table-cell table:formula="of:=[.$E37]*POWER(1+[.$O$6];[.X$26])-SERIESSUM(1+[.$O$6];0;1;OFFSET([.$C38];[.X$26];0):[.$C38])" office:value-type="float" office:value="3189734503.45323" calcext:value-type="float">
            <text:p>3189734503.45323</text:p>
          </table:table-cell>
          <table:table-cell table:formula="of:=[.$E37]*POWER(1+[.$O$6];[.Y$26])-SERIESSUM(1+[.$O$6];0;1;OFFSET([.$C38];[.Y$26];0):[.$C38])" office:value-type="float" office:value="3650180458.783" calcext:value-type="float">
            <text:p>3650180458.783</text:p>
          </table:table-cell>
          <table:table-cell table:formula="of:=[.$E37]*POWER(1+[.$O$6];[.Z$26])-SERIESSUM(1+[.$O$6];0;1;OFFSET([.$C38];[.Z$26];0):[.$C38])" office:value-type="float" office:value="4175859251.20631" calcext:value-type="float">
            <text:p>4175859251.20631</text:p>
          </table:table-cell>
          <table:table-cell table:formula="of:=[.$E37]*POWER(1+[.$O$6];[.AA$26])-SERIESSUM(1+[.$O$6];0;1;OFFSET([.$C38];[.AA$26];0):[.$C38])" office:value-type="float" office:value="4775672056.33171" calcext:value-type="float">
            <text:p>4775672056.33171</text:p>
          </table:table-cell>
          <table:table-cell table:formula="of:=[.$E37]*POWER(1+[.$O$6];[.AB$26])-SERIESSUM(1+[.$O$6];0;1;OFFSET([.$C38];[.AB$26];0):[.$C38])" office:value-type="float" office:value="5459651521.74432" calcext:value-type="float">
            <text:p>5459651521.74432</text:p>
          </table:table-cell>
          <table:table-cell table:formula="of:=[.$E37]*POWER(1+[.$O$6];[.AC$26])-SERIESSUM(1+[.$O$6];0;1;OFFSET([.$C38];[.AC$26];0):[.$C38])" office:value-type="float" office:value="6239084533.94621" calcext:value-type="float">
            <text:p>6239084533.94621</text:p>
          </table:table-cell>
          <table:table-cell table:formula="of:=[.$E37]*POWER(1+[.$O$6];[.AD$26])-SERIESSUM(1+[.$O$6];0;1;OFFSET([.$C38];[.AD$26];0):[.$C38])" office:value-type="float" office:value="7126642577.47406" calcext:value-type="float">
            <text:p>7126642577.47406</text:p>
          </table:table-cell>
          <table:table-cell table:formula="of:=[.$E37]*POWER(1+[.$O$6];[.AE$26])-SERIESSUM(1+[.$O$6];0;1;OFFSET([.$C38];[.AE$26];0):[.$C38])" office:value-type="float" office:value="8136518330.35051" calcext:value-type="float">
            <text:p>8136518330.35051</text:p>
          </table:table-cell>
          <table:table-cell table:formula="of:=[.$E37]*POWER(1+[.$O$6];[.AF$26])-SERIESSUM(1+[.$O$6];0;1;OFFSET([.$C38];[.AF$26];0):[.$C38])" office:value-type="float" office:value="9284566361.62775" calcext:value-type="float">
            <text:p>9284566361.62775</text:p>
          </table:table-cell>
          <table:table-cell table:formula="of:=[.$E37]*POWER(1+[.$O$6];[.AG$26])-SERIESSUM(1+[.$O$6];0;1;OFFSET([.$C38];[.AG$26];0):[.$C38])" office:value-type="float" office:value="10588444769.0816" calcext:value-type="float">
            <text:p>10588444769.0816</text:p>
          </table:table-cell>
          <table:table-cell table:formula="of:=[.$E37]*POWER(1+[.$O$6];[.AH$26])-SERIESSUM(1+[.$O$6];0;1;OFFSET([.$C38];[.AH$26];0):[.$C38])" office:value-type="float" office:value="12067753250.1657" calcext:value-type="float">
            <text:p>12067753250.1657</text:p>
          </table:table-cell>
          <table:table-cell table:formula="of:=[.$E37]*POWER(1+[.$O$6];[.AI$26])-SERIESSUM(1+[.$O$6];0;1;OFFSET([.$C38];[.AI$26];0):[.$C38])" office:value-type="float" office:value="13744161351.9588" calcext:value-type="float">
            <text:p>13744161351.9588</text:p>
          </table:table-cell>
          <table:table-cell table:formula="of:=[.$E37]*POWER(1+[.$O$6];[.AJ$26])-SERIESSUM(1+[.$O$6];0;1;OFFSET([.$C38];[.AJ$26];0):[.$C38])" office:value-type="float" office:value="16107920377.7882" calcext:value-type="float">
            <text:p>16107920377.7882</text:p>
          </table:table-cell>
          <table:table-cell table:formula="of:=[.$E37]*POWER(1+[.$O$6];[.AK$26])-SERIESSUM(1+[.$O$6];0;1;OFFSET([.$C38];[.AK$26];0):[.$C38])" office:value-type="float" office:value="18826243257.4921" calcext:value-type="float">
            <text:p>18826243257.4921</text:p>
          </table:table-cell>
          <table:table-cell table:formula="of:=[.$E37]*POWER(1+[.$O$6];[.AL$26])-SERIESSUM(1+[.$O$6];0;1;OFFSET([.$C38];[.AL$26];0):[.$C38])" office:value-type="float" office:value="21952314569.1514" calcext:value-type="float">
            <text:p>21952314569.1514</text:p>
          </table:table-cell>
          <table:table-cell table:formula="of:=[.$E37]*POWER(1+[.$O$6];[.AM$26])-SERIESSUM(1+[.$O$6];0;1;OFFSET([.$C38];[.AM$26];0):[.$C38])" office:value-type="float" office:value="25547296577.5597" calcext:value-type="float">
            <text:p>25547296577.5597</text:p>
          </table:table-cell>
          <table:table-cell table:formula="of:=[.$E37]*POWER(1+[.$O$6];[.AN$26])-SERIESSUM(1+[.$O$6];0;1;OFFSET([.$C38];[.AN$26];0):[.$C38])" office:value-type="float" office:value="29681525887.2293" calcext:value-type="float">
            <text:p>29681525887.2293</text:p>
          </table:table-cell>
          <table:table-cell table:formula="of:=[.$E37]*POWER(1+[.$O$6];[.AO$26])-SERIESSUM(1+[.$O$6];0;1;OFFSET([.$C38];[.AO$26];0):[.$C38])" office:value-type="float" office:value="34435889593.3493" calcext:value-type="float">
            <text:p>34435889593.3493</text:p>
          </table:table-cell>
          <table:table-cell table:formula="of:=[.$E37]*POWER(1+[.$O$6];[.AP$26])-SERIESSUM(1+[.$O$6];0;1;OFFSET([.$C38];[.AP$26];0):[.$C38])" office:value-type="float" office:value="39903407855.3872" calcext:value-type="float">
            <text:p>39903407855.3872</text:p>
          </table:table-cell>
          <table:table-cell table:formula="of:=[.$E37]*POWER(1+[.$O$6];[.AQ$26])-SERIESSUM(1+[.$O$6];0;1;OFFSET([.$C38];[.AQ$26];0):[.$C38])" office:value-type="float" office:value="46191053856.7309" calcext:value-type="float">
            <text:p>46191053856.7309</text:p>
          </table:table-cell>
          <table:table-cell table:formula="of:=[.$E37]*POWER(1+[.$O$6];[.AR$26])-SERIESSUM(1+[.$O$6];0;1;OFFSET([.$C38];[.AR$26];0):[.$C38])" office:value-type="float" office:value="53421846758.2761" calcext:value-type="float">
            <text:p>53421846758.2761</text:p>
          </table:table-cell>
          <table:table-cell table:formula="of:=[.$E37]*POWER(1+[.$O$6];[.AS$26])-SERIESSUM(1+[.$O$6];0;1;OFFSET([.$C38];[.AS$26];0):[.$C38])" office:value-type="float" office:value="61737258595.0531" calcext:value-type="float">
            <text:p>61737258595.0531</text:p>
          </table:table-cell>
          <table:table-cell table:formula="of:=[.$E37]*POWER(1+[.$O$6];[.AT$26])-SERIESSUM(1+[.$O$6];0;1;OFFSET([.$C38];[.AT$26];0):[.$C38])" office:value-type="float" office:value="71299982207.3467" calcext:value-type="float">
            <text:p>71299982207.3467</text:p>
          </table:table-cell>
          <table:table-cell table:formula="of:=[.$E37]*POWER(1+[.$O$6];[.AU$26])-SERIESSUM(1+[.$O$6];0;1;OFFSET([.$C38];[.AU$26];0):[.$C38])" office:value-type="float" office:value="82297114361.4843" calcext:value-type="float">
            <text:p>82297114361.4843</text:p>
          </table:table-cell>
          <table:table-cell table:formula="of:=[.$E37]*POWER(1+[.$O$6];[.AV$26])-SERIESSUM(1+[.$O$6];0;1;OFFSET([.$C38];[.AV$26];0):[.$C38])" office:value-type="float" office:value="94943816338.7425" calcext:value-type="float">
            <text:p>94943816338.7425</text:p>
          </table:table-cell>
          <table:table-cell table:formula="of:=[.$E37]*POWER(1+[.$O$6];[.AW$26])-SERIESSUM(1+[.$O$6];0;1;OFFSET([.$C38];[.AW$26];0):[.$C38])" office:value-type="float" office:value="109487523612.589" calcext:value-type="float">
            <text:p>109487523612.589</text:p>
          </table:table-cell>
          <table:table-cell table:formula="of:=[.$E37]*POWER(1+[.$O$6];[.AX$26])-SERIESSUM(1+[.$O$6];0;1;OFFSET([.$C38];[.AX$26];0):[.$C38])" office:value-type="float" office:value="126212786977.513" calcext:value-type="float">
            <text:p>126212786977.513</text:p>
          </table:table-cell>
          <table:table-cell table:formula="of:=[.$E37]*POWER(1+[.$O$6];[.AY$26])-SERIESSUM(1+[.$O$6];0;1;OFFSET([.$C38];[.AY$26];0):[.$C38])" office:value-type="float" office:value="145446839847.176" calcext:value-type="float">
            <text:p>145446839847.176</text:p>
          </table:table-cell>
          <table:table-cell table:formula="of:=[.$E37]*POWER(1+[.$O$6];[.AZ$26])-SERIESSUM(1+[.$O$6];0;1;OFFSET([.$C38];[.AZ$26];0):[.$C38])" office:value-type="float" office:value="167566000647.288" calcext:value-type="float">
            <text:p>167566000647.288</text:p>
          </table:table-cell>
          <table:table-cell table:formula="of:=[.$E37]*POWER(1+[.$O$6];[.BA$26])-SERIESSUM(1+[.$O$6];0;1;OFFSET([.$C38];[.BA$26];0):[.$C38])" office:value-type="float" office:value="193003035567.417" calcext:value-type="float">
            <text:p>193003035567.417</text:p>
          </table:table-cell>
          <table:table-cell table:formula="of:=[.$E37]*POWER(1+[.$O$6];[.BB$26])-SERIESSUM(1+[.$O$6];0;1;OFFSET([.$C38];[.BB$26];0):[.$C38])" office:value-type="float" office:value="222255625725.565" calcext:value-type="float">
            <text:p>222255625725.565</text:p>
          </table:table-cell>
          <table:table-cell table:formula="of:=[.$E37]*POWER(1+[.$O$6];[.BC$26])-SERIESSUM(1+[.$O$6];0;1;OFFSET([.$C38];[.BC$26];0):[.$C38])" office:value-type="float" office:value="255896104407.435" calcext:value-type="float">
            <text:p>255896104407.435</text:p>
          </table:table-cell>
          <table:table-cell table:formula="of:=[.$E37]*POWER(1+[.$O$6];[.BD$26])-SERIESSUM(1+[.$O$6];0;1;OFFSET([.$C38];[.BD$26];0):[.$C38])" office:value-type="float" office:value="294582654891.586" calcext:value-type="float">
            <text:p>294582654891.586</text:p>
          </table:table-cell>
          <table:table-cell table:formula="of:=[.$E37]*POWER(1+[.$O$6];[.BE$26])-SERIESSUM(1+[.$O$6];0;1;OFFSET([.$C38];[.BE$26];0):[.$C38])" office:value-type="float" office:value="339072187948.359" calcext:value-type="float">
            <text:p>339072187948.359</text:p>
          </table:table-cell>
          <table:table-cell table:formula="of:=[.$E37]*POWER(1+[.$O$6];[.BF$26])-SERIESSUM(1+[.$O$6];0;1;OFFSET([.$C38];[.BF$26];0):[.$C38])" office:value-type="float" office:value="390235150963.649" calcext:value-type="float">
            <text:p>390235150963.649</text:p>
          </table:table-cell>
          <table:table-cell table:formula="of:=[.$E37]*POWER(1+[.$O$6];[.BG$26])-SERIESSUM(1+[.$O$6];0;1;OFFSET([.$C38];[.BG$26];0):[.$C38])" office:value-type="float" office:value="449072558431.232" calcext:value-type="float">
            <text:p>449072558431.232</text:p>
          </table:table-cell>
          <table:table-cell table:formula="of:=[.$E37]*POWER(1+[.$O$6];[.BH$26])-SERIESSUM(1+[.$O$6];0;1;OFFSET([.$C38];[.BH$26];0):[.$C38])" office:value-type="float" office:value="516735577018.952" calcext:value-type="float">
            <text:p>516735577018.952</text:p>
          </table:table-cell>
          <table:table-cell table:formula="of:=[.$E37]*POWER(1+[.$O$6];[.BI$26])-SERIESSUM(1+[.$O$6];0;1;OFFSET([.$C38];[.BI$26];0):[.$C38])" office:value-type="float" office:value="594548048394.83" calcext:value-type="float">
            <text:p>594548048394.83</text:p>
          </table:table-cell>
          <table:table-cell table:formula="of:=[.$E37]*POWER(1+[.$O$6];[.BJ$26])-SERIESSUM(1+[.$O$6];0;1;OFFSET([.$C38];[.BJ$26];0):[.$C38])" office:value-type="float" office:value="684032390477.09" calcext:value-type="float">
            <text:p>684032390477.09</text:p>
          </table:table-cell>
          <table:table-cell table:formula="of:=[.$E37]*POWER(1+[.$O$6];[.BK$26])-SERIESSUM(1+[.$O$6];0;1;OFFSET([.$C38];[.BK$26];0):[.$C38])" office:value-type="float" office:value="786939383871.69" calcext:value-type="float">
            <text:p>786939383871.69</text:p>
          </table:table-cell>
          <table:table-cell table:formula="of:=[.$E37]*POWER(1+[.$O$6];[.BL$26])-SERIESSUM(1+[.$O$6];0;1;OFFSET([.$C38];[.BL$26];0):[.$C38])" office:value-type="float" office:value="905282426275.478" calcext:value-type="float">
            <text:p>905282426275.478</text:p>
          </table:table-cell>
          <table:table-cell table:formula="of:=[.$E37]*POWER(1+[.$O$6];[.BM$26])-SERIESSUM(1+[.$O$6];0;1;OFFSET([.$C38];[.BM$26];0):[.$C38])" office:value-type="float" office:value="1041376925039.84" calcext:value-type="float">
            <text:p>1041376925039.84</text:p>
          </table:table-cell>
          <table:table-cell table:formula="of:=[.$E37]*POWER(1+[.$O$6];[.BN$26])-SERIESSUM(1+[.$O$6];0;1;OFFSET([.$C38];[.BN$26];0):[.$C38])" office:value-type="float" office:value="1197885598618.85" calcext:value-type="float">
            <text:p>1197885598618.85</text:p>
          </table:table-cell>
          <table:table-cell table:formula="of:=[.$E37]*POWER(1+[.$O$6];[.BO$26])-SERIESSUM(1+[.$O$6];0;1;OFFSET([.$C38];[.BO$26];0):[.$C38])" office:value-type="float" office:value="1377870573234.71" calcext:value-type="float">
            <text:p>1377870573234.71</text:p>
          </table:table-cell>
          <table:table-cell table:formula="of:=[.$E37]*POWER(1+[.$O$6];[.BP$26])-SERIESSUM(1+[.$O$6];0;1;OFFSET([.$C38];[.BP$26];0):[.$C38])" office:value-type="float" office:value="1584853294042.95" calcext:value-type="float">
            <text:p>1584853294042.95</text:p>
          </table:table-cell>
          <table:table-cell table:formula="of:=[.$E37]*POWER(1+[.$O$6];[.BQ$26])-SERIESSUM(1+[.$O$6];0;1;OFFSET([.$C38];[.BQ$26];0):[.$C38])" office:value-type="float" office:value="1822883422972.43" calcext:value-type="float">
            <text:p>1822883422972.43</text:p>
          </table:table-cell>
          <table:table-cell table:formula="of:=[.$E37]*POWER(1+[.$O$6];[.BR$26])-SERIESSUM(1+[.$O$6];0;1;OFFSET([.$C38];[.BR$26];0):[.$C38])" office:value-type="float" office:value="2096618071241.33" calcext:value-type="float">
            <text:p>2096618071241.33</text:p>
          </table:table-cell>
          <table:table-cell table:formula="of:=[.$E37]*POWER(1+[.$O$6];[.BS$26])-SERIESSUM(1+[.$O$6];0;1;OFFSET([.$C38];[.BS$26];0):[.$C38])" office:value-type="float" office:value="2411412916750.56" calcext:value-type="float">
            <text:p>2411412916750.56</text:p>
          </table:table-cell>
          <table:table-cell table:formula="of:=[.$E37]*POWER(1+[.$O$6];[.BT$26])-SERIESSUM(1+[.$O$6];0;1;OFFSET([.$C38];[.BT$26];0):[.$C38])" office:value-type="float" office:value="2773426989086.18" calcext:value-type="float">
            <text:p>2773426989086.18</text:p>
          </table:table-cell>
          <table:table-cell table:formula="of:=[.$E37]*POWER(1+[.$O$6];[.BU$26])-SERIESSUM(1+[.$O$6];0;1;OFFSET([.$C38];[.BU$26];0):[.$C38])" office:value-type="float" office:value="3189743172272.15" calcext:value-type="float">
            <text:p>3189743172272.15</text:p>
          </table:table-cell>
          <table:table-cell table:formula="of:=[.$E37]*POWER(1+[.$O$6];[.BV$26])-SERIESSUM(1+[.$O$6];0;1;OFFSET([.$C38];[.BV$26];0):[.$C38])" office:value-type="float" office:value="3668506782936" calcext:value-type="float">
            <text:p>3668506782936</text:p>
          </table:table-cell>
          <table:table-cell table:formula="of:=[.$E37]*POWER(1+[.$O$6];[.BW$26])-SERIESSUM(1+[.$O$6];0;1;OFFSET([.$C38];[.BW$26];0):[.$C38])" office:value-type="float" office:value="4219084935199.44" calcext:value-type="float">
            <text:p>4219084935199.44</text:p>
          </table:table-cell>
          <table:table-cell table:formula="of:=[.$E37]*POWER(1+[.$O$6];[.BX$26])-SERIESSUM(1+[.$O$6];0;1;OFFSET([.$C38];[.BX$26];0):[.$C38])" office:value-type="float" office:value="4852249810302.39" calcext:value-type="float">
            <text:p>4852249810302.3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$O$2]*POWER(1+[.$O$11];[.$A62])*(POWER([.$O$7];12)-1)/([.$O$7]-1) + [.$B62]*POWER([.$O$7];12)" office:value-type="float" office:value="23826293134.9285" calcext:value-type="float">
            <text:p>23826293134.9285</text:p>
          </table:table-cell>
          <table:table-cell table:formula="of:=[.$C62]*POWER([.$O$9];12)" office:value-type="float" office:value="11514173.4228512" calcext:value-type="float">
            <text:p>11514173.4228512</text:p>
          </table:table-cell>
          <table:table-cell table:formula="of:=[.$B63]/4*[.$O$4]*[.$O$5]" office:value-type="float" office:value="46818666.0101346" calcext:value-type="float">
            <text:p>46818666.0101346</text:p>
          </table:table-cell>
          <table:table-cell table:formula="of:=[.$B63]-[.$C63]-[.$D63]+[.$O$13]*POWER([.$O$7];12*[.$A63])" office:value-type="float" office:value="23767960295.4955" calcext:value-type="float">
            <text:p>23767960295.4955</text:p>
          </table:table-cell>
          <table:table-cell table:number-columns-repeated="4"/>
          <table:table-cell office:value-type="float" office:value="37" calcext:value-type="float">
            <text:p>37</text:p>
          </table:table-cell>
          <table:table-cell table:formula="of:=[.$E38]-[.$C39]" office:value-type="float" office:value="555053119.690921" calcext:value-type="float">
            <text:p>555053119.690921</text:p>
          </table:table-cell>
          <table:table-cell table:formula="of:=[.$E38]*POWER(1+[.$O$6];[.K$26])-SERIESSUM(1+[.$O$6];0;1;OFFSET([.$C39];[.K$26];0):[.$C39])" office:value-type="float" office:value="635858373.852809" calcext:value-type="float">
            <text:p>635858373.852809</text:p>
          </table:table-cell>
          <table:table-cell table:formula="of:=[.$E38]*POWER(1+[.$O$6];[.L$26])-SERIESSUM(1+[.$O$6];0;1;OFFSET([.$C39];[.L$26];0):[.$C39])" office:value-type="float" office:value="728559562.665753" calcext:value-type="float">
            <text:p>728559562.665753</text:p>
          </table:table-cell>
          <table:table-cell table:formula="of:=[.$E38]*POWER(1+[.$O$6];[.M$26])-SERIESSUM(1+[.$O$6];0;1;OFFSET([.$C39];[.M$26];0):[.$C39])" office:value-type="float" office:value="834889247.601836" calcext:value-type="float">
            <text:p>834889247.601836</text:p>
          </table:table-cell>
          <table:table-cell table:formula="of:=[.$E38]*POWER(1+[.$O$6];[.N$26])-SERIESSUM(1+[.$O$6];0;1;OFFSET([.$C39];[.N$26];0):[.$C39])" office:value-type="float" office:value="956827927.832702" calcext:value-type="float">
            <text:p>956827927.832702</text:p>
          </table:table-cell>
          <table:table-cell table:formula="of:=[.$E38]*POWER(1+[.$O$6];[.O$26])-SERIESSUM(1+[.$O$6];0;1;OFFSET([.$C39];[.O$26];0):[.$C39])" office:value-type="float" office:value="1096638477.21135" calcext:value-type="float">
            <text:p>1096638477.21135</text:p>
          </table:table-cell>
          <table:table-cell table:formula="of:=[.$E38]*POWER(1+[.$O$6];[.P$26])-SERIESSUM(1+[.$O$6];0;1;OFFSET([.$C39];[.P$26];0):[.$C39])" office:value-type="float" office:value="1256905112.07954" calcext:value-type="float">
            <text:p>1256905112.07954</text:p>
          </table:table-cell>
          <table:table-cell table:formula="of:=[.$E38]*POWER(1+[.$O$6];[.Q$26])-SERIESSUM(1+[.$O$6];0;1;OFFSET([.$C39];[.Q$26];0):[.$C39])" office:value-type="float" office:value="1440577423.22125" calcext:value-type="float">
            <text:p>1440577423.22125</text:p>
          </table:table-cell>
          <table:table-cell table:formula="of:=[.$E38]*POWER(1+[.$O$6];[.R$26])-SERIESSUM(1+[.$O$6];0;1;OFFSET([.$C39];[.R$26];0):[.$C39])" office:value-type="float" office:value="1651020051.55802" calcext:value-type="float">
            <text:p>1651020051.55802</text:p>
          </table:table-cell>
          <table:table-cell table:formula="of:=[.$E38]*POWER(1+[.$O$6];[.S$26])-SERIESSUM(1+[.$O$6];0;1;OFFSET([.$C39];[.S$26];0):[.$C39])" office:value-type="float" office:value="1892068632.62482" calcext:value-type="float">
            <text:p>1892068632.62482</text:p>
          </table:table-cell>
          <table:table-cell table:formula="of:=[.$E38]*POWER(1+[.$O$6];[.T$26])-SERIESSUM(1+[.$O$6];0;1;OFFSET([.$C39];[.T$26];0):[.$C39])" office:value-type="float" office:value="2168092677.56069" calcext:value-type="float">
            <text:p>2168092677.56069</text:p>
          </table:table-cell>
          <table:table-cell table:formula="of:=[.$E38]*POWER(1+[.$O$6];[.U$26])-SERIESSUM(1+[.$O$6];0;1;OFFSET([.$C39];[.U$26];0):[.$C39])" office:value-type="float" office:value="2484066095.67744" calcext:value-type="float">
            <text:p>2484066095.67744</text:p>
          </table:table-cell>
          <table:table-cell table:formula="of:=[.$E38]*POWER(1+[.$O$6];[.V$26])-SERIESSUM(1+[.$O$6];0;1;OFFSET([.$C39];[.V$26];0):[.$C39])" office:value-type="float" office:value="2845646092.11671" calcext:value-type="float">
            <text:p>2845646092.11671</text:p>
          </table:table-cell>
          <table:table-cell table:formula="of:=[.$E38]*POWER(1+[.$O$6];[.W$26])-SERIESSUM(1+[.$O$6];0;1;OFFSET([.$C39];[.W$26];0):[.$C39])" office:value-type="float" office:value="3259261188.99886" calcext:value-type="float">
            <text:p>3259261188.99886</text:p>
          </table:table-cell>
          <table:table-cell table:formula="of:=[.$E38]*POWER(1+[.$O$6];[.X$26])-SERIESSUM(1+[.$O$6];0;1;OFFSET([.$C39];[.X$26];0):[.$C39])" office:value-type="float" office:value="3732209113.6655" calcext:value-type="float">
            <text:p>3732209113.6655</text:p>
          </table:table-cell>
          <table:table-cell table:formula="of:=[.$E38]*POWER(1+[.$O$6];[.Y$26])-SERIESSUM(1+[.$O$6];0;1;OFFSET([.$C39];[.Y$26];0):[.$C39])" office:value-type="float" office:value="4272765265.11394" calcext:value-type="float">
            <text:p>4272765265.11394</text:p>
          </table:table-cell>
          <table:table-cell table:formula="of:=[.$E38]*POWER(1+[.$O$6];[.Z$26])-SERIESSUM(1+[.$O$6];0;1;OFFSET([.$C39];[.Z$26];0):[.$C39])" office:value-type="float" office:value="4890302399.13929" calcext:value-type="float">
            <text:p>4890302399.13929</text:p>
          </table:table-cell>
          <table:table-cell table:formula="of:=[.$E38]*POWER(1+[.$O$6];[.AA$26])-SERIESSUM(1+[.$O$6];0;1;OFFSET([.$C39];[.AA$26];0):[.$C39])" office:value-type="float" office:value="5595422050.67575" calcext:value-type="float">
            <text:p>5595422050.67575</text:p>
          </table:table-cell>
          <table:table-cell table:formula="of:=[.$E38]*POWER(1+[.$O$6];[.AB$26])-SERIESSUM(1+[.$O$6];0;1;OFFSET([.$C39];[.AB$26];0):[.$C39])" office:value-type="float" office:value="6400098021.22737" calcext:value-type="float">
            <text:p>6400098021.22737</text:p>
          </table:table-cell>
          <table:table-cell table:formula="of:=[.$E38]*POWER(1+[.$O$6];[.AC$26])-SERIESSUM(1+[.$O$6];0;1;OFFSET([.$C39];[.AC$26];0):[.$C39])" office:value-type="float" office:value="7317831978.22753" calcext:value-type="float">
            <text:p>7317831978.22753</text:p>
          </table:table-cell>
          <table:table-cell table:formula="of:=[.$E38]*POWER(1+[.$O$6];[.AD$26])-SERIESSUM(1+[.$O$6];0;1;OFFSET([.$C39];[.AD$26];0):[.$C39])" office:value-type="float" office:value="8363820813.8381" calcext:value-type="float">
            <text:p>8363820813.8381</text:p>
          </table:table-cell>
          <table:table-cell table:formula="of:=[.$E38]*POWER(1+[.$O$6];[.AE$26])-SERIESSUM(1+[.$O$6];0;1;OFFSET([.$C39];[.AE$26];0):[.$C39])" office:value-type="float" office:value="9555134857.80703" calcext:value-type="float">
            <text:p>9555134857.80703</text:p>
          </table:table-cell>
          <table:table-cell table:formula="of:=[.$E38]*POWER(1+[.$O$6];[.AF$26])-SERIESSUM(1+[.$O$6];0;1;OFFSET([.$C39];[.AF$26];0):[.$C39])" office:value-type="float" office:value="10910905287.9235" calcext:value-type="float">
            <text:p>10910905287.9235</text:p>
          </table:table-cell>
          <table:table-cell table:formula="of:=[.$E38]*POWER(1+[.$O$6];[.AG$26])-SERIESSUM(1+[.$O$6];0;1;OFFSET([.$C39];[.AG$26];0):[.$C39])" office:value-type="float" office:value="12452518076.0463" calcext:value-type="float">
            <text:p>12452518076.0463</text:p>
          </table:table-cell>
          <table:table-cell table:formula="of:=[.$E38]*POWER(1+[.$O$6];[.AH$26])-SERIESSUM(1+[.$O$6];0;1;OFFSET([.$C39];[.AH$26];0):[.$C39])" office:value-type="float" office:value="14203810476.7757" calcext:value-type="float">
            <text:p>14203810476.7757</text:p>
          </table:table-cell>
          <table:table-cell table:formula="of:=[.$E38]*POWER(1+[.$O$6];[.AI$26])-SERIESSUM(1+[.$O$6];0;1;OFFSET([.$C39];[.AI$26];0):[.$C39])" office:value-type="float" office:value="16596831266.9774" calcext:value-type="float">
            <text:p>16596831266.9774</text:p>
          </table:table-cell>
          <table:table-cell table:formula="of:=[.$E38]*POWER(1+[.$O$6];[.AJ$26])-SERIESSUM(1+[.$O$6];0;1;OFFSET([.$C39];[.AJ$26];0):[.$C39])" office:value-type="float" office:value="19348805175.7093" calcext:value-type="float">
            <text:p>19348805175.7093</text:p>
          </table:table-cell>
          <table:table-cell table:formula="of:=[.$E38]*POWER(1+[.$O$6];[.AK$26])-SERIESSUM(1+[.$O$6];0;1;OFFSET([.$C39];[.AK$26];0):[.$C39])" office:value-type="float" office:value="22513575170.7511" calcext:value-type="float">
            <text:p>22513575170.7511</text:p>
          </table:table-cell>
          <table:table-cell table:formula="of:=[.$E38]*POWER(1+[.$O$6];[.AL$26])-SERIESSUM(1+[.$O$6];0;1;OFFSET([.$C39];[.AL$26];0):[.$C39])" office:value-type="float" office:value="26153060665.0491" calcext:value-type="float">
            <text:p>26153060665.0491</text:p>
          </table:table-cell>
          <table:table-cell table:formula="of:=[.$E38]*POWER(1+[.$O$6];[.AM$26])-SERIESSUM(1+[.$O$6];0;1;OFFSET([.$C39];[.AM$26];0):[.$C39])" office:value-type="float" office:value="30338468983.4918" calcext:value-type="float">
            <text:p>30338468983.4918</text:p>
          </table:table-cell>
          <table:table-cell table:formula="of:=[.$E38]*POWER(1+[.$O$6];[.AN$26])-SERIESSUM(1+[.$O$6];0;1;OFFSET([.$C39];[.AN$26];0):[.$C39])" office:value-type="float" office:value="35151688549.7009" calcext:value-type="float">
            <text:p>35151688549.7009</text:p>
          </table:table-cell>
          <table:table-cell table:formula="of:=[.$E38]*POWER(1+[.$O$6];[.AO$26])-SERIESSUM(1+[.$O$6];0;1;OFFSET([.$C39];[.AO$26];0):[.$C39])" office:value-type="float" office:value="40686891050.8413" calcext:value-type="float">
            <text:p>40686891050.8413</text:p>
          </table:table-cell>
          <table:table-cell table:formula="of:=[.$E38]*POWER(1+[.$O$6];[.AP$26])-SERIESSUM(1+[.$O$6];0;1;OFFSET([.$C39];[.AP$26];0):[.$C39])" office:value-type="float" office:value="47052373927.1528" calcext:value-type="float">
            <text:p>47052373927.1528</text:p>
          </table:table-cell>
          <table:table-cell table:formula="of:=[.$E38]*POWER(1+[.$O$6];[.AQ$26])-SERIESSUM(1+[.$O$6];0;1;OFFSET([.$C39];[.AQ$26];0):[.$C39])" office:value-type="float" office:value="54372679234.9111" calcext:value-type="float">
            <text:p>54372679234.9111</text:p>
          </table:table-cell>
          <table:table-cell table:formula="of:=[.$E38]*POWER(1+[.$O$6];[.AR$26])-SERIESSUM(1+[.$O$6];0;1;OFFSET([.$C39];[.AR$26];0):[.$C39])" office:value-type="float" office:value="62791030338.8331" calcext:value-type="float">
            <text:p>62791030338.8331</text:p>
          </table:table-cell>
          <table:table-cell table:formula="of:=[.$E38]*POWER(1+[.$O$6];[.AS$26])-SERIESSUM(1+[.$O$6];0;1;OFFSET([.$C39];[.AS$26];0):[.$C39])" office:value-type="float" office:value="72472134108.3434" calcext:value-type="float">
            <text:p>72472134108.3434</text:p>
          </table:table-cell>
          <table:table-cell table:formula="of:=[.$E38]*POWER(1+[.$O$6];[.AT$26])-SERIESSUM(1+[.$O$6];0;1;OFFSET([.$C39];[.AT$26];0):[.$C39])" office:value-type="float" office:value="83605403443.2802" calcext:value-type="float">
            <text:p>83605403443.2802</text:p>
          </table:table-cell>
          <table:table-cell table:formula="of:=[.$E38]*POWER(1+[.$O$6];[.AU$26])-SERIESSUM(1+[.$O$6];0;1;OFFSET([.$C39];[.AU$26];0):[.$C39])" office:value-type="float" office:value="96408663178.4576" calcext:value-type="float">
            <text:p>96408663178.4576</text:p>
          </table:table-cell>
          <table:table-cell table:formula="of:=[.$E38]*POWER(1+[.$O$6];[.AV$26])-SERIESSUM(1+[.$O$6];0;1;OFFSET([.$C39];[.AV$26];0):[.$C39])" office:value-type="float" office:value="111132411873.912" calcext:value-type="float">
            <text:p>111132411873.912</text:p>
          </table:table-cell>
          <table:table-cell table:formula="of:=[.$E38]*POWER(1+[.$O$6];[.AW$26])-SERIESSUM(1+[.$O$6];0;1;OFFSET([.$C39];[.AW$26];0):[.$C39])" office:value-type="float" office:value="128064722873.684" calcext:value-type="float">
            <text:p>128064722873.684</text:p>
          </table:table-cell>
          <table:table-cell table:formula="of:=[.$E38]*POWER(1+[.$O$6];[.AX$26])-SERIESSUM(1+[.$O$6];0;1;OFFSET([.$C39];[.AX$26];0):[.$C39])" office:value-type="float" office:value="147536880523.422" calcext:value-type="float">
            <text:p>147536880523.422</text:p>
          </table:table-cell>
          <table:table-cell table:formula="of:=[.$E38]*POWER(1+[.$O$6];[.AY$26])-SERIESSUM(1+[.$O$6];0;1;OFFSET([.$C39];[.AY$26];0):[.$C39])" office:value-type="float" office:value="169929861820.62" calcext:value-type="float">
            <text:p>169929861820.62</text:p>
          </table:table-cell>
          <table:table-cell table:formula="of:=[.$E38]*POWER(1+[.$O$6];[.AZ$26])-SERIESSUM(1+[.$O$6];0;1;OFFSET([.$C39];[.AZ$26];0):[.$C39])" office:value-type="float" office:value="195681790312.398" calcext:value-type="float">
            <text:p>195681790312.398</text:p>
          </table:table-cell>
          <table:table-cell table:formula="of:=[.$E38]*POWER(1+[.$O$6];[.BA$26])-SERIESSUM(1+[.$O$6];0;1;OFFSET([.$C39];[.BA$26];0):[.$C39])" office:value-type="float" office:value="225296508077.943" calcext:value-type="float">
            <text:p>225296508077.943</text:p>
          </table:table-cell>
          <table:table-cell table:formula="of:=[.$E38]*POWER(1+[.$O$6];[.BB$26])-SERIESSUM(1+[.$O$6];0;1;OFFSET([.$C39];[.BB$26];0):[.$C39])" office:value-type="float" office:value="259353433508.32" calcext:value-type="float">
            <text:p>259353433508.32</text:p>
          </table:table-cell>
          <table:table-cell table:formula="of:=[.$E38]*POWER(1+[.$O$6];[.BC$26])-SERIESSUM(1+[.$O$6];0;1;OFFSET([.$C39];[.BC$26];0):[.$C39])" office:value-type="float" office:value="298518897753.254" calcext:value-type="float">
            <text:p>298518897753.254</text:p>
          </table:table-cell>
          <table:table-cell table:formula="of:=[.$E38]*POWER(1+[.$O$6];[.BD$26])-SERIESSUM(1+[.$O$6];0;1;OFFSET([.$C39];[.BD$26];0):[.$C39])" office:value-type="float" office:value="343559181634.927" calcext:value-type="float">
            <text:p>343559181634.927</text:p>
          </table:table-cell>
          <table:table-cell table:formula="of:=[.$E38]*POWER(1+[.$O$6];[.BE$26])-SERIESSUM(1+[.$O$6];0;1;OFFSET([.$C39];[.BE$26];0):[.$C39])" office:value-type="float" office:value="395355508098.851" calcext:value-type="float">
            <text:p>395355508098.851</text:p>
          </table:table-cell>
          <table:table-cell table:formula="of:=[.$E38]*POWER(1+[.$O$6];[.BF$26])-SERIESSUM(1+[.$O$6];0;1;OFFSET([.$C39];[.BF$26];0):[.$C39])" office:value-type="float" office:value="454921283532.364" calcext:value-type="float">
            <text:p>454921283532.364</text:p>
          </table:table-cell>
          <table:table-cell table:formula="of:=[.$E38]*POWER(1+[.$O$6];[.BG$26])-SERIESSUM(1+[.$O$6];0;1;OFFSET([.$C39];[.BG$26];0):[.$C39])" office:value-type="float" office:value="523421925280.904" calcext:value-type="float">
            <text:p>523421925280.904</text:p>
          </table:table-cell>
          <table:table-cell table:formula="of:=[.$E38]*POWER(1+[.$O$6];[.BH$26])-SERIESSUM(1+[.$O$6];0;1;OFFSET([.$C39];[.BH$26];0):[.$C39])" office:value-type="float" office:value="602197663291.725" calcext:value-type="float">
            <text:p>602197663291.725</text:p>
          </table:table-cell>
          <table:table-cell table:formula="of:=[.$E38]*POWER(1+[.$O$6];[.BI$26])-SERIESSUM(1+[.$O$6];0;1;OFFSET([.$C39];[.BI$26];0):[.$C39])" office:value-type="float" office:value="692789762004.169" calcext:value-type="float">
            <text:p>692789762004.169</text:p>
          </table:table-cell>
          <table:table-cell table:formula="of:=[.$E38]*POWER(1+[.$O$6];[.BJ$26])-SERIESSUM(1+[.$O$6];0;1;OFFSET([.$C39];[.BJ$26];0):[.$C39])" office:value-type="float" office:value="796970675523.48" calcext:value-type="float">
            <text:p>796970675523.48</text:p>
          </table:table-cell>
          <table:table-cell table:formula="of:=[.$E38]*POWER(1+[.$O$6];[.BK$26])-SERIESSUM(1+[.$O$6];0;1;OFFSET([.$C39];[.BK$26];0):[.$C39])" office:value-type="float" office:value="916778726070.687" calcext:value-type="float">
            <text:p>916778726070.687</text:p>
          </table:table-cell>
          <table:table-cell table:formula="of:=[.$E38]*POWER(1+[.$O$6];[.BL$26])-SERIESSUM(1+[.$O$6];0;1;OFFSET([.$C39];[.BL$26];0):[.$C39])" office:value-type="float" office:value="1054557984199.98" calcext:value-type="float">
            <text:p>1054557984199.98</text:p>
          </table:table-cell>
          <table:table-cell table:formula="of:=[.$E38]*POWER(1+[.$O$6];[.BM$26])-SERIESSUM(1+[.$O$6];0;1;OFFSET([.$C39];[.BM$26];0):[.$C39])" office:value-type="float" office:value="1213004131048.66" calcext:value-type="float">
            <text:p>1213004131048.66</text:p>
          </table:table-cell>
          <table:table-cell table:formula="of:=[.$E38]*POWER(1+[.$O$6];[.BN$26])-SERIESSUM(1+[.$O$6];0;1;OFFSET([.$C39];[.BN$26];0):[.$C39])" office:value-type="float" office:value="1395217199924.64" calcext:value-type="float">
            <text:p>1395217199924.64</text:p>
          </table:table-cell>
          <table:table-cell table:formula="of:=[.$E38]*POWER(1+[.$O$6];[.BO$26])-SERIESSUM(1+[.$O$6];0;1;OFFSET([.$C39];[.BO$26];0):[.$C39])" office:value-type="float" office:value="1604762229132.02" calcext:value-type="float">
            <text:p>1604762229132.02</text:p>
          </table:table-cell>
          <table:table-cell table:formula="of:=[.$E38]*POWER(1+[.$O$6];[.BP$26])-SERIESSUM(1+[.$O$6];0;1;OFFSET([.$C39];[.BP$26];0):[.$C39])" office:value-type="float" office:value="1845739012720.51" calcext:value-type="float">
            <text:p>1845739012720.51</text:p>
          </table:table-cell>
          <table:table-cell table:formula="of:=[.$E38]*POWER(1+[.$O$6];[.BQ$26])-SERIESSUM(1+[.$O$6];0;1;OFFSET([.$C39];[.BQ$26];0):[.$C39])" office:value-type="float" office:value="2122862313847.27" calcext:value-type="float">
            <text:p>2122862313847.27</text:p>
          </table:table-cell>
          <table:table-cell table:formula="of:=[.$E38]*POWER(1+[.$O$6];[.BR$26])-SERIESSUM(1+[.$O$6];0;1;OFFSET([.$C39];[.BR$26];0):[.$C39])" office:value-type="float" office:value="2441554110143.05" calcext:value-type="float">
            <text:p>2441554110143.05</text:p>
          </table:table-cell>
          <table:table-cell table:formula="of:=[.$E38]*POWER(1+[.$O$6];[.BS$26])-SERIESSUM(1+[.$O$6];0;1;OFFSET([.$C39];[.BS$26];0):[.$C39])" office:value-type="float" office:value="2808049675883.19" calcext:value-type="float">
            <text:p>2808049675883.19</text:p>
          </table:table-cell>
          <table:table-cell table:formula="of:=[.$E38]*POWER(1+[.$O$6];[.BT$26])-SERIESSUM(1+[.$O$6];0;1;OFFSET([.$C39];[.BT$26];0):[.$C39])" office:value-type="float" office:value="3229519576484.35" calcext:value-type="float">
            <text:p>3229519576484.35</text:p>
          </table:table-cell>
          <table:table-cell table:formula="of:=[.$E38]*POWER(1+[.$O$6];[.BU$26])-SERIESSUM(1+[.$O$6];0;1;OFFSET([.$C39];[.BU$26];0):[.$C39])" office:value-type="float" office:value="3714209962175.69" calcext:value-type="float">
            <text:p>3714209962175.69</text:p>
          </table:table-cell>
          <table:table-cell table:formula="of:=[.$E38]*POWER(1+[.$O$6];[.BV$26])-SERIESSUM(1+[.$O$6];0;1;OFFSET([.$C39];[.BV$26];0):[.$C39])" office:value-type="float" office:value="4271603905720.73" calcext:value-type="float">
            <text:p>4271603905720.73</text:p>
          </table:table-cell>
          <table:table-cell table:formula="of:=[.$E38]*POWER(1+[.$O$6];[.BW$26])-SERIESSUM(1+[.$O$6];0;1;OFFSET([.$C39];[.BW$26];0):[.$C39])" office:value-type="float" office:value="4912606940797.52" calcext:value-type="float">
            <text:p>4912606940797.52</text:p>
          </table:table-cell>
          <table:table-cell table:formula="of:=[.$E38]*POWER(1+[.$O$6];[.BX$26])-SERIESSUM(1+[.$O$6];0;1;OFFSET([.$C39];[.BX$26];0):[.$C39])" office:value-type="float" office:value="5649760431135.84" calcext:value-type="float">
            <text:p>5649760431135.84</text:p>
          </table:table-cell>
        </table:table-row>
        <table:table-row table:style-name="ro1">
          <table:table-cell table:number-columns-repeated="9"/>
          <table:table-cell office:value-type="float" office:value="38" calcext:value-type="float">
            <text:p>38</text:p>
          </table:table-cell>
          <table:table-cell table:formula="of:=[.$E39]-[.$C40]" office:value-type="float" office:value="646240069.058795" calcext:value-type="float">
            <text:p>646240069.058795</text:p>
          </table:table-cell>
          <table:table-cell table:formula="of:=[.$E39]*POWER(1+[.$O$6];[.K$26])-SERIESSUM(1+[.$O$6];0;1;OFFSET([.$C40];[.K$26];0):[.$C40])" office:value-type="float" office:value="740551675.66044" calcext:value-type="float">
            <text:p>740551675.66044</text:p>
          </table:table-cell>
          <table:table-cell table:formula="of:=[.$E39]*POWER(1+[.$O$6];[.L$26])-SERIESSUM(1+[.$O$6];0;1;OFFSET([.$C40];[.L$26];0):[.$C40])" office:value-type="float" office:value="848769430.035981" calcext:value-type="float">
            <text:p>848769430.035981</text:p>
          </table:table-cell>
          <table:table-cell table:formula="of:=[.$E39]*POWER(1+[.$O$6];[.M$26])-SERIESSUM(1+[.$O$6];0;1;OFFSET([.$C40];[.M$26];0):[.$C40])" office:value-type="float" office:value="972923797.615133" calcext:value-type="float">
            <text:p>972923797.615133</text:p>
          </table:table-cell>
          <table:table-cell table:formula="of:=[.$E39]*POWER(1+[.$O$6];[.N$26])-SERIESSUM(1+[.$O$6];0;1;OFFSET([.$C40];[.N$26];0):[.$C40])" office:value-type="float" office:value="1115337030.86434" calcext:value-type="float">
            <text:p>1115337030.86434</text:p>
          </table:table-cell>
          <table:table-cell table:formula="of:=[.$E39]*POWER(1+[.$O$6];[.O$26])-SERIESSUM(1+[.$O$6];0;1;OFFSET([.$C40];[.O$26];0):[.$C40])" office:value-type="float" office:value="1278663990.91199" calcext:value-type="float">
            <text:p>1278663990.91199</text:p>
          </table:table-cell>
          <table:table-cell table:formula="of:=[.$E39]*POWER(1+[.$O$6];[.P$26])-SERIESSUM(1+[.$O$6];0;1;OFFSET([.$C40];[.P$26];0):[.$C40])" office:value-type="float" office:value="1465938413.26533" calcext:value-type="float">
            <text:p>1465938413.26533</text:p>
          </table:table-cell>
          <table:table-cell table:formula="of:=[.$E39]*POWER(1+[.$O$6];[.Q$26])-SERIESSUM(1+[.$O$6];0;1;OFFSET([.$C40];[.Q$26];0):[.$C40])" office:value-type="float" office:value="1680625277.688" calcext:value-type="float">
            <text:p>1680625277.688</text:p>
          </table:table-cell>
          <table:table-cell table:formula="of:=[.$E39]*POWER(1+[.$O$6];[.R$26])-SERIESSUM(1+[.$O$6];0;1;OFFSET([.$C40];[.R$26];0):[.$C40])" office:value-type="float" office:value="1926680005.23452" calcext:value-type="float">
            <text:p>1926680005.23452</text:p>
          </table:table-cell>
          <table:table-cell table:formula="of:=[.$E39]*POWER(1+[.$O$6];[.S$26])-SERIESSUM(1+[.$O$6];0;1;OFFSET([.$C40];[.S$26];0):[.$C40])" office:value-type="float" office:value="2208615269.48612" calcext:value-type="float">
            <text:p>2208615269.48612</text:p>
          </table:table-cell>
          <table:table-cell table:formula="of:=[.$E39]*POWER(1+[.$O$6];[.T$26])-SERIESSUM(1+[.$O$6];0;1;OFFSET([.$C40];[.T$26];0):[.$C40])" office:value-type="float" office:value="2531576272.45414" calcext:value-type="float">
            <text:p>2531576272.45414</text:p>
          </table:table-cell>
          <table:table-cell table:formula="of:=[.$E39]*POWER(1+[.$O$6];[.U$26])-SERIESSUM(1+[.$O$6];0;1;OFFSET([.$C40];[.U$26];0):[.$C40])" office:value-type="float" office:value="2901425395.95868" calcext:value-type="float">
            <text:p>2901425395.95868</text:p>
          </table:table-cell>
          <table:table-cell table:formula="of:=[.$E39]*POWER(1+[.$O$6];[.V$26])-SERIESSUM(1+[.$O$6];0;1;OFFSET([.$C40];[.V$26];0):[.$C40])" office:value-type="float" office:value="3324837193.18628" calcext:value-type="float">
            <text:p>3324837193.18628</text:p>
          </table:table-cell>
          <table:table-cell table:formula="of:=[.$E39]*POWER(1+[.$O$6];[.W$26])-SERIESSUM(1+[.$O$6];0;1;OFFSET([.$C40];[.W$26];0):[.$C40])" office:value-type="float" office:value="3809404728.04339" calcext:value-type="float">
            <text:p>3809404728.04339</text:p>
          </table:table-cell>
          <table:table-cell table:formula="of:=[.$E39]*POWER(1+[.$O$6];[.X$26])-SERIESSUM(1+[.$O$6];0;1;OFFSET([.$C40];[.X$26];0):[.$C40])" office:value-type="float" office:value="4363758295.80889" calcext:value-type="float">
            <text:p>4363758295.80889</text:p>
          </table:table-cell>
          <table:table-cell table:formula="of:=[.$E39]*POWER(1+[.$O$6];[.Y$26])-SERIESSUM(1+[.$O$6];0;1;OFFSET([.$C40];[.Y$26];0):[.$C40])" office:value-type="float" office:value="4997697559.48674" calcext:value-type="float">
            <text:p>4997697559.48674</text:p>
          </table:table-cell>
          <table:table-cell table:formula="of:=[.$E39]*POWER(1+[.$O$6];[.Z$26])-SERIESSUM(1+[.$O$6];0;1;OFFSET([.$C40];[.Z$26];0):[.$C40])" office:value-type="float" office:value="5722338101.76609" calcext:value-type="float">
            <text:p>5722338101.76609</text:p>
          </table:table-cell>
          <table:table-cell table:formula="of:=[.$E39]*POWER(1+[.$O$6];[.AA$26])-SERIESSUM(1+[.$O$6];0;1;OFFSET([.$C40];[.AA$26];0):[.$C40])" office:value-type="float" office:value="6550273309.11316" calcext:value-type="float">
            <text:p>6550273309.11316</text:p>
          </table:table-cell>
          <table:table-cell table:formula="of:=[.$E39]*POWER(1+[.$O$6];[.AB$26])-SERIESSUM(1+[.$O$6];0;1;OFFSET([.$C40];[.AB$26];0):[.$C40])" office:value-type="float" office:value="7495752354.8369" calcext:value-type="float">
            <text:p>7495752354.8369</text:p>
          </table:table-cell>
          <table:table-cell table:formula="of:=[.$E39]*POWER(1+[.$O$6];[.AC$26])-SERIESSUM(1+[.$O$6];0;1;OFFSET([.$C40];[.AC$26];0):[.$C40])" office:value-type="float" office:value="8574874809.64562" calcext:value-type="float">
            <text:p>8574874809.64562</text:p>
          </table:table-cell>
          <table:table-cell table:formula="of:=[.$E39]*POWER(1+[.$O$6];[.AD$26])-SERIESSUM(1+[.$O$6];0;1;OFFSET([.$C40];[.AD$26];0):[.$C40])" office:value-type="float" office:value="9805802052.69024" calcext:value-type="float">
            <text:p>9805802052.69024</text:p>
          </table:table-cell>
          <table:table-cell table:formula="of:=[.$E39]*POWER(1+[.$O$6];[.AE$26])-SERIESSUM(1+[.$O$6];0;1;OFFSET([.$C40];[.AE$26];0):[.$C40])" office:value-type="float" office:value="11208985147.0195" calcext:value-type="float">
            <text:p>11208985147.0195</text:p>
          </table:table-cell>
          <table:table-cell table:formula="of:=[.$E39]*POWER(1+[.$O$6];[.AF$26])-SERIESSUM(1+[.$O$6];0;1;OFFSET([.$C40];[.AF$26];0):[.$C40])" office:value-type="float" office:value="12807408134.619" calcext:value-type="float">
            <text:p>12807408134.619</text:p>
          </table:table-cell>
          <table:table-cell table:formula="of:=[.$E39]*POWER(1+[.$O$6];[.AG$26])-SERIESSUM(1+[.$O$6];0;1;OFFSET([.$C40];[.AG$26];0):[.$C40])" office:value-type="float" office:value="14626844739.3916" calcext:value-type="float">
            <text:p>14626844739.3916</text:p>
          </table:table-cell>
          <table:table-cell table:formula="of:=[.$E39]*POWER(1+[.$O$6];[.AH$26])-SERIESSUM(1+[.$O$6];0;1;OFFSET([.$C40];[.AH$26];0):[.$C40])" office:value-type="float" office:value="17048792077.8043" calcext:value-type="float">
            <text:p>17048792077.8043</text:p>
          </table:table-cell>
          <table:table-cell table:formula="of:=[.$E39]*POWER(1+[.$O$6];[.AI$26])-SERIESSUM(1+[.$O$6];0;1;OFFSET([.$C40];[.AI$26];0):[.$C40])" office:value-type="float" office:value="19834031516.9789" calcext:value-type="float">
            <text:p>19834031516.9789</text:p>
          </table:table-cell>
          <table:table-cell table:formula="of:=[.$E39]*POWER(1+[.$O$6];[.AJ$26])-SERIESSUM(1+[.$O$6];0;1;OFFSET([.$C40];[.AJ$26];0):[.$C40])" office:value-type="float" office:value="23037056872.0297" calcext:value-type="float">
            <text:p>23037056872.0297</text:p>
          </table:table-cell>
          <table:table-cell table:formula="of:=[.$E39]*POWER(1+[.$O$6];[.AK$26])-SERIESSUM(1+[.$O$6];0;1;OFFSET([.$C40];[.AK$26];0):[.$C40])" office:value-type="float" office:value="26720536030.3381" calcext:value-type="float">
            <text:p>26720536030.3381</text:p>
          </table:table-cell>
          <table:table-cell table:formula="of:=[.$E39]*POWER(1+[.$O$6];[.AL$26])-SERIESSUM(1+[.$O$6];0;1;OFFSET([.$C40];[.AL$26];0):[.$C40])" office:value-type="float" office:value="30956537062.3928" calcext:value-type="float">
            <text:p>30956537062.3928</text:p>
          </table:table-cell>
          <table:table-cell table:formula="of:=[.$E39]*POWER(1+[.$O$6];[.AM$26])-SERIESSUM(1+[.$O$6];0;1;OFFSET([.$C40];[.AM$26];0):[.$C40])" office:value-type="float" office:value="35827938249.2557" calcext:value-type="float">
            <text:p>35827938249.2557</text:p>
          </table:table-cell>
          <table:table-cell table:formula="of:=[.$E39]*POWER(1+[.$O$6];[.AN$26])-SERIESSUM(1+[.$O$6];0;1;OFFSET([.$C40];[.AN$26];0):[.$C40])" office:value-type="float" office:value="41430049614.148" calcext:value-type="float">
            <text:p>41430049614.148</text:p>
          </table:table-cell>
          <table:table-cell table:formula="of:=[.$E39]*POWER(1+[.$O$6];[.AO$26])-SERIESSUM(1+[.$O$6];0;1;OFFSET([.$C40];[.AO$26];0):[.$C40])" office:value-type="float" office:value="47872477683.7742" calcext:value-type="float">
            <text:p>47872477683.7742</text:p>
          </table:table-cell>
          <table:table-cell table:formula="of:=[.$E39]*POWER(1+[.$O$6];[.AP$26])-SERIESSUM(1+[.$O$6];0;1;OFFSET([.$C40];[.AP$26];0):[.$C40])" office:value-type="float" office:value="55281269963.8442" calcext:value-type="float">
            <text:p>55281269963.8442</text:p>
          </table:table-cell>
          <table:table-cell table:formula="of:=[.$E39]*POWER(1+[.$O$6];[.AQ$26])-SERIESSUM(1+[.$O$6];0;1;OFFSET([.$C40];[.AQ$26];0):[.$C40])" office:value-type="float" office:value="63801381085.9249" calcext:value-type="float">
            <text:p>63801381085.9249</text:p>
          </table:table-cell>
          <table:table-cell table:formula="of:=[.$E39]*POWER(1+[.$O$6];[.AR$26])-SERIESSUM(1+[.$O$6];0;1;OFFSET([.$C40];[.AR$26];0):[.$C40])" office:value-type="float" office:value="73599508876.3175" calcext:value-type="float">
            <text:p>73599508876.3175</text:p>
          </table:table-cell>
          <table:table-cell table:formula="of:=[.$E39]*POWER(1+[.$O$6];[.AS$26])-SERIESSUM(1+[.$O$6];0;1;OFFSET([.$C40];[.AS$26];0):[.$C40])" office:value-type="float" office:value="84867355835.2691" calcext:value-type="float">
            <text:p>84867355835.2691</text:p>
          </table:table-cell>
          <table:table-cell table:formula="of:=[.$E39]*POWER(1+[.$O$6];[.AT$26])-SERIESSUM(1+[.$O$6];0;1;OFFSET([.$C40];[.AT$26];0):[.$C40])" office:value-type="float" office:value="97825379838.0634" calcext:value-type="float">
            <text:p>97825379838.0634</text:p>
          </table:table-cell>
          <table:table-cell table:formula="of:=[.$E39]*POWER(1+[.$O$6];[.AU$26])-SERIESSUM(1+[.$O$6];0;1;OFFSET([.$C40];[.AU$26];0):[.$C40])" office:value-type="float" office:value="112727107441.277" calcext:value-type="float">
            <text:p>112727107441.277</text:p>
          </table:table-cell>
          <table:table-cell table:formula="of:=[.$E39]*POWER(1+[.$O$6];[.AV$26])-SERIESSUM(1+[.$O$6];0;1;OFFSET([.$C40];[.AV$26];0):[.$C40])" office:value-type="float" office:value="129864094184.972" calcext:value-type="float">
            <text:p>129864094184.972</text:p>
          </table:table-cell>
          <table:table-cell table:formula="of:=[.$E39]*POWER(1+[.$O$6];[.AW$26])-SERIESSUM(1+[.$O$6];0;1;OFFSET([.$C40];[.AW$26];0):[.$C40])" office:value-type="float" office:value="149571628940.222" calcext:value-type="float">
            <text:p>149571628940.222</text:p>
          </table:table-cell>
          <table:table-cell table:formula="of:=[.$E39]*POWER(1+[.$O$6];[.AX$26])-SERIESSUM(1+[.$O$6];0;1;OFFSET([.$C40];[.AX$26];0):[.$C40])" office:value-type="float" office:value="172235293908.76" calcext:value-type="float">
            <text:p>172235293908.76</text:p>
          </table:table-cell>
          <table:table-cell table:formula="of:=[.$E39]*POWER(1+[.$O$6];[.AY$26])-SERIESSUM(1+[.$O$6];0;1;OFFSET([.$C40];[.AY$26];0):[.$C40])" office:value-type="float" office:value="198298508622.577" calcext:value-type="float">
            <text:p>198298508622.577</text:p>
          </table:table-cell>
          <table:table-cell table:formula="of:=[.$E39]*POWER(1+[.$O$6];[.AZ$26])-SERIESSUM(1+[.$O$6];0;1;OFFSET([.$C40];[.AZ$26];0):[.$C40])" office:value-type="float" office:value="228271205543.468" calcext:value-type="float">
            <text:p>228271205543.468</text:p>
          </table:table-cell>
          <table:table-cell table:formula="of:=[.$E39]*POWER(1+[.$O$6];[.BA$26])-SERIESSUM(1+[.$O$6];0;1;OFFSET([.$C40];[.BA$26];0):[.$C40])" office:value-type="float" office:value="262739807002.492" calcext:value-type="float">
            <text:p>262739807002.492</text:p>
          </table:table-cell>
          <table:table-cell table:formula="of:=[.$E39]*POWER(1+[.$O$6];[.BB$26])-SERIESSUM(1+[.$O$6];0;1;OFFSET([.$C40];[.BB$26];0):[.$C40])" office:value-type="float" office:value="302378698680.37" calcext:value-type="float">
            <text:p>302378698680.37</text:p>
          </table:table-cell>
          <table:table-cell table:formula="of:=[.$E39]*POWER(1+[.$O$6];[.BC$26])-SERIESSUM(1+[.$O$6];0;1;OFFSET([.$C40];[.BC$26];0):[.$C40])" office:value-type="float" office:value="347963424109.929" calcext:value-type="float">
            <text:p>347963424109.929</text:p>
          </table:table-cell>
          <table:table-cell table:formula="of:=[.$E39]*POWER(1+[.$O$6];[.BD$26])-SERIESSUM(1+[.$O$6];0;1;OFFSET([.$C40];[.BD$26];0):[.$C40])" office:value-type="float" office:value="400385858353.923" calcext:value-type="float">
            <text:p>400385858353.923</text:p>
          </table:table-cell>
          <table:table-cell table:formula="of:=[.$E39]*POWER(1+[.$O$6];[.BE$26])-SERIESSUM(1+[.$O$6];0;1;OFFSET([.$C40];[.BE$26];0):[.$C40])" office:value-type="float" office:value="460671657734.515" calcext:value-type="float">
            <text:p>460671657734.515</text:p>
          </table:table-cell>
          <table:table-cell table:formula="of:=[.$E39]*POWER(1+[.$O$6];[.BF$26])-SERIESSUM(1+[.$O$6];0;1;OFFSET([.$C40];[.BF$26];0):[.$C40])" office:value-type="float" office:value="530000327022.196" calcext:value-type="float">
            <text:p>530000327022.196</text:p>
          </table:table-cell>
          <table:table-cell table:formula="of:=[.$E39]*POWER(1+[.$O$6];[.BG$26])-SERIESSUM(1+[.$O$6];0;1;OFFSET([.$C40];[.BG$26];0):[.$C40])" office:value-type="float" office:value="609728296703.029" calcext:value-type="float">
            <text:p>609728296703.029</text:p>
          </table:table-cell>
          <table:table-cell table:formula="of:=[.$E39]*POWER(1+[.$O$6];[.BH$26])-SERIESSUM(1+[.$O$6];0;1;OFFSET([.$C40];[.BH$26];0):[.$C40])" office:value-type="float" office:value="701415461835.988" calcext:value-type="float">
            <text:p>701415461835.988</text:p>
          </table:table-cell>
          <table:table-cell table:formula="of:=[.$E39]*POWER(1+[.$O$6];[.BI$26])-SERIESSUM(1+[.$O$6];0;1;OFFSET([.$C40];[.BI$26];0):[.$C40])" office:value-type="float" office:value="806855701738.89" calcext:value-type="float">
            <text:p>806855701738.89</text:p>
          </table:table-cell>
          <table:table-cell table:formula="of:=[.$E39]*POWER(1+[.$O$6];[.BJ$26])-SERIESSUM(1+[.$O$6];0;1;OFFSET([.$C40];[.BJ$26];0):[.$C40])" office:value-type="float" office:value="928111977627.227" calcext:value-type="float">
            <text:p>928111977627.227</text:p>
          </table:table-cell>
          <table:table-cell table:formula="of:=[.$E39]*POWER(1+[.$O$6];[.BK$26])-SERIESSUM(1+[.$O$6];0;1;OFFSET([.$C40];[.BK$26];0):[.$C40])" office:value-type="float" office:value="1067556694898.82" calcext:value-type="float">
            <text:p>1067556694898.82</text:p>
          </table:table-cell>
          <table:table-cell table:formula="of:=[.$E39]*POWER(1+[.$O$6];[.BL$26])-SERIESSUM(1+[.$O$6];0;1;OFFSET([.$C40];[.BL$26];0):[.$C40])" office:value-type="float" office:value="1227918119761.14" calcext:value-type="float">
            <text:p>1227918119761.14</text:p>
          </table:table-cell>
          <table:table-cell table:formula="of:=[.$E39]*POWER(1+[.$O$6];[.BM$26])-SERIESSUM(1+[.$O$6];0;1;OFFSET([.$C40];[.BM$26];0):[.$C40])" office:value-type="float" office:value="1412333758352.82" calcext:value-type="float">
            <text:p>1412333758352.82</text:p>
          </table:table-cell>
          <table:table-cell table:formula="of:=[.$E39]*POWER(1+[.$O$6];[.BN$26])-SERIESSUM(1+[.$O$6];0;1;OFFSET([.$C40];[.BN$26];0):[.$C40])" office:value-type="float" office:value="1624411742733.24" calcext:value-type="float">
            <text:p>1624411742733.24</text:p>
          </table:table-cell>
          <table:table-cell table:formula="of:=[.$E39]*POWER(1+[.$O$6];[.BO$26])-SERIESSUM(1+[.$O$6];0;1;OFFSET([.$C40];[.BO$26];0):[.$C40])" office:value-type="float" office:value="1868301424770.73" calcext:value-type="float">
            <text:p>1868301424770.73</text:p>
          </table:table-cell>
          <table:table-cell table:formula="of:=[.$E39]*POWER(1+[.$O$6];[.BP$26])-SERIESSUM(1+[.$O$6];0;1;OFFSET([.$C40];[.BP$26];0):[.$C40])" office:value-type="float" office:value="2148774559113.85" calcext:value-type="float">
            <text:p>2148774559113.85</text:p>
          </table:table-cell>
          <table:table-cell table:formula="of:=[.$E39]*POWER(1+[.$O$6];[.BQ$26])-SERIESSUM(1+[.$O$6];0;1;OFFSET([.$C40];[.BQ$26];0):[.$C40])" office:value-type="float" office:value="2471318663608.43" calcext:value-type="float">
            <text:p>2471318663608.43</text:p>
          </table:table-cell>
          <table:table-cell table:formula="of:=[.$E39]*POWER(1+[.$O$6];[.BR$26])-SERIESSUM(1+[.$O$6];0;1;OFFSET([.$C40];[.BR$26];0):[.$C40])" office:value-type="float" office:value="2842244383777.19" calcext:value-type="float">
            <text:p>2842244383777.19</text:p>
          </table:table-cell>
          <table:table-cell table:formula="of:=[.$E39]*POWER(1+[.$O$6];[.BS$26])-SERIESSUM(1+[.$O$6];0;1;OFFSET([.$C40];[.BS$26];0):[.$C40])" office:value-type="float" office:value="3268808961971.28" calcext:value-type="float">
            <text:p>3268808961971.28</text:p>
          </table:table-cell>
          <table:table-cell table:formula="of:=[.$E39]*POWER(1+[.$O$6];[.BT$26])-SERIESSUM(1+[.$O$6];0;1;OFFSET([.$C40];[.BT$26];0):[.$C40])" office:value-type="float" office:value="3759358226894.47" calcext:value-type="float">
            <text:p>3759358226894.47</text:p>
          </table:table-cell>
          <table:table-cell table:formula="of:=[.$E39]*POWER(1+[.$O$6];[.BU$26])-SERIESSUM(1+[.$O$6];0;1;OFFSET([.$C40];[.BU$26];0):[.$C40])" office:value-type="float" office:value="4323489881556.15" calcext:value-type="float">
            <text:p>4323489881556.15</text:p>
          </table:table-cell>
          <table:table-cell table:formula="of:=[.$E39]*POWER(1+[.$O$6];[.BV$26])-SERIESSUM(1+[.$O$6];0;1;OFFSET([.$C40];[.BV$26];0):[.$C40])" office:value-type="float" office:value="4972241284417.07" calcext:value-type="float">
            <text:p>4972241284417.07</text:p>
          </table:table-cell>
          <table:table-cell table:formula="of:=[.$E39]*POWER(1+[.$O$6];[.BW$26])-SERIESSUM(1+[.$O$6];0;1;OFFSET([.$C40];[.BW$26];0):[.$C40])" office:value-type="float" office:value="5718305397707.14" calcext:value-type="float">
            <text:p>5718305397707.14</text:p>
          </table:table-cell>
          <table:table-cell table:formula="of:=[.$E39]*POWER(1+[.$O$6];[.BX$26])-SERIESSUM(1+[.$O$6];0;1;OFFSET([.$C40];[.BX$26];0):[.$C40])" office:value-type="float" office:value="6576279127990.71" calcext:value-type="float">
            <text:p>6576279127990.71</text:p>
          </table:table-cell>
        </table:table-row>
        <table:table-row table:style-name="ro1">
          <table:table-cell table:number-columns-repeated="9"/>
          <table:table-cell office:value-type="float" office:value="39" calcext:value-type="float">
            <text:p>39</text:p>
          </table:table-cell>
          <table:table-cell table:formula="of:=[.$E40]-[.$C41]" office:value-type="float" office:value="752191686.026884" calcext:value-type="float">
            <text:p>752191686.026884</text:p>
          </table:table-cell>
          <table:table-cell table:formula="of:=[.$E40]*POWER(1+[.$O$6];[.K$26])-SERIESSUM(1+[.$O$6];0;1;OFFSET([.$C41];[.K$26];0):[.$C41])" office:value-type="float" office:value="862212326.910741" calcext:value-type="float">
            <text:p>862212326.910741</text:p>
          </table:table-cell>
          <table:table-cell table:formula="of:=[.$E40]*POWER(1+[.$O$6];[.L$26])-SERIESSUM(1+[.$O$6];0;1;OFFSET([.$C41];[.L$26];0):[.$C41])" office:value-type="float" office:value="988478629.185681" calcext:value-type="float">
            <text:p>988478629.185681</text:p>
          </table:table-cell>
          <table:table-cell table:formula="of:=[.$E40]*POWER(1+[.$O$6];[.M$26])-SERIESSUM(1+[.$O$6];0;1;OFFSET([.$C41];[.M$26];0):[.$C41])" office:value-type="float" office:value="1133368103.35245" calcext:value-type="float">
            <text:p>1133368103.35245</text:p>
          </table:table-cell>
          <table:table-cell table:formula="of:=[.$E40]*POWER(1+[.$O$6];[.N$26])-SERIESSUM(1+[.$O$6];0;1;OFFSET([.$C41];[.N$26];0):[.$C41])" office:value-type="float" office:value="1299601208.91473" calcext:value-type="float">
            <text:p>1299601208.91473</text:p>
          </table:table-cell>
          <table:table-cell table:formula="of:=[.$E40]*POWER(1+[.$O$6];[.O$26])-SERIESSUM(1+[.$O$6];0;1;OFFSET([.$C41];[.O$26];0):[.$C41])" office:value-type="float" office:value="1490289644.04921" calcext:value-type="float">
            <text:p>1490289644.04921</text:p>
          </table:table-cell>
          <table:table-cell table:formula="of:=[.$E40]*POWER(1+[.$O$6];[.P$26])-SERIESSUM(1+[.$O$6];0;1;OFFSET([.$C41];[.P$26];0):[.$C41])" office:value-type="float" office:value="1708991152.03329" calcext:value-type="float">
            <text:p>1708991152.03329</text:p>
          </table:table-cell>
          <table:table-cell table:formula="of:=[.$E40]*POWER(1+[.$O$6];[.Q$26])-SERIESSUM(1+[.$O$6];0;1;OFFSET([.$C41];[.Q$26];0):[.$C41])" office:value-type="float" office:value="1959771654.44145" calcext:value-type="float">
            <text:p>1959771654.44145</text:p>
          </table:table-cell>
          <table:table-cell table:formula="of:=[.$E40]*POWER(1+[.$O$6];[.R$26])-SERIESSUM(1+[.$O$6];0;1;OFFSET([.$C41];[.R$26];0):[.$C41])" office:value-type="float" office:value="2247275604.01353" calcext:value-type="float">
            <text:p>2247275604.01353</text:p>
          </table:table-cell>
          <table:table-cell table:formula="of:=[.$E40]*POWER(1+[.$O$6];[.S$26])-SERIESSUM(1+[.$O$6];0;1;OFFSET([.$C41];[.S$26];0):[.$C41])" office:value-type="float" office:value="2576805536.52463" calcext:value-type="float">
            <text:p>2576805536.52463</text:p>
          </table:table-cell>
          <table:table-cell table:formula="of:=[.$E40]*POWER(1+[.$O$6];[.T$26])-SERIESSUM(1+[.$O$6];0;1;OFFSET([.$C41];[.T$26];0):[.$C41])" office:value-type="float" office:value="2954411889.42658" calcext:value-type="float">
            <text:p>2954411889.42658</text:p>
          </table:table-cell>
          <table:table-cell table:formula="of:=[.$E40]*POWER(1+[.$O$6];[.U$26])-SERIESSUM(1+[.$O$6];0;1;OFFSET([.$C41];[.U$26];0):[.$C41])" office:value-type="float" office:value="3386994243.26154" calcext:value-type="float">
            <text:p>3386994243.26154</text:p>
          </table:table-cell>
          <table:table-cell table:formula="of:=[.$E40]*POWER(1+[.$O$6];[.V$26])-SERIESSUM(1+[.$O$6];0;1;OFFSET([.$C41];[.V$26];0):[.$C41])" office:value-type="float" office:value="3882415226.73293" calcext:value-type="float">
            <text:p>3882415226.73293</text:p>
          </table:table-cell>
          <table:table-cell table:formula="of:=[.$E40]*POWER(1+[.$O$6];[.W$26])-SERIESSUM(1+[.$O$6];0;1;OFFSET([.$C41];[.W$26];0):[.$C41])" office:value-type="float" office:value="4449628403.53358" calcext:value-type="float">
            <text:p>4449628403.53358</text:p>
          </table:table-cell>
          <table:table-cell table:formula="of:=[.$E40]*POWER(1+[.$O$6];[.X$26])-SERIESSUM(1+[.$O$6];0;1;OFFSET([.$C41];[.X$26];0):[.$C41])" office:value-type="float" office:value="5098821522.72174" calcext:value-type="float">
            <text:p>5098821522.72174</text:p>
          </table:table-cell>
          <table:table-cell table:formula="of:=[.$E40]*POWER(1+[.$O$6];[.Y$26])-SERIESSUM(1+[.$O$6];0;1;OFFSET([.$C41];[.Y$26];0):[.$C41])" office:value-type="float" office:value="5841576556.78797" calcext:value-type="float">
            <text:p>5841576556.78797</text:p>
          </table:table-cell>
          <table:table-cell table:formula="of:=[.$E40]*POWER(1+[.$O$6];[.Z$26])-SERIESSUM(1+[.$O$6];0;1;OFFSET([.$C41];[.Z$26];0):[.$C41])" office:value-type="float" office:value="6691047962.24744" calcext:value-type="float">
            <text:p>6691047962.24744</text:p>
          </table:table-cell>
          <table:table-cell table:formula="of:=[.$E40]*POWER(1+[.$O$6];[.AA$26])-SERIESSUM(1+[.$O$6];0;1;OFFSET([.$C41];[.AA$26];0):[.$C41])" office:value-type="float" office:value="7662160563.11247" calcext:value-type="float">
            <text:p>7662160563.11247</text:p>
          </table:table-cell>
          <table:table-cell table:formula="of:=[.$E40]*POWER(1+[.$O$6];[.AB$26])-SERIESSUM(1+[.$O$6];0;1;OFFSET([.$C41];[.AB$26];0):[.$C41])" office:value-type="float" office:value="8771828360.39108" calcext:value-type="float">
            <text:p>8771828360.39108</text:p>
          </table:table-cell>
          <table:table-cell table:formula="of:=[.$E40]*POWER(1+[.$O$6];[.AC$26])-SERIESSUM(1+[.$O$6];0;1;OFFSET([.$C41];[.AC$26];0):[.$C41])" office:value-type="float" office:value="10039195388.1438" calcext:value-type="float">
            <text:p>10039195388.1438</text:p>
          </table:table-cell>
          <table:table-cell table:formula="of:=[.$E40]*POWER(1+[.$O$6];[.AD$26])-SERIESSUM(1+[.$O$6];0;1;OFFSET([.$C41];[.AD$26];0):[.$C41])" office:value-type="float" office:value="11485899439.4749" calcext:value-type="float">
            <text:p>11485899439.4749</text:p>
          </table:table-cell>
          <table:table-cell table:formula="of:=[.$E40]*POWER(1+[.$O$6];[.AE$26])-SERIESSUM(1+[.$O$6];0;1;OFFSET([.$C41];[.AE$26];0):[.$C41])" office:value-type="float" office:value="13136359036.8717" calcext:value-type="float">
            <text:p>13136359036.8717</text:p>
          </table:table-cell>
          <table:table-cell table:formula="of:=[.$E40]*POWER(1+[.$O$6];[.AF$26])-SERIESSUM(1+[.$O$6];0;1;OFFSET([.$C41];[.AF$26];0):[.$C41])" office:value-type="float" office:value="15018083373.0373" calcext:value-type="float">
            <text:p>15018083373.0373</text:p>
          </table:table-cell>
          <table:table-cell table:formula="of:=[.$E40]*POWER(1+[.$O$6];[.AG$26])-SERIESSUM(1+[.$O$6];0;1;OFFSET([.$C41];[.AG$26];0):[.$C41])" office:value-type="float" office:value="17468670918.6923" calcext:value-type="float">
            <text:p>17468670918.6923</text:p>
          </table:table-cell>
          <table:table-cell table:formula="of:=[.$E40]*POWER(1+[.$O$6];[.AH$26])-SERIESSUM(1+[.$O$6];0;1;OFFSET([.$C41];[.AH$26];0):[.$C41])" office:value-type="float" office:value="20286846596.1955" calcext:value-type="float">
            <text:p>20286846596.1955</text:p>
          </table:table-cell>
          <table:table-cell table:formula="of:=[.$E40]*POWER(1+[.$O$6];[.AI$26])-SERIESSUM(1+[.$O$6];0;1;OFFSET([.$C41];[.AI$26];0):[.$C41])" office:value-type="float" office:value="23527748625.3242" calcext:value-type="float">
            <text:p>23527748625.3242</text:p>
          </table:table-cell>
          <table:table-cell table:formula="of:=[.$E40]*POWER(1+[.$O$6];[.AJ$26])-SERIESSUM(1+[.$O$6];0;1;OFFSET([.$C41];[.AJ$26];0):[.$C41])" office:value-type="float" office:value="27254785958.8222" calcext:value-type="float">
            <text:p>27254785958.8222</text:p>
          </table:table-cell>
          <table:table-cell table:formula="of:=[.$E40]*POWER(1+[.$O$6];[.AK$26])-SERIESSUM(1+[.$O$6];0;1;OFFSET([.$C41];[.AK$26];0):[.$C41])" office:value-type="float" office:value="31540878892.3449" calcext:value-type="float">
            <text:p>31540878892.3449</text:p>
          </table:table-cell>
          <table:table-cell table:formula="of:=[.$E40]*POWER(1+[.$O$6];[.AL$26])-SERIESSUM(1+[.$O$6];0;1;OFFSET([.$C41];[.AL$26];0):[.$C41])" office:value-type="float" office:value="36469885765.8961" calcext:value-type="float">
            <text:p>36469885765.8961</text:p>
          </table:table-cell>
          <table:table-cell table:formula="of:=[.$E40]*POWER(1+[.$O$6];[.AM$26])-SERIESSUM(1+[.$O$6];0;1;OFFSET([.$C41];[.AM$26];0):[.$C41])" office:value-type="float" office:value="42138243670.4799" calcext:value-type="float">
            <text:p>42138243670.4799</text:p>
          </table:table-cell>
          <table:table-cell table:formula="of:=[.$E40]*POWER(1+[.$O$6];[.AN$26])-SERIESSUM(1+[.$O$6];0;1;OFFSET([.$C41];[.AN$26];0):[.$C41])" office:value-type="float" office:value="48656855260.7512" calcext:value-type="float">
            <text:p>48656855260.7512</text:p>
          </table:table-cell>
          <table:table-cell table:formula="of:=[.$E40]*POWER(1+[.$O$6];[.AO$26])-SERIESSUM(1+[.$O$6];0;1;OFFSET([.$C41];[.AO$26];0):[.$C41])" office:value-type="float" office:value="56153258589.5633" calcext:value-type="float">
            <text:p>56153258589.5633</text:p>
          </table:table-cell>
          <table:table-cell table:formula="of:=[.$E40]*POWER(1+[.$O$6];[.AP$26])-SERIESSUM(1+[.$O$6];0;1;OFFSET([.$C41];[.AP$26];0):[.$C41])" office:value-type="float" office:value="64774122417.6971" calcext:value-type="float">
            <text:p>64774122417.6971</text:p>
          </table:table-cell>
          <table:table-cell table:formula="of:=[.$E40]*POWER(1+[.$O$6];[.AQ$26])-SERIESSUM(1+[.$O$6];0;1;OFFSET([.$C41];[.AQ$26];0):[.$C41])" office:value-type="float" office:value="74688115820.0511" calcext:value-type="float">
            <text:p>74688115820.0511</text:p>
          </table:table-cell>
          <table:table-cell table:formula="of:=[.$E40]*POWER(1+[.$O$6];[.AR$26])-SERIESSUM(1+[.$O$6];0;1;OFFSET([.$C41];[.AR$26];0):[.$C41])" office:value-type="float" office:value="86089208232.7581" calcext:value-type="float">
            <text:p>86089208232.7581</text:p>
          </table:table-cell>
          <table:table-cell table:formula="of:=[.$E40]*POWER(1+[.$O$6];[.AS$26])-SERIESSUM(1+[.$O$6];0;1;OFFSET([.$C41];[.AS$26];0):[.$C41])" office:value-type="float" office:value="99200464507.3712" calcext:value-type="float">
            <text:p>99200464507.3712</text:p>
          </table:table-cell>
          <table:table-cell table:formula="of:=[.$E40]*POWER(1+[.$O$6];[.AT$26])-SERIESSUM(1+[.$O$6];0;1;OFFSET([.$C41];[.AT$26];0):[.$C41])" office:value-type="float" office:value="114278409223.176" calcext:value-type="float">
            <text:p>114278409223.176</text:p>
          </table:table-cell>
          <table:table-cell table:formula="of:=[.$E40]*POWER(1+[.$O$6];[.AU$26])-SERIESSUM(1+[.$O$6];0;1;OFFSET([.$C41];[.AU$26];0):[.$C41])" office:value-type="float" office:value="131618045646.352" calcext:value-type="float">
            <text:p>131618045646.352</text:p>
          </table:table-cell>
          <table:table-cell table:formula="of:=[.$E40]*POWER(1+[.$O$6];[.AV$26])-SERIESSUM(1+[.$O$6];0;1;OFFSET([.$C41];[.AV$26];0):[.$C41])" office:value-type="float" office:value="151558627533.004" calcext:value-type="float">
            <text:p>151558627533.004</text:p>
          </table:table-cell>
          <table:table-cell table:formula="of:=[.$E40]*POWER(1+[.$O$6];[.AW$26])-SERIESSUM(1+[.$O$6];0;1;OFFSET([.$C41];[.AW$26];0):[.$C41])" office:value-type="float" office:value="174490296702.654" calcext:value-type="float">
            <text:p>174490296702.654</text:p>
          </table:table-cell>
          <table:table-cell table:formula="of:=[.$E40]*POWER(1+[.$O$6];[.AX$26])-SERIESSUM(1+[.$O$6];0;1;OFFSET([.$C41];[.AX$26];0):[.$C41])" office:value-type="float" office:value="200861716247.752" calcext:value-type="float">
            <text:p>200861716247.752</text:p>
          </table:table-cell>
          <table:table-cell table:formula="of:=[.$E40]*POWER(1+[.$O$6];[.AY$26])-SERIESSUM(1+[.$O$6];0;1;OFFSET([.$C41];[.AY$26];0):[.$C41])" office:value-type="float" office:value="231188848724.614" calcext:value-type="float">
            <text:p>231188848724.614</text:p>
          </table:table-cell>
          <table:table-cell table:formula="of:=[.$E40]*POWER(1+[.$O$6];[.AZ$26])-SERIESSUM(1+[.$O$6];0;1;OFFSET([.$C41];[.AZ$26];0):[.$C41])" office:value-type="float" office:value="266065051073.005" calcext:value-type="float">
            <text:p>266065051073.005</text:p>
          </table:table-cell>
          <table:table-cell table:formula="of:=[.$E40]*POWER(1+[.$O$6];[.BA$26])-SERIESSUM(1+[.$O$6];0;1;OFFSET([.$C41];[.BA$26];0):[.$C41])" office:value-type="float" office:value="306172683773.655" calcext:value-type="float">
            <text:p>306172683773.655</text:p>
          </table:table-cell>
          <table:table-cell table:formula="of:=[.$E40]*POWER(1+[.$O$6];[.BB$26])-SERIESSUM(1+[.$O$6];0;1;OFFSET([.$C41];[.BB$26];0):[.$C41])" office:value-type="float" office:value="352296461379.403" calcext:value-type="float">
            <text:p>352296461379.403</text:p>
          </table:table-cell>
          <table:table-cell table:formula="of:=[.$E40]*POWER(1+[.$O$6];[.BC$26])-SERIESSUM(1+[.$O$6];0;1;OFFSET([.$C41];[.BC$26];0):[.$C41])" office:value-type="float" office:value="405338805626.013" calcext:value-type="float">
            <text:p>405338805626.013</text:p>
          </table:table-cell>
          <table:table-cell table:formula="of:=[.$E40]*POWER(1+[.$O$6];[.BD$26])-SERIESSUM(1+[.$O$6];0;1;OFFSET([.$C41];[.BD$26];0):[.$C41])" office:value-type="float" office:value="466337501509.614" calcext:value-type="float">
            <text:p>466337501509.614</text:p>
          </table:table-cell>
          <table:table-cell table:formula="of:=[.$E40]*POWER(1+[.$O$6];[.BE$26])-SERIESSUM(1+[.$O$6];0;1;OFFSET([.$C41];[.BE$26];0):[.$C41])" office:value-type="float" office:value="536486001775.756" calcext:value-type="float">
            <text:p>536486001775.756</text:p>
          </table:table-cell>
          <table:table-cell table:formula="of:=[.$E40]*POWER(1+[.$O$6];[.BF$26])-SERIESSUM(1+[.$O$6];0;1;OFFSET([.$C41];[.BF$26];0):[.$C41])" office:value-type="float" office:value="617156777081.819" calcext:value-type="float">
            <text:p>617156777081.819</text:p>
          </table:table-cell>
          <table:table-cell table:formula="of:=[.$E40]*POWER(1+[.$O$6];[.BG$26])-SERIESSUM(1+[.$O$6];0;1;OFFSET([.$C41];[.BG$26];0):[.$C41])" office:value-type="float" office:value="709928168683.791" calcext:value-type="float">
            <text:p>709928168683.791</text:p>
          </table:table-cell>
          <table:table-cell table:formula="of:=[.$E40]*POWER(1+[.$O$6];[.BH$26])-SERIESSUM(1+[.$O$6];0;1;OFFSET([.$C41];[.BH$26];0):[.$C41])" office:value-type="float" office:value="816615269026.059" calcext:value-type="float">
            <text:p>816615269026.059</text:p>
          </table:table-cell>
          <table:table-cell table:formula="of:=[.$E40]*POWER(1+[.$O$6];[.BI$26])-SERIESSUM(1+[.$O$6];0;1;OFFSET([.$C41];[.BI$26];0):[.$C41])" office:value-type="float" office:value="939305434419.667" calcext:value-type="float">
            <text:p>939305434419.667</text:p>
          </table:table-cell>
          <table:table-cell table:formula="of:=[.$E40]*POWER(1+[.$O$6];[.BJ$26])-SERIESSUM(1+[.$O$6];0;1;OFFSET([.$C41];[.BJ$26];0):[.$C41])" office:value-type="float" office:value="1080399124622.32" calcext:value-type="float">
            <text:p>1080399124622.32</text:p>
          </table:table-cell>
          <table:table-cell table:formula="of:=[.$E40]*POWER(1+[.$O$6];[.BK$26])-SERIESSUM(1+[.$O$6];0;1;OFFSET([.$C41];[.BK$26];0):[.$C41])" office:value-type="float" office:value="1242656868355.36" calcext:value-type="float">
            <text:p>1242656868355.36</text:p>
          </table:table-cell>
          <table:table-cell table:formula="of:=[.$E40]*POWER(1+[.$O$6];[.BL$26])-SERIESSUM(1+[.$O$6];0;1;OFFSET([.$C41];[.BL$26];0):[.$C41])" office:value-type="float" office:value="1429253273648.37" calcext:value-type="float">
            <text:p>1429253273648.37</text:p>
          </table:table-cell>
          <table:table-cell table:formula="of:=[.$E40]*POWER(1+[.$O$6];[.BM$26])-SERIESSUM(1+[.$O$6];0;1;OFFSET([.$C41];[.BM$26];0):[.$C41])" office:value-type="float" office:value="1643839139735.32" calcext:value-type="float">
            <text:p>1643839139735.32</text:p>
          </table:table-cell>
          <table:table-cell table:formula="of:=[.$E40]*POWER(1+[.$O$6];[.BN$26])-SERIESSUM(1+[.$O$6];0;1;OFFSET([.$C41];[.BN$26];0):[.$C41])" office:value-type="float" office:value="1890612885735.32" calcext:value-type="float">
            <text:p>1890612885735.32</text:p>
          </table:table-cell>
          <table:table-cell table:formula="of:=[.$E40]*POWER(1+[.$O$6];[.BO$26])-SERIESSUM(1+[.$O$6];0;1;OFFSET([.$C41];[.BO$26];0):[.$C41])" office:value-type="float" office:value="2174402693635.32" calcext:value-type="float">
            <text:p>2174402693635.32</text:p>
          </table:table-cell>
          <table:table-cell table:formula="of:=[.$E40]*POWER(1+[.$O$6];[.BP$26])-SERIESSUM(1+[.$O$6];0;1;OFFSET([.$C41];[.BP$26];0):[.$C41])" office:value-type="float" office:value="2500760972720.31" calcext:value-type="float">
            <text:p>2500760972720.31</text:p>
          </table:table-cell>
          <table:table-cell table:formula="of:=[.$E40]*POWER(1+[.$O$6];[.BQ$26])-SERIESSUM(1+[.$O$6];0;1;OFFSET([.$C41];[.BQ$26];0):[.$C41])" office:value-type="float" office:value="2876072993668.06" calcext:value-type="float">
            <text:p>2876072993668.06</text:p>
          </table:table-cell>
          <table:table-cell table:formula="of:=[.$E40]*POWER(1+[.$O$6];[.BR$26])-SERIESSUM(1+[.$O$6];0;1;OFFSET([.$C41];[.BR$26];0):[.$C41])" office:value-type="float" office:value="3307681817757.96" calcext:value-type="float">
            <text:p>3307681817757.96</text:p>
          </table:table-cell>
          <table:table-cell table:formula="of:=[.$E40]*POWER(1+[.$O$6];[.BS$26])-SERIESSUM(1+[.$O$6];0;1;OFFSET([.$C41];[.BS$26];0):[.$C41])" office:value-type="float" office:value="3804031965461.36" calcext:value-type="float">
            <text:p>3804031965461.36</text:p>
          </table:table-cell>
          <table:table-cell table:formula="of:=[.$E40]*POWER(1+[.$O$6];[.BT$26])-SERIESSUM(1+[.$O$6];0;1;OFFSET([.$C41];[.BT$26];0):[.$C41])" office:value-type="float" office:value="4374834635320.26" calcext:value-type="float">
            <text:p>4374834635320.26</text:p>
          </table:table-cell>
          <table:table-cell table:formula="of:=[.$E40]*POWER(1+[.$O$6];[.BU$26])-SERIESSUM(1+[.$O$6];0;1;OFFSET([.$C41];[.BU$26];0):[.$C41])" office:value-type="float" office:value="5031257705658" calcext:value-type="float">
            <text:p>5031257705658</text:p>
          </table:table-cell>
          <table:table-cell table:formula="of:=[.$E40]*POWER(1+[.$O$6];[.BV$26])-SERIESSUM(1+[.$O$6];0;1;OFFSET([.$C41];[.BV$26];0):[.$C41])" office:value-type="float" office:value="5786144236546.4" calcext:value-type="float">
            <text:p>5786144236546.4</text:p>
          </table:table-cell>
          <table:table-cell table:formula="of:=[.$E40]*POWER(1+[.$O$6];[.BW$26])-SERIESSUM(1+[.$O$6];0;1;OFFSET([.$C41];[.BW$26];0):[.$C41])" office:value-type="float" office:value="6654263747068.06" calcext:value-type="float">
            <text:p>6654263747068.06</text:p>
          </table:table-cell>
          <table:table-cell table:formula="of:=[.$E40]*POWER(1+[.$O$6];[.BX$26])-SERIESSUM(1+[.$O$6];0;1;OFFSET([.$C41];[.BX$26];0):[.$C41])" office:value-type="float" office:value="7652601184167.96" calcext:value-type="float">
            <text:p>7652601184167.96</text:p>
          </table:table-cell>
        </table:table-row>
        <table:table-row table:style-name="ro1">
          <table:table-cell table:number-columns-repeated="9"/>
          <table:table-cell office:value-type="float" office:value="40" calcext:value-type="float">
            <text:p>40</text:p>
          </table:table-cell>
          <table:table-cell table:formula="of:=[.$E41]-[.$C42]" office:value-type="float" office:value="875287313.253633" calcext:value-type="float">
            <text:p>875287313.253633</text:p>
          </table:table-cell>
          <table:table-cell table:formula="of:=[.$E41]*POWER(1+[.$O$6];[.K$26])-SERIESSUM(1+[.$O$6];0;1;OFFSET([.$C42];[.K$26];0):[.$C42])" office:value-type="float" office:value="1003575730.38009" calcext:value-type="float">
            <text:p>1003575730.38009</text:p>
          </table:table-cell>
          <table:table-cell table:formula="of:=[.$E41]*POWER(1+[.$O$6];[.L$26])-SERIESSUM(1+[.$O$6];0;1;OFFSET([.$C42];[.L$26];0):[.$C42])" office:value-type="float" office:value="1150831954.90211" calcext:value-type="float">
            <text:p>1150831954.90211</text:p>
          </table:table-cell>
          <table:table-cell table:formula="of:=[.$E41]*POWER(1+[.$O$6];[.M$26])-SERIESSUM(1+[.$O$6];0;1;OFFSET([.$C42];[.M$26];0):[.$C42])" office:value-type="float" office:value="1319837665.51157" calcext:value-type="float">
            <text:p>1319837665.51157</text:p>
          </table:table-cell>
          <table:table-cell table:formula="of:=[.$E41]*POWER(1+[.$O$6];[.N$26])-SERIESSUM(1+[.$O$6];0;1;OFFSET([.$C42];[.N$26];0):[.$C42])" office:value-type="float" office:value="1513777157.70189" calcext:value-type="float">
            <text:p>1513777157.70189</text:p>
          </table:table-cell>
          <table:table-cell table:formula="of:=[.$E41]*POWER(1+[.$O$6];[.O$26])-SERIESSUM(1+[.$O$6];0;1;OFFSET([.$C42];[.O$26];0):[.$C42])" office:value-type="float" office:value="1736294362.92025" calcext:value-type="float">
            <text:p>1736294362.92025</text:p>
          </table:table-cell>
          <table:table-cell table:formula="of:=[.$E41]*POWER(1+[.$O$6];[.P$26])-SERIESSUM(1+[.$O$6];0;1;OFFSET([.$C42];[.P$26];0):[.$C42])" office:value-type="float" office:value="1991557643.03134" calcext:value-type="float">
            <text:p>1991557643.03134</text:p>
          </table:table-cell>
          <table:table-cell table:formula="of:=[.$E41]*POWER(1+[.$O$6];[.Q$26])-SERIESSUM(1+[.$O$6];0;1;OFFSET([.$C42];[.Q$26];0):[.$C42])" office:value-type="float" office:value="2284333347.16144" calcext:value-type="float">
            <text:p>2284333347.16144</text:p>
          </table:table-cell>
          <table:table-cell table:formula="of:=[.$E41]*POWER(1+[.$O$6];[.R$26])-SERIESSUM(1+[.$O$6];0;1;OFFSET([.$C42];[.R$26];0):[.$C42])" office:value-type="float" office:value="2620069224.73992" calcext:value-type="float">
            <text:p>2620069224.73992</text:p>
          </table:table-cell>
          <table:table-cell table:formula="of:=[.$E41]*POWER(1+[.$O$6];[.S$26])-SERIESSUM(1+[.$O$6];0;1;OFFSET([.$C42];[.S$26];0):[.$C42])" office:value-type="float" office:value="3004988901.79361" calcext:value-type="float">
            <text:p>3004988901.79361</text:p>
          </table:table-cell>
          <table:table-cell table:formula="of:=[.$E41]*POWER(1+[.$O$6];[.T$26])-SERIESSUM(1+[.$O$6];0;1;OFFSET([.$C42];[.T$26];0):[.$C42])" office:value-type="float" office:value="3446198746.05554" calcext:value-type="float">
            <text:p>3446198746.05554</text:p>
          </table:table-cell>
          <table:table-cell table:formula="of:=[.$E41]*POWER(1+[.$O$6];[.U$26])-SERIESSUM(1+[.$O$6];0;1;OFFSET([.$C42];[.U$26];0):[.$C42])" office:value-type="float" office:value="3951808568.31432" calcext:value-type="float">
            <text:p>3951808568.31432</text:p>
          </table:table-cell>
          <table:table-cell table:formula="of:=[.$E41]*POWER(1+[.$O$6];[.V$26])-SERIESSUM(1+[.$O$6];0;1;OFFSET([.$C42];[.V$26];0):[.$C42])" office:value-type="float" office:value="4531067729.83238" calcext:value-type="float">
            <text:p>4531067729.83238</text:p>
          </table:table-cell>
          <table:table-cell table:formula="of:=[.$E41]*POWER(1+[.$O$6];[.W$26])-SERIESSUM(1+[.$O$6];0;1;OFFSET([.$C42];[.W$26];0):[.$C42])" office:value-type="float" office:value="5194518344.59329" calcext:value-type="float">
            <text:p>5194518344.59329</text:p>
          </table:table-cell>
          <table:table-cell table:formula="of:=[.$E41]*POWER(1+[.$O$6];[.X$26])-SERIESSUM(1+[.$O$6];0;1;OFFSET([.$C42];[.X$26];0):[.$C42])" office:value-type="float" office:value="5954167375.04647" calcext:value-type="float">
            <text:p>5954167375.04647</text:p>
          </table:table-cell>
          <table:table-cell table:formula="of:=[.$E41]*POWER(1+[.$O$6];[.Y$26])-SERIESSUM(1+[.$O$6];0;1;OFFSET([.$C42];[.Y$26];0):[.$C42])" office:value-type="float" office:value="6823679513.35747" calcext:value-type="float">
            <text:p>6823679513.35747</text:p>
          </table:table-cell>
          <table:table-cell table:formula="of:=[.$E41]*POWER(1+[.$O$6];[.Z$26])-SERIESSUM(1+[.$O$6];0;1;OFFSET([.$C42];[.Z$26];0):[.$C42])" office:value-type="float" office:value="7818592806.83826" calcext:value-type="float">
            <text:p>7818592806.83826</text:p>
          </table:table-cell>
          <table:table-cell table:formula="of:=[.$E41]*POWER(1+[.$O$6];[.AA$26])-SERIESSUM(1+[.$O$6];0;1;OFFSET([.$C42];[.AA$26];0):[.$C42])" office:value-type="float" office:value="8956559012.84887" calcext:value-type="float">
            <text:p>8956559012.84887</text:p>
          </table:table-cell>
          <table:table-cell table:formula="of:=[.$E41]*POWER(1+[.$O$6];[.AB$26])-SERIESSUM(1+[.$O$6];0;1;OFFSET([.$C42];[.AB$26];0):[.$C42])" office:value-type="float" office:value="10257610637.4848" calcext:value-type="float">
            <text:p>10257610637.4848</text:p>
          </table:table-cell>
          <table:table-cell table:formula="of:=[.$E41]*POWER(1+[.$O$6];[.AC$26])-SERIESSUM(1+[.$O$6];0;1;OFFSET([.$C42];[.AC$26];0):[.$C42])" office:value-type="float" office:value="11744456500.9601" calcext:value-type="float">
            <text:p>11744456500.9601</text:p>
          </table:table-cell>
          <table:table-cell table:formula="of:=[.$E41]*POWER(1+[.$O$6];[.AD$26])-SERIESSUM(1+[.$O$6];0;1;OFFSET([.$C42];[.AD$26];0):[.$C42])" office:value-type="float" office:value="13442807451.2314" calcext:value-type="float">
            <text:p>13442807451.2314</text:p>
          </table:table-cell>
          <table:table-cell table:formula="of:=[.$E41]*POWER(1+[.$O$6];[.AE$26])-SERIESSUM(1+[.$O$6];0;1;OFFSET([.$C42];[.AE$26];0):[.$C42])" office:value-type="float" office:value="15381733478.0949" calcext:value-type="float">
            <text:p>15381733478.0949</text:p>
          </table:table-cell>
          <table:table-cell table:formula="of:=[.$E41]*POWER(1+[.$O$6];[.AF$26])-SERIESSUM(1+[.$O$6];0;1;OFFSET([.$C42];[.AF$26];0):[.$C42])" office:value-type="float" office:value="17860719764.6963" calcext:value-type="float">
            <text:p>17860719764.6963</text:p>
          </table:table-cell>
          <table:table-cell table:formula="of:=[.$E41]*POWER(1+[.$O$6];[.AG$26])-SERIESSUM(1+[.$O$6];0;1;OFFSET([.$C42];[.AG$26];0):[.$C42])" office:value-type="float" office:value="20711553994.2879" calcext:value-type="float">
            <text:p>20711553994.2879</text:p>
          </table:table-cell>
          <table:table-cell table:formula="of:=[.$E41]*POWER(1+[.$O$6];[.AH$26])-SERIESSUM(1+[.$O$6];0;1;OFFSET([.$C42];[.AH$26];0):[.$C42])" office:value-type="float" office:value="23990013358.3182" calcext:value-type="float">
            <text:p>23990013358.3182</text:p>
          </table:table-cell>
          <table:table-cell table:formula="of:=[.$E41]*POWER(1+[.$O$6];[.AI$26])-SERIESSUM(1+[.$O$6];0;1;OFFSET([.$C42];[.AI$26];0):[.$C42])" office:value-type="float" office:value="27760241626.9531" calcext:value-type="float">
            <text:p>27760241626.9531</text:p>
          </table:table-cell>
          <table:table-cell table:formula="of:=[.$E41]*POWER(1+[.$O$6];[.AJ$26])-SERIESSUM(1+[.$O$6];0;1;OFFSET([.$C42];[.AJ$26];0):[.$C42])" office:value-type="float" office:value="32096004135.8833" calcext:value-type="float">
            <text:p>32096004135.8833</text:p>
          </table:table-cell>
          <table:table-cell table:formula="of:=[.$E41]*POWER(1+[.$O$6];[.AK$26])-SERIESSUM(1+[.$O$6];0;1;OFFSET([.$C42];[.AK$26];0):[.$C42])" office:value-type="float" office:value="37082131021.1529" calcext:value-type="float">
            <text:p>37082131021.1529</text:p>
          </table:table-cell>
          <table:table-cell table:formula="of:=[.$E41]*POWER(1+[.$O$6];[.AL$26])-SERIESSUM(1+[.$O$6];0;1;OFFSET([.$C42];[.AL$26];0):[.$C42])" office:value-type="float" office:value="42816176939.213" calcext:value-type="float">
            <text:p>42816176939.213</text:p>
          </table:table-cell>
          <table:table-cell table:formula="of:=[.$E41]*POWER(1+[.$O$6];[.AM$26])-SERIESSUM(1+[.$O$6];0;1;OFFSET([.$C42];[.AM$26];0):[.$C42])" office:value-type="float" office:value="49410329744.9821" calcext:value-type="float">
            <text:p>49410329744.9821</text:p>
          </table:table-cell>
          <table:table-cell table:formula="of:=[.$E41]*POWER(1+[.$O$6];[.AN$26])-SERIESSUM(1+[.$O$6];0;1;OFFSET([.$C42];[.AN$26];0):[.$C42])" office:value-type="float" office:value="56993605471.6165" calcext:value-type="float">
            <text:p>56993605471.6165</text:p>
          </table:table-cell>
          <table:table-cell table:formula="of:=[.$E41]*POWER(1+[.$O$6];[.AO$26])-SERIESSUM(1+[.$O$6];0;1;OFFSET([.$C42];[.AO$26];0):[.$C42])" office:value-type="float" office:value="65714372557.2462" calcext:value-type="float">
            <text:p>65714372557.2462</text:p>
          </table:table-cell>
          <table:table-cell table:formula="of:=[.$E41]*POWER(1+[.$O$6];[.AP$26])-SERIESSUM(1+[.$O$6];0;1;OFFSET([.$C42];[.AP$26];0):[.$C42])" office:value-type="float" office:value="75743254705.7202" calcext:value-type="float">
            <text:p>75743254705.7202</text:p>
          </table:table-cell>
          <table:table-cell table:formula="of:=[.$E41]*POWER(1+[.$O$6];[.AQ$26])-SERIESSUM(1+[.$O$6];0;1;OFFSET([.$C42];[.AQ$26];0):[.$C42])" office:value-type="float" office:value="87276469176.4654" calcext:value-type="float">
            <text:p>87276469176.4654</text:p>
          </table:table-cell>
          <table:table-cell table:formula="of:=[.$E41]*POWER(1+[.$O$6];[.AR$26])-SERIESSUM(1+[.$O$6];0;1;OFFSET([.$C42];[.AR$26];0):[.$C42])" office:value-type="float" office:value="100539665817.822" calcext:value-type="float">
            <text:p>100539665817.822</text:p>
          </table:table-cell>
          <table:table-cell table:formula="of:=[.$E41]*POWER(1+[.$O$6];[.AS$26])-SERIESSUM(1+[.$O$6];0;1;OFFSET([.$C42];[.AS$26];0):[.$C42])" office:value-type="float" office:value="115792341955.383" calcext:value-type="float">
            <text:p>115792341955.383</text:p>
          </table:table-cell>
          <table:table-cell table:formula="of:=[.$E41]*POWER(1+[.$O$6];[.AT$26])-SERIESSUM(1+[.$O$6];0;1;OFFSET([.$C42];[.AT$26];0):[.$C42])" office:value-type="float" office:value="133332919513.577" calcext:value-type="float">
            <text:p>133332919513.577</text:p>
          </table:table-cell>
          <table:table-cell table:formula="of:=[.$E41]*POWER(1+[.$O$6];[.AU$26])-SERIESSUM(1+[.$O$6];0;1;OFFSET([.$C42];[.AU$26];0):[.$C42])" office:value-type="float" office:value="153504583705.501" calcext:value-type="float">
            <text:p>153504583705.501</text:p>
          </table:table-cell>
          <table:table-cell table:formula="of:=[.$E41]*POWER(1+[.$O$6];[.AV$26])-SERIESSUM(1+[.$O$6];0;1;OFFSET([.$C42];[.AV$26];0):[.$C42])" office:value-type="float" office:value="176701997526.214" calcext:value-type="float">
            <text:p>176701997526.214</text:p>
          </table:table-cell>
          <table:table-cell table:formula="of:=[.$E41]*POWER(1+[.$O$6];[.AW$26])-SERIESSUM(1+[.$O$6];0;1;OFFSET([.$C42];[.AW$26];0):[.$C42])" office:value-type="float" office:value="203379023420.033" calcext:value-type="float">
            <text:p>203379023420.033</text:p>
          </table:table-cell>
          <table:table-cell table:formula="of:=[.$E41]*POWER(1+[.$O$6];[.AX$26])-SERIESSUM(1+[.$O$6];0;1;OFFSET([.$C42];[.AX$26];0):[.$C42])" office:value-type="float" office:value="234057603197.925" calcext:value-type="float">
            <text:p>234057603197.925</text:p>
          </table:table-cell>
          <table:table-cell table:formula="of:=[.$E41]*POWER(1+[.$O$6];[.AY$26])-SERIESSUM(1+[.$O$6];0;1;OFFSET([.$C42];[.AY$26];0):[.$C42])" office:value-type="float" office:value="269337969942.501" calcext:value-type="float">
            <text:p>269337969942.501</text:p>
          </table:table-cell>
          <table:table-cell table:formula="of:=[.$E41]*POWER(1+[.$O$6];[.AZ$26])-SERIESSUM(1+[.$O$6];0;1;OFFSET([.$C42];[.AZ$26];0):[.$C42])" office:value-type="float" office:value="309910391698.763" calcext:value-type="float">
            <text:p>309910391698.763</text:p>
          </table:table-cell>
          <table:table-cell table:formula="of:=[.$E41]*POWER(1+[.$O$6];[.BA$26])-SERIESSUM(1+[.$O$6];0;1;OFFSET([.$C42];[.BA$26];0):[.$C42])" office:value-type="float" office:value="356568676718.464" calcext:value-type="float">
            <text:p>356568676718.464</text:p>
          </table:table-cell>
          <table:table-cell table:formula="of:=[.$E41]*POWER(1+[.$O$6];[.BB$26])-SERIESSUM(1+[.$O$6];0;1;OFFSET([.$C42];[.BB$26];0):[.$C42])" office:value-type="float" office:value="410225704491.121" calcext:value-type="float">
            <text:p>410225704491.121</text:p>
          </table:table-cell>
          <table:table-cell table:formula="of:=[.$E41]*POWER(1+[.$O$6];[.BC$26])-SERIESSUM(1+[.$O$6];0;1;OFFSET([.$C42];[.BC$26];0):[.$C42])" office:value-type="float" office:value="471931286429.676" calcext:value-type="float">
            <text:p>471931286429.676</text:p>
          </table:table-cell>
          <table:table-cell table:formula="of:=[.$E41]*POWER(1+[.$O$6];[.BD$26])-SERIESSUM(1+[.$O$6];0;1;OFFSET([.$C42];[.BD$26];0):[.$C42])" office:value-type="float" office:value="542892705659.015" calcext:value-type="float">
            <text:p>542892705659.015</text:p>
          </table:table-cell>
          <table:table-cell table:formula="of:=[.$E41]*POWER(1+[.$O$6];[.BE$26])-SERIESSUM(1+[.$O$6];0;1;OFFSET([.$C42];[.BE$26];0):[.$C42])" office:value-type="float" office:value="624498337772.754" calcext:value-type="float">
            <text:p>624498337772.754</text:p>
          </table:table-cell>
          <table:table-cell table:formula="of:=[.$E41]*POWER(1+[.$O$6];[.BF$26])-SERIESSUM(1+[.$O$6];0;1;OFFSET([.$C42];[.BF$26];0):[.$C42])" office:value-type="float" office:value="718344814703.555" calcext:value-type="float">
            <text:p>718344814703.555</text:p>
          </table:table-cell>
          <table:table-cell table:formula="of:=[.$E41]*POWER(1+[.$O$6];[.BG$26])-SERIESSUM(1+[.$O$6];0;1;OFFSET([.$C42];[.BG$26];0):[.$C42])" office:value-type="float" office:value="826268263173.975" calcext:value-type="float">
            <text:p>826268263173.975</text:p>
          </table:table-cell>
          <table:table-cell table:formula="of:=[.$E41]*POWER(1+[.$O$6];[.BH$26])-SERIESSUM(1+[.$O$6];0;1;OFFSET([.$C42];[.BH$26];0):[.$C42])" office:value-type="float" office:value="950380228914.958" calcext:value-type="float">
            <text:p>950380228914.958</text:p>
          </table:table-cell>
          <table:table-cell table:formula="of:=[.$E41]*POWER(1+[.$O$6];[.BI$26])-SERIESSUM(1+[.$O$6];0;1;OFFSET([.$C42];[.BI$26];0):[.$C42])" office:value-type="float" office:value="1093108989517.09" calcext:value-type="float">
            <text:p>1093108989517.09</text:p>
          </table:table-cell>
          <table:table-cell table:formula="of:=[.$E41]*POWER(1+[.$O$6];[.BJ$26])-SERIESSUM(1+[.$O$6];0;1;OFFSET([.$C42];[.BJ$26];0):[.$C42])" office:value-type="float" office:value="1257247064209.54" calcext:value-type="float">
            <text:p>1257247064209.54</text:p>
          </table:table-cell>
          <table:table-cell table:formula="of:=[.$E41]*POWER(1+[.$O$6];[.BK$26])-SERIESSUM(1+[.$O$6];0;1;OFFSET([.$C42];[.BK$26];0):[.$C42])" office:value-type="float" office:value="1446005850105.86" calcext:value-type="float">
            <text:p>1446005850105.86</text:p>
          </table:table-cell>
          <table:table-cell table:formula="of:=[.$E41]*POWER(1+[.$O$6];[.BL$26])-SERIESSUM(1+[.$O$6];0;1;OFFSET([.$C42];[.BL$26];0):[.$C42])" office:value-type="float" office:value="1663078453886.62" calcext:value-type="float">
            <text:p>1663078453886.62</text:p>
          </table:table-cell>
          <table:table-cell table:formula="of:=[.$E41]*POWER(1+[.$O$6];[.BM$26])-SERIESSUM(1+[.$O$6];0;1;OFFSET([.$C42];[.BM$26];0):[.$C42])" office:value-type="float" office:value="1912711948234.5" calcext:value-type="float">
            <text:p>1912711948234.5</text:p>
          </table:table-cell>
          <table:table-cell table:formula="of:=[.$E41]*POWER(1+[.$O$6];[.BN$26])-SERIESSUM(1+[.$O$6];0;1;OFFSET([.$C42];[.BN$26];0):[.$C42])" office:value-type="float" office:value="2199790466734.57" calcext:value-type="float">
            <text:p>2199790466734.57</text:p>
          </table:table-cell>
          <table:table-cell table:formula="of:=[.$E41]*POWER(1+[.$O$6];[.BO$26])-SERIESSUM(1+[.$O$6];0;1;OFFSET([.$C42];[.BO$26];0):[.$C42])" office:value-type="float" office:value="2529930763009.64" calcext:value-type="float">
            <text:p>2529930763009.64</text:p>
          </table:table-cell>
          <table:table-cell table:formula="of:=[.$E41]*POWER(1+[.$O$6];[.BP$26])-SERIESSUM(1+[.$O$6];0;1;OFFSET([.$C42];[.BP$26];0):[.$C42])" office:value-type="float" office:value="2909592103725.97" calcext:value-type="float">
            <text:p>2909592103725.97</text:p>
          </table:table-cell>
          <table:table-cell table:formula="of:=[.$E41]*POWER(1+[.$O$6];[.BQ$26])-SERIESSUM(1+[.$O$6];0;1;OFFSET([.$C42];[.BQ$26];0):[.$C42])" office:value-type="float" office:value="3346202645549.75" calcext:value-type="float">
            <text:p>3346202645549.75</text:p>
          </table:table-cell>
          <table:table-cell table:formula="of:=[.$E41]*POWER(1+[.$O$6];[.BR$26])-SERIESSUM(1+[.$O$6];0;1;OFFSET([.$C42];[.BR$26];0):[.$C42])" office:value-type="float" office:value="3848304768647.1" calcext:value-type="float">
            <text:p>3848304768647.1</text:p>
          </table:table-cell>
          <table:table-cell table:formula="of:=[.$E41]*POWER(1+[.$O$6];[.BS$26])-SERIESSUM(1+[.$O$6];0;1;OFFSET([.$C42];[.BS$26];0):[.$C42])" office:value-type="float" office:value="4425722210209.06" calcext:value-type="float">
            <text:p>4425722210209.06</text:p>
          </table:table-cell>
          <table:table-cell table:formula="of:=[.$E41]*POWER(1+[.$O$6];[.BT$26])-SERIESSUM(1+[.$O$6];0;1;OFFSET([.$C42];[.BT$26];0):[.$C42])" office:value-type="float" office:value="5089752268005.3" calcext:value-type="float">
            <text:p>5089752268005.3</text:p>
          </table:table-cell>
          <table:table-cell table:formula="of:=[.$E41]*POWER(1+[.$O$6];[.BU$26])-SERIESSUM(1+[.$O$6];0;1;OFFSET([.$C42];[.BU$26];0):[.$C42])" office:value-type="float" office:value="5853386834470.98" calcext:value-type="float">
            <text:p>5853386834470.98</text:p>
          </table:table-cell>
          <table:table-cell table:formula="of:=[.$E41]*POWER(1+[.$O$6];[.BV$26])-SERIESSUM(1+[.$O$6];0;1;OFFSET([.$C42];[.BV$26];0):[.$C42])" office:value-type="float" office:value="6731566585906.52" calcext:value-type="float">
            <text:p>6731566585906.52</text:p>
          </table:table-cell>
          <table:table-cell table:formula="of:=[.$E41]*POWER(1+[.$O$6];[.BW$26])-SERIESSUM(1+[.$O$6];0;1;OFFSET([.$C42];[.BW$26];0):[.$C42])" office:value-type="float" office:value="7741473300057.38" calcext:value-type="float">
            <text:p>7741473300057.38</text:p>
          </table:table-cell>
          <table:table-cell table:formula="of:=[.$E41]*POWER(1+[.$O$6];[.BX$26])-SERIESSUM(1+[.$O$6];0;1;OFFSET([.$C42];[.BX$26];0):[.$C42])" office:value-type="float" office:value="8902866021330.87" calcext:value-type="float">
            <text:p>8902866021330.87</text:p>
          </table:table-cell>
        </table:table-row>
        <table:table-row table:style-name="ro1" table:number-rows-repeated="37">
          <table:table-cell table:number-columns-repeated="77"/>
        </table:table-row>
        <table:table-row table:style-name="ro1">
          <table:table-cell table:number-columns-repeated="7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US" style:font-name-asian="ＭＳ Ｐゴシック" style:language-asian="ja" style:country-asian="JP" style:font-name-complex="Arial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明朝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2">0000/00/00</text:date>, <text:time style:data-style-name="N2" text:time-value="09:37:35.41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30T08:27:23.439000000</meta:creation-date>
    <dc:date>2024-04-02T09:39:22.330000000</dc:date>
    <meta:editing-duration>PT1H42M35S</meta:editing-duration>
    <meta:editing-cycles>24</meta:editing-cycles>
    <meta:generator>Neat_Office/6.2.8.2$Windows_x86 LibreOffice_project/</meta:generator>
    <meta:document-statistic meta:table-count="1" meta:cell-count="327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264cm" svg:height="6.336cm" xlink:href=".." xlink:type="simple" chart:class="chart:line" chart:style-name="ch1">
        <chart:title svg:x="3.93cm" svg:y="0.261cm" chart:style-name="ch2">
          <text:p>Capital per year</text:p>
        </chart:title>
        <chart:plot-area chart:style-name="ch3" table:cell-range-address="Sheet1.K35:Sheet1.AK35" svg:x="1.228cm" svg:y="1.176cm" svg:width="9.811cm" svg:height="4.061cm">
          <chartooo:coordinate-region svg:x="3.34cm" svg:y="1.372cm" svg:width="7.56cm" svg:height="3.67cm"/>
          <chart:axis chart:dimension="x" chart:name="primary-x" chart:style-name="ch4">
            <chart:title svg:x="4.541cm" svg:y="5.363cm" chart:style-name="ch5">
              <text:p>Years after retirement</text:p>
            </chart:title>
          </chart:axis>
          <chart:axis chart:dimension="y" chart:name="primary-y" chart:style-name="ch4">
            <chart:title svg:x="0.451cm" svg:y="3.757cm" chart:style-name="ch6">
              <text:p>Capital</text:p>
            </chart:title>
            <chart:grid chart:style-name="ch7" chart:class="major"/>
          </chart:axis>
          <chart:series chart:style-name="ch8" chart:values-cell-range-address="Sheet1.K35:Sheet1.AK35" chart:class="chart:line">
            <chart:data-point chart:repeated="2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</table:table-row>
          </table:table-header-rows>
          <table:table-rows>
            <table:table-row>
              <table:table-cell office:value-type="string">
                <text:p>Row 35</text:p>
                <draw:g>
                  <svg:desc/>
                </draw:g>
              </table:table-cell>
              <table:table-cell office:value-type="float" office:value="4571317.28456966">
                <text:p>4571317.28456966</text:p>
                <draw:g>
                  <svg:desc>Sheet1.K35:Sheet1.AK35</svg:desc>
                </draw:g>
              </table:table-cell>
              <table:table-cell office:value-type="float" office:value="4888121.2965175">
                <text:p>4888121.2965175</text:p>
              </table:table-cell>
              <table:table-cell office:value-type="float" office:value="5218627.45041173">
                <text:p>5218627.45041173</text:p>
              </table:table-cell>
              <table:table-cell office:value-type="float" office:value="5557095.91254988">
                <text:p>5557095.91254988</text:p>
              </table:table-cell>
              <table:table-cell office:value-type="float" office:value="5895129.09094786">
                <text:p>5895129.09094786</text:p>
              </table:table-cell>
              <table:table-cell office:value-type="float" office:value="6220858.81306409">
                <text:p>6220858.81306409</text:p>
              </table:table-cell>
              <table:table-cell office:value-type="float" office:value="6517916.11664028">
                <text:p>6517916.11664028</text:p>
              </table:table-cell>
              <table:table-cell office:value-type="float" office:value="6764129.04127976">
                <text:p>6764129.04127976</text:p>
              </table:table-cell>
              <table:table-cell office:value-type="float" office:value="6929880.54452596">
                <text:p>6929880.54452596</text:p>
              </table:table-cell>
              <table:table-cell office:value-type="float" office:value="6976042.24366935">
                <text:p>6976042.24366935</text:p>
              </table:table-cell>
              <table:table-cell office:value-type="float" office:value="6851379.36002405">
                <text:p>6851379.36002405</text:p>
              </table:table-cell>
              <table:table-cell office:value-type="float" office:value="6489297.0990911">
                <text:p>6489297.0990911</text:p>
              </table:table-cell>
              <table:table-cell office:value-type="float" office:value="5803767.60701457">
                <text:p>5803767.60701457</text:p>
              </table:table-cell>
              <table:table-cell office:value-type="float" office:value="4684238.2065161">
                <text:p>4684238.2065161</text:p>
              </table:table-cell>
              <table:table-cell office:value-type="float" office:value="2989274.11462967">
                <text:p>2989274.11462967</text:p>
              </table:table-cell>
              <table:table-cell office:value-type="float" office:value="538630.160304412">
                <text:p>538630.160304412</text:p>
              </table:table-cell>
              <table:table-cell office:value-type="float" office:value="-2896626.4606407">
                <text:p>-2896626.4606407</text:p>
              </table:table-cell>
              <table:table-cell office:value-type="float" office:value="-7606409.85313369">
                <text:p>-7606409.85313369</text:p>
              </table:table-cell>
              <table:table-cell office:value-type="float" office:value="-13956903.4560794">
                <text:p>-13956903.4560794</text:p>
              </table:table-cell>
              <table:table-cell office:value-type="float" office:value="-22409556.7437595">
                <text:p>-22409556.7437595</text:p>
              </table:table-cell>
              <table:table-cell office:value-type="float" office:value="-33544673.1598938">
                <text:p>-33544673.1598938</text:p>
              </table:table-cell>
              <table:table-cell office:value-type="float" office:value="-48090679.4374375">
                <text:p>-48090679.4374375</text:p>
              </table:table-cell>
              <table:table-cell office:value-type="float" office:value="-66960422.5185689">
                <text:p>-66960422.5185689</text:p>
              </table:table-cell>
              <table:table-cell office:value-type="float" office:value="-91296156.0900072">
                <text:p>-91296156.0900072</text:p>
              </table:table-cell>
              <table:table-cell office:value-type="float" office:value="-122525268.166284">
                <text:p>-122525268.166284</text:p>
              </table:table-cell>
              <table:table-cell office:value-type="float" office:value="-162429281.280258">
                <text:p>-162429281.280258</text:p>
              </table:table-cell>
              <table:table-cell office:value-type="float" office:value="-213229248.726735">
                <text:p>-213229248.7267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Neat_Office/6.2.8.2$Windows_x86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